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71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14.52mm"/>
    </style:style>
    <style:style style:name="co5" style:family="table-column">
      <style:table-column-properties fo:break-before="auto" style:column-width="16.42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results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-119557" calcext:value-type="float">
            <text:p>-119557</text:p>
          </table:table-cell>
          <table:table-cell office:value-type="float" office:value="-191667" calcext:value-type="float">
            <text:p>-191667</text:p>
          </table:table-cell>
          <table:table-cell office:value-type="float" office:value="297823" calcext:value-type="float">
            <text:p>297823</text:p>
          </table:table-cell>
          <table:table-cell office:value-type="float" office:value="206893" calcext:value-type="float">
            <text:p>206893</text:p>
          </table:table-cell>
          <table:table-cell office:value-type="float" office:value="804997" calcext:value-type="float">
            <text:p>804997</text:p>
          </table:table-cell>
          <table:table-cell office:value-type="float" office:value="1029" calcext:value-type="float">
            <text:p>102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-55614" calcext:value-type="float">
            <text:p>-55614</text:p>
          </table:table-cell>
          <table:table-cell office:value-type="float" office:value="-87934" calcext:value-type="float">
            <text:p>-87934</text:p>
          </table:table-cell>
          <table:table-cell office:value-type="float" office:value="329866" calcext:value-type="float">
            <text:p>329866</text:p>
          </table:table-cell>
          <table:table-cell office:value-type="float" office:value="307314" calcext:value-type="float">
            <text:p>307314</text:p>
          </table:table-cell>
          <table:table-cell office:value-type="float" office:value="868452" calcext:value-type="float">
            <text:p>868452</text:p>
          </table:table-cell>
          <table:table-cell office:value-type="float" office:value="-85118" calcext:value-type="float">
            <text:p>-8511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12893" calcext:value-type="float">
            <text:p>212893</text:p>
          </table:table-cell>
          <table:table-cell office:value-type="float" office:value="69409" calcext:value-type="float">
            <text:p>69409</text:p>
          </table:table-cell>
          <table:table-cell office:value-type="float" office:value="463283" calcext:value-type="float">
            <text:p>463283</text:p>
          </table:table-cell>
          <table:table-cell office:value-type="float" office:value="211137" calcext:value-type="float">
            <text:p>211137</text:p>
          </table:table-cell>
          <table:table-cell office:value-type="float" office:value="1020047" calcext:value-type="float">
            <text:p>1020047</text:p>
          </table:table-cell>
          <table:table-cell office:value-type="float" office:value="114325" calcext:value-type="float">
            <text:p>11432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-67351" calcext:value-type="float">
            <text:p>-67351</text:p>
          </table:table-cell>
          <table:table-cell office:value-type="float" office:value="-93647" calcext:value-type="float">
            <text:p>-93647</text:p>
          </table:table-cell>
          <table:table-cell office:value-type="float" office:value="378887" calcext:value-type="float">
            <text:p>378887</text:p>
          </table:table-cell>
          <table:table-cell office:value-type="float" office:value="276137" calcext:value-type="float">
            <text:p>276137</text:p>
          </table:table-cell>
          <table:table-cell office:value-type="float" office:value="897707" calcext:value-type="float">
            <text:p>897707</text:p>
          </table:table-cell>
          <table:table-cell office:value-type="float" office:value="-35059" calcext:value-type="float">
            <text:p>-3505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-114172" calcext:value-type="float">
            <text:p>-114172</text:p>
          </table:table-cell>
          <table:table-cell office:value-type="float" office:value="-182704" calcext:value-type="float">
            <text:p>-182704</text:p>
          </table:table-cell>
          <table:table-cell office:value-type="float" office:value="331010" calcext:value-type="float">
            <text:p>331010</text:p>
          </table:table-cell>
          <table:table-cell office:value-type="float" office:value="323776" calcext:value-type="float">
            <text:p>323776</text:p>
          </table:table-cell>
          <table:table-cell office:value-type="float" office:value="815344" calcext:value-type="float">
            <text:p>815344</text:p>
          </table:table-cell>
          <table:table-cell office:value-type="float" office:value="-57394" calcext:value-type="float">
            <text:p>-5739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87930" calcext:value-type="float">
            <text:p>187930</text:p>
          </table:table-cell>
          <table:table-cell office:value-type="float" office:value="58552" calcext:value-type="float">
            <text:p>58552</text:p>
          </table:table-cell>
          <table:table-cell office:value-type="float" office:value="529186" calcext:value-type="float">
            <text:p>529186</text:p>
          </table:table-cell>
          <table:table-cell office:value-type="float" office:value="401262" calcext:value-type="float">
            <text:p>401262</text:p>
          </table:table-cell>
          <table:table-cell office:value-type="float" office:value="1271624" calcext:value-type="float">
            <text:p>1271624</text:p>
          </table:table-cell>
          <table:table-cell office:value-type="float" office:value="122002" calcext:value-type="float">
            <text:p>12200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110237" calcext:value-type="float">
            <text:p>110237</text:p>
          </table:table-cell>
          <table:table-cell office:value-type="float" office:value="339489" calcext:value-type="float">
            <text:p>339489</text:p>
          </table:table-cell>
          <table:table-cell office:value-type="float" office:value="608007" calcext:value-type="float">
            <text:p>608007</text:p>
          </table:table-cell>
          <table:table-cell office:value-type="float" office:value="581393" calcext:value-type="float">
            <text:p>581393</text:p>
          </table:table-cell>
          <table:table-cell office:value-type="float" office:value="1587955" calcext:value-type="float">
            <text:p>1587955</text:p>
          </table:table-cell>
          <table:table-cell office:value-type="float" office:value="157409" calcext:value-type="float">
            <text:p>1574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-104530" calcext:value-type="float">
            <text:p>-104530</text:p>
          </table:table-cell>
          <table:table-cell office:value-type="float" office:value="-109550" calcext:value-type="float">
            <text:p>-109550</text:p>
          </table:table-cell>
          <table:table-cell office:value-type="float" office:value="330116" calcext:value-type="float">
            <text:p>330116</text:p>
          </table:table-cell>
          <table:table-cell office:value-type="float" office:value="282070" calcext:value-type="float">
            <text:p>282070</text:p>
          </table:table-cell>
          <table:table-cell office:value-type="float" office:value="769824" calcext:value-type="float">
            <text:p>769824</text:p>
          </table:table-cell>
          <table:table-cell office:value-type="float" office:value="-40816" calcext:value-type="float">
            <text:p>-4081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-66566" calcext:value-type="float">
            <text:p>-66566</text:p>
          </table:table-cell>
          <table:table-cell office:value-type="float" office:value="-15298" calcext:value-type="float">
            <text:p>-15298</text:p>
          </table:table-cell>
          <table:table-cell office:value-type="float" office:value="325636" calcext:value-type="float">
            <text:p>325636</text:p>
          </table:table-cell>
          <table:table-cell office:value-type="float" office:value="183642" calcext:value-type="float">
            <text:p>183642</text:p>
          </table:table-cell>
          <table:table-cell office:value-type="float" office:value="697630" calcext:value-type="float">
            <text:p>697630</text:p>
          </table:table-cell>
          <table:table-cell office:value-type="float" office:value="26216" calcext:value-type="float">
            <text:p>262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-59646" calcext:value-type="float">
            <text:p>-59646</text:p>
          </table:table-cell>
          <table:table-cell office:value-type="float" office:value="-190786" calcext:value-type="float">
            <text:p>-190786</text:p>
          </table:table-cell>
          <table:table-cell office:value-type="float" office:value="467820" calcext:value-type="float">
            <text:p>467820</text:p>
          </table:table-cell>
          <table:table-cell office:value-type="float" office:value="356024" calcext:value-type="float">
            <text:p>356024</text:p>
          </table:table-cell>
          <table:table-cell office:value-type="float" office:value="979364" calcext:value-type="float">
            <text:p>979364</text:p>
          </table:table-cell>
          <table:table-cell office:value-type="float" office:value="-62982" calcext:value-type="float">
            <text:p>-62982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70279" calcext:value-type="float">
            <text:p>70279</text:p>
          </table:table-cell>
          <table:table-cell office:value-type="float" office:value="-100793" calcext:value-type="float">
            <text:p>-100793</text:p>
          </table:table-cell>
          <table:table-cell office:value-type="float" office:value="365081" calcext:value-type="float">
            <text:p>365081</text:p>
          </table:table-cell>
          <table:table-cell office:value-type="float" office:value="412431" calcext:value-type="float">
            <text:p>412431</text:p>
          </table:table-cell>
          <table:table-cell office:value-type="float" office:value="931931" calcext:value-type="float">
            <text:p>931931</text:p>
          </table:table-cell>
          <table:table-cell office:value-type="float" office:value="-92947" calcext:value-type="float">
            <text:p>-92947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3"/>
          <table:table-cell office:value-type="float" office:value="-6223" calcext:value-type="float">
            <text:p>-6223</text:p>
          </table:table-cell>
          <table:table-cell office:value-type="float" office:value="20701" calcext:value-type="float">
            <text:p>20701</text:p>
          </table:table-cell>
          <table:table-cell office:value-type="float" office:value="591523" calcext:value-type="float">
            <text:p>591523</text:p>
          </table:table-cell>
          <table:table-cell office:value-type="float" office:value="420921" calcext:value-type="float">
            <text:p>420921</text:p>
          </table:table-cell>
          <table:table-cell office:value-type="float" office:value="1294215" calcext:value-type="float">
            <text:p>1294215</text:p>
          </table:table-cell>
          <table:table-cell office:value-type="float" office:value="36137" calcext:value-type="float">
            <text:p>3613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3"/>
          <table:table-cell office:value-type="float" office:value="-78554" calcext:value-type="float">
            <text:p>-78554</text:p>
          </table:table-cell>
          <table:table-cell office:value-type="float" office:value="88208" calcext:value-type="float">
            <text:p>88208</text:p>
          </table:table-cell>
          <table:table-cell office:value-type="float" office:value="697220" calcext:value-type="float">
            <text:p>697220</text:p>
          </table:table-cell>
          <table:table-cell office:value-type="float" office:value="569924" calcext:value-type="float">
            <text:p>569924</text:p>
          </table:table-cell>
          <table:table-cell office:value-type="float" office:value="1606650" calcext:value-type="float">
            <text:p>1606650</text:p>
          </table:table-cell>
          <table:table-cell office:value-type="float" office:value="110526" calcext:value-type="float">
            <text:p>1105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3"/>
          <table:table-cell office:value-type="float" office:value="34494" calcext:value-type="float">
            <text:p>34494</text:p>
          </table:table-cell>
          <table:table-cell office:value-type="float" office:value="-23904" calcext:value-type="float">
            <text:p>-23904</text:p>
          </table:table-cell>
          <table:table-cell office:value-type="float" office:value="549432" calcext:value-type="float">
            <text:p>549432</text:p>
          </table:table-cell>
          <table:table-cell office:value-type="float" office:value="410424" calcext:value-type="float">
            <text:p>410424</text:p>
          </table:table-cell>
          <table:table-cell office:value-type="float" office:value="1312110" calcext:value-type="float">
            <text:p>1312110</text:p>
          </table:table-cell>
          <table:table-cell office:value-type="float" office:value="103600" calcext:value-type="float">
            <text:p>10360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3"/>
          <table:table-cell office:value-type="float" office:value="47059" calcext:value-type="float">
            <text:p>47059</text:p>
          </table:table-cell>
          <table:table-cell office:value-type="float" office:value="20643" calcext:value-type="float">
            <text:p>20643</text:p>
          </table:table-cell>
          <table:table-cell office:value-type="float" office:value="387023" calcext:value-type="float">
            <text:p>387023</text:p>
          </table:table-cell>
          <table:table-cell office:value-type="float" office:value="183485" calcext:value-type="float">
            <text:p>183485</text:p>
          </table:table-cell>
          <table:table-cell office:value-type="float" office:value="803955" calcext:value-type="float">
            <text:p>803955</text:p>
          </table:table-cell>
          <table:table-cell office:value-type="float" office:value="104895" calcext:value-type="float">
            <text:p>10489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36796" calcext:value-type="float">
            <text:p>136796</text:p>
          </table:table-cell>
          <table:table-cell office:value-type="float" office:value="-27296" calcext:value-type="float">
            <text:p>-27296</text:p>
          </table:table-cell>
          <table:table-cell office:value-type="float" office:value="272594" calcext:value-type="float">
            <text:p>272594</text:p>
          </table:table-cell>
          <table:table-cell office:value-type="float" office:value="71536" calcext:value-type="float">
            <text:p>71536</text:p>
          </table:table-cell>
          <table:table-cell office:value-type="float" office:value="674910" calcext:value-type="float">
            <text:p>674910</text:p>
          </table:table-cell>
          <table:table-cell office:value-type="float" office:value="27676" calcext:value-type="float">
            <text:p>2767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/>
          <table:table-cell office:value-type="float" office:value="26356" calcext:value-type="float">
            <text:p>26356</text:p>
          </table:table-cell>
          <table:table-cell office:value-type="float" office:value="97958" calcext:value-type="float">
            <text:p>97958</text:p>
          </table:table-cell>
          <table:table-cell office:value-type="float" office:value="449114" calcext:value-type="float">
            <text:p>449114</text:p>
          </table:table-cell>
          <table:table-cell office:value-type="float" office:value="341924" calcext:value-type="float">
            <text:p>341924</text:p>
          </table:table-cell>
          <table:table-cell office:value-type="float" office:value="1056474" calcext:value-type="float">
            <text:p>1056474</text:p>
          </table:table-cell>
          <table:table-cell office:value-type="float" office:value="46980" calcext:value-type="float">
            <text:p>46980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23933" calcext:value-type="float">
            <text:p>23933</text:p>
          </table:table-cell>
          <table:table-cell office:value-type="float" office:value="-59365" calcext:value-type="float">
            <text:p>-59365</text:p>
          </table:table-cell>
          <table:table-cell office:value-type="float" office:value="344309" calcext:value-type="float">
            <text:p>344309</text:p>
          </table:table-cell>
          <table:table-cell office:value-type="float" office:value="306383" calcext:value-type="float">
            <text:p>306383</text:p>
          </table:table-cell>
          <table:table-cell office:value-type="float" office:value="797677" calcext:value-type="float">
            <text:p>797677</text:p>
          </table:table-cell>
          <table:table-cell office:value-type="float" office:value="-101435" calcext:value-type="float">
            <text:p>-101435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3"/>
          <table:table-cell office:value-type="float" office:value="76434" calcext:value-type="float">
            <text:p>76434</text:p>
          </table:table-cell>
          <table:table-cell office:value-type="float" office:value="145228" calcext:value-type="float">
            <text:p>145228</text:p>
          </table:table-cell>
          <table:table-cell office:value-type="float" office:value="635868" calcext:value-type="float">
            <text:p>635868</text:p>
          </table:table-cell>
          <table:table-cell office:value-type="float" office:value="553218" calcext:value-type="float">
            <text:p>553218</text:p>
          </table:table-cell>
          <table:table-cell office:value-type="float" office:value="1485408" calcext:value-type="float">
            <text:p>1485408</text:p>
          </table:table-cell>
          <table:table-cell office:value-type="float" office:value="100916" calcext:value-type="float">
            <text:p>10091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-121779" calcext:value-type="float">
            <text:p>-121779</text:p>
          </table:table-cell>
          <table:table-cell office:value-type="float" office:value="-98221" calcext:value-type="float">
            <text:p>-98221</text:p>
          </table:table-cell>
          <table:table-cell office:value-type="float" office:value="216079" calcext:value-type="float">
            <text:p>216079</text:p>
          </table:table-cell>
          <table:table-cell office:value-type="float" office:value="282829" calcext:value-type="float">
            <text:p>282829</text:p>
          </table:table-cell>
          <table:table-cell office:value-type="float" office:value="713467" calcext:value-type="float">
            <text:p>713467</text:p>
          </table:table-cell>
          <table:table-cell office:value-type="float" office:value="27283" calcext:value-type="float">
            <text:p>27283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233998" calcext:value-type="float">
            <text:p>233998</text:p>
          </table:table-cell>
          <table:table-cell office:value-type="float" office:value="185762" calcext:value-type="float">
            <text:p>185762</text:p>
          </table:table-cell>
          <table:table-cell office:value-type="float" office:value="432544" calcext:value-type="float">
            <text:p>432544</text:p>
          </table:table-cell>
          <table:table-cell office:value-type="float" office:value="261258" calcext:value-type="float">
            <text:p>261258</text:p>
          </table:table-cell>
          <table:table-cell office:value-type="float" office:value="926872" calcext:value-type="float">
            <text:p>926872</text:p>
          </table:table-cell>
          <table:table-cell office:value-type="float" office:value="141130" calcext:value-type="float">
            <text:p>14113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/>
          <table:table-cell office:value-type="float" office:value="-96722" calcext:value-type="float">
            <text:p>-96722</text:p>
          </table:table-cell>
          <table:table-cell office:value-type="float" office:value="-211486" calcext:value-type="float">
            <text:p>-211486</text:p>
          </table:table-cell>
          <table:table-cell office:value-type="float" office:value="614888" calcext:value-type="float">
            <text:p>614888</text:p>
          </table:table-cell>
          <table:table-cell office:value-type="float" office:value="404810" calcext:value-type="float">
            <text:p>404810</text:p>
          </table:table-cell>
          <table:table-cell office:value-type="float" office:value="1147560" calcext:value-type="float">
            <text:p>1147560</text:p>
          </table:table-cell>
          <table:table-cell office:value-type="float" office:value="-61620" calcext:value-type="float">
            <text:p>-61620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-35322" calcext:value-type="float">
            <text:p>-35322</text:p>
          </table:table-cell>
          <table:table-cell office:value-type="float" office:value="-98764" calcext:value-type="float">
            <text:p>-98764</text:p>
          </table:table-cell>
          <table:table-cell office:value-type="float" office:value="447558" calcext:value-type="float">
            <text:p>447558</text:p>
          </table:table-cell>
          <table:table-cell office:value-type="float" office:value="355666" calcext:value-type="float">
            <text:p>355666</text:p>
          </table:table-cell>
          <table:table-cell office:value-type="float" office:value="1126492" calcext:value-type="float">
            <text:p>1126492</text:p>
          </table:table-cell>
          <table:table-cell office:value-type="float" office:value="-24072" calcext:value-type="float">
            <text:p>-2407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-42206" calcext:value-type="float">
            <text:p>-42206</text:p>
          </table:table-cell>
          <table:table-cell office:value-type="float" office:value="-116828" calcext:value-type="float">
            <text:p>-116828</text:p>
          </table:table-cell>
          <table:table-cell office:value-type="float" office:value="301108" calcext:value-type="float">
            <text:p>301108</text:p>
          </table:table-cell>
          <table:table-cell office:value-type="float" office:value="327498" calcext:value-type="float">
            <text:p>327498</text:p>
          </table:table-cell>
          <table:table-cell office:value-type="float" office:value="887898" calcext:value-type="float">
            <text:p>887898</text:p>
          </table:table-cell>
          <table:table-cell office:value-type="float" office:value="126268" calcext:value-type="float">
            <text:p>12626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3"/>
          <table:table-cell office:value-type="float" office:value="59202" calcext:value-type="float">
            <text:p>59202</text:p>
          </table:table-cell>
          <table:table-cell office:value-type="float" office:value="50782" calcext:value-type="float">
            <text:p>50782</text:p>
          </table:table-cell>
          <table:table-cell office:value-type="float" office:value="521868" calcext:value-type="float">
            <text:p>521868</text:p>
          </table:table-cell>
          <table:table-cell office:value-type="float" office:value="361978" calcext:value-type="float">
            <text:p>361978</text:p>
          </table:table-cell>
          <table:table-cell office:value-type="float" office:value="1188754" calcext:value-type="float">
            <text:p>1188754</text:p>
          </table:table-cell>
          <table:table-cell office:value-type="float" office:value="93060" calcext:value-type="float">
            <text:p>93060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3"/>
          <table:table-cell office:value-type="float" office:value="-135702" calcext:value-type="float">
            <text:p>-135702</text:p>
          </table:table-cell>
          <table:table-cell office:value-type="float" office:value="116832" calcext:value-type="float">
            <text:p>116832</text:p>
          </table:table-cell>
          <table:table-cell office:value-type="float" office:value="602122" calcext:value-type="float">
            <text:p>602122</text:p>
          </table:table-cell>
          <table:table-cell office:value-type="float" office:value="532376" calcext:value-type="float">
            <text:p>532376</text:p>
          </table:table-cell>
          <table:table-cell office:value-type="float" office:value="1318074" calcext:value-type="float">
            <text:p>1318074</text:p>
          </table:table-cell>
          <table:table-cell office:value-type="float" office:value="41670" calcext:value-type="float">
            <text:p>41670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3"/>
          <table:table-cell office:value-type="float" office:value="60918" calcext:value-type="float">
            <text:p>60918</text:p>
          </table:table-cell>
          <table:table-cell office:value-type="float" office:value="-93962" calcext:value-type="float">
            <text:p>-93962</text:p>
          </table:table-cell>
          <table:table-cell office:value-type="float" office:value="363982" calcext:value-type="float">
            <text:p>363982</text:p>
          </table:table-cell>
          <table:table-cell office:value-type="float" office:value="99506" calcext:value-type="float">
            <text:p>99506</text:p>
          </table:table-cell>
          <table:table-cell office:value-type="float" office:value="780616" calcext:value-type="float">
            <text:p>780616</text:p>
          </table:table-cell>
          <table:table-cell office:value-type="float" office:value="51766" calcext:value-type="float">
            <text:p>5176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3"/>
          <table:table-cell office:value-type="float" office:value="-4233" calcext:value-type="float">
            <text:p>-4233</text:p>
          </table:table-cell>
          <table:table-cell office:value-type="float" office:value="27279" calcext:value-type="float">
            <text:p>27279</text:p>
          </table:table-cell>
          <table:table-cell office:value-type="float" office:value="665669" calcext:value-type="float">
            <text:p>665669</text:p>
          </table:table-cell>
          <table:table-cell office:value-type="float" office:value="538803" calcext:value-type="float">
            <text:p>538803</text:p>
          </table:table-cell>
          <table:table-cell office:value-type="float" office:value="1511809" calcext:value-type="float">
            <text:p>1511809</text:p>
          </table:table-cell>
          <table:table-cell office:value-type="float" office:value="23125" calcext:value-type="float">
            <text:p>2312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3"/>
          <table:table-cell office:value-type="float" office:value="-57406" calcext:value-type="float">
            <text:p>-57406</text:p>
          </table:table-cell>
          <table:table-cell office:value-type="float" office:value="44440" calcext:value-type="float">
            <text:p>44440</text:p>
          </table:table-cell>
          <table:table-cell office:value-type="float" office:value="483638" calcext:value-type="float">
            <text:p>483638</text:p>
          </table:table-cell>
          <table:table-cell office:value-type="float" office:value="335714" calcext:value-type="float">
            <text:p>335714</text:p>
          </table:table-cell>
          <table:table-cell office:value-type="float" office:value="1058926" calcext:value-type="float">
            <text:p>1058926</text:p>
          </table:table-cell>
          <table:table-cell office:value-type="float" office:value="-15278" calcext:value-type="float">
            <text:p>-152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3"/>
          <table:table-cell office:value-type="float" office:value="89288" calcext:value-type="float">
            <text:p>89288</text:p>
          </table:table-cell>
          <table:table-cell office:value-type="float" office:value="-39252" calcext:value-type="float">
            <text:p>-39252</text:p>
          </table:table-cell>
          <table:table-cell office:value-type="float" office:value="374990" calcext:value-type="float">
            <text:p>374990</text:p>
          </table:table-cell>
          <table:table-cell office:value-type="float" office:value="233364" calcext:value-type="float">
            <text:p>233364</text:p>
          </table:table-cell>
          <table:table-cell office:value-type="float" office:value="980512" calcext:value-type="float">
            <text:p>980512</text:p>
          </table:table-cell>
          <table:table-cell office:value-type="float" office:value="150176" calcext:value-type="float">
            <text:p>15017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3"/>
          <table:table-cell office:value-type="float" office:value="18349" calcext:value-type="float">
            <text:p>18349</text:p>
          </table:table-cell>
          <table:table-cell office:value-type="float" office:value="-126905" calcext:value-type="float">
            <text:p>-126905</text:p>
          </table:table-cell>
          <table:table-cell office:value-type="float" office:value="315683" calcext:value-type="float">
            <text:p>315683</text:p>
          </table:table-cell>
          <table:table-cell office:value-type="float" office:value="215443" calcext:value-type="float">
            <text:p>215443</text:p>
          </table:table-cell>
          <table:table-cell office:value-type="float" office:value="882787" calcext:value-type="float">
            <text:p>882787</text:p>
          </table:table-cell>
          <table:table-cell office:value-type="float" office:value="3699" calcext:value-type="float">
            <text:p>3699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61244" calcext:value-type="float">
            <text:p>61244</text:p>
          </table:table-cell>
          <table:table-cell office:value-type="float" office:value="118634" calcext:value-type="float">
            <text:p>118634</text:p>
          </table:table-cell>
          <table:table-cell office:value-type="float" office:value="500842" calcext:value-type="float">
            <text:p>500842</text:p>
          </table:table-cell>
          <table:table-cell office:value-type="float" office:value="490066" calcext:value-type="float">
            <text:p>490066</text:p>
          </table:table-cell>
          <table:table-cell office:value-type="float" office:value="1270812" calcext:value-type="float">
            <text:p>1270812</text:p>
          </table:table-cell>
          <table:table-cell office:value-type="float" office:value="232302" calcext:value-type="float">
            <text:p>232302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3"/>
          <table:table-cell office:value-type="float" office:value="4712" calcext:value-type="float">
            <text:p>4712</text:p>
          </table:table-cell>
          <table:table-cell office:value-type="float" office:value="9454" calcext:value-type="float">
            <text:p>9454</text:p>
          </table:table-cell>
          <table:table-cell office:value-type="float" office:value="496706" calcext:value-type="float">
            <text:p>496706</text:p>
          </table:table-cell>
          <table:table-cell office:value-type="float" office:value="306778" calcext:value-type="float">
            <text:p>306778</text:p>
          </table:table-cell>
          <table:table-cell office:value-type="float" office:value="1077672" calcext:value-type="float">
            <text:p>1077672</text:p>
          </table:table-cell>
          <table:table-cell office:value-type="float" office:value="80340" calcext:value-type="float">
            <text:p>80340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3"/>
          <table:table-cell office:value-type="float" office:value="-46000" calcext:value-type="float">
            <text:p>-46000</text:p>
          </table:table-cell>
          <table:table-cell office:value-type="float" office:value="-35062" calcext:value-type="float">
            <text:p>-35062</text:p>
          </table:table-cell>
          <table:table-cell office:value-type="float" office:value="534584" calcext:value-type="float">
            <text:p>534584</text:p>
          </table:table-cell>
          <table:table-cell office:value-type="float" office:value="453230" calcext:value-type="float">
            <text:p>453230</text:p>
          </table:table-cell>
          <table:table-cell office:value-type="float" office:value="1241046" calcext:value-type="float">
            <text:p>1241046</text:p>
          </table:table-cell>
          <table:table-cell office:value-type="float" office:value="77938" calcext:value-type="float">
            <text:p>77938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/>
          <table:table-cell office:value-type="float" office:value="-10938" calcext:value-type="float">
            <text:p>-10938</text:p>
          </table:table-cell>
          <table:table-cell office:value-type="float" office:value="-52000" calcext:value-type="float">
            <text:p>-52000</text:p>
          </table:table-cell>
          <table:table-cell office:value-type="float" office:value="384958" calcext:value-type="float">
            <text:p>384958</text:p>
          </table:table-cell>
          <table:table-cell office:value-type="float" office:value="277096" calcext:value-type="float">
            <text:p>277096</text:p>
          </table:table-cell>
          <table:table-cell office:value-type="float" office:value="869048" calcext:value-type="float">
            <text:p>869048</text:p>
          </table:table-cell>
          <table:table-cell office:value-type="float" office:value="20026" calcext:value-type="float">
            <text:p>2002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/>
          <table:table-cell office:value-type="float" office:value="-107336" calcext:value-type="float">
            <text:p>-107336</text:p>
          </table:table-cell>
          <table:table-cell office:value-type="float" office:value="-141558" calcext:value-type="float">
            <text:p>-141558</text:p>
          </table:table-cell>
          <table:table-cell office:value-type="float" office:value="369902" calcext:value-type="float">
            <text:p>369902</text:p>
          </table:table-cell>
          <table:table-cell office:value-type="float" office:value="200580" calcext:value-type="float">
            <text:p>200580</text:p>
          </table:table-cell>
          <table:table-cell office:value-type="float" office:value="749296" calcext:value-type="float">
            <text:p>749296</text:p>
          </table:table-cell>
          <table:table-cell office:value-type="float" office:value="23510" calcext:value-type="float">
            <text:p>23510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3"/>
          <table:table-cell office:value-type="float" office:value="-3660" calcext:value-type="float">
            <text:p>-3660</text:p>
          </table:table-cell>
          <table:table-cell office:value-type="float" office:value="-27754" calcext:value-type="float">
            <text:p>-27754</text:p>
          </table:table-cell>
          <table:table-cell office:value-type="float" office:value="257684" calcext:value-type="float">
            <text:p>257684</text:p>
          </table:table-cell>
          <table:table-cell office:value-type="float" office:value="187554" calcext:value-type="float">
            <text:p>187554</text:p>
          </table:table-cell>
          <table:table-cell office:value-type="float" office:value="554172" calcext:value-type="float">
            <text:p>554172</text:p>
          </table:table-cell>
          <table:table-cell office:value-type="float" office:value="80130" calcext:value-type="float">
            <text:p>8013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30387" calcext:value-type="float">
            <text:p>30387</text:p>
          </table:table-cell>
          <table:table-cell office:value-type="float" office:value="-37313" calcext:value-type="float">
            <text:p>-37313</text:p>
          </table:table-cell>
          <table:table-cell office:value-type="float" office:value="435491" calcext:value-type="float">
            <text:p>435491</text:p>
          </table:table-cell>
          <table:table-cell office:value-type="float" office:value="455573" calcext:value-type="float">
            <text:p>455573</text:p>
          </table:table-cell>
          <table:table-cell office:value-type="float" office:value="1059847" calcext:value-type="float">
            <text:p>1059847</text:p>
          </table:table-cell>
          <table:table-cell office:value-type="float" office:value="23125" calcext:value-type="float">
            <text:p>2312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/>
          <table:table-cell office:value-type="float" office:value="22189" calcext:value-type="float">
            <text:p>22189</text:p>
          </table:table-cell>
          <table:table-cell office:value-type="float" office:value="-1487" calcext:value-type="float">
            <text:p>-1487</text:p>
          </table:table-cell>
          <table:table-cell office:value-type="float" office:value="443703" calcext:value-type="float">
            <text:p>443703</text:p>
          </table:table-cell>
          <table:table-cell office:value-type="float" office:value="343523" calcext:value-type="float">
            <text:p>343523</text:p>
          </table:table-cell>
          <table:table-cell office:value-type="float" office:value="1076063" calcext:value-type="float">
            <text:p>1076063</text:p>
          </table:table-cell>
          <table:table-cell office:value-type="float" office:value="-81661" calcext:value-type="float">
            <text:p>-8166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3"/>
          <table:table-cell office:value-type="float" office:value="195653" calcext:value-type="float">
            <text:p>195653</text:p>
          </table:table-cell>
          <table:table-cell office:value-type="float" office:value="-14713" calcext:value-type="float">
            <text:p>-14713</text:p>
          </table:table-cell>
          <table:table-cell office:value-type="float" office:value="372109" calcext:value-type="float">
            <text:p>372109</text:p>
          </table:table-cell>
          <table:table-cell office:value-type="float" office:value="149589" calcext:value-type="float">
            <text:p>149589</text:p>
          </table:table-cell>
          <table:table-cell office:value-type="float" office:value="858803" calcext:value-type="float">
            <text:p>858803</text:p>
          </table:table-cell>
          <table:table-cell office:value-type="float" office:value="73807" calcext:value-type="float">
            <text:p>73807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/>
          <table:table-cell office:value-type="float" office:value="119743" calcext:value-type="float">
            <text:p>119743</text:p>
          </table:table-cell>
          <table:table-cell office:value-type="float" office:value="-144253" calcext:value-type="float">
            <text:p>-144253</text:p>
          </table:table-cell>
          <table:table-cell office:value-type="float" office:value="307655" calcext:value-type="float">
            <text:p>307655</text:p>
          </table:table-cell>
          <table:table-cell office:value-type="float" office:value="181781" calcext:value-type="float">
            <text:p>181781</text:p>
          </table:table-cell>
          <table:table-cell office:value-type="float" office:value="697179" calcext:value-type="float">
            <text:p>697179</text:p>
          </table:table-cell>
          <table:table-cell office:value-type="float" office:value="59293" calcext:value-type="float">
            <text:p>59293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130115" calcext:value-type="float">
            <text:p>130115</text:p>
          </table:table-cell>
          <table:table-cell office:value-type="float" office:value="-203297" calcext:value-type="float">
            <text:p>-203297</text:p>
          </table:table-cell>
          <table:table-cell office:value-type="float" office:value="253925" calcext:value-type="float">
            <text:p>253925</text:p>
          </table:table-cell>
          <table:table-cell office:value-type="float" office:value="148269" calcext:value-type="float">
            <text:p>148269</text:p>
          </table:table-cell>
          <table:table-cell office:value-type="float" office:value="503987" calcext:value-type="float">
            <text:p>503987</text:p>
          </table:table-cell>
          <table:table-cell office:value-type="float" office:value="-52873" calcext:value-type="float">
            <text:p>-52873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/>
          <table:table-cell office:value-type="float" office:value="286422" calcext:value-type="float">
            <text:p>286422</text:p>
          </table:table-cell>
          <table:table-cell office:value-type="float" office:value="71372" calcext:value-type="float">
            <text:p>71372</text:p>
          </table:table-cell>
          <table:table-cell office:value-type="float" office:value="512064" calcext:value-type="float">
            <text:p>512064</text:p>
          </table:table-cell>
          <table:table-cell office:value-type="float" office:value="284946" calcext:value-type="float">
            <text:p>284946</text:p>
          </table:table-cell>
          <table:table-cell office:value-type="float" office:value="1133116" calcext:value-type="float">
            <text:p>1133116</text:p>
          </table:table-cell>
          <table:table-cell office:value-type="float" office:value="163926" calcext:value-type="float">
            <text:p>16392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3"/>
          <table:table-cell office:value-type="float" office:value="-74195" calcext:value-type="float">
            <text:p>-74195</text:p>
          </table:table-cell>
          <table:table-cell office:value-type="float" office:value="14385" calcext:value-type="float">
            <text:p>14385</text:p>
          </table:table-cell>
          <table:table-cell office:value-type="float" office:value="314751" calcext:value-type="float">
            <text:p>314751</text:p>
          </table:table-cell>
          <table:table-cell office:value-type="float" office:value="148169" calcext:value-type="float">
            <text:p>148169</text:p>
          </table:table-cell>
          <table:table-cell office:value-type="float" office:value="676287" calcext:value-type="float">
            <text:p>676287</text:p>
          </table:table-cell>
          <table:table-cell office:value-type="float" office:value="31947" calcext:value-type="float">
            <text:p>31947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/>
          <table:table-cell office:value-type="float" office:value="13778" calcext:value-type="float">
            <text:p>13778</text:p>
          </table:table-cell>
          <table:table-cell office:value-type="float" office:value="23384" calcext:value-type="float">
            <text:p>23384</text:p>
          </table:table-cell>
          <table:table-cell office:value-type="float" office:value="399246" calcext:value-type="float">
            <text:p>399246</text:p>
          </table:table-cell>
          <table:table-cell office:value-type="float" office:value="340136" calcext:value-type="float">
            <text:p>340136</text:p>
          </table:table-cell>
          <table:table-cell office:value-type="float" office:value="898244" calcext:value-type="float">
            <text:p>898244</text:p>
          </table:table-cell>
          <table:table-cell office:value-type="float" office:value="6696" calcext:value-type="float">
            <text:p>6696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3"/>
          <table:table-cell office:value-type="float" office:value="20656" calcext:value-type="float">
            <text:p>20656</text:p>
          </table:table-cell>
          <table:table-cell office:value-type="float" office:value="72244" calcext:value-type="float">
            <text:p>72244</text:p>
          </table:table-cell>
          <table:table-cell office:value-type="float" office:value="572886" calcext:value-type="float">
            <text:p>572886</text:p>
          </table:table-cell>
          <table:table-cell office:value-type="float" office:value="289154" calcext:value-type="float">
            <text:p>289154</text:p>
          </table:table-cell>
          <table:table-cell office:value-type="float" office:value="1119004" calcext:value-type="float">
            <text:p>1119004</text:p>
          </table:table-cell>
          <table:table-cell office:value-type="float" office:value="-169144" calcext:value-type="float">
            <text:p>-16914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/>
          <table:table-cell office:value-type="float" office:value="155387" calcext:value-type="float">
            <text:p>155387</text:p>
          </table:table-cell>
          <table:table-cell office:value-type="float" office:value="-28241" calcext:value-type="float">
            <text:p>-28241</text:p>
          </table:table-cell>
          <table:table-cell office:value-type="float" office:value="423077" calcext:value-type="float">
            <text:p>423077</text:p>
          </table:table-cell>
          <table:table-cell office:value-type="float" office:value="299719" calcext:value-type="float">
            <text:p>299719</text:p>
          </table:table-cell>
          <table:table-cell office:value-type="float" office:value="1084683" calcext:value-type="float">
            <text:p>1084683</text:p>
          </table:table-cell>
          <table:table-cell office:value-type="float" office:value="276107" calcext:value-type="float">
            <text:p>276107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3"/>
          <table:table-cell office:value-type="float" office:value="-54985" calcext:value-type="float">
            <text:p>-54985</text:p>
          </table:table-cell>
          <table:table-cell office:value-type="float" office:value="68241" calcext:value-type="float">
            <text:p>68241</text:p>
          </table:table-cell>
          <table:table-cell office:value-type="float" office:value="492715" calcext:value-type="float">
            <text:p>492715</text:p>
          </table:table-cell>
          <table:table-cell office:value-type="float" office:value="272879" calcext:value-type="float">
            <text:p>272879</text:p>
          </table:table-cell>
          <table:table-cell office:value-type="float" office:value="1155697" calcext:value-type="float">
            <text:p>1155697</text:p>
          </table:table-cell>
          <table:table-cell office:value-type="float" office:value="114503" calcext:value-type="float">
            <text:p>114503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25554" calcext:value-type="float">
            <text:p>25554</text:p>
          </table:table-cell>
          <table:table-cell office:value-type="float" office:value="-108638" calcext:value-type="float">
            <text:p>-108638</text:p>
          </table:table-cell>
          <table:table-cell office:value-type="float" office:value="378640" calcext:value-type="float">
            <text:p>378640</text:p>
          </table:table-cell>
          <table:table-cell office:value-type="float" office:value="354774" calcext:value-type="float">
            <text:p>354774</text:p>
          </table:table-cell>
          <table:table-cell office:value-type="float" office:value="929940" calcext:value-type="float">
            <text:p>929940</text:p>
          </table:table-cell>
          <table:table-cell office:value-type="float" office:value="26422" calcext:value-type="float">
            <text:p>26422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3"/>
          <table:table-cell office:value-type="float" office:value="102235" calcext:value-type="float">
            <text:p>102235</text:p>
          </table:table-cell>
          <table:table-cell office:value-type="float" office:value="87023" calcext:value-type="float">
            <text:p>87023</text:p>
          </table:table-cell>
          <table:table-cell office:value-type="float" office:value="319411" calcext:value-type="float">
            <text:p>319411</text:p>
          </table:table-cell>
          <table:table-cell office:value-type="float" office:value="321785" calcext:value-type="float">
            <text:p>321785</text:p>
          </table:table-cell>
          <table:table-cell office:value-type="float" office:value="787913" calcext:value-type="float">
            <text:p>787913</text:p>
          </table:table-cell>
          <table:table-cell office:value-type="float" office:value="76811" calcext:value-type="float">
            <text:p>768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3"/>
          <table:table-cell office:value-type="float" office:value="-13937" calcext:value-type="float">
            <text:p>-13937</text:p>
          </table:table-cell>
          <table:table-cell office:value-type="float" office:value="-58681" calcext:value-type="float">
            <text:p>-58681</text:p>
          </table:table-cell>
          <table:table-cell office:value-type="float" office:value="306315" calcext:value-type="float">
            <text:p>306315</text:p>
          </table:table-cell>
          <table:table-cell office:value-type="float" office:value="244923" calcext:value-type="float">
            <text:p>244923</text:p>
          </table:table-cell>
          <table:table-cell office:value-type="float" office:value="711629" calcext:value-type="float">
            <text:p>711629</text:p>
          </table:table-cell>
          <table:table-cell office:value-type="float" office:value="-28451" calcext:value-type="float">
            <text:p>-28451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3"/>
          <table:table-cell office:value-type="float" office:value="126979" calcext:value-type="float">
            <text:p>126979</text:p>
          </table:table-cell>
          <table:table-cell office:value-type="float" office:value="-118159" calcext:value-type="float">
            <text:p>-118159</text:p>
          </table:table-cell>
          <table:table-cell office:value-type="float" office:value="325517" calcext:value-type="float">
            <text:p>325517</text:p>
          </table:table-cell>
          <table:table-cell office:value-type="float" office:value="129211" calcext:value-type="float">
            <text:p>129211</text:p>
          </table:table-cell>
          <table:table-cell office:value-type="float" office:value="790727" calcext:value-type="float">
            <text:p>790727</text:p>
          </table:table-cell>
          <table:table-cell office:value-type="float" office:value="127751" calcext:value-type="float">
            <text:p>1277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3"/>
          <table:table-cell office:value-type="float" office:value="3757" calcext:value-type="float">
            <text:p>3757</text:p>
          </table:table-cell>
          <table:table-cell office:value-type="float" office:value="99801" calcext:value-type="float">
            <text:p>99801</text:p>
          </table:table-cell>
          <table:table-cell office:value-type="float" office:value="347373" calcext:value-type="float">
            <text:p>347373</text:p>
          </table:table-cell>
          <table:table-cell office:value-type="float" office:value="82253" calcext:value-type="float">
            <text:p>82253</text:p>
          </table:table-cell>
          <table:table-cell office:value-type="float" office:value="768415" calcext:value-type="float">
            <text:p>768415</text:p>
          </table:table-cell>
          <table:table-cell office:value-type="float" office:value="118925" calcext:value-type="float">
            <text:p>118925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number-columns-repeated="3"/>
          <table:table-cell office:value-type="float" office:value="72487" calcext:value-type="float">
            <text:p>72487</text:p>
          </table:table-cell>
          <table:table-cell office:value-type="float" office:value="-181103" calcext:value-type="float">
            <text:p>-181103</text:p>
          </table:table-cell>
          <table:table-cell office:value-type="float" office:value="434657" calcext:value-type="float">
            <text:p>434657</text:p>
          </table:table-cell>
          <table:table-cell office:value-type="float" office:value="320171" calcext:value-type="float">
            <text:p>320171</text:p>
          </table:table-cell>
          <table:table-cell office:value-type="float" office:value="1024825" calcext:value-type="float">
            <text:p>1024825</text:p>
          </table:table-cell>
          <table:table-cell office:value-type="float" office:value="-7269" calcext:value-type="float">
            <text:p>-7269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number-columns-repeated="3"/>
          <table:table-cell office:value-type="float" office:value="7773" calcext:value-type="float">
            <text:p>7773</text:p>
          </table:table-cell>
          <table:table-cell office:value-type="float" office:value="-87239" calcext:value-type="float">
            <text:p>-87239</text:p>
          </table:table-cell>
          <table:table-cell office:value-type="float" office:value="366331" calcext:value-type="float">
            <text:p>366331</text:p>
          </table:table-cell>
          <table:table-cell office:value-type="float" office:value="215187" calcext:value-type="float">
            <text:p>215187</text:p>
          </table:table-cell>
          <table:table-cell office:value-type="float" office:value="884601" calcext:value-type="float">
            <text:p>884601</text:p>
          </table:table-cell>
          <table:table-cell office:value-type="float" office:value="87887" calcext:value-type="float">
            <text:p>87887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3"/>
          <table:table-cell office:value-type="float" office:value="37737" calcext:value-type="float">
            <text:p>37737</text:p>
          </table:table-cell>
          <table:table-cell office:value-type="float" office:value="-40605" calcext:value-type="float">
            <text:p>-40605</text:p>
          </table:table-cell>
          <table:table-cell office:value-type="float" office:value="355799" calcext:value-type="float">
            <text:p>355799</text:p>
          </table:table-cell>
          <table:table-cell office:value-type="float" office:value="252029" calcext:value-type="float">
            <text:p>252029</text:p>
          </table:table-cell>
          <table:table-cell office:value-type="float" office:value="806957" calcext:value-type="float">
            <text:p>806957</text:p>
          </table:table-cell>
          <table:table-cell office:value-type="float" office:value="-49245" calcext:value-type="float">
            <text:p>-4924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18161" calcext:value-type="float">
            <text:p>18161</text:p>
          </table:table-cell>
          <table:table-cell office:value-type="float" office:value="41067" calcext:value-type="float">
            <text:p>41067</text:p>
          </table:table-cell>
          <table:table-cell office:value-type="float" office:value="702077" calcext:value-type="float">
            <text:p>702077</text:p>
          </table:table-cell>
          <table:table-cell office:value-type="float" office:value="576663" calcext:value-type="float">
            <text:p>576663</text:p>
          </table:table-cell>
          <table:table-cell office:value-type="float" office:value="1587295" calcext:value-type="float">
            <text:p>1587295</text:p>
          </table:table-cell>
          <table:table-cell office:value-type="float" office:value="-8637" calcext:value-type="float">
            <text:p>-863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3"/>
          <table:table-cell office:value-type="float" office:value="64318" calcext:value-type="float">
            <text:p>64318</text:p>
          </table:table-cell>
          <table:table-cell office:value-type="float" office:value="-14654" calcext:value-type="float">
            <text:p>-14654</text:p>
          </table:table-cell>
          <table:table-cell office:value-type="float" office:value="465730" calcext:value-type="float">
            <text:p>465730</text:p>
          </table:table-cell>
          <table:table-cell office:value-type="float" office:value="290056" calcext:value-type="float">
            <text:p>290056</text:p>
          </table:table-cell>
          <table:table-cell office:value-type="float" office:value="1000442" calcext:value-type="float">
            <text:p>1000442</text:p>
          </table:table-cell>
          <table:table-cell office:value-type="float" office:value="169318" calcext:value-type="float">
            <text:p>169318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3"/>
          <table:table-cell office:value-type="float" office:value="180027" calcext:value-type="float">
            <text:p>180027</text:p>
          </table:table-cell>
          <table:table-cell office:value-type="float" office:value="-42709" calcext:value-type="float">
            <text:p>-42709</text:p>
          </table:table-cell>
          <table:table-cell office:value-type="float" office:value="365737" calcext:value-type="float">
            <text:p>365737</text:p>
          </table:table-cell>
          <table:table-cell office:value-type="float" office:value="205131" calcext:value-type="float">
            <text:p>205131</text:p>
          </table:table-cell>
          <table:table-cell office:value-type="float" office:value="829893" calcext:value-type="float">
            <text:p>829893</text:p>
          </table:table-cell>
          <table:table-cell office:value-type="float" office:value="55827" calcext:value-type="float">
            <text:p>5582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3"/>
          <table:table-cell office:value-type="float" office:value="-138331" calcext:value-type="float">
            <text:p>-138331</text:p>
          </table:table-cell>
          <table:table-cell office:value-type="float" office:value="348045" calcext:value-type="float">
            <text:p>348045</text:p>
          </table:table-cell>
          <table:table-cell office:value-type="float" office:value="546371" calcext:value-type="float">
            <text:p>546371</text:p>
          </table:table-cell>
          <table:table-cell office:value-type="float" office:value="308065" calcext:value-type="float">
            <text:p>308065</text:p>
          </table:table-cell>
          <table:table-cell office:value-type="float" office:value="1084453" calcext:value-type="float">
            <text:p>1084453</text:p>
          </table:table-cell>
          <table:table-cell office:value-type="float" office:value="325803" calcext:value-type="float">
            <text:p>32580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number-columns-repeated="3"/>
          <table:table-cell office:value-type="float" office:value="59500" calcext:value-type="float">
            <text:p>59500</text:p>
          </table:table-cell>
          <table:table-cell office:value-type="float" office:value="148676" calcext:value-type="float">
            <text:p>148676</text:p>
          </table:table-cell>
          <table:table-cell office:value-type="float" office:value="432610" calcext:value-type="float">
            <text:p>432610</text:p>
          </table:table-cell>
          <table:table-cell office:value-type="float" office:value="317510" calcext:value-type="float">
            <text:p>317510</text:p>
          </table:table-cell>
          <table:table-cell office:value-type="float" office:value="1063000" calcext:value-type="float">
            <text:p>1063000</text:p>
          </table:table-cell>
          <table:table-cell office:value-type="float" office:value="145742" calcext:value-type="float">
            <text:p>145742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/>
          <table:table-cell office:value-type="float" office:value="62633" calcext:value-type="float">
            <text:p>62633</text:p>
          </table:table-cell>
          <table:table-cell office:value-type="float" office:value="126099" calcext:value-type="float">
            <text:p>126099</text:p>
          </table:table-cell>
          <table:table-cell office:value-type="float" office:value="562215" calcext:value-type="float">
            <text:p>562215</text:p>
          </table:table-cell>
          <table:table-cell office:value-type="float" office:value="393593" calcext:value-type="float">
            <text:p>393593</text:p>
          </table:table-cell>
          <table:table-cell office:value-type="float" office:value="1328349" calcext:value-type="float">
            <text:p>1328349</text:p>
          </table:table-cell>
          <table:table-cell office:value-type="float" office:value="204557" calcext:value-type="float">
            <text:p>204557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number-columns-repeated="3"/>
          <table:table-cell office:value-type="float" office:value="-63585" calcext:value-type="float">
            <text:p>-63585</text:p>
          </table:table-cell>
          <table:table-cell office:value-type="float" office:value="234295" calcext:value-type="float">
            <text:p>234295</text:p>
          </table:table-cell>
          <table:table-cell office:value-type="float" office:value="533549" calcext:value-type="float">
            <text:p>533549</text:p>
          </table:table-cell>
          <table:table-cell office:value-type="float" office:value="407275" calcext:value-type="float">
            <text:p>407275</text:p>
          </table:table-cell>
          <table:table-cell office:value-type="float" office:value="1261471" calcext:value-type="float">
            <text:p>1261471</text:p>
          </table:table-cell>
          <table:table-cell office:value-type="float" office:value="96733" calcext:value-type="float">
            <text:p>9673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3"/>
          <table:table-cell office:value-type="float" office:value="71839" calcext:value-type="float">
            <text:p>71839</text:p>
          </table:table-cell>
          <table:table-cell office:value-type="float" office:value="1285" calcext:value-type="float">
            <text:p>1285</text:p>
          </table:table-cell>
          <table:table-cell office:value-type="float" office:value="364277" calcext:value-type="float">
            <text:p>364277</text:p>
          </table:table-cell>
          <table:table-cell office:value-type="float" office:value="298417" calcext:value-type="float">
            <text:p>298417</text:p>
          </table:table-cell>
          <table:table-cell office:value-type="float" office:value="856725" calcext:value-type="float">
            <text:p>856725</text:p>
          </table:table-cell>
          <table:table-cell office:value-type="float" office:value="73953" calcext:value-type="float">
            <text:p>7395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number-columns-repeated="3"/>
          <table:table-cell office:value-type="float" office:value="145205" calcext:value-type="float">
            <text:p>145205</text:p>
          </table:table-cell>
          <table:table-cell office:value-type="float" office:value="104239" calcext:value-type="float">
            <text:p>104239</text:p>
          </table:table-cell>
          <table:table-cell office:value-type="float" office:value="491069" calcext:value-type="float">
            <text:p>491069</text:p>
          </table:table-cell>
          <table:table-cell office:value-type="float" office:value="307071" calcext:value-type="float">
            <text:p>307071</text:p>
          </table:table-cell>
          <table:table-cell office:value-type="float" office:value="1151175" calcext:value-type="float">
            <text:p>1151175</text:p>
          </table:table-cell>
          <table:table-cell office:value-type="float" office:value="61741" calcext:value-type="float">
            <text:p>61741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3"/>
          <table:table-cell office:value-type="float" office:value="157926" calcext:value-type="float">
            <text:p>157926</text:p>
          </table:table-cell>
          <table:table-cell office:value-type="float" office:value="-44658" calcext:value-type="float">
            <text:p>-44658</text:p>
          </table:table-cell>
          <table:table-cell office:value-type="float" office:value="494774" calcext:value-type="float">
            <text:p>494774</text:p>
          </table:table-cell>
          <table:table-cell office:value-type="float" office:value="273666" calcext:value-type="float">
            <text:p>273666</text:p>
          </table:table-cell>
          <table:table-cell office:value-type="float" office:value="1051548" calcext:value-type="float">
            <text:p>1051548</text:p>
          </table:table-cell>
          <table:table-cell office:value-type="float" office:value="168156" calcext:value-type="float">
            <text:p>1681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/>
          <table:table-cell office:value-type="float" office:value="-36364" calcext:value-type="float">
            <text:p>-36364</text:p>
          </table:table-cell>
          <table:table-cell office:value-type="float" office:value="9930" calcext:value-type="float">
            <text:p>9930</text:p>
          </table:table-cell>
          <table:table-cell office:value-type="float" office:value="318148" calcext:value-type="float">
            <text:p>318148</text:p>
          </table:table-cell>
          <table:table-cell office:value-type="float" office:value="378614" calcext:value-type="float">
            <text:p>378614</text:p>
          </table:table-cell>
          <table:table-cell office:value-type="float" office:value="901756" calcext:value-type="float">
            <text:p>901756</text:p>
          </table:table-cell>
          <table:table-cell office:value-type="float" office:value="-47796" calcext:value-type="float">
            <text:p>-4779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3"/>
          <table:table-cell office:value-type="float" office:value="152120" calcext:value-type="float">
            <text:p>152120</text:p>
          </table:table-cell>
          <table:table-cell office:value-type="float" office:value="10436" calcext:value-type="float">
            <text:p>10436</text:p>
          </table:table-cell>
          <table:table-cell office:value-type="float" office:value="340066" calcext:value-type="float">
            <text:p>340066</text:p>
          </table:table-cell>
          <table:table-cell office:value-type="float" office:value="241034" calcext:value-type="float">
            <text:p>241034</text:p>
          </table:table-cell>
          <table:table-cell office:value-type="float" office:value="723584" calcext:value-type="float">
            <text:p>723584</text:p>
          </table:table-cell>
          <table:table-cell office:value-type="float" office:value="36314" calcext:value-type="float">
            <text:p>36314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number-columns-repeated="3"/>
          <table:table-cell office:value-type="float" office:value="-8440" calcext:value-type="float">
            <text:p>-8440</text:p>
          </table:table-cell>
          <table:table-cell office:value-type="float" office:value="-118976" calcext:value-type="float">
            <text:p>-118976</text:p>
          </table:table-cell>
          <table:table-cell office:value-type="float" office:value="299074" calcext:value-type="float">
            <text:p>299074</text:p>
          </table:table-cell>
          <table:table-cell office:value-type="float" office:value="241292" calcext:value-type="float">
            <text:p>241292</text:p>
          </table:table-cell>
          <table:table-cell office:value-type="float" office:value="685868" calcext:value-type="float">
            <text:p>685868</text:p>
          </table:table-cell>
          <table:table-cell office:value-type="float" office:value="12372" calcext:value-type="float">
            <text:p>12372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3"/>
          <table:table-cell office:value-type="float" office:value="-321467" calcext:value-type="float">
            <text:p>-321467</text:p>
          </table:table-cell>
          <table:table-cell office:value-type="float" office:value="209767" calcext:value-type="float">
            <text:p>209767</text:p>
          </table:table-cell>
          <table:table-cell office:value-type="float" office:value="750137" calcext:value-type="float">
            <text:p>750137</text:p>
          </table:table-cell>
          <table:table-cell office:value-type="float" office:value="596587" calcext:value-type="float">
            <text:p>596587</text:p>
          </table:table-cell>
          <table:table-cell office:value-type="float" office:value="1544041" calcext:value-type="float">
            <text:p>1544041</text:p>
          </table:table-cell>
          <table:table-cell office:value-type="float" office:value="89315" calcext:value-type="float">
            <text:p>89315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number-columns-repeated="3"/>
          <table:table-cell office:value-type="float" office:value="106216" calcext:value-type="float">
            <text:p>106216</text:p>
          </table:table-cell>
          <table:table-cell office:value-type="float" office:value="-25516" calcext:value-type="float">
            <text:p>-25516</text:p>
          </table:table-cell>
          <table:table-cell office:value-type="float" office:value="352504" calcext:value-type="float">
            <text:p>352504</text:p>
          </table:table-cell>
          <table:table-cell office:value-type="float" office:value="275110" calcext:value-type="float">
            <text:p>275110</text:p>
          </table:table-cell>
          <table:table-cell office:value-type="float" office:value="879996" calcext:value-type="float">
            <text:p>879996</text:p>
          </table:table-cell>
          <table:table-cell office:value-type="float" office:value="-33730" calcext:value-type="float">
            <text:p>-33730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number-columns-repeated="3"/>
          <table:table-cell office:value-type="float" office:value="-73794" calcext:value-type="float">
            <text:p>-73794</text:p>
          </table:table-cell>
          <table:table-cell office:value-type="float" office:value="-97140" calcext:value-type="float">
            <text:p>-97140</text:p>
          </table:table-cell>
          <table:table-cell office:value-type="float" office:value="330144" calcext:value-type="float">
            <text:p>330144</text:p>
          </table:table-cell>
          <table:table-cell office:value-type="float" office:value="283578" calcext:value-type="float">
            <text:p>283578</text:p>
          </table:table-cell>
          <table:table-cell office:value-type="float" office:value="780914" calcext:value-type="float">
            <text:p>780914</text:p>
          </table:table-cell>
          <table:table-cell office:value-type="float" office:value="-62918" calcext:value-type="float">
            <text:p>-62918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3"/>
          <table:table-cell office:value-type="float" office:value="37553" calcext:value-type="float">
            <text:p>37553</text:p>
          </table:table-cell>
          <table:table-cell office:value-type="float" office:value="-881" calcext:value-type="float">
            <text:p>-881</text:p>
          </table:table-cell>
          <table:table-cell office:value-type="float" office:value="587151" calcext:value-type="float">
            <text:p>587151</text:p>
          </table:table-cell>
          <table:table-cell office:value-type="float" office:value="451049" calcext:value-type="float">
            <text:p>451049</text:p>
          </table:table-cell>
          <table:table-cell office:value-type="float" office:value="1319435" calcext:value-type="float">
            <text:p>1319435</text:p>
          </table:table-cell>
          <table:table-cell office:value-type="float" office:value="75245" calcext:value-type="float">
            <text:p>7524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number-columns-repeated="3"/>
          <table:table-cell office:value-type="float" office:value="-67830" calcext:value-type="float">
            <text:p>-67830</text:p>
          </table:table-cell>
          <table:table-cell office:value-type="float" office:value="22300" calcext:value-type="float">
            <text:p>22300</text:p>
          </table:table-cell>
          <table:table-cell office:value-type="float" office:value="295838" calcext:value-type="float">
            <text:p>295838</text:p>
          </table:table-cell>
          <table:table-cell office:value-type="float" office:value="312212" calcext:value-type="float">
            <text:p>312212</text:p>
          </table:table-cell>
          <table:table-cell office:value-type="float" office:value="872750" calcext:value-type="float">
            <text:p>872750</text:p>
          </table:table-cell>
          <table:table-cell office:value-type="float" office:value="-51698" calcext:value-type="float">
            <text:p>-5169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3"/>
          <table:table-cell office:value-type="float" office:value="-279596" calcext:value-type="float">
            <text:p>-279596</text:p>
          </table:table-cell>
          <table:table-cell office:value-type="float" office:value="75140" calcext:value-type="float">
            <text:p>75140</text:p>
          </table:table-cell>
          <table:table-cell office:value-type="float" office:value="546770" calcext:value-type="float">
            <text:p>546770</text:p>
          </table:table-cell>
          <table:table-cell office:value-type="float" office:value="314450" calcext:value-type="float">
            <text:p>314450</text:p>
          </table:table-cell>
          <table:table-cell office:value-type="float" office:value="1108988" calcext:value-type="float">
            <text:p>1108988</text:p>
          </table:table-cell>
          <table:table-cell office:value-type="float" office:value="48944" calcext:value-type="float">
            <text:p>48944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number-columns-repeated="3"/>
          <table:table-cell office:value-type="float" office:value="116460" calcext:value-type="float">
            <text:p>116460</text:p>
          </table:table-cell>
          <table:table-cell office:value-type="float" office:value="-38372" calcext:value-type="float">
            <text:p>-38372</text:p>
          </table:table-cell>
          <table:table-cell office:value-type="float" office:value="323676" calcext:value-type="float">
            <text:p>323676</text:p>
          </table:table-cell>
          <table:table-cell office:value-type="float" office:value="257020" calcext:value-type="float">
            <text:p>257020</text:p>
          </table:table-cell>
          <table:table-cell office:value-type="float" office:value="768654" calcext:value-type="float">
            <text:p>768654</text:p>
          </table:table-cell>
          <table:table-cell office:value-type="float" office:value="-22752" calcext:value-type="float">
            <text:p>-22752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3"/>
          <table:table-cell office:value-type="float" office:value="159837" calcext:value-type="float">
            <text:p>159837</text:p>
          </table:table-cell>
          <table:table-cell office:value-type="float" office:value="150587" calcext:value-type="float">
            <text:p>150587</text:p>
          </table:table-cell>
          <table:table-cell office:value-type="float" office:value="366061" calcext:value-type="float">
            <text:p>366061</text:p>
          </table:table-cell>
          <table:table-cell office:value-type="float" office:value="147577" calcext:value-type="float">
            <text:p>147577</text:p>
          </table:table-cell>
          <table:table-cell office:value-type="float" office:value="820575" calcext:value-type="float">
            <text:p>820575</text:p>
          </table:table-cell>
          <table:table-cell office:value-type="float" office:value="149017" calcext:value-type="float">
            <text:p>149017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table:number-columns-repeated="3"/>
          <table:table-cell office:value-type="float" office:value="-38792" calcext:value-type="float">
            <text:p>-38792</text:p>
          </table:table-cell>
          <table:table-cell office:value-type="float" office:value="-10612" calcext:value-type="float">
            <text:p>-10612</text:p>
          </table:table-cell>
          <table:table-cell office:value-type="float" office:value="448514" calcext:value-type="float">
            <text:p>448514</text:p>
          </table:table-cell>
          <table:table-cell office:value-type="float" office:value="355432" calcext:value-type="float">
            <text:p>355432</text:p>
          </table:table-cell>
          <table:table-cell office:value-type="float" office:value="999962" calcext:value-type="float">
            <text:p>999962</text:p>
          </table:table-cell>
          <table:table-cell office:value-type="float" office:value="-21930" calcext:value-type="float">
            <text:p>-2193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3"/>
          <table:table-cell office:value-type="float" office:value="166045" calcext:value-type="float">
            <text:p>166045</text:p>
          </table:table-cell>
          <table:table-cell office:value-type="float" office:value="22017" calcext:value-type="float">
            <text:p>22017</text:p>
          </table:table-cell>
          <table:table-cell office:value-type="float" office:value="503001" calcext:value-type="float">
            <text:p>503001</text:p>
          </table:table-cell>
          <table:table-cell office:value-type="float" office:value="493907" calcext:value-type="float">
            <text:p>493907</text:p>
          </table:table-cell>
          <table:table-cell office:value-type="float" office:value="1124141" calcext:value-type="float">
            <text:p>1124141</text:p>
          </table:table-cell>
          <table:table-cell office:value-type="float" office:value="-32087" calcext:value-type="float">
            <text:p>-32087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3"/>
          <table:table-cell office:value-type="float" office:value="2757" calcext:value-type="float">
            <text:p>2757</text:p>
          </table:table-cell>
          <table:table-cell office:value-type="float" office:value="-40383" calcext:value-type="float">
            <text:p>-40383</text:p>
          </table:table-cell>
          <table:table-cell office:value-type="float" office:value="514903" calcext:value-type="float">
            <text:p>514903</text:p>
          </table:table-cell>
          <table:table-cell office:value-type="float" office:value="514101" calcext:value-type="float">
            <text:p>514101</text:p>
          </table:table-cell>
          <table:table-cell office:value-type="float" office:value="1328273" calcext:value-type="float">
            <text:p>1328273</text:p>
          </table:table-cell>
          <table:table-cell office:value-type="float" office:value="58921" calcext:value-type="float">
            <text:p>58921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table:number-columns-repeated="3"/>
          <table:table-cell office:value-type="float" office:value="-36422" calcext:value-type="float">
            <text:p>-36422</text:p>
          </table:table-cell>
          <table:table-cell office:value-type="float" office:value="-159206" calcext:value-type="float">
            <text:p>-159206</text:p>
          </table:table-cell>
          <table:table-cell office:value-type="float" office:value="521414" calcext:value-type="float">
            <text:p>521414</text:p>
          </table:table-cell>
          <table:table-cell office:value-type="float" office:value="421436" calcext:value-type="float">
            <text:p>421436</text:p>
          </table:table-cell>
          <table:table-cell office:value-type="float" office:value="1071440" calcext:value-type="float">
            <text:p>1071440</text:p>
          </table:table-cell>
          <table:table-cell office:value-type="float" office:value="34252" calcext:value-type="float">
            <text:p>34252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3"/>
          <table:table-cell office:value-type="float" office:value="-71431" calcext:value-type="float">
            <text:p>-71431</text:p>
          </table:table-cell>
          <table:table-cell office:value-type="float" office:value="-67587" calcext:value-type="float">
            <text:p>-67587</text:p>
          </table:table-cell>
          <table:table-cell office:value-type="float" office:value="484455" calcext:value-type="float">
            <text:p>484455</text:p>
          </table:table-cell>
          <table:table-cell office:value-type="float" office:value="387475" calcext:value-type="float">
            <text:p>387475</text:p>
          </table:table-cell>
          <table:table-cell office:value-type="float" office:value="1288461" calcext:value-type="float">
            <text:p>1288461</text:p>
          </table:table-cell>
          <table:table-cell office:value-type="float" office:value="63439" calcext:value-type="float">
            <text:p>63439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table:number-columns-repeated="3"/>
          <table:table-cell office:value-type="float" office:value="-255618" calcext:value-type="float">
            <text:p>-255618</text:p>
          </table:table-cell>
          <table:table-cell office:value-type="float" office:value="-102412" calcext:value-type="float">
            <text:p>-102412</text:p>
          </table:table-cell>
          <table:table-cell office:value-type="float" office:value="354482" calcext:value-type="float">
            <text:p>354482</text:p>
          </table:table-cell>
          <table:table-cell office:value-type="float" office:value="238982" calcext:value-type="float">
            <text:p>238982</text:p>
          </table:table-cell>
          <table:table-cell office:value-type="float" office:value="755444" calcext:value-type="float">
            <text:p>755444</text:p>
          </table:table-cell>
          <table:table-cell office:value-type="float" office:value="-2034" calcext:value-type="float">
            <text:p>-2034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table:number-columns-repeated="3"/>
          <table:table-cell office:value-type="float" office:value="132256" calcext:value-type="float">
            <text:p>132256</text:p>
          </table:table-cell>
          <table:table-cell office:value-type="float" office:value="-77698" calcext:value-type="float">
            <text:p>-77698</text:p>
          </table:table-cell>
          <table:table-cell office:value-type="float" office:value="323986" calcext:value-type="float">
            <text:p>323986</text:p>
          </table:table-cell>
          <table:table-cell office:value-type="float" office:value="250426" calcext:value-type="float">
            <text:p>250426</text:p>
          </table:table-cell>
          <table:table-cell office:value-type="float" office:value="816716" calcext:value-type="float">
            <text:p>816716</text:p>
          </table:table-cell>
          <table:table-cell office:value-type="float" office:value="-67266" calcext:value-type="float">
            <text:p>-67266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3"/>
          <table:table-cell office:value-type="float" office:value="-153309" calcext:value-type="float">
            <text:p>-153309</text:p>
          </table:table-cell>
          <table:table-cell office:value-type="float" office:value="-101915" calcext:value-type="float">
            <text:p>-101915</text:p>
          </table:table-cell>
          <table:table-cell office:value-type="float" office:value="673139" calcext:value-type="float">
            <text:p>673139</text:p>
          </table:table-cell>
          <table:table-cell office:value-type="float" office:value="658421" calcext:value-type="float">
            <text:p>658421</text:p>
          </table:table-cell>
          <table:table-cell office:value-type="float" office:value="1554379" calcext:value-type="float">
            <text:p>1554379</text:p>
          </table:table-cell>
          <table:table-cell office:value-type="float" office:value="-61573" calcext:value-type="float">
            <text:p>-61573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table:number-columns-repeated="3"/>
          <table:table-cell office:value-type="float" office:value="-92498" calcext:value-type="float">
            <text:p>-92498</text:p>
          </table:table-cell>
          <table:table-cell office:value-type="float" office:value="-195808" calcext:value-type="float">
            <text:p>-195808</text:p>
          </table:table-cell>
          <table:table-cell office:value-type="float" office:value="331844" calcext:value-type="float">
            <text:p>331844</text:p>
          </table:table-cell>
          <table:table-cell office:value-type="float" office:value="323710" calcext:value-type="float">
            <text:p>323710</text:p>
          </table:table-cell>
          <table:table-cell office:value-type="float" office:value="801830" calcext:value-type="float">
            <text:p>801830</text:p>
          </table:table-cell>
          <table:table-cell office:value-type="float" office:value="-51770" calcext:value-type="float">
            <text:p>-51770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3"/>
          <table:table-cell office:value-type="float" office:value="-73844" calcext:value-type="float">
            <text:p>-73844</text:p>
          </table:table-cell>
          <table:table-cell office:value-type="float" office:value="-50036" calcext:value-type="float">
            <text:p>-50036</text:p>
          </table:table-cell>
          <table:table-cell office:value-type="float" office:value="384644" calcext:value-type="float">
            <text:p>384644</text:p>
          </table:table-cell>
          <table:table-cell office:value-type="float" office:value="246928" calcext:value-type="float">
            <text:p>246928</text:p>
          </table:table-cell>
          <table:table-cell office:value-type="float" office:value="915640" calcext:value-type="float">
            <text:p>915640</text:p>
          </table:table-cell>
          <table:table-cell office:value-type="float" office:value="11648" calcext:value-type="float">
            <text:p>1164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table:number-columns-repeated="3"/>
          <table:table-cell office:value-type="float" office:value="-79871" calcext:value-type="float">
            <text:p>-79871</text:p>
          </table:table-cell>
          <table:table-cell office:value-type="float" office:value="109351" calcext:value-type="float">
            <text:p>109351</text:p>
          </table:table-cell>
          <table:table-cell office:value-type="float" office:value="518651" calcext:value-type="float">
            <text:p>518651</text:p>
          </table:table-cell>
          <table:table-cell office:value-type="float" office:value="471691" calcext:value-type="float">
            <text:p>471691</text:p>
          </table:table-cell>
          <table:table-cell office:value-type="float" office:value="1110977" calcext:value-type="float">
            <text:p>1110977</text:p>
          </table:table-cell>
          <table:table-cell office:value-type="float" office:value="54963" calcext:value-type="float">
            <text:p>5496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3"/>
          <table:table-cell office:value-type="float" office:value="49322" calcext:value-type="float">
            <text:p>49322</text:p>
          </table:table-cell>
          <table:table-cell office:value-type="float" office:value="-72534" calcext:value-type="float">
            <text:p>-72534</text:p>
          </table:table-cell>
          <table:table-cell office:value-type="float" office:value="492842" calcext:value-type="float">
            <text:p>492842</text:p>
          </table:table-cell>
          <table:table-cell office:value-type="float" office:value="366716" calcext:value-type="float">
            <text:p>366716</text:p>
          </table:table-cell>
          <table:table-cell office:value-type="float" office:value="1086230" calcext:value-type="float">
            <text:p>1086230</text:p>
          </table:table-cell>
          <table:table-cell office:value-type="float" office:value="-55650" calcext:value-type="float">
            <text:p>-55650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table:number-columns-repeated="3"/>
          <table:table-cell office:value-type="float" office:value="42569" calcext:value-type="float">
            <text:p>42569</text:p>
          </table:table-cell>
          <table:table-cell office:value-type="float" office:value="66365" calcext:value-type="float">
            <text:p>66365</text:p>
          </table:table-cell>
          <table:table-cell office:value-type="float" office:value="461393" calcext:value-type="float">
            <text:p>461393</text:p>
          </table:table-cell>
          <table:table-cell office:value-type="float" office:value="254427" calcext:value-type="float">
            <text:p>254427</text:p>
          </table:table-cell>
          <table:table-cell office:value-type="float" office:value="778955" calcext:value-type="float">
            <text:p>778955</text:p>
          </table:table-cell>
          <table:table-cell office:value-type="float" office:value="-38667" calcext:value-type="float">
            <text:p>-38667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table:number-columns-repeated="3"/>
          <table:table-cell office:value-type="float" office:value="-164114" calcext:value-type="float">
            <text:p>-164114</text:p>
          </table:table-cell>
          <table:table-cell office:value-type="float" office:value="-194366" calcext:value-type="float">
            <text:p>-194366</text:p>
          </table:table-cell>
          <table:table-cell office:value-type="float" office:value="353748" calcext:value-type="float">
            <text:p>353748</text:p>
          </table:table-cell>
          <table:table-cell office:value-type="float" office:value="314954" calcext:value-type="float">
            <text:p>314954</text:p>
          </table:table-cell>
          <table:table-cell office:value-type="float" office:value="854868" calcext:value-type="float">
            <text:p>854868</text:p>
          </table:table-cell>
          <table:table-cell office:value-type="float" office:value="-130746" calcext:value-type="float">
            <text:p>-13074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3"/>
          <table:table-cell office:value-type="float" office:value="-241008" calcext:value-type="float">
            <text:p>-241008</text:p>
          </table:table-cell>
          <table:table-cell office:value-type="float" office:value="-89636" calcext:value-type="float">
            <text:p>-89636</text:p>
          </table:table-cell>
          <table:table-cell office:value-type="float" office:value="354198" calcext:value-type="float">
            <text:p>354198</text:p>
          </table:table-cell>
          <table:table-cell office:value-type="float" office:value="255474" calcext:value-type="float">
            <text:p>255474</text:p>
          </table:table-cell>
          <table:table-cell office:value-type="float" office:value="767242" calcext:value-type="float">
            <text:p>767242</text:p>
          </table:table-cell>
          <table:table-cell office:value-type="float" office:value="-6252" calcext:value-type="float">
            <text:p>-6252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table:number-columns-repeated="3"/>
          <table:table-cell office:value-type="float" office:value="24439" calcext:value-type="float">
            <text:p>24439</text:p>
          </table:table-cell>
          <table:table-cell office:value-type="float" office:value="50245" calcext:value-type="float">
            <text:p>50245</text:p>
          </table:table-cell>
          <table:table-cell office:value-type="float" office:value="501705" calcext:value-type="float">
            <text:p>501705</text:p>
          </table:table-cell>
          <table:table-cell office:value-type="float" office:value="189241" calcext:value-type="float">
            <text:p>189241</text:p>
          </table:table-cell>
          <table:table-cell office:value-type="float" office:value="1051485" calcext:value-type="float">
            <text:p>1051485</text:p>
          </table:table-cell>
          <table:table-cell office:value-type="float" office:value="141687" calcext:value-type="float">
            <text:p>141687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3"/>
          <table:table-cell office:value-type="float" office:value="-95421" calcext:value-type="float">
            <text:p>-95421</text:p>
          </table:table-cell>
          <table:table-cell office:value-type="float" office:value="-106557" calcext:value-type="float">
            <text:p>-106557</text:p>
          </table:table-cell>
          <table:table-cell office:value-type="float" office:value="582917" calcext:value-type="float">
            <text:p>582917</text:p>
          </table:table-cell>
          <table:table-cell office:value-type="float" office:value="627179" calcext:value-type="float">
            <text:p>627179</text:p>
          </table:table-cell>
          <table:table-cell office:value-type="float" office:value="1443029" calcext:value-type="float">
            <text:p>1443029</text:p>
          </table:table-cell>
          <table:table-cell office:value-type="float" office:value="-42347" calcext:value-type="float">
            <text:p>-42347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55572" calcext:value-type="float">
            <text:p>155572</text:p>
          </table:table-cell>
          <table:table-cell office:value-type="float" office:value="-24108" calcext:value-type="float">
            <text:p>-24108</text:p>
          </table:table-cell>
          <table:table-cell office:value-type="float" office:value="391264" calcext:value-type="float">
            <text:p>391264</text:p>
          </table:table-cell>
          <table:table-cell office:value-type="float" office:value="441630" calcext:value-type="float">
            <text:p>441630</text:p>
          </table:table-cell>
          <table:table-cell office:value-type="float" office:value="1023908" calcext:value-type="float">
            <text:p>1023908</text:p>
          </table:table-cell>
          <table:table-cell office:value-type="float" office:value="-69816" calcext:value-type="float">
            <text:p>-69816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3"/>
          <table:table-cell office:value-type="float" office:value="-61798" calcext:value-type="float">
            <text:p>-61798</text:p>
          </table:table-cell>
          <table:table-cell office:value-type="float" office:value="-80944" calcext:value-type="float">
            <text:p>-80944</text:p>
          </table:table-cell>
          <table:table-cell office:value-type="float" office:value="637654" calcext:value-type="float">
            <text:p>637654</text:p>
          </table:table-cell>
          <table:table-cell office:value-type="float" office:value="402602" calcext:value-type="float">
            <text:p>402602</text:p>
          </table:table-cell>
          <table:table-cell office:value-type="float" office:value="1196506" calcext:value-type="float">
            <text:p>1196506</text:p>
          </table:table-cell>
          <table:table-cell office:value-type="float" office:value="-88446" calcext:value-type="float">
            <text:p>-88446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3"/>
          <table:table-cell office:value-type="float" office:value="-85841" calcext:value-type="float">
            <text:p>-85841</text:p>
          </table:table-cell>
          <table:table-cell office:value-type="float" office:value="-112491" calcext:value-type="float">
            <text:p>-112491</text:p>
          </table:table-cell>
          <table:table-cell office:value-type="float" office:value="255519" calcext:value-type="float">
            <text:p>255519</text:p>
          </table:table-cell>
          <table:table-cell office:value-type="float" office:value="159949" calcext:value-type="float">
            <text:p>159949</text:p>
          </table:table-cell>
          <table:table-cell office:value-type="float" office:value="655707" calcext:value-type="float">
            <text:p>655707</text:p>
          </table:table-cell>
          <table:table-cell office:value-type="float" office:value="12007" calcext:value-type="float">
            <text:p>1200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table:number-columns-repeated="3"/>
          <table:table-cell office:value-type="float" office:value="-134209" calcext:value-type="float">
            <text:p>-134209</text:p>
          </table:table-cell>
          <table:table-cell office:value-type="float" office:value="-239921" calcext:value-type="float">
            <text:p>-239921</text:p>
          </table:table-cell>
          <table:table-cell office:value-type="float" office:value="359791" calcext:value-type="float">
            <text:p>359791</text:p>
          </table:table-cell>
          <table:table-cell office:value-type="float" office:value="322561" calcext:value-type="float">
            <text:p>322561</text:p>
          </table:table-cell>
          <table:table-cell office:value-type="float" office:value="810993" calcext:value-type="float">
            <text:p>810993</text:p>
          </table:table-cell>
          <table:table-cell office:value-type="float" office:value="-84359" calcext:value-type="float">
            <text:p>-84359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3"/>
          <table:table-cell office:value-type="float" office:value="79391" calcext:value-type="float">
            <text:p>79391</text:p>
          </table:table-cell>
          <table:table-cell office:value-type="float" office:value="-63505" calcext:value-type="float">
            <text:p>-63505</text:p>
          </table:table-cell>
          <table:table-cell office:value-type="float" office:value="362731" calcext:value-type="float">
            <text:p>362731</text:p>
          </table:table-cell>
          <table:table-cell office:value-type="float" office:value="167111" calcext:value-type="float">
            <text:p>167111</text:p>
          </table:table-cell>
          <table:table-cell office:value-type="float" office:value="819207" calcext:value-type="float">
            <text:p>819207</text:p>
          </table:table-cell>
          <table:table-cell office:value-type="float" office:value="38327" calcext:value-type="float">
            <text:p>38327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table:number-columns-repeated="3"/>
          <table:table-cell office:value-type="float" office:value="225585" calcext:value-type="float">
            <text:p>225585</text:p>
          </table:table-cell>
          <table:table-cell office:value-type="float" office:value="-128185" calcext:value-type="float">
            <text:p>-128185</text:p>
          </table:table-cell>
          <table:table-cell office:value-type="float" office:value="340109" calcext:value-type="float">
            <text:p>340109</text:p>
          </table:table-cell>
          <table:table-cell office:value-type="float" office:value="193289" calcext:value-type="float">
            <text:p>193289</text:p>
          </table:table-cell>
          <table:table-cell office:value-type="float" office:value="729113" calcext:value-type="float">
            <text:p>729113</text:p>
          </table:table-cell>
          <table:table-cell office:value-type="float" office:value="178249" calcext:value-type="float">
            <text:p>17824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/>
          <table:table-cell office:value-type="float" office:value="124972" calcext:value-type="float">
            <text:p>124972</text:p>
          </table:table-cell>
          <table:table-cell office:value-type="float" office:value="38582" calcext:value-type="float">
            <text:p>38582</text:p>
          </table:table-cell>
          <table:table-cell office:value-type="float" office:value="369262" calcext:value-type="float">
            <text:p>369262</text:p>
          </table:table-cell>
          <table:table-cell office:value-type="float" office:value="234600" calcext:value-type="float">
            <text:p>234600</text:p>
          </table:table-cell>
          <table:table-cell office:value-type="float" office:value="889402" calcext:value-type="float">
            <text:p>889402</text:p>
          </table:table-cell>
          <table:table-cell office:value-type="float" office:value="150208" calcext:value-type="float">
            <text:p>150208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table:number-columns-repeated="3"/>
          <table:table-cell office:value-type="float" office:value="-115782" calcext:value-type="float">
            <text:p>-115782</text:p>
          </table:table-cell>
          <table:table-cell office:value-type="float" office:value="-55692" calcext:value-type="float">
            <text:p>-55692</text:p>
          </table:table-cell>
          <table:table-cell office:value-type="float" office:value="225194" calcext:value-type="float">
            <text:p>225194</text:p>
          </table:table-cell>
          <table:table-cell office:value-type="float" office:value="226148" calcext:value-type="float">
            <text:p>226148</text:p>
          </table:table-cell>
          <table:table-cell office:value-type="float" office:value="662948" calcext:value-type="float">
            <text:p>662948</text:p>
          </table:table-cell>
          <table:table-cell office:value-type="float" office:value="-23510" calcext:value-type="float">
            <text:p>-23510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table:number-columns-repeated="3"/>
          <table:table-cell office:value-type="float" office:value="141070" calcext:value-type="float">
            <text:p>141070</text:p>
          </table:table-cell>
          <table:table-cell office:value-type="float" office:value="30824" calcext:value-type="float">
            <text:p>30824</text:p>
          </table:table-cell>
          <table:table-cell office:value-type="float" office:value="450620" calcext:value-type="float">
            <text:p>450620</text:p>
          </table:table-cell>
          <table:table-cell office:value-type="float" office:value="328880" calcext:value-type="float">
            <text:p>328880</text:p>
          </table:table-cell>
          <table:table-cell office:value-type="float" office:value="1155944" calcext:value-type="float">
            <text:p>1155944</text:p>
          </table:table-cell>
          <table:table-cell office:value-type="float" office:value="129294" calcext:value-type="float">
            <text:p>129294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table:number-columns-repeated="3"/>
          <table:table-cell office:value-type="float" office:value="67685" calcext:value-type="float">
            <text:p>67685</text:p>
          </table:table-cell>
          <table:table-cell office:value-type="float" office:value="-17677" calcext:value-type="float">
            <text:p>-17677</text:p>
          </table:table-cell>
          <table:table-cell office:value-type="float" office:value="575257" calcext:value-type="float">
            <text:p>575257</text:p>
          </table:table-cell>
          <table:table-cell office:value-type="float" office:value="473973" calcext:value-type="float">
            <text:p>473973</text:p>
          </table:table-cell>
          <table:table-cell office:value-type="float" office:value="1326457" calcext:value-type="float">
            <text:p>1326457</text:p>
          </table:table-cell>
          <table:table-cell office:value-type="float" office:value="-23419" calcext:value-type="float">
            <text:p>-23419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table:number-columns-repeated="3"/>
          <table:table-cell office:value-type="float" office:value="2948" calcext:value-type="float">
            <text:p>2948</text:p>
          </table:table-cell>
          <table:table-cell office:value-type="float" office:value="-338312" calcext:value-type="float">
            <text:p>-338312</text:p>
          </table:table-cell>
          <table:table-cell office:value-type="float" office:value="297982" calcext:value-type="float">
            <text:p>297982</text:p>
          </table:table-cell>
          <table:table-cell office:value-type="float" office:value="163870" calcext:value-type="float">
            <text:p>163870</text:p>
          </table:table-cell>
          <table:table-cell office:value-type="float" office:value="686860" calcext:value-type="float">
            <text:p>686860</text:p>
          </table:table-cell>
          <table:table-cell office:value-type="float" office:value="52356" calcext:value-type="float">
            <text:p>52356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table:number-columns-repeated="3"/>
          <table:table-cell office:value-type="float" office:value="31150" calcext:value-type="float">
            <text:p>31150</text:p>
          </table:table-cell>
          <table:table-cell office:value-type="float" office:value="3288" calcext:value-type="float">
            <text:p>3288</text:p>
          </table:table-cell>
          <table:table-cell office:value-type="float" office:value="208564" calcext:value-type="float">
            <text:p>208564</text:p>
          </table:table-cell>
          <table:table-cell office:value-type="float" office:value="249436" calcext:value-type="float">
            <text:p>249436</text:p>
          </table:table-cell>
          <table:table-cell office:value-type="float" office:value="598200" calcext:value-type="float">
            <text:p>598200</text:p>
          </table:table-cell>
          <table:table-cell office:value-type="float" office:value="-36630" calcext:value-type="float">
            <text:p>-36630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table:number-columns-repeated="3"/>
          <table:table-cell office:value-type="float" office:value="16465" calcext:value-type="float">
            <text:p>16465</text:p>
          </table:table-cell>
          <table:table-cell office:value-type="float" office:value="26433" calcext:value-type="float">
            <text:p>26433</text:p>
          </table:table-cell>
          <table:table-cell office:value-type="float" office:value="206171" calcext:value-type="float">
            <text:p>206171</text:p>
          </table:table-cell>
          <table:table-cell office:value-type="float" office:value="161741" calcext:value-type="float">
            <text:p>161741</text:p>
          </table:table-cell>
          <table:table-cell office:value-type="float" office:value="549625" calcext:value-type="float">
            <text:p>549625</text:p>
          </table:table-cell>
          <table:table-cell office:value-type="float" office:value="66743" calcext:value-type="float">
            <text:p>66743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table:number-columns-repeated="3"/>
          <table:table-cell office:value-type="float" office:value="558439" calcext:value-type="float">
            <text:p>558439</text:p>
          </table:table-cell>
          <table:table-cell office:value-type="float" office:value="461563" calcext:value-type="float">
            <text:p>461563</text:p>
          </table:table-cell>
          <table:table-cell office:value-type="float" office:value="489215" calcext:value-type="float">
            <text:p>489215</text:p>
          </table:table-cell>
          <table:table-cell office:value-type="float" office:value="228199" calcext:value-type="float">
            <text:p>228199</text:p>
          </table:table-cell>
          <table:table-cell office:value-type="float" office:value="1129647" calcext:value-type="float">
            <text:p>1129647</text:p>
          </table:table-cell>
          <table:table-cell office:value-type="float" office:value="-100181" calcext:value-type="float">
            <text:p>-100181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15905" calcext:value-type="float">
            <text:p>15905</text:p>
          </table:table-cell>
          <table:table-cell office:value-type="float" office:value="-125531" calcext:value-type="float">
            <text:p>-125531</text:p>
          </table:table-cell>
          <table:table-cell office:value-type="float" office:value="504895" calcext:value-type="float">
            <text:p>504895</text:p>
          </table:table-cell>
          <table:table-cell office:value-type="float" office:value="332423" calcext:value-type="float">
            <text:p>332423</text:p>
          </table:table-cell>
          <table:table-cell office:value-type="float" office:value="1140053" calcext:value-type="float">
            <text:p>1140053</text:p>
          </table:table-cell>
          <table:table-cell office:value-type="float" office:value="91591" calcext:value-type="float">
            <text:p>91591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table:number-columns-repeated="3"/>
          <table:table-cell office:value-type="float" office:value="14150" calcext:value-type="float">
            <text:p>14150</text:p>
          </table:table-cell>
          <table:table-cell office:value-type="float" office:value="-37538" calcext:value-type="float">
            <text:p>-37538</text:p>
          </table:table-cell>
          <table:table-cell office:value-type="float" office:value="376614" calcext:value-type="float">
            <text:p>376614</text:p>
          </table:table-cell>
          <table:table-cell office:value-type="float" office:value="271852" calcext:value-type="float">
            <text:p>271852</text:p>
          </table:table-cell>
          <table:table-cell office:value-type="float" office:value="999098" calcext:value-type="float">
            <text:p>999098</text:p>
          </table:table-cell>
          <table:table-cell office:value-type="float" office:value="40724" calcext:value-type="float">
            <text:p>40724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table:number-columns-repeated="3"/>
          <table:table-cell office:value-type="float" office:value="8104" calcext:value-type="float">
            <text:p>8104</text:p>
          </table:table-cell>
          <table:table-cell office:value-type="float" office:value="14494" calcext:value-type="float">
            <text:p>14494</text:p>
          </table:table-cell>
          <table:table-cell office:value-type="float" office:value="447188" calcext:value-type="float">
            <text:p>447188</text:p>
          </table:table-cell>
          <table:table-cell office:value-type="float" office:value="316490" calcext:value-type="float">
            <text:p>316490</text:p>
          </table:table-cell>
          <table:table-cell office:value-type="float" office:value="962770" calcext:value-type="float">
            <text:p>962770</text:p>
          </table:table-cell>
          <table:table-cell office:value-type="float" office:value="31494" calcext:value-type="float">
            <text:p>31494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table:number-columns-repeated="3"/>
          <table:table-cell office:value-type="float" office:value="-160002" calcext:value-type="float">
            <text:p>-160002</text:p>
          </table:table-cell>
          <table:table-cell office:value-type="float" office:value="-140904" calcext:value-type="float">
            <text:p>-140904</text:p>
          </table:table-cell>
          <table:table-cell office:value-type="float" office:value="340786" calcext:value-type="float">
            <text:p>340786</text:p>
          </table:table-cell>
          <table:table-cell office:value-type="float" office:value="316564" calcext:value-type="float">
            <text:p>316564</text:p>
          </table:table-cell>
          <table:table-cell office:value-type="float" office:value="933122" calcext:value-type="float">
            <text:p>933122</text:p>
          </table:table-cell>
          <table:table-cell office:value-type="float" office:value="-6552" calcext:value-type="float">
            <text:p>-6552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table:number-columns-repeated="3"/>
          <table:table-cell office:value-type="float" office:value="-89593" calcext:value-type="float">
            <text:p>-89593</text:p>
          </table:table-cell>
          <table:table-cell office:value-type="float" office:value="-33645" calcext:value-type="float">
            <text:p>-33645</text:p>
          </table:table-cell>
          <table:table-cell office:value-type="float" office:value="621311" calcext:value-type="float">
            <text:p>621311</text:p>
          </table:table-cell>
          <table:table-cell office:value-type="float" office:value="606863" calcext:value-type="float">
            <text:p>606863</text:p>
          </table:table-cell>
          <table:table-cell office:value-type="float" office:value="1473341" calcext:value-type="float">
            <text:p>1473341</text:p>
          </table:table-cell>
          <table:table-cell office:value-type="float" office:value="-46617" calcext:value-type="float">
            <text:p>-46617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table:number-columns-repeated="3"/>
          <table:table-cell office:value-type="float" office:value="-33451" calcext:value-type="float">
            <text:p>-33451</text:p>
          </table:table-cell>
          <table:table-cell office:value-type="float" office:value="-118813" calcext:value-type="float">
            <text:p>-118813</text:p>
          </table:table-cell>
          <table:table-cell office:value-type="float" office:value="373825" calcext:value-type="float">
            <text:p>373825</text:p>
          </table:table-cell>
          <table:table-cell office:value-type="float" office:value="235027" calcext:value-type="float">
            <text:p>235027</text:p>
          </table:table-cell>
          <table:table-cell office:value-type="float" office:value="698249" calcext:value-type="float">
            <text:p>698249</text:p>
          </table:table-cell>
          <table:table-cell office:value-type="float" office:value="-13967" calcext:value-type="float">
            <text:p>-13967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table:number-columns-repeated="3"/>
          <table:table-cell office:value-type="float" office:value="-146813" calcext:value-type="float">
            <text:p>-146813</text:p>
          </table:table-cell>
          <table:table-cell office:value-type="float" office:value="14705" calcext:value-type="float">
            <text:p>14705</text:p>
          </table:table-cell>
          <table:table-cell office:value-type="float" office:value="419665" calcext:value-type="float">
            <text:p>419665</text:p>
          </table:table-cell>
          <table:table-cell office:value-type="float" office:value="445491" calcext:value-type="float">
            <text:p>445491</text:p>
          </table:table-cell>
          <table:table-cell office:value-type="float" office:value="1028303" calcext:value-type="float">
            <text:p>1028303</text:p>
          </table:table-cell>
          <table:table-cell office:value-type="float" office:value="-10739" calcext:value-type="float">
            <text:p>-10739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table:number-columns-repeated="3"/>
          <table:table-cell office:value-type="float" office:value="-15139" calcext:value-type="float">
            <text:p>-15139</text:p>
          </table:table-cell>
          <table:table-cell office:value-type="float" office:value="135525" calcext:value-type="float">
            <text:p>135525</text:p>
          </table:table-cell>
          <table:table-cell office:value-type="float" office:value="625249" calcext:value-type="float">
            <text:p>625249</text:p>
          </table:table-cell>
          <table:table-cell office:value-type="float" office:value="531471" calcext:value-type="float">
            <text:p>531471</text:p>
          </table:table-cell>
          <table:table-cell office:value-type="float" office:value="1382371" calcext:value-type="float">
            <text:p>1382371</text:p>
          </table:table-cell>
          <table:table-cell office:value-type="float" office:value="74469" calcext:value-type="float">
            <text:p>74469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table:number-columns-repeated="3"/>
          <table:table-cell office:value-type="float" office:value="-217995" calcext:value-type="float">
            <text:p>-217995</text:p>
          </table:table-cell>
          <table:table-cell office:value-type="float" office:value="-166369" calcext:value-type="float">
            <text:p>-166369</text:p>
          </table:table-cell>
          <table:table-cell office:value-type="float" office:value="274983" calcext:value-type="float">
            <text:p>274983</text:p>
          </table:table-cell>
          <table:table-cell office:value-type="float" office:value="155935" calcext:value-type="float">
            <text:p>155935</text:p>
          </table:table-cell>
          <table:table-cell office:value-type="float" office:value="715517" calcext:value-type="float">
            <text:p>715517</text:p>
          </table:table-cell>
          <table:table-cell office:value-type="float" office:value="27223" calcext:value-type="float">
            <text:p>27223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table:number-columns-repeated="3"/>
          <table:table-cell office:value-type="float" office:value="192736" calcext:value-type="float">
            <text:p>192736</text:p>
          </table:table-cell>
          <table:table-cell office:value-type="float" office:value="119780" calcext:value-type="float">
            <text:p>119780</text:p>
          </table:table-cell>
          <table:table-cell office:value-type="float" office:value="323600" calcext:value-type="float">
            <text:p>323600</text:p>
          </table:table-cell>
          <table:table-cell office:value-type="float" office:value="297050" calcext:value-type="float">
            <text:p>297050</text:p>
          </table:table-cell>
          <table:table-cell office:value-type="float" office:value="832212" calcext:value-type="float">
            <text:p>832212</text:p>
          </table:table-cell>
          <table:table-cell office:value-type="float" office:value="71720" calcext:value-type="float">
            <text:p>71720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table:number-columns-repeated="3"/>
          <table:table-cell office:value-type="float" office:value="161775" calcext:value-type="float">
            <text:p>161775</text:p>
          </table:table-cell>
          <table:table-cell office:value-type="float" office:value="-54453" calcext:value-type="float">
            <text:p>-54453</text:p>
          </table:table-cell>
          <table:table-cell office:value-type="float" office:value="154497" calcext:value-type="float">
            <text:p>154497</text:p>
          </table:table-cell>
          <table:table-cell office:value-type="float" office:value="-29607" calcext:value-type="float">
            <text:p>-29607</text:p>
          </table:table-cell>
          <table:table-cell office:value-type="float" office:value="337799" calcext:value-type="float">
            <text:p>337799</text:p>
          </table:table-cell>
          <table:table-cell office:value-type="float" office:value="23343" calcext:value-type="float">
            <text:p>23343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table:number-columns-repeated="3"/>
          <table:table-cell office:value-type="float" office:value="-128674" calcext:value-type="float">
            <text:p>-128674</text:p>
          </table:table-cell>
          <table:table-cell office:value-type="float" office:value="5174" calcext:value-type="float">
            <text:p>5174</text:p>
          </table:table-cell>
          <table:table-cell office:value-type="float" office:value="636894" calcext:value-type="float">
            <text:p>636894</text:p>
          </table:table-cell>
          <table:table-cell office:value-type="float" office:value="571574" calcext:value-type="float">
            <text:p>571574</text:p>
          </table:table-cell>
          <table:table-cell office:value-type="float" office:value="1445346" calcext:value-type="float">
            <text:p>1445346</text:p>
          </table:table-cell>
          <table:table-cell office:value-type="float" office:value="-17600" calcext:value-type="float">
            <text:p>-17600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table:number-columns-repeated="3"/>
          <table:table-cell office:value-type="float" office:value="-76133" calcext:value-type="float">
            <text:p>-76133</text:p>
          </table:table-cell>
          <table:table-cell office:value-type="float" office:value="-294193" calcext:value-type="float">
            <text:p>-294193</text:p>
          </table:table-cell>
          <table:table-cell office:value-type="float" office:value="344085" calcext:value-type="float">
            <text:p>344085</text:p>
          </table:table-cell>
          <table:table-cell office:value-type="float" office:value="282805" calcext:value-type="float">
            <text:p>282805</text:p>
          </table:table-cell>
          <table:table-cell office:value-type="float" office:value="852389" calcext:value-type="float">
            <text:p>852389</text:p>
          </table:table-cell>
          <table:table-cell office:value-type="float" office:value="53217" calcext:value-type="float">
            <text:p>5321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table:number-columns-repeated="3"/>
          <table:table-cell office:value-type="float" office:value="136804" calcext:value-type="float">
            <text:p>136804</text:p>
          </table:table-cell>
          <table:table-cell office:value-type="float" office:value="130942" calcext:value-type="float">
            <text:p>130942</text:p>
          </table:table-cell>
          <table:table-cell office:value-type="float" office:value="442580" calcext:value-type="float">
            <text:p>442580</text:p>
          </table:table-cell>
          <table:table-cell office:value-type="float" office:value="341064" calcext:value-type="float">
            <text:p>341064</text:p>
          </table:table-cell>
          <table:table-cell office:value-type="float" office:value="1046410" calcext:value-type="float">
            <text:p>1046410</text:p>
          </table:table-cell>
          <table:table-cell office:value-type="float" office:value="160500" calcext:value-type="float">
            <text:p>160500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table:number-columns-repeated="3"/>
          <table:table-cell office:value-type="float" office:value="-46298" calcext:value-type="float">
            <text:p>-46298</text:p>
          </table:table-cell>
          <table:table-cell office:value-type="float" office:value="-32836" calcext:value-type="float">
            <text:p>-32836</text:p>
          </table:table-cell>
          <table:table-cell office:value-type="float" office:value="335324" calcext:value-type="float">
            <text:p>335324</text:p>
          </table:table-cell>
          <table:table-cell office:value-type="float" office:value="179816" calcext:value-type="float">
            <text:p>179816</text:p>
          </table:table-cell>
          <table:table-cell office:value-type="float" office:value="807802" calcext:value-type="float">
            <text:p>807802</text:p>
          </table:table-cell>
          <table:table-cell office:value-type="float" office:value="21486" calcext:value-type="float">
            <text:p>21486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table:number-columns-repeated="3"/>
          <table:table-cell office:value-type="float" office:value="27729" calcext:value-type="float">
            <text:p>27729</text:p>
          </table:table-cell>
          <table:table-cell office:value-type="float" office:value="-71583" calcext:value-type="float">
            <text:p>-71583</text:p>
          </table:table-cell>
          <table:table-cell office:value-type="float" office:value="344253" calcext:value-type="float">
            <text:p>344253</text:p>
          </table:table-cell>
          <table:table-cell office:value-type="float" office:value="390979" calcext:value-type="float">
            <text:p>390979</text:p>
          </table:table-cell>
          <table:table-cell office:value-type="float" office:value="912655" calcext:value-type="float">
            <text:p>912655</text:p>
          </table:table-cell>
          <table:table-cell office:value-type="float" office:value="-33063" calcext:value-type="float">
            <text:p>-3306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table:number-columns-repeated="3"/>
          <table:table-cell office:value-type="float" office:value="10244" calcext:value-type="float">
            <text:p>10244</text:p>
          </table:table-cell>
          <table:table-cell office:value-type="float" office:value="-29666" calcext:value-type="float">
            <text:p>-29666</text:p>
          </table:table-cell>
          <table:table-cell office:value-type="float" office:value="369310" calcext:value-type="float">
            <text:p>369310</text:p>
          </table:table-cell>
          <table:table-cell office:value-type="float" office:value="223610" calcext:value-type="float">
            <text:p>223610</text:p>
          </table:table-cell>
          <table:table-cell office:value-type="float" office:value="821664" calcext:value-type="float">
            <text:p>821664</text:p>
          </table:table-cell>
          <table:table-cell office:value-type="float" office:value="47328" calcext:value-type="float">
            <text:p>47328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table:number-columns-repeated="3"/>
          <table:table-cell office:value-type="float" office:value="81565" calcext:value-type="float">
            <text:p>81565</text:p>
          </table:table-cell>
          <table:table-cell office:value-type="float" office:value="-126189" calcext:value-type="float">
            <text:p>-126189</text:p>
          </table:table-cell>
          <table:table-cell office:value-type="float" office:value="335737" calcext:value-type="float">
            <text:p>335737</text:p>
          </table:table-cell>
          <table:table-cell office:value-type="float" office:value="169195" calcext:value-type="float">
            <text:p>169195</text:p>
          </table:table-cell>
          <table:table-cell office:value-type="float" office:value="711025" calcext:value-type="float">
            <text:p>711025</text:p>
          </table:table-cell>
          <table:table-cell office:value-type="float" office:value="49037" calcext:value-type="float">
            <text:p>49037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table:number-columns-repeated="3"/>
          <table:table-cell office:value-type="float" office:value="76258" calcext:value-type="float">
            <text:p>76258</text:p>
          </table:table-cell>
          <table:table-cell office:value-type="float" office:value="15506" calcext:value-type="float">
            <text:p>15506</text:p>
          </table:table-cell>
          <table:table-cell office:value-type="float" office:value="320022" calcext:value-type="float">
            <text:p>320022</text:p>
          </table:table-cell>
          <table:table-cell office:value-type="float" office:value="299786" calcext:value-type="float">
            <text:p>299786</text:p>
          </table:table-cell>
          <table:table-cell office:value-type="float" office:value="976152" calcext:value-type="float">
            <text:p>976152</text:p>
          </table:table-cell>
          <table:table-cell office:value-type="float" office:value="21380" calcext:value-type="float">
            <text:p>21380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table:number-columns-repeated="3"/>
          <table:table-cell office:value-type="float" office:value="180718" calcext:value-type="float">
            <text:p>180718</text:p>
          </table:table-cell>
          <table:table-cell office:value-type="float" office:value="-126438" calcext:value-type="float">
            <text:p>-126438</text:p>
          </table:table-cell>
          <table:table-cell office:value-type="float" office:value="421666" calcext:value-type="float">
            <text:p>421666</text:p>
          </table:table-cell>
          <table:table-cell office:value-type="float" office:value="252866" calcext:value-type="float">
            <text:p>252866</text:p>
          </table:table-cell>
          <table:table-cell office:value-type="float" office:value="924754" calcext:value-type="float">
            <text:p>924754</text:p>
          </table:table-cell>
          <table:table-cell office:value-type="float" office:value="201690" calcext:value-type="float">
            <text:p>201690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table:number-columns-repeated="3"/>
          <table:table-cell office:value-type="float" office:value="39839" calcext:value-type="float">
            <text:p>39839</text:p>
          </table:table-cell>
          <table:table-cell office:value-type="float" office:value="44621" calcext:value-type="float">
            <text:p>44621</text:p>
          </table:table-cell>
          <table:table-cell office:value-type="float" office:value="398293" calcext:value-type="float">
            <text:p>398293</text:p>
          </table:table-cell>
          <table:table-cell office:value-type="float" office:value="187215" calcext:value-type="float">
            <text:p>187215</text:p>
          </table:table-cell>
          <table:table-cell office:value-type="float" office:value="919689" calcext:value-type="float">
            <text:p>919689</text:p>
          </table:table-cell>
          <table:table-cell office:value-type="float" office:value="67375" calcext:value-type="float">
            <text:p>67375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table:number-columns-repeated="3"/>
          <table:table-cell office:value-type="float" office:value="235309" calcext:value-type="float">
            <text:p>235309</text:p>
          </table:table-cell>
          <table:table-cell office:value-type="float" office:value="-30913" calcext:value-type="float">
            <text:p>-30913</text:p>
          </table:table-cell>
          <table:table-cell office:value-type="float" office:value="417269" calcext:value-type="float">
            <text:p>417269</text:p>
          </table:table-cell>
          <table:table-cell office:value-type="float" office:value="180223" calcext:value-type="float">
            <text:p>180223</text:p>
          </table:table-cell>
          <table:table-cell office:value-type="float" office:value="939395" calcext:value-type="float">
            <text:p>939395</text:p>
          </table:table-cell>
          <table:table-cell office:value-type="float" office:value="139585" calcext:value-type="float">
            <text:p>139585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table:number-columns-repeated="3"/>
          <table:table-cell office:value-type="float" office:value="85540" calcext:value-type="float">
            <text:p>85540</text:p>
          </table:table-cell>
          <table:table-cell office:value-type="float" office:value="-200830" calcext:value-type="float">
            <text:p>-200830</text:p>
          </table:table-cell>
          <table:table-cell office:value-type="float" office:value="351814" calcext:value-type="float">
            <text:p>351814</text:p>
          </table:table-cell>
          <table:table-cell office:value-type="float" office:value="174498" calcext:value-type="float">
            <text:p>174498</text:p>
          </table:table-cell>
          <table:table-cell office:value-type="float" office:value="642694" calcext:value-type="float">
            <text:p>642694</text:p>
          </table:table-cell>
          <table:table-cell office:value-type="float" office:value="-66598" calcext:value-type="float">
            <text:p>-66598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table:number-columns-repeated="3"/>
          <table:table-cell office:value-type="float" office:value="15298" calcext:value-type="float">
            <text:p>15298</text:p>
          </table:table-cell>
          <table:table-cell office:value-type="float" office:value="-91490" calcext:value-type="float">
            <text:p>-91490</text:p>
          </table:table-cell>
          <table:table-cell office:value-type="float" office:value="435270" calcext:value-type="float">
            <text:p>435270</text:p>
          </table:table-cell>
          <table:table-cell office:value-type="float" office:value="341992" calcext:value-type="float">
            <text:p>341992</text:p>
          </table:table-cell>
          <table:table-cell office:value-type="float" office:value="952856" calcext:value-type="float">
            <text:p>952856</text:p>
          </table:table-cell>
          <table:table-cell office:value-type="float" office:value="36222" calcext:value-type="float">
            <text:p>36222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table:number-columns-repeated="3"/>
          <table:table-cell office:value-type="float" office:value="-246268" calcext:value-type="float">
            <text:p>-246268</text:p>
          </table:table-cell>
          <table:table-cell office:value-type="float" office:value="-133448" calcext:value-type="float">
            <text:p>-133448</text:p>
          </table:table-cell>
          <table:table-cell office:value-type="float" office:value="342400" calcext:value-type="float">
            <text:p>342400</text:p>
          </table:table-cell>
          <table:table-cell office:value-type="float" office:value="266200" calcext:value-type="float">
            <text:p>266200</text:p>
          </table:table-cell>
          <table:table-cell office:value-type="float" office:value="745992" calcext:value-type="float">
            <text:p>745992</text:p>
          </table:table-cell>
          <table:table-cell office:value-type="float" office:value="-11162" calcext:value-type="float">
            <text:p>-11162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table:number-columns-repeated="3"/>
          <table:table-cell office:value-type="float" office:value="7096" calcext:value-type="float">
            <text:p>7096</text:p>
          </table:table-cell>
          <table:table-cell office:value-type="float" office:value="-57376" calcext:value-type="float">
            <text:p>-57376</text:p>
          </table:table-cell>
          <table:table-cell office:value-type="float" office:value="458698" calcext:value-type="float">
            <text:p>458698</text:p>
          </table:table-cell>
          <table:table-cell office:value-type="float" office:value="292698" calcext:value-type="float">
            <text:p>292698</text:p>
          </table:table-cell>
          <table:table-cell office:value-type="float" office:value="1074634" calcext:value-type="float">
            <text:p>1074634</text:p>
          </table:table-cell>
          <table:table-cell office:value-type="float" office:value="128952" calcext:value-type="float">
            <text:p>128952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table:number-columns-repeated="3"/>
          <table:table-cell office:value-type="float" office:value="176792" calcext:value-type="float">
            <text:p>176792</text:p>
          </table:table-cell>
          <table:table-cell office:value-type="float" office:value="-43154" calcext:value-type="float">
            <text:p>-43154</text:p>
          </table:table-cell>
          <table:table-cell office:value-type="float" office:value="397522" calcext:value-type="float">
            <text:p>397522</text:p>
          </table:table-cell>
          <table:table-cell office:value-type="float" office:value="266552" calcext:value-type="float">
            <text:p>266552</text:p>
          </table:table-cell>
          <table:table-cell office:value-type="float" office:value="985016" calcext:value-type="float">
            <text:p>985016</text:p>
          </table:table-cell>
          <table:table-cell office:value-type="float" office:value="157098" calcext:value-type="float">
            <text:p>157098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table:number-columns-repeated="3"/>
          <table:table-cell office:value-type="float" office:value="-72809" calcext:value-type="float">
            <text:p>-72809</text:p>
          </table:table-cell>
          <table:table-cell office:value-type="float" office:value="-77919" calcext:value-type="float">
            <text:p>-77919</text:p>
          </table:table-cell>
          <table:table-cell office:value-type="float" office:value="400009" calcext:value-type="float">
            <text:p>400009</text:p>
          </table:table-cell>
          <table:table-cell office:value-type="float" office:value="290127" calcext:value-type="float">
            <text:p>290127</text:p>
          </table:table-cell>
          <table:table-cell office:value-type="float" office:value="933909" calcext:value-type="float">
            <text:p>933909</text:p>
          </table:table-cell>
          <table:table-cell office:value-type="float" office:value="-26557" calcext:value-type="float">
            <text:p>-26557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table:number-columns-repeated="3"/>
          <table:table-cell office:value-type="float" office:value="-106499" calcext:value-type="float">
            <text:p>-106499</text:p>
          </table:table-cell>
          <table:table-cell office:value-type="float" office:value="-171645" calcext:value-type="float">
            <text:p>-171645</text:p>
          </table:table-cell>
          <table:table-cell office:value-type="float" office:value="334779" calcext:value-type="float">
            <text:p>334779</text:p>
          </table:table-cell>
          <table:table-cell office:value-type="float" office:value="156211" calcext:value-type="float">
            <text:p>156211</text:p>
          </table:table-cell>
          <table:table-cell office:value-type="float" office:value="760443" calcext:value-type="float">
            <text:p>760443</text:p>
          </table:table-cell>
          <table:table-cell office:value-type="float" office:value="111143" calcext:value-type="float">
            <text:p>111143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table:number-columns-repeated="3"/>
          <table:table-cell office:value-type="float" office:value="-94432" calcext:value-type="float">
            <text:p>-94432</text:p>
          </table:table-cell>
          <table:table-cell office:value-type="float" office:value="-174766" calcext:value-type="float">
            <text:p>-174766</text:p>
          </table:table-cell>
          <table:table-cell office:value-type="float" office:value="434390" calcext:value-type="float">
            <text:p>434390</text:p>
          </table:table-cell>
          <table:table-cell office:value-type="float" office:value="-4420" calcext:value-type="float">
            <text:p>-4420</text:p>
          </table:table-cell>
          <table:table-cell office:value-type="float" office:value="867878" calcext:value-type="float">
            <text:p>867878</text:p>
          </table:table-cell>
          <table:table-cell office:value-type="float" office:value="11566" calcext:value-type="float">
            <text:p>11566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table:number-columns-repeated="3"/>
          <table:table-cell office:value-type="float" office:value="-3357" calcext:value-type="float">
            <text:p>-3357</text:p>
          </table:table-cell>
          <table:table-cell office:value-type="float" office:value="-35575" calcext:value-type="float">
            <text:p>-35575</text:p>
          </table:table-cell>
          <table:table-cell office:value-type="float" office:value="437393" calcext:value-type="float">
            <text:p>437393</text:p>
          </table:table-cell>
          <table:table-cell office:value-type="float" office:value="438333" calcext:value-type="float">
            <text:p>438333</text:p>
          </table:table-cell>
          <table:table-cell office:value-type="float" office:value="1059037" calcext:value-type="float">
            <text:p>1059037</text:p>
          </table:table-cell>
          <table:table-cell office:value-type="float" office:value="35033" calcext:value-type="float">
            <text:p>35033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table:number-columns-repeated="3"/>
          <table:table-cell office:value-type="float" office:value="178346" calcext:value-type="float">
            <text:p>178346</text:p>
          </table:table-cell>
          <table:table-cell office:value-type="float" office:value="24790" calcext:value-type="float">
            <text:p>24790</text:p>
          </table:table-cell>
          <table:table-cell office:value-type="float" office:value="568604" calcext:value-type="float">
            <text:p>568604</text:p>
          </table:table-cell>
          <table:table-cell office:value-type="float" office:value="400440" calcext:value-type="float">
            <text:p>400440</text:p>
          </table:table-cell>
          <table:table-cell office:value-type="float" office:value="1202044" calcext:value-type="float">
            <text:p>1202044</text:p>
          </table:table-cell>
          <table:table-cell office:value-type="float" office:value="-10570" calcext:value-type="float">
            <text:p>-10570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table:number-columns-repeated="3"/>
          <table:table-cell office:value-type="float" office:value="65633" calcext:value-type="float">
            <text:p>65633</text:p>
          </table:table-cell>
          <table:table-cell office:value-type="float" office:value="-35413" calcext:value-type="float">
            <text:p>-35413</text:p>
          </table:table-cell>
          <table:table-cell office:value-type="float" office:value="366629" calcext:value-type="float">
            <text:p>366629</text:p>
          </table:table-cell>
          <table:table-cell office:value-type="float" office:value="396789" calcext:value-type="float">
            <text:p>396789</text:p>
          </table:table-cell>
          <table:table-cell office:value-type="float" office:value="918933" calcext:value-type="float">
            <text:p>918933</text:p>
          </table:table-cell>
          <table:table-cell office:value-type="float" office:value="-73213" calcext:value-type="float">
            <text:p>-73213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table:number-columns-repeated="3"/>
          <table:table-cell office:value-type="float" office:value="-150213" calcext:value-type="float">
            <text:p>-150213</text:p>
          </table:table-cell>
          <table:table-cell office:value-type="float" office:value="-61047" calcext:value-type="float">
            <text:p>-61047</text:p>
          </table:table-cell>
          <table:table-cell office:value-type="float" office:value="247447" calcext:value-type="float">
            <text:p>247447</text:p>
          </table:table-cell>
          <table:table-cell office:value-type="float" office:value="261323" calcext:value-type="float">
            <text:p>261323</text:p>
          </table:table-cell>
          <table:table-cell office:value-type="float" office:value="746625" calcext:value-type="float">
            <text:p>746625</text:p>
          </table:table-cell>
          <table:table-cell office:value-type="float" office:value="33715" calcext:value-type="float">
            <text:p>33715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table:number-columns-repeated="3"/>
          <table:table-cell office:value-type="float" office:value="108371" calcext:value-type="float">
            <text:p>108371</text:p>
          </table:table-cell>
          <table:table-cell office:value-type="float" office:value="-12335" calcext:value-type="float">
            <text:p>-12335</text:p>
          </table:table-cell>
          <table:table-cell office:value-type="float" office:value="357335" calcext:value-type="float">
            <text:p>357335</text:p>
          </table:table-cell>
          <table:table-cell office:value-type="float" office:value="186443" calcext:value-type="float">
            <text:p>186443</text:p>
          </table:table-cell>
          <table:table-cell office:value-type="float" office:value="839463" calcext:value-type="float">
            <text:p>839463</text:p>
          </table:table-cell>
          <table:table-cell office:value-type="float" office:value="101271" calcext:value-type="float">
            <text:p>101271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table:number-columns-repeated="3"/>
          <table:table-cell office:value-type="float" office:value="-105418" calcext:value-type="float">
            <text:p>-105418</text:p>
          </table:table-cell>
          <table:table-cell office:value-type="float" office:value="-22370" calcext:value-type="float">
            <text:p>-22370</text:p>
          </table:table-cell>
          <table:table-cell office:value-type="float" office:value="648164" calcext:value-type="float">
            <text:p>648164</text:p>
          </table:table-cell>
          <table:table-cell office:value-type="float" office:value="573546" calcext:value-type="float">
            <text:p>573546</text:p>
          </table:table-cell>
          <table:table-cell office:value-type="float" office:value="1490860" calcext:value-type="float">
            <text:p>1490860</text:p>
          </table:table-cell>
          <table:table-cell office:value-type="float" office:value="6852" calcext:value-type="float">
            <text:p>6852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table:number-columns-repeated="3"/>
          <table:table-cell office:value-type="float" office:value="-4782" calcext:value-type="float">
            <text:p>-4782</text:p>
          </table:table-cell>
          <table:table-cell office:value-type="float" office:value="-288276" calcext:value-type="float">
            <text:p>-288276</text:p>
          </table:table-cell>
          <table:table-cell office:value-type="float" office:value="455722" calcext:value-type="float">
            <text:p>455722</text:p>
          </table:table-cell>
          <table:table-cell office:value-type="float" office:value="457316" calcext:value-type="float">
            <text:p>457316</text:p>
          </table:table-cell>
          <table:table-cell office:value-type="float" office:value="1123558" calcext:value-type="float">
            <text:p>1123558</text:p>
          </table:table-cell>
          <table:table-cell office:value-type="float" office:value="-17256" calcext:value-type="float">
            <text:p>-17256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table:number-columns-repeated="3"/>
          <table:table-cell office:value-type="float" office:value="-120290" calcext:value-type="float">
            <text:p>-120290</text:p>
          </table:table-cell>
          <table:table-cell office:value-type="float" office:value="27028" calcext:value-type="float">
            <text:p>27028</text:p>
          </table:table-cell>
          <table:table-cell office:value-type="float" office:value="610794" calcext:value-type="float">
            <text:p>610794</text:p>
          </table:table-cell>
          <table:table-cell office:value-type="float" office:value="439712" calcext:value-type="float">
            <text:p>439712</text:p>
          </table:table-cell>
          <table:table-cell office:value-type="float" office:value="1364414" calcext:value-type="float">
            <text:p>1364414</text:p>
          </table:table-cell>
          <table:table-cell office:value-type="float" office:value="12646" calcext:value-type="float">
            <text:p>12646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table:number-columns-repeated="3"/>
          <table:table-cell office:value-type="float" office:value="66132" calcext:value-type="float">
            <text:p>66132</text:p>
          </table:table-cell>
          <table:table-cell office:value-type="float" office:value="74154" calcext:value-type="float">
            <text:p>74154</text:p>
          </table:table-cell>
          <table:table-cell office:value-type="float" office:value="438006" calcext:value-type="float">
            <text:p>438006</text:p>
          </table:table-cell>
          <table:table-cell office:value-type="float" office:value="325338" calcext:value-type="float">
            <text:p>325338</text:p>
          </table:table-cell>
          <table:table-cell office:value-type="float" office:value="1013522" calcext:value-type="float">
            <text:p>1013522</text:p>
          </table:table-cell>
          <table:table-cell office:value-type="float" office:value="51284" calcext:value-type="float">
            <text:p>51284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table:number-columns-repeated="3"/>
          <table:table-cell office:value-type="float" office:value="-36561" calcext:value-type="float">
            <text:p>-36561</text:p>
          </table:table-cell>
          <table:table-cell office:value-type="float" office:value="26079" calcext:value-type="float">
            <text:p>26079</text:p>
          </table:table-cell>
          <table:table-cell office:value-type="float" office:value="667333" calcext:value-type="float">
            <text:p>667333</text:p>
          </table:table-cell>
          <table:table-cell office:value-type="float" office:value="512727" calcext:value-type="float">
            <text:p>512727</text:p>
          </table:table-cell>
          <table:table-cell office:value-type="float" office:value="1491653" calcext:value-type="float">
            <text:p>1491653</text:p>
          </table:table-cell>
          <table:table-cell office:value-type="float" office:value="46197" calcext:value-type="float">
            <text:p>46197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table:number-columns-repeated="3"/>
          <table:table-cell office:value-type="float" office:value="270563" calcext:value-type="float">
            <text:p>270563</text:p>
          </table:table-cell>
          <table:table-cell office:value-type="float" office:value="12651" calcext:value-type="float">
            <text:p>12651</text:p>
          </table:table-cell>
          <table:table-cell office:value-type="float" office:value="250031" calcext:value-type="float">
            <text:p>250031</text:p>
          </table:table-cell>
          <table:table-cell office:value-type="float" office:value="46821" calcext:value-type="float">
            <text:p>46821</text:p>
          </table:table-cell>
          <table:table-cell office:value-type="float" office:value="561301" calcext:value-type="float">
            <text:p>561301</text:p>
          </table:table-cell>
          <table:table-cell office:value-type="float" office:value="26289" calcext:value-type="float">
            <text:p>26289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table:number-columns-repeated="3"/>
          <table:table-cell office:value-type="float" office:value="135906" calcext:value-type="float">
            <text:p>135906</text:p>
          </table:table-cell>
          <table:table-cell office:value-type="float" office:value="-72800" calcext:value-type="float">
            <text:p>-72800</text:p>
          </table:table-cell>
          <table:table-cell office:value-type="float" office:value="373814" calcext:value-type="float">
            <text:p>373814</text:p>
          </table:table-cell>
          <table:table-cell office:value-type="float" office:value="236004" calcext:value-type="float">
            <text:p>236004</text:p>
          </table:table-cell>
          <table:table-cell office:value-type="float" office:value="791374" calcext:value-type="float">
            <text:p>791374</text:p>
          </table:table-cell>
          <table:table-cell office:value-type="float" office:value="21612" calcext:value-type="float">
            <text:p>21612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table:number-columns-repeated="3"/>
          <table:table-cell office:value-type="float" office:value="-67446" calcext:value-type="float">
            <text:p>-67446</text:p>
          </table:table-cell>
          <table:table-cell office:value-type="float" office:value="55076" calcext:value-type="float">
            <text:p>55076</text:p>
          </table:table-cell>
          <table:table-cell office:value-type="float" office:value="457490" calcext:value-type="float">
            <text:p>457490</text:p>
          </table:table-cell>
          <table:table-cell office:value-type="float" office:value="440088" calcext:value-type="float">
            <text:p>440088</text:p>
          </table:table-cell>
          <table:table-cell office:value-type="float" office:value="1088784" calcext:value-type="float">
            <text:p>1088784</text:p>
          </table:table-cell>
          <table:table-cell office:value-type="float" office:value="-5844" calcext:value-type="float">
            <text:p>-5844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table:number-columns-repeated="3"/>
          <table:table-cell office:value-type="float" office:value="112676" calcext:value-type="float">
            <text:p>112676</text:p>
          </table:table-cell>
          <table:table-cell office:value-type="float" office:value="-164510" calcext:value-type="float">
            <text:p>-164510</text:p>
          </table:table-cell>
          <table:table-cell office:value-type="float" office:value="276410" calcext:value-type="float">
            <text:p>276410</text:p>
          </table:table-cell>
          <table:table-cell office:value-type="float" office:value="99658" calcext:value-type="float">
            <text:p>99658</text:p>
          </table:table-cell>
          <table:table-cell office:value-type="float" office:value="680080" calcext:value-type="float">
            <text:p>680080</text:p>
          </table:table-cell>
          <table:table-cell office:value-type="float" office:value="41826" calcext:value-type="float">
            <text:p>41826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table:number-columns-repeated="3"/>
          <table:table-cell office:value-type="float" office:value="-65207" calcext:value-type="float">
            <text:p>-65207</text:p>
          </table:table-cell>
          <table:table-cell office:value-type="float" office:value="47187" calcext:value-type="float">
            <text:p>47187</text:p>
          </table:table-cell>
          <table:table-cell office:value-type="float" office:value="705459" calcext:value-type="float">
            <text:p>705459</text:p>
          </table:table-cell>
          <table:table-cell office:value-type="float" office:value="541019" calcext:value-type="float">
            <text:p>541019</text:p>
          </table:table-cell>
          <table:table-cell office:value-type="float" office:value="1462159" calcext:value-type="float">
            <text:p>1462159</text:p>
          </table:table-cell>
          <table:table-cell office:value-type="float" office:value="81809" calcext:value-type="float">
            <text:p>81809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table:number-columns-repeated="3"/>
          <table:table-cell office:value-type="float" office:value="337313" calcext:value-type="float">
            <text:p>337313</text:p>
          </table:table-cell>
          <table:table-cell office:value-type="float" office:value="11241" calcext:value-type="float">
            <text:p>11241</text:p>
          </table:table-cell>
          <table:table-cell office:value-type="float" office:value="298275" calcext:value-type="float">
            <text:p>298275</text:p>
          </table:table-cell>
          <table:table-cell office:value-type="float" office:value="223961" calcext:value-type="float">
            <text:p>223961</text:p>
          </table:table-cell>
          <table:table-cell office:value-type="float" office:value="816957" calcext:value-type="float">
            <text:p>816957</text:p>
          </table:table-cell>
          <table:table-cell office:value-type="float" office:value="65857" calcext:value-type="float">
            <text:p>65857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table:number-columns-repeated="3"/>
          <table:table-cell office:value-type="float" office:value="-17983" calcext:value-type="float">
            <text:p>-17983</text:p>
          </table:table-cell>
          <table:table-cell office:value-type="float" office:value="35097" calcext:value-type="float">
            <text:p>35097</text:p>
          </table:table-cell>
          <table:table-cell office:value-type="float" office:value="454343" calcext:value-type="float">
            <text:p>454343</text:p>
          </table:table-cell>
          <table:table-cell office:value-type="float" office:value="224425" calcext:value-type="float">
            <text:p>224425</text:p>
          </table:table-cell>
          <table:table-cell office:value-type="float" office:value="1017889" calcext:value-type="float">
            <text:p>1017889</text:p>
          </table:table-cell>
          <table:table-cell office:value-type="float" office:value="87315" calcext:value-type="float">
            <text:p>87315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table:number-columns-repeated="3"/>
          <table:table-cell office:value-type="float" office:value="76635" calcext:value-type="float">
            <text:p>76635</text:p>
          </table:table-cell>
          <table:table-cell office:value-type="float" office:value="42545" calcext:value-type="float">
            <text:p>42545</text:p>
          </table:table-cell>
          <table:table-cell office:value-type="float" office:value="473807" calcext:value-type="float">
            <text:p>473807</text:p>
          </table:table-cell>
          <table:table-cell office:value-type="float" office:value="407519" calcext:value-type="float">
            <text:p>407519</text:p>
          </table:table-cell>
          <table:table-cell office:value-type="float" office:value="1119977" calcext:value-type="float">
            <text:p>1119977</text:p>
          </table:table-cell>
          <table:table-cell office:value-type="float" office:value="120511" calcext:value-type="float">
            <text:p>12051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table:number-columns-repeated="3"/>
          <table:table-cell office:value-type="float" office:value="85019" calcext:value-type="float">
            <text:p>85019</text:p>
          </table:table-cell>
          <table:table-cell office:value-type="float" office:value="-109477" calcext:value-type="float">
            <text:p>-109477</text:p>
          </table:table-cell>
          <table:table-cell office:value-type="float" office:value="375179" calcext:value-type="float">
            <text:p>375179</text:p>
          </table:table-cell>
          <table:table-cell office:value-type="float" office:value="355981" calcext:value-type="float">
            <text:p>355981</text:p>
          </table:table-cell>
          <table:table-cell office:value-type="float" office:value="865753" calcext:value-type="float">
            <text:p>865753</text:p>
          </table:table-cell>
          <table:table-cell office:value-type="float" office:value="-69829" calcext:value-type="float">
            <text:p>-69829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table:number-columns-repeated="3"/>
          <table:table-cell office:value-type="float" office:value="-53682" calcext:value-type="float">
            <text:p>-53682</text:p>
          </table:table-cell>
          <table:table-cell office:value-type="float" office:value="-123252" calcext:value-type="float">
            <text:p>-123252</text:p>
          </table:table-cell>
          <table:table-cell office:value-type="float" office:value="274628" calcext:value-type="float">
            <text:p>274628</text:p>
          </table:table-cell>
          <table:table-cell office:value-type="float" office:value="263304" calcext:value-type="float">
            <text:p>263304</text:p>
          </table:table-cell>
          <table:table-cell office:value-type="float" office:value="890206" calcext:value-type="float">
            <text:p>890206</text:p>
          </table:table-cell>
          <table:table-cell office:value-type="float" office:value="-41260" calcext:value-type="float">
            <text:p>-41260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table:number-columns-repeated="3"/>
          <table:table-cell office:value-type="float" office:value="-18550" calcext:value-type="float">
            <text:p>-18550</text:p>
          </table:table-cell>
          <table:table-cell office:value-type="float" office:value="4236" calcext:value-type="float">
            <text:p>4236</text:p>
          </table:table-cell>
          <table:table-cell office:value-type="float" office:value="426406" calcext:value-type="float">
            <text:p>426406</text:p>
          </table:table-cell>
          <table:table-cell office:value-type="float" office:value="210202" calcext:value-type="float">
            <text:p>210202</text:p>
          </table:table-cell>
          <table:table-cell office:value-type="float" office:value="958386" calcext:value-type="float">
            <text:p>958386</text:p>
          </table:table-cell>
          <table:table-cell office:value-type="float" office:value="12480" calcext:value-type="float">
            <text:p>12480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table:number-columns-repeated="3"/>
          <table:table-cell office:value-type="float" office:value="-137035" calcext:value-type="float">
            <text:p>-137035</text:p>
          </table:table-cell>
          <table:table-cell office:value-type="float" office:value="-148789" calcext:value-type="float">
            <text:p>-148789</text:p>
          </table:table-cell>
          <table:table-cell office:value-type="float" office:value="243797" calcext:value-type="float">
            <text:p>243797</text:p>
          </table:table-cell>
          <table:table-cell office:value-type="float" office:value="204871" calcext:value-type="float">
            <text:p>204871</text:p>
          </table:table-cell>
          <table:table-cell office:value-type="float" office:value="697513" calcext:value-type="float">
            <text:p>697513</text:p>
          </table:table-cell>
          <table:table-cell office:value-type="float" office:value="131817" calcext:value-type="float">
            <text:p>131817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table:number-columns-repeated="3"/>
          <table:table-cell office:value-type="float" office:value="-196238" calcext:value-type="float">
            <text:p>-196238</text:p>
          </table:table-cell>
          <table:table-cell office:value-type="float" office:value="-84500" calcext:value-type="float">
            <text:p>-84500</text:p>
          </table:table-cell>
          <table:table-cell office:value-type="float" office:value="327070" calcext:value-type="float">
            <text:p>327070</text:p>
          </table:table-cell>
          <table:table-cell office:value-type="float" office:value="287582" calcext:value-type="float">
            <text:p>287582</text:p>
          </table:table-cell>
          <table:table-cell office:value-type="float" office:value="815586" calcext:value-type="float">
            <text:p>815586</text:p>
          </table:table-cell>
          <table:table-cell office:value-type="float" office:value="7320" calcext:value-type="float">
            <text:p>7320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table:number-columns-repeated="3"/>
          <table:table-cell office:value-type="float" office:value="-116569" calcext:value-type="float">
            <text:p>-116569</text:p>
          </table:table-cell>
          <table:table-cell office:value-type="float" office:value="-74397" calcext:value-type="float">
            <text:p>-74397</text:p>
          </table:table-cell>
          <table:table-cell office:value-type="float" office:value="294527" calcext:value-type="float">
            <text:p>294527</text:p>
          </table:table-cell>
          <table:table-cell office:value-type="float" office:value="292907" calcext:value-type="float">
            <text:p>292907</text:p>
          </table:table-cell>
          <table:table-cell office:value-type="float" office:value="817831" calcext:value-type="float">
            <text:p>817831</text:p>
          </table:table-cell>
          <table:table-cell office:value-type="float" office:value="-92879" calcext:value-type="float">
            <text:p>-92879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table:number-columns-repeated="3"/>
          <table:table-cell office:value-type="float" office:value="-82679" calcext:value-type="float">
            <text:p>-82679</text:p>
          </table:table-cell>
          <table:table-cell office:value-type="float" office:value="43113" calcext:value-type="float">
            <text:p>43113</text:p>
          </table:table-cell>
          <table:table-cell office:value-type="float" office:value="598225" calcext:value-type="float">
            <text:p>598225</text:p>
          </table:table-cell>
          <table:table-cell office:value-type="float" office:value="515625" calcext:value-type="float">
            <text:p>515625</text:p>
          </table:table-cell>
          <table:table-cell office:value-type="float" office:value="1374797" calcext:value-type="float">
            <text:p>1374797</text:p>
          </table:table-cell>
          <table:table-cell office:value-type="float" office:value="26963" calcext:value-type="float">
            <text:p>26963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table:number-columns-repeated="3"/>
          <table:table-cell office:value-type="float" office:value="54255" calcext:value-type="float">
            <text:p>54255</text:p>
          </table:table-cell>
          <table:table-cell office:value-type="float" office:value="74871" calcext:value-type="float">
            <text:p>74871</text:p>
          </table:table-cell>
          <table:table-cell office:value-type="float" office:value="679777" calcext:value-type="float">
            <text:p>679777</text:p>
          </table:table-cell>
          <table:table-cell office:value-type="float" office:value="574075" calcext:value-type="float">
            <text:p>574075</text:p>
          </table:table-cell>
          <table:table-cell office:value-type="float" office:value="1584047" calcext:value-type="float">
            <text:p>1584047</text:p>
          </table:table-cell>
          <table:table-cell office:value-type="float" office:value="82265" calcext:value-type="float">
            <text:p>82265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table:number-columns-repeated="3"/>
          <table:table-cell office:value-type="float" office:value="60147" calcext:value-type="float">
            <text:p>60147</text:p>
          </table:table-cell>
          <table:table-cell office:value-type="float" office:value="-51957" calcext:value-type="float">
            <text:p>-51957</text:p>
          </table:table-cell>
          <table:table-cell office:value-type="float" office:value="376815" calcext:value-type="float">
            <text:p>376815</text:p>
          </table:table-cell>
          <table:table-cell office:value-type="float" office:value="263337" calcext:value-type="float">
            <text:p>263337</text:p>
          </table:table-cell>
          <table:table-cell office:value-type="float" office:value="954225" calcext:value-type="float">
            <text:p>954225</text:p>
          </table:table-cell>
          <table:table-cell office:value-type="float" office:value="98607" calcext:value-type="float">
            <text:p>98607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table:number-columns-repeated="3"/>
          <table:table-cell office:value-type="float" office:value="32283" calcext:value-type="float">
            <text:p>32283</text:p>
          </table:table-cell>
          <table:table-cell office:value-type="float" office:value="70995" calcext:value-type="float">
            <text:p>70995</text:p>
          </table:table-cell>
          <table:table-cell office:value-type="float" office:value="506119" calcext:value-type="float">
            <text:p>506119</text:p>
          </table:table-cell>
          <table:table-cell office:value-type="float" office:value="404789" calcext:value-type="float">
            <text:p>404789</text:p>
          </table:table-cell>
          <table:table-cell office:value-type="float" office:value="1137305" calcext:value-type="float">
            <text:p>1137305</text:p>
          </table:table-cell>
          <table:table-cell office:value-type="float" office:value="58861" calcext:value-type="float">
            <text:p>58861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table:number-columns-repeated="3"/>
          <table:table-cell office:value-type="float" office:value="197605" calcext:value-type="float">
            <text:p>197605</text:p>
          </table:table-cell>
          <table:table-cell office:value-type="float" office:value="73011" calcext:value-type="float">
            <text:p>73011</text:p>
          </table:table-cell>
          <table:table-cell office:value-type="float" office:value="554719" calcext:value-type="float">
            <text:p>554719</text:p>
          </table:table-cell>
          <table:table-cell office:value-type="float" office:value="210745" calcext:value-type="float">
            <text:p>210745</text:p>
          </table:table-cell>
          <table:table-cell office:value-type="float" office:value="1001761" calcext:value-type="float">
            <text:p>1001761</text:p>
          </table:table-cell>
          <table:table-cell office:value-type="float" office:value="87235" calcext:value-type="float">
            <text:p>8723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table:number-columns-repeated="3"/>
          <table:table-cell office:value-type="float" office:value="-59465" calcext:value-type="float">
            <text:p>-59465</text:p>
          </table:table-cell>
          <table:table-cell office:value-type="float" office:value="-83869" calcext:value-type="float">
            <text:p>-83869</text:p>
          </table:table-cell>
          <table:table-cell office:value-type="float" office:value="388901" calcext:value-type="float">
            <text:p>388901</text:p>
          </table:table-cell>
          <table:table-cell office:value-type="float" office:value="293231" calcext:value-type="float">
            <text:p>293231</text:p>
          </table:table-cell>
          <table:table-cell office:value-type="float" office:value="883459" calcext:value-type="float">
            <text:p>883459</text:p>
          </table:table-cell>
          <table:table-cell office:value-type="float" office:value="7863" calcext:value-type="float">
            <text:p>7863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table:number-columns-repeated="3"/>
          <table:table-cell office:value-type="float" office:value="57707" calcext:value-type="float">
            <text:p>57707</text:p>
          </table:table-cell>
          <table:table-cell office:value-type="float" office:value="-132137" calcext:value-type="float">
            <text:p>-132137</text:p>
          </table:table-cell>
          <table:table-cell office:value-type="float" office:value="412153" calcext:value-type="float">
            <text:p>412153</text:p>
          </table:table-cell>
          <table:table-cell office:value-type="float" office:value="408829" calcext:value-type="float">
            <text:p>408829</text:p>
          </table:table-cell>
          <table:table-cell office:value-type="float" office:value="1089861" calcext:value-type="float">
            <text:p>1089861</text:p>
          </table:table-cell>
          <table:table-cell office:value-type="float" office:value="59771" calcext:value-type="float">
            <text:p>59771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table:number-columns-repeated="3"/>
          <table:table-cell office:value-type="float" office:value="-74498" calcext:value-type="float">
            <text:p>-74498</text:p>
          </table:table-cell>
          <table:table-cell office:value-type="float" office:value="-133752" calcext:value-type="float">
            <text:p>-133752</text:p>
          </table:table-cell>
          <table:table-cell office:value-type="float" office:value="276062" calcext:value-type="float">
            <text:p>276062</text:p>
          </table:table-cell>
          <table:table-cell office:value-type="float" office:value="250068" calcext:value-type="float">
            <text:p>250068</text:p>
          </table:table-cell>
          <table:table-cell office:value-type="float" office:value="877672" calcext:value-type="float">
            <text:p>877672</text:p>
          </table:table-cell>
          <table:table-cell office:value-type="float" office:value="-38882" calcext:value-type="float">
            <text:p>-38882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table:number-columns-repeated="3"/>
          <table:table-cell office:value-type="float" office:value="-140918" calcext:value-type="float">
            <text:p>-140918</text:p>
          </table:table-cell>
          <table:table-cell office:value-type="float" office:value="-297328" calcext:value-type="float">
            <text:p>-297328</text:p>
          </table:table-cell>
          <table:table-cell office:value-type="float" office:value="278320" calcext:value-type="float">
            <text:p>278320</text:p>
          </table:table-cell>
          <table:table-cell office:value-type="float" office:value="297186" calcext:value-type="float">
            <text:p>297186</text:p>
          </table:table-cell>
          <table:table-cell office:value-type="float" office:value="646186" calcext:value-type="float">
            <text:p>646186</text:p>
          </table:table-cell>
          <table:table-cell office:value-type="float" office:value="-79806" calcext:value-type="float">
            <text:p>-7980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table:number-columns-repeated="3"/>
          <table:table-cell office:value-type="float" office:value="-74230" calcext:value-type="float">
            <text:p>-74230</text:p>
          </table:table-cell>
          <table:table-cell office:value-type="float" office:value="91696" calcext:value-type="float">
            <text:p>91696</text:p>
          </table:table-cell>
          <table:table-cell office:value-type="float" office:value="577720" calcext:value-type="float">
            <text:p>577720</text:p>
          </table:table-cell>
          <table:table-cell office:value-type="float" office:value="414654" calcext:value-type="float">
            <text:p>414654</text:p>
          </table:table-cell>
          <table:table-cell office:value-type="float" office:value="1379258" calcext:value-type="float">
            <text:p>1379258</text:p>
          </table:table-cell>
          <table:table-cell office:value-type="float" office:value="213986" calcext:value-type="float">
            <text:p>213986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table:number-columns-repeated="3"/>
          <table:table-cell office:value-type="float" office:value="-270891" calcext:value-type="float">
            <text:p>-270891</text:p>
          </table:table-cell>
          <table:table-cell office:value-type="float" office:value="-139279" calcext:value-type="float">
            <text:p>-139279</text:p>
          </table:table-cell>
          <table:table-cell office:value-type="float" office:value="325427" calcext:value-type="float">
            <text:p>325427</text:p>
          </table:table-cell>
          <table:table-cell office:value-type="float" office:value="225271" calcext:value-type="float">
            <text:p>225271</text:p>
          </table:table-cell>
          <table:table-cell office:value-type="float" office:value="713775" calcext:value-type="float">
            <text:p>713775</text:p>
          </table:table-cell>
          <table:table-cell office:value-type="float" office:value="-18655" calcext:value-type="float">
            <text:p>-18655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table:number-columns-repeated="3"/>
          <table:table-cell office:value-type="float" office:value="-91678" calcext:value-type="float">
            <text:p>-91678</text:p>
          </table:table-cell>
          <table:table-cell office:value-type="float" office:value="241016" calcext:value-type="float">
            <text:p>241016</text:p>
          </table:table-cell>
          <table:table-cell office:value-type="float" office:value="667802" calcext:value-type="float">
            <text:p>667802</text:p>
          </table:table-cell>
          <table:table-cell office:value-type="float" office:value="772628" calcext:value-type="float">
            <text:p>772628</text:p>
          </table:table-cell>
          <table:table-cell office:value-type="float" office:value="1805128" calcext:value-type="float">
            <text:p>1805128</text:p>
          </table:table-cell>
          <table:table-cell office:value-type="float" office:value="90372" calcext:value-type="float">
            <text:p>90372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table:number-columns-repeated="3"/>
          <table:table-cell office:value-type="float" office:value="-150747" calcext:value-type="float">
            <text:p>-150747</text:p>
          </table:table-cell>
          <table:table-cell office:value-type="float" office:value="-169379" calcext:value-type="float">
            <text:p>-169379</text:p>
          </table:table-cell>
          <table:table-cell office:value-type="float" office:value="468019" calcext:value-type="float">
            <text:p>468019</text:p>
          </table:table-cell>
          <table:table-cell office:value-type="float" office:value="369321" calcext:value-type="float">
            <text:p>369321</text:p>
          </table:table-cell>
          <table:table-cell office:value-type="float" office:value="996127" calcext:value-type="float">
            <text:p>996127</text:p>
          </table:table-cell>
          <table:table-cell office:value-type="float" office:value="-74575" calcext:value-type="float">
            <text:p>-74575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table:number-columns-repeated="3"/>
          <table:table-cell office:value-type="float" office:value="33837" calcext:value-type="float">
            <text:p>33837</text:p>
          </table:table-cell>
          <table:table-cell office:value-type="float" office:value="-68031" calcext:value-type="float">
            <text:p>-68031</text:p>
          </table:table-cell>
          <table:table-cell office:value-type="float" office:value="402103" calcext:value-type="float">
            <text:p>402103</text:p>
          </table:table-cell>
          <table:table-cell office:value-type="float" office:value="407417" calcext:value-type="float">
            <text:p>407417</text:p>
          </table:table-cell>
          <table:table-cell office:value-type="float" office:value="989573" calcext:value-type="float">
            <text:p>989573</text:p>
          </table:table-cell>
          <table:table-cell office:value-type="float" office:value="-99495" calcext:value-type="float">
            <text:p>-99495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table:number-columns-repeated="3"/>
          <table:table-cell office:value-type="float" office:value="151318" calcext:value-type="float">
            <text:p>151318</text:p>
          </table:table-cell>
          <table:table-cell office:value-type="float" office:value="315794" calcext:value-type="float">
            <text:p>315794</text:p>
          </table:table-cell>
          <table:table-cell office:value-type="float" office:value="550066" calcext:value-type="float">
            <text:p>550066</text:p>
          </table:table-cell>
          <table:table-cell office:value-type="float" office:value="530188" calcext:value-type="float">
            <text:p>530188</text:p>
          </table:table-cell>
          <table:table-cell office:value-type="float" office:value="1304408" calcext:value-type="float">
            <text:p>1304408</text:p>
          </table:table-cell>
          <table:table-cell office:value-type="float" office:value="141510" calcext:value-type="float">
            <text:p>141510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table:number-columns-repeated="3"/>
          <table:table-cell office:value-type="float" office:value="45791" calcext:value-type="float">
            <text:p>45791</text:p>
          </table:table-cell>
          <table:table-cell office:value-type="float" office:value="48033" calcext:value-type="float">
            <text:p>48033</text:p>
          </table:table-cell>
          <table:table-cell office:value-type="float" office:value="300653" calcext:value-type="float">
            <text:p>300653</text:p>
          </table:table-cell>
          <table:table-cell office:value-type="float" office:value="216637" calcext:value-type="float">
            <text:p>216637</text:p>
          </table:table-cell>
          <table:table-cell office:value-type="float" office:value="753559" calcext:value-type="float">
            <text:p>753559</text:p>
          </table:table-cell>
          <table:table-cell office:value-type="float" office:value="141441" calcext:value-type="float">
            <text:p>141441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table:number-columns-repeated="3"/>
          <table:table-cell office:value-type="float" office:value="112684" calcext:value-type="float">
            <text:p>112684</text:p>
          </table:table-cell>
          <table:table-cell office:value-type="float" office:value="89204" calcext:value-type="float">
            <text:p>89204</text:p>
          </table:table-cell>
          <table:table-cell office:value-type="float" office:value="449524" calcext:value-type="float">
            <text:p>449524</text:p>
          </table:table-cell>
          <table:table-cell office:value-type="float" office:value="313936" calcext:value-type="float">
            <text:p>313936</text:p>
          </table:table-cell>
          <table:table-cell office:value-type="float" office:value="1016676" calcext:value-type="float">
            <text:p>1016676</text:p>
          </table:table-cell>
          <table:table-cell office:value-type="float" office:value="62886" calcext:value-type="float">
            <text:p>6288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table:number-columns-repeated="3"/>
          <table:table-cell office:value-type="float" office:value="-95328" calcext:value-type="float">
            <text:p>-95328</text:p>
          </table:table-cell>
          <table:table-cell office:value-type="float" office:value="-131968" calcext:value-type="float">
            <text:p>-131968</text:p>
          </table:table-cell>
          <table:table-cell office:value-type="float" office:value="307716" calcext:value-type="float">
            <text:p>307716</text:p>
          </table:table-cell>
          <table:table-cell office:value-type="float" office:value="285632" calcext:value-type="float">
            <text:p>285632</text:p>
          </table:table-cell>
          <table:table-cell office:value-type="float" office:value="746412" calcext:value-type="float">
            <text:p>746412</text:p>
          </table:table-cell>
          <table:table-cell office:value-type="float" office:value="-47590" calcext:value-type="float">
            <text:p>-47590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table:number-columns-repeated="3"/>
          <table:table-cell office:value-type="float" office:value="-142292" calcext:value-type="float">
            <text:p>-142292</text:p>
          </table:table-cell>
          <table:table-cell office:value-type="float" office:value="-88538" calcext:value-type="float">
            <text:p>-88538</text:p>
          </table:table-cell>
          <table:table-cell office:value-type="float" office:value="334798" calcext:value-type="float">
            <text:p>334798</text:p>
          </table:table-cell>
          <table:table-cell office:value-type="float" office:value="78022" calcext:value-type="float">
            <text:p>78022</text:p>
          </table:table-cell>
          <table:table-cell office:value-type="float" office:value="764946" calcext:value-type="float">
            <text:p>764946</text:p>
          </table:table-cell>
          <table:table-cell office:value-type="float" office:value="8830" calcext:value-type="float">
            <text:p>8830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table:number-columns-repeated="3"/>
          <table:table-cell office:value-type="float" office:value="-77499" calcext:value-type="float">
            <text:p>-77499</text:p>
          </table:table-cell>
          <table:table-cell office:value-type="float" office:value="60907" calcext:value-type="float">
            <text:p>60907</text:p>
          </table:table-cell>
          <table:table-cell office:value-type="float" office:value="385163" calcext:value-type="float">
            <text:p>385163</text:p>
          </table:table-cell>
          <table:table-cell office:value-type="float" office:value="301117" calcext:value-type="float">
            <text:p>301117</text:p>
          </table:table-cell>
          <table:table-cell office:value-type="float" office:value="899999" calcext:value-type="float">
            <text:p>899999</text:p>
          </table:table-cell>
          <table:table-cell office:value-type="float" office:value="66077" calcext:value-type="float">
            <text:p>66077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table:number-columns-repeated="3"/>
          <table:table-cell office:value-type="float" office:value="65812" calcext:value-type="float">
            <text:p>65812</text:p>
          </table:table-cell>
          <table:table-cell office:value-type="float" office:value="-68324" calcext:value-type="float">
            <text:p>-68324</text:p>
          </table:table-cell>
          <table:table-cell office:value-type="float" office:value="398946" calcext:value-type="float">
            <text:p>398946</text:p>
          </table:table-cell>
          <table:table-cell office:value-type="float" office:value="216836" calcext:value-type="float">
            <text:p>216836</text:p>
          </table:table-cell>
          <table:table-cell office:value-type="float" office:value="1006468" calcext:value-type="float">
            <text:p>1006468</text:p>
          </table:table-cell>
          <table:table-cell office:value-type="float" office:value="43958" calcext:value-type="float">
            <text:p>43958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table:number-columns-repeated="3"/>
          <table:table-cell office:value-type="float" office:value="54219" calcext:value-type="float">
            <text:p>54219</text:p>
          </table:table-cell>
          <table:table-cell office:value-type="float" office:value="-40917" calcext:value-type="float">
            <text:p>-40917</text:p>
          </table:table-cell>
          <table:table-cell office:value-type="float" office:value="508901" calcext:value-type="float">
            <text:p>508901</text:p>
          </table:table-cell>
          <table:table-cell office:value-type="float" office:value="255499" calcext:value-type="float">
            <text:p>255499</text:p>
          </table:table-cell>
          <table:table-cell office:value-type="float" office:value="876267" calcext:value-type="float">
            <text:p>876267</text:p>
          </table:table-cell>
          <table:table-cell office:value-type="float" office:value="76959" calcext:value-type="float">
            <text:p>76959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table:number-columns-repeated="3"/>
          <table:table-cell office:value-type="float" office:value="5517" calcext:value-type="float">
            <text:p>5517</text:p>
          </table:table-cell>
          <table:table-cell office:value-type="float" office:value="-123825" calcext:value-type="float">
            <text:p>-123825</text:p>
          </table:table-cell>
          <table:table-cell office:value-type="float" office:value="498593" calcext:value-type="float">
            <text:p>498593</text:p>
          </table:table-cell>
          <table:table-cell office:value-type="float" office:value="525119" calcext:value-type="float">
            <text:p>525119</text:p>
          </table:table-cell>
          <table:table-cell office:value-type="float" office:value="1256921" calcext:value-type="float">
            <text:p>1256921</text:p>
          </table:table-cell>
          <table:table-cell office:value-type="float" office:value="98635" calcext:value-type="float">
            <text:p>9863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table:number-columns-repeated="3"/>
          <table:table-cell office:value-type="float" office:value="-245050" calcext:value-type="float">
            <text:p>-245050</text:p>
          </table:table-cell>
          <table:table-cell office:value-type="float" office:value="-219424" calcext:value-type="float">
            <text:p>-219424</text:p>
          </table:table-cell>
          <table:table-cell office:value-type="float" office:value="350450" calcext:value-type="float">
            <text:p>350450</text:p>
          </table:table-cell>
          <table:table-cell office:value-type="float" office:value="105058" calcext:value-type="float">
            <text:p>105058</text:p>
          </table:table-cell>
          <table:table-cell office:value-type="float" office:value="745676" calcext:value-type="float">
            <text:p>745676</text:p>
          </table:table-cell>
          <table:table-cell office:value-type="float" office:value="-7038" calcext:value-type="float">
            <text:p>-7038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table:number-columns-repeated="3"/>
          <table:table-cell office:value-type="float" office:value="109520" calcext:value-type="float">
            <text:p>109520</text:p>
          </table:table-cell>
          <table:table-cell office:value-type="float" office:value="113298" calcext:value-type="float">
            <text:p>113298</text:p>
          </table:table-cell>
          <table:table-cell office:value-type="float" office:value="439896" calcext:value-type="float">
            <text:p>439896</text:p>
          </table:table-cell>
          <table:table-cell office:value-type="float" office:value="398838" calcext:value-type="float">
            <text:p>398838</text:p>
          </table:table-cell>
          <table:table-cell office:value-type="float" office:value="1100906" calcext:value-type="float">
            <text:p>1100906</text:p>
          </table:table-cell>
          <table:table-cell office:value-type="float" office:value="6416" calcext:value-type="float">
            <text:p>6416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table:number-columns-repeated="3"/>
          <table:table-cell office:value-type="float" office:value="-49480" calcext:value-type="float">
            <text:p>-49480</text:p>
          </table:table-cell>
          <table:table-cell office:value-type="float" office:value="-71326" calcext:value-type="float">
            <text:p>-71326</text:p>
          </table:table-cell>
          <table:table-cell office:value-type="float" office:value="401348" calcext:value-type="float">
            <text:p>401348</text:p>
          </table:table-cell>
          <table:table-cell office:value-type="float" office:value="363256" calcext:value-type="float">
            <text:p>363256</text:p>
          </table:table-cell>
          <table:table-cell office:value-type="float" office:value="928052" calcext:value-type="float">
            <text:p>928052</text:p>
          </table:table-cell>
          <table:table-cell office:value-type="float" office:value="-61876" calcext:value-type="float">
            <text:p>-61876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table:number-columns-repeated="3"/>
          <table:table-cell office:value-type="float" office:value="-22801" calcext:value-type="float">
            <text:p>-22801</text:p>
          </table:table-cell>
          <table:table-cell office:value-type="float" office:value="90937" calcext:value-type="float">
            <text:p>90937</text:p>
          </table:table-cell>
          <table:table-cell office:value-type="float" office:value="540953" calcext:value-type="float">
            <text:p>540953</text:p>
          </table:table-cell>
          <table:table-cell office:value-type="float" office:value="367059" calcext:value-type="float">
            <text:p>367059</text:p>
          </table:table-cell>
          <table:table-cell office:value-type="float" office:value="1244507" calcext:value-type="float">
            <text:p>1244507</text:p>
          </table:table-cell>
          <table:table-cell office:value-type="float" office:value="154439" calcext:value-type="float">
            <text:p>15443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table:number-columns-repeated="3"/>
          <table:table-cell office:value-type="float" office:value="179820" calcext:value-type="float">
            <text:p>179820</text:p>
          </table:table-cell>
          <table:table-cell office:value-type="float" office:value="63752" calcext:value-type="float">
            <text:p>63752</text:p>
          </table:table-cell>
          <table:table-cell office:value-type="float" office:value="462350" calcext:value-type="float">
            <text:p>462350</text:p>
          </table:table-cell>
          <table:table-cell office:value-type="float" office:value="327258" calcext:value-type="float">
            <text:p>327258</text:p>
          </table:table-cell>
          <table:table-cell office:value-type="float" office:value="1000582" calcext:value-type="float">
            <text:p>1000582</text:p>
          </table:table-cell>
          <table:table-cell office:value-type="float" office:value="52634" calcext:value-type="float">
            <text:p>52634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table:number-columns-repeated="3"/>
          <table:table-cell office:value-type="float" office:value="-42669" calcext:value-type="float">
            <text:p>-42669</text:p>
          </table:table-cell>
          <table:table-cell office:value-type="float" office:value="-74767" calcext:value-type="float">
            <text:p>-74767</text:p>
          </table:table-cell>
          <table:table-cell office:value-type="float" office:value="510223" calcext:value-type="float">
            <text:p>510223</text:p>
          </table:table-cell>
          <table:table-cell office:value-type="float" office:value="290157" calcext:value-type="float">
            <text:p>290157</text:p>
          </table:table-cell>
          <table:table-cell office:value-type="float" office:value="1023179" calcext:value-type="float">
            <text:p>1023179</text:p>
          </table:table-cell>
          <table:table-cell office:value-type="float" office:value="-102087" calcext:value-type="float">
            <text:p>-102087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table:number-columns-repeated="3"/>
          <table:table-cell office:value-type="float" office:value="-131371" calcext:value-type="float">
            <text:p>-131371</text:p>
          </table:table-cell>
          <table:table-cell office:value-type="float" office:value="-118769" calcext:value-type="float">
            <text:p>-118769</text:p>
          </table:table-cell>
          <table:table-cell office:value-type="float" office:value="286247" calcext:value-type="float">
            <text:p>286247</text:p>
          </table:table-cell>
          <table:table-cell office:value-type="float" office:value="168827" calcext:value-type="float">
            <text:p>168827</text:p>
          </table:table-cell>
          <table:table-cell office:value-type="float" office:value="692281" calcext:value-type="float">
            <text:p>692281</text:p>
          </table:table-cell>
          <table:table-cell office:value-type="float" office:value="124429" calcext:value-type="float">
            <text:p>124429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table:number-columns-repeated="3"/>
          <table:table-cell office:value-type="float" office:value="-249104" calcext:value-type="float">
            <text:p>-249104</text:p>
          </table:table-cell>
          <table:table-cell office:value-type="float" office:value="-162914" calcext:value-type="float">
            <text:p>-162914</text:p>
          </table:table-cell>
          <table:table-cell office:value-type="float" office:value="299228" calcext:value-type="float">
            <text:p>299228</text:p>
          </table:table-cell>
          <table:table-cell office:value-type="float" office:value="210264" calcext:value-type="float">
            <text:p>210264</text:p>
          </table:table-cell>
          <table:table-cell office:value-type="float" office:value="646690" calcext:value-type="float">
            <text:p>646690</text:p>
          </table:table-cell>
          <table:table-cell office:value-type="float" office:value="18834" calcext:value-type="float">
            <text:p>18834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table:number-columns-repeated="3"/>
          <table:table-cell office:value-type="float" office:value="113622" calcext:value-type="float">
            <text:p>113622</text:p>
          </table:table-cell>
          <table:table-cell office:value-type="float" office:value="57898" calcext:value-type="float">
            <text:p>57898</text:p>
          </table:table-cell>
          <table:table-cell office:value-type="float" office:value="484734" calcext:value-type="float">
            <text:p>484734</text:p>
          </table:table-cell>
          <table:table-cell office:value-type="float" office:value="332918" calcext:value-type="float">
            <text:p>332918</text:p>
          </table:table-cell>
          <table:table-cell office:value-type="float" office:value="1019240" calcext:value-type="float">
            <text:p>1019240</text:p>
          </table:table-cell>
          <table:table-cell office:value-type="float" office:value="85988" calcext:value-type="float">
            <text:p>85988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table:number-columns-repeated="3"/>
          <table:table-cell office:value-type="float" office:value="113948" calcext:value-type="float">
            <text:p>113948</text:p>
          </table:table-cell>
          <table:table-cell office:value-type="float" office:value="-80214" calcext:value-type="float">
            <text:p>-80214</text:p>
          </table:table-cell>
          <table:table-cell office:value-type="float" office:value="231806" calcext:value-type="float">
            <text:p>231806</text:p>
          </table:table-cell>
          <table:table-cell office:value-type="float" office:value="122322" calcext:value-type="float">
            <text:p>122322</text:p>
          </table:table-cell>
          <table:table-cell office:value-type="float" office:value="546886" calcext:value-type="float">
            <text:p>546886</text:p>
          </table:table-cell>
          <table:table-cell office:value-type="float" office:value="-14244" calcext:value-type="float">
            <text:p>-14244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table:number-columns-repeated="3"/>
          <table:table-cell office:value-type="float" office:value="128520" calcext:value-type="float">
            <text:p>128520</text:p>
          </table:table-cell>
          <table:table-cell office:value-type="float" office:value="66528" calcext:value-type="float">
            <text:p>66528</text:p>
          </table:table-cell>
          <table:table-cell office:value-type="float" office:value="489866" calcext:value-type="float">
            <text:p>489866</text:p>
          </table:table-cell>
          <table:table-cell office:value-type="float" office:value="284890" calcext:value-type="float">
            <text:p>284890</text:p>
          </table:table-cell>
          <table:table-cell office:value-type="float" office:value="975654" calcext:value-type="float">
            <text:p>975654</text:p>
          </table:table-cell>
          <table:table-cell office:value-type="float" office:value="82130" calcext:value-type="float">
            <text:p>82130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table:number-columns-repeated="3"/>
          <table:table-cell office:value-type="float" office:value="-148447" calcext:value-type="float">
            <text:p>-148447</text:p>
          </table:table-cell>
          <table:table-cell office:value-type="float" office:value="-170563" calcext:value-type="float">
            <text:p>-170563</text:p>
          </table:table-cell>
          <table:table-cell office:value-type="float" office:value="433419" calcext:value-type="float">
            <text:p>433419</text:p>
          </table:table-cell>
          <table:table-cell office:value-type="float" office:value="378641" calcext:value-type="float">
            <text:p>378641</text:p>
          </table:table-cell>
          <table:table-cell office:value-type="float" office:value="996969" calcext:value-type="float">
            <text:p>996969</text:p>
          </table:table-cell>
          <table:table-cell office:value-type="float" office:value="-139729" calcext:value-type="float">
            <text:p>-139729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table:number-columns-repeated="3"/>
          <table:table-cell office:value-type="float" office:value="14460" calcext:value-type="float">
            <text:p>14460</text:p>
          </table:table-cell>
          <table:table-cell office:value-type="float" office:value="38924" calcext:value-type="float">
            <text:p>38924</text:p>
          </table:table-cell>
          <table:table-cell office:value-type="float" office:value="389122" calcext:value-type="float">
            <text:p>389122</text:p>
          </table:table-cell>
          <table:table-cell office:value-type="float" office:value="320764" calcext:value-type="float">
            <text:p>320764</text:p>
          </table:table-cell>
          <table:table-cell office:value-type="float" office:value="870114" calcext:value-type="float">
            <text:p>870114</text:p>
          </table:table-cell>
          <table:table-cell office:value-type="float" office:value="-7232" calcext:value-type="float">
            <text:p>-7232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table:number-columns-repeated="3"/>
          <table:table-cell office:value-type="float" office:value="123010" calcext:value-type="float">
            <text:p>123010</text:p>
          </table:table-cell>
          <table:table-cell office:value-type="float" office:value="4412" calcext:value-type="float">
            <text:p>4412</text:p>
          </table:table-cell>
          <table:table-cell office:value-type="float" office:value="471626" calcext:value-type="float">
            <text:p>471626</text:p>
          </table:table-cell>
          <table:table-cell office:value-type="float" office:value="244234" calcext:value-type="float">
            <text:p>244234</text:p>
          </table:table-cell>
          <table:table-cell office:value-type="float" office:value="1021172" calcext:value-type="float">
            <text:p>1021172</text:p>
          </table:table-cell>
          <table:table-cell office:value-type="float" office:value="174378" calcext:value-type="float">
            <text:p>174378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table:number-columns-repeated="3"/>
          <table:table-cell office:value-type="float" office:value="-156985" calcext:value-type="float">
            <text:p>-156985</text:p>
          </table:table-cell>
          <table:table-cell office:value-type="float" office:value="63277" calcext:value-type="float">
            <text:p>63277</text:p>
          </table:table-cell>
          <table:table-cell office:value-type="float" office:value="570683" calcext:value-type="float">
            <text:p>570683</text:p>
          </table:table-cell>
          <table:table-cell office:value-type="float" office:value="270385" calcext:value-type="float">
            <text:p>270385</text:p>
          </table:table-cell>
          <table:table-cell office:value-type="float" office:value="1268685" calcext:value-type="float">
            <text:p>1268685</text:p>
          </table:table-cell>
          <table:table-cell office:value-type="float" office:value="120761" calcext:value-type="float">
            <text:p>120761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54813" calcext:value-type="float">
            <text:p>254813</text:p>
          </table:table-cell>
          <table:table-cell office:value-type="float" office:value="-26015" calcext:value-type="float">
            <text:p>-26015</text:p>
          </table:table-cell>
          <table:table-cell office:value-type="float" office:value="452419" calcext:value-type="float">
            <text:p>452419</text:p>
          </table:table-cell>
          <table:table-cell office:value-type="float" office:value="245943" calcext:value-type="float">
            <text:p>245943</text:p>
          </table:table-cell>
          <table:table-cell office:value-type="float" office:value="1001259" calcext:value-type="float">
            <text:p>1001259</text:p>
          </table:table-cell>
          <table:table-cell office:value-type="float" office:value="-9927" calcext:value-type="float">
            <text:p>-9927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table:number-columns-repeated="3"/>
          <table:table-cell office:value-type="float" office:value="66830" calcext:value-type="float">
            <text:p>66830</text:p>
          </table:table-cell>
          <table:table-cell office:value-type="float" office:value="-13358" calcext:value-type="float">
            <text:p>-13358</text:p>
          </table:table-cell>
          <table:table-cell office:value-type="float" office:value="614854" calcext:value-type="float">
            <text:p>614854</text:p>
          </table:table-cell>
          <table:table-cell office:value-type="float" office:value="318608" calcext:value-type="float">
            <text:p>318608</text:p>
          </table:table-cell>
          <table:table-cell office:value-type="float" office:value="1253224" calcext:value-type="float">
            <text:p>1253224</text:p>
          </table:table-cell>
          <table:table-cell office:value-type="float" office:value="125928" calcext:value-type="float">
            <text:p>125928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table:number-columns-repeated="3"/>
          <table:table-cell office:value-type="float" office:value="10368" calcext:value-type="float">
            <text:p>10368</text:p>
          </table:table-cell>
          <table:table-cell office:value-type="float" office:value="-3178" calcext:value-type="float">
            <text:p>-3178</text:p>
          </table:table-cell>
          <table:table-cell office:value-type="float" office:value="397810" calcext:value-type="float">
            <text:p>397810</text:p>
          </table:table-cell>
          <table:table-cell office:value-type="float" office:value="264078" calcext:value-type="float">
            <text:p>264078</text:p>
          </table:table-cell>
          <table:table-cell office:value-type="float" office:value="1088706" calcext:value-type="float">
            <text:p>1088706</text:p>
          </table:table-cell>
          <table:table-cell office:value-type="float" office:value="83226" calcext:value-type="float">
            <text:p>83226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table:number-columns-repeated="3"/>
          <table:table-cell office:value-type="float" office:value="143946" calcext:value-type="float">
            <text:p>143946</text:p>
          </table:table-cell>
          <table:table-cell office:value-type="float" office:value="73870" calcext:value-type="float">
            <text:p>73870</text:p>
          </table:table-cell>
          <table:table-cell office:value-type="float" office:value="468500" calcext:value-type="float">
            <text:p>468500</text:p>
          </table:table-cell>
          <table:table-cell office:value-type="float" office:value="335132" calcext:value-type="float">
            <text:p>335132</text:p>
          </table:table-cell>
          <table:table-cell office:value-type="float" office:value="1145986" calcext:value-type="float">
            <text:p>1145986</text:p>
          </table:table-cell>
          <table:table-cell office:value-type="float" office:value="22746" calcext:value-type="float">
            <text:p>22746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table:number-columns-repeated="3"/>
          <table:table-cell office:value-type="float" office:value="186366" calcext:value-type="float">
            <text:p>186366</text:p>
          </table:table-cell>
          <table:table-cell office:value-type="float" office:value="154188" calcext:value-type="float">
            <text:p>154188</text:p>
          </table:table-cell>
          <table:table-cell office:value-type="float" office:value="617700" calcext:value-type="float">
            <text:p>617700</text:p>
          </table:table-cell>
          <table:table-cell office:value-type="float" office:value="445968" calcext:value-type="float">
            <text:p>445968</text:p>
          </table:table-cell>
          <table:table-cell office:value-type="float" office:value="1382860" calcext:value-type="float">
            <text:p>1382860</text:p>
          </table:table-cell>
          <table:table-cell office:value-type="float" office:value="133624" calcext:value-type="float">
            <text:p>13362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table:number-columns-repeated="3"/>
          <table:table-cell office:value-type="float" office:value="-104125" calcext:value-type="float">
            <text:p>-104125</text:p>
          </table:table-cell>
          <table:table-cell office:value-type="float" office:value="-93955" calcext:value-type="float">
            <text:p>-93955</text:p>
          </table:table-cell>
          <table:table-cell office:value-type="float" office:value="358231" calcext:value-type="float">
            <text:p>358231</text:p>
          </table:table-cell>
          <table:table-cell office:value-type="float" office:value="314463" calcext:value-type="float">
            <text:p>314463</text:p>
          </table:table-cell>
          <table:table-cell office:value-type="float" office:value="913719" calcext:value-type="float">
            <text:p>913719</text:p>
          </table:table-cell>
          <table:table-cell office:value-type="float" office:value="33333" calcext:value-type="float">
            <text:p>33333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table:number-columns-repeated="3"/>
          <table:table-cell office:value-type="float" office:value="101122" calcext:value-type="float">
            <text:p>101122</text:p>
          </table:table-cell>
          <table:table-cell office:value-type="float" office:value="-104426" calcext:value-type="float">
            <text:p>-104426</text:p>
          </table:table-cell>
          <table:table-cell office:value-type="float" office:value="439404" calcext:value-type="float">
            <text:p>439404</text:p>
          </table:table-cell>
          <table:table-cell office:value-type="float" office:value="287796" calcext:value-type="float">
            <text:p>287796</text:p>
          </table:table-cell>
          <table:table-cell office:value-type="float" office:value="848868" calcext:value-type="float">
            <text:p>848868</text:p>
          </table:table-cell>
          <table:table-cell office:value-type="float" office:value="5198" calcext:value-type="float">
            <text:p>5198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table:number-columns-repeated="3"/>
          <table:table-cell office:value-type="float" office:value="125100" calcext:value-type="float">
            <text:p>125100</text:p>
          </table:table-cell>
          <table:table-cell office:value-type="float" office:value="-30334" calcext:value-type="float">
            <text:p>-30334</text:p>
          </table:table-cell>
          <table:table-cell office:value-type="float" office:value="354236" calcext:value-type="float">
            <text:p>354236</text:p>
          </table:table-cell>
          <table:table-cell office:value-type="float" office:value="252706" calcext:value-type="float">
            <text:p>252706</text:p>
          </table:table-cell>
          <table:table-cell office:value-type="float" office:value="835754" calcext:value-type="float">
            <text:p>835754</text:p>
          </table:table-cell>
          <table:table-cell office:value-type="float" office:value="51518" calcext:value-type="float">
            <text:p>51518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table:number-columns-repeated="3"/>
          <table:table-cell office:value-type="float" office:value="272028" calcext:value-type="float">
            <text:p>272028</text:p>
          </table:table-cell>
          <table:table-cell office:value-type="float" office:value="148640" calcext:value-type="float">
            <text:p>148640</text:p>
          </table:table-cell>
          <table:table-cell office:value-type="float" office:value="454846" calcext:value-type="float">
            <text:p>454846</text:p>
          </table:table-cell>
          <table:table-cell office:value-type="float" office:value="340554" calcext:value-type="float">
            <text:p>340554</text:p>
          </table:table-cell>
          <table:table-cell office:value-type="float" office:value="1030222" calcext:value-type="float">
            <text:p>1030222</text:p>
          </table:table-cell>
          <table:table-cell office:value-type="float" office:value="181972" calcext:value-type="float">
            <text:p>181972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table:number-columns-repeated="3"/>
          <table:table-cell office:value-type="float" office:value="174726" calcext:value-type="float">
            <text:p>174726</text:p>
          </table:table-cell>
          <table:table-cell office:value-type="float" office:value="49378" calcext:value-type="float">
            <text:p>49378</text:p>
          </table:table-cell>
          <table:table-cell office:value-type="float" office:value="406570" calcext:value-type="float">
            <text:p>406570</text:p>
          </table:table-cell>
          <table:table-cell office:value-type="float" office:value="322640" calcext:value-type="float">
            <text:p>322640</text:p>
          </table:table-cell>
          <table:table-cell office:value-type="float" office:value="1097378" calcext:value-type="float">
            <text:p>1097378</text:p>
          </table:table-cell>
          <table:table-cell office:value-type="float" office:value="143284" calcext:value-type="float">
            <text:p>143284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table:number-columns-repeated="3"/>
          <table:table-cell office:value-type="float" office:value="66213" calcext:value-type="float">
            <text:p>66213</text:p>
          </table:table-cell>
          <table:table-cell office:value-type="float" office:value="44327" calcext:value-type="float">
            <text:p>44327</text:p>
          </table:table-cell>
          <table:table-cell office:value-type="float" office:value="455345" calcext:value-type="float">
            <text:p>455345</text:p>
          </table:table-cell>
          <table:table-cell office:value-type="float" office:value="268761" calcext:value-type="float">
            <text:p>268761</text:p>
          </table:table-cell>
          <table:table-cell office:value-type="float" office:value="1032339" calcext:value-type="float">
            <text:p>1032339</text:p>
          </table:table-cell>
          <table:table-cell office:value-type="float" office:value="91457" calcext:value-type="float">
            <text:p>9145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table:number-columns-repeated="3"/>
          <table:table-cell office:value-type="float" office:value="-139781" calcext:value-type="float">
            <text:p>-139781</text:p>
          </table:table-cell>
          <table:table-cell office:value-type="float" office:value="-205463" calcext:value-type="float">
            <text:p>-205463</text:p>
          </table:table-cell>
          <table:table-cell office:value-type="float" office:value="258587" calcext:value-type="float">
            <text:p>258587</text:p>
          </table:table-cell>
          <table:table-cell office:value-type="float" office:value="296491" calcext:value-type="float">
            <text:p>296491</text:p>
          </table:table-cell>
          <table:table-cell office:value-type="float" office:value="691997" calcext:value-type="float">
            <text:p>691997</text:p>
          </table:table-cell>
          <table:table-cell office:value-type="float" office:value="-18453" calcext:value-type="float">
            <text:p>-18453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table:number-columns-repeated="3"/>
          <table:table-cell office:value-type="float" office:value="-206476" calcext:value-type="float">
            <text:p>-206476</text:p>
          </table:table-cell>
          <table:table-cell office:value-type="float" office:value="-102854" calcext:value-type="float">
            <text:p>-102854</text:p>
          </table:table-cell>
          <table:table-cell office:value-type="float" office:value="434402" calcext:value-type="float">
            <text:p>434402</text:p>
          </table:table-cell>
          <table:table-cell office:value-type="float" office:value="287560" calcext:value-type="float">
            <text:p>287560</text:p>
          </table:table-cell>
          <table:table-cell office:value-type="float" office:value="949406" calcext:value-type="float">
            <text:p>949406</text:p>
          </table:table-cell>
          <table:table-cell office:value-type="float" office:value="-89224" calcext:value-type="float">
            <text:p>-89224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table:number-columns-repeated="3"/>
          <table:table-cell office:value-type="float" office:value="62136" calcext:value-type="float">
            <text:p>62136</text:p>
          </table:table-cell>
          <table:table-cell office:value-type="float" office:value="-89858" calcext:value-type="float">
            <text:p>-89858</text:p>
          </table:table-cell>
          <table:table-cell office:value-type="float" office:value="547386" calcext:value-type="float">
            <text:p>547386</text:p>
          </table:table-cell>
          <table:table-cell office:value-type="float" office:value="533784" calcext:value-type="float">
            <text:p>533784</text:p>
          </table:table-cell>
          <table:table-cell office:value-type="float" office:value="1340254" calcext:value-type="float">
            <text:p>1340254</text:p>
          </table:table-cell>
          <table:table-cell office:value-type="float" office:value="22466" calcext:value-type="float">
            <text:p>22466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table:number-columns-repeated="3"/>
          <table:table-cell office:value-type="float" office:value="101719" calcext:value-type="float">
            <text:p>101719</text:p>
          </table:table-cell>
          <table:table-cell office:value-type="float" office:value="-17263" calcext:value-type="float">
            <text:p>-17263</text:p>
          </table:table-cell>
          <table:table-cell office:value-type="float" office:value="356477" calcext:value-type="float">
            <text:p>356477</text:p>
          </table:table-cell>
          <table:table-cell office:value-type="float" office:value="243127" calcext:value-type="float">
            <text:p>243127</text:p>
          </table:table-cell>
          <table:table-cell office:value-type="float" office:value="995189" calcext:value-type="float">
            <text:p>995189</text:p>
          </table:table-cell>
          <table:table-cell office:value-type="float" office:value="42223" calcext:value-type="float">
            <text:p>42223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table:number-columns-repeated="3"/>
          <table:table-cell office:value-type="float" office:value="114345" calcext:value-type="float">
            <text:p>114345</text:p>
          </table:table-cell>
          <table:table-cell office:value-type="float" office:value="-59097" calcext:value-type="float">
            <text:p>-59097</text:p>
          </table:table-cell>
          <table:table-cell office:value-type="float" office:value="357303" calcext:value-type="float">
            <text:p>357303</text:p>
          </table:table-cell>
          <table:table-cell office:value-type="float" office:value="291635" calcext:value-type="float">
            <text:p>291635</text:p>
          </table:table-cell>
          <table:table-cell office:value-type="float" office:value="868665" calcext:value-type="float">
            <text:p>868665</text:p>
          </table:table-cell>
          <table:table-cell office:value-type="float" office:value="55137" calcext:value-type="float">
            <text:p>55137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table:number-columns-repeated="3"/>
          <table:table-cell office:value-type="float" office:value="-103823" calcext:value-type="float">
            <text:p>-103823</text:p>
          </table:table-cell>
          <table:table-cell office:value-type="float" office:value="-187291" calcext:value-type="float">
            <text:p>-187291</text:p>
          </table:table-cell>
          <table:table-cell office:value-type="float" office:value="324243" calcext:value-type="float">
            <text:p>324243</text:p>
          </table:table-cell>
          <table:table-cell office:value-type="float" office:value="131629" calcext:value-type="float">
            <text:p>131629</text:p>
          </table:table-cell>
          <table:table-cell office:value-type="float" office:value="745445" calcext:value-type="float">
            <text:p>745445</text:p>
          </table:table-cell>
          <table:table-cell office:value-type="float" office:value="-20367" calcext:value-type="float">
            <text:p>-20367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table:number-columns-repeated="3"/>
          <table:table-cell office:value-type="float" office:value="-20143" calcext:value-type="float">
            <text:p>-20143</text:p>
          </table:table-cell>
          <table:table-cell office:value-type="float" office:value="-56995" calcext:value-type="float">
            <text:p>-56995</text:p>
          </table:table-cell>
          <table:table-cell office:value-type="float" office:value="264651" calcext:value-type="float">
            <text:p>264651</text:p>
          </table:table-cell>
          <table:table-cell office:value-type="float" office:value="131483" calcext:value-type="float">
            <text:p>131483</text:p>
          </table:table-cell>
          <table:table-cell office:value-type="float" office:value="691639" calcext:value-type="float">
            <text:p>691639</text:p>
          </table:table-cell>
          <table:table-cell office:value-type="float" office:value="10515" calcext:value-type="float">
            <text:p>10515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table:number-columns-repeated="3"/>
          <table:table-cell office:value-type="float" office:value="59404" calcext:value-type="float">
            <text:p>59404</text:p>
          </table:table-cell>
          <table:table-cell office:value-type="float" office:value="6326" calcext:value-type="float">
            <text:p>6326</text:p>
          </table:table-cell>
          <table:table-cell office:value-type="float" office:value="465904" calcext:value-type="float">
            <text:p>465904</text:p>
          </table:table-cell>
          <table:table-cell office:value-type="float" office:value="329012" calcext:value-type="float">
            <text:p>329012</text:p>
          </table:table-cell>
          <table:table-cell office:value-type="float" office:value="1060750" calcext:value-type="float">
            <text:p>1060750</text:p>
          </table:table-cell>
          <table:table-cell office:value-type="float" office:value="-155252" calcext:value-type="float">
            <text:p>-155252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table:number-columns-repeated="3"/>
          <table:table-cell office:value-type="float" office:value="70291" calcext:value-type="float">
            <text:p>70291</text:p>
          </table:table-cell>
          <table:table-cell office:value-type="float" office:value="-13751" calcext:value-type="float">
            <text:p>-13751</text:p>
          </table:table-cell>
          <table:table-cell office:value-type="float" office:value="615853" calcext:value-type="float">
            <text:p>615853</text:p>
          </table:table-cell>
          <table:table-cell office:value-type="float" office:value="428391" calcext:value-type="float">
            <text:p>428391</text:p>
          </table:table-cell>
          <table:table-cell office:value-type="float" office:value="1330669" calcext:value-type="float">
            <text:p>1330669</text:p>
          </table:table-cell>
          <table:table-cell office:value-type="float" office:value="61041" calcext:value-type="float">
            <text:p>61041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table:number-columns-repeated="3"/>
          <table:table-cell office:value-type="float" office:value="-59155" calcext:value-type="float">
            <text:p>-59155</text:p>
          </table:table-cell>
          <table:table-cell office:value-type="float" office:value="35737" calcext:value-type="float">
            <text:p>35737</text:p>
          </table:table-cell>
          <table:table-cell office:value-type="float" office:value="522929" calcext:value-type="float">
            <text:p>522929</text:p>
          </table:table-cell>
          <table:table-cell office:value-type="float" office:value="424459" calcext:value-type="float">
            <text:p>424459</text:p>
          </table:table-cell>
          <table:table-cell office:value-type="float" office:value="1201731" calcext:value-type="float">
            <text:p>1201731</text:p>
          </table:table-cell>
          <table:table-cell office:value-type="float" office:value="-18007" calcext:value-type="float">
            <text:p>-1800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table:number-columns-repeated="3"/>
          <table:table-cell office:value-type="float" office:value="-165645" calcext:value-type="float">
            <text:p>-165645</text:p>
          </table:table-cell>
          <table:table-cell office:value-type="float" office:value="-137029" calcext:value-type="float">
            <text:p>-137029</text:p>
          </table:table-cell>
          <table:table-cell office:value-type="float" office:value="274707" calcext:value-type="float">
            <text:p>274707</text:p>
          </table:table-cell>
          <table:table-cell office:value-type="float" office:value="174467" calcext:value-type="float">
            <text:p>174467</text:p>
          </table:table-cell>
          <table:table-cell office:value-type="float" office:value="756681" calcext:value-type="float">
            <text:p>756681</text:p>
          </table:table-cell>
          <table:table-cell office:value-type="float" office:value="22793" calcext:value-type="float">
            <text:p>22793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table:number-columns-repeated="3"/>
          <table:table-cell office:value-type="float" office:value="171230" calcext:value-type="float">
            <text:p>171230</text:p>
          </table:table-cell>
          <table:table-cell office:value-type="float" office:value="29870" calcext:value-type="float">
            <text:p>29870</text:p>
          </table:table-cell>
          <table:table-cell office:value-type="float" office:value="451074" calcext:value-type="float">
            <text:p>451074</text:p>
          </table:table-cell>
          <table:table-cell office:value-type="float" office:value="300488" calcext:value-type="float">
            <text:p>300488</text:p>
          </table:table-cell>
          <table:table-cell office:value-type="float" office:value="1055896" calcext:value-type="float">
            <text:p>1055896</text:p>
          </table:table-cell>
          <table:table-cell office:value-type="float" office:value="90800" calcext:value-type="float">
            <text:p>90800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table:number-columns-repeated="3"/>
          <table:table-cell office:value-type="float" office:value="38998" calcext:value-type="float">
            <text:p>38998</text:p>
          </table:table-cell>
          <table:table-cell office:value-type="float" office:value="-97082" calcext:value-type="float">
            <text:p>-97082</text:p>
          </table:table-cell>
          <table:table-cell office:value-type="float" office:value="504864" calcext:value-type="float">
            <text:p>504864</text:p>
          </table:table-cell>
          <table:table-cell office:value-type="float" office:value="297026" calcext:value-type="float">
            <text:p>297026</text:p>
          </table:table-cell>
          <table:table-cell office:value-type="float" office:value="1088616" calcext:value-type="float">
            <text:p>1088616</text:p>
          </table:table-cell>
          <table:table-cell office:value-type="float" office:value="52908" calcext:value-type="float">
            <text:p>52908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table:number-columns-repeated="3"/>
          <table:table-cell office:value-type="float" office:value="-102198" calcext:value-type="float">
            <text:p>-102198</text:p>
          </table:table-cell>
          <table:table-cell office:value-type="float" office:value="-120886" calcext:value-type="float">
            <text:p>-120886</text:p>
          </table:table-cell>
          <table:table-cell office:value-type="float" office:value="269738" calcext:value-type="float">
            <text:p>269738</text:p>
          </table:table-cell>
          <table:table-cell office:value-type="float" office:value="173420" calcext:value-type="float">
            <text:p>173420</text:p>
          </table:table-cell>
          <table:table-cell office:value-type="float" office:value="747960" calcext:value-type="float">
            <text:p>747960</text:p>
          </table:table-cell>
          <table:table-cell office:value-type="float" office:value="8706" calcext:value-type="float">
            <text:p>8706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table:number-columns-repeated="3"/>
          <table:table-cell office:value-type="float" office:value="69848" calcext:value-type="float">
            <text:p>69848</text:p>
          </table:table-cell>
          <table:table-cell office:value-type="float" office:value="23806" calcext:value-type="float">
            <text:p>23806</text:p>
          </table:table-cell>
          <table:table-cell office:value-type="float" office:value="459308" calcext:value-type="float">
            <text:p>459308</text:p>
          </table:table-cell>
          <table:table-cell office:value-type="float" office:value="410844" calcext:value-type="float">
            <text:p>410844</text:p>
          </table:table-cell>
          <table:table-cell office:value-type="float" office:value="1198398" calcext:value-type="float">
            <text:p>1198398</text:p>
          </table:table-cell>
          <table:table-cell office:value-type="float" office:value="180502" calcext:value-type="float">
            <text:p>180502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table:number-columns-repeated="3"/>
          <table:table-cell office:value-type="float" office:value="210672" calcext:value-type="float">
            <text:p>210672</text:p>
          </table:table-cell>
          <table:table-cell office:value-type="float" office:value="-6114" calcext:value-type="float">
            <text:p>-6114</text:p>
          </table:table-cell>
          <table:table-cell office:value-type="float" office:value="585006" calcext:value-type="float">
            <text:p>585006</text:p>
          </table:table-cell>
          <table:table-cell office:value-type="float" office:value="385378" calcext:value-type="float">
            <text:p>385378</text:p>
          </table:table-cell>
          <table:table-cell office:value-type="float" office:value="1220530" calcext:value-type="float">
            <text:p>1220530</text:p>
          </table:table-cell>
          <table:table-cell office:value-type="float" office:value="93190" calcext:value-type="float">
            <text:p>93190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table:number-columns-repeated="3"/>
          <table:table-cell office:value-type="float" office:value="154483" calcext:value-type="float">
            <text:p>154483</text:p>
          </table:table-cell>
          <table:table-cell office:value-type="float" office:value="-52955" calcext:value-type="float">
            <text:p>-52955</text:p>
          </table:table-cell>
          <table:table-cell office:value-type="float" office:value="238099" calcext:value-type="float">
            <text:p>238099</text:p>
          </table:table-cell>
          <table:table-cell office:value-type="float" office:value="248895" calcext:value-type="float">
            <text:p>248895</text:p>
          </table:table-cell>
          <table:table-cell office:value-type="float" office:value="742147" calcext:value-type="float">
            <text:p>742147</text:p>
          </table:table-cell>
          <table:table-cell office:value-type="float" office:value="-90403" calcext:value-type="float">
            <text:p>-90403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table:number-columns-repeated="3"/>
          <table:table-cell office:value-type="float" office:value="65623" calcext:value-type="float">
            <text:p>65623</text:p>
          </table:table-cell>
          <table:table-cell office:value-type="float" office:value="-105213" calcext:value-type="float">
            <text:p>-105213</text:p>
          </table:table-cell>
          <table:table-cell office:value-type="float" office:value="338281" calcext:value-type="float">
            <text:p>338281</text:p>
          </table:table-cell>
          <table:table-cell office:value-type="float" office:value="353861" calcext:value-type="float">
            <text:p>353861</text:p>
          </table:table-cell>
          <table:table-cell office:value-type="float" office:value="896509" calcext:value-type="float">
            <text:p>896509</text:p>
          </table:table-cell>
          <table:table-cell office:value-type="float" office:value="-48395" calcext:value-type="float">
            <text:p>-48395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table:number-columns-repeated="3"/>
          <table:table-cell office:value-type="float" office:value="-219175" calcext:value-type="float">
            <text:p>-219175</text:p>
          </table:table-cell>
          <table:table-cell office:value-type="float" office:value="-185639" calcext:value-type="float">
            <text:p>-185639</text:p>
          </table:table-cell>
          <table:table-cell office:value-type="float" office:value="260073" calcext:value-type="float">
            <text:p>260073</text:p>
          </table:table-cell>
          <table:table-cell office:value-type="float" office:value="205287" calcext:value-type="float">
            <text:p>205287</text:p>
          </table:table-cell>
          <table:table-cell office:value-type="float" office:value="645633" calcext:value-type="float">
            <text:p>645633</text:p>
          </table:table-cell>
          <table:table-cell office:value-type="float" office:value="-22401" calcext:value-type="float">
            <text:p>-22401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table:number-columns-repeated="3"/>
          <table:table-cell office:value-type="float" office:value="62783" calcext:value-type="float">
            <text:p>62783</text:p>
          </table:table-cell>
          <table:table-cell office:value-type="float" office:value="-262369" calcext:value-type="float">
            <text:p>-262369</text:p>
          </table:table-cell>
          <table:table-cell office:value-type="float" office:value="365013" calcext:value-type="float">
            <text:p>365013</text:p>
          </table:table-cell>
          <table:table-cell office:value-type="float" office:value="157347" calcext:value-type="float">
            <text:p>157347</text:p>
          </table:table-cell>
          <table:table-cell office:value-type="float" office:value="800273" calcext:value-type="float">
            <text:p>800273</text:p>
          </table:table-cell>
          <table:table-cell office:value-type="float" office:value="-33313" calcext:value-type="float">
            <text:p>-3331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table:number-columns-repeated="3"/>
          <table:table-cell office:value-type="float" office:value="-25022" calcext:value-type="float">
            <text:p>-25022</text:p>
          </table:table-cell>
          <table:table-cell office:value-type="float" office:value="-134052" calcext:value-type="float">
            <text:p>-134052</text:p>
          </table:table-cell>
          <table:table-cell office:value-type="float" office:value="234342" calcext:value-type="float">
            <text:p>234342</text:p>
          </table:table-cell>
          <table:table-cell office:value-type="float" office:value="151872" calcext:value-type="float">
            <text:p>151872</text:p>
          </table:table-cell>
          <table:table-cell office:value-type="float" office:value="534842" calcext:value-type="float">
            <text:p>534842</text:p>
          </table:table-cell>
          <table:table-cell office:value-type="float" office:value="38798" calcext:value-type="float">
            <text:p>38798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table:number-columns-repeated="3"/>
          <table:table-cell office:value-type="float" office:value="124483" calcext:value-type="float">
            <text:p>124483</text:p>
          </table:table-cell>
          <table:table-cell office:value-type="float" office:value="117555" calcext:value-type="float">
            <text:p>117555</text:p>
          </table:table-cell>
          <table:table-cell office:value-type="float" office:value="633183" calcext:value-type="float">
            <text:p>633183</text:p>
          </table:table-cell>
          <table:table-cell office:value-type="float" office:value="380219" calcext:value-type="float">
            <text:p>380219</text:p>
          </table:table-cell>
          <table:table-cell office:value-type="float" office:value="1281757" calcext:value-type="float">
            <text:p>1281757</text:p>
          </table:table-cell>
          <table:table-cell office:value-type="float" office:value="176671" calcext:value-type="float">
            <text:p>176671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table:number-columns-repeated="3"/>
          <table:table-cell office:value-type="float" office:value="-70490" calcext:value-type="float">
            <text:p>-70490</text:p>
          </table:table-cell>
          <table:table-cell office:value-type="float" office:value="-109484" calcext:value-type="float">
            <text:p>-109484</text:p>
          </table:table-cell>
          <table:table-cell office:value-type="float" office:value="241498" calcext:value-type="float">
            <text:p>241498</text:p>
          </table:table-cell>
          <table:table-cell office:value-type="float" office:value="134424" calcext:value-type="float">
            <text:p>134424</text:p>
          </table:table-cell>
          <table:table-cell office:value-type="float" office:value="546650" calcext:value-type="float">
            <text:p>546650</text:p>
          </table:table-cell>
          <table:table-cell office:value-type="float" office:value="25762" calcext:value-type="float">
            <text:p>25762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table:number-columns-repeated="3"/>
          <table:table-cell office:value-type="float" office:value="-53695" calcext:value-type="float">
            <text:p>-53695</text:p>
          </table:table-cell>
          <table:table-cell office:value-type="float" office:value="-141441" calcext:value-type="float">
            <text:p>-141441</text:p>
          </table:table-cell>
          <table:table-cell office:value-type="float" office:value="302627" calcext:value-type="float">
            <text:p>302627</text:p>
          </table:table-cell>
          <table:table-cell office:value-type="float" office:value="212451" calcext:value-type="float">
            <text:p>212451</text:p>
          </table:table-cell>
          <table:table-cell office:value-type="float" office:value="817491" calcext:value-type="float">
            <text:p>817491</text:p>
          </table:table-cell>
          <table:table-cell office:value-type="float" office:value="32075" calcext:value-type="float">
            <text:p>32075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table:number-columns-repeated="3"/>
          <table:table-cell office:value-type="float" office:value="-9628" calcext:value-type="float">
            <text:p>-9628</text:p>
          </table:table-cell>
          <table:table-cell office:value-type="float" office:value="7272" calcext:value-type="float">
            <text:p>7272</text:p>
          </table:table-cell>
          <table:table-cell office:value-type="float" office:value="646712" calcext:value-type="float">
            <text:p>646712</text:p>
          </table:table-cell>
          <table:table-cell office:value-type="float" office:value="527130" calcext:value-type="float">
            <text:p>527130</text:p>
          </table:table-cell>
          <table:table-cell office:value-type="float" office:value="1374202" calcext:value-type="float">
            <text:p>1374202</text:p>
          </table:table-cell>
          <table:table-cell office:value-type="float" office:value="-123202" calcext:value-type="float">
            <text:p>-123202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table:number-columns-repeated="3"/>
          <table:table-cell office:value-type="float" office:value="88508" calcext:value-type="float">
            <text:p>88508</text:p>
          </table:table-cell>
          <table:table-cell office:value-type="float" office:value="114024" calcext:value-type="float">
            <text:p>114024</text:p>
          </table:table-cell>
          <table:table-cell office:value-type="float" office:value="414792" calcext:value-type="float">
            <text:p>414792</text:p>
          </table:table-cell>
          <table:table-cell office:value-type="float" office:value="224290" calcext:value-type="float">
            <text:p>224290</text:p>
          </table:table-cell>
          <table:table-cell office:value-type="float" office:value="1015466" calcext:value-type="float">
            <text:p>1015466</text:p>
          </table:table-cell>
          <table:table-cell office:value-type="float" office:value="301804" calcext:value-type="float">
            <text:p>301804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table:number-columns-repeated="3"/>
          <table:table-cell office:value-type="float" office:value="205991" calcext:value-type="float">
            <text:p>205991</text:p>
          </table:table-cell>
          <table:table-cell office:value-type="float" office:value="147331" calcext:value-type="float">
            <text:p>147331</text:p>
          </table:table-cell>
          <table:table-cell office:value-type="float" office:value="147703" calcext:value-type="float">
            <text:p>147703</text:p>
          </table:table-cell>
          <table:table-cell office:value-type="float" office:value="92437" calcext:value-type="float">
            <text:p>92437</text:p>
          </table:table-cell>
          <table:table-cell office:value-type="float" office:value="432563" calcext:value-type="float">
            <text:p>432563</text:p>
          </table:table-cell>
          <table:table-cell office:value-type="float" office:value="-6345" calcext:value-type="float">
            <text:p>-6345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table:number-columns-repeated="3"/>
          <table:table-cell office:value-type="float" office:value="-33198" calcext:value-type="float">
            <text:p>-33198</text:p>
          </table:table-cell>
          <table:table-cell office:value-type="float" office:value="-116446" calcext:value-type="float">
            <text:p>-116446</text:p>
          </table:table-cell>
          <table:table-cell office:value-type="float" office:value="369092" calcext:value-type="float">
            <text:p>369092</text:p>
          </table:table-cell>
          <table:table-cell office:value-type="float" office:value="219476" calcext:value-type="float">
            <text:p>219476</text:p>
          </table:table-cell>
          <table:table-cell office:value-type="float" office:value="708438" calcext:value-type="float">
            <text:p>708438</text:p>
          </table:table-cell>
          <table:table-cell office:value-type="float" office:value="-5476" calcext:value-type="float">
            <text:p>-5476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table:number-columns-repeated="3"/>
          <table:table-cell office:value-type="float" office:value="-114963" calcext:value-type="float">
            <text:p>-114963</text:p>
          </table:table-cell>
          <table:table-cell office:value-type="float" office:value="65043" calcext:value-type="float">
            <text:p>65043</text:p>
          </table:table-cell>
          <table:table-cell office:value-type="float" office:value="753249" calcext:value-type="float">
            <text:p>753249</text:p>
          </table:table-cell>
          <table:table-cell office:value-type="float" office:value="670037" calcext:value-type="float">
            <text:p>670037</text:p>
          </table:table-cell>
          <table:table-cell office:value-type="float" office:value="1770537" calcext:value-type="float">
            <text:p>1770537</text:p>
          </table:table-cell>
          <table:table-cell office:value-type="float" office:value="77027" calcext:value-type="float">
            <text:p>77027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table:number-columns-repeated="3"/>
          <table:table-cell office:value-type="float" office:value="-100524" calcext:value-type="float">
            <text:p>-100524</text:p>
          </table:table-cell>
          <table:table-cell office:value-type="float" office:value="-133140" calcext:value-type="float">
            <text:p>-133140</text:p>
          </table:table-cell>
          <table:table-cell office:value-type="float" office:value="308854" calcext:value-type="float">
            <text:p>308854</text:p>
          </table:table-cell>
          <table:table-cell office:value-type="float" office:value="171874" calcext:value-type="float">
            <text:p>171874</text:p>
          </table:table-cell>
          <table:table-cell office:value-type="float" office:value="820976" calcext:value-type="float">
            <text:p>820976</text:p>
          </table:table-cell>
          <table:table-cell office:value-type="float" office:value="97716" calcext:value-type="float">
            <text:p>97716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table:number-columns-repeated="3"/>
          <table:table-cell office:value-type="float" office:value="75414" calcext:value-type="float">
            <text:p>75414</text:p>
          </table:table-cell>
          <table:table-cell office:value-type="float" office:value="-80954" calcext:value-type="float">
            <text:p>-80954</text:p>
          </table:table-cell>
          <table:table-cell office:value-type="float" office:value="523648" calcext:value-type="float">
            <text:p>523648</text:p>
          </table:table-cell>
          <table:table-cell office:value-type="float" office:value="422870" calcext:value-type="float">
            <text:p>422870</text:p>
          </table:table-cell>
          <table:table-cell office:value-type="float" office:value="1187700" calcext:value-type="float">
            <text:p>1187700</text:p>
          </table:table-cell>
          <table:table-cell office:value-type="float" office:value="87160" calcext:value-type="float">
            <text:p>87160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table:number-columns-repeated="3"/>
          <table:table-cell office:value-type="float" office:value="-83808" calcext:value-type="float">
            <text:p>-83808</text:p>
          </table:table-cell>
          <table:table-cell office:value-type="float" office:value="-57222" calcext:value-type="float">
            <text:p>-57222</text:p>
          </table:table-cell>
          <table:table-cell office:value-type="float" office:value="469306" calcext:value-type="float">
            <text:p>469306</text:p>
          </table:table-cell>
          <table:table-cell office:value-type="float" office:value="356550" calcext:value-type="float">
            <text:p>356550</text:p>
          </table:table-cell>
          <table:table-cell office:value-type="float" office:value="1012798" calcext:value-type="float">
            <text:p>1012798</text:p>
          </table:table-cell>
          <table:table-cell office:value-type="float" office:value="-27932" calcext:value-type="float">
            <text:p>-27932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table:number-columns-repeated="3"/>
          <table:table-cell office:value-type="float" office:value="-60730" calcext:value-type="float">
            <text:p>-60730</text:p>
          </table:table-cell>
          <table:table-cell office:value-type="float" office:value="38210" calcext:value-type="float">
            <text:p>38210</text:p>
          </table:table-cell>
          <table:table-cell office:value-type="float" office:value="544258" calcext:value-type="float">
            <text:p>544258</text:p>
          </table:table-cell>
          <table:table-cell office:value-type="float" office:value="571548" calcext:value-type="float">
            <text:p>571548</text:p>
          </table:table-cell>
          <table:table-cell office:value-type="float" office:value="1319636" calcext:value-type="float">
            <text:p>1319636</text:p>
          </table:table-cell>
          <table:table-cell office:value-type="float" office:value="-60030" calcext:value-type="float">
            <text:p>-60030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table:number-columns-repeated="3"/>
          <table:table-cell office:value-type="float" office:value="-56022" calcext:value-type="float">
            <text:p>-56022</text:p>
          </table:table-cell>
          <table:table-cell office:value-type="float" office:value="-151030" calcext:value-type="float">
            <text:p>-151030</text:p>
          </table:table-cell>
          <table:table-cell office:value-type="float" office:value="240232" calcext:value-type="float">
            <text:p>240232</text:p>
          </table:table-cell>
          <table:table-cell office:value-type="float" office:value="316688" calcext:value-type="float">
            <text:p>316688</text:p>
          </table:table-cell>
          <table:table-cell office:value-type="float" office:value="690866" calcext:value-type="float">
            <text:p>690866</text:p>
          </table:table-cell>
          <table:table-cell office:value-type="float" office:value="-79344" calcext:value-type="float">
            <text:p>-79344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table:number-columns-repeated="3"/>
          <table:table-cell office:value-type="float" office:value="19726" calcext:value-type="float">
            <text:p>19726</text:p>
          </table:table-cell>
          <table:table-cell office:value-type="float" office:value="156958" calcext:value-type="float">
            <text:p>156958</text:p>
          </table:table-cell>
          <table:table-cell office:value-type="float" office:value="418042" calcext:value-type="float">
            <text:p>418042</text:p>
          </table:table-cell>
          <table:table-cell office:value-type="float" office:value="240284" calcext:value-type="float">
            <text:p>240284</text:p>
          </table:table-cell>
          <table:table-cell office:value-type="float" office:value="913448" calcext:value-type="float">
            <text:p>913448</text:p>
          </table:table-cell>
          <table:table-cell office:value-type="float" office:value="36942" calcext:value-type="float">
            <text:p>36942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table:number-columns-repeated="3"/>
          <table:table-cell office:value-type="float" office:value="156269" calcext:value-type="float">
            <text:p>156269</text:p>
          </table:table-cell>
          <table:table-cell office:value-type="float" office:value="-186247" calcext:value-type="float">
            <text:p>-186247</text:p>
          </table:table-cell>
          <table:table-cell office:value-type="float" office:value="377951" calcext:value-type="float">
            <text:p>377951</text:p>
          </table:table-cell>
          <table:table-cell office:value-type="float" office:value="176615" calcext:value-type="float">
            <text:p>176615</text:p>
          </table:table-cell>
          <table:table-cell office:value-type="float" office:value="818231" calcext:value-type="float">
            <text:p>818231</text:p>
          </table:table-cell>
          <table:table-cell office:value-type="float" office:value="-133733" calcext:value-type="float">
            <text:p>-133733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table:number-columns-repeated="3"/>
          <table:table-cell office:value-type="float" office:value="26349" calcext:value-type="float">
            <text:p>26349</text:p>
          </table:table-cell>
          <table:table-cell office:value-type="float" office:value="-62293" calcext:value-type="float">
            <text:p>-62293</text:p>
          </table:table-cell>
          <table:table-cell office:value-type="float" office:value="433273" calcext:value-type="float">
            <text:p>433273</text:p>
          </table:table-cell>
          <table:table-cell office:value-type="float" office:value="358853" calcext:value-type="float">
            <text:p>358853</text:p>
          </table:table-cell>
          <table:table-cell office:value-type="float" office:value="972425" calcext:value-type="float">
            <text:p>972425</text:p>
          </table:table-cell>
          <table:table-cell office:value-type="float" office:value="-17919" calcext:value-type="float">
            <text:p>-17919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table:number-columns-repeated="3"/>
          <table:table-cell office:value-type="float" office:value="102525" calcext:value-type="float">
            <text:p>102525</text:p>
          </table:table-cell>
          <table:table-cell office:value-type="float" office:value="-29067" calcext:value-type="float">
            <text:p>-29067</text:p>
          </table:table-cell>
          <table:table-cell office:value-type="float" office:value="334941" calcext:value-type="float">
            <text:p>334941</text:p>
          </table:table-cell>
          <table:table-cell office:value-type="float" office:value="308523" calcext:value-type="float">
            <text:p>308523</text:p>
          </table:table-cell>
          <table:table-cell office:value-type="float" office:value="845529" calcext:value-type="float">
            <text:p>845529</text:p>
          </table:table-cell>
          <table:table-cell office:value-type="float" office:value="34083" calcext:value-type="float">
            <text:p>34083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table:number-columns-repeated="3"/>
          <table:table-cell office:value-type="float" office:value="-69573" calcext:value-type="float">
            <text:p>-69573</text:p>
          </table:table-cell>
          <table:table-cell office:value-type="float" office:value="99239" calcext:value-type="float">
            <text:p>99239</text:p>
          </table:table-cell>
          <table:table-cell office:value-type="float" office:value="502431" calcext:value-type="float">
            <text:p>502431</text:p>
          </table:table-cell>
          <table:table-cell office:value-type="float" office:value="389731" calcext:value-type="float">
            <text:p>389731</text:p>
          </table:table-cell>
          <table:table-cell office:value-type="float" office:value="1258845" calcext:value-type="float">
            <text:p>1258845</text:p>
          </table:table-cell>
          <table:table-cell office:value-type="float" office:value="26809" calcext:value-type="float">
            <text:p>26809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table:number-columns-repeated="3"/>
          <table:table-cell office:value-type="float" office:value="56059" calcext:value-type="float">
            <text:p>56059</text:p>
          </table:table-cell>
          <table:table-cell office:value-type="float" office:value="79843" calcext:value-type="float">
            <text:p>79843</text:p>
          </table:table-cell>
          <table:table-cell office:value-type="float" office:value="395219" calcext:value-type="float">
            <text:p>395219</text:p>
          </table:table-cell>
          <table:table-cell office:value-type="float" office:value="202025" calcext:value-type="float">
            <text:p>202025</text:p>
          </table:table-cell>
          <table:table-cell office:value-type="float" office:value="846565" calcext:value-type="float">
            <text:p>846565</text:p>
          </table:table-cell>
          <table:table-cell office:value-type="float" office:value="35999" calcext:value-type="float">
            <text:p>35999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table:number-columns-repeated="3"/>
          <table:table-cell office:value-type="float" office:value="177978" calcext:value-type="float">
            <text:p>177978</text:p>
          </table:table-cell>
          <table:table-cell office:value-type="float" office:value="132836" calcext:value-type="float">
            <text:p>132836</text:p>
          </table:table-cell>
          <table:table-cell office:value-type="float" office:value="423344" calcext:value-type="float">
            <text:p>423344</text:p>
          </table:table-cell>
          <table:table-cell office:value-type="float" office:value="229288" calcext:value-type="float">
            <text:p>229288</text:p>
          </table:table-cell>
          <table:table-cell office:value-type="float" office:value="1061198" calcext:value-type="float">
            <text:p>1061198</text:p>
          </table:table-cell>
          <table:table-cell office:value-type="float" office:value="-5268" calcext:value-type="float">
            <text:p>-5268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number-columns-repeated="3"/>
          <table:table-cell office:value-type="float" office:value="-243870" calcext:value-type="float">
            <text:p>-243870</text:p>
          </table:table-cell>
          <table:table-cell office:value-type="float" office:value="-104956" calcext:value-type="float">
            <text:p>-104956</text:p>
          </table:table-cell>
          <table:table-cell office:value-type="float" office:value="450370" calcext:value-type="float">
            <text:p>450370</text:p>
          </table:table-cell>
          <table:table-cell office:value-type="float" office:value="242388" calcext:value-type="float">
            <text:p>242388</text:p>
          </table:table-cell>
          <table:table-cell office:value-type="float" office:value="1053578" calcext:value-type="float">
            <text:p>1053578</text:p>
          </table:table-cell>
          <table:table-cell office:value-type="float" office:value="-87348" calcext:value-type="float">
            <text:p>-87348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table:number-columns-repeated="3"/>
          <table:table-cell office:value-type="float" office:value="64133" calcext:value-type="float">
            <text:p>64133</text:p>
          </table:table-cell>
          <table:table-cell office:value-type="float" office:value="-139645" calcext:value-type="float">
            <text:p>-139645</text:p>
          </table:table-cell>
          <table:table-cell office:value-type="float" office:value="386629" calcext:value-type="float">
            <text:p>386629</text:p>
          </table:table-cell>
          <table:table-cell office:value-type="float" office:value="185091" calcext:value-type="float">
            <text:p>185091</text:p>
          </table:table-cell>
          <table:table-cell office:value-type="float" office:value="812783" calcext:value-type="float">
            <text:p>812783</text:p>
          </table:table-cell>
          <table:table-cell office:value-type="float" office:value="56671" calcext:value-type="float">
            <text:p>56671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table:number-columns-repeated="3"/>
          <table:table-cell office:value-type="float" office:value="240278" calcext:value-type="float">
            <text:p>240278</text:p>
          </table:table-cell>
          <table:table-cell office:value-type="float" office:value="111278" calcext:value-type="float">
            <text:p>111278</text:p>
          </table:table-cell>
          <table:table-cell office:value-type="float" office:value="461264" calcext:value-type="float">
            <text:p>461264</text:p>
          </table:table-cell>
          <table:table-cell office:value-type="float" office:value="259372" calcext:value-type="float">
            <text:p>259372</text:p>
          </table:table-cell>
          <table:table-cell office:value-type="float" office:value="1008632" calcext:value-type="float">
            <text:p>1008632</text:p>
          </table:table-cell>
          <table:table-cell office:value-type="float" office:value="174156" calcext:value-type="float">
            <text:p>174156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table:number-columns-repeated="3"/>
          <table:table-cell office:value-type="float" office:value="-148102" calcext:value-type="float">
            <text:p>-148102</text:p>
          </table:table-cell>
          <table:table-cell office:value-type="float" office:value="-58112" calcext:value-type="float">
            <text:p>-58112</text:p>
          </table:table-cell>
          <table:table-cell office:value-type="float" office:value="328674" calcext:value-type="float">
            <text:p>328674</text:p>
          </table:table-cell>
          <table:table-cell office:value-type="float" office:value="265398" calcext:value-type="float">
            <text:p>265398</text:p>
          </table:table-cell>
          <table:table-cell office:value-type="float" office:value="947648" calcext:value-type="float">
            <text:p>947648</text:p>
          </table:table-cell>
          <table:table-cell office:value-type="float" office:value="92256" calcext:value-type="float">
            <text:p>92256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table:number-columns-repeated="3"/>
          <table:table-cell office:value-type="float" office:value="-16663" calcext:value-type="float">
            <text:p>-16663</text:p>
          </table:table-cell>
          <table:table-cell office:value-type="float" office:value="85345" calcext:value-type="float">
            <text:p>85345</text:p>
          </table:table-cell>
          <table:table-cell office:value-type="float" office:value="640599" calcext:value-type="float">
            <text:p>640599</text:p>
          </table:table-cell>
          <table:table-cell office:value-type="float" office:value="287451" calcext:value-type="float">
            <text:p>287451</text:p>
          </table:table-cell>
          <table:table-cell office:value-type="float" office:value="1237951" calcext:value-type="float">
            <text:p>1237951</text:p>
          </table:table-cell>
          <table:table-cell office:value-type="float" office:value="34655" calcext:value-type="float">
            <text:p>34655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table:number-columns-repeated="3"/>
          <table:table-cell office:value-type="float" office:value="183846" calcext:value-type="float">
            <text:p>183846</text:p>
          </table:table-cell>
          <table:table-cell office:value-type="float" office:value="-139258" calcext:value-type="float">
            <text:p>-139258</text:p>
          </table:table-cell>
          <table:table-cell office:value-type="float" office:value="190030" calcext:value-type="float">
            <text:p>190030</text:p>
          </table:table-cell>
          <table:table-cell office:value-type="float" office:value="121040" calcext:value-type="float">
            <text:p>121040</text:p>
          </table:table-cell>
          <table:table-cell office:value-type="float" office:value="430452" calcext:value-type="float">
            <text:p>430452</text:p>
          </table:table-cell>
          <table:table-cell office:value-type="float" office:value="54862" calcext:value-type="float">
            <text:p>54862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table:number-columns-repeated="3"/>
          <table:table-cell office:value-type="float" office:value="125734" calcext:value-type="float">
            <text:p>125734</text:p>
          </table:table-cell>
          <table:table-cell office:value-type="float" office:value="-145568" calcext:value-type="float">
            <text:p>-145568</text:p>
          </table:table-cell>
          <table:table-cell office:value-type="float" office:value="365202" calcext:value-type="float">
            <text:p>365202</text:p>
          </table:table-cell>
          <table:table-cell office:value-type="float" office:value="201998" calcext:value-type="float">
            <text:p>201998</text:p>
          </table:table-cell>
          <table:table-cell office:value-type="float" office:value="732254" calcext:value-type="float">
            <text:p>732254</text:p>
          </table:table-cell>
          <table:table-cell office:value-type="float" office:value="-125770" calcext:value-type="float">
            <text:p>-125770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table:number-columns-repeated="3"/>
          <table:table-cell office:value-type="float" office:value="7889" calcext:value-type="float">
            <text:p>7889</text:p>
          </table:table-cell>
          <table:table-cell office:value-type="float" office:value="-29899" calcext:value-type="float">
            <text:p>-29899</text:p>
          </table:table-cell>
          <table:table-cell office:value-type="float" office:value="395521" calcext:value-type="float">
            <text:p>395521</text:p>
          </table:table-cell>
          <table:table-cell office:value-type="float" office:value="458235" calcext:value-type="float">
            <text:p>458235</text:p>
          </table:table-cell>
          <table:table-cell office:value-type="float" office:value="1063119" calcext:value-type="float">
            <text:p>1063119</text:p>
          </table:table-cell>
          <table:table-cell office:value-type="float" office:value="-15875" calcext:value-type="float">
            <text:p>-15875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table:number-columns-repeated="3"/>
          <table:table-cell office:value-type="float" office:value="-6421" calcext:value-type="float">
            <text:p>-6421</text:p>
          </table:table-cell>
          <table:table-cell office:value-type="float" office:value="-8979" calcext:value-type="float">
            <text:p>-8979</text:p>
          </table:table-cell>
          <table:table-cell office:value-type="float" office:value="245733" calcext:value-type="float">
            <text:p>245733</text:p>
          </table:table-cell>
          <table:table-cell office:value-type="float" office:value="283237" calcext:value-type="float">
            <text:p>283237</text:p>
          </table:table-cell>
          <table:table-cell office:value-type="float" office:value="907565" calcext:value-type="float">
            <text:p>907565</text:p>
          </table:table-cell>
          <table:table-cell office:value-type="float" office:value="2159" calcext:value-type="float">
            <text:p>215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table:number-columns-repeated="3"/>
          <table:table-cell office:value-type="float" office:value="-25391" calcext:value-type="float">
            <text:p>-25391</text:p>
          </table:table-cell>
          <table:table-cell office:value-type="float" office:value="1385" calcext:value-type="float">
            <text:p>1385</text:p>
          </table:table-cell>
          <table:table-cell office:value-type="float" office:value="477897" calcext:value-type="float">
            <text:p>477897</text:p>
          </table:table-cell>
          <table:table-cell office:value-type="float" office:value="352283" calcext:value-type="float">
            <text:p>352283</text:p>
          </table:table-cell>
          <table:table-cell office:value-type="float" office:value="1106579" calcext:value-type="float">
            <text:p>1106579</text:p>
          </table:table-cell>
          <table:table-cell office:value-type="float" office:value="34231" calcext:value-type="float">
            <text:p>34231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table:number-columns-repeated="3"/>
          <table:table-cell office:value-type="float" office:value="-63493" calcext:value-type="float">
            <text:p>-63493</text:p>
          </table:table-cell>
          <table:table-cell office:value-type="float" office:value="32623" calcext:value-type="float">
            <text:p>32623</text:p>
          </table:table-cell>
          <table:table-cell office:value-type="float" office:value="553383" calcext:value-type="float">
            <text:p>553383</text:p>
          </table:table-cell>
          <table:table-cell office:value-type="float" office:value="323507" calcext:value-type="float">
            <text:p>323507</text:p>
          </table:table-cell>
          <table:table-cell office:value-type="float" office:value="1036033" calcext:value-type="float">
            <text:p>1036033</text:p>
          </table:table-cell>
          <table:table-cell office:value-type="float" office:value="-105633" calcext:value-type="float">
            <text:p>-105633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table:number-columns-repeated="3"/>
          <table:table-cell office:value-type="float" office:value="43518" calcext:value-type="float">
            <text:p>43518</text:p>
          </table:table-cell>
          <table:table-cell office:value-type="float" office:value="78464" calcext:value-type="float">
            <text:p>78464</text:p>
          </table:table-cell>
          <table:table-cell office:value-type="float" office:value="439136" calcext:value-type="float">
            <text:p>439136</text:p>
          </table:table-cell>
          <table:table-cell office:value-type="float" office:value="196840" calcext:value-type="float">
            <text:p>196840</text:p>
          </table:table-cell>
          <table:table-cell office:value-type="float" office:value="918064" calcext:value-type="float">
            <text:p>918064</text:p>
          </table:table-cell>
          <table:table-cell office:value-type="float" office:value="148490" calcext:value-type="float">
            <text:p>148490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table:number-columns-repeated="3"/>
          <table:table-cell office:value-type="float" office:value="-153609" calcext:value-type="float">
            <text:p>-153609</text:p>
          </table:table-cell>
          <table:table-cell office:value-type="float" office:value="-134717" calcext:value-type="float">
            <text:p>-134717</text:p>
          </table:table-cell>
          <table:table-cell office:value-type="float" office:value="238633" calcext:value-type="float">
            <text:p>238633</text:p>
          </table:table-cell>
          <table:table-cell office:value-type="float" office:value="213801" calcext:value-type="float">
            <text:p>213801</text:p>
          </table:table-cell>
          <table:table-cell office:value-type="float" office:value="733591" calcext:value-type="float">
            <text:p>733591</text:p>
          </table:table-cell>
          <table:table-cell office:value-type="float" office:value="117189" calcext:value-type="float">
            <text:p>117189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table:number-columns-repeated="3"/>
          <table:table-cell office:value-type="float" office:value="-82950" calcext:value-type="float">
            <text:p>-82950</text:p>
          </table:table-cell>
          <table:table-cell office:value-type="float" office:value="-21484" calcext:value-type="float">
            <text:p>-21484</text:p>
          </table:table-cell>
          <table:table-cell office:value-type="float" office:value="456890" calcext:value-type="float">
            <text:p>456890</text:p>
          </table:table-cell>
          <table:table-cell office:value-type="float" office:value="259020" calcext:value-type="float">
            <text:p>259020</text:p>
          </table:table-cell>
          <table:table-cell office:value-type="float" office:value="1010084" calcext:value-type="float">
            <text:p>1010084</text:p>
          </table:table-cell>
          <table:table-cell office:value-type="float" office:value="48236" calcext:value-type="float">
            <text:p>48236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table:number-columns-repeated="3"/>
          <table:table-cell office:value-type="float" office:value="-298215" calcext:value-type="float">
            <text:p>-298215</text:p>
          </table:table-cell>
          <table:table-cell office:value-type="float" office:value="91003" calcext:value-type="float">
            <text:p>91003</text:p>
          </table:table-cell>
          <table:table-cell office:value-type="float" office:value="452377" calcext:value-type="float">
            <text:p>452377</text:p>
          </table:table-cell>
          <table:table-cell office:value-type="float" office:value="352663" calcext:value-type="float">
            <text:p>352663</text:p>
          </table:table-cell>
          <table:table-cell office:value-type="float" office:value="988657" calcext:value-type="float">
            <text:p>988657</text:p>
          </table:table-cell>
          <table:table-cell office:value-type="float" office:value="-124309" calcext:value-type="float">
            <text:p>-124309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table:number-columns-repeated="3"/>
          <table:table-cell office:value-type="float" office:value="-54549" calcext:value-type="float">
            <text:p>-54549</text:p>
          </table:table-cell>
          <table:table-cell office:value-type="float" office:value="56563" calcext:value-type="float">
            <text:p>56563</text:p>
          </table:table-cell>
          <table:table-cell office:value-type="float" office:value="459107" calcext:value-type="float">
            <text:p>459107</text:p>
          </table:table-cell>
          <table:table-cell office:value-type="float" office:value="319875" calcext:value-type="float">
            <text:p>319875</text:p>
          </table:table-cell>
          <table:table-cell office:value-type="float" office:value="1154901" calcext:value-type="float">
            <text:p>1154901</text:p>
          </table:table-cell>
          <table:table-cell office:value-type="float" office:value="-68607" calcext:value-type="float">
            <text:p>-68607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table:number-columns-repeated="3"/>
          <table:table-cell office:value-type="float" office:value="-77052" calcext:value-type="float">
            <text:p>-77052</text:p>
          </table:table-cell>
          <table:table-cell office:value-type="float" office:value="-33116" calcext:value-type="float">
            <text:p>-33116</text:p>
          </table:table-cell>
          <table:table-cell office:value-type="float" office:value="544102" calcext:value-type="float">
            <text:p>544102</text:p>
          </table:table-cell>
          <table:table-cell office:value-type="float" office:value="563792" calcext:value-type="float">
            <text:p>563792</text:p>
          </table:table-cell>
          <table:table-cell office:value-type="float" office:value="1398566" calcext:value-type="float">
            <text:p>1398566</text:p>
          </table:table-cell>
          <table:table-cell office:value-type="float" office:value="-58536" calcext:value-type="float">
            <text:p>-58536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table:number-columns-repeated="3"/>
          <table:table-cell office:value-type="float" office:value="-53090" calcext:value-type="float">
            <text:p>-53090</text:p>
          </table:table-cell>
          <table:table-cell office:value-type="float" office:value="-147082" calcext:value-type="float">
            <text:p>-147082</text:p>
          </table:table-cell>
          <table:table-cell office:value-type="float" office:value="264758" calcext:value-type="float">
            <text:p>264758</text:p>
          </table:table-cell>
          <table:table-cell office:value-type="float" office:value="164750" calcext:value-type="float">
            <text:p>164750</text:p>
          </table:table-cell>
          <table:table-cell office:value-type="float" office:value="658294" calcext:value-type="float">
            <text:p>658294</text:p>
          </table:table-cell>
          <table:table-cell office:value-type="float" office:value="-33294" calcext:value-type="float">
            <text:p>-33294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table:number-columns-repeated="3"/>
          <table:table-cell office:value-type="float" office:value="11494" calcext:value-type="float">
            <text:p>11494</text:p>
          </table:table-cell>
          <table:table-cell office:value-type="float" office:value="3810" calcext:value-type="float">
            <text:p>3810</text:p>
          </table:table-cell>
          <table:table-cell office:value-type="float" office:value="319622" calcext:value-type="float">
            <text:p>319622</text:p>
          </table:table-cell>
          <table:table-cell office:value-type="float" office:value="249376" calcext:value-type="float">
            <text:p>249376</text:p>
          </table:table-cell>
          <table:table-cell office:value-type="float" office:value="976360" calcext:value-type="float">
            <text:p>976360</text:p>
          </table:table-cell>
          <table:table-cell office:value-type="float" office:value="92888" calcext:value-type="float">
            <text:p>92888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table:number-columns-repeated="3"/>
          <table:table-cell office:value-type="float" office:value="63564" calcext:value-type="float">
            <text:p>63564</text:p>
          </table:table-cell>
          <table:table-cell office:value-type="float" office:value="-108908" calcext:value-type="float">
            <text:p>-108908</text:p>
          </table:table-cell>
          <table:table-cell office:value-type="float" office:value="341900" calcext:value-type="float">
            <text:p>341900</text:p>
          </table:table-cell>
          <table:table-cell office:value-type="float" office:value="356600" calcext:value-type="float">
            <text:p>356600</text:p>
          </table:table-cell>
          <table:table-cell office:value-type="float" office:value="911574" calcext:value-type="float">
            <text:p>911574</text:p>
          </table:table-cell>
          <table:table-cell office:value-type="float" office:value="-43812" calcext:value-type="float">
            <text:p>-43812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table:number-columns-repeated="3"/>
          <table:table-cell office:value-type="float" office:value="32074" calcext:value-type="float">
            <text:p>32074</text:p>
          </table:table-cell>
          <table:table-cell office:value-type="float" office:value="14870" calcext:value-type="float">
            <text:p>14870</text:p>
          </table:table-cell>
          <table:table-cell office:value-type="float" office:value="567592" calcext:value-type="float">
            <text:p>567592</text:p>
          </table:table-cell>
          <table:table-cell office:value-type="float" office:value="471968" calcext:value-type="float">
            <text:p>471968</text:p>
          </table:table-cell>
          <table:table-cell office:value-type="float" office:value="1297122" calcext:value-type="float">
            <text:p>1297122</text:p>
          </table:table-cell>
          <table:table-cell office:value-type="float" office:value="120052" calcext:value-type="float">
            <text:p>120052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table:number-columns-repeated="3"/>
          <table:table-cell office:value-type="float" office:value="23551" calcext:value-type="float">
            <text:p>23551</text:p>
          </table:table-cell>
          <table:table-cell office:value-type="float" office:value="11233" calcext:value-type="float">
            <text:p>11233</text:p>
          </table:table-cell>
          <table:table-cell office:value-type="float" office:value="482401" calcext:value-type="float">
            <text:p>482401</text:p>
          </table:table-cell>
          <table:table-cell office:value-type="float" office:value="530333" calcext:value-type="float">
            <text:p>530333</text:p>
          </table:table-cell>
          <table:table-cell office:value-type="float" office:value="1223487" calcext:value-type="float">
            <text:p>1223487</text:p>
          </table:table-cell>
          <table:table-cell office:value-type="float" office:value="34513" calcext:value-type="float">
            <text:p>34513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table:number-columns-repeated="3"/>
          <table:table-cell office:value-type="float" office:value="177569" calcext:value-type="float">
            <text:p>177569</text:p>
          </table:table-cell>
          <table:table-cell office:value-type="float" office:value="-43563" calcext:value-type="float">
            <text:p>-43563</text:p>
          </table:table-cell>
          <table:table-cell office:value-type="float" office:value="385461" calcext:value-type="float">
            <text:p>385461</text:p>
          </table:table-cell>
          <table:table-cell office:value-type="float" office:value="164855" calcext:value-type="float">
            <text:p>164855</text:p>
          </table:table-cell>
          <table:table-cell office:value-type="float" office:value="838957" calcext:value-type="float">
            <text:p>838957</text:p>
          </table:table-cell>
          <table:table-cell office:value-type="float" office:value="34927" calcext:value-type="float">
            <text:p>34927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table:number-columns-repeated="3"/>
          <table:table-cell office:value-type="float" office:value="44258" calcext:value-type="float">
            <text:p>44258</text:p>
          </table:table-cell>
          <table:table-cell office:value-type="float" office:value="99842" calcext:value-type="float">
            <text:p>99842</text:p>
          </table:table-cell>
          <table:table-cell office:value-type="float" office:value="326892" calcext:value-type="float">
            <text:p>326892</text:p>
          </table:table-cell>
          <table:table-cell office:value-type="float" office:value="178200" calcext:value-type="float">
            <text:p>178200</text:p>
          </table:table-cell>
          <table:table-cell office:value-type="float" office:value="655062" calcext:value-type="float">
            <text:p>655062</text:p>
          </table:table-cell>
          <table:table-cell office:value-type="float" office:value="81412" calcext:value-type="float">
            <text:p>81412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table:number-columns-repeated="3"/>
          <table:table-cell office:value-type="float" office:value="33607" calcext:value-type="float">
            <text:p>33607</text:p>
          </table:table-cell>
          <table:table-cell office:value-type="float" office:value="-11439" calcext:value-type="float">
            <text:p>-11439</text:p>
          </table:table-cell>
          <table:table-cell office:value-type="float" office:value="319009" calcext:value-type="float">
            <text:p>319009</text:p>
          </table:table-cell>
          <table:table-cell office:value-type="float" office:value="284065" calcext:value-type="float">
            <text:p>284065</text:p>
          </table:table-cell>
          <table:table-cell office:value-type="float" office:value="929897" calcext:value-type="float">
            <text:p>929897</text:p>
          </table:table-cell>
          <table:table-cell office:value-type="float" office:value="120661" calcext:value-type="float">
            <text:p>120661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table:number-columns-repeated="3"/>
          <table:table-cell office:value-type="float" office:value="192644" calcext:value-type="float">
            <text:p>192644</text:p>
          </table:table-cell>
          <table:table-cell office:value-type="float" office:value="-57854" calcext:value-type="float">
            <text:p>-57854</text:p>
          </table:table-cell>
          <table:table-cell office:value-type="float" office:value="365136" calcext:value-type="float">
            <text:p>365136</text:p>
          </table:table-cell>
          <table:table-cell office:value-type="float" office:value="192624" calcext:value-type="float">
            <text:p>192624</text:p>
          </table:table-cell>
          <table:table-cell office:value-type="float" office:value="874394" calcext:value-type="float">
            <text:p>874394</text:p>
          </table:table-cell>
          <table:table-cell office:value-type="float" office:value="162824" calcext:value-type="float">
            <text:p>162824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table:number-columns-repeated="3"/>
          <table:table-cell office:value-type="float" office:value="18177" calcext:value-type="float">
            <text:p>18177</text:p>
          </table:table-cell>
          <table:table-cell office:value-type="float" office:value="-141611" calcext:value-type="float">
            <text:p>-141611</text:p>
          </table:table-cell>
          <table:table-cell office:value-type="float" office:value="354515" calcext:value-type="float">
            <text:p>354515</text:p>
          </table:table-cell>
          <table:table-cell office:value-type="float" office:value="362287" calcext:value-type="float">
            <text:p>362287</text:p>
          </table:table-cell>
          <table:table-cell office:value-type="float" office:value="923947" calcext:value-type="float">
            <text:p>923947</text:p>
          </table:table-cell>
          <table:table-cell office:value-type="float" office:value="-101943" calcext:value-type="float">
            <text:p>-101943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table:number-columns-repeated="3"/>
          <table:table-cell office:value-type="float" office:value="39302" calcext:value-type="float">
            <text:p>39302</text:p>
          </table:table-cell>
          <table:table-cell office:value-type="float" office:value="-81162" calcext:value-type="float">
            <text:p>-81162</text:p>
          </table:table-cell>
          <table:table-cell office:value-type="float" office:value="436200" calcext:value-type="float">
            <text:p>436200</text:p>
          </table:table-cell>
          <table:table-cell office:value-type="float" office:value="373748" calcext:value-type="float">
            <text:p>373748</text:p>
          </table:table-cell>
          <table:table-cell office:value-type="float" office:value="983916" calcext:value-type="float">
            <text:p>983916</text:p>
          </table:table-cell>
          <table:table-cell office:value-type="float" office:value="59674" calcext:value-type="float">
            <text:p>59674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table:number-columns-repeated="3"/>
          <table:table-cell office:value-type="float" office:value="27563" calcext:value-type="float">
            <text:p>27563</text:p>
          </table:table-cell>
          <table:table-cell office:value-type="float" office:value="-141917" calcext:value-type="float">
            <text:p>-141917</text:p>
          </table:table-cell>
          <table:table-cell office:value-type="float" office:value="215293" calcext:value-type="float">
            <text:p>215293</text:p>
          </table:table-cell>
          <table:table-cell office:value-type="float" office:value="102817" calcext:value-type="float">
            <text:p>102817</text:p>
          </table:table-cell>
          <table:table-cell office:value-type="float" office:value="568357" calcext:value-type="float">
            <text:p>568357</text:p>
          </table:table-cell>
          <table:table-cell office:value-type="float" office:value="93329" calcext:value-type="float">
            <text:p>93329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table:number-columns-repeated="3"/>
          <table:table-cell office:value-type="float" office:value="-43376" calcext:value-type="float">
            <text:p>-43376</text:p>
          </table:table-cell>
          <table:table-cell office:value-type="float" office:value="-85034" calcext:value-type="float">
            <text:p>-85034</text:p>
          </table:table-cell>
          <table:table-cell office:value-type="float" office:value="343456" calcext:value-type="float">
            <text:p>343456</text:p>
          </table:table-cell>
          <table:table-cell office:value-type="float" office:value="240774" calcext:value-type="float">
            <text:p>240774</text:p>
          </table:table-cell>
          <table:table-cell office:value-type="float" office:value="715204" calcext:value-type="float">
            <text:p>715204</text:p>
          </table:table-cell>
          <table:table-cell office:value-type="float" office:value="-26996" calcext:value-type="float">
            <text:p>-26996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table:number-columns-repeated="3"/>
          <table:table-cell office:value-type="float" office:value="-123785" calcext:value-type="float">
            <text:p>-123785</text:p>
          </table:table-cell>
          <table:table-cell office:value-type="float" office:value="-78351" calcext:value-type="float">
            <text:p>-78351</text:p>
          </table:table-cell>
          <table:table-cell office:value-type="float" office:value="505069" calcext:value-type="float">
            <text:p>505069</text:p>
          </table:table-cell>
          <table:table-cell office:value-type="float" office:value="328097" calcext:value-type="float">
            <text:p>328097</text:p>
          </table:table-cell>
          <table:table-cell office:value-type="float" office:value="1057719" calcext:value-type="float">
            <text:p>1057719</text:p>
          </table:table-cell>
          <table:table-cell office:value-type="float" office:value="114195" calcext:value-type="float">
            <text:p>114195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table:number-columns-repeated="3"/>
          <table:table-cell office:value-type="float" office:value="24727" calcext:value-type="float">
            <text:p>24727</text:p>
          </table:table-cell>
          <table:table-cell office:value-type="float" office:value="53337" calcext:value-type="float">
            <text:p>53337</text:p>
          </table:table-cell>
          <table:table-cell office:value-type="float" office:value="578097" calcext:value-type="float">
            <text:p>578097</text:p>
          </table:table-cell>
          <table:table-cell office:value-type="float" office:value="454059" calcext:value-type="float">
            <text:p>454059</text:p>
          </table:table-cell>
          <table:table-cell office:value-type="float" office:value="1317515" calcext:value-type="float">
            <text:p>1317515</text:p>
          </table:table-cell>
          <table:table-cell office:value-type="float" office:value="38357" calcext:value-type="float">
            <text:p>38357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table:number-columns-repeated="3"/>
          <table:table-cell office:value-type="float" office:value="-76801" calcext:value-type="float">
            <text:p>-76801</text:p>
          </table:table-cell>
          <table:table-cell office:value-type="float" office:value="-116387" calcext:value-type="float">
            <text:p>-116387</text:p>
          </table:table-cell>
          <table:table-cell office:value-type="float" office:value="258519" calcext:value-type="float">
            <text:p>258519</text:p>
          </table:table-cell>
          <table:table-cell office:value-type="float" office:value="209573" calcext:value-type="float">
            <text:p>209573</text:p>
          </table:table-cell>
          <table:table-cell office:value-type="float" office:value="689917" calcext:value-type="float">
            <text:p>689917</text:p>
          </table:table-cell>
          <table:table-cell office:value-type="float" office:value="36247" calcext:value-type="float">
            <text:p>36247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table:number-columns-repeated="3"/>
          <table:table-cell office:value-type="float" office:value="9712" calcext:value-type="float">
            <text:p>9712</text:p>
          </table:table-cell>
          <table:table-cell office:value-type="float" office:value="20612" calcext:value-type="float">
            <text:p>20612</text:p>
          </table:table-cell>
          <table:table-cell office:value-type="float" office:value="465448" calcext:value-type="float">
            <text:p>465448</text:p>
          </table:table-cell>
          <table:table-cell office:value-type="float" office:value="351616" calcext:value-type="float">
            <text:p>351616</text:p>
          </table:table-cell>
          <table:table-cell office:value-type="float" office:value="1041906" calcext:value-type="float">
            <text:p>1041906</text:p>
          </table:table-cell>
          <table:table-cell office:value-type="float" office:value="22246" calcext:value-type="float">
            <text:p>22246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table:number-columns-repeated="3"/>
          <table:table-cell office:value-type="float" office:value="-68170" calcext:value-type="float">
            <text:p>-68170</text:p>
          </table:table-cell>
          <table:table-cell office:value-type="float" office:value="-69442" calcext:value-type="float">
            <text:p>-69442</text:p>
          </table:table-cell>
          <table:table-cell office:value-type="float" office:value="368240" calcext:value-type="float">
            <text:p>368240</text:p>
          </table:table-cell>
          <table:table-cell office:value-type="float" office:value="234488" calcext:value-type="float">
            <text:p>234488</text:p>
          </table:table-cell>
          <table:table-cell office:value-type="float" office:value="822776" calcext:value-type="float">
            <text:p>822776</text:p>
          </table:table-cell>
          <table:table-cell office:value-type="float" office:value="-74560" calcext:value-type="float">
            <text:p>-74560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table:number-columns-repeated="3"/>
          <table:table-cell office:value-type="float" office:value="128991" calcext:value-type="float">
            <text:p>128991</text:p>
          </table:table-cell>
          <table:table-cell office:value-type="float" office:value="176061" calcext:value-type="float">
            <text:p>176061</text:p>
          </table:table-cell>
          <table:table-cell office:value-type="float" office:value="559789" calcext:value-type="float">
            <text:p>559789</text:p>
          </table:table-cell>
          <table:table-cell office:value-type="float" office:value="132541" calcext:value-type="float">
            <text:p>132541</text:p>
          </table:table-cell>
          <table:table-cell office:value-type="float" office:value="1130221" calcext:value-type="float">
            <text:p>1130221</text:p>
          </table:table-cell>
          <table:table-cell office:value-type="float" office:value="123717" calcext:value-type="float">
            <text:p>123717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table:number-columns-repeated="3"/>
          <table:table-cell office:value-type="float" office:value="-96134" calcext:value-type="float">
            <text:p>-96134</text:p>
          </table:table-cell>
          <table:table-cell office:value-type="float" office:value="-233934" calcext:value-type="float">
            <text:p>-233934</text:p>
          </table:table-cell>
          <table:table-cell office:value-type="float" office:value="379704" calcext:value-type="float">
            <text:p>379704</text:p>
          </table:table-cell>
          <table:table-cell office:value-type="float" office:value="332730" calcext:value-type="float">
            <text:p>332730</text:p>
          </table:table-cell>
          <table:table-cell office:value-type="float" office:value="806908" calcext:value-type="float">
            <text:p>806908</text:p>
          </table:table-cell>
          <table:table-cell office:value-type="float" office:value="-67178" calcext:value-type="float">
            <text:p>-67178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table:number-columns-repeated="3"/>
          <table:table-cell office:value-type="float" office:value="70042" calcext:value-type="float">
            <text:p>70042</text:p>
          </table:table-cell>
          <table:table-cell office:value-type="float" office:value="20900" calcext:value-type="float">
            <text:p>20900</text:p>
          </table:table-cell>
          <table:table-cell office:value-type="float" office:value="295740" calcext:value-type="float">
            <text:p>295740</text:p>
          </table:table-cell>
          <table:table-cell office:value-type="float" office:value="175868" calcext:value-type="float">
            <text:p>175868</text:p>
          </table:table-cell>
          <table:table-cell office:value-type="float" office:value="789330" calcext:value-type="float">
            <text:p>789330</text:p>
          </table:table-cell>
          <table:table-cell office:value-type="float" office:value="-39906" calcext:value-type="float">
            <text:p>-39906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table:number-columns-repeated="3"/>
          <table:table-cell office:value-type="float" office:value="49159" calcext:value-type="float">
            <text:p>49159</text:p>
          </table:table-cell>
          <table:table-cell office:value-type="float" office:value="17267" calcext:value-type="float">
            <text:p>17267</text:p>
          </table:table-cell>
          <table:table-cell office:value-type="float" office:value="536857" calcext:value-type="float">
            <text:p>536857</text:p>
          </table:table-cell>
          <table:table-cell office:value-type="float" office:value="386635" calcext:value-type="float">
            <text:p>386635</text:p>
          </table:table-cell>
          <table:table-cell office:value-type="float" office:value="1227787" calcext:value-type="float">
            <text:p>1227787</text:p>
          </table:table-cell>
          <table:table-cell office:value-type="float" office:value="120853" calcext:value-type="float">
            <text:p>120853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table:number-columns-repeated="3"/>
          <table:table-cell office:value-type="float" office:value="-31461" calcext:value-type="float">
            <text:p>-31461</text:p>
          </table:table-cell>
          <table:table-cell office:value-type="float" office:value="-149077" calcext:value-type="float">
            <text:p>-149077</text:p>
          </table:table-cell>
          <table:table-cell office:value-type="float" office:value="301219" calcext:value-type="float">
            <text:p>301219</text:p>
          </table:table-cell>
          <table:table-cell office:value-type="float" office:value="275255" calcext:value-type="float">
            <text:p>275255</text:p>
          </table:table-cell>
          <table:table-cell office:value-type="float" office:value="885373" calcext:value-type="float">
            <text:p>885373</text:p>
          </table:table-cell>
          <table:table-cell office:value-type="float" office:value="120025" calcext:value-type="float">
            <text:p>120025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table:number-columns-repeated="3"/>
          <table:table-cell office:value-type="float" office:value="-132009" calcext:value-type="float">
            <text:p>-132009</text:p>
          </table:table-cell>
          <table:table-cell office:value-type="float" office:value="240403" calcext:value-type="float">
            <text:p>240403</text:p>
          </table:table-cell>
          <table:table-cell office:value-type="float" office:value="178075" calcext:value-type="float">
            <text:p>178075</text:p>
          </table:table-cell>
          <table:table-cell office:value-type="float" office:value="312239" calcext:value-type="float">
            <text:p>312239</text:p>
          </table:table-cell>
          <table:table-cell office:value-type="float" office:value="668059" calcext:value-type="float">
            <text:p>668059</text:p>
          </table:table-cell>
          <table:table-cell office:value-type="float" office:value="-154991" calcext:value-type="float">
            <text:p>-154991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table:number-columns-repeated="3"/>
          <table:table-cell office:value-type="float" office:value="211414" calcext:value-type="float">
            <text:p>211414</text:p>
          </table:table-cell>
          <table:table-cell office:value-type="float" office:value="70444" calcext:value-type="float">
            <text:p>70444</text:p>
          </table:table-cell>
          <table:table-cell office:value-type="float" office:value="429844" calcext:value-type="float">
            <text:p>429844</text:p>
          </table:table-cell>
          <table:table-cell office:value-type="float" office:value="189050" calcext:value-type="float">
            <text:p>189050</text:p>
          </table:table-cell>
          <table:table-cell office:value-type="float" office:value="1014286" calcext:value-type="float">
            <text:p>1014286</text:p>
          </table:table-cell>
          <table:table-cell office:value-type="float" office:value="107134" calcext:value-type="float">
            <text:p>107134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table:number-columns-repeated="3"/>
          <table:table-cell office:value-type="float" office:value="99717" calcext:value-type="float">
            <text:p>99717</text:p>
          </table:table-cell>
          <table:table-cell office:value-type="float" office:value="-37147" calcext:value-type="float">
            <text:p>-37147</text:p>
          </table:table-cell>
          <table:table-cell office:value-type="float" office:value="367891" calcext:value-type="float">
            <text:p>367891</text:p>
          </table:table-cell>
          <table:table-cell office:value-type="float" office:value="252101" calcext:value-type="float">
            <text:p>252101</text:p>
          </table:table-cell>
          <table:table-cell office:value-type="float" office:value="864039" calcext:value-type="float">
            <text:p>864039</text:p>
          </table:table-cell>
          <table:table-cell office:value-type="float" office:value="93257" calcext:value-type="float">
            <text:p>93257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table:number-columns-repeated="3"/>
          <table:table-cell office:value-type="float" office:value="39284" calcext:value-type="float">
            <text:p>39284</text:p>
          </table:table-cell>
          <table:table-cell office:value-type="float" office:value="173348" calcext:value-type="float">
            <text:p>173348</text:p>
          </table:table-cell>
          <table:table-cell office:value-type="float" office:value="486602" calcext:value-type="float">
            <text:p>486602</text:p>
          </table:table-cell>
          <table:table-cell office:value-type="float" office:value="466234" calcext:value-type="float">
            <text:p>466234</text:p>
          </table:table-cell>
          <table:table-cell office:value-type="float" office:value="1216058" calcext:value-type="float">
            <text:p>1216058</text:p>
          </table:table-cell>
          <table:table-cell office:value-type="float" office:value="101858" calcext:value-type="float">
            <text:p>101858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table:number-columns-repeated="3"/>
          <table:table-cell office:value-type="float" office:value="-198292" calcext:value-type="float">
            <text:p>-198292</text:p>
          </table:table-cell>
          <table:table-cell office:value-type="float" office:value="-85262" calcext:value-type="float">
            <text:p>-85262</text:p>
          </table:table-cell>
          <table:table-cell office:value-type="float" office:value="418602" calcext:value-type="float">
            <text:p>418602</text:p>
          </table:table-cell>
          <table:table-cell office:value-type="float" office:value="442892" calcext:value-type="float">
            <text:p>442892</text:p>
          </table:table-cell>
          <table:table-cell office:value-type="float" office:value="1112376" calcext:value-type="float">
            <text:p>1112376</text:p>
          </table:table-cell>
          <table:table-cell office:value-type="float" office:value="-87872" calcext:value-type="float">
            <text:p>-87872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table:number-columns-repeated="3"/>
          <table:table-cell office:value-type="float" office:value="-163653" calcext:value-type="float">
            <text:p>-163653</text:p>
          </table:table-cell>
          <table:table-cell office:value-type="float" office:value="-78881" calcext:value-type="float">
            <text:p>-78881</text:p>
          </table:table-cell>
          <table:table-cell office:value-type="float" office:value="570279" calcext:value-type="float">
            <text:p>570279</text:p>
          </table:table-cell>
          <table:table-cell office:value-type="float" office:value="465439" calcext:value-type="float">
            <text:p>465439</text:p>
          </table:table-cell>
          <table:table-cell office:value-type="float" office:value="1328851" calcext:value-type="float">
            <text:p>1328851</text:p>
          </table:table-cell>
          <table:table-cell office:value-type="float" office:value="-86303" calcext:value-type="float">
            <text:p>-86303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table:number-columns-repeated="3"/>
          <table:table-cell office:value-type="float" office:value="133985" calcext:value-type="float">
            <text:p>133985</text:p>
          </table:table-cell>
          <table:table-cell office:value-type="float" office:value="-17809" calcext:value-type="float">
            <text:p>-17809</text:p>
          </table:table-cell>
          <table:table-cell office:value-type="float" office:value="408433" calcext:value-type="float">
            <text:p>408433</text:p>
          </table:table-cell>
          <table:table-cell office:value-type="float" office:value="479753" calcext:value-type="float">
            <text:p>479753</text:p>
          </table:table-cell>
          <table:table-cell office:value-type="float" office:value="1080197" calcext:value-type="float">
            <text:p>1080197</text:p>
          </table:table-cell>
          <table:table-cell office:value-type="float" office:value="-63641" calcext:value-type="float">
            <text:p>-6364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table:number-columns-repeated="3"/>
          <table:table-cell office:value-type="float" office:value="-98859" calcext:value-type="float">
            <text:p>-98859</text:p>
          </table:table-cell>
          <table:table-cell office:value-type="float" office:value="9467" calcext:value-type="float">
            <text:p>9467</text:p>
          </table:table-cell>
          <table:table-cell office:value-type="float" office:value="451533" calcext:value-type="float">
            <text:p>451533</text:p>
          </table:table-cell>
          <table:table-cell office:value-type="float" office:value="372201" calcext:value-type="float">
            <text:p>372201</text:p>
          </table:table-cell>
          <table:table-cell office:value-type="float" office:value="937129" calcext:value-type="float">
            <text:p>937129</text:p>
          </table:table-cell>
          <table:table-cell office:value-type="float" office:value="-95125" calcext:value-type="float">
            <text:p>-95125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table:number-columns-repeated="3"/>
          <table:table-cell office:value-type="float" office:value="-115936" calcext:value-type="float">
            <text:p>-115936</text:p>
          </table:table-cell>
          <table:table-cell office:value-type="float" office:value="-112676" calcext:value-type="float">
            <text:p>-112676</text:p>
          </table:table-cell>
          <table:table-cell office:value-type="float" office:value="538252" calcext:value-type="float">
            <text:p>538252</text:p>
          </table:table-cell>
          <table:table-cell office:value-type="float" office:value="439402" calcext:value-type="float">
            <text:p>439402</text:p>
          </table:table-cell>
          <table:table-cell office:value-type="float" office:value="1140778" calcext:value-type="float">
            <text:p>1140778</text:p>
          </table:table-cell>
          <table:table-cell office:value-type="float" office:value="-145160" calcext:value-type="float">
            <text:p>-145160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table:number-columns-repeated="3"/>
          <table:table-cell office:value-type="float" office:value="57449" calcext:value-type="float">
            <text:p>57449</text:p>
          </table:table-cell>
          <table:table-cell office:value-type="float" office:value="-9593" calcext:value-type="float">
            <text:p>-9593</text:p>
          </table:table-cell>
          <table:table-cell office:value-type="float" office:value="396035" calcext:value-type="float">
            <text:p>396035</text:p>
          </table:table-cell>
          <table:table-cell office:value-type="float" office:value="175095" calcext:value-type="float">
            <text:p>175095</text:p>
          </table:table-cell>
          <table:table-cell office:value-type="float" office:value="956367" calcext:value-type="float">
            <text:p>956367</text:p>
          </table:table-cell>
          <table:table-cell office:value-type="float" office:value="84949" calcext:value-type="float">
            <text:p>84949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table:number-columns-repeated="3"/>
          <table:table-cell office:value-type="float" office:value="-283552" calcext:value-type="float">
            <text:p>-283552</text:p>
          </table:table-cell>
          <table:table-cell office:value-type="float" office:value="-30214" calcext:value-type="float">
            <text:p>-30214</text:p>
          </table:table-cell>
          <table:table-cell office:value-type="float" office:value="487036" calcext:value-type="float">
            <text:p>487036</text:p>
          </table:table-cell>
          <table:table-cell office:value-type="float" office:value="247006" calcext:value-type="float">
            <text:p>247006</text:p>
          </table:table-cell>
          <table:table-cell office:value-type="float" office:value="1148854" calcext:value-type="float">
            <text:p>1148854</text:p>
          </table:table-cell>
          <table:table-cell office:value-type="float" office:value="212470" calcext:value-type="float">
            <text:p>212470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table:number-columns-repeated="3"/>
          <table:table-cell office:value-type="float" office:value="101191" calcext:value-type="float">
            <text:p>101191</text:p>
          </table:table-cell>
          <table:table-cell office:value-type="float" office:value="-6121" calcext:value-type="float">
            <text:p>-6121</text:p>
          </table:table-cell>
          <table:table-cell office:value-type="float" office:value="216263" calcext:value-type="float">
            <text:p>216263</text:p>
          </table:table-cell>
          <table:table-cell office:value-type="float" office:value="111229" calcext:value-type="float">
            <text:p>111229</text:p>
          </table:table-cell>
          <table:table-cell office:value-type="float" office:value="485667" calcext:value-type="float">
            <text:p>485667</text:p>
          </table:table-cell>
          <table:table-cell office:value-type="float" office:value="-20195" calcext:value-type="float">
            <text:p>-2019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table:number-columns-repeated="3"/>
          <table:table-cell office:value-type="float" office:value="31003" calcext:value-type="float">
            <text:p>31003</text:p>
          </table:table-cell>
          <table:table-cell office:value-type="float" office:value="15905" calcext:value-type="float">
            <text:p>15905</text:p>
          </table:table-cell>
          <table:table-cell office:value-type="float" office:value="638585" calcext:value-type="float">
            <text:p>638585</text:p>
          </table:table-cell>
          <table:table-cell office:value-type="float" office:value="605583" calcext:value-type="float">
            <text:p>605583</text:p>
          </table:table-cell>
          <table:table-cell office:value-type="float" office:value="1536851" calcext:value-type="float">
            <text:p>1536851</text:p>
          </table:table-cell>
          <table:table-cell office:value-type="float" office:value="5659" calcext:value-type="float">
            <text:p>5659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table:number-columns-repeated="3"/>
          <table:table-cell office:value-type="float" office:value="-83174" calcext:value-type="float">
            <text:p>-83174</text:p>
          </table:table-cell>
          <table:table-cell office:value-type="float" office:value="-165952" calcext:value-type="float">
            <text:p>-165952</text:p>
          </table:table-cell>
          <table:table-cell office:value-type="float" office:value="303144" calcext:value-type="float">
            <text:p>303144</text:p>
          </table:table-cell>
          <table:table-cell office:value-type="float" office:value="209440" calcext:value-type="float">
            <text:p>209440</text:p>
          </table:table-cell>
          <table:table-cell office:value-type="float" office:value="801366" calcext:value-type="float">
            <text:p>801366</text:p>
          </table:table-cell>
          <table:table-cell office:value-type="float" office:value="35056" calcext:value-type="float">
            <text:p>3505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table:number-columns-repeated="3"/>
          <table:table-cell office:value-type="float" office:value="-94192" calcext:value-type="float">
            <text:p>-94192</text:p>
          </table:table-cell>
          <table:table-cell office:value-type="float" office:value="-92772" calcext:value-type="float">
            <text:p>-92772</text:p>
          </table:table-cell>
          <table:table-cell office:value-type="float" office:value="484648" calcext:value-type="float">
            <text:p>484648</text:p>
          </table:table-cell>
          <table:table-cell office:value-type="float" office:value="564774" calcext:value-type="float">
            <text:p>564774</text:p>
          </table:table-cell>
          <table:table-cell office:value-type="float" office:value="1310930" calcext:value-type="float">
            <text:p>1310930</text:p>
          </table:table-cell>
          <table:table-cell office:value-type="float" office:value="-12490" calcext:value-type="float">
            <text:p>-12490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table:number-columns-repeated="3"/>
          <table:table-cell office:value-type="float" office:value="-183202" calcext:value-type="float">
            <text:p>-183202</text:p>
          </table:table-cell>
          <table:table-cell office:value-type="float" office:value="-140954" calcext:value-type="float">
            <text:p>-140954</text:p>
          </table:table-cell>
          <table:table-cell office:value-type="float" office:value="280226" calcext:value-type="float">
            <text:p>280226</text:p>
          </table:table-cell>
          <table:table-cell office:value-type="float" office:value="268560" calcext:value-type="float">
            <text:p>268560</text:p>
          </table:table-cell>
          <table:table-cell office:value-type="float" office:value="805444" calcext:value-type="float">
            <text:p>805444</text:p>
          </table:table-cell>
          <table:table-cell office:value-type="float" office:value="-75794" calcext:value-type="float">
            <text:p>-75794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table:number-columns-repeated="3"/>
          <table:table-cell office:value-type="float" office:value="9626" calcext:value-type="float">
            <text:p>9626</text:p>
          </table:table-cell>
          <table:table-cell office:value-type="float" office:value="-43218" calcext:value-type="float">
            <text:p>-43218</text:p>
          </table:table-cell>
          <table:table-cell office:value-type="float" office:value="475792" calcext:value-type="float">
            <text:p>475792</text:p>
          </table:table-cell>
          <table:table-cell office:value-type="float" office:value="421788" calcext:value-type="float">
            <text:p>421788</text:p>
          </table:table-cell>
          <table:table-cell office:value-type="float" office:value="1216220" calcext:value-type="float">
            <text:p>1216220</text:p>
          </table:table-cell>
          <table:table-cell office:value-type="float" office:value="79672" calcext:value-type="float">
            <text:p>79672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table:number-columns-repeated="3"/>
          <table:table-cell office:value-type="float" office:value="-75132" calcext:value-type="float">
            <text:p>-75132</text:p>
          </table:table-cell>
          <table:table-cell office:value-type="float" office:value="-153854" calcext:value-type="float">
            <text:p>-153854</text:p>
          </table:table-cell>
          <table:table-cell office:value-type="float" office:value="284932" calcext:value-type="float">
            <text:p>284932</text:p>
          </table:table-cell>
          <table:table-cell office:value-type="float" office:value="231772" calcext:value-type="float">
            <text:p>231772</text:p>
          </table:table-cell>
          <table:table-cell office:value-type="float" office:value="816968" calcext:value-type="float">
            <text:p>816968</text:p>
          </table:table-cell>
          <table:table-cell office:value-type="float" office:value="132236" calcext:value-type="float">
            <text:p>13223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table:number-columns-repeated="3"/>
          <table:table-cell office:value-type="float" office:value="149248" calcext:value-type="float">
            <text:p>149248</text:p>
          </table:table-cell>
          <table:table-cell office:value-type="float" office:value="1174" calcext:value-type="float">
            <text:p>1174</text:p>
          </table:table-cell>
          <table:table-cell office:value-type="float" office:value="267608" calcext:value-type="float">
            <text:p>267608</text:p>
          </table:table-cell>
          <table:table-cell office:value-type="float" office:value="58710" calcext:value-type="float">
            <text:p>58710</text:p>
          </table:table-cell>
          <table:table-cell office:value-type="float" office:value="705616" calcext:value-type="float">
            <text:p>705616</text:p>
          </table:table-cell>
          <table:table-cell office:value-type="float" office:value="161522" calcext:value-type="float">
            <text:p>161522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table:number-columns-repeated="3"/>
          <table:table-cell office:value-type="float" office:value="-48415" calcext:value-type="float">
            <text:p>-48415</text:p>
          </table:table-cell>
          <table:table-cell office:value-type="float" office:value="-36519" calcext:value-type="float">
            <text:p>-36519</text:p>
          </table:table-cell>
          <table:table-cell office:value-type="float" office:value="263835" calcext:value-type="float">
            <text:p>263835</text:p>
          </table:table-cell>
          <table:table-cell office:value-type="float" office:value="154827" calcext:value-type="float">
            <text:p>154827</text:p>
          </table:table-cell>
          <table:table-cell office:value-type="float" office:value="725533" calcext:value-type="float">
            <text:p>725533</text:p>
          </table:table-cell>
          <table:table-cell office:value-type="float" office:value="-4933" calcext:value-type="float">
            <text:p>-4933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table:number-columns-repeated="3"/>
          <table:table-cell office:value-type="float" office:value="-175017" calcext:value-type="float">
            <text:p>-175017</text:p>
          </table:table-cell>
          <table:table-cell office:value-type="float" office:value="-83913" calcext:value-type="float">
            <text:p>-83913</text:p>
          </table:table-cell>
          <table:table-cell office:value-type="float" office:value="364433" calcext:value-type="float">
            <text:p>364433</text:p>
          </table:table-cell>
          <table:table-cell office:value-type="float" office:value="206119" calcext:value-type="float">
            <text:p>206119</text:p>
          </table:table-cell>
          <table:table-cell office:value-type="float" office:value="786941" calcext:value-type="float">
            <text:p>786941</text:p>
          </table:table-cell>
          <table:table-cell office:value-type="float" office:value="-6939" calcext:value-type="float">
            <text:p>-693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table:number-columns-repeated="3"/>
          <table:table-cell office:value-type="float" office:value="-8879" calcext:value-type="float">
            <text:p>-8879</text:p>
          </table:table-cell>
          <table:table-cell office:value-type="float" office:value="-3037" calcext:value-type="float">
            <text:p>-3037</text:p>
          </table:table-cell>
          <table:table-cell office:value-type="float" office:value="268973" calcext:value-type="float">
            <text:p>268973</text:p>
          </table:table-cell>
          <table:table-cell office:value-type="float" office:value="290373" calcext:value-type="float">
            <text:p>290373</text:p>
          </table:table-cell>
          <table:table-cell office:value-type="float" office:value="918159" calcext:value-type="float">
            <text:p>918159</text:p>
          </table:table-cell>
          <table:table-cell office:value-type="float" office:value="-1055" calcext:value-type="float">
            <text:p>-1055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table:number-columns-repeated="3"/>
          <table:table-cell office:value-type="float" office:value="-85225" calcext:value-type="float">
            <text:p>-85225</text:p>
          </table:table-cell>
          <table:table-cell office:value-type="float" office:value="-82517" calcext:value-type="float">
            <text:p>-82517</text:p>
          </table:table-cell>
          <table:table-cell office:value-type="float" office:value="232761" calcext:value-type="float">
            <text:p>232761</text:p>
          </table:table-cell>
          <table:table-cell office:value-type="float" office:value="69723" calcext:value-type="float">
            <text:p>69723</text:p>
          </table:table-cell>
          <table:table-cell office:value-type="float" office:value="495407" calcext:value-type="float">
            <text:p>495407</text:p>
          </table:table-cell>
          <table:table-cell office:value-type="float" office:value="12773" calcext:value-type="float">
            <text:p>12773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table:number-columns-repeated="3"/>
          <table:table-cell office:value-type="float" office:value="-10186" calcext:value-type="float">
            <text:p>-10186</text:p>
          </table:table-cell>
          <table:table-cell office:value-type="float" office:value="13708" calcext:value-type="float">
            <text:p>13708</text:p>
          </table:table-cell>
          <table:table-cell office:value-type="float" office:value="549798" calcext:value-type="float">
            <text:p>549798</text:p>
          </table:table-cell>
          <table:table-cell office:value-type="float" office:value="429454" calcext:value-type="float">
            <text:p>429454</text:p>
          </table:table-cell>
          <table:table-cell office:value-type="float" office:value="1303710" calcext:value-type="float">
            <text:p>1303710</text:p>
          </table:table-cell>
          <table:table-cell office:value-type="float" office:value="45918" calcext:value-type="float">
            <text:p>45918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table:number-columns-repeated="3"/>
          <table:table-cell office:value-type="float" office:value="127187" calcext:value-type="float">
            <text:p>127187</text:p>
          </table:table-cell>
          <table:table-cell office:value-type="float" office:value="21651" calcext:value-type="float">
            <text:p>21651</text:p>
          </table:table-cell>
          <table:table-cell office:value-type="float" office:value="323483" calcext:value-type="float">
            <text:p>323483</text:p>
          </table:table-cell>
          <table:table-cell office:value-type="float" office:value="210289" calcext:value-type="float">
            <text:p>210289</text:p>
          </table:table-cell>
          <table:table-cell office:value-type="float" office:value="820385" calcext:value-type="float">
            <text:p>820385</text:p>
          </table:table-cell>
          <table:table-cell office:value-type="float" office:value="127079" calcext:value-type="float">
            <text:p>127079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table:number-columns-repeated="3"/>
          <table:table-cell office:value-type="float" office:value="74614" calcext:value-type="float">
            <text:p>74614</text:p>
          </table:table-cell>
          <table:table-cell office:value-type="float" office:value="234242" calcext:value-type="float">
            <text:p>234242</text:p>
          </table:table-cell>
          <table:table-cell office:value-type="float" office:value="539500" calcext:value-type="float">
            <text:p>539500</text:p>
          </table:table-cell>
          <table:table-cell office:value-type="float" office:value="442970" calcext:value-type="float">
            <text:p>442970</text:p>
          </table:table-cell>
          <table:table-cell office:value-type="float" office:value="1307758" calcext:value-type="float">
            <text:p>1307758</text:p>
          </table:table-cell>
          <table:table-cell office:value-type="float" office:value="282270" calcext:value-type="float">
            <text:p>282270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table:number-columns-repeated="3"/>
          <table:table-cell office:value-type="float" office:value="27577" calcext:value-type="float">
            <text:p>27577</text:p>
          </table:table-cell>
          <table:table-cell office:value-type="float" office:value="-243203" calcext:value-type="float">
            <text:p>-243203</text:p>
          </table:table-cell>
          <table:table-cell office:value-type="float" office:value="383573" calcext:value-type="float">
            <text:p>383573</text:p>
          </table:table-cell>
          <table:table-cell office:value-type="float" office:value="219073" calcext:value-type="float">
            <text:p>219073</text:p>
          </table:table-cell>
          <table:table-cell office:value-type="float" office:value="852713" calcext:value-type="float">
            <text:p>852713</text:p>
          </table:table-cell>
          <table:table-cell office:value-type="float" office:value="-27363" calcext:value-type="float">
            <text:p>-27363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table:number-columns-repeated="3"/>
          <table:table-cell office:value-type="float" office:value="178436" calcext:value-type="float">
            <text:p>178436</text:p>
          </table:table-cell>
          <table:table-cell office:value-type="float" office:value="95144" calcext:value-type="float">
            <text:p>95144</text:p>
          </table:table-cell>
          <table:table-cell office:value-type="float" office:value="316950" calcext:value-type="float">
            <text:p>316950</text:p>
          </table:table-cell>
          <table:table-cell office:value-type="float" office:value="99200" calcext:value-type="float">
            <text:p>99200</text:p>
          </table:table-cell>
          <table:table-cell office:value-type="float" office:value="662236" calcext:value-type="float">
            <text:p>662236</text:p>
          </table:table-cell>
          <table:table-cell office:value-type="float" office:value="80408" calcext:value-type="float">
            <text:p>80408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table:number-columns-repeated="3"/>
          <table:table-cell office:value-type="float" office:value="36159" calcext:value-type="float">
            <text:p>36159</text:p>
          </table:table-cell>
          <table:table-cell office:value-type="float" office:value="23351" calcext:value-type="float">
            <text:p>23351</text:p>
          </table:table-cell>
          <table:table-cell office:value-type="float" office:value="281735" calcext:value-type="float">
            <text:p>281735</text:p>
          </table:table-cell>
          <table:table-cell office:value-type="float" office:value="302095" calcext:value-type="float">
            <text:p>302095</text:p>
          </table:table-cell>
          <table:table-cell office:value-type="float" office:value="975603" calcext:value-type="float">
            <text:p>975603</text:p>
          </table:table-cell>
          <table:table-cell office:value-type="float" office:value="1407" calcext:value-type="float">
            <text:p>1407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table:number-columns-repeated="3"/>
          <table:table-cell office:value-type="float" office:value="-123643" calcext:value-type="float">
            <text:p>-123643</text:p>
          </table:table-cell>
          <table:table-cell office:value-type="float" office:value="-73115" calcext:value-type="float">
            <text:p>-73115</text:p>
          </table:table-cell>
          <table:table-cell office:value-type="float" office:value="435511" calcext:value-type="float">
            <text:p>435511</text:p>
          </table:table-cell>
          <table:table-cell office:value-type="float" office:value="420057" calcext:value-type="float">
            <text:p>420057</text:p>
          </table:table-cell>
          <table:table-cell office:value-type="float" office:value="1025893" calcext:value-type="float">
            <text:p>1025893</text:p>
          </table:table-cell>
          <table:table-cell office:value-type="float" office:value="-27885" calcext:value-type="float">
            <text:p>-27885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table:number-columns-repeated="3"/>
          <table:table-cell office:value-type="float" office:value="186638" calcext:value-type="float">
            <text:p>186638</text:p>
          </table:table-cell>
          <table:table-cell office:value-type="float" office:value="-52330" calcext:value-type="float">
            <text:p>-52330</text:p>
          </table:table-cell>
          <table:table-cell office:value-type="float" office:value="387838" calcext:value-type="float">
            <text:p>387838</text:p>
          </table:table-cell>
          <table:table-cell office:value-type="float" office:value="311756" calcext:value-type="float">
            <text:p>311756</text:p>
          </table:table-cell>
          <table:table-cell office:value-type="float" office:value="1051248" calcext:value-type="float">
            <text:p>1051248</text:p>
          </table:table-cell>
          <table:table-cell office:value-type="float" office:value="158552" calcext:value-type="float">
            <text:p>158552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table:number-columns-repeated="3"/>
          <table:table-cell office:value-type="float" office:value="-112401" calcext:value-type="float">
            <text:p>-112401</text:p>
          </table:table-cell>
          <table:table-cell office:value-type="float" office:value="63" calcext:value-type="float">
            <text:p>63</text:p>
          </table:table-cell>
          <table:table-cell office:value-type="float" office:value="348035" calcext:value-type="float">
            <text:p>348035</text:p>
          </table:table-cell>
          <table:table-cell office:value-type="float" office:value="187011" calcext:value-type="float">
            <text:p>187011</text:p>
          </table:table-cell>
          <table:table-cell office:value-type="float" office:value="837251" calcext:value-type="float">
            <text:p>837251</text:p>
          </table:table-cell>
          <table:table-cell office:value-type="float" office:value="8333" calcext:value-type="float">
            <text:p>8333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table:number-columns-repeated="3"/>
          <table:table-cell office:value-type="float" office:value="152306" calcext:value-type="float">
            <text:p>152306</text:p>
          </table:table-cell>
          <table:table-cell office:value-type="float" office:value="44788" calcext:value-type="float">
            <text:p>44788</text:p>
          </table:table-cell>
          <table:table-cell office:value-type="float" office:value="460202" calcext:value-type="float">
            <text:p>460202</text:p>
          </table:table-cell>
          <table:table-cell office:value-type="float" office:value="188882" calcext:value-type="float">
            <text:p>188882</text:p>
          </table:table-cell>
          <table:table-cell office:value-type="float" office:value="1025818" calcext:value-type="float">
            <text:p>1025818</text:p>
          </table:table-cell>
          <table:table-cell office:value-type="float" office:value="78002" calcext:value-type="float">
            <text:p>78002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table:number-columns-repeated="3"/>
          <table:table-cell office:value-type="float" office:value="-139672" calcext:value-type="float">
            <text:p>-139672</text:p>
          </table:table-cell>
          <table:table-cell office:value-type="float" office:value="-216426" calcext:value-type="float">
            <text:p>-216426</text:p>
          </table:table-cell>
          <table:table-cell office:value-type="float" office:value="361658" calcext:value-type="float">
            <text:p>361658</text:p>
          </table:table-cell>
          <table:table-cell office:value-type="float" office:value="184642" calcext:value-type="float">
            <text:p>184642</text:p>
          </table:table-cell>
          <table:table-cell office:value-type="float" office:value="734956" calcext:value-type="float">
            <text:p>734956</text:p>
          </table:table-cell>
          <table:table-cell office:value-type="float" office:value="73138" calcext:value-type="float">
            <text:p>73138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table:number-columns-repeated="3"/>
          <table:table-cell office:value-type="float" office:value="126186" calcext:value-type="float">
            <text:p>126186</text:p>
          </table:table-cell>
          <table:table-cell office:value-type="float" office:value="-342512" calcext:value-type="float">
            <text:p>-342512</text:p>
          </table:table-cell>
          <table:table-cell office:value-type="float" office:value="377920" calcext:value-type="float">
            <text:p>377920</text:p>
          </table:table-cell>
          <table:table-cell office:value-type="float" office:value="169992" calcext:value-type="float">
            <text:p>169992</text:p>
          </table:table-cell>
          <table:table-cell office:value-type="float" office:value="731198" calcext:value-type="float">
            <text:p>731198</text:p>
          </table:table-cell>
          <table:table-cell office:value-type="float" office:value="-46504" calcext:value-type="float">
            <text:p>-4650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table:number-columns-repeated="3"/>
          <table:table-cell office:value-type="float" office:value="-261997" calcext:value-type="float">
            <text:p>-261997</text:p>
          </table:table-cell>
          <table:table-cell office:value-type="float" office:value="-263933" calcext:value-type="float">
            <text:p>-263933</text:p>
          </table:table-cell>
          <table:table-cell office:value-type="float" office:value="344697" calcext:value-type="float">
            <text:p>344697</text:p>
          </table:table-cell>
          <table:table-cell office:value-type="float" office:value="244523" calcext:value-type="float">
            <text:p>244523</text:p>
          </table:table-cell>
          <table:table-cell office:value-type="float" office:value="866527" calcext:value-type="float">
            <text:p>866527</text:p>
          </table:table-cell>
          <table:table-cell office:value-type="float" office:value="-22581" calcext:value-type="float">
            <text:p>-22581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table:number-columns-repeated="3"/>
          <table:table-cell office:value-type="float" office:value="114120" calcext:value-type="float">
            <text:p>114120</text:p>
          </table:table-cell>
          <table:table-cell office:value-type="float" office:value="211260" calcext:value-type="float">
            <text:p>211260</text:p>
          </table:table-cell>
          <table:table-cell office:value-type="float" office:value="613024" calcext:value-type="float">
            <text:p>613024</text:p>
          </table:table-cell>
          <table:table-cell office:value-type="float" office:value="363514" calcext:value-type="float">
            <text:p>363514</text:p>
          </table:table-cell>
          <table:table-cell office:value-type="float" office:value="1322428" calcext:value-type="float">
            <text:p>1322428</text:p>
          </table:table-cell>
          <table:table-cell office:value-type="float" office:value="204046" calcext:value-type="float">
            <text:p>20404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table:number-columns-repeated="3"/>
          <table:table-cell office:value-type="float" office:value="-33093" calcext:value-type="float">
            <text:p>-33093</text:p>
          </table:table-cell>
          <table:table-cell office:value-type="float" office:value="16981" calcext:value-type="float">
            <text:p>16981</text:p>
          </table:table-cell>
          <table:table-cell office:value-type="float" office:value="618643" calcext:value-type="float">
            <text:p>618643</text:p>
          </table:table-cell>
          <table:table-cell office:value-type="float" office:value="380561" calcext:value-type="float">
            <text:p>380561</text:p>
          </table:table-cell>
          <table:table-cell office:value-type="float" office:value="1300147" calcext:value-type="float">
            <text:p>1300147</text:p>
          </table:table-cell>
          <table:table-cell office:value-type="float" office:value="20465" calcext:value-type="float">
            <text:p>20465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3"/>
          <table:table-cell office:value-type="float" office:value="335499" calcext:value-type="float">
            <text:p>335499</text:p>
          </table:table-cell>
          <table:table-cell office:value-type="float" office:value="-5743" calcext:value-type="float">
            <text:p>-5743</text:p>
          </table:table-cell>
          <table:table-cell office:value-type="float" office:value="410193" calcext:value-type="float">
            <text:p>410193</text:p>
          </table:table-cell>
          <table:table-cell office:value-type="float" office:value="211061" calcext:value-type="float">
            <text:p>211061</text:p>
          </table:table-cell>
          <table:table-cell office:value-type="float" office:value="815307" calcext:value-type="float">
            <text:p>815307</text:p>
          </table:table-cell>
          <table:table-cell office:value-type="float" office:value="183991" calcext:value-type="float">
            <text:p>18399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table:number-columns-repeated="3"/>
          <table:table-cell office:value-type="float" office:value="-46043" calcext:value-type="float">
            <text:p>-46043</text:p>
          </table:table-cell>
          <table:table-cell office:value-type="float" office:value="-138955" calcext:value-type="float">
            <text:p>-138955</text:p>
          </table:table-cell>
          <table:table-cell office:value-type="float" office:value="429387" calcext:value-type="float">
            <text:p>429387</text:p>
          </table:table-cell>
          <table:table-cell office:value-type="float" office:value="187731" calcext:value-type="float">
            <text:p>187731</text:p>
          </table:table-cell>
          <table:table-cell office:value-type="float" office:value="877701" calcext:value-type="float">
            <text:p>877701</text:p>
          </table:table-cell>
          <table:table-cell office:value-type="float" office:value="105003" calcext:value-type="float">
            <text:p>105003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3"/>
          <table:table-cell office:value-type="float" office:value="-136804" calcext:value-type="float">
            <text:p>-136804</text:p>
          </table:table-cell>
          <table:table-cell office:value-type="float" office:value="-21436" calcext:value-type="float">
            <text:p>-21436</text:p>
          </table:table-cell>
          <table:table-cell office:value-type="float" office:value="523328" calcext:value-type="float">
            <text:p>523328</text:p>
          </table:table-cell>
          <table:table-cell office:value-type="float" office:value="411054" calcext:value-type="float">
            <text:p>411054</text:p>
          </table:table-cell>
          <table:table-cell office:value-type="float" office:value="1168932" calcext:value-type="float">
            <text:p>1168932</text:p>
          </table:table-cell>
          <table:table-cell office:value-type="float" office:value="70376" calcext:value-type="float">
            <text:p>70376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table:number-columns-repeated="3"/>
          <table:table-cell office:value-type="float" office:value="-237407" calcext:value-type="float">
            <text:p>-237407</text:p>
          </table:table-cell>
          <table:table-cell office:value-type="float" office:value="-45997" calcext:value-type="float">
            <text:p>-45997</text:p>
          </table:table-cell>
          <table:table-cell office:value-type="float" office:value="655411" calcext:value-type="float">
            <text:p>655411</text:p>
          </table:table-cell>
          <table:table-cell office:value-type="float" office:value="582457" calcext:value-type="float">
            <text:p>582457</text:p>
          </table:table-cell>
          <table:table-cell office:value-type="float" office:value="1548415" calcext:value-type="float">
            <text:p>1548415</text:p>
          </table:table-cell>
          <table:table-cell office:value-type="float" office:value="2469" calcext:value-type="float">
            <text:p>2469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table:number-columns-repeated="3"/>
          <table:table-cell office:value-type="float" office:value="-41758" calcext:value-type="float">
            <text:p>-41758</text:p>
          </table:table-cell>
          <table:table-cell office:value-type="float" office:value="-3850" calcext:value-type="float">
            <text:p>-3850</text:p>
          </table:table-cell>
          <table:table-cell office:value-type="float" office:value="455004" calcext:value-type="float">
            <text:p>455004</text:p>
          </table:table-cell>
          <table:table-cell office:value-type="float" office:value="241780" calcext:value-type="float">
            <text:p>241780</text:p>
          </table:table-cell>
          <table:table-cell office:value-type="float" office:value="1053094" calcext:value-type="float">
            <text:p>1053094</text:p>
          </table:table-cell>
          <table:table-cell office:value-type="float" office:value="157334" calcext:value-type="float">
            <text:p>157334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table:number-columns-repeated="3"/>
          <table:table-cell office:value-type="float" office:value="80627" calcext:value-type="float">
            <text:p>80627</text:p>
          </table:table-cell>
          <table:table-cell office:value-type="float" office:value="-141737" calcext:value-type="float">
            <text:p>-141737</text:p>
          </table:table-cell>
          <table:table-cell office:value-type="float" office:value="326395" calcext:value-type="float">
            <text:p>326395</text:p>
          </table:table-cell>
          <table:table-cell office:value-type="float" office:value="168751" calcext:value-type="float">
            <text:p>168751</text:p>
          </table:table-cell>
          <table:table-cell office:value-type="float" office:value="679257" calcext:value-type="float">
            <text:p>679257</text:p>
          </table:table-cell>
          <table:table-cell office:value-type="float" office:value="3331" calcext:value-type="float">
            <text:p>3331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table:number-columns-repeated="3"/>
          <table:table-cell office:value-type="float" office:value="115139" calcext:value-type="float">
            <text:p>115139</text:p>
          </table:table-cell>
          <table:table-cell office:value-type="float" office:value="-184537" calcext:value-type="float">
            <text:p>-184537</text:p>
          </table:table-cell>
          <table:table-cell office:value-type="float" office:value="404623" calcext:value-type="float">
            <text:p>404623</text:p>
          </table:table-cell>
          <table:table-cell office:value-type="float" office:value="321973" calcext:value-type="float">
            <text:p>321973</text:p>
          </table:table-cell>
          <table:table-cell office:value-type="float" office:value="1006459" calcext:value-type="float">
            <text:p>1006459</text:p>
          </table:table-cell>
          <table:table-cell office:value-type="float" office:value="47847" calcext:value-type="float">
            <text:p>4784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table:number-columns-repeated="3"/>
          <table:table-cell office:value-type="float" office:value="-138922" calcext:value-type="float">
            <text:p>-138922</text:p>
          </table:table-cell>
          <table:table-cell office:value-type="float" office:value="-95428" calcext:value-type="float">
            <text:p>-95428</text:p>
          </table:table-cell>
          <table:table-cell office:value-type="float" office:value="713990" calcext:value-type="float">
            <text:p>713990</text:p>
          </table:table-cell>
          <table:table-cell office:value-type="float" office:value="732518" calcext:value-type="float">
            <text:p>732518</text:p>
          </table:table-cell>
          <table:table-cell office:value-type="float" office:value="1597076" calcext:value-type="float">
            <text:p>1597076</text:p>
          </table:table-cell>
          <table:table-cell office:value-type="float" office:value="-58758" calcext:value-type="float">
            <text:p>-58758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table:number-columns-repeated="3"/>
          <table:table-cell office:value-type="float" office:value="116701" calcext:value-type="float">
            <text:p>116701</text:p>
          </table:table-cell>
          <table:table-cell office:value-type="float" office:value="8389" calcext:value-type="float">
            <text:p>8389</text:p>
          </table:table-cell>
          <table:table-cell office:value-type="float" office:value="312025" calcext:value-type="float">
            <text:p>312025</text:p>
          </table:table-cell>
          <table:table-cell office:value-type="float" office:value="233057" calcext:value-type="float">
            <text:p>233057</text:p>
          </table:table-cell>
          <table:table-cell office:value-type="float" office:value="774213" calcext:value-type="float">
            <text:p>774213</text:p>
          </table:table-cell>
          <table:table-cell office:value-type="float" office:value="56167" calcext:value-type="float">
            <text:p>56167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table:number-columns-repeated="3"/>
          <table:table-cell office:value-type="float" office:value="-50543" calcext:value-type="float">
            <text:p>-50543</text:p>
          </table:table-cell>
          <table:table-cell office:value-type="float" office:value="-135179" calcext:value-type="float">
            <text:p>-135179</text:p>
          </table:table-cell>
          <table:table-cell office:value-type="float" office:value="390463" calcext:value-type="float">
            <text:p>390463</text:p>
          </table:table-cell>
          <table:table-cell office:value-type="float" office:value="275845" calcext:value-type="float">
            <text:p>275845</text:p>
          </table:table-cell>
          <table:table-cell office:value-type="float" office:value="916799" calcext:value-type="float">
            <text:p>916799</text:p>
          </table:table-cell>
          <table:table-cell office:value-type="float" office:value="-145695" calcext:value-type="float">
            <text:p>-145695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table:number-columns-repeated="3"/>
          <table:table-cell office:value-type="float" office:value="-113049" calcext:value-type="float">
            <text:p>-113049</text:p>
          </table:table-cell>
          <table:table-cell office:value-type="float" office:value="-94489" calcext:value-type="float">
            <text:p>-94489</text:p>
          </table:table-cell>
          <table:table-cell office:value-type="float" office:value="353747" calcext:value-type="float">
            <text:p>353747</text:p>
          </table:table-cell>
          <table:table-cell office:value-type="float" office:value="103331" calcext:value-type="float">
            <text:p>103331</text:p>
          </table:table-cell>
          <table:table-cell office:value-type="float" office:value="780689" calcext:value-type="float">
            <text:p>780689</text:p>
          </table:table-cell>
          <table:table-cell office:value-type="float" office:value="-63443" calcext:value-type="float">
            <text:p>-6344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table:number-columns-repeated="3"/>
          <table:table-cell office:value-type="float" office:value="88340" calcext:value-type="float">
            <text:p>88340</text:p>
          </table:table-cell>
          <table:table-cell office:value-type="float" office:value="-74132" calcext:value-type="float">
            <text:p>-74132</text:p>
          </table:table-cell>
          <table:table-cell office:value-type="float" office:value="506648" calcext:value-type="float">
            <text:p>506648</text:p>
          </table:table-cell>
          <table:table-cell office:value-type="float" office:value="270312" calcext:value-type="float">
            <text:p>270312</text:p>
          </table:table-cell>
          <table:table-cell office:value-type="float" office:value="817092" calcext:value-type="float">
            <text:p>817092</text:p>
          </table:table-cell>
          <table:table-cell office:value-type="float" office:value="53496" calcext:value-type="float">
            <text:p>53496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table:number-columns-repeated="3"/>
          <table:table-cell office:value-type="float" office:value="-193017" calcext:value-type="float">
            <text:p>-193017</text:p>
          </table:table-cell>
          <table:table-cell office:value-type="float" office:value="51951" calcext:value-type="float">
            <text:p>51951</text:p>
          </table:table-cell>
          <table:table-cell office:value-type="float" office:value="616851" calcext:value-type="float">
            <text:p>616851</text:p>
          </table:table-cell>
          <table:table-cell office:value-type="float" office:value="536919" calcext:value-type="float">
            <text:p>536919</text:p>
          </table:table-cell>
          <table:table-cell office:value-type="float" office:value="1411023" calcext:value-type="float">
            <text:p>1411023</text:p>
          </table:table-cell>
          <table:table-cell office:value-type="float" office:value="44545" calcext:value-type="float">
            <text:p>44545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table:number-columns-repeated="3"/>
          <table:table-cell office:value-type="float" office:value="48810" calcext:value-type="float">
            <text:p>48810</text:p>
          </table:table-cell>
          <table:table-cell office:value-type="float" office:value="-51628" calcext:value-type="float">
            <text:p>-51628</text:p>
          </table:table-cell>
          <table:table-cell office:value-type="float" office:value="235896" calcext:value-type="float">
            <text:p>235896</text:p>
          </table:table-cell>
          <table:table-cell office:value-type="float" office:value="278610" calcext:value-type="float">
            <text:p>278610</text:p>
          </table:table-cell>
          <table:table-cell office:value-type="float" office:value="907072" calcext:value-type="float">
            <text:p>907072</text:p>
          </table:table-cell>
          <table:table-cell office:value-type="float" office:value="386" calcext:value-type="float">
            <text:p>386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table:number-columns-repeated="3"/>
          <table:table-cell office:value-type="float" office:value="116043" calcext:value-type="float">
            <text:p>116043</text:p>
          </table:table-cell>
          <table:table-cell office:value-type="float" office:value="181073" calcext:value-type="float">
            <text:p>181073</text:p>
          </table:table-cell>
          <table:table-cell office:value-type="float" office:value="509903" calcext:value-type="float">
            <text:p>509903</text:p>
          </table:table-cell>
          <table:table-cell office:value-type="float" office:value="314455" calcext:value-type="float">
            <text:p>314455</text:p>
          </table:table-cell>
          <table:table-cell office:value-type="float" office:value="1176627" calcext:value-type="float">
            <text:p>1176627</text:p>
          </table:table-cell>
          <table:table-cell office:value-type="float" office:value="264739" calcext:value-type="float">
            <text:p>264739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table:number-columns-repeated="3"/>
          <table:table-cell office:value-type="float" office:value="117769" calcext:value-type="float">
            <text:p>117769</text:p>
          </table:table-cell>
          <table:table-cell office:value-type="float" office:value="-78921" calcext:value-type="float">
            <text:p>-78921</text:p>
          </table:table-cell>
          <table:table-cell office:value-type="float" office:value="249637" calcext:value-type="float">
            <text:p>249637</text:p>
          </table:table-cell>
          <table:table-cell office:value-type="float" office:value="229117" calcext:value-type="float">
            <text:p>229117</text:p>
          </table:table-cell>
          <table:table-cell office:value-type="float" office:value="733053" calcext:value-type="float">
            <text:p>733053</text:p>
          </table:table-cell>
          <table:table-cell office:value-type="float" office:value="-76785" calcext:value-type="float">
            <text:p>-7678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table:number-columns-repeated="3"/>
          <table:table-cell office:value-type="float" office:value="-77241" calcext:value-type="float">
            <text:p>-77241</text:p>
          </table:table-cell>
          <table:table-cell office:value-type="float" office:value="19531" calcext:value-type="float">
            <text:p>19531</text:p>
          </table:table-cell>
          <table:table-cell office:value-type="float" office:value="380773" calcext:value-type="float">
            <text:p>380773</text:p>
          </table:table-cell>
          <table:table-cell office:value-type="float" office:value="402759" calcext:value-type="float">
            <text:p>402759</text:p>
          </table:table-cell>
          <table:table-cell office:value-type="float" office:value="1063927" calcext:value-type="float">
            <text:p>1063927</text:p>
          </table:table-cell>
          <table:table-cell office:value-type="float" office:value="25723" calcext:value-type="float">
            <text:p>25723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table:number-columns-repeated="3"/>
          <table:table-cell office:value-type="float" office:value="150619" calcext:value-type="float">
            <text:p>150619</text:p>
          </table:table-cell>
          <table:table-cell office:value-type="float" office:value="-139099" calcext:value-type="float">
            <text:p>-139099</text:p>
          </table:table-cell>
          <table:table-cell office:value-type="float" office:value="339847" calcext:value-type="float">
            <text:p>339847</text:p>
          </table:table-cell>
          <table:table-cell office:value-type="float" office:value="256403" calcext:value-type="float">
            <text:p>256403</text:p>
          </table:table-cell>
          <table:table-cell office:value-type="float" office:value="713415" calcext:value-type="float">
            <text:p>713415</text:p>
          </table:table-cell>
          <table:table-cell office:value-type="float" office:value="-51039" calcext:value-type="float">
            <text:p>-5103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table:number-columns-repeated="3"/>
          <table:table-cell office:value-type="float" office:value="181239" calcext:value-type="float">
            <text:p>181239</text:p>
          </table:table-cell>
          <table:table-cell office:value-type="float" office:value="12735" calcext:value-type="float">
            <text:p>12735</text:p>
          </table:table-cell>
          <table:table-cell office:value-type="float" office:value="425633" calcext:value-type="float">
            <text:p>425633</text:p>
          </table:table-cell>
          <table:table-cell office:value-type="float" office:value="132791" calcext:value-type="float">
            <text:p>132791</text:p>
          </table:table-cell>
          <table:table-cell office:value-type="float" office:value="914389" calcext:value-type="float">
            <text:p>914389</text:p>
          </table:table-cell>
          <table:table-cell office:value-type="float" office:value="81945" calcext:value-type="float">
            <text:p>81945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table:number-columns-repeated="3"/>
          <table:table-cell office:value-type="float" office:value="234349" calcext:value-type="float">
            <text:p>234349</text:p>
          </table:table-cell>
          <table:table-cell office:value-type="float" office:value="-149725" calcext:value-type="float">
            <text:p>-149725</text:p>
          </table:table-cell>
          <table:table-cell office:value-type="float" office:value="312579" calcext:value-type="float">
            <text:p>312579</text:p>
          </table:table-cell>
          <table:table-cell office:value-type="float" office:value="212769" calcext:value-type="float">
            <text:p>212769</text:p>
          </table:table-cell>
          <table:table-cell office:value-type="float" office:value="740077" calcext:value-type="float">
            <text:p>740077</text:p>
          </table:table-cell>
          <table:table-cell office:value-type="float" office:value="-2477" calcext:value-type="float">
            <text:p>-247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table:number-columns-repeated="3"/>
          <table:table-cell office:value-type="float" office:value="31321" calcext:value-type="float">
            <text:p>31321</text:p>
          </table:table-cell>
          <table:table-cell office:value-type="float" office:value="139" calcext:value-type="float">
            <text:p>139</text:p>
          </table:table-cell>
          <table:table-cell office:value-type="float" office:value="713761" calcext:value-type="float">
            <text:p>713761</text:p>
          </table:table-cell>
          <table:table-cell office:value-type="float" office:value="513795" calcext:value-type="float">
            <text:p>513795</text:p>
          </table:table-cell>
          <table:table-cell office:value-type="float" office:value="1484265" calcext:value-type="float">
            <text:p>1484265</text:p>
          </table:table-cell>
          <table:table-cell office:value-type="float" office:value="59053" calcext:value-type="float">
            <text:p>5905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table:number-columns-repeated="3"/>
          <table:table-cell office:value-type="float" office:value="3165" calcext:value-type="float">
            <text:p>3165</text:p>
          </table:table-cell>
          <table:table-cell office:value-type="float" office:value="-217999" calcext:value-type="float">
            <text:p>-217999</text:p>
          </table:table-cell>
          <table:table-cell office:value-type="float" office:value="331353" calcext:value-type="float">
            <text:p>331353</text:p>
          </table:table-cell>
          <table:table-cell office:value-type="float" office:value="192809" calcext:value-type="float">
            <text:p>192809</text:p>
          </table:table-cell>
          <table:table-cell office:value-type="float" office:value="726193" calcext:value-type="float">
            <text:p>726193</text:p>
          </table:table-cell>
          <table:table-cell office:value-type="float" office:value="8913" calcext:value-type="float">
            <text:p>8913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table:number-columns-repeated="3"/>
          <table:table-cell office:value-type="float" office:value="-23970" calcext:value-type="float">
            <text:p>-23970</text:p>
          </table:table-cell>
          <table:table-cell office:value-type="float" office:value="-44274" calcext:value-type="float">
            <text:p>-44274</text:p>
          </table:table-cell>
          <table:table-cell office:value-type="float" office:value="392010" calcext:value-type="float">
            <text:p>392010</text:p>
          </table:table-cell>
          <table:table-cell office:value-type="float" office:value="231304" calcext:value-type="float">
            <text:p>231304</text:p>
          </table:table-cell>
          <table:table-cell office:value-type="float" office:value="885892" calcext:value-type="float">
            <text:p>885892</text:p>
          </table:table-cell>
          <table:table-cell office:value-type="float" office:value="20948" calcext:value-type="float">
            <text:p>20948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table:number-columns-repeated="3"/>
          <table:table-cell office:value-type="float" office:value="255455" calcext:value-type="float">
            <text:p>255455</text:p>
          </table:table-cell>
          <table:table-cell office:value-type="float" office:value="-45957" calcext:value-type="float">
            <text:p>-45957</text:p>
          </table:table-cell>
          <table:table-cell office:value-type="float" office:value="510891" calcext:value-type="float">
            <text:p>510891</text:p>
          </table:table-cell>
          <table:table-cell office:value-type="float" office:value="273023" calcext:value-type="float">
            <text:p>273023</text:p>
          </table:table-cell>
          <table:table-cell office:value-type="float" office:value="1063551" calcext:value-type="float">
            <text:p>1063551</text:p>
          </table:table-cell>
          <table:table-cell office:value-type="float" office:value="79905" calcext:value-type="float">
            <text:p>79905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table:number-columns-repeated="3"/>
          <table:table-cell office:value-type="float" office:value="182335" calcext:value-type="float">
            <text:p>182335</text:p>
          </table:table-cell>
          <table:table-cell office:value-type="float" office:value="159813" calcext:value-type="float">
            <text:p>159813</text:p>
          </table:table-cell>
          <table:table-cell office:value-type="float" office:value="487255" calcext:value-type="float">
            <text:p>487255</text:p>
          </table:table-cell>
          <table:table-cell office:value-type="float" office:value="215375" calcext:value-type="float">
            <text:p>215375</text:p>
          </table:table-cell>
          <table:table-cell office:value-type="float" office:value="1068745" calcext:value-type="float">
            <text:p>1068745</text:p>
          </table:table-cell>
          <table:table-cell office:value-type="float" office:value="105397" calcext:value-type="float">
            <text:p>105397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table:number-columns-repeated="3"/>
          <table:table-cell office:value-type="float" office:value="179008" calcext:value-type="float">
            <text:p>179008</text:p>
          </table:table-cell>
          <table:table-cell office:value-type="float" office:value="-1464" calcext:value-type="float">
            <text:p>-1464</text:p>
          </table:table-cell>
          <table:table-cell office:value-type="float" office:value="343884" calcext:value-type="float">
            <text:p>343884</text:p>
          </table:table-cell>
          <table:table-cell office:value-type="float" office:value="272936" calcext:value-type="float">
            <text:p>272936</text:p>
          </table:table-cell>
          <table:table-cell office:value-type="float" office:value="794442" calcext:value-type="float">
            <text:p>794442</text:p>
          </table:table-cell>
          <table:table-cell office:value-type="float" office:value="-18208" calcext:value-type="float">
            <text:p>-18208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table:number-columns-repeated="3"/>
          <table:table-cell office:value-type="float" office:value="101217" calcext:value-type="float">
            <text:p>101217</text:p>
          </table:table-cell>
          <table:table-cell office:value-type="float" office:value="-40625" calcext:value-type="float">
            <text:p>-40625</text:p>
          </table:table-cell>
          <table:table-cell office:value-type="float" office:value="376909" calcext:value-type="float">
            <text:p>376909</text:p>
          </table:table-cell>
          <table:table-cell office:value-type="float" office:value="181141" calcext:value-type="float">
            <text:p>181141</text:p>
          </table:table-cell>
          <table:table-cell office:value-type="float" office:value="876031" calcext:value-type="float">
            <text:p>876031</text:p>
          </table:table-cell>
          <table:table-cell office:value-type="float" office:value="154647" calcext:value-type="float">
            <text:p>154647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table:number-columns-repeated="3"/>
          <table:table-cell office:value-type="float" office:value="33708" calcext:value-type="float">
            <text:p>33708</text:p>
          </table:table-cell>
          <table:table-cell office:value-type="float" office:value="44788" calcext:value-type="float">
            <text:p>44788</text:p>
          </table:table-cell>
          <table:table-cell office:value-type="float" office:value="552110" calcext:value-type="float">
            <text:p>552110</text:p>
          </table:table-cell>
          <table:table-cell office:value-type="float" office:value="454250" calcext:value-type="float">
            <text:p>454250</text:p>
          </table:table-cell>
          <table:table-cell office:value-type="float" office:value="1250830" calcext:value-type="float">
            <text:p>1250830</text:p>
          </table:table-cell>
          <table:table-cell office:value-type="float" office:value="-5386" calcext:value-type="float">
            <text:p>-5386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table:number-columns-repeated="3"/>
          <table:table-cell office:value-type="float" office:value="-185855" calcext:value-type="float">
            <text:p>-185855</text:p>
          </table:table-cell>
          <table:table-cell office:value-type="float" office:value="-47703" calcext:value-type="float">
            <text:p>-47703</text:p>
          </table:table-cell>
          <table:table-cell office:value-type="float" office:value="689237" calcext:value-type="float">
            <text:p>689237</text:p>
          </table:table-cell>
          <table:table-cell office:value-type="float" office:value="654301" calcext:value-type="float">
            <text:p>654301</text:p>
          </table:table-cell>
          <table:table-cell office:value-type="float" office:value="1595879" calcext:value-type="float">
            <text:p>1595879</text:p>
          </table:table-cell>
          <table:table-cell office:value-type="float" office:value="-44627" calcext:value-type="float">
            <text:p>-44627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table:number-columns-repeated="3"/>
          <table:table-cell office:value-type="float" office:value="-122711" calcext:value-type="float">
            <text:p>-122711</text:p>
          </table:table-cell>
          <table:table-cell office:value-type="float" office:value="-176305" calcext:value-type="float">
            <text:p>-176305</text:p>
          </table:table-cell>
          <table:table-cell office:value-type="float" office:value="272129" calcext:value-type="float">
            <text:p>272129</text:p>
          </table:table-cell>
          <table:table-cell office:value-type="float" office:value="198369" calcext:value-type="float">
            <text:p>198369</text:p>
          </table:table-cell>
          <table:table-cell office:value-type="float" office:value="773467" calcext:value-type="float">
            <text:p>773467</text:p>
          </table:table-cell>
          <table:table-cell office:value-type="float" office:value="7143" calcext:value-type="float">
            <text:p>7143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table:number-columns-repeated="3"/>
          <table:table-cell office:value-type="float" office:value="-61860" calcext:value-type="float">
            <text:p>-61860</text:p>
          </table:table-cell>
          <table:table-cell office:value-type="float" office:value="-111160" calcext:value-type="float">
            <text:p>-111160</text:p>
          </table:table-cell>
          <table:table-cell office:value-type="float" office:value="271628" calcext:value-type="float">
            <text:p>271628</text:p>
          </table:table-cell>
          <table:table-cell office:value-type="float" office:value="265122" calcext:value-type="float">
            <text:p>265122</text:p>
          </table:table-cell>
          <table:table-cell office:value-type="float" office:value="895420" calcext:value-type="float">
            <text:p>895420</text:p>
          </table:table-cell>
          <table:table-cell office:value-type="float" office:value="-23550" calcext:value-type="float">
            <text:p>-23550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table:number-columns-repeated="3"/>
          <table:table-cell office:value-type="float" office:value="-14975" calcext:value-type="float">
            <text:p>-14975</text:p>
          </table:table-cell>
          <table:table-cell office:value-type="float" office:value="-127431" calcext:value-type="float">
            <text:p>-127431</text:p>
          </table:table-cell>
          <table:table-cell office:value-type="float" office:value="481167" calcext:value-type="float">
            <text:p>481167</text:p>
          </table:table-cell>
          <table:table-cell office:value-type="float" office:value="361989" calcext:value-type="float">
            <text:p>361989</text:p>
          </table:table-cell>
          <table:table-cell office:value-type="float" office:value="1097029" calcext:value-type="float">
            <text:p>1097029</text:p>
          </table:table-cell>
          <table:table-cell office:value-type="float" office:value="12623" calcext:value-type="float">
            <text:p>1262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table:number-columns-repeated="3"/>
          <table:table-cell office:value-type="float" office:value="-20942" calcext:value-type="float">
            <text:p>-20942</text:p>
          </table:table-cell>
          <table:table-cell office:value-type="float" office:value="-185312" calcext:value-type="float">
            <text:p>-185312</text:p>
          </table:table-cell>
          <table:table-cell office:value-type="float" office:value="271404" calcext:value-type="float">
            <text:p>271404</text:p>
          </table:table-cell>
          <table:table-cell office:value-type="float" office:value="174362" calcext:value-type="float">
            <text:p>174362</text:p>
          </table:table-cell>
          <table:table-cell office:value-type="float" office:value="777140" calcext:value-type="float">
            <text:p>777140</text:p>
          </table:table-cell>
          <table:table-cell office:value-type="float" office:value="31642" calcext:value-type="float">
            <text:p>31642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table:number-columns-repeated="3"/>
          <table:table-cell office:value-type="float" office:value="95532" calcext:value-type="float">
            <text:p>95532</text:p>
          </table:table-cell>
          <table:table-cell office:value-type="float" office:value="-73620" calcext:value-type="float">
            <text:p>-73620</text:p>
          </table:table-cell>
          <table:table-cell office:value-type="float" office:value="409666" calcext:value-type="float">
            <text:p>409666</text:p>
          </table:table-cell>
          <table:table-cell office:value-type="float" office:value="157532" calcext:value-type="float">
            <text:p>157532</text:p>
          </table:table-cell>
          <table:table-cell office:value-type="float" office:value="868030" calcext:value-type="float">
            <text:p>868030</text:p>
          </table:table-cell>
          <table:table-cell office:value-type="float" office:value="-21828" calcext:value-type="float">
            <text:p>-2182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number-columns-repeated="3"/>
          <table:table-cell office:value-type="float" office:value="179701" calcext:value-type="float">
            <text:p>179701</text:p>
          </table:table-cell>
          <table:table-cell office:value-type="float" office:value="-144685" calcext:value-type="float">
            <text:p>-144685</text:p>
          </table:table-cell>
          <table:table-cell office:value-type="float" office:value="346785" calcext:value-type="float">
            <text:p>346785</text:p>
          </table:table-cell>
          <table:table-cell office:value-type="float" office:value="313695" calcext:value-type="float">
            <text:p>313695</text:p>
          </table:table-cell>
          <table:table-cell office:value-type="float" office:value="748921" calcext:value-type="float">
            <text:p>748921</text:p>
          </table:table-cell>
          <table:table-cell office:value-type="float" office:value="-49585" calcext:value-type="float">
            <text:p>-4958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table:number-columns-repeated="3"/>
          <table:table-cell office:value-type="float" office:value="71534" calcext:value-type="float">
            <text:p>71534</text:p>
          </table:table-cell>
          <table:table-cell office:value-type="float" office:value="199342" calcext:value-type="float">
            <text:p>199342</text:p>
          </table:table-cell>
          <table:table-cell office:value-type="float" office:value="694978" calcext:value-type="float">
            <text:p>694978</text:p>
          </table:table-cell>
          <table:table-cell office:value-type="float" office:value="458728" calcext:value-type="float">
            <text:p>458728</text:p>
          </table:table-cell>
          <table:table-cell office:value-type="float" office:value="1428736" calcext:value-type="float">
            <text:p>1428736</text:p>
          </table:table-cell>
          <table:table-cell office:value-type="float" office:value="103832" calcext:value-type="float">
            <text:p>10383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table:number-columns-repeated="3"/>
          <table:table-cell office:value-type="float" office:value="4479" calcext:value-type="float">
            <text:p>4479</text:p>
          </table:table-cell>
          <table:table-cell office:value-type="float" office:value="-146605" calcext:value-type="float">
            <text:p>-146605</text:p>
          </table:table-cell>
          <table:table-cell office:value-type="float" office:value="478781" calcext:value-type="float">
            <text:p>478781</text:p>
          </table:table-cell>
          <table:table-cell office:value-type="float" office:value="210715" calcext:value-type="float">
            <text:p>210715</text:p>
          </table:table-cell>
          <table:table-cell office:value-type="float" office:value="962979" calcext:value-type="float">
            <text:p>962979</text:p>
          </table:table-cell>
          <table:table-cell office:value-type="float" office:value="45617" calcext:value-type="float">
            <text:p>45617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table:number-columns-repeated="3"/>
          <table:table-cell office:value-type="float" office:value="-17710" calcext:value-type="float">
            <text:p>-17710</text:p>
          </table:table-cell>
          <table:table-cell office:value-type="float" office:value="-8316" calcext:value-type="float">
            <text:p>-8316</text:p>
          </table:table-cell>
          <table:table-cell office:value-type="float" office:value="526736" calcext:value-type="float">
            <text:p>526736</text:p>
          </table:table-cell>
          <table:table-cell office:value-type="float" office:value="544228" calcext:value-type="float">
            <text:p>544228</text:p>
          </table:table-cell>
          <table:table-cell office:value-type="float" office:value="1243150" calcext:value-type="float">
            <text:p>1243150</text:p>
          </table:table-cell>
          <table:table-cell office:value-type="float" office:value="46014" calcext:value-type="float">
            <text:p>46014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table:number-columns-repeated="3"/>
          <table:table-cell office:value-type="float" office:value="-7643" calcext:value-type="float">
            <text:p>-7643</text:p>
          </table:table-cell>
          <table:table-cell office:value-type="float" office:value="-126631" calcext:value-type="float">
            <text:p>-126631</text:p>
          </table:table-cell>
          <table:table-cell office:value-type="float" office:value="467629" calcext:value-type="float">
            <text:p>467629</text:p>
          </table:table-cell>
          <table:table-cell office:value-type="float" office:value="360261" calcext:value-type="float">
            <text:p>360261</text:p>
          </table:table-cell>
          <table:table-cell office:value-type="float" office:value="1115703" calcext:value-type="float">
            <text:p>1115703</text:p>
          </table:table-cell>
          <table:table-cell office:value-type="float" office:value="32529" calcext:value-type="float">
            <text:p>32529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table:number-columns-repeated="3"/>
          <table:table-cell office:value-type="float" office:value="98714" calcext:value-type="float">
            <text:p>98714</text:p>
          </table:table-cell>
          <table:table-cell office:value-type="float" office:value="97450" calcext:value-type="float">
            <text:p>97450</text:p>
          </table:table-cell>
          <table:table-cell office:value-type="float" office:value="421456" calcext:value-type="float">
            <text:p>421456</text:p>
          </table:table-cell>
          <table:table-cell office:value-type="float" office:value="191300" calcext:value-type="float">
            <text:p>191300</text:p>
          </table:table-cell>
          <table:table-cell office:value-type="float" office:value="966666" calcext:value-type="float">
            <text:p>966666</text:p>
          </table:table-cell>
          <table:table-cell office:value-type="float" office:value="283858" calcext:value-type="float">
            <text:p>283858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table:number-columns-repeated="3"/>
          <table:table-cell office:value-type="float" office:value="23522" calcext:value-type="float">
            <text:p>23522</text:p>
          </table:table-cell>
          <table:table-cell office:value-type="float" office:value="51902" calcext:value-type="float">
            <text:p>51902</text:p>
          </table:table-cell>
          <table:table-cell office:value-type="float" office:value="739648" calcext:value-type="float">
            <text:p>739648</text:p>
          </table:table-cell>
          <table:table-cell office:value-type="float" office:value="516538" calcext:value-type="float">
            <text:p>516538</text:p>
          </table:table-cell>
          <table:table-cell office:value-type="float" office:value="1474662" calcext:value-type="float">
            <text:p>1474662</text:p>
          </table:table-cell>
          <table:table-cell office:value-type="float" office:value="78734" calcext:value-type="float">
            <text:p>78734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table:number-columns-repeated="3"/>
          <table:table-cell office:value-type="float" office:value="79147" calcext:value-type="float">
            <text:p>79147</text:p>
          </table:table-cell>
          <table:table-cell office:value-type="float" office:value="127079" calcext:value-type="float">
            <text:p>127079</text:p>
          </table:table-cell>
          <table:table-cell office:value-type="float" office:value="556125" calcext:value-type="float">
            <text:p>556125</text:p>
          </table:table-cell>
          <table:table-cell office:value-type="float" office:value="342301" calcext:value-type="float">
            <text:p>342301</text:p>
          </table:table-cell>
          <table:table-cell office:value-type="float" office:value="1248121" calcext:value-type="float">
            <text:p>1248121</text:p>
          </table:table-cell>
          <table:table-cell office:value-type="float" office:value="130437" calcext:value-type="float">
            <text:p>130437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table:number-columns-repeated="3"/>
          <table:table-cell office:value-type="float" office:value="-130920" calcext:value-type="float">
            <text:p>-130920</text:p>
          </table:table-cell>
          <table:table-cell office:value-type="float" office:value="-92496" calcext:value-type="float">
            <text:p>-92496</text:p>
          </table:table-cell>
          <table:table-cell office:value-type="float" office:value="308486" calcext:value-type="float">
            <text:p>308486</text:p>
          </table:table-cell>
          <table:table-cell office:value-type="float" office:value="278496" calcext:value-type="float">
            <text:p>278496</text:p>
          </table:table-cell>
          <table:table-cell office:value-type="float" office:value="841092" calcext:value-type="float">
            <text:p>841092</text:p>
          </table:table-cell>
          <table:table-cell office:value-type="float" office:value="-66382" calcext:value-type="float">
            <text:p>-6638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table:number-columns-repeated="3"/>
          <table:table-cell office:value-type="float" office:value="74780" calcext:value-type="float">
            <text:p>74780</text:p>
          </table:table-cell>
          <table:table-cell office:value-type="float" office:value="-53752" calcext:value-type="float">
            <text:p>-53752</text:p>
          </table:table-cell>
          <table:table-cell office:value-type="float" office:value="460254" calcext:value-type="float">
            <text:p>460254</text:p>
          </table:table-cell>
          <table:table-cell office:value-type="float" office:value="125082" calcext:value-type="float">
            <text:p>125082</text:p>
          </table:table-cell>
          <table:table-cell office:value-type="float" office:value="977466" calcext:value-type="float">
            <text:p>977466</text:p>
          </table:table-cell>
          <table:table-cell office:value-type="float" office:value="107088" calcext:value-type="float">
            <text:p>107088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table:number-columns-repeated="3"/>
          <table:table-cell office:value-type="float" office:value="77832" calcext:value-type="float">
            <text:p>77832</text:p>
          </table:table-cell>
          <table:table-cell office:value-type="float" office:value="48224" calcext:value-type="float">
            <text:p>48224</text:p>
          </table:table-cell>
          <table:table-cell office:value-type="float" office:value="414018" calcext:value-type="float">
            <text:p>414018</text:p>
          </table:table-cell>
          <table:table-cell office:value-type="float" office:value="324084" calcext:value-type="float">
            <text:p>324084</text:p>
          </table:table-cell>
          <table:table-cell office:value-type="float" office:value="952002" calcext:value-type="float">
            <text:p>952002</text:p>
          </table:table-cell>
          <table:table-cell office:value-type="float" office:value="121780" calcext:value-type="float">
            <text:p>12178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table:number-columns-repeated="3"/>
          <table:table-cell office:value-type="float" office:value="265241" calcext:value-type="float">
            <text:p>265241</text:p>
          </table:table-cell>
          <table:table-cell office:value-type="float" office:value="17347" calcext:value-type="float">
            <text:p>17347</text:p>
          </table:table-cell>
          <table:table-cell office:value-type="float" office:value="369453" calcext:value-type="float">
            <text:p>369453</text:p>
          </table:table-cell>
          <table:table-cell office:value-type="float" office:value="151481" calcext:value-type="float">
            <text:p>151481</text:p>
          </table:table-cell>
          <table:table-cell office:value-type="float" office:value="867157" calcext:value-type="float">
            <text:p>867157</text:p>
          </table:table-cell>
          <table:table-cell office:value-type="float" office:value="82433" calcext:value-type="float">
            <text:p>82433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table:number-columns-repeated="3"/>
          <table:table-cell office:value-type="float" office:value="342900" calcext:value-type="float">
            <text:p>342900</text:p>
          </table:table-cell>
          <table:table-cell office:value-type="float" office:value="93444" calcext:value-type="float">
            <text:p>93444</text:p>
          </table:table-cell>
          <table:table-cell office:value-type="float" office:value="520220" calcext:value-type="float">
            <text:p>520220</text:p>
          </table:table-cell>
          <table:table-cell office:value-type="float" office:value="202546" calcext:value-type="float">
            <text:p>202546</text:p>
          </table:table-cell>
          <table:table-cell office:value-type="float" office:value="1128704" calcext:value-type="float">
            <text:p>1128704</text:p>
          </table:table-cell>
          <table:table-cell office:value-type="float" office:value="190192" calcext:value-type="float">
            <text:p>190192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table:number-columns-repeated="3"/>
          <table:table-cell office:value-type="float" office:value="-72916" calcext:value-type="float">
            <text:p>-72916</text:p>
          </table:table-cell>
          <table:table-cell office:value-type="float" office:value="-171316" calcext:value-type="float">
            <text:p>-171316</text:p>
          </table:table-cell>
          <table:table-cell office:value-type="float" office:value="215164" calcext:value-type="float">
            <text:p>215164</text:p>
          </table:table-cell>
          <table:table-cell office:value-type="float" office:value="11830" calcext:value-type="float">
            <text:p>11830</text:p>
          </table:table-cell>
          <table:table-cell office:value-type="float" office:value="412312" calcext:value-type="float">
            <text:p>412312</text:p>
          </table:table-cell>
          <table:table-cell office:value-type="float" office:value="-17956" calcext:value-type="float">
            <text:p>-17956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table:number-columns-repeated="3"/>
          <table:table-cell office:value-type="float" office:value="-128656" calcext:value-type="float">
            <text:p>-128656</text:p>
          </table:table-cell>
          <table:table-cell office:value-type="float" office:value="-49978" calcext:value-type="float">
            <text:p>-49978</text:p>
          </table:table-cell>
          <table:table-cell office:value-type="float" office:value="452644" calcext:value-type="float">
            <text:p>452644</text:p>
          </table:table-cell>
          <table:table-cell office:value-type="float" office:value="327012" calcext:value-type="float">
            <text:p>327012</text:p>
          </table:table-cell>
          <table:table-cell office:value-type="float" office:value="1030800" calcext:value-type="float">
            <text:p>1030800</text:p>
          </table:table-cell>
          <table:table-cell office:value-type="float" office:value="41738" calcext:value-type="float">
            <text:p>41738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table:number-columns-repeated="3"/>
          <table:table-cell office:value-type="float" office:value="-1566" calcext:value-type="float">
            <text:p>-1566</text:p>
          </table:table-cell>
          <table:table-cell office:value-type="float" office:value="52798" calcext:value-type="float">
            <text:p>52798</text:p>
          </table:table-cell>
          <table:table-cell office:value-type="float" office:value="308878" calcext:value-type="float">
            <text:p>308878</text:p>
          </table:table-cell>
          <table:table-cell office:value-type="float" office:value="263432" calcext:value-type="float">
            <text:p>263432</text:p>
          </table:table-cell>
          <table:table-cell office:value-type="float" office:value="630010" calcext:value-type="float">
            <text:p>630010</text:p>
          </table:table-cell>
          <table:table-cell office:value-type="float" office:value="-24114" calcext:value-type="float">
            <text:p>-24114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table:number-columns-repeated="3"/>
          <table:table-cell office:value-type="float" office:value="163497" calcext:value-type="float">
            <text:p>163497</text:p>
          </table:table-cell>
          <table:table-cell office:value-type="float" office:value="61123" calcext:value-type="float">
            <text:p>61123</text:p>
          </table:table-cell>
          <table:table-cell office:value-type="float" office:value="440699" calcext:value-type="float">
            <text:p>440699</text:p>
          </table:table-cell>
          <table:table-cell office:value-type="float" office:value="357919" calcext:value-type="float">
            <text:p>357919</text:p>
          </table:table-cell>
          <table:table-cell office:value-type="float" office:value="996633" calcext:value-type="float">
            <text:p>996633</text:p>
          </table:table-cell>
          <table:table-cell office:value-type="float" office:value="58153" calcext:value-type="float">
            <text:p>58153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table:number-columns-repeated="3"/>
          <table:table-cell office:value-type="float" office:value="125753" calcext:value-type="float">
            <text:p>125753</text:p>
          </table:table-cell>
          <table:table-cell office:value-type="float" office:value="155471" calcext:value-type="float">
            <text:p>155471</text:p>
          </table:table-cell>
          <table:table-cell office:value-type="float" office:value="599353" calcext:value-type="float">
            <text:p>599353</text:p>
          </table:table-cell>
          <table:table-cell office:value-type="float" office:value="423593" calcext:value-type="float">
            <text:p>423593</text:p>
          </table:table-cell>
          <table:table-cell office:value-type="float" office:value="1427545" calcext:value-type="float">
            <text:p>1427545</text:p>
          </table:table-cell>
          <table:table-cell office:value-type="float" office:value="220269" calcext:value-type="float">
            <text:p>220269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table:number-columns-repeated="3"/>
          <table:table-cell office:value-type="float" office:value="84619" calcext:value-type="float">
            <text:p>84619</text:p>
          </table:table-cell>
          <table:table-cell office:value-type="float" office:value="6805" calcext:value-type="float">
            <text:p>6805</text:p>
          </table:table-cell>
          <table:table-cell office:value-type="float" office:value="464155" calcext:value-type="float">
            <text:p>464155</text:p>
          </table:table-cell>
          <table:table-cell office:value-type="float" office:value="391335" calcext:value-type="float">
            <text:p>391335</text:p>
          </table:table-cell>
          <table:table-cell office:value-type="float" office:value="1184059" calcext:value-type="float">
            <text:p>1184059</text:p>
          </table:table-cell>
          <table:table-cell office:value-type="float" office:value="65573" calcext:value-type="float">
            <text:p>6557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table:number-columns-repeated="3"/>
          <table:table-cell office:value-type="float" office:value="-83661" calcext:value-type="float">
            <text:p>-83661</text:p>
          </table:table-cell>
          <table:table-cell office:value-type="float" office:value="-166607" calcext:value-type="float">
            <text:p>-166607</text:p>
          </table:table-cell>
          <table:table-cell office:value-type="float" office:value="287117" calcext:value-type="float">
            <text:p>287117</text:p>
          </table:table-cell>
          <table:table-cell office:value-type="float" office:value="289631" calcext:value-type="float">
            <text:p>289631</text:p>
          </table:table-cell>
          <table:table-cell office:value-type="float" office:value="745533" calcext:value-type="float">
            <text:p>745533</text:p>
          </table:table-cell>
          <table:table-cell office:value-type="float" office:value="-53283" calcext:value-type="float">
            <text:p>-5328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table:number-columns-repeated="3"/>
          <table:table-cell office:value-type="float" office:value="-155003" calcext:value-type="float">
            <text:p>-155003</text:p>
          </table:table-cell>
          <table:table-cell office:value-type="float" office:value="-394339" calcext:value-type="float">
            <text:p>-394339</text:p>
          </table:table-cell>
          <table:table-cell office:value-type="float" office:value="449571" calcext:value-type="float">
            <text:p>449571</text:p>
          </table:table-cell>
          <table:table-cell office:value-type="float" office:value="229859" calcext:value-type="float">
            <text:p>229859</text:p>
          </table:table-cell>
          <table:table-cell office:value-type="float" office:value="764563" calcext:value-type="float">
            <text:p>764563</text:p>
          </table:table-cell>
          <table:table-cell office:value-type="float" office:value="54227" calcext:value-type="float">
            <text:p>54227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table:number-columns-repeated="3"/>
          <table:table-cell office:value-type="float" office:value="78736" calcext:value-type="float">
            <text:p>78736</text:p>
          </table:table-cell>
          <table:table-cell office:value-type="float" office:value="63964" calcext:value-type="float">
            <text:p>63964</text:p>
          </table:table-cell>
          <table:table-cell office:value-type="float" office:value="338050" calcext:value-type="float">
            <text:p>338050</text:p>
          </table:table-cell>
          <table:table-cell office:value-type="float" office:value="218226" calcext:value-type="float">
            <text:p>218226</text:p>
          </table:table-cell>
          <table:table-cell office:value-type="float" office:value="837516" calcext:value-type="float">
            <text:p>837516</text:p>
          </table:table-cell>
          <table:table-cell office:value-type="float" office:value="63548" calcext:value-type="float">
            <text:p>63548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table:number-columns-repeated="3"/>
          <table:table-cell office:value-type="float" office:value="-165511" calcext:value-type="float">
            <text:p>-165511</text:p>
          </table:table-cell>
          <table:table-cell office:value-type="float" office:value="-171585" calcext:value-type="float">
            <text:p>-171585</text:p>
          </table:table-cell>
          <table:table-cell office:value-type="float" office:value="313953" calcext:value-type="float">
            <text:p>313953</text:p>
          </table:table-cell>
          <table:table-cell office:value-type="float" office:value="184487" calcext:value-type="float">
            <text:p>184487</text:p>
          </table:table-cell>
          <table:table-cell office:value-type="float" office:value="671349" calcext:value-type="float">
            <text:p>671349</text:p>
          </table:table-cell>
          <table:table-cell office:value-type="float" office:value="7345" calcext:value-type="float">
            <text:p>7345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table:number-columns-repeated="3"/>
          <table:table-cell office:value-type="float" office:value="46523" calcext:value-type="float">
            <text:p>46523</text:p>
          </table:table-cell>
          <table:table-cell office:value-type="float" office:value="55103" calcext:value-type="float">
            <text:p>55103</text:p>
          </table:table-cell>
          <table:table-cell office:value-type="float" office:value="545461" calcext:value-type="float">
            <text:p>545461</text:p>
          </table:table-cell>
          <table:table-cell office:value-type="float" office:value="390597" calcext:value-type="float">
            <text:p>390597</text:p>
          </table:table-cell>
          <table:table-cell office:value-type="float" office:value="1151851" calcext:value-type="float">
            <text:p>1151851</text:p>
          </table:table-cell>
          <table:table-cell office:value-type="float" office:value="6237" calcext:value-type="float">
            <text:p>6237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table:number-columns-repeated="3"/>
          <table:table-cell office:value-type="float" office:value="95342" calcext:value-type="float">
            <text:p>95342</text:p>
          </table:table-cell>
          <table:table-cell office:value-type="float" office:value="66374" calcext:value-type="float">
            <text:p>66374</text:p>
          </table:table-cell>
          <table:table-cell office:value-type="float" office:value="310512" calcext:value-type="float">
            <text:p>310512</text:p>
          </table:table-cell>
          <table:table-cell office:value-type="float" office:value="302868" calcext:value-type="float">
            <text:p>302868</text:p>
          </table:table-cell>
          <table:table-cell office:value-type="float" office:value="799614" calcext:value-type="float">
            <text:p>799614</text:p>
          </table:table-cell>
          <table:table-cell office:value-type="float" office:value="-18042" calcext:value-type="float">
            <text:p>-18042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table:number-columns-repeated="3"/>
          <table:table-cell office:value-type="float" office:value="-160431" calcext:value-type="float">
            <text:p>-160431</text:p>
          </table:table-cell>
          <table:table-cell office:value-type="float" office:value="-112285" calcext:value-type="float">
            <text:p>-112285</text:p>
          </table:table-cell>
          <table:table-cell office:value-type="float" office:value="311045" calcext:value-type="float">
            <text:p>311045</text:p>
          </table:table-cell>
          <table:table-cell office:value-type="float" office:value="253651" calcext:value-type="float">
            <text:p>253651</text:p>
          </table:table-cell>
          <table:table-cell office:value-type="float" office:value="761513" calcext:value-type="float">
            <text:p>761513</text:p>
          </table:table-cell>
          <table:table-cell office:value-type="float" office:value="20493" calcext:value-type="float">
            <text:p>2049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table:number-columns-repeated="3"/>
          <table:table-cell office:value-type="float" office:value="227010" calcext:value-type="float">
            <text:p>227010</text:p>
          </table:table-cell>
          <table:table-cell office:value-type="float" office:value="107368" calcext:value-type="float">
            <text:p>107368</text:p>
          </table:table-cell>
          <table:table-cell office:value-type="float" office:value="602442" calcext:value-type="float">
            <text:p>602442</text:p>
          </table:table-cell>
          <table:table-cell office:value-type="float" office:value="338844" calcext:value-type="float">
            <text:p>338844</text:p>
          </table:table-cell>
          <table:table-cell office:value-type="float" office:value="1227288" calcext:value-type="float">
            <text:p>1227288</text:p>
          </table:table-cell>
          <table:table-cell office:value-type="float" office:value="121218" calcext:value-type="float">
            <text:p>121218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table:number-columns-repeated="3"/>
          <table:table-cell office:value-type="float" office:value="1164" calcext:value-type="float">
            <text:p>1164</text:p>
          </table:table-cell>
          <table:table-cell office:value-type="float" office:value="-30776" calcext:value-type="float">
            <text:p>-30776</text:p>
          </table:table-cell>
          <table:table-cell office:value-type="float" office:value="530108" calcext:value-type="float">
            <text:p>530108</text:p>
          </table:table-cell>
          <table:table-cell office:value-type="float" office:value="393338" calcext:value-type="float">
            <text:p>393338</text:p>
          </table:table-cell>
          <table:table-cell office:value-type="float" office:value="1295076" calcext:value-type="float">
            <text:p>1295076</text:p>
          </table:table-cell>
          <table:table-cell office:value-type="float" office:value="103662" calcext:value-type="float">
            <text:p>103662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table:number-columns-repeated="3"/>
          <table:table-cell office:value-type="float" office:value="-35492" calcext:value-type="float">
            <text:p>-35492</text:p>
          </table:table-cell>
          <table:table-cell office:value-type="float" office:value="-30564" calcext:value-type="float">
            <text:p>-30564</text:p>
          </table:table-cell>
          <table:table-cell office:value-type="float" office:value="411056" calcext:value-type="float">
            <text:p>411056</text:p>
          </table:table-cell>
          <table:table-cell office:value-type="float" office:value="354748" calcext:value-type="float">
            <text:p>354748</text:p>
          </table:table-cell>
          <table:table-cell office:value-type="float" office:value="1024342" calcext:value-type="float">
            <text:p>1024342</text:p>
          </table:table-cell>
          <table:table-cell office:value-type="float" office:value="-38002" calcext:value-type="float">
            <text:p>-38002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table:number-columns-repeated="3"/>
          <table:table-cell office:value-type="float" office:value="-103994" calcext:value-type="float">
            <text:p>-103994</text:p>
          </table:table-cell>
          <table:table-cell office:value-type="float" office:value="16838" calcext:value-type="float">
            <text:p>16838</text:p>
          </table:table-cell>
          <table:table-cell office:value-type="float" office:value="422658" calcext:value-type="float">
            <text:p>422658</text:p>
          </table:table-cell>
          <table:table-cell office:value-type="float" office:value="209840" calcext:value-type="float">
            <text:p>209840</text:p>
          </table:table-cell>
          <table:table-cell office:value-type="float" office:value="951684" calcext:value-type="float">
            <text:p>951684</text:p>
          </table:table-cell>
          <table:table-cell office:value-type="float" office:value="100920" calcext:value-type="float">
            <text:p>100920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table:number-columns-repeated="3"/>
          <table:table-cell office:value-type="float" office:value="-19991" calcext:value-type="float">
            <text:p>-19991</text:p>
          </table:table-cell>
          <table:table-cell office:value-type="float" office:value="-58855" calcext:value-type="float">
            <text:p>-58855</text:p>
          </table:table-cell>
          <table:table-cell office:value-type="float" office:value="263997" calcext:value-type="float">
            <text:p>263997</text:p>
          </table:table-cell>
          <table:table-cell office:value-type="float" office:value="168909" calcext:value-type="float">
            <text:p>168909</text:p>
          </table:table-cell>
          <table:table-cell office:value-type="float" office:value="668021" calcext:value-type="float">
            <text:p>668021</text:p>
          </table:table-cell>
          <table:table-cell office:value-type="float" office:value="-12337" calcext:value-type="float">
            <text:p>-12337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table:number-columns-repeated="3"/>
          <table:table-cell office:value-type="float" office:value="167569" calcext:value-type="float">
            <text:p>167569</text:p>
          </table:table-cell>
          <table:table-cell office:value-type="float" office:value="-14855" calcext:value-type="float">
            <text:p>-14855</text:p>
          </table:table-cell>
          <table:table-cell office:value-type="float" office:value="387003" calcext:value-type="float">
            <text:p>387003</text:p>
          </table:table-cell>
          <table:table-cell office:value-type="float" office:value="272379" calcext:value-type="float">
            <text:p>272379</text:p>
          </table:table-cell>
          <table:table-cell office:value-type="float" office:value="789831" calcext:value-type="float">
            <text:p>789831</text:p>
          </table:table-cell>
          <table:table-cell office:value-type="float" office:value="-16877" calcext:value-type="float">
            <text:p>-16877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3"/>
          <table:table-cell office:value-type="float" office:value="23595" calcext:value-type="float">
            <text:p>23595</text:p>
          </table:table-cell>
          <table:table-cell office:value-type="float" office:value="-48843" calcext:value-type="float">
            <text:p>-48843</text:p>
          </table:table-cell>
          <table:table-cell office:value-type="float" office:value="703087" calcext:value-type="float">
            <text:p>703087</text:p>
          </table:table-cell>
          <table:table-cell office:value-type="float" office:value="442429" calcext:value-type="float">
            <text:p>442429</text:p>
          </table:table-cell>
          <table:table-cell office:value-type="float" office:value="1400217" calcext:value-type="float">
            <text:p>1400217</text:p>
          </table:table-cell>
          <table:table-cell office:value-type="float" office:value="23323" calcext:value-type="float">
            <text:p>2332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table:number-columns-repeated="3"/>
          <table:table-cell office:value-type="float" office:value="-56538" calcext:value-type="float">
            <text:p>-56538</text:p>
          </table:table-cell>
          <table:table-cell office:value-type="float" office:value="93134" calcext:value-type="float">
            <text:p>93134</text:p>
          </table:table-cell>
          <table:table-cell office:value-type="float" office:value="560244" calcext:value-type="float">
            <text:p>560244</text:p>
          </table:table-cell>
          <table:table-cell office:value-type="float" office:value="396666" calcext:value-type="float">
            <text:p>396666</text:p>
          </table:table-cell>
          <table:table-cell office:value-type="float" office:value="1225006" calcext:value-type="float">
            <text:p>1225006</text:p>
          </table:table-cell>
          <table:table-cell office:value-type="float" office:value="52318" calcext:value-type="float">
            <text:p>52318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table:number-columns-repeated="3"/>
          <table:table-cell office:value-type="float" office:value="122268" calcext:value-type="float">
            <text:p>122268</text:p>
          </table:table-cell>
          <table:table-cell office:value-type="float" office:value="-2148" calcext:value-type="float">
            <text:p>-2148</text:p>
          </table:table-cell>
          <table:table-cell office:value-type="float" office:value="323866" calcext:value-type="float">
            <text:p>323866</text:p>
          </table:table-cell>
          <table:table-cell office:value-type="float" office:value="130594" calcext:value-type="float">
            <text:p>130594</text:p>
          </table:table-cell>
          <table:table-cell office:value-type="float" office:value="734944" calcext:value-type="float">
            <text:p>734944</text:p>
          </table:table-cell>
          <table:table-cell office:value-type="float" office:value="77436" calcext:value-type="float">
            <text:p>77436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table:number-columns-repeated="3"/>
          <table:table-cell office:value-type="float" office:value="-80832" calcext:value-type="float">
            <text:p>-80832</text:p>
          </table:table-cell>
          <table:table-cell office:value-type="float" office:value="-50924" calcext:value-type="float">
            <text:p>-50924</text:p>
          </table:table-cell>
          <table:table-cell office:value-type="float" office:value="233272" calcext:value-type="float">
            <text:p>233272</text:p>
          </table:table-cell>
          <table:table-cell office:value-type="float" office:value="253164" calcext:value-type="float">
            <text:p>253164</text:p>
          </table:table-cell>
          <table:table-cell office:value-type="float" office:value="685172" calcext:value-type="float">
            <text:p>685172</text:p>
          </table:table-cell>
          <table:table-cell office:value-type="float" office:value="-39838" calcext:value-type="float">
            <text:p>-39838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table:number-columns-repeated="3"/>
          <table:table-cell office:value-type="float" office:value="-156227" calcext:value-type="float">
            <text:p>-156227</text:p>
          </table:table-cell>
          <table:table-cell office:value-type="float" office:value="-33603" calcext:value-type="float">
            <text:p>-33603</text:p>
          </table:table-cell>
          <table:table-cell office:value-type="float" office:value="688999" calcext:value-type="float">
            <text:p>688999</text:p>
          </table:table-cell>
          <table:table-cell office:value-type="float" office:value="558811" calcext:value-type="float">
            <text:p>558811</text:p>
          </table:table-cell>
          <table:table-cell office:value-type="float" office:value="1544271" calcext:value-type="float">
            <text:p>1544271</text:p>
          </table:table-cell>
          <table:table-cell office:value-type="float" office:value="-3749" calcext:value-type="float">
            <text:p>-3749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table:number-columns-repeated="3"/>
          <table:table-cell office:value-type="float" office:value="-25896" calcext:value-type="float">
            <text:p>-25896</text:p>
          </table:table-cell>
          <table:table-cell office:value-type="float" office:value="-1764" calcext:value-type="float">
            <text:p>-1764</text:p>
          </table:table-cell>
          <table:table-cell office:value-type="float" office:value="501532" calcext:value-type="float">
            <text:p>501532</text:p>
          </table:table-cell>
          <table:table-cell office:value-type="float" office:value="422148" calcext:value-type="float">
            <text:p>422148</text:p>
          </table:table-cell>
          <table:table-cell office:value-type="float" office:value="1149854" calcext:value-type="float">
            <text:p>1149854</text:p>
          </table:table-cell>
          <table:table-cell office:value-type="float" office:value="-21874" calcext:value-type="float">
            <text:p>-21874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table:number-columns-repeated="3"/>
          <table:table-cell office:value-type="float" office:value="-77117" calcext:value-type="float">
            <text:p>-77117</text:p>
          </table:table-cell>
          <table:table-cell office:value-type="float" office:value="23417" calcext:value-type="float">
            <text:p>23417</text:p>
          </table:table-cell>
          <table:table-cell office:value-type="float" office:value="564851" calcext:value-type="float">
            <text:p>564851</text:p>
          </table:table-cell>
          <table:table-cell office:value-type="float" office:value="397883" calcext:value-type="float">
            <text:p>397883</text:p>
          </table:table-cell>
          <table:table-cell office:value-type="float" office:value="1286523" calcext:value-type="float">
            <text:p>1286523</text:p>
          </table:table-cell>
          <table:table-cell office:value-type="float" office:value="6625" calcext:value-type="float">
            <text:p>6625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table:number-columns-repeated="3"/>
          <table:table-cell office:value-type="float" office:value="128701" calcext:value-type="float">
            <text:p>128701</text:p>
          </table:table-cell>
          <table:table-cell office:value-type="float" office:value="29851" calcext:value-type="float">
            <text:p>29851</text:p>
          </table:table-cell>
          <table:table-cell office:value-type="float" office:value="428269" calcext:value-type="float">
            <text:p>428269</text:p>
          </table:table-cell>
          <table:table-cell office:value-type="float" office:value="171227" calcext:value-type="float">
            <text:p>171227</text:p>
          </table:table-cell>
          <table:table-cell office:value-type="float" office:value="938845" calcext:value-type="float">
            <text:p>938845</text:p>
          </table:table-cell>
          <table:table-cell office:value-type="float" office:value="65101" calcext:value-type="float">
            <text:p>65101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table:number-columns-repeated="3"/>
          <table:table-cell office:value-type="float" office:value="238243" calcext:value-type="float">
            <text:p>238243</text:p>
          </table:table-cell>
          <table:table-cell office:value-type="float" office:value="38879" calcext:value-type="float">
            <text:p>38879</text:p>
          </table:table-cell>
          <table:table-cell office:value-type="float" office:value="431573" calcext:value-type="float">
            <text:p>431573</text:p>
          </table:table-cell>
          <table:table-cell office:value-type="float" office:value="195257" calcext:value-type="float">
            <text:p>195257</text:p>
          </table:table-cell>
          <table:table-cell office:value-type="float" office:value="969463" calcext:value-type="float">
            <text:p>969463</text:p>
          </table:table-cell>
          <table:table-cell office:value-type="float" office:value="85955" calcext:value-type="float">
            <text:p>8595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table:number-columns-repeated="3"/>
          <table:table-cell office:value-type="float" office:value="196866" calcext:value-type="float">
            <text:p>196866</text:p>
          </table:table-cell>
          <table:table-cell office:value-type="float" office:value="42966" calcext:value-type="float">
            <text:p>42966</text:p>
          </table:table-cell>
          <table:table-cell office:value-type="float" office:value="449936" calcext:value-type="float">
            <text:p>449936</text:p>
          </table:table-cell>
          <table:table-cell office:value-type="float" office:value="218878" calcext:value-type="float">
            <text:p>218878</text:p>
          </table:table-cell>
          <table:table-cell office:value-type="float" office:value="1002708" calcext:value-type="float">
            <text:p>1002708</text:p>
          </table:table-cell>
          <table:table-cell office:value-type="float" office:value="155614" calcext:value-type="float">
            <text:p>155614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table:number-columns-repeated="3"/>
          <table:table-cell office:value-type="float" office:value="-78585" calcext:value-type="float">
            <text:p>-78585</text:p>
          </table:table-cell>
          <table:table-cell office:value-type="float" office:value="-80935" calcext:value-type="float">
            <text:p>-80935</text:p>
          </table:table-cell>
          <table:table-cell office:value-type="float" office:value="409907" calcext:value-type="float">
            <text:p>409907</text:p>
          </table:table-cell>
          <table:table-cell office:value-type="float" office:value="308707" calcext:value-type="float">
            <text:p>308707</text:p>
          </table:table-cell>
          <table:table-cell office:value-type="float" office:value="981633" calcext:value-type="float">
            <text:p>981633</text:p>
          </table:table-cell>
          <table:table-cell office:value-type="float" office:value="-60481" calcext:value-type="float">
            <text:p>-60481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table:number-columns-repeated="3"/>
          <table:table-cell office:value-type="float" office:value="-70788" calcext:value-type="float">
            <text:p>-70788</text:p>
          </table:table-cell>
          <table:table-cell office:value-type="float" office:value="-133102" calcext:value-type="float">
            <text:p>-133102</text:p>
          </table:table-cell>
          <table:table-cell office:value-type="float" office:value="264610" calcext:value-type="float">
            <text:p>264610</text:p>
          </table:table-cell>
          <table:table-cell office:value-type="float" office:value="245868" calcext:value-type="float">
            <text:p>245868</text:p>
          </table:table-cell>
          <table:table-cell office:value-type="float" office:value="851092" calcext:value-type="float">
            <text:p>851092</text:p>
          </table:table-cell>
          <table:table-cell office:value-type="float" office:value="-7130" calcext:value-type="float">
            <text:p>-7130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table:number-columns-repeated="3"/>
          <table:table-cell office:value-type="float" office:value="961" calcext:value-type="float">
            <text:p>961</text:p>
          </table:table-cell>
          <table:table-cell office:value-type="float" office:value="41585" calcext:value-type="float">
            <text:p>41585</text:p>
          </table:table-cell>
          <table:table-cell office:value-type="float" office:value="547277" calcext:value-type="float">
            <text:p>547277</text:p>
          </table:table-cell>
          <table:table-cell office:value-type="float" office:value="413543" calcext:value-type="float">
            <text:p>413543</text:p>
          </table:table-cell>
          <table:table-cell office:value-type="float" office:value="1217575" calcext:value-type="float">
            <text:p>1217575</text:p>
          </table:table-cell>
          <table:table-cell office:value-type="float" office:value="-2563" calcext:value-type="float">
            <text:p>-2563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table:number-columns-repeated="3"/>
          <table:table-cell office:value-type="float" office:value="113373" calcext:value-type="float">
            <text:p>113373</text:p>
          </table:table-cell>
          <table:table-cell office:value-type="float" office:value="123387" calcext:value-type="float">
            <text:p>123387</text:p>
          </table:table-cell>
          <table:table-cell office:value-type="float" office:value="640575" calcext:value-type="float">
            <text:p>640575</text:p>
          </table:table-cell>
          <table:table-cell office:value-type="float" office:value="467867" calcext:value-type="float">
            <text:p>467867</text:p>
          </table:table-cell>
          <table:table-cell office:value-type="float" office:value="1462921" calcext:value-type="float">
            <text:p>1462921</text:p>
          </table:table-cell>
          <table:table-cell office:value-type="float" office:value="112977" calcext:value-type="float">
            <text:p>112977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table:number-columns-repeated="3"/>
          <table:table-cell office:value-type="float" office:value="173732" calcext:value-type="float">
            <text:p>173732</text:p>
          </table:table-cell>
          <table:table-cell office:value-type="float" office:value="-51144" calcext:value-type="float">
            <text:p>-51144</text:p>
          </table:table-cell>
          <table:table-cell office:value-type="float" office:value="196258" calcext:value-type="float">
            <text:p>196258</text:p>
          </table:table-cell>
          <table:table-cell office:value-type="float" office:value="-89462" calcext:value-type="float">
            <text:p>-89462</text:p>
          </table:table-cell>
          <table:table-cell office:value-type="float" office:value="359178" calcext:value-type="float">
            <text:p>359178</text:p>
          </table:table-cell>
          <table:table-cell office:value-type="float" office:value="70976" calcext:value-type="float">
            <text:p>70976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table:number-columns-repeated="3"/>
          <table:table-cell office:value-type="float" office:value="-70034" calcext:value-type="float">
            <text:p>-70034</text:p>
          </table:table-cell>
          <table:table-cell office:value-type="float" office:value="-135846" calcext:value-type="float">
            <text:p>-135846</text:p>
          </table:table-cell>
          <table:table-cell office:value-type="float" office:value="259474" calcext:value-type="float">
            <text:p>259474</text:p>
          </table:table-cell>
          <table:table-cell office:value-type="float" office:value="166400" calcext:value-type="float">
            <text:p>166400</text:p>
          </table:table-cell>
          <table:table-cell office:value-type="float" office:value="661992" calcext:value-type="float">
            <text:p>661992</text:p>
          </table:table-cell>
          <table:table-cell office:value-type="float" office:value="-30892" calcext:value-type="float">
            <text:p>-30892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table:number-columns-repeated="3"/>
          <table:table-cell office:value-type="float" office:value="145876" calcext:value-type="float">
            <text:p>145876</text:p>
          </table:table-cell>
          <table:table-cell office:value-type="float" office:value="-49630" calcext:value-type="float">
            <text:p>-49630</text:p>
          </table:table-cell>
          <table:table-cell office:value-type="float" office:value="360838" calcext:value-type="float">
            <text:p>360838</text:p>
          </table:table-cell>
          <table:table-cell office:value-type="float" office:value="368630" calcext:value-type="float">
            <text:p>368630</text:p>
          </table:table-cell>
          <table:table-cell office:value-type="float" office:value="983006" calcext:value-type="float">
            <text:p>983006</text:p>
          </table:table-cell>
          <table:table-cell office:value-type="float" office:value="47794" calcext:value-type="float">
            <text:p>47794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table:number-columns-repeated="3"/>
          <table:table-cell office:value-type="float" office:value="-177565" calcext:value-type="float">
            <text:p>-177565</text:p>
          </table:table-cell>
          <table:table-cell office:value-type="float" office:value="-146221" calcext:value-type="float">
            <text:p>-146221</text:p>
          </table:table-cell>
          <table:table-cell office:value-type="float" office:value="344453" calcext:value-type="float">
            <text:p>344453</text:p>
          </table:table-cell>
          <table:table-cell office:value-type="float" office:value="240491" calcext:value-type="float">
            <text:p>240491</text:p>
          </table:table-cell>
          <table:table-cell office:value-type="float" office:value="807599" calcext:value-type="float">
            <text:p>807599</text:p>
          </table:table-cell>
          <table:table-cell office:value-type="float" office:value="-53883" calcext:value-type="float">
            <text:p>-53883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table:number-columns-repeated="3"/>
          <table:table-cell office:value-type="float" office:value="-803" calcext:value-type="float">
            <text:p>-803</text:p>
          </table:table-cell>
          <table:table-cell office:value-type="float" office:value="-28715" calcext:value-type="float">
            <text:p>-28715</text:p>
          </table:table-cell>
          <table:table-cell office:value-type="float" office:value="524471" calcext:value-type="float">
            <text:p>524471</text:p>
          </table:table-cell>
          <table:table-cell office:value-type="float" office:value="435359" calcext:value-type="float">
            <text:p>435359</text:p>
          </table:table-cell>
          <table:table-cell office:value-type="float" office:value="1239621" calcext:value-type="float">
            <text:p>1239621</text:p>
          </table:table-cell>
          <table:table-cell office:value-type="float" office:value="32797" calcext:value-type="float">
            <text:p>32797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table:number-columns-repeated="3"/>
          <table:table-cell office:value-type="float" office:value="-36276" calcext:value-type="float">
            <text:p>-36276</text:p>
          </table:table-cell>
          <table:table-cell office:value-type="float" office:value="32614" calcext:value-type="float">
            <text:p>32614</text:p>
          </table:table-cell>
          <table:table-cell office:value-type="float" office:value="529904" calcext:value-type="float">
            <text:p>529904</text:p>
          </table:table-cell>
          <table:table-cell office:value-type="float" office:value="322634" calcext:value-type="float">
            <text:p>322634</text:p>
          </table:table-cell>
          <table:table-cell office:value-type="float" office:value="1158554" calcext:value-type="float">
            <text:p>1158554</text:p>
          </table:table-cell>
          <table:table-cell office:value-type="float" office:value="58604" calcext:value-type="float">
            <text:p>58604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table:number-columns-repeated="3"/>
          <table:table-cell office:value-type="float" office:value="268087" calcext:value-type="float">
            <text:p>268087</text:p>
          </table:table-cell>
          <table:table-cell office:value-type="float" office:value="-22487" calcext:value-type="float">
            <text:p>-22487</text:p>
          </table:table-cell>
          <table:table-cell office:value-type="float" office:value="445943" calcext:value-type="float">
            <text:p>445943</text:p>
          </table:table-cell>
          <table:table-cell office:value-type="float" office:value="177047" calcext:value-type="float">
            <text:p>177047</text:p>
          </table:table-cell>
          <table:table-cell office:value-type="float" office:value="874439" calcext:value-type="float">
            <text:p>874439</text:p>
          </table:table-cell>
          <table:table-cell office:value-type="float" office:value="40771" calcext:value-type="float">
            <text:p>40771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table:number-columns-repeated="3"/>
          <table:table-cell office:value-type="float" office:value="68398" calcext:value-type="float">
            <text:p>68398</text:p>
          </table:table-cell>
          <table:table-cell office:value-type="float" office:value="28676" calcext:value-type="float">
            <text:p>28676</text:p>
          </table:table-cell>
          <table:table-cell office:value-type="float" office:value="319440" calcext:value-type="float">
            <text:p>319440</text:p>
          </table:table-cell>
          <table:table-cell office:value-type="float" office:value="251964" calcext:value-type="float">
            <text:p>251964</text:p>
          </table:table-cell>
          <table:table-cell office:value-type="float" office:value="823290" calcext:value-type="float">
            <text:p>823290</text:p>
          </table:table-cell>
          <table:table-cell office:value-type="float" office:value="25320" calcext:value-type="float">
            <text:p>25320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table:number-columns-repeated="3"/>
          <table:table-cell office:value-type="float" office:value="-141377" calcext:value-type="float">
            <text:p>-141377</text:p>
          </table:table-cell>
          <table:table-cell office:value-type="float" office:value="-86165" calcext:value-type="float">
            <text:p>-86165</text:p>
          </table:table-cell>
          <table:table-cell office:value-type="float" office:value="296497" calcext:value-type="float">
            <text:p>296497</text:p>
          </table:table-cell>
          <table:table-cell office:value-type="float" office:value="288187" calcext:value-type="float">
            <text:p>288187</text:p>
          </table:table-cell>
          <table:table-cell office:value-type="float" office:value="820973" calcext:value-type="float">
            <text:p>820973</text:p>
          </table:table-cell>
          <table:table-cell office:value-type="float" office:value="-98441" calcext:value-type="float">
            <text:p>-98441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table:number-columns-repeated="3"/>
          <table:table-cell office:value-type="float" office:value="50760" calcext:value-type="float">
            <text:p>50760</text:p>
          </table:table-cell>
          <table:table-cell office:value-type="float" office:value="64506" calcext:value-type="float">
            <text:p>64506</text:p>
          </table:table-cell>
          <table:table-cell office:value-type="float" office:value="459894" calcext:value-type="float">
            <text:p>459894</text:p>
          </table:table-cell>
          <table:table-cell office:value-type="float" office:value="341044" calcext:value-type="float">
            <text:p>341044</text:p>
          </table:table-cell>
          <table:table-cell office:value-type="float" office:value="1110908" calcext:value-type="float">
            <text:p>1110908</text:p>
          </table:table-cell>
          <table:table-cell office:value-type="float" office:value="114112" calcext:value-type="float">
            <text:p>114112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number-columns-repeated="3"/>
          <table:table-cell office:value-type="float" office:value="-242318" calcext:value-type="float">
            <text:p>-242318</text:p>
          </table:table-cell>
          <table:table-cell office:value-type="float" office:value="-238724" calcext:value-type="float">
            <text:p>-238724</text:p>
          </table:table-cell>
          <table:table-cell office:value-type="float" office:value="506896" calcext:value-type="float">
            <text:p>506896</text:p>
          </table:table-cell>
          <table:table-cell office:value-type="float" office:value="437644" calcext:value-type="float">
            <text:p>437644</text:p>
          </table:table-cell>
          <table:table-cell office:value-type="float" office:value="1247606" calcext:value-type="float">
            <text:p>1247606</text:p>
          </table:table-cell>
          <table:table-cell office:value-type="float" office:value="-160500" calcext:value-type="float">
            <text:p>-160500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table:number-columns-repeated="3"/>
          <table:table-cell office:value-type="float" office:value="148211" calcext:value-type="float">
            <text:p>148211</text:p>
          </table:table-cell>
          <table:table-cell office:value-type="float" office:value="-106613" calcext:value-type="float">
            <text:p>-106613</text:p>
          </table:table-cell>
          <table:table-cell office:value-type="float" office:value="452507" calcext:value-type="float">
            <text:p>452507</text:p>
          </table:table-cell>
          <table:table-cell office:value-type="float" office:value="300045" calcext:value-type="float">
            <text:p>300045</text:p>
          </table:table-cell>
          <table:table-cell office:value-type="float" office:value="1002461" calcext:value-type="float">
            <text:p>1002461</text:p>
          </table:table-cell>
          <table:table-cell office:value-type="float" office:value="73569" calcext:value-type="float">
            <text:p>73569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table:number-columns-repeated="3"/>
          <table:table-cell office:value-type="float" office:value="-64310" calcext:value-type="float">
            <text:p>-64310</text:p>
          </table:table-cell>
          <table:table-cell office:value-type="float" office:value="22302" calcext:value-type="float">
            <text:p>22302</text:p>
          </table:table-cell>
          <table:table-cell office:value-type="float" office:value="615946" calcext:value-type="float">
            <text:p>615946</text:p>
          </table:table-cell>
          <table:table-cell office:value-type="float" office:value="491842" calcext:value-type="float">
            <text:p>491842</text:p>
          </table:table-cell>
          <table:table-cell office:value-type="float" office:value="1454432" calcext:value-type="float">
            <text:p>1454432</text:p>
          </table:table-cell>
          <table:table-cell office:value-type="float" office:value="71466" calcext:value-type="float">
            <text:p>71466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table:number-columns-repeated="3"/>
          <table:table-cell office:value-type="float" office:value="126682" calcext:value-type="float">
            <text:p>126682</text:p>
          </table:table-cell>
          <table:table-cell office:value-type="float" office:value="-53416" calcext:value-type="float">
            <text:p>-53416</text:p>
          </table:table-cell>
          <table:table-cell office:value-type="float" office:value="300064" calcext:value-type="float">
            <text:p>300064</text:p>
          </table:table-cell>
          <table:table-cell office:value-type="float" office:value="-15264" calcext:value-type="float">
            <text:p>-15264</text:p>
          </table:table-cell>
          <table:table-cell office:value-type="float" office:value="637540" calcext:value-type="float">
            <text:p>637540</text:p>
          </table:table-cell>
          <table:table-cell office:value-type="float" office:value="14008" calcext:value-type="float">
            <text:p>14008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table:number-columns-repeated="3"/>
          <table:table-cell office:value-type="float" office:value="-21092" calcext:value-type="float">
            <text:p>-21092</text:p>
          </table:table-cell>
          <table:table-cell office:value-type="float" office:value="54134" calcext:value-type="float">
            <text:p>54134</text:p>
          </table:table-cell>
          <table:table-cell office:value-type="float" office:value="564228" calcext:value-type="float">
            <text:p>564228</text:p>
          </table:table-cell>
          <table:table-cell office:value-type="float" office:value="371226" calcext:value-type="float">
            <text:p>371226</text:p>
          </table:table-cell>
          <table:table-cell office:value-type="float" office:value="1263632" calcext:value-type="float">
            <text:p>1263632</text:p>
          </table:table-cell>
          <table:table-cell office:value-type="float" office:value="97460" calcext:value-type="float">
            <text:p>97460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table:number-columns-repeated="3"/>
          <table:table-cell office:value-type="float" office:value="-110064" calcext:value-type="float">
            <text:p>-110064</text:p>
          </table:table-cell>
          <table:table-cell office:value-type="float" office:value="-127294" calcext:value-type="float">
            <text:p>-127294</text:p>
          </table:table-cell>
          <table:table-cell office:value-type="float" office:value="305604" calcext:value-type="float">
            <text:p>305604</text:p>
          </table:table-cell>
          <table:table-cell office:value-type="float" office:value="269456" calcext:value-type="float">
            <text:p>269456</text:p>
          </table:table-cell>
          <table:table-cell office:value-type="float" office:value="701274" calcext:value-type="float">
            <text:p>701274</text:p>
          </table:table-cell>
          <table:table-cell office:value-type="float" office:value="14730" calcext:value-type="float">
            <text:p>14730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table:number-columns-repeated="3"/>
          <table:table-cell office:value-type="float" office:value="166573" calcext:value-type="float">
            <text:p>166573</text:p>
          </table:table-cell>
          <table:table-cell office:value-type="float" office:value="180369" calcext:value-type="float">
            <text:p>180369</text:p>
          </table:table-cell>
          <table:table-cell office:value-type="float" office:value="422139" calcext:value-type="float">
            <text:p>422139</text:p>
          </table:table-cell>
          <table:table-cell office:value-type="float" office:value="264379" calcext:value-type="float">
            <text:p>264379</text:p>
          </table:table-cell>
          <table:table-cell office:value-type="float" office:value="895867" calcext:value-type="float">
            <text:p>895867</text:p>
          </table:table-cell>
          <table:table-cell office:value-type="float" office:value="164019" calcext:value-type="float">
            <text:p>164019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table:number-columns-repeated="3"/>
          <table:table-cell office:value-type="float" office:value="129703" calcext:value-type="float">
            <text:p>129703</text:p>
          </table:table-cell>
          <table:table-cell office:value-type="float" office:value="163887" calcext:value-type="float">
            <text:p>163887</text:p>
          </table:table-cell>
          <table:table-cell office:value-type="float" office:value="570199" calcext:value-type="float">
            <text:p>570199</text:p>
          </table:table-cell>
          <table:table-cell office:value-type="float" office:value="267103" calcext:value-type="float">
            <text:p>267103</text:p>
          </table:table-cell>
          <table:table-cell office:value-type="float" office:value="1216691" calcext:value-type="float">
            <text:p>1216691</text:p>
          </table:table-cell>
          <table:table-cell office:value-type="float" office:value="199073" calcext:value-type="float">
            <text:p>199073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table:number-columns-repeated="3"/>
          <table:table-cell office:value-type="float" office:value="192139" calcext:value-type="float">
            <text:p>192139</text:p>
          </table:table-cell>
          <table:table-cell office:value-type="float" office:value="-4393" calcext:value-type="float">
            <text:p>-4393</text:p>
          </table:table-cell>
          <table:table-cell office:value-type="float" office:value="455953" calcext:value-type="float">
            <text:p>455953</text:p>
          </table:table-cell>
          <table:table-cell office:value-type="float" office:value="206897" calcext:value-type="float">
            <text:p>206897</text:p>
          </table:table-cell>
          <table:table-cell office:value-type="float" office:value="982473" calcext:value-type="float">
            <text:p>982473</text:p>
          </table:table-cell>
          <table:table-cell office:value-type="float" office:value="97279" calcext:value-type="float">
            <text:p>97279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table:number-columns-repeated="3"/>
          <table:table-cell office:value-type="float" office:value="-92818" calcext:value-type="float">
            <text:p>-92818</text:p>
          </table:table-cell>
          <table:table-cell office:value-type="float" office:value="-147152" calcext:value-type="float">
            <text:p>-147152</text:p>
          </table:table-cell>
          <table:table-cell office:value-type="float" office:value="297010" calcext:value-type="float">
            <text:p>297010</text:p>
          </table:table-cell>
          <table:table-cell office:value-type="float" office:value="141700" calcext:value-type="float">
            <text:p>141700</text:p>
          </table:table-cell>
          <table:table-cell office:value-type="float" office:value="667174" calcext:value-type="float">
            <text:p>667174</text:p>
          </table:table-cell>
          <table:table-cell office:value-type="float" office:value="107282" calcext:value-type="float">
            <text:p>107282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table:number-columns-repeated="3"/>
          <table:table-cell office:value-type="float" office:value="30548" calcext:value-type="float">
            <text:p>30548</text:p>
          </table:table-cell>
          <table:table-cell office:value-type="float" office:value="-21740" calcext:value-type="float">
            <text:p>-21740</text:p>
          </table:table-cell>
          <table:table-cell office:value-type="float" office:value="307422" calcext:value-type="float">
            <text:p>307422</text:p>
          </table:table-cell>
          <table:table-cell office:value-type="float" office:value="251242" calcext:value-type="float">
            <text:p>251242</text:p>
          </table:table-cell>
          <table:table-cell office:value-type="float" office:value="940794" calcext:value-type="float">
            <text:p>940794</text:p>
          </table:table-cell>
          <table:table-cell office:value-type="float" office:value="42468" calcext:value-type="float">
            <text:p>4246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table:number-columns-repeated="3"/>
          <table:table-cell office:value-type="float" office:value="33109" calcext:value-type="float">
            <text:p>33109</text:p>
          </table:table-cell>
          <table:table-cell office:value-type="float" office:value="-101499" calcext:value-type="float">
            <text:p>-101499</text:p>
          </table:table-cell>
          <table:table-cell office:value-type="float" office:value="447477" calcext:value-type="float">
            <text:p>447477</text:p>
          </table:table-cell>
          <table:table-cell office:value-type="float" office:value="409679" calcext:value-type="float">
            <text:p>409679</text:p>
          </table:table-cell>
          <table:table-cell office:value-type="float" office:value="1003087" calcext:value-type="float">
            <text:p>1003087</text:p>
          </table:table-cell>
          <table:table-cell office:value-type="float" office:value="74651" calcext:value-type="float">
            <text:p>74651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table:number-columns-repeated="3"/>
          <table:table-cell office:value-type="float" office:value="110422" calcext:value-type="float">
            <text:p>110422</text:p>
          </table:table-cell>
          <table:table-cell office:value-type="float" office:value="31992" calcext:value-type="float">
            <text:p>31992</text:p>
          </table:table-cell>
          <table:table-cell office:value-type="float" office:value="470722" calcext:value-type="float">
            <text:p>470722</text:p>
          </table:table-cell>
          <table:table-cell office:value-type="float" office:value="317216" calcext:value-type="float">
            <text:p>317216</text:p>
          </table:table-cell>
          <table:table-cell office:value-type="float" office:value="1125752" calcext:value-type="float">
            <text:p>1125752</text:p>
          </table:table-cell>
          <table:table-cell office:value-type="float" office:value="109340" calcext:value-type="float">
            <text:p>109340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table:number-columns-repeated="3"/>
          <table:table-cell office:value-type="float" office:value="41898" calcext:value-type="float">
            <text:p>41898</text:p>
          </table:table-cell>
          <table:table-cell office:value-type="float" office:value="96960" calcext:value-type="float">
            <text:p>96960</text:p>
          </table:table-cell>
          <table:table-cell office:value-type="float" office:value="494474" calcext:value-type="float">
            <text:p>494474</text:p>
          </table:table-cell>
          <table:table-cell office:value-type="float" office:value="450390" calcext:value-type="float">
            <text:p>450390</text:p>
          </table:table-cell>
          <table:table-cell office:value-type="float" office:value="1254506" calcext:value-type="float">
            <text:p>1254506</text:p>
          </table:table-cell>
          <table:table-cell office:value-type="float" office:value="122202" calcext:value-type="float">
            <text:p>122202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table:number-columns-repeated="3"/>
          <table:table-cell office:value-type="float" office:value="-86241" calcext:value-type="float">
            <text:p>-86241</text:p>
          </table:table-cell>
          <table:table-cell office:value-type="float" office:value="-151061" calcext:value-type="float">
            <text:p>-151061</text:p>
          </table:table-cell>
          <table:table-cell office:value-type="float" office:value="246557" calcext:value-type="float">
            <text:p>246557</text:p>
          </table:table-cell>
          <table:table-cell office:value-type="float" office:value="171629" calcext:value-type="float">
            <text:p>171629</text:p>
          </table:table-cell>
          <table:table-cell office:value-type="float" office:value="589441" calcext:value-type="float">
            <text:p>589441</text:p>
          </table:table-cell>
          <table:table-cell office:value-type="float" office:value="36771" calcext:value-type="float">
            <text:p>36771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table:number-columns-repeated="3"/>
          <table:table-cell office:value-type="float" office:value="303255" calcext:value-type="float">
            <text:p>303255</text:p>
          </table:table-cell>
          <table:table-cell office:value-type="float" office:value="6975" calcext:value-type="float">
            <text:p>6975</text:p>
          </table:table-cell>
          <table:table-cell office:value-type="float" office:value="437921" calcext:value-type="float">
            <text:p>437921</text:p>
          </table:table-cell>
          <table:table-cell office:value-type="float" office:value="197863" calcext:value-type="float">
            <text:p>197863</text:p>
          </table:table-cell>
          <table:table-cell office:value-type="float" office:value="995195" calcext:value-type="float">
            <text:p>995195</text:p>
          </table:table-cell>
          <table:table-cell office:value-type="float" office:value="111395" calcext:value-type="float">
            <text:p>111395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table:number-columns-repeated="3"/>
          <table:table-cell office:value-type="float" office:value="37933" calcext:value-type="float">
            <text:p>37933</text:p>
          </table:table-cell>
          <table:table-cell office:value-type="float" office:value="-21639" calcext:value-type="float">
            <text:p>-21639</text:p>
          </table:table-cell>
          <table:table-cell office:value-type="float" office:value="577779" calcext:value-type="float">
            <text:p>577779</text:p>
          </table:table-cell>
          <table:table-cell office:value-type="float" office:value="347553" calcext:value-type="float">
            <text:p>347553</text:p>
          </table:table-cell>
          <table:table-cell office:value-type="float" office:value="1190367" calcext:value-type="float">
            <text:p>1190367</text:p>
          </table:table-cell>
          <table:table-cell office:value-type="float" office:value="-26125" calcext:value-type="float">
            <text:p>-26125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table:number-columns-repeated="3"/>
          <table:table-cell office:value-type="float" office:value="15770" calcext:value-type="float">
            <text:p>15770</text:p>
          </table:table-cell>
          <table:table-cell office:value-type="float" office:value="-78796" calcext:value-type="float">
            <text:p>-78796</text:p>
          </table:table-cell>
          <table:table-cell office:value-type="float" office:value="343974" calcext:value-type="float">
            <text:p>343974</text:p>
          </table:table-cell>
          <table:table-cell office:value-type="float" office:value="223102" calcext:value-type="float">
            <text:p>223102</text:p>
          </table:table-cell>
          <table:table-cell office:value-type="float" office:value="861964" calcext:value-type="float">
            <text:p>861964</text:p>
          </table:table-cell>
          <table:table-cell office:value-type="float" office:value="102742" calcext:value-type="float">
            <text:p>102742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table:number-columns-repeated="3"/>
          <table:table-cell office:value-type="float" office:value="15448" calcext:value-type="float">
            <text:p>15448</text:p>
          </table:table-cell>
          <table:table-cell office:value-type="float" office:value="45722" calcext:value-type="float">
            <text:p>45722</text:p>
          </table:table-cell>
          <table:table-cell office:value-type="float" office:value="540688" calcext:value-type="float">
            <text:p>540688</text:p>
          </table:table-cell>
          <table:table-cell office:value-type="float" office:value="368836" calcext:value-type="float">
            <text:p>368836</text:p>
          </table:table-cell>
          <table:table-cell office:value-type="float" office:value="1060732" calcext:value-type="float">
            <text:p>1060732</text:p>
          </table:table-cell>
          <table:table-cell office:value-type="float" office:value="-107082" calcext:value-type="float">
            <text:p>-107082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table:number-columns-repeated="3"/>
          <table:table-cell office:value-type="float" office:value="193573" calcext:value-type="float">
            <text:p>193573</text:p>
          </table:table-cell>
          <table:table-cell office:value-type="float" office:value="262601" calcext:value-type="float">
            <text:p>262601</text:p>
          </table:table-cell>
          <table:table-cell office:value-type="float" office:value="582669" calcext:value-type="float">
            <text:p>582669</text:p>
          </table:table-cell>
          <table:table-cell office:value-type="float" office:value="508983" calcext:value-type="float">
            <text:p>508983</text:p>
          </table:table-cell>
          <table:table-cell office:value-type="float" office:value="1426255" calcext:value-type="float">
            <text:p>1426255</text:p>
          </table:table-cell>
          <table:table-cell office:value-type="float" office:value="232187" calcext:value-type="float">
            <text:p>232187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table:number-columns-repeated="3"/>
          <table:table-cell office:value-type="float" office:value="-108828" calcext:value-type="float">
            <text:p>-108828</text:p>
          </table:table-cell>
          <table:table-cell office:value-type="float" office:value="-34494" calcext:value-type="float">
            <text:p>-34494</text:p>
          </table:table-cell>
          <table:table-cell office:value-type="float" office:value="324974" calcext:value-type="float">
            <text:p>324974</text:p>
          </table:table-cell>
          <table:table-cell office:value-type="float" office:value="152210" calcext:value-type="float">
            <text:p>152210</text:p>
          </table:table-cell>
          <table:table-cell office:value-type="float" office:value="816896" calcext:value-type="float">
            <text:p>816896</text:p>
          </table:table-cell>
          <table:table-cell office:value-type="float" office:value="56900" calcext:value-type="float">
            <text:p>56900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table:number-columns-repeated="3"/>
          <table:table-cell office:value-type="float" office:value="-96469" calcext:value-type="float">
            <text:p>-96469</text:p>
          </table:table-cell>
          <table:table-cell office:value-type="float" office:value="-25141" calcext:value-type="float">
            <text:p>-25141</text:p>
          </table:table-cell>
          <table:table-cell office:value-type="float" office:value="678989" calcext:value-type="float">
            <text:p>678989</text:p>
          </table:table-cell>
          <table:table-cell office:value-type="float" office:value="614039" calcext:value-type="float">
            <text:p>614039</text:p>
          </table:table-cell>
          <table:table-cell office:value-type="float" office:value="1545267" calcext:value-type="float">
            <text:p>1545267</text:p>
          </table:table-cell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table:number-columns-repeated="3"/>
          <table:table-cell office:value-type="float" office:value="105971" calcext:value-type="float">
            <text:p>105971</text:p>
          </table:table-cell>
          <table:table-cell office:value-type="float" office:value="-72287" calcext:value-type="float">
            <text:p>-72287</text:p>
          </table:table-cell>
          <table:table-cell office:value-type="float" office:value="340375" calcext:value-type="float">
            <text:p>340375</text:p>
          </table:table-cell>
          <table:table-cell office:value-type="float" office:value="262075" calcext:value-type="float">
            <text:p>262075</text:p>
          </table:table-cell>
          <table:table-cell office:value-type="float" office:value="930893" calcext:value-type="float">
            <text:p>930893</text:p>
          </table:table-cell>
          <table:table-cell office:value-type="float" office:value="85195" calcext:value-type="float">
            <text:p>85195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table:number-columns-repeated="3"/>
          <table:table-cell office:value-type="float" office:value="-203566" calcext:value-type="float">
            <text:p>-203566</text:p>
          </table:table-cell>
          <table:table-cell office:value-type="float" office:value="-118834" calcext:value-type="float">
            <text:p>-118834</text:p>
          </table:table-cell>
          <table:table-cell office:value-type="float" office:value="335520" calcext:value-type="float">
            <text:p>335520</text:p>
          </table:table-cell>
          <table:table-cell office:value-type="float" office:value="273398" calcext:value-type="float">
            <text:p>273398</text:p>
          </table:table-cell>
          <table:table-cell office:value-type="float" office:value="822122" calcext:value-type="float">
            <text:p>822122</text:p>
          </table:table-cell>
          <table:table-cell office:value-type="float" office:value="2138" calcext:value-type="float">
            <text:p>2138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table:number-columns-repeated="3"/>
          <table:table-cell office:value-type="float" office:value="-988" calcext:value-type="float">
            <text:p>-988</text:p>
          </table:table-cell>
          <table:table-cell office:value-type="float" office:value="-129954" calcext:value-type="float">
            <text:p>-129954</text:p>
          </table:table-cell>
          <table:table-cell office:value-type="float" office:value="327966" calcext:value-type="float">
            <text:p>327966</text:p>
          </table:table-cell>
          <table:table-cell office:value-type="float" office:value="66020" calcext:value-type="float">
            <text:p>66020</text:p>
          </table:table-cell>
          <table:table-cell office:value-type="float" office:value="816940" calcext:value-type="float">
            <text:p>816940</text:p>
          </table:table-cell>
          <table:table-cell office:value-type="float" office:value="252960" calcext:value-type="float">
            <text:p>252960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table:number-columns-repeated="3"/>
          <table:table-cell office:value-type="float" office:value="29805" calcext:value-type="float">
            <text:p>29805</text:p>
          </table:table-cell>
          <table:table-cell office:value-type="float" office:value="7965" calcext:value-type="float">
            <text:p>7965</text:p>
          </table:table-cell>
          <table:table-cell office:value-type="float" office:value="487589" calcext:value-type="float">
            <text:p>487589</text:p>
          </table:table-cell>
          <table:table-cell office:value-type="float" office:value="461491" calcext:value-type="float">
            <text:p>461491</text:p>
          </table:table-cell>
          <table:table-cell office:value-type="float" office:value="1200443" calcext:value-type="float">
            <text:p>1200443</text:p>
          </table:table-cell>
          <table:table-cell office:value-type="float" office:value="13943" calcext:value-type="float">
            <text:p>13943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table:number-columns-repeated="3"/>
          <table:table-cell office:value-type="float" office:value="-111064" calcext:value-type="float">
            <text:p>-111064</text:p>
          </table:table-cell>
          <table:table-cell office:value-type="float" office:value="-235840" calcext:value-type="float">
            <text:p>-235840</text:p>
          </table:table-cell>
          <table:table-cell office:value-type="float" office:value="340402" calcext:value-type="float">
            <text:p>340402</text:p>
          </table:table-cell>
          <table:table-cell office:value-type="float" office:value="174632" calcext:value-type="float">
            <text:p>174632</text:p>
          </table:table-cell>
          <table:table-cell office:value-type="float" office:value="754626" calcext:value-type="float">
            <text:p>754626</text:p>
          </table:table-cell>
          <table:table-cell office:value-type="float" office:value="39124" calcext:value-type="float">
            <text:p>39124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table:number-columns-repeated="3"/>
          <table:table-cell office:value-type="float" office:value="113299" calcext:value-type="float">
            <text:p>113299</text:p>
          </table:table-cell>
          <table:table-cell office:value-type="float" office:value="156543" calcext:value-type="float">
            <text:p>156543</text:p>
          </table:table-cell>
          <table:table-cell office:value-type="float" office:value="517475" calcext:value-type="float">
            <text:p>517475</text:p>
          </table:table-cell>
          <table:table-cell office:value-type="float" office:value="382503" calcext:value-type="float">
            <text:p>382503</text:p>
          </table:table-cell>
          <table:table-cell office:value-type="float" office:value="1212729" calcext:value-type="float">
            <text:p>1212729</text:p>
          </table:table-cell>
          <table:table-cell office:value-type="float" office:value="142365" calcext:value-type="float">
            <text:p>142365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table:number-columns-repeated="3"/>
          <table:table-cell office:value-type="float" office:value="-16768" calcext:value-type="float">
            <text:p>-16768</text:p>
          </table:table-cell>
          <table:table-cell office:value-type="float" office:value="-127186" calcext:value-type="float">
            <text:p>-127186</text:p>
          </table:table-cell>
          <table:table-cell office:value-type="float" office:value="354118" calcext:value-type="float">
            <text:p>354118</text:p>
          </table:table-cell>
          <table:table-cell office:value-type="float" office:value="236084" calcext:value-type="float">
            <text:p>236084</text:p>
          </table:table-cell>
          <table:table-cell office:value-type="float" office:value="712266" calcext:value-type="float">
            <text:p>712266</text:p>
          </table:table-cell>
          <table:table-cell office:value-type="float" office:value="-10212" calcext:value-type="float">
            <text:p>-10212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table:number-columns-repeated="3"/>
          <table:table-cell office:value-type="float" office:value="90266" calcext:value-type="float">
            <text:p>90266</text:p>
          </table:table-cell>
          <table:table-cell office:value-type="float" office:value="171918" calcext:value-type="float">
            <text:p>171918</text:p>
          </table:table-cell>
          <table:table-cell office:value-type="float" office:value="521762" calcext:value-type="float">
            <text:p>521762</text:p>
          </table:table-cell>
          <table:table-cell office:value-type="float" office:value="329264" calcext:value-type="float">
            <text:p>329264</text:p>
          </table:table-cell>
          <table:table-cell office:value-type="float" office:value="1067158" calcext:value-type="float">
            <text:p>1067158</text:p>
          </table:table-cell>
          <table:table-cell office:value-type="float" office:value="19852" calcext:value-type="float">
            <text:p>19852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table:number-columns-repeated="3"/>
          <table:table-cell office:value-type="float" office:value="209329" calcext:value-type="float">
            <text:p>209329</text:p>
          </table:table-cell>
          <table:table-cell office:value-type="float" office:value="-5431" calcext:value-type="float">
            <text:p>-5431</text:p>
          </table:table-cell>
          <table:table-cell office:value-type="float" office:value="267695" calcext:value-type="float">
            <text:p>267695</text:p>
          </table:table-cell>
          <table:table-cell office:value-type="float" office:value="81329" calcext:value-type="float">
            <text:p>81329</text:p>
          </table:table-cell>
          <table:table-cell office:value-type="float" office:value="577397" calcext:value-type="float">
            <text:p>577397</text:p>
          </table:table-cell>
          <table:table-cell office:value-type="float" office:value="50753" calcext:value-type="float">
            <text:p>50753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table:number-columns-repeated="3"/>
          <table:table-cell office:value-type="float" office:value="271280" calcext:value-type="float">
            <text:p>271280</text:p>
          </table:table-cell>
          <table:table-cell office:value-type="float" office:value="133286" calcext:value-type="float">
            <text:p>133286</text:p>
          </table:table-cell>
          <table:table-cell office:value-type="float" office:value="329426" calcext:value-type="float">
            <text:p>329426</text:p>
          </table:table-cell>
          <table:table-cell office:value-type="float" office:value="269058" calcext:value-type="float">
            <text:p>269058</text:p>
          </table:table-cell>
          <table:table-cell office:value-type="float" office:value="792514" calcext:value-type="float">
            <text:p>792514</text:p>
          </table:table-cell>
          <table:table-cell office:value-type="float" office:value="-29794" calcext:value-type="float">
            <text:p>-29794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table:number-columns-repeated="3"/>
          <table:table-cell office:value-type="float" office:value="32779" calcext:value-type="float">
            <text:p>32779</text:p>
          </table:table-cell>
          <table:table-cell office:value-type="float" office:value="-80917" calcext:value-type="float">
            <text:p>-80917</text:p>
          </table:table-cell>
          <table:table-cell office:value-type="float" office:value="70881" calcext:value-type="float">
            <text:p>70881</text:p>
          </table:table-cell>
          <table:table-cell office:value-type="float" office:value="-44449" calcext:value-type="float">
            <text:p>-44449</text:p>
          </table:table-cell>
          <table:table-cell office:value-type="float" office:value="82121" calcext:value-type="float">
            <text:p>82121</text:p>
          </table:table-cell>
          <table:table-cell office:value-type="float" office:value="-33999" calcext:value-type="float">
            <text:p>-33999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table:number-columns-repeated="3"/>
          <table:table-cell office:value-type="float" office:value="17625" calcext:value-type="float">
            <text:p>17625</text:p>
          </table:table-cell>
          <table:table-cell office:value-type="float" office:value="19801" calcext:value-type="float">
            <text:p>19801</text:p>
          </table:table-cell>
          <table:table-cell office:value-type="float" office:value="50801" calcext:value-type="float">
            <text:p>50801</text:p>
          </table:table-cell>
          <table:table-cell office:value-type="float" office:value="42373" calcext:value-type="float">
            <text:p>42373</text:p>
          </table:table-cell>
          <table:table-cell office:value-type="float" office:value="100321" calcext:value-type="float">
            <text:p>100321</text:p>
          </table:table-cell>
          <table:table-cell office:value-type="float" office:value="-10783" calcext:value-type="float">
            <text:p>-10783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table:number-columns-repeated="3"/>
          <table:table-cell office:value-type="float" office:value="16391" calcext:value-type="float">
            <text:p>16391</text:p>
          </table:table-cell>
          <table:table-cell office:value-type="float" office:value="-111117" calcext:value-type="float">
            <text:p>-111117</text:p>
          </table:table-cell>
          <table:table-cell office:value-type="float" office:value="284813" calcext:value-type="float">
            <text:p>284813</text:p>
          </table:table-cell>
          <table:table-cell office:value-type="float" office:value="57505" calcext:value-type="float">
            <text:p>57505</text:p>
          </table:table-cell>
          <table:table-cell office:value-type="float" office:value="677501" calcext:value-type="float">
            <text:p>677501</text:p>
          </table:table-cell>
          <table:table-cell office:value-type="float" office:value="-28207" calcext:value-type="float">
            <text:p>-28207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table:number-columns-repeated="3"/>
          <table:table-cell office:value-type="float" office:value="235524" calcext:value-type="float">
            <text:p>235524</text:p>
          </table:table-cell>
          <table:table-cell office:value-type="float" office:value="116754" calcext:value-type="float">
            <text:p>116754</text:p>
          </table:table-cell>
          <table:table-cell office:value-type="float" office:value="477076" calcext:value-type="float">
            <text:p>477076</text:p>
          </table:table-cell>
          <table:table-cell office:value-type="float" office:value="259904" calcext:value-type="float">
            <text:p>259904</text:p>
          </table:table-cell>
          <table:table-cell office:value-type="float" office:value="1033996" calcext:value-type="float">
            <text:p>1033996</text:p>
          </table:table-cell>
          <table:table-cell office:value-type="float" office:value="24334" calcext:value-type="float">
            <text:p>24334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table:number-columns-repeated="3"/>
          <table:table-cell office:value-type="float" office:value="-113998" calcext:value-type="float">
            <text:p>-113998</text:p>
          </table:table-cell>
          <table:table-cell office:value-type="float" office:value="-34668" calcext:value-type="float">
            <text:p>-34668</text:p>
          </table:table-cell>
          <table:table-cell office:value-type="float" office:value="320182" calcext:value-type="float">
            <text:p>320182</text:p>
          </table:table-cell>
          <table:table-cell office:value-type="float" office:value="170852" calcext:value-type="float">
            <text:p>170852</text:p>
          </table:table-cell>
          <table:table-cell office:value-type="float" office:value="820274" calcext:value-type="float">
            <text:p>820274</text:p>
          </table:table-cell>
          <table:table-cell office:value-type="float" office:value="75924" calcext:value-type="float">
            <text:p>75924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table:number-columns-repeated="3"/>
          <table:table-cell office:value-type="float" office:value="4445" calcext:value-type="float">
            <text:p>4445</text:p>
          </table:table-cell>
          <table:table-cell office:value-type="float" office:value="57409" calcext:value-type="float">
            <text:p>57409</text:p>
          </table:table-cell>
          <table:table-cell office:value-type="float" office:value="516015" calcext:value-type="float">
            <text:p>516015</text:p>
          </table:table-cell>
          <table:table-cell office:value-type="float" office:value="410089" calcext:value-type="float">
            <text:p>410089</text:p>
          </table:table-cell>
          <table:table-cell office:value-type="float" office:value="1194351" calcext:value-type="float">
            <text:p>1194351</text:p>
          </table:table-cell>
          <table:table-cell office:value-type="float" office:value="43625" calcext:value-type="float">
            <text:p>43625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table:number-columns-repeated="3"/>
          <table:table-cell office:value-type="float" office:value="35522" calcext:value-type="float">
            <text:p>35522</text:p>
          </table:table-cell>
          <table:table-cell office:value-type="float" office:value="71940" calcext:value-type="float">
            <text:p>71940</text:p>
          </table:table-cell>
          <table:table-cell office:value-type="float" office:value="466932" calcext:value-type="float">
            <text:p>466932</text:p>
          </table:table-cell>
          <table:table-cell office:value-type="float" office:value="309006" calcext:value-type="float">
            <text:p>309006</text:p>
          </table:table-cell>
          <table:table-cell office:value-type="float" office:value="1076158" calcext:value-type="float">
            <text:p>1076158</text:p>
          </table:table-cell>
          <table:table-cell office:value-type="float" office:value="115986" calcext:value-type="float">
            <text:p>115986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table:number-columns-repeated="3"/>
          <table:table-cell office:value-type="float" office:value="-316686" calcext:value-type="float">
            <text:p>-316686</text:p>
          </table:table-cell>
          <table:table-cell office:value-type="float" office:value="-251584" calcext:value-type="float">
            <text:p>-251584</text:p>
          </table:table-cell>
          <table:table-cell office:value-type="float" office:value="322786" calcext:value-type="float">
            <text:p>322786</text:p>
          </table:table-cell>
          <table:table-cell office:value-type="float" office:value="158888" calcext:value-type="float">
            <text:p>158888</text:p>
          </table:table-cell>
          <table:table-cell office:value-type="float" office:value="668262" calcext:value-type="float">
            <text:p>668262</text:p>
          </table:table-cell>
          <table:table-cell office:value-type="float" office:value="56446" calcext:value-type="float">
            <text:p>56446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table:number-columns-repeated="3"/>
          <table:table-cell office:value-type="float" office:value="188824" calcext:value-type="float">
            <text:p>188824</text:p>
          </table:table-cell>
          <table:table-cell office:value-type="float" office:value="-46368" calcext:value-type="float">
            <text:p>-46368</text:p>
          </table:table-cell>
          <table:table-cell office:value-type="float" office:value="478976" calcext:value-type="float">
            <text:p>478976</text:p>
          </table:table-cell>
          <table:table-cell office:value-type="float" office:value="263078" calcext:value-type="float">
            <text:p>263078</text:p>
          </table:table-cell>
          <table:table-cell office:value-type="float" office:value="969190" calcext:value-type="float">
            <text:p>969190</text:p>
          </table:table-cell>
          <table:table-cell office:value-type="float" office:value="63172" calcext:value-type="float">
            <text:p>6317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table:number-columns-repeated="3"/>
          <table:table-cell office:value-type="float" office:value="45294" calcext:value-type="float">
            <text:p>45294</text:p>
          </table:table-cell>
          <table:table-cell office:value-type="float" office:value="-191922" calcext:value-type="float">
            <text:p>-191922</text:p>
          </table:table-cell>
          <table:table-cell office:value-type="float" office:value="289340" calcext:value-type="float">
            <text:p>289340</text:p>
          </table:table-cell>
          <table:table-cell office:value-type="float" office:value="161146" calcext:value-type="float">
            <text:p>161146</text:p>
          </table:table-cell>
          <table:table-cell office:value-type="float" office:value="896366" calcext:value-type="float">
            <text:p>896366</text:p>
          </table:table-cell>
          <table:table-cell office:value-type="float" office:value="117516" calcext:value-type="float">
            <text:p>117516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table:number-columns-repeated="3"/>
          <table:table-cell office:value-type="float" office:value="106138" calcext:value-type="float">
            <text:p>106138</text:p>
          </table:table-cell>
          <table:table-cell office:value-type="float" office:value="-71102" calcext:value-type="float">
            <text:p>-71102</text:p>
          </table:table-cell>
          <table:table-cell office:value-type="float" office:value="247620" calcext:value-type="float">
            <text:p>247620</text:p>
          </table:table-cell>
          <table:table-cell office:value-type="float" office:value="35800" calcext:value-type="float">
            <text:p>35800</text:p>
          </table:table-cell>
          <table:table-cell office:value-type="float" office:value="555322" calcext:value-type="float">
            <text:p>555322</text:p>
          </table:table-cell>
          <table:table-cell office:value-type="float" office:value="19354" calcext:value-type="float">
            <text:p>1935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table:number-columns-repeated="3"/>
          <table:table-cell office:value-type="float" office:value="162454" calcext:value-type="float">
            <text:p>162454</text:p>
          </table:table-cell>
          <table:table-cell office:value-type="float" office:value="-18714" calcext:value-type="float">
            <text:p>-18714</text:p>
          </table:table-cell>
          <table:table-cell office:value-type="float" office:value="405588" calcext:value-type="float">
            <text:p>405588</text:p>
          </table:table-cell>
          <table:table-cell office:value-type="float" office:value="182192" calcext:value-type="float">
            <text:p>182192</text:p>
          </table:table-cell>
          <table:table-cell office:value-type="float" office:value="911992" calcext:value-type="float">
            <text:p>911992</text:p>
          </table:table-cell>
          <table:table-cell office:value-type="float" office:value="111124" calcext:value-type="float">
            <text:p>111124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table:number-columns-repeated="3"/>
          <table:table-cell office:value-type="float" office:value="40512" calcext:value-type="float">
            <text:p>40512</text:p>
          </table:table-cell>
          <table:table-cell office:value-type="float" office:value="-118560" calcext:value-type="float">
            <text:p>-118560</text:p>
          </table:table-cell>
          <table:table-cell office:value-type="float" office:value="297770" calcext:value-type="float">
            <text:p>297770</text:p>
          </table:table-cell>
          <table:table-cell office:value-type="float" office:value="204882" calcext:value-type="float">
            <text:p>204882</text:p>
          </table:table-cell>
          <table:table-cell office:value-type="float" office:value="779160" calcext:value-type="float">
            <text:p>779160</text:p>
          </table:table-cell>
          <table:table-cell office:value-type="float" office:value="46748" calcext:value-type="float">
            <text:p>46748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table:number-columns-repeated="3"/>
          <table:table-cell office:value-type="float" office:value="61616" calcext:value-type="float">
            <text:p>61616</text:p>
          </table:table-cell>
          <table:table-cell office:value-type="float" office:value="192044" calcext:value-type="float">
            <text:p>192044</text:p>
          </table:table-cell>
          <table:table-cell office:value-type="float" office:value="401122" calcext:value-type="float">
            <text:p>401122</text:p>
          </table:table-cell>
          <table:table-cell office:value-type="float" office:value="149924" calcext:value-type="float">
            <text:p>149924</text:p>
          </table:table-cell>
          <table:table-cell office:value-type="float" office:value="783550" calcext:value-type="float">
            <text:p>783550</text:p>
          </table:table-cell>
          <table:table-cell office:value-type="float" office:value="75228" calcext:value-type="float">
            <text:p>75228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table:number-columns-repeated="3"/>
          <table:table-cell office:value-type="float" office:value="15436" calcext:value-type="float">
            <text:p>15436</text:p>
          </table:table-cell>
          <table:table-cell office:value-type="float" office:value="-41064" calcext:value-type="float">
            <text:p>-41064</text:p>
          </table:table-cell>
          <table:table-cell office:value-type="float" office:value="467920" calcext:value-type="float">
            <text:p>467920</text:p>
          </table:table-cell>
          <table:table-cell office:value-type="float" office:value="420772" calcext:value-type="float">
            <text:p>420772</text:p>
          </table:table-cell>
          <table:table-cell office:value-type="float" office:value="1072048" calcext:value-type="float">
            <text:p>1072048</text:p>
          </table:table-cell>
          <table:table-cell office:value-type="float" office:value="-114884" calcext:value-type="float">
            <text:p>-114884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table:number-columns-repeated="3"/>
          <table:table-cell office:value-type="float" office:value="14979" calcext:value-type="float">
            <text:p>14979</text:p>
          </table:table-cell>
          <table:table-cell office:value-type="float" office:value="88575" calcext:value-type="float">
            <text:p>88575</text:p>
          </table:table-cell>
          <table:table-cell office:value-type="float" office:value="109677" calcext:value-type="float">
            <text:p>109677</text:p>
          </table:table-cell>
          <table:table-cell office:value-type="float" office:value="140771" calcext:value-type="float">
            <text:p>140771</text:p>
          </table:table-cell>
          <table:table-cell office:value-type="float" office:value="438093" calcext:value-type="float">
            <text:p>438093</text:p>
          </table:table-cell>
          <table:table-cell office:value-type="float" office:value="-41447" calcext:value-type="float">
            <text:p>-41447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table:number-columns-repeated="3"/>
          <table:table-cell office:value-type="float" office:value="-20693" calcext:value-type="float">
            <text:p>-20693</text:p>
          </table:table-cell>
          <table:table-cell office:value-type="float" office:value="13291" calcext:value-type="float">
            <text:p>13291</text:p>
          </table:table-cell>
          <table:table-cell office:value-type="float" office:value="535489" calcext:value-type="float">
            <text:p>535489</text:p>
          </table:table-cell>
          <table:table-cell office:value-type="float" office:value="506685" calcext:value-type="float">
            <text:p>506685</text:p>
          </table:table-cell>
          <table:table-cell office:value-type="float" office:value="1296201" calcext:value-type="float">
            <text:p>1296201</text:p>
          </table:table-cell>
          <table:table-cell office:value-type="float" office:value="134455" calcext:value-type="float">
            <text:p>134455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table:number-columns-repeated="3"/>
          <table:table-cell office:value-type="float" office:value="61004" calcext:value-type="float">
            <text:p>61004</text:p>
          </table:table-cell>
          <table:table-cell office:value-type="float" office:value="-39238" calcext:value-type="float">
            <text:p>-39238</text:p>
          </table:table-cell>
          <table:table-cell office:value-type="float" office:value="518414" calcext:value-type="float">
            <text:p>518414</text:p>
          </table:table-cell>
          <table:table-cell office:value-type="float" office:value="386714" calcext:value-type="float">
            <text:p>386714</text:p>
          </table:table-cell>
          <table:table-cell office:value-type="float" office:value="1171730" calcext:value-type="float">
            <text:p>1171730</text:p>
          </table:table-cell>
          <table:table-cell office:value-type="float" office:value="27480" calcext:value-type="float">
            <text:p>27480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table:number-columns-repeated="3"/>
          <table:table-cell office:value-type="float" office:value="211118" calcext:value-type="float">
            <text:p>211118</text:p>
          </table:table-cell>
          <table:table-cell office:value-type="float" office:value="-54644" calcext:value-type="float">
            <text:p>-54644</text:p>
          </table:table-cell>
          <table:table-cell office:value-type="float" office:value="366986" calcext:value-type="float">
            <text:p>366986</text:p>
          </table:table-cell>
          <table:table-cell office:value-type="float" office:value="283824" calcext:value-type="float">
            <text:p>283824</text:p>
          </table:table-cell>
          <table:table-cell office:value-type="float" office:value="862432" calcext:value-type="float">
            <text:p>862432</text:p>
          </table:table-cell>
          <table:table-cell office:value-type="float" office:value="31616" calcext:value-type="float">
            <text:p>31616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table:number-columns-repeated="3"/>
          <table:table-cell office:value-type="float" office:value="-17937" calcext:value-type="float">
            <text:p>-17937</text:p>
          </table:table-cell>
          <table:table-cell office:value-type="float" office:value="16431" calcext:value-type="float">
            <text:p>16431</text:p>
          </table:table-cell>
          <table:table-cell office:value-type="float" office:value="525545" calcext:value-type="float">
            <text:p>525545</text:p>
          </table:table-cell>
          <table:table-cell office:value-type="float" office:value="291647" calcext:value-type="float">
            <text:p>291647</text:p>
          </table:table-cell>
          <table:table-cell office:value-type="float" office:value="1077777" calcext:value-type="float">
            <text:p>1077777</text:p>
          </table:table-cell>
          <table:table-cell office:value-type="float" office:value="61839" calcext:value-type="float">
            <text:p>61839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table:number-columns-repeated="3"/>
          <table:table-cell office:value-type="float" office:value="-21926" calcext:value-type="float">
            <text:p>-21926</text:p>
          </table:table-cell>
          <table:table-cell office:value-type="float" office:value="-81354" calcext:value-type="float">
            <text:p>-81354</text:p>
          </table:table-cell>
          <table:table-cell office:value-type="float" office:value="341666" calcext:value-type="float">
            <text:p>341666</text:p>
          </table:table-cell>
          <table:table-cell office:value-type="float" office:value="360318" calcext:value-type="float">
            <text:p>360318</text:p>
          </table:table-cell>
          <table:table-cell office:value-type="float" office:value="904206" calcext:value-type="float">
            <text:p>904206</text:p>
          </table:table-cell>
          <table:table-cell office:value-type="float" office:value="-110634" calcext:value-type="float">
            <text:p>-110634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table:number-columns-repeated="3"/>
          <table:table-cell office:value-type="float" office:value="15212" calcext:value-type="float">
            <text:p>15212</text:p>
          </table:table-cell>
          <table:table-cell office:value-type="float" office:value="239258" calcext:value-type="float">
            <text:p>239258</text:p>
          </table:table-cell>
          <table:table-cell office:value-type="float" office:value="414794" calcext:value-type="float">
            <text:p>414794</text:p>
          </table:table-cell>
          <table:table-cell office:value-type="float" office:value="478216" calcext:value-type="float">
            <text:p>478216</text:p>
          </table:table-cell>
          <table:table-cell office:value-type="float" office:value="1104896" calcext:value-type="float">
            <text:p>1104896</text:p>
          </table:table-cell>
          <table:table-cell office:value-type="float" office:value="76302" calcext:value-type="float">
            <text:p>76302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table:number-columns-repeated="3"/>
          <table:table-cell office:value-type="float" office:value="-44894" calcext:value-type="float">
            <text:p>-44894</text:p>
          </table:table-cell>
          <table:table-cell office:value-type="float" office:value="-130110" calcext:value-type="float">
            <text:p>-130110</text:p>
          </table:table-cell>
          <table:table-cell office:value-type="float" office:value="256284" calcext:value-type="float">
            <text:p>256284</text:p>
          </table:table-cell>
          <table:table-cell office:value-type="float" office:value="187198" calcext:value-type="float">
            <text:p>187198</text:p>
          </table:table-cell>
          <table:table-cell office:value-type="float" office:value="698456" calcext:value-type="float">
            <text:p>698456</text:p>
          </table:table-cell>
          <table:table-cell office:value-type="float" office:value="-49638" calcext:value-type="float">
            <text:p>-49638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table:number-columns-repeated="3"/>
          <table:table-cell office:value-type="float" office:value="-92574" calcext:value-type="float">
            <text:p>-92574</text:p>
          </table:table-cell>
          <table:table-cell office:value-type="float" office:value="-15912" calcext:value-type="float">
            <text:p>-15912</text:p>
          </table:table-cell>
          <table:table-cell office:value-type="float" office:value="406300" calcext:value-type="float">
            <text:p>406300</text:p>
          </table:table-cell>
          <table:table-cell office:value-type="float" office:value="242856" calcext:value-type="float">
            <text:p>242856</text:p>
          </table:table-cell>
          <table:table-cell office:value-type="float" office:value="910640" calcext:value-type="float">
            <text:p>910640</text:p>
          </table:table-cell>
          <table:table-cell office:value-type="float" office:value="4544" calcext:value-type="float">
            <text:p>4544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table:number-columns-repeated="3"/>
          <table:table-cell office:value-type="float" office:value="40178" calcext:value-type="float">
            <text:p>40178</text:p>
          </table:table-cell>
          <table:table-cell office:value-type="float" office:value="95430" calcext:value-type="float">
            <text:p>95430</text:p>
          </table:table-cell>
          <table:table-cell office:value-type="float" office:value="504642" calcext:value-type="float">
            <text:p>504642</text:p>
          </table:table-cell>
          <table:table-cell office:value-type="float" office:value="463818" calcext:value-type="float">
            <text:p>463818</text:p>
          </table:table-cell>
          <table:table-cell office:value-type="float" office:value="1227208" calcext:value-type="float">
            <text:p>1227208</text:p>
          </table:table-cell>
          <table:table-cell office:value-type="float" office:value="26190" calcext:value-type="float">
            <text:p>26190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table:number-columns-repeated="3"/>
          <table:table-cell office:value-type="float" office:value="-59992" calcext:value-type="float">
            <text:p>-59992</text:p>
          </table:table-cell>
          <table:table-cell office:value-type="float" office:value="42308" calcext:value-type="float">
            <text:p>42308</text:p>
          </table:table-cell>
          <table:table-cell office:value-type="float" office:value="457682" calcext:value-type="float">
            <text:p>457682</text:p>
          </table:table-cell>
          <table:table-cell office:value-type="float" office:value="272034" calcext:value-type="float">
            <text:p>272034</text:p>
          </table:table-cell>
          <table:table-cell office:value-type="float" office:value="1017790" calcext:value-type="float">
            <text:p>1017790</text:p>
          </table:table-cell>
          <table:table-cell office:value-type="float" office:value="-10996" calcext:value-type="float">
            <text:p>-10996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table:number-columns-repeated="3"/>
          <table:table-cell office:value-type="float" office:value="60789" calcext:value-type="float">
            <text:p>60789</text:p>
          </table:table-cell>
          <table:table-cell office:value-type="float" office:value="-121901" calcext:value-type="float">
            <text:p>-121901</text:p>
          </table:table-cell>
          <table:table-cell office:value-type="float" office:value="426779" calcext:value-type="float">
            <text:p>426779</text:p>
          </table:table-cell>
          <table:table-cell office:value-type="float" office:value="302037" calcext:value-type="float">
            <text:p>302037</text:p>
          </table:table-cell>
          <table:table-cell office:value-type="float" office:value="1046869" calcext:value-type="float">
            <text:p>1046869</text:p>
          </table:table-cell>
          <table:table-cell office:value-type="float" office:value="20519" calcext:value-type="float">
            <text:p>20519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table:number-columns-repeated="3"/>
          <table:table-cell office:value-type="float" office:value="105591" calcext:value-type="float">
            <text:p>105591</text:p>
          </table:table-cell>
          <table:table-cell office:value-type="float" office:value="-50559" calcext:value-type="float">
            <text:p>-50559</text:p>
          </table:table-cell>
          <table:table-cell office:value-type="float" office:value="393309" calcext:value-type="float">
            <text:p>393309</text:p>
          </table:table-cell>
          <table:table-cell office:value-type="float" office:value="257999" calcext:value-type="float">
            <text:p>257999</text:p>
          </table:table-cell>
          <table:table-cell office:value-type="float" office:value="995603" calcext:value-type="float">
            <text:p>995603</text:p>
          </table:table-cell>
          <table:table-cell office:value-type="float" office:value="125775" calcext:value-type="float">
            <text:p>125775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table:number-columns-repeated="3"/>
          <table:table-cell office:value-type="float" office:value="-116960" calcext:value-type="float">
            <text:p>-116960</text:p>
          </table:table-cell>
          <table:table-cell office:value-type="float" office:value="-208096" calcext:value-type="float">
            <text:p>-208096</text:p>
          </table:table-cell>
          <table:table-cell office:value-type="float" office:value="419850" calcext:value-type="float">
            <text:p>419850</text:p>
          </table:table-cell>
          <table:table-cell office:value-type="float" office:value="384062" calcext:value-type="float">
            <text:p>384062</text:p>
          </table:table-cell>
          <table:table-cell office:value-type="float" office:value="826404" calcext:value-type="float">
            <text:p>826404</text:p>
          </table:table-cell>
          <table:table-cell office:value-type="float" office:value="-178272" calcext:value-type="float">
            <text:p>-178272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table:number-columns-repeated="3"/>
          <table:table-cell office:value-type="float" office:value="-26158" calcext:value-type="float">
            <text:p>-26158</text:p>
          </table:table-cell>
          <table:table-cell office:value-type="float" office:value="-65366" calcext:value-type="float">
            <text:p>-65366</text:p>
          </table:table-cell>
          <table:table-cell office:value-type="float" office:value="316882" calcext:value-type="float">
            <text:p>316882</text:p>
          </table:table-cell>
          <table:table-cell office:value-type="float" office:value="134504" calcext:value-type="float">
            <text:p>134504</text:p>
          </table:table-cell>
          <table:table-cell office:value-type="float" office:value="712680" calcext:value-type="float">
            <text:p>712680</text:p>
          </table:table-cell>
          <table:table-cell office:value-type="float" office:value="34960" calcext:value-type="float">
            <text:p>34960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table:number-columns-repeated="3"/>
          <table:table-cell office:value-type="float" office:value="104054" calcext:value-type="float">
            <text:p>104054</text:p>
          </table:table-cell>
          <table:table-cell office:value-type="float" office:value="-9770" calcext:value-type="float">
            <text:p>-9770</text:p>
          </table:table-cell>
          <table:table-cell office:value-type="float" office:value="529232" calcext:value-type="float">
            <text:p>529232</text:p>
          </table:table-cell>
          <table:table-cell office:value-type="float" office:value="297472" calcext:value-type="float">
            <text:p>297472</text:p>
          </table:table-cell>
          <table:table-cell office:value-type="float" office:value="1104668" calcext:value-type="float">
            <text:p>1104668</text:p>
          </table:table-cell>
          <table:table-cell office:value-type="float" office:value="106926" calcext:value-type="float">
            <text:p>106926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table:number-columns-repeated="3"/>
          <table:table-cell office:value-type="float" office:value="62767" calcext:value-type="float">
            <text:p>62767</text:p>
          </table:table-cell>
          <table:table-cell office:value-type="float" office:value="-84821" calcext:value-type="float">
            <text:p>-84821</text:p>
          </table:table-cell>
          <table:table-cell office:value-type="float" office:value="316903" calcext:value-type="float">
            <text:p>316903</text:p>
          </table:table-cell>
          <table:table-cell office:value-type="float" office:value="275027" calcext:value-type="float">
            <text:p>275027</text:p>
          </table:table-cell>
          <table:table-cell office:value-type="float" office:value="787043" calcext:value-type="float">
            <text:p>787043</text:p>
          </table:table-cell>
          <table:table-cell office:value-type="float" office:value="-6721" calcext:value-type="float">
            <text:p>-6721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table:number-columns-repeated="3"/>
          <table:table-cell office:value-type="float" office:value="-39170" calcext:value-type="float">
            <text:p>-39170</text:p>
          </table:table-cell>
          <table:table-cell office:value-type="float" office:value="34424" calcext:value-type="float">
            <text:p>34424</text:p>
          </table:table-cell>
          <table:table-cell office:value-type="float" office:value="522204" calcext:value-type="float">
            <text:p>522204</text:p>
          </table:table-cell>
          <table:table-cell office:value-type="float" office:value="417592" calcext:value-type="float">
            <text:p>417592</text:p>
          </table:table-cell>
          <table:table-cell office:value-type="float" office:value="1228344" calcext:value-type="float">
            <text:p>1228344</text:p>
          </table:table-cell>
          <table:table-cell office:value-type="float" office:value="-5820" calcext:value-type="float">
            <text:p>-5820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table:number-columns-repeated="3"/>
          <table:table-cell office:value-type="float" office:value="174990" calcext:value-type="float">
            <text:p>174990</text:p>
          </table:table-cell>
          <table:table-cell office:value-type="float" office:value="57584" calcext:value-type="float">
            <text:p>57584</text:p>
          </table:table-cell>
          <table:table-cell office:value-type="float" office:value="363304" calcext:value-type="float">
            <text:p>363304</text:p>
          </table:table-cell>
          <table:table-cell office:value-type="float" office:value="153746" calcext:value-type="float">
            <text:p>153746</text:p>
          </table:table-cell>
          <table:table-cell office:value-type="float" office:value="829356" calcext:value-type="float">
            <text:p>829356</text:p>
          </table:table-cell>
          <table:table-cell office:value-type="float" office:value="89908" calcext:value-type="float">
            <text:p>89908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table:number-columns-repeated="3"/>
          <table:table-cell office:value-type="float" office:value="121474" calcext:value-type="float">
            <text:p>121474</text:p>
          </table:table-cell>
          <table:table-cell office:value-type="float" office:value="128846" calcext:value-type="float">
            <text:p>128846</text:p>
          </table:table-cell>
          <table:table-cell office:value-type="float" office:value="491576" calcext:value-type="float">
            <text:p>491576</text:p>
          </table:table-cell>
          <table:table-cell office:value-type="float" office:value="269886" calcext:value-type="float">
            <text:p>269886</text:p>
          </table:table-cell>
          <table:table-cell office:value-type="float" office:value="992878" calcext:value-type="float">
            <text:p>992878</text:p>
          </table:table-cell>
          <table:table-cell office:value-type="float" office:value="148382" calcext:value-type="float">
            <text:p>148382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table:number-columns-repeated="3"/>
          <table:table-cell office:value-type="float" office:value="66045" calcext:value-type="float">
            <text:p>66045</text:p>
          </table:table-cell>
          <table:table-cell office:value-type="float" office:value="-173189" calcext:value-type="float">
            <text:p>-173189</text:p>
          </table:table-cell>
          <table:table-cell office:value-type="float" office:value="362483" calcext:value-type="float">
            <text:p>362483</text:p>
          </table:table-cell>
          <table:table-cell office:value-type="float" office:value="112353" calcext:value-type="float">
            <text:p>112353</text:p>
          </table:table-cell>
          <table:table-cell office:value-type="float" office:value="743649" calcext:value-type="float">
            <text:p>743649</text:p>
          </table:table-cell>
          <table:table-cell office:value-type="float" office:value="-111679" calcext:value-type="float">
            <text:p>-111679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table:number-columns-repeated="3"/>
          <table:table-cell office:value-type="float" office:value="138337" calcext:value-type="float">
            <text:p>138337</text:p>
          </table:table-cell>
          <table:table-cell office:value-type="float" office:value="32041" calcext:value-type="float">
            <text:p>32041</text:p>
          </table:table-cell>
          <table:table-cell office:value-type="float" office:value="388019" calcext:value-type="float">
            <text:p>388019</text:p>
          </table:table-cell>
          <table:table-cell office:value-type="float" office:value="381381" calcext:value-type="float">
            <text:p>381381</text:p>
          </table:table-cell>
          <table:table-cell office:value-type="float" office:value="1051063" calcext:value-type="float">
            <text:p>1051063</text:p>
          </table:table-cell>
          <table:table-cell office:value-type="float" office:value="114947" calcext:value-type="float">
            <text:p>114947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table:number-columns-repeated="3"/>
          <table:table-cell office:value-type="float" office:value="131360" calcext:value-type="float">
            <text:p>131360</text:p>
          </table:table-cell>
          <table:table-cell office:value-type="float" office:value="-131284" calcext:value-type="float">
            <text:p>-131284</text:p>
          </table:table-cell>
          <table:table-cell office:value-type="float" office:value="317326" calcext:value-type="float">
            <text:p>317326</text:p>
          </table:table-cell>
          <table:table-cell office:value-type="float" office:value="267206" calcext:value-type="float">
            <text:p>267206</text:p>
          </table:table-cell>
          <table:table-cell office:value-type="float" office:value="756564" calcext:value-type="float">
            <text:p>756564</text:p>
          </table:table-cell>
          <table:table-cell office:value-type="float" office:value="-60260" calcext:value-type="float">
            <text:p>-60260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table:number-columns-repeated="3"/>
          <table:table-cell office:value-type="float" office:value="338290" calcext:value-type="float">
            <text:p>338290</text:p>
          </table:table-cell>
          <table:table-cell office:value-type="float" office:value="-14672" calcext:value-type="float">
            <text:p>-14672</text:p>
          </table:table-cell>
          <table:table-cell office:value-type="float" office:value="360426" calcext:value-type="float">
            <text:p>360426</text:p>
          </table:table-cell>
          <table:table-cell office:value-type="float" office:value="253580" calcext:value-type="float">
            <text:p>253580</text:p>
          </table:table-cell>
          <table:table-cell office:value-type="float" office:value="802370" calcext:value-type="float">
            <text:p>802370</text:p>
          </table:table-cell>
          <table:table-cell office:value-type="float" office:value="177988" calcext:value-type="float">
            <text:p>177988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table:number-columns-repeated="3"/>
          <table:table-cell office:value-type="float" office:value="43793" calcext:value-type="float">
            <text:p>43793</text:p>
          </table:table-cell>
          <table:table-cell office:value-type="float" office:value="7997" calcext:value-type="float">
            <text:p>7997</text:p>
          </table:table-cell>
          <table:table-cell office:value-type="float" office:value="520233" calcext:value-type="float">
            <text:p>520233</text:p>
          </table:table-cell>
          <table:table-cell office:value-type="float" office:value="391445" calcext:value-type="float">
            <text:p>391445</text:p>
          </table:table-cell>
          <table:table-cell office:value-type="float" office:value="1197735" calcext:value-type="float">
            <text:p>1197735</text:p>
          </table:table-cell>
          <table:table-cell office:value-type="float" office:value="25371" calcext:value-type="float">
            <text:p>25371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table:number-columns-repeated="3"/>
          <table:table-cell office:value-type="float" office:value="-177194" calcext:value-type="float">
            <text:p>-177194</text:p>
          </table:table-cell>
          <table:table-cell office:value-type="float" office:value="-208724" calcext:value-type="float">
            <text:p>-208724</text:p>
          </table:table-cell>
          <table:table-cell office:value-type="float" office:value="316378" calcext:value-type="float">
            <text:p>316378</text:p>
          </table:table-cell>
          <table:table-cell office:value-type="float" office:value="178008" calcext:value-type="float">
            <text:p>178008</text:p>
          </table:table-cell>
          <table:table-cell office:value-type="float" office:value="661436" calcext:value-type="float">
            <text:p>661436</text:p>
          </table:table-cell>
          <table:table-cell office:value-type="float" office:value="-34810" calcext:value-type="float">
            <text:p>-34810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table:number-columns-repeated="3"/>
          <table:table-cell office:value-type="float" office:value="-173530" calcext:value-type="float">
            <text:p>-173530</text:p>
          </table:table-cell>
          <table:table-cell office:value-type="float" office:value="109750" calcext:value-type="float">
            <text:p>109750</text:p>
          </table:table-cell>
          <table:table-cell office:value-type="float" office:value="609736" calcext:value-type="float">
            <text:p>609736</text:p>
          </table:table-cell>
          <table:table-cell office:value-type="float" office:value="551698" calcext:value-type="float">
            <text:p>551698</text:p>
          </table:table-cell>
          <table:table-cell office:value-type="float" office:value="1407176" calcext:value-type="float">
            <text:p>1407176</text:p>
          </table:table-cell>
          <table:table-cell office:value-type="float" office:value="81816" calcext:value-type="float">
            <text:p>81816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table:number-columns-repeated="3"/>
          <table:table-cell office:value-type="float" office:value="112632" calcext:value-type="float">
            <text:p>112632</text:p>
          </table:table-cell>
          <table:table-cell office:value-type="float" office:value="-81992" calcext:value-type="float">
            <text:p>-81992</text:p>
          </table:table-cell>
          <table:table-cell office:value-type="float" office:value="338438" calcext:value-type="float">
            <text:p>338438</text:p>
          </table:table-cell>
          <table:table-cell office:value-type="float" office:value="255198" calcext:value-type="float">
            <text:p>255198</text:p>
          </table:table-cell>
          <table:table-cell office:value-type="float" office:value="824884" calcext:value-type="float">
            <text:p>824884</text:p>
          </table:table-cell>
          <table:table-cell office:value-type="float" office:value="34368" calcext:value-type="float">
            <text:p>34368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table:number-columns-repeated="3"/>
          <table:table-cell office:value-type="float" office:value="157739" calcext:value-type="float">
            <text:p>157739</text:p>
          </table:table-cell>
          <table:table-cell office:value-type="float" office:value="37059" calcext:value-type="float">
            <text:p>37059</text:p>
          </table:table-cell>
          <table:table-cell office:value-type="float" office:value="524805" calcext:value-type="float">
            <text:p>524805</text:p>
          </table:table-cell>
          <table:table-cell office:value-type="float" office:value="312841" calcext:value-type="float">
            <text:p>312841</text:p>
          </table:table-cell>
          <table:table-cell office:value-type="float" office:value="1169399" calcext:value-type="float">
            <text:p>1169399</text:p>
          </table:table-cell>
          <table:table-cell office:value-type="float" office:value="133283" calcext:value-type="float">
            <text:p>133283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table:number-columns-repeated="3"/>
          <table:table-cell office:value-type="float" office:value="-60970" calcext:value-type="float">
            <text:p>-60970</text:p>
          </table:table-cell>
          <table:table-cell office:value-type="float" office:value="15878" calcext:value-type="float">
            <text:p>15878</text:p>
          </table:table-cell>
          <table:table-cell office:value-type="float" office:value="523634" calcext:value-type="float">
            <text:p>523634</text:p>
          </table:table-cell>
          <table:table-cell office:value-type="float" office:value="426186" calcext:value-type="float">
            <text:p>426186</text:p>
          </table:table-cell>
          <table:table-cell office:value-type="float" office:value="1128490" calcext:value-type="float">
            <text:p>1128490</text:p>
          </table:table-cell>
          <table:table-cell office:value-type="float" office:value="-20478" calcext:value-type="float">
            <text:p>-20478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table:number-columns-repeated="3"/>
          <table:table-cell office:value-type="float" office:value="-145155" calcext:value-type="float">
            <text:p>-145155</text:p>
          </table:table-cell>
          <table:table-cell office:value-type="float" office:value="-66075" calcext:value-type="float">
            <text:p>-66075</text:p>
          </table:table-cell>
          <table:table-cell office:value-type="float" office:value="336313" calcext:value-type="float">
            <text:p>336313</text:p>
          </table:table-cell>
          <table:table-cell office:value-type="float" office:value="268967" calcext:value-type="float">
            <text:p>268967</text:p>
          </table:table-cell>
          <table:table-cell office:value-type="float" office:value="970491" calcext:value-type="float">
            <text:p>970491</text:p>
          </table:table-cell>
          <table:table-cell office:value-type="float" office:value="69971" calcext:value-type="float">
            <text:p>69971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table:number-columns-repeated="3"/>
          <table:table-cell office:value-type="float" office:value="-17468" calcext:value-type="float">
            <text:p>-17468</text:p>
          </table:table-cell>
          <table:table-cell office:value-type="float" office:value="6980" calcext:value-type="float">
            <text:p>6980</text:p>
          </table:table-cell>
          <table:table-cell office:value-type="float" office:value="495452" calcext:value-type="float">
            <text:p>495452</text:p>
          </table:table-cell>
          <table:table-cell office:value-type="float" office:value="472798" calcext:value-type="float">
            <text:p>472798</text:p>
          </table:table-cell>
          <table:table-cell office:value-type="float" office:value="1224990" calcext:value-type="float">
            <text:p>1224990</text:p>
          </table:table-cell>
          <table:table-cell office:value-type="float" office:value="43666" calcext:value-type="float">
            <text:p>43666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table:number-columns-repeated="3"/>
          <table:table-cell office:value-type="float" office:value="-95983" calcext:value-type="float">
            <text:p>-95983</text:p>
          </table:table-cell>
          <table:table-cell office:value-type="float" office:value="-6109" calcext:value-type="float">
            <text:p>-6109</text:p>
          </table:table-cell>
          <table:table-cell office:value-type="float" office:value="528717" calcext:value-type="float">
            <text:p>528717</text:p>
          </table:table-cell>
          <table:table-cell office:value-type="float" office:value="363801" calcext:value-type="float">
            <text:p>363801</text:p>
          </table:table-cell>
          <table:table-cell office:value-type="float" office:value="1175175" calcext:value-type="float">
            <text:p>1175175</text:p>
          </table:table-cell>
          <table:table-cell office:value-type="float" office:value="11503" calcext:value-type="float">
            <text:p>11503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table:number-columns-repeated="3"/>
          <table:table-cell office:value-type="float" office:value="-30353" calcext:value-type="float">
            <text:p>-30353</text:p>
          </table:table-cell>
          <table:table-cell office:value-type="float" office:value="17859" calcext:value-type="float">
            <text:p>17859</text:p>
          </table:table-cell>
          <table:table-cell office:value-type="float" office:value="589735" calcext:value-type="float">
            <text:p>589735</text:p>
          </table:table-cell>
          <table:table-cell office:value-type="float" office:value="474795" calcext:value-type="float">
            <text:p>474795</text:p>
          </table:table-cell>
          <table:table-cell office:value-type="float" office:value="1233021" calcext:value-type="float">
            <text:p>1233021</text:p>
          </table:table-cell>
          <table:table-cell office:value-type="float" office:value="-39765" calcext:value-type="float">
            <text:p>-39765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table:number-columns-repeated="3"/>
          <table:table-cell office:value-type="float" office:value="-33573" calcext:value-type="float">
            <text:p>-33573</text:p>
          </table:table-cell>
          <table:table-cell office:value-type="float" office:value="827" calcext:value-type="float">
            <text:p>827</text:p>
          </table:table-cell>
          <table:table-cell office:value-type="float" office:value="455571" calcext:value-type="float">
            <text:p>455571</text:p>
          </table:table-cell>
          <table:table-cell office:value-type="float" office:value="254797" calcext:value-type="float">
            <text:p>254797</text:p>
          </table:table-cell>
          <table:table-cell office:value-type="float" office:value="1055299" calcext:value-type="float">
            <text:p>1055299</text:p>
          </table:table-cell>
          <table:table-cell office:value-type="float" office:value="80227" calcext:value-type="float">
            <text:p>80227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table:number-columns-repeated="3"/>
          <table:table-cell office:value-type="float" office:value="-23749" calcext:value-type="float">
            <text:p>-23749</text:p>
          </table:table-cell>
          <table:table-cell office:value-type="float" office:value="-129309" calcext:value-type="float">
            <text:p>-129309</text:p>
          </table:table-cell>
          <table:table-cell office:value-type="float" office:value="391383" calcext:value-type="float">
            <text:p>391383</text:p>
          </table:table-cell>
          <table:table-cell office:value-type="float" office:value="162597" calcext:value-type="float">
            <text:p>162597</text:p>
          </table:table-cell>
          <table:table-cell office:value-type="float" office:value="821375" calcext:value-type="float">
            <text:p>821375</text:p>
          </table:table-cell>
          <table:table-cell office:value-type="float" office:value="68313" calcext:value-type="float">
            <text:p>68313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table:number-columns-repeated="3"/>
          <table:table-cell office:value-type="float" office:value="90908" calcext:value-type="float">
            <text:p>90908</text:p>
          </table:table-cell>
          <table:table-cell office:value-type="float" office:value="-70568" calcext:value-type="float">
            <text:p>-70568</text:p>
          </table:table-cell>
          <table:table-cell office:value-type="float" office:value="475952" calcext:value-type="float">
            <text:p>475952</text:p>
          </table:table-cell>
          <table:table-cell office:value-type="float" office:value="324054" calcext:value-type="float">
            <text:p>324054</text:p>
          </table:table-cell>
          <table:table-cell office:value-type="float" office:value="1139404" calcext:value-type="float">
            <text:p>1139404</text:p>
          </table:table-cell>
          <table:table-cell office:value-type="float" office:value="167628" calcext:value-type="float">
            <text:p>167628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table:number-columns-repeated="3"/>
          <table:table-cell office:value-type="float" office:value="198866" calcext:value-type="float">
            <text:p>198866</text:p>
          </table:table-cell>
          <table:table-cell office:value-type="float" office:value="-82108" calcext:value-type="float">
            <text:p>-82108</text:p>
          </table:table-cell>
          <table:table-cell office:value-type="float" office:value="301260" calcext:value-type="float">
            <text:p>301260</text:p>
          </table:table-cell>
          <table:table-cell office:value-type="float" office:value="218114" calcext:value-type="float">
            <text:p>218114</text:p>
          </table:table-cell>
          <table:table-cell office:value-type="float" office:value="824310" calcext:value-type="float">
            <text:p>824310</text:p>
          </table:table-cell>
          <table:table-cell office:value-type="float" office:value="-105400" calcext:value-type="float">
            <text:p>-105400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table:number-columns-repeated="3"/>
          <table:table-cell office:value-type="float" office:value="-84786" calcext:value-type="float">
            <text:p>-84786</text:p>
          </table:table-cell>
          <table:table-cell office:value-type="float" office:value="-62274" calcext:value-type="float">
            <text:p>-62274</text:p>
          </table:table-cell>
          <table:table-cell office:value-type="float" office:value="211740" calcext:value-type="float">
            <text:p>211740</text:p>
          </table:table-cell>
          <table:table-cell office:value-type="float" office:value="209622" calcext:value-type="float">
            <text:p>209622</text:p>
          </table:table-cell>
          <table:table-cell office:value-type="float" office:value="641062" calcext:value-type="float">
            <text:p>641062</text:p>
          </table:table-cell>
          <table:table-cell office:value-type="float" office:value="-15628" calcext:value-type="float">
            <text:p>-15628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table:number-columns-repeated="3"/>
          <table:table-cell office:value-type="float" office:value="-94035" calcext:value-type="float">
            <text:p>-94035</text:p>
          </table:table-cell>
          <table:table-cell office:value-type="float" office:value="-169203" calcext:value-type="float">
            <text:p>-169203</text:p>
          </table:table-cell>
          <table:table-cell office:value-type="float" office:value="300891" calcext:value-type="float">
            <text:p>300891</text:p>
          </table:table-cell>
          <table:table-cell office:value-type="float" office:value="137989" calcext:value-type="float">
            <text:p>137989</text:p>
          </table:table-cell>
          <table:table-cell office:value-type="float" office:value="754889" calcext:value-type="float">
            <text:p>754889</text:p>
          </table:table-cell>
          <table:table-cell office:value-type="float" office:value="-20377" calcext:value-type="float">
            <text:p>-20377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table:number-columns-repeated="3"/>
          <table:table-cell office:value-type="float" office:value="174158" calcext:value-type="float">
            <text:p>174158</text:p>
          </table:table-cell>
          <table:table-cell office:value-type="float" office:value="123488" calcext:value-type="float">
            <text:p>123488</text:p>
          </table:table-cell>
          <table:table-cell office:value-type="float" office:value="514626" calcext:value-type="float">
            <text:p>514626</text:p>
          </table:table-cell>
          <table:table-cell office:value-type="float" office:value="275492" calcext:value-type="float">
            <text:p>275492</text:p>
          </table:table-cell>
          <table:table-cell office:value-type="float" office:value="1171466" calcext:value-type="float">
            <text:p>1171466</text:p>
          </table:table-cell>
          <table:table-cell office:value-type="float" office:value="97302" calcext:value-type="float">
            <text:p>97302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table:number-columns-repeated="3"/>
          <table:table-cell office:value-type="float" office:value="-186706" calcext:value-type="float">
            <text:p>-186706</text:p>
          </table:table-cell>
          <table:table-cell office:value-type="float" office:value="22248" calcext:value-type="float">
            <text:p>22248</text:p>
          </table:table-cell>
          <table:table-cell office:value-type="float" office:value="606822" calcext:value-type="float">
            <text:p>606822</text:p>
          </table:table-cell>
          <table:table-cell office:value-type="float" office:value="690234" calcext:value-type="float">
            <text:p>690234</text:p>
          </table:table-cell>
          <table:table-cell office:value-type="float" office:value="1630240" calcext:value-type="float">
            <text:p>1630240</text:p>
          </table:table-cell>
          <table:table-cell office:value-type="float" office:value="9688" calcext:value-type="float">
            <text:p>9688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table:number-columns-repeated="3"/>
          <table:table-cell office:value-type="float" office:value="192682" calcext:value-type="float">
            <text:p>192682</text:p>
          </table:table-cell>
          <table:table-cell office:value-type="float" office:value="-129938" calcext:value-type="float">
            <text:p>-129938</text:p>
          </table:table-cell>
          <table:table-cell office:value-type="float" office:value="321834" calcext:value-type="float">
            <text:p>321834</text:p>
          </table:table-cell>
          <table:table-cell office:value-type="float" office:value="304604" calcext:value-type="float">
            <text:p>304604</text:p>
          </table:table-cell>
          <table:table-cell office:value-type="float" office:value="745342" calcext:value-type="float">
            <text:p>745342</text:p>
          </table:table-cell>
          <table:table-cell office:value-type="float" office:value="-35154" calcext:value-type="float">
            <text:p>-35154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table:number-columns-repeated="3"/>
          <table:table-cell office:value-type="float" office:value="70995" calcext:value-type="float">
            <text:p>70995</text:p>
          </table:table-cell>
          <table:table-cell office:value-type="float" office:value="64263" calcext:value-type="float">
            <text:p>64263</text:p>
          </table:table-cell>
          <table:table-cell office:value-type="float" office:value="267123" calcext:value-type="float">
            <text:p>267123</text:p>
          </table:table-cell>
          <table:table-cell office:value-type="float" office:value="528989" calcext:value-type="float">
            <text:p>528989</text:p>
          </table:table-cell>
          <table:table-cell office:value-type="float" office:value="926117" calcext:value-type="float">
            <text:p>926117</text:p>
          </table:table-cell>
          <table:table-cell office:value-type="float" office:value="14603" calcext:value-type="float">
            <text:p>14603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table:number-columns-repeated="3"/>
          <table:table-cell office:value-type="float" office:value="193721" calcext:value-type="float">
            <text:p>193721</text:p>
          </table:table-cell>
          <table:table-cell office:value-type="float" office:value="31277" calcext:value-type="float">
            <text:p>31277</text:p>
          </table:table-cell>
          <table:table-cell office:value-type="float" office:value="446931" calcext:value-type="float">
            <text:p>446931</text:p>
          </table:table-cell>
          <table:table-cell office:value-type="float" office:value="365459" calcext:value-type="float">
            <text:p>365459</text:p>
          </table:table-cell>
          <table:table-cell office:value-type="float" office:value="1018771" calcext:value-type="float">
            <text:p>1018771</text:p>
          </table:table-cell>
          <table:table-cell office:value-type="float" office:value="66737" calcext:value-type="float">
            <text:p>66737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table:number-columns-repeated="3"/>
          <table:table-cell office:value-type="float" office:value="8912" calcext:value-type="float">
            <text:p>8912</text:p>
          </table:table-cell>
          <table:table-cell office:value-type="float" office:value="140098" calcext:value-type="float">
            <text:p>140098</text:p>
          </table:table-cell>
          <table:table-cell office:value-type="float" office:value="550788" calcext:value-type="float">
            <text:p>550788</text:p>
          </table:table-cell>
          <table:table-cell office:value-type="float" office:value="387418" calcext:value-type="float">
            <text:p>387418</text:p>
          </table:table-cell>
          <table:table-cell office:value-type="float" office:value="1298602" calcext:value-type="float">
            <text:p>1298602</text:p>
          </table:table-cell>
          <table:table-cell office:value-type="float" office:value="142300" calcext:value-type="float">
            <text:p>142300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table:number-columns-repeated="3"/>
          <table:table-cell office:value-type="float" office:value="9620" calcext:value-type="float">
            <text:p>9620</text:p>
          </table:table-cell>
          <table:table-cell office:value-type="float" office:value="22826" calcext:value-type="float">
            <text:p>22826</text:p>
          </table:table-cell>
          <table:table-cell office:value-type="float" office:value="525956" calcext:value-type="float">
            <text:p>525956</text:p>
          </table:table-cell>
          <table:table-cell office:value-type="float" office:value="424724" calcext:value-type="float">
            <text:p>424724</text:p>
          </table:table-cell>
          <table:table-cell office:value-type="float" office:value="1289624" calcext:value-type="float">
            <text:p>1289624</text:p>
          </table:table-cell>
          <table:table-cell office:value-type="float" office:value="56416" calcext:value-type="float">
            <text:p>56416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table:number-columns-repeated="3"/>
          <table:table-cell office:value-type="float" office:value="158530" calcext:value-type="float">
            <text:p>158530</text:p>
          </table:table-cell>
          <table:table-cell office:value-type="float" office:value="62018" calcext:value-type="float">
            <text:p>62018</text:p>
          </table:table-cell>
          <table:table-cell office:value-type="float" office:value="500000" calcext:value-type="float">
            <text:p>500000</text:p>
          </table:table-cell>
          <table:table-cell office:value-type="float" office:value="283972" calcext:value-type="float">
            <text:p>283972</text:p>
          </table:table-cell>
          <table:table-cell office:value-type="float" office:value="1239862" calcext:value-type="float">
            <text:p>1239862</text:p>
          </table:table-cell>
          <table:table-cell office:value-type="float" office:value="104714" calcext:value-type="float">
            <text:p>10471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table:number-columns-repeated="3"/>
          <table:table-cell office:value-type="float" office:value="33334" calcext:value-type="float">
            <text:p>33334</text:p>
          </table:table-cell>
          <table:table-cell office:value-type="float" office:value="56794" calcext:value-type="float">
            <text:p>56794</text:p>
          </table:table-cell>
          <table:table-cell office:value-type="float" office:value="455356" calcext:value-type="float">
            <text:p>455356</text:p>
          </table:table-cell>
          <table:table-cell office:value-type="float" office:value="203218" calcext:value-type="float">
            <text:p>203218</text:p>
          </table:table-cell>
          <table:table-cell office:value-type="float" office:value="1047378" calcext:value-type="float">
            <text:p>1047378</text:p>
          </table:table-cell>
          <table:table-cell office:value-type="float" office:value="55530" calcext:value-type="float">
            <text:p>55530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table:number-columns-repeated="3"/>
          <table:table-cell office:value-type="float" office:value="18437" calcext:value-type="float">
            <text:p>18437</text:p>
          </table:table-cell>
          <table:table-cell office:value-type="float" office:value="140367" calcext:value-type="float">
            <text:p>140367</text:p>
          </table:table-cell>
          <table:table-cell office:value-type="float" office:value="683791" calcext:value-type="float">
            <text:p>683791</text:p>
          </table:table-cell>
          <table:table-cell office:value-type="float" office:value="576153" calcext:value-type="float">
            <text:p>576153</text:p>
          </table:table-cell>
          <table:table-cell office:value-type="float" office:value="1610647" calcext:value-type="float">
            <text:p>1610647</text:p>
          </table:table-cell>
          <table:table-cell office:value-type="float" office:value="89127" calcext:value-type="float">
            <text:p>89127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table:number-columns-repeated="3"/>
          <table:table-cell office:value-type="float" office:value="180860" calcext:value-type="float">
            <text:p>180860</text:p>
          </table:table-cell>
          <table:table-cell office:value-type="float" office:value="32982" calcext:value-type="float">
            <text:p>32982</text:p>
          </table:table-cell>
          <table:table-cell office:value-type="float" office:value="491570" calcext:value-type="float">
            <text:p>491570</text:p>
          </table:table-cell>
          <table:table-cell office:value-type="float" office:value="311274" calcext:value-type="float">
            <text:p>311274</text:p>
          </table:table-cell>
          <table:table-cell office:value-type="float" office:value="1136390" calcext:value-type="float">
            <text:p>1136390</text:p>
          </table:table-cell>
          <table:table-cell office:value-type="float" office:value="154918" calcext:value-type="float">
            <text:p>154918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table:number-columns-repeated="3"/>
          <table:table-cell office:value-type="float" office:value="141388" calcext:value-type="float">
            <text:p>141388</text:p>
          </table:table-cell>
          <table:table-cell office:value-type="float" office:value="-246370" calcext:value-type="float">
            <text:p>-246370</text:p>
          </table:table-cell>
          <table:table-cell office:value-type="float" office:value="289676" calcext:value-type="float">
            <text:p>289676</text:p>
          </table:table-cell>
          <table:table-cell office:value-type="float" office:value="204358" calcext:value-type="float">
            <text:p>204358</text:p>
          </table:table-cell>
          <table:table-cell office:value-type="float" office:value="686400" calcext:value-type="float">
            <text:p>686400</text:p>
          </table:table-cell>
          <table:table-cell office:value-type="float" office:value="-9032" calcext:value-type="float">
            <text:p>-903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table:number-columns-repeated="3"/>
          <table:table-cell office:value-type="float" office:value="-134614" calcext:value-type="float">
            <text:p>-134614</text:p>
          </table:table-cell>
          <table:table-cell office:value-type="float" office:value="-230052" calcext:value-type="float">
            <text:p>-230052</text:p>
          </table:table-cell>
          <table:table-cell office:value-type="float" office:value="344342" calcext:value-type="float">
            <text:p>344342</text:p>
          </table:table-cell>
          <table:table-cell office:value-type="float" office:value="261882" calcext:value-type="float">
            <text:p>261882</text:p>
          </table:table-cell>
          <table:table-cell office:value-type="float" office:value="830474" calcext:value-type="float">
            <text:p>830474</text:p>
          </table:table-cell>
          <table:table-cell office:value-type="float" office:value="72062" calcext:value-type="float">
            <text:p>72062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table:number-columns-repeated="3"/>
          <table:table-cell office:value-type="float" office:value="-100318" calcext:value-type="float">
            <text:p>-100318</text:p>
          </table:table-cell>
          <table:table-cell office:value-type="float" office:value="-150126" calcext:value-type="float">
            <text:p>-150126</text:p>
          </table:table-cell>
          <table:table-cell office:value-type="float" office:value="294192" calcext:value-type="float">
            <text:p>294192</text:p>
          </table:table-cell>
          <table:table-cell office:value-type="float" office:value="248750" calcext:value-type="float">
            <text:p>248750</text:p>
          </table:table-cell>
          <table:table-cell office:value-type="float" office:value="798462" calcext:value-type="float">
            <text:p>798462</text:p>
          </table:table-cell>
          <table:table-cell office:value-type="float" office:value="51412" calcext:value-type="float">
            <text:p>51412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table:number-columns-repeated="3"/>
          <table:table-cell office:value-type="float" office:value="-16077" calcext:value-type="float">
            <text:p>-16077</text:p>
          </table:table-cell>
          <table:table-cell office:value-type="float" office:value="-108849" calcext:value-type="float">
            <text:p>-108849</text:p>
          </table:table-cell>
          <table:table-cell office:value-type="float" office:value="396013" calcext:value-type="float">
            <text:p>396013</text:p>
          </table:table-cell>
          <table:table-cell office:value-type="float" office:value="406467" calcext:value-type="float">
            <text:p>406467</text:p>
          </table:table-cell>
          <table:table-cell office:value-type="float" office:value="961925" calcext:value-type="float">
            <text:p>961925</text:p>
          </table:table-cell>
          <table:table-cell office:value-type="float" office:value="-1883" calcext:value-type="float">
            <text:p>-1883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table:number-columns-repeated="3"/>
          <table:table-cell office:value-type="float" office:value="155107" calcext:value-type="float">
            <text:p>155107</text:p>
          </table:table-cell>
          <table:table-cell office:value-type="float" office:value="168827" calcext:value-type="float">
            <text:p>168827</text:p>
          </table:table-cell>
          <table:table-cell office:value-type="float" office:value="548855" calcext:value-type="float">
            <text:p>548855</text:p>
          </table:table-cell>
          <table:table-cell office:value-type="float" office:value="284941" calcext:value-type="float">
            <text:p>284941</text:p>
          </table:table-cell>
          <table:table-cell office:value-type="float" office:value="1175461" calcext:value-type="float">
            <text:p>1175461</text:p>
          </table:table-cell>
          <table:table-cell office:value-type="float" office:value="171161" calcext:value-type="float">
            <text:p>171161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table:number-columns-repeated="3"/>
          <table:table-cell office:value-type="float" office:value="-110755" calcext:value-type="float">
            <text:p>-110755</text:p>
          </table:table-cell>
          <table:table-cell office:value-type="float" office:value="-101489" calcext:value-type="float">
            <text:p>-101489</text:p>
          </table:table-cell>
          <table:table-cell office:value-type="float" office:value="198581" calcext:value-type="float">
            <text:p>198581</text:p>
          </table:table-cell>
          <table:table-cell office:value-type="float" office:value="210993" calcext:value-type="float">
            <text:p>210993</text:p>
          </table:table-cell>
          <table:table-cell office:value-type="float" office:value="608591" calcext:value-type="float">
            <text:p>608591</text:p>
          </table:table-cell>
          <table:table-cell office:value-type="float" office:value="-23343" calcext:value-type="float">
            <text:p>-23343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table:number-columns-repeated="3"/>
          <table:table-cell office:value-type="float" office:value="-171297" calcext:value-type="float">
            <text:p>-171297</text:p>
          </table:table-cell>
          <table:table-cell office:value-type="float" office:value="-196669" calcext:value-type="float">
            <text:p>-196669</text:p>
          </table:table-cell>
          <table:table-cell office:value-type="float" office:value="310431" calcext:value-type="float">
            <text:p>310431</text:p>
          </table:table-cell>
          <table:table-cell office:value-type="float" office:value="172003" calcext:value-type="float">
            <text:p>172003</text:p>
          </table:table-cell>
          <table:table-cell office:value-type="float" office:value="649797" calcext:value-type="float">
            <text:p>649797</text:p>
          </table:table-cell>
          <table:table-cell office:value-type="float" office:value="-21115" calcext:value-type="float">
            <text:p>-21115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table:number-columns-repeated="3"/>
          <table:table-cell office:value-type="float" office:value="330841" calcext:value-type="float">
            <text:p>330841</text:p>
          </table:table-cell>
          <table:table-cell office:value-type="float" office:value="-117081" calcext:value-type="float">
            <text:p>-117081</text:p>
          </table:table-cell>
          <table:table-cell office:value-type="float" office:value="320683" calcext:value-type="float">
            <text:p>320683</text:p>
          </table:table-cell>
          <table:table-cell office:value-type="float" office:value="162655" calcext:value-type="float">
            <text:p>162655</text:p>
          </table:table-cell>
          <table:table-cell office:value-type="float" office:value="701065" calcext:value-type="float">
            <text:p>701065</text:p>
          </table:table-cell>
          <table:table-cell office:value-type="float" office:value="-29369" calcext:value-type="float">
            <text:p>-29369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table:number-columns-repeated="3"/>
          <table:table-cell office:value-type="float" office:value="-20391" calcext:value-type="float">
            <text:p>-20391</text:p>
          </table:table-cell>
          <table:table-cell office:value-type="float" office:value="90787" calcext:value-type="float">
            <text:p>90787</text:p>
          </table:table-cell>
          <table:table-cell office:value-type="float" office:value="587621" calcext:value-type="float">
            <text:p>587621</text:p>
          </table:table-cell>
          <table:table-cell office:value-type="float" office:value="433793" calcext:value-type="float">
            <text:p>433793</text:p>
          </table:table-cell>
          <table:table-cell office:value-type="float" office:value="1283143" calcext:value-type="float">
            <text:p>1283143</text:p>
          </table:table-cell>
          <table:table-cell office:value-type="float" office:value="74851" calcext:value-type="float">
            <text:p>7485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table:number-columns-repeated="3"/>
          <table:table-cell office:value-type="float" office:value="61491" calcext:value-type="float">
            <text:p>61491</text:p>
          </table:table-cell>
          <table:table-cell office:value-type="float" office:value="-13801" calcext:value-type="float">
            <text:p>-13801</text:p>
          </table:table-cell>
          <table:table-cell office:value-type="float" office:value="428681" calcext:value-type="float">
            <text:p>428681</text:p>
          </table:table-cell>
          <table:table-cell office:value-type="float" office:value="423387" calcext:value-type="float">
            <text:p>423387</text:p>
          </table:table-cell>
          <table:table-cell office:value-type="float" office:value="1083285" calcext:value-type="float">
            <text:p>1083285</text:p>
          </table:table-cell>
          <table:table-cell office:value-type="float" office:value="-27291" calcext:value-type="float">
            <text:p>-27291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table:number-columns-repeated="3"/>
          <table:table-cell office:value-type="float" office:value="-77599" calcext:value-type="float">
            <text:p>-77599</text:p>
          </table:table-cell>
          <table:table-cell office:value-type="float" office:value="-77455" calcext:value-type="float">
            <text:p>-77455</text:p>
          </table:table-cell>
          <table:table-cell office:value-type="float" office:value="504121" calcext:value-type="float">
            <text:p>504121</text:p>
          </table:table-cell>
          <table:table-cell office:value-type="float" office:value="358689" calcext:value-type="float">
            <text:p>358689</text:p>
          </table:table-cell>
          <table:table-cell office:value-type="float" office:value="1257041" calcext:value-type="float">
            <text:p>1257041</text:p>
          </table:table-cell>
          <table:table-cell office:value-type="float" office:value="-5151" calcext:value-type="float">
            <text:p>-5151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table:number-columns-repeated="3"/>
          <table:table-cell office:value-type="float" office:value="-12307" calcext:value-type="float">
            <text:p>-12307</text:p>
          </table:table-cell>
          <table:table-cell office:value-type="float" office:value="-88709" calcext:value-type="float">
            <text:p>-88709</text:p>
          </table:table-cell>
          <table:table-cell office:value-type="float" office:value="434919" calcext:value-type="float">
            <text:p>434919</text:p>
          </table:table-cell>
          <table:table-cell office:value-type="float" office:value="316859" calcext:value-type="float">
            <text:p>316859</text:p>
          </table:table-cell>
          <table:table-cell office:value-type="float" office:value="956167" calcext:value-type="float">
            <text:p>956167</text:p>
          </table:table-cell>
          <table:table-cell office:value-type="float" office:value="-5169" calcext:value-type="float">
            <text:p>-5169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table:number-columns-repeated="3"/>
          <table:table-cell office:value-type="float" office:value="39922" calcext:value-type="float">
            <text:p>39922</text:p>
          </table:table-cell>
          <table:table-cell office:value-type="float" office:value="44350" calcext:value-type="float">
            <text:p>44350</text:p>
          </table:table-cell>
          <table:table-cell office:value-type="float" office:value="455366" calcext:value-type="float">
            <text:p>455366</text:p>
          </table:table-cell>
          <table:table-cell office:value-type="float" office:value="322212" calcext:value-type="float">
            <text:p>322212</text:p>
          </table:table-cell>
          <table:table-cell office:value-type="float" office:value="994364" calcext:value-type="float">
            <text:p>994364</text:p>
          </table:table-cell>
          <table:table-cell office:value-type="float" office:value="43144" calcext:value-type="float">
            <text:p>4314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table:number-columns-repeated="3"/>
          <table:table-cell office:value-type="float" office:value="15478" calcext:value-type="float">
            <text:p>15478</text:p>
          </table:table-cell>
          <table:table-cell office:value-type="float" office:value="-14050" calcext:value-type="float">
            <text:p>-14050</text:p>
          </table:table-cell>
          <table:table-cell office:value-type="float" office:value="539646" calcext:value-type="float">
            <text:p>539646</text:p>
          </table:table-cell>
          <table:table-cell office:value-type="float" office:value="216448" calcext:value-type="float">
            <text:p>216448</text:p>
          </table:table-cell>
          <table:table-cell office:value-type="float" office:value="1119782" calcext:value-type="float">
            <text:p>1119782</text:p>
          </table:table-cell>
          <table:table-cell office:value-type="float" office:value="140566" calcext:value-type="float">
            <text:p>140566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table:number-columns-repeated="3"/>
          <table:table-cell office:value-type="float" office:value="-119779" calcext:value-type="float">
            <text:p>-119779</text:p>
          </table:table-cell>
          <table:table-cell office:value-type="float" office:value="-52041" calcext:value-type="float">
            <text:p>-52041</text:p>
          </table:table-cell>
          <table:table-cell office:value-type="float" office:value="510251" calcext:value-type="float">
            <text:p>510251</text:p>
          </table:table-cell>
          <table:table-cell office:value-type="float" office:value="385791" calcext:value-type="float">
            <text:p>385791</text:p>
          </table:table-cell>
          <table:table-cell office:value-type="float" office:value="1049651" calcext:value-type="float">
            <text:p>1049651</text:p>
          </table:table-cell>
          <table:table-cell office:value-type="float" office:value="-74981" calcext:value-type="float">
            <text:p>-74981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table:number-columns-repeated="3"/>
          <table:table-cell office:value-type="float" office:value="31532" calcext:value-type="float">
            <text:p>31532</text:p>
          </table:table-cell>
          <table:table-cell office:value-type="float" office:value="-113614" calcext:value-type="float">
            <text:p>-113614</text:p>
          </table:table-cell>
          <table:table-cell office:value-type="float" office:value="461986" calcext:value-type="float">
            <text:p>461986</text:p>
          </table:table-cell>
          <table:table-cell office:value-type="float" office:value="209572" calcext:value-type="float">
            <text:p>209572</text:p>
          </table:table-cell>
          <table:table-cell office:value-type="float" office:value="1051432" calcext:value-type="float">
            <text:p>1051432</text:p>
          </table:table-cell>
          <table:table-cell office:value-type="float" office:value="80472" calcext:value-type="float">
            <text:p>80472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table:number-columns-repeated="3"/>
          <table:table-cell office:value-type="float" office:value="65912" calcext:value-type="float">
            <text:p>65912</text:p>
          </table:table-cell>
          <table:table-cell office:value-type="float" office:value="-201110" calcext:value-type="float">
            <text:p>-201110</text:p>
          </table:table-cell>
          <table:table-cell office:value-type="float" office:value="387418" calcext:value-type="float">
            <text:p>387418</text:p>
          </table:table-cell>
          <table:table-cell office:value-type="float" office:value="305590" calcext:value-type="float">
            <text:p>305590</text:p>
          </table:table-cell>
          <table:table-cell office:value-type="float" office:value="864574" calcext:value-type="float">
            <text:p>864574</text:p>
          </table:table-cell>
          <table:table-cell office:value-type="float" office:value="-38120" calcext:value-type="float">
            <text:p>-38120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table:number-columns-repeated="3"/>
          <table:table-cell office:value-type="float" office:value="111420" calcext:value-type="float">
            <text:p>111420</text:p>
          </table:table-cell>
          <table:table-cell office:value-type="float" office:value="106736" calcext:value-type="float">
            <text:p>106736</text:p>
          </table:table-cell>
          <table:table-cell office:value-type="float" office:value="621294" calcext:value-type="float">
            <text:p>621294</text:p>
          </table:table-cell>
          <table:table-cell office:value-type="float" office:value="508896" calcext:value-type="float">
            <text:p>508896</text:p>
          </table:table-cell>
          <table:table-cell office:value-type="float" office:value="1414790" calcext:value-type="float">
            <text:p>1414790</text:p>
          </table:table-cell>
          <table:table-cell office:value-type="float" office:value="81448" calcext:value-type="float">
            <text:p>81448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table:number-columns-repeated="3"/>
          <table:table-cell office:value-type="float" office:value="223531" calcext:value-type="float">
            <text:p>223531</text:p>
          </table:table-cell>
          <table:table-cell office:value-type="float" office:value="9067" calcext:value-type="float">
            <text:p>9067</text:p>
          </table:table-cell>
          <table:table-cell office:value-type="float" office:value="635063" calcext:value-type="float">
            <text:p>635063</text:p>
          </table:table-cell>
          <table:table-cell office:value-type="float" office:value="542041" calcext:value-type="float">
            <text:p>542041</text:p>
          </table:table-cell>
          <table:table-cell office:value-type="float" office:value="1490147" calcext:value-type="float">
            <text:p>1490147</text:p>
          </table:table-cell>
          <table:table-cell office:value-type="float" office:value="170197" calcext:value-type="float">
            <text:p>17019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table:number-columns-repeated="3"/>
          <table:table-cell office:value-type="float" office:value="-213319" calcext:value-type="float">
            <text:p>-213319</text:p>
          </table:table-cell>
          <table:table-cell office:value-type="float" office:value="-116035" calcext:value-type="float">
            <text:p>-116035</text:p>
          </table:table-cell>
          <table:table-cell office:value-type="float" office:value="679851" calcext:value-type="float">
            <text:p>679851</text:p>
          </table:table-cell>
          <table:table-cell office:value-type="float" office:value="650393" calcext:value-type="float">
            <text:p>650393</text:p>
          </table:table-cell>
          <table:table-cell office:value-type="float" office:value="1449035" calcext:value-type="float">
            <text:p>1449035</text:p>
          </table:table-cell>
          <table:table-cell office:value-type="float" office:value="-98201" calcext:value-type="float">
            <text:p>-98201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table:number-columns-repeated="3"/>
          <table:table-cell office:value-type="float" office:value="-229547" calcext:value-type="float">
            <text:p>-229547</text:p>
          </table:table-cell>
          <table:table-cell office:value-type="float" office:value="-163135" calcext:value-type="float">
            <text:p>-163135</text:p>
          </table:table-cell>
          <table:table-cell office:value-type="float" office:value="312963" calcext:value-type="float">
            <text:p>312963</text:p>
          </table:table-cell>
          <table:table-cell office:value-type="float" office:value="205711" calcext:value-type="float">
            <text:p>205711</text:p>
          </table:table-cell>
          <table:table-cell office:value-type="float" office:value="667499" calcext:value-type="float">
            <text:p>667499</text:p>
          </table:table-cell>
          <table:table-cell office:value-type="float" office:value="27897" calcext:value-type="float">
            <text:p>27897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table:number-columns-repeated="3"/>
          <table:table-cell office:value-type="float" office:value="12104" calcext:value-type="float">
            <text:p>12104</text:p>
          </table:table-cell>
          <table:table-cell office:value-type="float" office:value="-172030" calcext:value-type="float">
            <text:p>-172030</text:p>
          </table:table-cell>
          <table:table-cell office:value-type="float" office:value="282360" calcext:value-type="float">
            <text:p>282360</text:p>
          </table:table-cell>
          <table:table-cell office:value-type="float" office:value="343524" calcext:value-type="float">
            <text:p>343524</text:p>
          </table:table-cell>
          <table:table-cell office:value-type="float" office:value="821962" calcext:value-type="float">
            <text:p>821962</text:p>
          </table:table-cell>
          <table:table-cell office:value-type="float" office:value="13938" calcext:value-type="float">
            <text:p>13938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table:number-columns-repeated="3"/>
          <table:table-cell office:value-type="float" office:value="-19564" calcext:value-type="float">
            <text:p>-19564</text:p>
          </table:table-cell>
          <table:table-cell office:value-type="float" office:value="69568" calcext:value-type="float">
            <text:p>69568</text:p>
          </table:table-cell>
          <table:table-cell office:value-type="float" office:value="650606" calcext:value-type="float">
            <text:p>650606</text:p>
          </table:table-cell>
          <table:table-cell office:value-type="float" office:value="506640" calcext:value-type="float">
            <text:p>506640</text:p>
          </table:table-cell>
          <table:table-cell office:value-type="float" office:value="1379454" calcext:value-type="float">
            <text:p>1379454</text:p>
          </table:table-cell>
          <table:table-cell office:value-type="float" office:value="71056" calcext:value-type="float">
            <text:p>71056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table:number-columns-repeated="3"/>
          <table:table-cell office:value-type="float" office:value="148773" calcext:value-type="float">
            <text:p>148773</text:p>
          </table:table-cell>
          <table:table-cell office:value-type="float" office:value="30175" calcext:value-type="float">
            <text:p>30175</text:p>
          </table:table-cell>
          <table:table-cell office:value-type="float" office:value="522209" calcext:value-type="float">
            <text:p>522209</text:p>
          </table:table-cell>
          <table:table-cell office:value-type="float" office:value="369689" calcext:value-type="float">
            <text:p>369689</text:p>
          </table:table-cell>
          <table:table-cell office:value-type="float" office:value="1114081" calcext:value-type="float">
            <text:p>1114081</text:p>
          </table:table-cell>
          <table:table-cell office:value-type="float" office:value="47049" calcext:value-type="float">
            <text:p>47049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table:number-columns-repeated="3"/>
          <table:table-cell office:value-type="float" office:value="-300419" calcext:value-type="float">
            <text:p>-300419</text:p>
          </table:table-cell>
          <table:table-cell office:value-type="float" office:value="-37411" calcext:value-type="float">
            <text:p>-37411</text:p>
          </table:table-cell>
          <table:table-cell office:value-type="float" office:value="390943" calcext:value-type="float">
            <text:p>390943</text:p>
          </table:table-cell>
          <table:table-cell office:value-type="float" office:value="287615" calcext:value-type="float">
            <text:p>287615</text:p>
          </table:table-cell>
          <table:table-cell office:value-type="float" office:value="951929" calcext:value-type="float">
            <text:p>951929</text:p>
          </table:table-cell>
          <table:table-cell office:value-type="float" office:value="91721" calcext:value-type="float">
            <text:p>91721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table:number-columns-repeated="3"/>
          <table:table-cell office:value-type="float" office:value="-13942" calcext:value-type="float">
            <text:p>-13942</text:p>
          </table:table-cell>
          <table:table-cell office:value-type="float" office:value="-71622" calcext:value-type="float">
            <text:p>-71622</text:p>
          </table:table-cell>
          <table:table-cell office:value-type="float" office:value="339670" calcext:value-type="float">
            <text:p>339670</text:p>
          </table:table-cell>
          <table:table-cell office:value-type="float" office:value="188626" calcext:value-type="float">
            <text:p>188626</text:p>
          </table:table-cell>
          <table:table-cell office:value-type="float" office:value="833938" calcext:value-type="float">
            <text:p>833938</text:p>
          </table:table-cell>
          <table:table-cell office:value-type="float" office:value="77856" calcext:value-type="float">
            <text:p>77856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table:number-columns-repeated="3"/>
          <table:table-cell office:value-type="float" office:value="-144309" calcext:value-type="float">
            <text:p>-144309</text:p>
          </table:table-cell>
          <table:table-cell office:value-type="float" office:value="-139277" calcext:value-type="float">
            <text:p>-139277</text:p>
          </table:table-cell>
          <table:table-cell office:value-type="float" office:value="390679" calcext:value-type="float">
            <text:p>390679</text:p>
          </table:table-cell>
          <table:table-cell office:value-type="float" office:value="245039" calcext:value-type="float">
            <text:p>245039</text:p>
          </table:table-cell>
          <table:table-cell office:value-type="float" office:value="971765" calcext:value-type="float">
            <text:p>971765</text:p>
          </table:table-cell>
          <table:table-cell office:value-type="float" office:value="61539" calcext:value-type="float">
            <text:p>61539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table:number-columns-repeated="3"/>
          <table:table-cell office:value-type="float" office:value="-198571" calcext:value-type="float">
            <text:p>-198571</text:p>
          </table:table-cell>
          <table:table-cell office:value-type="float" office:value="-131621" calcext:value-type="float">
            <text:p>-131621</text:p>
          </table:table-cell>
          <table:table-cell office:value-type="float" office:value="271993" calcext:value-type="float">
            <text:p>271993</text:p>
          </table:table-cell>
          <table:table-cell office:value-type="float" office:value="153261" calcext:value-type="float">
            <text:p>153261</text:p>
          </table:table-cell>
          <table:table-cell office:value-type="float" office:value="731221" calcext:value-type="float">
            <text:p>731221</text:p>
          </table:table-cell>
          <table:table-cell office:value-type="float" office:value="39723" calcext:value-type="float">
            <text:p>39723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table:number-columns-repeated="3"/>
          <table:table-cell office:value-type="float" office:value="-93226" calcext:value-type="float">
            <text:p>-93226</text:p>
          </table:table-cell>
          <table:table-cell office:value-type="float" office:value="-21032" calcext:value-type="float">
            <text:p>-21032</text:p>
          </table:table-cell>
          <table:table-cell office:value-type="float" office:value="486720" calcext:value-type="float">
            <text:p>486720</text:p>
          </table:table-cell>
          <table:table-cell office:value-type="float" office:value="323086" calcext:value-type="float">
            <text:p>323086</text:p>
          </table:table-cell>
          <table:table-cell office:value-type="float" office:value="1203572" calcext:value-type="float">
            <text:p>1203572</text:p>
          </table:table-cell>
          <table:table-cell office:value-type="float" office:value="118080" calcext:value-type="float">
            <text:p>118080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table:number-columns-repeated="3"/>
          <table:table-cell office:value-type="float" office:value="141629" calcext:value-type="float">
            <text:p>141629</text:p>
          </table:table-cell>
          <table:table-cell office:value-type="float" office:value="239127" calcext:value-type="float">
            <text:p>239127</text:p>
          </table:table-cell>
          <table:table-cell office:value-type="float" office:value="565375" calcext:value-type="float">
            <text:p>565375</text:p>
          </table:table-cell>
          <table:table-cell office:value-type="float" office:value="357907" calcext:value-type="float">
            <text:p>357907</text:p>
          </table:table-cell>
          <table:table-cell office:value-type="float" office:value="1257477" calcext:value-type="float">
            <text:p>1257477</text:p>
          </table:table-cell>
          <table:table-cell office:value-type="float" office:value="89715" calcext:value-type="float">
            <text:p>89715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table:number-columns-repeated="3"/>
          <table:table-cell office:value-type="float" office:value="6091" calcext:value-type="float">
            <text:p>6091</text:p>
          </table:table-cell>
          <table:table-cell office:value-type="float" office:value="52315" calcext:value-type="float">
            <text:p>52315</text:p>
          </table:table-cell>
          <table:table-cell office:value-type="float" office:value="291943" calcext:value-type="float">
            <text:p>291943</text:p>
          </table:table-cell>
          <table:table-cell office:value-type="float" office:value="203057" calcext:value-type="float">
            <text:p>203057</text:p>
          </table:table-cell>
          <table:table-cell office:value-type="float" office:value="772029" calcext:value-type="float">
            <text:p>772029</text:p>
          </table:table-cell>
          <table:table-cell office:value-type="float" office:value="114331" calcext:value-type="float">
            <text:p>114331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table:number-columns-repeated="3"/>
          <table:table-cell office:value-type="float" office:value="-8440" calcext:value-type="float">
            <text:p>-8440</text:p>
          </table:table-cell>
          <table:table-cell office:value-type="float" office:value="138360" calcext:value-type="float">
            <text:p>138360</text:p>
          </table:table-cell>
          <table:table-cell office:value-type="float" office:value="523836" calcext:value-type="float">
            <text:p>523836</text:p>
          </table:table-cell>
          <table:table-cell office:value-type="float" office:value="165766" calcext:value-type="float">
            <text:p>165766</text:p>
          </table:table-cell>
          <table:table-cell office:value-type="float" office:value="1120782" calcext:value-type="float">
            <text:p>1120782</text:p>
          </table:table-cell>
          <table:table-cell office:value-type="float" office:value="124872" calcext:value-type="float">
            <text:p>124872</text:p>
          </table:table-cell>
        </table:table-row>
        <table:table-row table:style-name="ro1">
          <table:table-cell office:value-type="float" office:value="550" calcext:value-type="float">
            <text:p>550</text:p>
          </table:table-cell>
          <table:table-cell table:number-columns-repeated="3"/>
          <table:table-cell office:value-type="float" office:value="84232" calcext:value-type="float">
            <text:p>84232</text:p>
          </table:table-cell>
          <table:table-cell office:value-type="float" office:value="-360778" calcext:value-type="float">
            <text:p>-360778</text:p>
          </table:table-cell>
          <table:table-cell office:value-type="float" office:value="208392" calcext:value-type="float">
            <text:p>208392</text:p>
          </table:table-cell>
          <table:table-cell office:value-type="float" office:value="357904" calcext:value-type="float">
            <text:p>357904</text:p>
          </table:table-cell>
          <table:table-cell office:value-type="float" office:value="839802" calcext:value-type="float">
            <text:p>839802</text:p>
          </table:table-cell>
          <table:table-cell office:value-type="float" office:value="38860" calcext:value-type="float">
            <text:p>38860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table:number-columns-repeated="3"/>
          <table:table-cell office:value-type="float" office:value="-104317" calcext:value-type="float">
            <text:p>-104317</text:p>
          </table:table-cell>
          <table:table-cell office:value-type="float" office:value="21335" calcext:value-type="float">
            <text:p>21335</text:p>
          </table:table-cell>
          <table:table-cell office:value-type="float" office:value="358195" calcext:value-type="float">
            <text:p>358195</text:p>
          </table:table-cell>
          <table:table-cell office:value-type="float" office:value="328023" calcext:value-type="float">
            <text:p>328023</text:p>
          </table:table-cell>
          <table:table-cell office:value-type="float" office:value="781911" calcext:value-type="float">
            <text:p>781911</text:p>
          </table:table-cell>
          <table:table-cell office:value-type="float" office:value="60001" calcext:value-type="float">
            <text:p>60001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table:number-columns-repeated="3"/>
          <table:table-cell office:value-type="float" office:value="-287722" calcext:value-type="float">
            <text:p>-287722</text:p>
          </table:table-cell>
          <table:table-cell office:value-type="float" office:value="-228440" calcext:value-type="float">
            <text:p>-228440</text:p>
          </table:table-cell>
          <table:table-cell office:value-type="float" office:value="303742" calcext:value-type="float">
            <text:p>303742</text:p>
          </table:table-cell>
          <table:table-cell office:value-type="float" office:value="100800" calcext:value-type="float">
            <text:p>100800</text:p>
          </table:table-cell>
          <table:table-cell office:value-type="float" office:value="614354" calcext:value-type="float">
            <text:p>614354</text:p>
          </table:table-cell>
          <table:table-cell office:value-type="float" office:value="88822" calcext:value-type="float">
            <text:p>88822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table:number-columns-repeated="3"/>
          <table:table-cell office:value-type="float" office:value="23739" calcext:value-type="float">
            <text:p>23739</text:p>
          </table:table-cell>
          <table:table-cell office:value-type="float" office:value="27327" calcext:value-type="float">
            <text:p>27327</text:p>
          </table:table-cell>
          <table:table-cell office:value-type="float" office:value="403681" calcext:value-type="float">
            <text:p>403681</text:p>
          </table:table-cell>
          <table:table-cell office:value-type="float" office:value="365885" calcext:value-type="float">
            <text:p>365885</text:p>
          </table:table-cell>
          <table:table-cell office:value-type="float" office:value="1003611" calcext:value-type="float">
            <text:p>1003611</text:p>
          </table:table-cell>
          <table:table-cell office:value-type="float" office:value="27905" calcext:value-type="float">
            <text:p>27905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table:number-columns-repeated="3"/>
          <table:table-cell office:value-type="float" office:value="-48302" calcext:value-type="float">
            <text:p>-48302</text:p>
          </table:table-cell>
          <table:table-cell office:value-type="float" office:value="-123452" calcext:value-type="float">
            <text:p>-123452</text:p>
          </table:table-cell>
          <table:table-cell office:value-type="float" office:value="500414" calcext:value-type="float">
            <text:p>500414</text:p>
          </table:table-cell>
          <table:table-cell office:value-type="float" office:value="334424" calcext:value-type="float">
            <text:p>334424</text:p>
          </table:table-cell>
          <table:table-cell office:value-type="float" office:value="1047816" calcext:value-type="float">
            <text:p>1047816</text:p>
          </table:table-cell>
          <table:table-cell office:value-type="float" office:value="-105408" calcext:value-type="float">
            <text:p>-105408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table:number-columns-repeated="3"/>
          <table:table-cell office:value-type="float" office:value="170475" calcext:value-type="float">
            <text:p>170475</text:p>
          </table:table-cell>
          <table:table-cell office:value-type="float" office:value="-158697" calcext:value-type="float">
            <text:p>-158697</text:p>
          </table:table-cell>
          <table:table-cell office:value-type="float" office:value="364135" calcext:value-type="float">
            <text:p>364135</text:p>
          </table:table-cell>
          <table:table-cell office:value-type="float" office:value="86969" calcext:value-type="float">
            <text:p>86969</text:p>
          </table:table-cell>
          <table:table-cell office:value-type="float" office:value="732019" calcext:value-type="float">
            <text:p>732019</text:p>
          </table:table-cell>
          <table:table-cell office:value-type="float" office:value="22703" calcext:value-type="float">
            <text:p>22703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table:number-columns-repeated="3"/>
          <table:table-cell office:value-type="float" office:value="77663" calcext:value-type="float">
            <text:p>77663</text:p>
          </table:table-cell>
          <table:table-cell office:value-type="float" office:value="-5431" calcext:value-type="float">
            <text:p>-5431</text:p>
          </table:table-cell>
          <table:table-cell office:value-type="float" office:value="733541" calcext:value-type="float">
            <text:p>733541</text:p>
          </table:table-cell>
          <table:table-cell office:value-type="float" office:value="524007" calcext:value-type="float">
            <text:p>524007</text:p>
          </table:table-cell>
          <table:table-cell office:value-type="float" office:value="1457901" calcext:value-type="float">
            <text:p>1457901</text:p>
          </table:table-cell>
          <table:table-cell office:value-type="float" office:value="13723" calcext:value-type="float">
            <text:p>13723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table:number-columns-repeated="3"/>
          <table:table-cell office:value-type="float" office:value="104753" calcext:value-type="float">
            <text:p>104753</text:p>
          </table:table-cell>
          <table:table-cell office:value-type="float" office:value="-67755" calcext:value-type="float">
            <text:p>-67755</text:p>
          </table:table-cell>
          <table:table-cell office:value-type="float" office:value="352895" calcext:value-type="float">
            <text:p>352895</text:p>
          </table:table-cell>
          <table:table-cell office:value-type="float" office:value="322923" calcext:value-type="float">
            <text:p>322923</text:p>
          </table:table-cell>
          <table:table-cell office:value-type="float" office:value="898823" calcext:value-type="float">
            <text:p>898823</text:p>
          </table:table-cell>
          <table:table-cell office:value-type="float" office:value="-61469" calcext:value-type="float">
            <text:p>-61469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table:number-columns-repeated="3"/>
          <table:table-cell office:value-type="float" office:value="-80386" calcext:value-type="float">
            <text:p>-80386</text:p>
          </table:table-cell>
          <table:table-cell office:value-type="float" office:value="-115822" calcext:value-type="float">
            <text:p>-115822</text:p>
          </table:table-cell>
          <table:table-cell office:value-type="float" office:value="406380" calcext:value-type="float">
            <text:p>406380</text:p>
          </table:table-cell>
          <table:table-cell office:value-type="float" office:value="160484" calcext:value-type="float">
            <text:p>160484</text:p>
          </table:table-cell>
          <table:table-cell office:value-type="float" office:value="795106" calcext:value-type="float">
            <text:p>795106</text:p>
          </table:table-cell>
          <table:table-cell office:value-type="float" office:value="2754" calcext:value-type="float">
            <text:p>2754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table:number-columns-repeated="3"/>
          <table:table-cell office:value-type="float" office:value="62376" calcext:value-type="float">
            <text:p>62376</text:p>
          </table:table-cell>
          <table:table-cell office:value-type="float" office:value="-156420" calcext:value-type="float">
            <text:p>-156420</text:p>
          </table:table-cell>
          <table:table-cell office:value-type="float" office:value="492962" calcext:value-type="float">
            <text:p>492962</text:p>
          </table:table-cell>
          <table:table-cell office:value-type="float" office:value="421030" calcext:value-type="float">
            <text:p>421030</text:p>
          </table:table-cell>
          <table:table-cell office:value-type="float" office:value="1232844" calcext:value-type="float">
            <text:p>1232844</text:p>
          </table:table-cell>
          <table:table-cell office:value-type="float" office:value="68486" calcext:value-type="float">
            <text:p>68486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table:number-columns-repeated="3"/>
          <table:table-cell office:value-type="float" office:value="74530" calcext:value-type="float">
            <text:p>74530</text:p>
          </table:table-cell>
          <table:table-cell office:value-type="float" office:value="-42464" calcext:value-type="float">
            <text:p>-42464</text:p>
          </table:table-cell>
          <table:table-cell office:value-type="float" office:value="495594" calcext:value-type="float">
            <text:p>495594</text:p>
          </table:table-cell>
          <table:table-cell office:value-type="float" office:value="497206" calcext:value-type="float">
            <text:p>497206</text:p>
          </table:table-cell>
          <table:table-cell office:value-type="float" office:value="1285534" calcext:value-type="float">
            <text:p>1285534</text:p>
          </table:table-cell>
          <table:table-cell office:value-type="float" office:value="45078" calcext:value-type="float">
            <text:p>45078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table:number-columns-repeated="3"/>
          <table:table-cell office:value-type="float" office:value="255073" calcext:value-type="float">
            <text:p>255073</text:p>
          </table:table-cell>
          <table:table-cell office:value-type="float" office:value="26259" calcext:value-type="float">
            <text:p>26259</text:p>
          </table:table-cell>
          <table:table-cell office:value-type="float" office:value="384359" calcext:value-type="float">
            <text:p>384359</text:p>
          </table:table-cell>
          <table:table-cell office:value-type="float" office:value="232043" calcext:value-type="float">
            <text:p>232043</text:p>
          </table:table-cell>
          <table:table-cell office:value-type="float" office:value="841677" calcext:value-type="float">
            <text:p>841677</text:p>
          </table:table-cell>
          <table:table-cell office:value-type="float" office:value="106065" calcext:value-type="float">
            <text:p>106065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table:number-columns-repeated="3"/>
          <table:table-cell office:value-type="float" office:value="111691" calcext:value-type="float">
            <text:p>111691</text:p>
          </table:table-cell>
          <table:table-cell office:value-type="float" office:value="6907" calcext:value-type="float">
            <text:p>6907</text:p>
          </table:table-cell>
          <table:table-cell office:value-type="float" office:value="536753" calcext:value-type="float">
            <text:p>536753</text:p>
          </table:table-cell>
          <table:table-cell office:value-type="float" office:value="263071" calcext:value-type="float">
            <text:p>263071</text:p>
          </table:table-cell>
          <table:table-cell office:value-type="float" office:value="1119997" calcext:value-type="float">
            <text:p>1119997</text:p>
          </table:table-cell>
          <table:table-cell office:value-type="float" office:value="55763" calcext:value-type="float">
            <text:p>5576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table:number-columns-repeated="3"/>
          <table:table-cell office:value-type="float" office:value="-5318" calcext:value-type="float">
            <text:p>-5318</text:p>
          </table:table-cell>
          <table:table-cell office:value-type="float" office:value="-11912" calcext:value-type="float">
            <text:p>-11912</text:p>
          </table:table-cell>
          <table:table-cell office:value-type="float" office:value="501830" calcext:value-type="float">
            <text:p>501830</text:p>
          </table:table-cell>
          <table:table-cell office:value-type="float" office:value="547050" calcext:value-type="float">
            <text:p>547050</text:p>
          </table:table-cell>
          <table:table-cell office:value-type="float" office:value="1248738" calcext:value-type="float">
            <text:p>1248738</text:p>
          </table:table-cell>
          <table:table-cell office:value-type="float" office:value="29222" calcext:value-type="float">
            <text:p>29222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table:number-columns-repeated="3"/>
          <table:table-cell office:value-type="float" office:value="119716" calcext:value-type="float">
            <text:p>119716</text:p>
          </table:table-cell>
          <table:table-cell office:value-type="float" office:value="-137480" calcext:value-type="float">
            <text:p>-137480</text:p>
          </table:table-cell>
          <table:table-cell office:value-type="float" office:value="349742" calcext:value-type="float">
            <text:p>349742</text:p>
          </table:table-cell>
          <table:table-cell office:value-type="float" office:value="378694" calcext:value-type="float">
            <text:p>378694</text:p>
          </table:table-cell>
          <table:table-cell office:value-type="float" office:value="1122552" calcext:value-type="float">
            <text:p>1122552</text:p>
          </table:table-cell>
          <table:table-cell office:value-type="float" office:value="194076" calcext:value-type="float">
            <text:p>194076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table:number-columns-repeated="3"/>
          <table:table-cell office:value-type="float" office:value="-36611" calcext:value-type="float">
            <text:p>-36611</text:p>
          </table:table-cell>
          <table:table-cell office:value-type="float" office:value="-178137" calcext:value-type="float">
            <text:p>-178137</text:p>
          </table:table-cell>
          <table:table-cell office:value-type="float" office:value="461287" calcext:value-type="float">
            <text:p>461287</text:p>
          </table:table-cell>
          <table:table-cell office:value-type="float" office:value="140323" calcext:value-type="float">
            <text:p>140323</text:p>
          </table:table-cell>
          <table:table-cell office:value-type="float" office:value="876325" calcext:value-type="float">
            <text:p>876325</text:p>
          </table:table-cell>
          <table:table-cell office:value-type="float" office:value="55075" calcext:value-type="float">
            <text:p>55075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table:number-columns-repeated="3"/>
          <table:table-cell office:value-type="float" office:value="-12719" calcext:value-type="float">
            <text:p>-12719</text:p>
          </table:table-cell>
          <table:table-cell office:value-type="float" office:value="115253" calcext:value-type="float">
            <text:p>115253</text:p>
          </table:table-cell>
          <table:table-cell office:value-type="float" office:value="503133" calcext:value-type="float">
            <text:p>503133</text:p>
          </table:table-cell>
          <table:table-cell office:value-type="float" office:value="419509" calcext:value-type="float">
            <text:p>419509</text:p>
          </table:table-cell>
          <table:table-cell office:value-type="float" office:value="1068819" calcext:value-type="float">
            <text:p>1068819</text:p>
          </table:table-cell>
          <table:table-cell office:value-type="float" office:value="9833" calcext:value-type="float">
            <text:p>9833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table:number-columns-repeated="3"/>
          <table:table-cell office:value-type="float" office:value="176811" calcext:value-type="float">
            <text:p>176811</text:p>
          </table:table-cell>
          <table:table-cell office:value-type="float" office:value="171847" calcext:value-type="float">
            <text:p>171847</text:p>
          </table:table-cell>
          <table:table-cell office:value-type="float" office:value="611241" calcext:value-type="float">
            <text:p>611241</text:p>
          </table:table-cell>
          <table:table-cell office:value-type="float" office:value="358785" calcext:value-type="float">
            <text:p>358785</text:p>
          </table:table-cell>
          <table:table-cell office:value-type="float" office:value="1285009" calcext:value-type="float">
            <text:p>1285009</text:p>
          </table:table-cell>
          <table:table-cell office:value-type="float" office:value="227165" calcext:value-type="float">
            <text:p>227165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table:number-columns-repeated="3"/>
          <table:table-cell office:value-type="float" office:value="-304442" calcext:value-type="float">
            <text:p>-304442</text:p>
          </table:table-cell>
          <table:table-cell office:value-type="float" office:value="-160052" calcext:value-type="float">
            <text:p>-160052</text:p>
          </table:table-cell>
          <table:table-cell office:value-type="float" office:value="319840" calcext:value-type="float">
            <text:p>319840</text:p>
          </table:table-cell>
          <table:table-cell office:value-type="float" office:value="218018" calcext:value-type="float">
            <text:p>218018</text:p>
          </table:table-cell>
          <table:table-cell office:value-type="float" office:value="739166" calcext:value-type="float">
            <text:p>739166</text:p>
          </table:table-cell>
          <table:table-cell office:value-type="float" office:value="-46026" calcext:value-type="float">
            <text:p>-46026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table:number-columns-repeated="3"/>
          <table:table-cell office:value-type="float" office:value="245149" calcext:value-type="float">
            <text:p>245149</text:p>
          </table:table-cell>
          <table:table-cell office:value-type="float" office:value="-41123" calcext:value-type="float">
            <text:p>-41123</text:p>
          </table:table-cell>
          <table:table-cell office:value-type="float" office:value="201995" calcext:value-type="float">
            <text:p>201995</text:p>
          </table:table-cell>
          <table:table-cell office:value-type="float" office:value="82117" calcext:value-type="float">
            <text:p>82117</text:p>
          </table:table-cell>
          <table:table-cell office:value-type="float" office:value="449467" calcext:value-type="float">
            <text:p>449467</text:p>
          </table:table-cell>
          <table:table-cell office:value-type="float" office:value="-67511" calcext:value-type="float">
            <text:p>-67511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table:number-columns-repeated="3"/>
          <table:table-cell office:value-type="float" office:value="32217" calcext:value-type="float">
            <text:p>32217</text:p>
          </table:table-cell>
          <table:table-cell office:value-type="float" office:value="-22645" calcext:value-type="float">
            <text:p>-22645</text:p>
          </table:table-cell>
          <table:table-cell office:value-type="float" office:value="273525" calcext:value-type="float">
            <text:p>273525</text:p>
          </table:table-cell>
          <table:table-cell office:value-type="float" office:value="79647" calcext:value-type="float">
            <text:p>79647</text:p>
          </table:table-cell>
          <table:table-cell office:value-type="float" office:value="709979" calcext:value-type="float">
            <text:p>709979</text:p>
          </table:table-cell>
          <table:table-cell office:value-type="float" office:value="-66933" calcext:value-type="float">
            <text:p>-66933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table:number-columns-repeated="3"/>
          <table:table-cell office:value-type="float" office:value="-65676" calcext:value-type="float">
            <text:p>-65676</text:p>
          </table:table-cell>
          <table:table-cell office:value-type="float" office:value="9042" calcext:value-type="float">
            <text:p>9042</text:p>
          </table:table-cell>
          <table:table-cell office:value-type="float" office:value="440664" calcext:value-type="float">
            <text:p>440664</text:p>
          </table:table-cell>
          <table:table-cell office:value-type="float" office:value="366960" calcext:value-type="float">
            <text:p>366960</text:p>
          </table:table-cell>
          <table:table-cell office:value-type="float" office:value="1022562" calcext:value-type="float">
            <text:p>1022562</text:p>
          </table:table-cell>
          <table:table-cell office:value-type="float" office:value="-5830" calcext:value-type="float">
            <text:p>-5830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table:number-columns-repeated="3"/>
          <table:table-cell office:value-type="float" office:value="-197060" calcext:value-type="float">
            <text:p>-197060</text:p>
          </table:table-cell>
          <table:table-cell office:value-type="float" office:value="-12226" calcext:value-type="float">
            <text:p>-12226</text:p>
          </table:table-cell>
          <table:table-cell office:value-type="float" office:value="540188" calcext:value-type="float">
            <text:p>540188</text:p>
          </table:table-cell>
          <table:table-cell office:value-type="float" office:value="293690" calcext:value-type="float">
            <text:p>293690</text:p>
          </table:table-cell>
          <table:table-cell office:value-type="float" office:value="1217532" calcext:value-type="float">
            <text:p>1217532</text:p>
          </table:table-cell>
          <table:table-cell office:value-type="float" office:value="26598" calcext:value-type="float">
            <text:p>26598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table:number-columns-repeated="3"/>
          <table:table-cell office:value-type="float" office:value="-74980" calcext:value-type="float">
            <text:p>-74980</text:p>
          </table:table-cell>
          <table:table-cell office:value-type="float" office:value="-71522" calcext:value-type="float">
            <text:p>-71522</text:p>
          </table:table-cell>
          <table:table-cell office:value-type="float" office:value="248212" calcext:value-type="float">
            <text:p>248212</text:p>
          </table:table-cell>
          <table:table-cell office:value-type="float" office:value="268256" calcext:value-type="float">
            <text:p>268256</text:p>
          </table:table-cell>
          <table:table-cell office:value-type="float" office:value="703702" calcext:value-type="float">
            <text:p>703702</text:p>
          </table:table-cell>
          <table:table-cell office:value-type="float" office:value="-37874" calcext:value-type="float">
            <text:p>-37874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table:number-columns-repeated="3"/>
          <table:table-cell office:value-type="float" office:value="-72500" calcext:value-type="float">
            <text:p>-72500</text:p>
          </table:table-cell>
          <table:table-cell office:value-type="float" office:value="-108686" calcext:value-type="float">
            <text:p>-108686</text:p>
          </table:table-cell>
          <table:table-cell office:value-type="float" office:value="599926" calcext:value-type="float">
            <text:p>599926</text:p>
          </table:table-cell>
          <table:table-cell office:value-type="float" office:value="597356" calcext:value-type="float">
            <text:p>597356</text:p>
          </table:table-cell>
          <table:table-cell office:value-type="float" office:value="1386790" calcext:value-type="float">
            <text:p>1386790</text:p>
          </table:table-cell>
          <table:table-cell office:value-type="float" office:value="-90502" calcext:value-type="float">
            <text:p>-90502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table:number-columns-repeated="3"/>
          <table:table-cell office:value-type="float" office:value="-118945" calcext:value-type="float">
            <text:p>-118945</text:p>
          </table:table-cell>
          <table:table-cell office:value-type="float" office:value="-326515" calcext:value-type="float">
            <text:p>-326515</text:p>
          </table:table-cell>
          <table:table-cell office:value-type="float" office:value="248475" calcext:value-type="float">
            <text:p>248475</text:p>
          </table:table-cell>
          <table:table-cell office:value-type="float" office:value="315375" calcext:value-type="float">
            <text:p>315375</text:p>
          </table:table-cell>
          <table:table-cell office:value-type="float" office:value="854655" calcext:value-type="float">
            <text:p>854655</text:p>
          </table:table-cell>
          <table:table-cell office:value-type="float" office:value="142205" calcext:value-type="float">
            <text:p>142205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table:number-columns-repeated="3"/>
          <table:table-cell office:value-type="float" office:value="240815" calcext:value-type="float">
            <text:p>240815</text:p>
          </table:table-cell>
          <table:table-cell office:value-type="float" office:value="172123" calcext:value-type="float">
            <text:p>172123</text:p>
          </table:table-cell>
          <table:table-cell office:value-type="float" office:value="353395" calcext:value-type="float">
            <text:p>353395</text:p>
          </table:table-cell>
          <table:table-cell office:value-type="float" office:value="266651" calcext:value-type="float">
            <text:p>266651</text:p>
          </table:table-cell>
          <table:table-cell office:value-type="float" office:value="929403" calcext:value-type="float">
            <text:p>929403</text:p>
          </table:table-cell>
          <table:table-cell office:value-type="float" office:value="247347" calcext:value-type="float">
            <text:p>247347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table:number-columns-repeated="3"/>
          <table:table-cell office:value-type="float" office:value="-17675" calcext:value-type="float">
            <text:p>-17675</text:p>
          </table:table-cell>
          <table:table-cell office:value-type="float" office:value="-95681" calcext:value-type="float">
            <text:p>-95681</text:p>
          </table:table-cell>
          <table:table-cell office:value-type="float" office:value="574789" calcext:value-type="float">
            <text:p>574789</text:p>
          </table:table-cell>
          <table:table-cell office:value-type="float" office:value="433943" calcext:value-type="float">
            <text:p>433943</text:p>
          </table:table-cell>
          <table:table-cell office:value-type="float" office:value="1242327" calcext:value-type="float">
            <text:p>1242327</text:p>
          </table:table-cell>
          <table:table-cell office:value-type="float" office:value="-25593" calcext:value-type="float">
            <text:p>-25593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table:number-columns-repeated="3"/>
          <table:table-cell office:value-type="float" office:value="-425558" calcext:value-type="float">
            <text:p>-425558</text:p>
          </table:table-cell>
          <table:table-cell office:value-type="float" office:value="-34920" calcext:value-type="float">
            <text:p>-34920</text:p>
          </table:table-cell>
          <table:table-cell office:value-type="float" office:value="492252" calcext:value-type="float">
            <text:p>492252</text:p>
          </table:table-cell>
          <table:table-cell office:value-type="float" office:value="296208" calcext:value-type="float">
            <text:p>296208</text:p>
          </table:table-cell>
          <table:table-cell office:value-type="float" office:value="1091752" calcext:value-type="float">
            <text:p>1091752</text:p>
          </table:table-cell>
          <table:table-cell office:value-type="float" office:value="16196" calcext:value-type="float">
            <text:p>16196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table:number-columns-repeated="3"/>
          <table:table-cell office:value-type="float" office:value="-24900" calcext:value-type="float">
            <text:p>-24900</text:p>
          </table:table-cell>
          <table:table-cell office:value-type="float" office:value="-117294" calcext:value-type="float">
            <text:p>-117294</text:p>
          </table:table-cell>
          <table:table-cell office:value-type="float" office:value="386024" calcext:value-type="float">
            <text:p>386024</text:p>
          </table:table-cell>
          <table:table-cell office:value-type="float" office:value="237958" calcext:value-type="float">
            <text:p>237958</text:p>
          </table:table-cell>
          <table:table-cell office:value-type="float" office:value="718038" calcext:value-type="float">
            <text:p>718038</text:p>
          </table:table-cell>
          <table:table-cell office:value-type="float" office:value="-4098" calcext:value-type="float">
            <text:p>-4098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table:number-columns-repeated="3"/>
          <table:table-cell office:value-type="float" office:value="157442" calcext:value-type="float">
            <text:p>157442</text:p>
          </table:table-cell>
          <table:table-cell office:value-type="float" office:value="7422" calcext:value-type="float">
            <text:p>7422</text:p>
          </table:table-cell>
          <table:table-cell office:value-type="float" office:value="470408" calcext:value-type="float">
            <text:p>470408</text:p>
          </table:table-cell>
          <table:table-cell office:value-type="float" office:value="312340" calcext:value-type="float">
            <text:p>312340</text:p>
          </table:table-cell>
          <table:table-cell office:value-type="float" office:value="1120678" calcext:value-type="float">
            <text:p>1120678</text:p>
          </table:table-cell>
          <table:table-cell office:value-type="float" office:value="16458" calcext:value-type="float">
            <text:p>16458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table:number-columns-repeated="3"/>
          <table:table-cell office:value-type="float" office:value="18248" calcext:value-type="float">
            <text:p>18248</text:p>
          </table:table-cell>
          <table:table-cell office:value-type="float" office:value="23836" calcext:value-type="float">
            <text:p>23836</text:p>
          </table:table-cell>
          <table:table-cell office:value-type="float" office:value="536636" calcext:value-type="float">
            <text:p>536636</text:p>
          </table:table-cell>
          <table:table-cell office:value-type="float" office:value="509604" calcext:value-type="float">
            <text:p>509604</text:p>
          </table:table-cell>
          <table:table-cell office:value-type="float" office:value="1291900" calcext:value-type="float">
            <text:p>1291900</text:p>
          </table:table-cell>
          <table:table-cell office:value-type="float" office:value="-15788" calcext:value-type="float">
            <text:p>-15788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table:number-columns-repeated="3"/>
          <table:table-cell office:value-type="float" office:value="154169" calcext:value-type="float">
            <text:p>154169</text:p>
          </table:table-cell>
          <table:table-cell office:value-type="float" office:value="-106327" calcext:value-type="float">
            <text:p>-106327</text:p>
          </table:table-cell>
          <table:table-cell office:value-type="float" office:value="306031" calcext:value-type="float">
            <text:p>306031</text:p>
          </table:table-cell>
          <table:table-cell office:value-type="float" office:value="128213" calcext:value-type="float">
            <text:p>128213</text:p>
          </table:table-cell>
          <table:table-cell office:value-type="float" office:value="762937" calcext:value-type="float">
            <text:p>762937</text:p>
          </table:table-cell>
          <table:table-cell office:value-type="float" office:value="54141" calcext:value-type="float">
            <text:p>54141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table:number-columns-repeated="3"/>
          <table:table-cell office:value-type="float" office:value="-186262" calcext:value-type="float">
            <text:p>-186262</text:p>
          </table:table-cell>
          <table:table-cell office:value-type="float" office:value="-94344" calcext:value-type="float">
            <text:p>-94344</text:p>
          </table:table-cell>
          <table:table-cell office:value-type="float" office:value="489840" calcext:value-type="float">
            <text:p>489840</text:p>
          </table:table-cell>
          <table:table-cell office:value-type="float" office:value="425306" calcext:value-type="float">
            <text:p>425306</text:p>
          </table:table-cell>
          <table:table-cell office:value-type="float" office:value="1087562" calcext:value-type="float">
            <text:p>1087562</text:p>
          </table:table-cell>
          <table:table-cell office:value-type="float" office:value="-81346" calcext:value-type="float">
            <text:p>-81346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table:number-columns-repeated="3"/>
          <table:table-cell office:value-type="float" office:value="-38445" calcext:value-type="float">
            <text:p>-38445</text:p>
          </table:table-cell>
          <table:table-cell office:value-type="float" office:value="-26097" calcext:value-type="float">
            <text:p>-26097</text:p>
          </table:table-cell>
          <table:table-cell office:value-type="float" office:value="561433" calcext:value-type="float">
            <text:p>561433</text:p>
          </table:table-cell>
          <table:table-cell office:value-type="float" office:value="475667" calcext:value-type="float">
            <text:p>475667</text:p>
          </table:table-cell>
          <table:table-cell office:value-type="float" office:value="1286741" calcext:value-type="float">
            <text:p>1286741</text:p>
          </table:table-cell>
          <table:table-cell office:value-type="float" office:value="-28221" calcext:value-type="float">
            <text:p>-28221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table:number-columns-repeated="3"/>
          <table:table-cell office:value-type="float" office:value="-51406" calcext:value-type="float">
            <text:p>-51406</text:p>
          </table:table-cell>
          <table:table-cell office:value-type="float" office:value="109966" calcext:value-type="float">
            <text:p>109966</text:p>
          </table:table-cell>
          <table:table-cell office:value-type="float" office:value="502654" calcext:value-type="float">
            <text:p>502654</text:p>
          </table:table-cell>
          <table:table-cell office:value-type="float" office:value="340374" calcext:value-type="float">
            <text:p>340374</text:p>
          </table:table-cell>
          <table:table-cell office:value-type="float" office:value="1229190" calcext:value-type="float">
            <text:p>1229190</text:p>
          </table:table-cell>
          <table:table-cell office:value-type="float" office:value="49462" calcext:value-type="float">
            <text:p>49462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table:number-columns-repeated="3"/>
          <table:table-cell office:value-type="float" office:value="-78273" calcext:value-type="float">
            <text:p>-78273</text:p>
          </table:table-cell>
          <table:table-cell office:value-type="float" office:value="-40759" calcext:value-type="float">
            <text:p>-40759</text:p>
          </table:table-cell>
          <table:table-cell office:value-type="float" office:value="433013" calcext:value-type="float">
            <text:p>433013</text:p>
          </table:table-cell>
          <table:table-cell office:value-type="float" office:value="261379" calcext:value-type="float">
            <text:p>261379</text:p>
          </table:table-cell>
          <table:table-cell office:value-type="float" office:value="988029" calcext:value-type="float">
            <text:p>988029</text:p>
          </table:table-cell>
          <table:table-cell office:value-type="float" office:value="-43035" calcext:value-type="float">
            <text:p>-43035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table:number-columns-repeated="3"/>
          <table:table-cell office:value-type="float" office:value="-33161" calcext:value-type="float">
            <text:p>-33161</text:p>
          </table:table-cell>
          <table:table-cell office:value-type="float" office:value="26447" calcext:value-type="float">
            <text:p>26447</text:p>
          </table:table-cell>
          <table:table-cell office:value-type="float" office:value="647759" calcext:value-type="float">
            <text:p>647759</text:p>
          </table:table-cell>
          <table:table-cell office:value-type="float" office:value="561551" calcext:value-type="float">
            <text:p>561551</text:p>
          </table:table-cell>
          <table:table-cell office:value-type="float" office:value="1516631" calcext:value-type="float">
            <text:p>1516631</text:p>
          </table:table-cell>
          <table:table-cell office:value-type="float" office:value="70785" calcext:value-type="float">
            <text:p>70785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table:number-columns-repeated="3"/>
          <table:table-cell office:value-type="float" office:value="72598" calcext:value-type="float">
            <text:p>72598</text:p>
          </table:table-cell>
          <table:table-cell office:value-type="float" office:value="-122518" calcext:value-type="float">
            <text:p>-122518</text:p>
          </table:table-cell>
          <table:table-cell office:value-type="float" office:value="240248" calcext:value-type="float">
            <text:p>240248</text:p>
          </table:table-cell>
          <table:table-cell office:value-type="float" office:value="100586" calcext:value-type="float">
            <text:p>100586</text:p>
          </table:table-cell>
          <table:table-cell office:value-type="float" office:value="574618" calcext:value-type="float">
            <text:p>574618</text:p>
          </table:table-cell>
          <table:table-cell office:value-type="float" office:value="55130" calcext:value-type="float">
            <text:p>55130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table:number-columns-repeated="3"/>
          <table:table-cell office:value-type="float" office:value="-74751" calcext:value-type="float">
            <text:p>-74751</text:p>
          </table:table-cell>
          <table:table-cell office:value-type="float" office:value="43351" calcext:value-type="float">
            <text:p>43351</text:p>
          </table:table-cell>
          <table:table-cell office:value-type="float" office:value="590199" calcext:value-type="float">
            <text:p>590199</text:p>
          </table:table-cell>
          <table:table-cell office:value-type="float" office:value="417021" calcext:value-type="float">
            <text:p>417021</text:p>
          </table:table-cell>
          <table:table-cell office:value-type="float" office:value="1351589" calcext:value-type="float">
            <text:p>1351589</text:p>
          </table:table-cell>
          <table:table-cell office:value-type="float" office:value="54347" calcext:value-type="float">
            <text:p>54347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table:number-columns-repeated="3"/>
          <table:table-cell office:value-type="float" office:value="-68615" calcext:value-type="float">
            <text:p>-68615</text:p>
          </table:table-cell>
          <table:table-cell office:value-type="float" office:value="-70657" calcext:value-type="float">
            <text:p>-70657</text:p>
          </table:table-cell>
          <table:table-cell office:value-type="float" office:value="295941" calcext:value-type="float">
            <text:p>295941</text:p>
          </table:table-cell>
          <table:table-cell office:value-type="float" office:value="159827" calcext:value-type="float">
            <text:p>159827</text:p>
          </table:table-cell>
          <table:table-cell office:value-type="float" office:value="679047" calcext:value-type="float">
            <text:p>679047</text:p>
          </table:table-cell>
          <table:table-cell office:value-type="float" office:value="-14459" calcext:value-type="float">
            <text:p>-14459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table:number-columns-repeated="3"/>
          <table:table-cell office:value-type="float" office:value="96666" calcext:value-type="float">
            <text:p>96666</text:p>
          </table:table-cell>
          <table:table-cell office:value-type="float" office:value="97528" calcext:value-type="float">
            <text:p>97528</text:p>
          </table:table-cell>
          <table:table-cell office:value-type="float" office:value="316766" calcext:value-type="float">
            <text:p>316766</text:p>
          </table:table-cell>
          <table:table-cell office:value-type="float" office:value="322894" calcext:value-type="float">
            <text:p>322894</text:p>
          </table:table-cell>
          <table:table-cell office:value-type="float" office:value="1030094" calcext:value-type="float">
            <text:p>1030094</text:p>
          </table:table-cell>
          <table:table-cell office:value-type="float" office:value="113052" calcext:value-type="float">
            <text:p>113052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table:number-columns-repeated="3"/>
          <table:table-cell office:value-type="float" office:value="-253266" calcext:value-type="float">
            <text:p>-253266</text:p>
          </table:table-cell>
          <table:table-cell office:value-type="float" office:value="-180220" calcext:value-type="float">
            <text:p>-180220</text:p>
          </table:table-cell>
          <table:table-cell office:value-type="float" office:value="353748" calcext:value-type="float">
            <text:p>353748</text:p>
          </table:table-cell>
          <table:table-cell office:value-type="float" office:value="418628" calcext:value-type="float">
            <text:p>418628</text:p>
          </table:table-cell>
          <table:table-cell office:value-type="float" office:value="913012" calcext:value-type="float">
            <text:p>913012</text:p>
          </table:table-cell>
          <table:table-cell office:value-type="float" office:value="-191996" calcext:value-type="float">
            <text:p>-19199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table:number-columns-repeated="3"/>
          <table:table-cell office:value-type="float" office:value="40162" calcext:value-type="float">
            <text:p>40162</text:p>
          </table:table-cell>
          <table:table-cell office:value-type="float" office:value="26216" calcext:value-type="float">
            <text:p>26216</text:p>
          </table:table-cell>
          <table:table-cell office:value-type="float" office:value="599546" calcext:value-type="float">
            <text:p>599546</text:p>
          </table:table-cell>
          <table:table-cell office:value-type="float" office:value="377460" calcext:value-type="float">
            <text:p>377460</text:p>
          </table:table-cell>
          <table:table-cell office:value-type="float" office:value="1295396" calcext:value-type="float">
            <text:p>1295396</text:p>
          </table:table-cell>
          <table:table-cell office:value-type="float" office:value="185468" calcext:value-type="float">
            <text:p>185468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table:number-columns-repeated="3"/>
          <table:table-cell office:value-type="float" office:value="-151580" calcext:value-type="float">
            <text:p>-151580</text:p>
          </table:table-cell>
          <table:table-cell office:value-type="float" office:value="-57670" calcext:value-type="float">
            <text:p>-57670</text:p>
          </table:table-cell>
          <table:table-cell office:value-type="float" office:value="334238" calcext:value-type="float">
            <text:p>334238</text:p>
          </table:table-cell>
          <table:table-cell office:value-type="float" office:value="226398" calcext:value-type="float">
            <text:p>226398</text:p>
          </table:table-cell>
          <table:table-cell office:value-type="float" office:value="781270" calcext:value-type="float">
            <text:p>781270</text:p>
          </table:table-cell>
          <table:table-cell office:value-type="float" office:value="8314" calcext:value-type="float">
            <text:p>8314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table:number-columns-repeated="3"/>
          <table:table-cell office:value-type="float" office:value="482310" calcext:value-type="float">
            <text:p>482310</text:p>
          </table:table-cell>
          <table:table-cell office:value-type="float" office:value="20832" calcext:value-type="float">
            <text:p>20832</text:p>
          </table:table-cell>
          <table:table-cell office:value-type="float" office:value="332144" calcext:value-type="float">
            <text:p>332144</text:p>
          </table:table-cell>
          <table:table-cell office:value-type="float" office:value="278846" calcext:value-type="float">
            <text:p>278846</text:p>
          </table:table-cell>
          <table:table-cell office:value-type="float" office:value="722012" calcext:value-type="float">
            <text:p>722012</text:p>
          </table:table-cell>
          <table:table-cell office:value-type="float" office:value="-151890" calcext:value-type="float">
            <text:p>-151890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table:number-columns-repeated="3"/>
          <table:table-cell office:value-type="float" office:value="48746" calcext:value-type="float">
            <text:p>48746</text:p>
          </table:table-cell>
          <table:table-cell office:value-type="float" office:value="-64430" calcext:value-type="float">
            <text:p>-64430</text:p>
          </table:table-cell>
          <table:table-cell office:value-type="float" office:value="258272" calcext:value-type="float">
            <text:p>258272</text:p>
          </table:table-cell>
          <table:table-cell office:value-type="float" office:value="176276" calcext:value-type="float">
            <text:p>176276</text:p>
          </table:table-cell>
          <table:table-cell office:value-type="float" office:value="664824" calcext:value-type="float">
            <text:p>664824</text:p>
          </table:table-cell>
          <table:table-cell office:value-type="float" office:value="36104" calcext:value-type="float">
            <text:p>36104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table:number-columns-repeated="3"/>
          <table:table-cell office:value-type="float" office:value="-49224" calcext:value-type="float">
            <text:p>-49224</text:p>
          </table:table-cell>
          <table:table-cell office:value-type="float" office:value="88748" calcext:value-type="float">
            <text:p>88748</text:p>
          </table:table-cell>
          <table:table-cell office:value-type="float" office:value="609758" calcext:value-type="float">
            <text:p>609758</text:p>
          </table:table-cell>
          <table:table-cell office:value-type="float" office:value="524504" calcext:value-type="float">
            <text:p>524504</text:p>
          </table:table-cell>
          <table:table-cell office:value-type="float" office:value="1449512" calcext:value-type="float">
            <text:p>1449512</text:p>
          </table:table-cell>
          <table:table-cell office:value-type="float" office:value="46894" calcext:value-type="float">
            <text:p>46894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table:number-columns-repeated="3"/>
          <table:table-cell office:value-type="float" office:value="112500" calcext:value-type="float">
            <text:p>112500</text:p>
          </table:table-cell>
          <table:table-cell office:value-type="float" office:value="-51074" calcext:value-type="float">
            <text:p>-51074</text:p>
          </table:table-cell>
          <table:table-cell office:value-type="float" office:value="410670" calcext:value-type="float">
            <text:p>410670</text:p>
          </table:table-cell>
          <table:table-cell office:value-type="float" office:value="367550" calcext:value-type="float">
            <text:p>367550</text:p>
          </table:table-cell>
          <table:table-cell office:value-type="float" office:value="1151874" calcext:value-type="float">
            <text:p>1151874</text:p>
          </table:table-cell>
          <table:table-cell office:value-type="float" office:value="35094" calcext:value-type="float">
            <text:p>35094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table:number-columns-repeated="3"/>
          <table:table-cell office:value-type="float" office:value="-164333" calcext:value-type="float">
            <text:p>-164333</text:p>
          </table:table-cell>
          <table:table-cell office:value-type="float" office:value="-37779" calcext:value-type="float">
            <text:p>-37779</text:p>
          </table:table-cell>
          <table:table-cell office:value-type="float" office:value="607701" calcext:value-type="float">
            <text:p>607701</text:p>
          </table:table-cell>
          <table:table-cell office:value-type="float" office:value="539947" calcext:value-type="float">
            <text:p>539947</text:p>
          </table:table-cell>
          <table:table-cell office:value-type="float" office:value="1495765" calcext:value-type="float">
            <text:p>1495765</text:p>
          </table:table-cell>
          <table:table-cell office:value-type="float" office:value="1883" calcext:value-type="float">
            <text:p>1883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table:number-columns-repeated="3"/>
          <table:table-cell office:value-type="float" office:value="-10413" calcext:value-type="float">
            <text:p>-10413</text:p>
          </table:table-cell>
          <table:table-cell office:value-type="float" office:value="-11607" calcext:value-type="float">
            <text:p>-11607</text:p>
          </table:table-cell>
          <table:table-cell office:value-type="float" office:value="583845" calcext:value-type="float">
            <text:p>583845</text:p>
          </table:table-cell>
          <table:table-cell office:value-type="float" office:value="481577" calcext:value-type="float">
            <text:p>481577</text:p>
          </table:table-cell>
          <table:table-cell office:value-type="float" office:value="1411495" calcext:value-type="float">
            <text:p>1411495</text:p>
          </table:table-cell>
          <table:table-cell office:value-type="float" office:value="-17295" calcext:value-type="float">
            <text:p>-17295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table:number-columns-repeated="3"/>
          <table:table-cell office:value-type="float" office:value="89443" calcext:value-type="float">
            <text:p>89443</text:p>
          </table:table-cell>
          <table:table-cell office:value-type="float" office:value="15449" calcext:value-type="float">
            <text:p>15449</text:p>
          </table:table-cell>
          <table:table-cell office:value-type="float" office:value="528137" calcext:value-type="float">
            <text:p>528137</text:p>
          </table:table-cell>
          <table:table-cell office:value-type="float" office:value="357505" calcext:value-type="float">
            <text:p>357505</text:p>
          </table:table-cell>
          <table:table-cell office:value-type="float" office:value="1246879" calcext:value-type="float">
            <text:p>1246879</text:p>
          </table:table-cell>
          <table:table-cell office:value-type="float" office:value="243685" calcext:value-type="float">
            <text:p>243685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table:number-columns-repeated="3"/>
          <table:table-cell office:value-type="float" office:value="-39985" calcext:value-type="float">
            <text:p>-39985</text:p>
          </table:table-cell>
          <table:table-cell office:value-type="float" office:value="76837" calcext:value-type="float">
            <text:p>76837</text:p>
          </table:table-cell>
          <table:table-cell office:value-type="float" office:value="597843" calcext:value-type="float">
            <text:p>597843</text:p>
          </table:table-cell>
          <table:table-cell office:value-type="float" office:value="499167" calcext:value-type="float">
            <text:p>499167</text:p>
          </table:table-cell>
          <table:table-cell office:value-type="float" office:value="1350723" calcext:value-type="float">
            <text:p>1350723</text:p>
          </table:table-cell>
          <table:table-cell office:value-type="float" office:value="21721" calcext:value-type="float">
            <text:p>21721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table:number-columns-repeated="3"/>
          <table:table-cell office:value-type="float" office:value="-85879" calcext:value-type="float">
            <text:p>-85879</text:p>
          </table:table-cell>
          <table:table-cell office:value-type="float" office:value="-174109" calcext:value-type="float">
            <text:p>-174109</text:p>
          </table:table-cell>
          <table:table-cell office:value-type="float" office:value="274833" calcext:value-type="float">
            <text:p>274833</text:p>
          </table:table-cell>
          <table:table-cell office:value-type="float" office:value="217541" calcext:value-type="float">
            <text:p>217541</text:p>
          </table:table-cell>
          <table:table-cell office:value-type="float" office:value="778433" calcext:value-type="float">
            <text:p>778433</text:p>
          </table:table-cell>
          <table:table-cell office:value-type="float" office:value="-1453" calcext:value-type="float">
            <text:p>-1453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table:number-columns-repeated="3"/>
          <table:table-cell office:value-type="float" office:value="-71479" calcext:value-type="float">
            <text:p>-71479</text:p>
          </table:table-cell>
          <table:table-cell office:value-type="float" office:value="-116549" calcext:value-type="float">
            <text:p>-116549</text:p>
          </table:table-cell>
          <table:table-cell office:value-type="float" office:value="452811" calcext:value-type="float">
            <text:p>452811</text:p>
          </table:table-cell>
          <table:table-cell office:value-type="float" office:value="259355" calcext:value-type="float">
            <text:p>259355</text:p>
          </table:table-cell>
          <table:table-cell office:value-type="float" office:value="1072609" calcext:value-type="float">
            <text:p>1072609</text:p>
          </table:table-cell>
          <table:table-cell office:value-type="float" office:value="95383" calcext:value-type="float">
            <text:p>95383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table:number-columns-repeated="3"/>
          <table:table-cell office:value-type="float" office:value="253352" calcext:value-type="float">
            <text:p>253352</text:p>
          </table:table-cell>
          <table:table-cell office:value-type="float" office:value="9048" calcext:value-type="float">
            <text:p>9048</text:p>
          </table:table-cell>
          <table:table-cell office:value-type="float" office:value="211540" calcext:value-type="float">
            <text:p>211540</text:p>
          </table:table-cell>
          <table:table-cell office:value-type="float" office:value="9700" calcext:value-type="float">
            <text:p>9700</text:p>
          </table:table-cell>
          <table:table-cell office:value-type="float" office:value="415758" calcext:value-type="float">
            <text:p>415758</text:p>
          </table:table-cell>
          <table:table-cell office:value-type="float" office:value="80302" calcext:value-type="float">
            <text:p>80302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table:number-columns-repeated="3"/>
          <table:table-cell office:value-type="float" office:value="-67996" calcext:value-type="float">
            <text:p>-67996</text:p>
          </table:table-cell>
          <table:table-cell office:value-type="float" office:value="-2152" calcext:value-type="float">
            <text:p>-2152</text:p>
          </table:table-cell>
          <table:table-cell office:value-type="float" office:value="701620" calcext:value-type="float">
            <text:p>701620</text:p>
          </table:table-cell>
          <table:table-cell office:value-type="float" office:value="809218" calcext:value-type="float">
            <text:p>809218</text:p>
          </table:table-cell>
          <table:table-cell office:value-type="float" office:value="1657816" calcext:value-type="float">
            <text:p>1657816</text:p>
          </table:table-cell>
          <table:table-cell office:value-type="float" office:value="-6458" calcext:value-type="float">
            <text:p>-6458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table:number-columns-repeated="3"/>
          <table:table-cell office:value-type="float" office:value="149325" calcext:value-type="float">
            <text:p>149325</text:p>
          </table:table-cell>
          <table:table-cell office:value-type="float" office:value="-201545" calcext:value-type="float">
            <text:p>-201545</text:p>
          </table:table-cell>
          <table:table-cell office:value-type="float" office:value="372477" calcext:value-type="float">
            <text:p>372477</text:p>
          </table:table-cell>
          <table:table-cell office:value-type="float" office:value="173595" calcext:value-type="float">
            <text:p>173595</text:p>
          </table:table-cell>
          <table:table-cell office:value-type="float" office:value="799011" calcext:value-type="float">
            <text:p>799011</text:p>
          </table:table-cell>
          <table:table-cell office:value-type="float" office:value="-138051" calcext:value-type="float">
            <text:p>-138051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table:number-columns-repeated="3"/>
          <table:table-cell office:value-type="float" office:value="-79400" calcext:value-type="float">
            <text:p>-79400</text:p>
          </table:table-cell>
          <table:table-cell office:value-type="float" office:value="162842" calcext:value-type="float">
            <text:p>162842</text:p>
          </table:table-cell>
          <table:table-cell office:value-type="float" office:value="437486" calcext:value-type="float">
            <text:p>437486</text:p>
          </table:table-cell>
          <table:table-cell office:value-type="float" office:value="157644" calcext:value-type="float">
            <text:p>157644</text:p>
          </table:table-cell>
          <table:table-cell office:value-type="float" office:value="840174" calcext:value-type="float">
            <text:p>840174</text:p>
          </table:table-cell>
          <table:table-cell office:value-type="float" office:value="98880" calcext:value-type="float">
            <text:p>98880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table:number-columns-repeated="3"/>
          <table:table-cell office:value-type="float" office:value="35246" calcext:value-type="float">
            <text:p>35246</text:p>
          </table:table-cell>
          <table:table-cell office:value-type="float" office:value="14536" calcext:value-type="float">
            <text:p>14536</text:p>
          </table:table-cell>
          <table:table-cell office:value-type="float" office:value="437612" calcext:value-type="float">
            <text:p>437612</text:p>
          </table:table-cell>
          <table:table-cell office:value-type="float" office:value="237374" calcext:value-type="float">
            <text:p>237374</text:p>
          </table:table-cell>
          <table:table-cell office:value-type="float" office:value="1006020" calcext:value-type="float">
            <text:p>1006020</text:p>
          </table:table-cell>
          <table:table-cell office:value-type="float" office:value="123860" calcext:value-type="float">
            <text:p>123860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table:number-columns-repeated="3"/>
          <table:table-cell office:value-type="float" office:value="-56613" calcext:value-type="float">
            <text:p>-56613</text:p>
          </table:table-cell>
          <table:table-cell office:value-type="float" office:value="-83393" calcext:value-type="float">
            <text:p>-83393</text:p>
          </table:table-cell>
          <table:table-cell office:value-type="float" office:value="618911" calcext:value-type="float">
            <text:p>618911</text:p>
          </table:table-cell>
          <table:table-cell office:value-type="float" office:value="459095" calcext:value-type="float">
            <text:p>459095</text:p>
          </table:table-cell>
          <table:table-cell office:value-type="float" office:value="1282153" calcext:value-type="float">
            <text:p>1282153</text:p>
          </table:table-cell>
          <table:table-cell office:value-type="float" office:value="-21705" calcext:value-type="float">
            <text:p>-21705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table:number-columns-repeated="3"/>
          <table:table-cell office:value-type="float" office:value="-84675" calcext:value-type="float">
            <text:p>-84675</text:p>
          </table:table-cell>
          <table:table-cell office:value-type="float" office:value="-49941" calcext:value-type="float">
            <text:p>-49941</text:p>
          </table:table-cell>
          <table:table-cell office:value-type="float" office:value="271535" calcext:value-type="float">
            <text:p>271535</text:p>
          </table:table-cell>
          <table:table-cell office:value-type="float" office:value="276973" calcext:value-type="float">
            <text:p>276973</text:p>
          </table:table-cell>
          <table:table-cell office:value-type="float" office:value="727193" calcext:value-type="float">
            <text:p>727193</text:p>
          </table:table-cell>
          <table:table-cell office:value-type="float" office:value="-28693" calcext:value-type="float">
            <text:p>-28693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table:number-columns-repeated="3"/>
          <table:table-cell office:value-type="float" office:value="46256" calcext:value-type="float">
            <text:p>46256</text:p>
          </table:table-cell>
          <table:table-cell office:value-type="float" office:value="120100" calcext:value-type="float">
            <text:p>120100</text:p>
          </table:table-cell>
          <table:table-cell office:value-type="float" office:value="548724" calcext:value-type="float">
            <text:p>548724</text:p>
          </table:table-cell>
          <table:table-cell office:value-type="float" office:value="484750" calcext:value-type="float">
            <text:p>484750</text:p>
          </table:table-cell>
          <table:table-cell office:value-type="float" office:value="1336944" calcext:value-type="float">
            <text:p>1336944</text:p>
          </table:table-cell>
          <table:table-cell office:value-type="float" office:value="121414" calcext:value-type="float">
            <text:p>121414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table:number-columns-repeated="3"/>
          <table:table-cell office:value-type="float" office:value="183617" calcext:value-type="float">
            <text:p>183617</text:p>
          </table:table-cell>
          <table:table-cell office:value-type="float" office:value="-54201" calcext:value-type="float">
            <text:p>-54201</text:p>
          </table:table-cell>
          <table:table-cell office:value-type="float" office:value="375207" calcext:value-type="float">
            <text:p>375207</text:p>
          </table:table-cell>
          <table:table-cell office:value-type="float" office:value="281733" calcext:value-type="float">
            <text:p>281733</text:p>
          </table:table-cell>
          <table:table-cell office:value-type="float" office:value="808689" calcext:value-type="float">
            <text:p>808689</text:p>
          </table:table-cell>
          <table:table-cell office:value-type="float" office:value="-31175" calcext:value-type="float">
            <text:p>-31175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table:number-columns-repeated="3"/>
          <table:table-cell office:value-type="float" office:value="175504" calcext:value-type="float">
            <text:p>175504</text:p>
          </table:table-cell>
          <table:table-cell office:value-type="float" office:value="109070" calcext:value-type="float">
            <text:p>109070</text:p>
          </table:table-cell>
          <table:table-cell office:value-type="float" office:value="321620" calcext:value-type="float">
            <text:p>321620</text:p>
          </table:table-cell>
          <table:table-cell office:value-type="float" office:value="144684" calcext:value-type="float">
            <text:p>144684</text:p>
          </table:table-cell>
          <table:table-cell office:value-type="float" office:value="688058" calcext:value-type="float">
            <text:p>688058</text:p>
          </table:table-cell>
          <table:table-cell office:value-type="float" office:value="88602" calcext:value-type="float">
            <text:p>88602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table:number-columns-repeated="3"/>
          <table:table-cell office:value-type="float" office:value="-60194" calcext:value-type="float">
            <text:p>-60194</text:p>
          </table:table-cell>
          <table:table-cell office:value-type="float" office:value="-143976" calcext:value-type="float">
            <text:p>-143976</text:p>
          </table:table-cell>
          <table:table-cell office:value-type="float" office:value="277786" calcext:value-type="float">
            <text:p>277786</text:p>
          </table:table-cell>
          <table:table-cell office:value-type="float" office:value="199182" calcext:value-type="float">
            <text:p>199182</text:p>
          </table:table-cell>
          <table:table-cell office:value-type="float" office:value="653524" calcext:value-type="float">
            <text:p>653524</text:p>
          </table:table-cell>
          <table:table-cell office:value-type="float" office:value="33856" calcext:value-type="float">
            <text:p>33856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table:number-columns-repeated="3"/>
          <table:table-cell office:value-type="float" office:value="-6846" calcext:value-type="float">
            <text:p>-6846</text:p>
          </table:table-cell>
          <table:table-cell office:value-type="float" office:value="-141604" calcext:value-type="float">
            <text:p>-141604</text:p>
          </table:table-cell>
          <table:table-cell office:value-type="float" office:value="250178" calcext:value-type="float">
            <text:p>250178</text:p>
          </table:table-cell>
          <table:table-cell office:value-type="float" office:value="83076" calcext:value-type="float">
            <text:p>83076</text:p>
          </table:table-cell>
          <table:table-cell office:value-type="float" office:value="619060" calcext:value-type="float">
            <text:p>619060</text:p>
          </table:table-cell>
          <table:table-cell office:value-type="float" office:value="-7196" calcext:value-type="float">
            <text:p>-7196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table:number-columns-repeated="3"/>
          <table:table-cell office:value-type="float" office:value="-104266" calcext:value-type="float">
            <text:p>-104266</text:p>
          </table:table-cell>
          <table:table-cell office:value-type="float" office:value="-1972" calcext:value-type="float">
            <text:p>-1972</text:p>
          </table:table-cell>
          <table:table-cell office:value-type="float" office:value="652430" calcext:value-type="float">
            <text:p>652430</text:p>
          </table:table-cell>
          <table:table-cell office:value-type="float" office:value="574938" calcext:value-type="float">
            <text:p>574938</text:p>
          </table:table-cell>
          <table:table-cell office:value-type="float" office:value="1474988" calcext:value-type="float">
            <text:p>1474988</text:p>
          </table:table-cell>
          <table:table-cell office:value-type="float" office:value="24710" calcext:value-type="float">
            <text:p>24710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table:number-columns-repeated="3"/>
          <table:table-cell office:value-type="float" office:value="173642" calcext:value-type="float">
            <text:p>173642</text:p>
          </table:table-cell>
          <table:table-cell office:value-type="float" office:value="108700" calcext:value-type="float">
            <text:p>108700</text:p>
          </table:table-cell>
          <table:table-cell office:value-type="float" office:value="347966" calcext:value-type="float">
            <text:p>347966</text:p>
          </table:table-cell>
          <table:table-cell office:value-type="float" office:value="147542" calcext:value-type="float">
            <text:p>147542</text:p>
          </table:table-cell>
          <table:table-cell office:value-type="float" office:value="774298" calcext:value-type="float">
            <text:p>774298</text:p>
          </table:table-cell>
          <table:table-cell office:value-type="float" office:value="73114" calcext:value-type="float">
            <text:p>73114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table:number-columns-repeated="3"/>
          <table:table-cell office:value-type="float" office:value="33554" calcext:value-type="float">
            <text:p>33554</text:p>
          </table:table-cell>
          <table:table-cell office:value-type="float" office:value="-114746" calcext:value-type="float">
            <text:p>-114746</text:p>
          </table:table-cell>
          <table:table-cell office:value-type="float" office:value="294466" calcext:value-type="float">
            <text:p>294466</text:p>
          </table:table-cell>
          <table:table-cell office:value-type="float" office:value="161456" calcext:value-type="float">
            <text:p>161456</text:p>
          </table:table-cell>
          <table:table-cell office:value-type="float" office:value="569688" calcext:value-type="float">
            <text:p>569688</text:p>
          </table:table-cell>
          <table:table-cell office:value-type="float" office:value="57288" calcext:value-type="float">
            <text:p>57288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table:number-columns-repeated="3"/>
          <table:table-cell office:value-type="float" office:value="-111282" calcext:value-type="float">
            <text:p>-111282</text:p>
          </table:table-cell>
          <table:table-cell office:value-type="float" office:value="-51652" calcext:value-type="float">
            <text:p>-51652</text:p>
          </table:table-cell>
          <table:table-cell office:value-type="float" office:value="520010" calcext:value-type="float">
            <text:p>520010</text:p>
          </table:table-cell>
          <table:table-cell office:value-type="float" office:value="395172" calcext:value-type="float">
            <text:p>395172</text:p>
          </table:table-cell>
          <table:table-cell office:value-type="float" office:value="1153548" calcext:value-type="float">
            <text:p>1153548</text:p>
          </table:table-cell>
          <table:table-cell office:value-type="float" office:value="31796" calcext:value-type="float">
            <text:p>31796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table:number-columns-repeated="3"/>
          <table:table-cell office:value-type="float" office:value="124144" calcext:value-type="float">
            <text:p>124144</text:p>
          </table:table-cell>
          <table:table-cell office:value-type="float" office:value="-57418" calcext:value-type="float">
            <text:p>-57418</text:p>
          </table:table-cell>
          <table:table-cell office:value-type="float" office:value="339810" calcext:value-type="float">
            <text:p>339810</text:p>
          </table:table-cell>
          <table:table-cell office:value-type="float" office:value="331260" calcext:value-type="float">
            <text:p>331260</text:p>
          </table:table-cell>
          <table:table-cell office:value-type="float" office:value="862542" calcext:value-type="float">
            <text:p>862542</text:p>
          </table:table-cell>
          <table:table-cell office:value-type="float" office:value="-27654" calcext:value-type="float">
            <text:p>-27654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table:number-columns-repeated="3"/>
          <table:table-cell office:value-type="float" office:value="86055" calcext:value-type="float">
            <text:p>86055</text:p>
          </table:table-cell>
          <table:table-cell office:value-type="float" office:value="108773" calcext:value-type="float">
            <text:p>108773</text:p>
          </table:table-cell>
          <table:table-cell office:value-type="float" office:value="399467" calcext:value-type="float">
            <text:p>399467</text:p>
          </table:table-cell>
          <table:table-cell office:value-type="float" office:value="175241" calcext:value-type="float">
            <text:p>175241</text:p>
          </table:table-cell>
          <table:table-cell office:value-type="float" office:value="841683" calcext:value-type="float">
            <text:p>841683</text:p>
          </table:table-cell>
          <table:table-cell office:value-type="float" office:value="79133" calcext:value-type="float">
            <text:p>79133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table:number-columns-repeated="3"/>
          <table:table-cell office:value-type="float" office:value="63754" calcext:value-type="float">
            <text:p>63754</text:p>
          </table:table-cell>
          <table:table-cell office:value-type="float" office:value="18658" calcext:value-type="float">
            <text:p>18658</text:p>
          </table:table-cell>
          <table:table-cell office:value-type="float" office:value="455180" calcext:value-type="float">
            <text:p>455180</text:p>
          </table:table-cell>
          <table:table-cell office:value-type="float" office:value="331410" calcext:value-type="float">
            <text:p>331410</text:p>
          </table:table-cell>
          <table:table-cell office:value-type="float" office:value="1128458" calcext:value-type="float">
            <text:p>1128458</text:p>
          </table:table-cell>
          <table:table-cell office:value-type="float" office:value="57436" calcext:value-type="float">
            <text:p>57436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table:number-columns-repeated="3"/>
          <table:table-cell office:value-type="float" office:value="148852" calcext:value-type="float">
            <text:p>148852</text:p>
          </table:table-cell>
          <table:table-cell office:value-type="float" office:value="292428" calcext:value-type="float">
            <text:p>292428</text:p>
          </table:table-cell>
          <table:table-cell office:value-type="float" office:value="455242" calcext:value-type="float">
            <text:p>455242</text:p>
          </table:table-cell>
          <table:table-cell office:value-type="float" office:value="346598" calcext:value-type="float">
            <text:p>346598</text:p>
          </table:table-cell>
          <table:table-cell office:value-type="float" office:value="1010802" calcext:value-type="float">
            <text:p>1010802</text:p>
          </table:table-cell>
          <table:table-cell office:value-type="float" office:value="128784" calcext:value-type="float">
            <text:p>128784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table:number-columns-repeated="3"/>
          <table:table-cell office:value-type="float" office:value="-22956" calcext:value-type="float">
            <text:p>-22956</text:p>
          </table:table-cell>
          <table:table-cell office:value-type="float" office:value="135254" calcext:value-type="float">
            <text:p>135254</text:p>
          </table:table-cell>
          <table:table-cell office:value-type="float" office:value="548412" calcext:value-type="float">
            <text:p>548412</text:p>
          </table:table-cell>
          <table:table-cell office:value-type="float" office:value="332232" calcext:value-type="float">
            <text:p>332232</text:p>
          </table:table-cell>
          <table:table-cell office:value-type="float" office:value="1214700" calcext:value-type="float">
            <text:p>1214700</text:p>
          </table:table-cell>
          <table:table-cell office:value-type="float" office:value="140920" calcext:value-type="float">
            <text:p>140920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table:number-columns-repeated="3"/>
          <table:table-cell office:value-type="float" office:value="-79279" calcext:value-type="float">
            <text:p>-79279</text:p>
          </table:table-cell>
          <table:table-cell office:value-type="float" office:value="-42973" calcext:value-type="float">
            <text:p>-42973</text:p>
          </table:table-cell>
          <table:table-cell office:value-type="float" office:value="439077" calcext:value-type="float">
            <text:p>439077</text:p>
          </table:table-cell>
          <table:table-cell office:value-type="float" office:value="337679" calcext:value-type="float">
            <text:p>337679</text:p>
          </table:table-cell>
          <table:table-cell office:value-type="float" office:value="1033019" calcext:value-type="float">
            <text:p>1033019</text:p>
          </table:table-cell>
          <table:table-cell office:value-type="float" office:value="-86451" calcext:value-type="float">
            <text:p>-86451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table:number-columns-repeated="3"/>
          <table:table-cell office:value-type="float" office:value="-113149" calcext:value-type="float">
            <text:p>-113149</text:p>
          </table:table-cell>
          <table:table-cell office:value-type="float" office:value="-99963" calcext:value-type="float">
            <text:p>-99963</text:p>
          </table:table-cell>
          <table:table-cell office:value-type="float" office:value="274811" calcext:value-type="float">
            <text:p>274811</text:p>
          </table:table-cell>
          <table:table-cell office:value-type="float" office:value="331351" calcext:value-type="float">
            <text:p>331351</text:p>
          </table:table-cell>
          <table:table-cell office:value-type="float" office:value="779613" calcext:value-type="float">
            <text:p>779613</text:p>
          </table:table-cell>
          <table:table-cell office:value-type="float" office:value="-154479" calcext:value-type="float">
            <text:p>-154479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table:number-columns-repeated="3"/>
          <table:table-cell office:value-type="float" office:value="-32556" calcext:value-type="float">
            <text:p>-32556</text:p>
          </table:table-cell>
          <table:table-cell office:value-type="float" office:value="71574" calcext:value-type="float">
            <text:p>71574</text:p>
          </table:table-cell>
          <table:table-cell office:value-type="float" office:value="488950" calcext:value-type="float">
            <text:p>488950</text:p>
          </table:table-cell>
          <table:table-cell office:value-type="float" office:value="474716" calcext:value-type="float">
            <text:p>474716</text:p>
          </table:table-cell>
          <table:table-cell office:value-type="float" office:value="1301570" calcext:value-type="float">
            <text:p>1301570</text:p>
          </table:table-cell>
          <table:table-cell office:value-type="float" office:value="145286" calcext:value-type="float">
            <text:p>145286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table:number-columns-repeated="3"/>
          <table:table-cell office:value-type="float" office:value="143453" calcext:value-type="float">
            <text:p>143453</text:p>
          </table:table-cell>
          <table:table-cell office:value-type="float" office:value="-37123" calcext:value-type="float">
            <text:p>-37123</text:p>
          </table:table-cell>
          <table:table-cell office:value-type="float" office:value="262443" calcext:value-type="float">
            <text:p>262443</text:p>
          </table:table-cell>
          <table:table-cell office:value-type="float" office:value="23257" calcext:value-type="float">
            <text:p>23257</text:p>
          </table:table-cell>
          <table:table-cell office:value-type="float" office:value="554363" calcext:value-type="float">
            <text:p>554363</text:p>
          </table:table-cell>
          <table:table-cell office:value-type="float" office:value="89239" calcext:value-type="float">
            <text:p>89239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table:number-columns-repeated="3"/>
          <table:table-cell office:value-type="float" office:value="-369687" calcext:value-type="float">
            <text:p>-369687</text:p>
          </table:table-cell>
          <table:table-cell office:value-type="float" office:value="-68391" calcext:value-type="float">
            <text:p>-68391</text:p>
          </table:table-cell>
          <table:table-cell office:value-type="float" office:value="362115" calcext:value-type="float">
            <text:p>362115</text:p>
          </table:table-cell>
          <table:table-cell office:value-type="float" office:value="79043" calcext:value-type="float">
            <text:p>79043</text:p>
          </table:table-cell>
          <table:table-cell office:value-type="float" office:value="845787" calcext:value-type="float">
            <text:p>845787</text:p>
          </table:table-cell>
          <table:table-cell office:value-type="float" office:value="28225" calcext:value-type="float">
            <text:p>28225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table:number-columns-repeated="3"/>
          <table:table-cell office:value-type="float" office:value="-85407" calcext:value-type="float">
            <text:p>-85407</text:p>
          </table:table-cell>
          <table:table-cell office:value-type="float" office:value="-78093" calcext:value-type="float">
            <text:p>-78093</text:p>
          </table:table-cell>
          <table:table-cell office:value-type="float" office:value="170969" calcext:value-type="float">
            <text:p>170969</text:p>
          </table:table-cell>
          <table:table-cell office:value-type="float" office:value="176191" calcext:value-type="float">
            <text:p>176191</text:p>
          </table:table-cell>
          <table:table-cell office:value-type="float" office:value="522795" calcext:value-type="float">
            <text:p>522795</text:p>
          </table:table-cell>
          <table:table-cell office:value-type="float" office:value="44203" calcext:value-type="float">
            <text:p>44203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table:number-columns-repeated="3"/>
          <table:table-cell office:value-type="float" office:value="142816" calcext:value-type="float">
            <text:p>142816</text:p>
          </table:table-cell>
          <table:table-cell office:value-type="float" office:value="-1992" calcext:value-type="float">
            <text:p>-1992</text:p>
          </table:table-cell>
          <table:table-cell office:value-type="float" office:value="512204" calcext:value-type="float">
            <text:p>512204</text:p>
          </table:table-cell>
          <table:table-cell office:value-type="float" office:value="349140" calcext:value-type="float">
            <text:p>349140</text:p>
          </table:table-cell>
          <table:table-cell office:value-type="float" office:value="1028688" calcext:value-type="float">
            <text:p>1028688</text:p>
          </table:table-cell>
          <table:table-cell office:value-type="float" office:value="29374" calcext:value-type="float">
            <text:p>29374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table:number-columns-repeated="3"/>
          <table:table-cell office:value-type="float" office:value="156761" calcext:value-type="float">
            <text:p>156761</text:p>
          </table:table-cell>
          <table:table-cell office:value-type="float" office:value="-83109" calcext:value-type="float">
            <text:p>-83109</text:p>
          </table:table-cell>
          <table:table-cell office:value-type="float" office:value="314541" calcext:value-type="float">
            <text:p>314541</text:p>
          </table:table-cell>
          <table:table-cell office:value-type="float" office:value="370399" calcext:value-type="float">
            <text:p>370399</text:p>
          </table:table-cell>
          <table:table-cell office:value-type="float" office:value="875283" calcext:value-type="float">
            <text:p>875283</text:p>
          </table:table-cell>
          <table:table-cell office:value-type="float" office:value="-27979" calcext:value-type="float">
            <text:p>-27979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table:number-columns-repeated="3"/>
          <table:table-cell office:value-type="float" office:value="15060" calcext:value-type="float">
            <text:p>15060</text:p>
          </table:table-cell>
          <table:table-cell office:value-type="float" office:value="40770" calcext:value-type="float">
            <text:p>40770</text:p>
          </table:table-cell>
          <table:table-cell office:value-type="float" office:value="396926" calcext:value-type="float">
            <text:p>396926</text:p>
          </table:table-cell>
          <table:table-cell office:value-type="float" office:value="300876" calcext:value-type="float">
            <text:p>300876</text:p>
          </table:table-cell>
          <table:table-cell office:value-type="float" office:value="1036858" calcext:value-type="float">
            <text:p>1036858</text:p>
          </table:table-cell>
          <table:table-cell office:value-type="float" office:value="58612" calcext:value-type="float">
            <text:p>58612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table:number-columns-repeated="3"/>
          <table:table-cell office:value-type="float" office:value="293935" calcext:value-type="float">
            <text:p>293935</text:p>
          </table:table-cell>
          <table:table-cell office:value-type="float" office:value="102295" calcext:value-type="float">
            <text:p>102295</text:p>
          </table:table-cell>
          <table:table-cell office:value-type="float" office:value="564191" calcext:value-type="float">
            <text:p>564191</text:p>
          </table:table-cell>
          <table:table-cell office:value-type="float" office:value="365025" calcext:value-type="float">
            <text:p>365025</text:p>
          </table:table-cell>
          <table:table-cell office:value-type="float" office:value="1351265" calcext:value-type="float">
            <text:p>1351265</text:p>
          </table:table-cell>
          <table:table-cell office:value-type="float" office:value="195939" calcext:value-type="float">
            <text:p>195939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table:number-columns-repeated="3"/>
          <table:table-cell office:value-type="float" office:value="-92812" calcext:value-type="float">
            <text:p>-92812</text:p>
          </table:table-cell>
          <table:table-cell office:value-type="float" office:value="-13698" calcext:value-type="float">
            <text:p>-13698</text:p>
          </table:table-cell>
          <table:table-cell office:value-type="float" office:value="752174" calcext:value-type="float">
            <text:p>752174</text:p>
          </table:table-cell>
          <table:table-cell office:value-type="float" office:value="766044" calcext:value-type="float">
            <text:p>766044</text:p>
          </table:table-cell>
          <table:table-cell office:value-type="float" office:value="1679152" calcext:value-type="float">
            <text:p>1679152</text:p>
          </table:table-cell>
          <table:table-cell office:value-type="float" office:value="-54512" calcext:value-type="float">
            <text:p>-54512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table:number-columns-repeated="3"/>
          <table:table-cell office:value-type="float" office:value="226513" calcext:value-type="float">
            <text:p>226513</text:p>
          </table:table-cell>
          <table:table-cell office:value-type="float" office:value="-107327" calcext:value-type="float">
            <text:p>-107327</text:p>
          </table:table-cell>
          <table:table-cell office:value-type="float" office:value="360597" calcext:value-type="float">
            <text:p>360597</text:p>
          </table:table-cell>
          <table:table-cell office:value-type="float" office:value="131473" calcext:value-type="float">
            <text:p>131473</text:p>
          </table:table-cell>
          <table:table-cell office:value-type="float" office:value="755107" calcext:value-type="float">
            <text:p>755107</text:p>
          </table:table-cell>
          <table:table-cell office:value-type="float" office:value="69515" calcext:value-type="float">
            <text:p>69515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table:number-columns-repeated="3"/>
          <table:table-cell office:value-type="float" office:value="163431" calcext:value-type="float">
            <text:p>163431</text:p>
          </table:table-cell>
          <table:table-cell office:value-type="float" office:value="-92331" calcext:value-type="float">
            <text:p>-92331</text:p>
          </table:table-cell>
          <table:table-cell office:value-type="float" office:value="201299" calcext:value-type="float">
            <text:p>201299</text:p>
          </table:table-cell>
          <table:table-cell office:value-type="float" office:value="71273" calcext:value-type="float">
            <text:p>71273</text:p>
          </table:table-cell>
          <table:table-cell office:value-type="float" office:value="399727" calcext:value-type="float">
            <text:p>399727</text:p>
          </table:table-cell>
          <table:table-cell office:value-type="float" office:value="-76679" calcext:value-type="float">
            <text:p>-76679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table:number-columns-repeated="3"/>
          <table:table-cell office:value-type="float" office:value="-98068" calcext:value-type="float">
            <text:p>-98068</text:p>
          </table:table-cell>
          <table:table-cell office:value-type="float" office:value="-81246" calcext:value-type="float">
            <text:p>-81246</text:p>
          </table:table-cell>
          <table:table-cell office:value-type="float" office:value="509032" calcext:value-type="float">
            <text:p>509032</text:p>
          </table:table-cell>
          <table:table-cell office:value-type="float" office:value="516570" calcext:value-type="float">
            <text:p>516570</text:p>
          </table:table-cell>
          <table:table-cell office:value-type="float" office:value="1077366" calcext:value-type="float">
            <text:p>1077366</text:p>
          </table:table-cell>
          <table:table-cell office:value-type="float" office:value="-127642" calcext:value-type="float">
            <text:p>-12764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table:number-columns-repeated="3"/>
          <table:table-cell office:value-type="float" office:value="52582" calcext:value-type="float">
            <text:p>52582</text:p>
          </table:table-cell>
          <table:table-cell office:value-type="float" office:value="-26810" calcext:value-type="float">
            <text:p>-26810</text:p>
          </table:table-cell>
          <table:table-cell office:value-type="float" office:value="572732" calcext:value-type="float">
            <text:p>572732</text:p>
          </table:table-cell>
          <table:table-cell office:value-type="float" office:value="306750" calcext:value-type="float">
            <text:p>306750</text:p>
          </table:table-cell>
          <table:table-cell office:value-type="float" office:value="1220034" calcext:value-type="float">
            <text:p>1220034</text:p>
          </table:table-cell>
          <table:table-cell office:value-type="float" office:value="23722" calcext:value-type="float">
            <text:p>23722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table:number-columns-repeated="3"/>
          <table:table-cell office:value-type="float" office:value="-48165" calcext:value-type="float">
            <text:p>-48165</text:p>
          </table:table-cell>
          <table:table-cell office:value-type="float" office:value="3661" calcext:value-type="float">
            <text:p>3661</text:p>
          </table:table-cell>
          <table:table-cell office:value-type="float" office:value="426841" calcext:value-type="float">
            <text:p>426841</text:p>
          </table:table-cell>
          <table:table-cell office:value-type="float" office:value="372719" calcext:value-type="float">
            <text:p>372719</text:p>
          </table:table-cell>
          <table:table-cell office:value-type="float" office:value="991925" calcext:value-type="float">
            <text:p>991925</text:p>
          </table:table-cell>
          <table:table-cell office:value-type="float" office:value="-26605" calcext:value-type="float">
            <text:p>-26605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table:number-columns-repeated="3"/>
          <table:table-cell office:value-type="float" office:value="-148682" calcext:value-type="float">
            <text:p>-148682</text:p>
          </table:table-cell>
          <table:table-cell office:value-type="float" office:value="-136384" calcext:value-type="float">
            <text:p>-136384</text:p>
          </table:table-cell>
          <table:table-cell office:value-type="float" office:value="458452" calcext:value-type="float">
            <text:p>458452</text:p>
          </table:table-cell>
          <table:table-cell office:value-type="float" office:value="271076" calcext:value-type="float">
            <text:p>271076</text:p>
          </table:table-cell>
          <table:table-cell office:value-type="float" office:value="977598" calcext:value-type="float">
            <text:p>977598</text:p>
          </table:table-cell>
          <table:table-cell office:value-type="float" office:value="-59290" calcext:value-type="float">
            <text:p>-59290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table:number-columns-repeated="3"/>
          <table:table-cell office:value-type="float" office:value="12714" calcext:value-type="float">
            <text:p>12714</text:p>
          </table:table-cell>
          <table:table-cell office:value-type="float" office:value="-356018" calcext:value-type="float">
            <text:p>-356018</text:p>
          </table:table-cell>
          <table:table-cell office:value-type="float" office:value="319988" calcext:value-type="float">
            <text:p>319988</text:p>
          </table:table-cell>
          <table:table-cell office:value-type="float" office:value="32196" calcext:value-type="float">
            <text:p>32196</text:p>
          </table:table-cell>
          <table:table-cell office:value-type="float" office:value="558280" calcext:value-type="float">
            <text:p>558280</text:p>
          </table:table-cell>
          <table:table-cell office:value-type="float" office:value="8618" calcext:value-type="float">
            <text:p>8618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table:number-columns-repeated="3"/>
          <table:table-cell office:value-type="float" office:value="129204" calcext:value-type="float">
            <text:p>129204</text:p>
          </table:table-cell>
          <table:table-cell office:value-type="float" office:value="301132" calcext:value-type="float">
            <text:p>301132</text:p>
          </table:table-cell>
          <table:table-cell office:value-type="float" office:value="675434" calcext:value-type="float">
            <text:p>675434</text:p>
          </table:table-cell>
          <table:table-cell office:value-type="float" office:value="784108" calcext:value-type="float">
            <text:p>784108</text:p>
          </table:table-cell>
          <table:table-cell office:value-type="float" office:value="1738844" calcext:value-type="float">
            <text:p>1738844</text:p>
          </table:table-cell>
          <table:table-cell office:value-type="float" office:value="-71960" calcext:value-type="float">
            <text:p>-71960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table:number-columns-repeated="3"/>
          <table:table-cell office:value-type="float" office:value="95767" calcext:value-type="float">
            <text:p>95767</text:p>
          </table:table-cell>
          <table:table-cell office:value-type="float" office:value="-40895" calcext:value-type="float">
            <text:p>-40895</text:p>
          </table:table-cell>
          <table:table-cell office:value-type="float" office:value="285165" calcext:value-type="float">
            <text:p>285165</text:p>
          </table:table-cell>
          <table:table-cell office:value-type="float" office:value="175865" calcext:value-type="float">
            <text:p>175865</text:p>
          </table:table-cell>
          <table:table-cell office:value-type="float" office:value="781439" calcext:value-type="float">
            <text:p>781439</text:p>
          </table:table-cell>
          <table:table-cell office:value-type="float" office:value="44827" calcext:value-type="float">
            <text:p>44827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table:number-columns-repeated="3"/>
          <table:table-cell office:value-type="float" office:value="56022" calcext:value-type="float">
            <text:p>56022</text:p>
          </table:table-cell>
          <table:table-cell office:value-type="float" office:value="-205254" calcext:value-type="float">
            <text:p>-205254</text:p>
          </table:table-cell>
          <table:table-cell office:value-type="float" office:value="293302" calcext:value-type="float">
            <text:p>293302</text:p>
          </table:table-cell>
          <table:table-cell office:value-type="float" office:value="163388" calcext:value-type="float">
            <text:p>163388</text:p>
          </table:table-cell>
          <table:table-cell office:value-type="float" office:value="685718" calcext:value-type="float">
            <text:p>685718</text:p>
          </table:table-cell>
          <table:table-cell office:value-type="float" office:value="32378" calcext:value-type="float">
            <text:p>32378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table:number-columns-repeated="3"/>
          <table:table-cell office:value-type="float" office:value="93677" calcext:value-type="float">
            <text:p>93677</text:p>
          </table:table-cell>
          <table:table-cell office:value-type="float" office:value="41605" calcext:value-type="float">
            <text:p>41605</text:p>
          </table:table-cell>
          <table:table-cell office:value-type="float" office:value="607307" calcext:value-type="float">
            <text:p>607307</text:p>
          </table:table-cell>
          <table:table-cell office:value-type="float" office:value="456659" calcext:value-type="float">
            <text:p>456659</text:p>
          </table:table-cell>
          <table:table-cell office:value-type="float" office:value="1491657" calcext:value-type="float">
            <text:p>1491657</text:p>
          </table:table-cell>
          <table:table-cell office:value-type="float" office:value="169929" calcext:value-type="float">
            <text:p>169929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table:number-columns-repeated="3"/>
          <table:table-cell office:value-type="float" office:value="11696" calcext:value-type="float">
            <text:p>11696</text:p>
          </table:table-cell>
          <table:table-cell office:value-type="float" office:value="75200" calcext:value-type="float">
            <text:p>75200</text:p>
          </table:table-cell>
          <table:table-cell office:value-type="float" office:value="571680" calcext:value-type="float">
            <text:p>571680</text:p>
          </table:table-cell>
          <table:table-cell office:value-type="float" office:value="588586" calcext:value-type="float">
            <text:p>588586</text:p>
          </table:table-cell>
          <table:table-cell office:value-type="float" office:value="1415326" calcext:value-type="float">
            <text:p>1415326</text:p>
          </table:table-cell>
          <table:table-cell office:value-type="float" office:value="49202" calcext:value-type="float">
            <text:p>49202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table:number-columns-repeated="3"/>
          <table:table-cell office:value-type="float" office:value="-17169" calcext:value-type="float">
            <text:p>-17169</text:p>
          </table:table-cell>
          <table:table-cell office:value-type="float" office:value="136653" calcext:value-type="float">
            <text:p>136653</text:p>
          </table:table-cell>
          <table:table-cell office:value-type="float" office:value="572881" calcext:value-type="float">
            <text:p>572881</text:p>
          </table:table-cell>
          <table:table-cell office:value-type="float" office:value="350297" calcext:value-type="float">
            <text:p>350297</text:p>
          </table:table-cell>
          <table:table-cell office:value-type="float" office:value="1248847" calcext:value-type="float">
            <text:p>1248847</text:p>
          </table:table-cell>
          <table:table-cell office:value-type="float" office:value="184467" calcext:value-type="float">
            <text:p>184467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table:number-columns-repeated="3"/>
          <table:table-cell office:value-type="float" office:value="-129559" calcext:value-type="float">
            <text:p>-129559</text:p>
          </table:table-cell>
          <table:table-cell office:value-type="float" office:value="-323277" calcext:value-type="float">
            <text:p>-323277</text:p>
          </table:table-cell>
          <table:table-cell office:value-type="float" office:value="331247" calcext:value-type="float">
            <text:p>331247</text:p>
          </table:table-cell>
          <table:table-cell office:value-type="float" office:value="258735" calcext:value-type="float">
            <text:p>258735</text:p>
          </table:table-cell>
          <table:table-cell office:value-type="float" office:value="873939" calcext:value-type="float">
            <text:p>873939</text:p>
          </table:table-cell>
          <table:table-cell office:value-type="float" office:value="59927" calcext:value-type="float">
            <text:p>59927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table:number-columns-repeated="3"/>
          <table:table-cell office:value-type="float" office:value="22537" calcext:value-type="float">
            <text:p>22537</text:p>
          </table:table-cell>
          <table:table-cell office:value-type="float" office:value="21379" calcext:value-type="float">
            <text:p>21379</text:p>
          </table:table-cell>
          <table:table-cell office:value-type="float" office:value="306489" calcext:value-type="float">
            <text:p>306489</text:p>
          </table:table-cell>
          <table:table-cell office:value-type="float" office:value="307033" calcext:value-type="float">
            <text:p>307033</text:p>
          </table:table-cell>
          <table:table-cell office:value-type="float" office:value="971019" calcext:value-type="float">
            <text:p>971019</text:p>
          </table:table-cell>
          <table:table-cell office:value-type="float" office:value="-5609" calcext:value-type="float">
            <text:p>-5609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table:number-columns-repeated="3"/>
          <table:table-cell office:value-type="float" office:value="-197885" calcext:value-type="float">
            <text:p>-197885</text:p>
          </table:table-cell>
          <table:table-cell office:value-type="float" office:value="-84339" calcext:value-type="float">
            <text:p>-84339</text:p>
          </table:table-cell>
          <table:table-cell office:value-type="float" office:value="593293" calcext:value-type="float">
            <text:p>593293</text:p>
          </table:table-cell>
          <table:table-cell office:value-type="float" office:value="603569" calcext:value-type="float">
            <text:p>603569</text:p>
          </table:table-cell>
          <table:table-cell office:value-type="float" office:value="1332389" calcext:value-type="float">
            <text:p>1332389</text:p>
          </table:table-cell>
          <table:table-cell office:value-type="float" office:value="-99279" calcext:value-type="float">
            <text:p>-99279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table:number-columns-repeated="3"/>
          <table:table-cell office:value-type="float" office:value="63208" calcext:value-type="float">
            <text:p>63208</text:p>
          </table:table-cell>
          <table:table-cell office:value-type="float" office:value="146556" calcext:value-type="float">
            <text:p>146556</text:p>
          </table:table-cell>
          <table:table-cell office:value-type="float" office:value="537498" calcext:value-type="float">
            <text:p>537498</text:p>
          </table:table-cell>
          <table:table-cell office:value-type="float" office:value="278684" calcext:value-type="float">
            <text:p>278684</text:p>
          </table:table-cell>
          <table:table-cell office:value-type="float" office:value="1142756" calcext:value-type="float">
            <text:p>1142756</text:p>
          </table:table-cell>
          <table:table-cell office:value-type="float" office:value="180936" calcext:value-type="float">
            <text:p>180936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table:number-columns-repeated="3"/>
          <table:table-cell office:value-type="float" office:value="-72010" calcext:value-type="float">
            <text:p>-72010</text:p>
          </table:table-cell>
          <table:table-cell office:value-type="float" office:value="-122806" calcext:value-type="float">
            <text:p>-122806</text:p>
          </table:table-cell>
          <table:table-cell office:value-type="float" office:value="367928" calcext:value-type="float">
            <text:p>367928</text:p>
          </table:table-cell>
          <table:table-cell office:value-type="float" office:value="324084" calcext:value-type="float">
            <text:p>324084</text:p>
          </table:table-cell>
          <table:table-cell office:value-type="float" office:value="895484" calcext:value-type="float">
            <text:p>895484</text:p>
          </table:table-cell>
          <table:table-cell office:value-type="float" office:value="-27948" calcext:value-type="float">
            <text:p>-27948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table:number-columns-repeated="3"/>
          <table:table-cell office:value-type="float" office:value="-116548" calcext:value-type="float">
            <text:p>-116548</text:p>
          </table:table-cell>
          <table:table-cell office:value-type="float" office:value="-229562" calcext:value-type="float">
            <text:p>-229562</text:p>
          </table:table-cell>
          <table:table-cell office:value-type="float" office:value="381864" calcext:value-type="float">
            <text:p>381864</text:p>
          </table:table-cell>
          <table:table-cell office:value-type="float" office:value="157430" calcext:value-type="float">
            <text:p>157430</text:p>
          </table:table-cell>
          <table:table-cell office:value-type="float" office:value="709934" calcext:value-type="float">
            <text:p>709934</text:p>
          </table:table-cell>
          <table:table-cell office:value-type="float" office:value="61596" calcext:value-type="float">
            <text:p>61596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table:number-columns-repeated="3"/>
          <table:table-cell office:value-type="float" office:value="57191" calcext:value-type="float">
            <text:p>57191</text:p>
          </table:table-cell>
          <table:table-cell office:value-type="float" office:value="-113771" calcext:value-type="float">
            <text:p>-113771</text:p>
          </table:table-cell>
          <table:table-cell office:value-type="float" office:value="450721" calcext:value-type="float">
            <text:p>450721</text:p>
          </table:table-cell>
          <table:table-cell office:value-type="float" office:value="405639" calcext:value-type="float">
            <text:p>405639</text:p>
          </table:table-cell>
          <table:table-cell office:value-type="float" office:value="1202719" calcext:value-type="float">
            <text:p>1202719</text:p>
          </table:table-cell>
          <table:table-cell office:value-type="float" office:value="44831" calcext:value-type="float">
            <text:p>44831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table:number-columns-repeated="3"/>
          <table:table-cell office:value-type="float" office:value="53666" calcext:value-type="float">
            <text:p>53666</text:p>
          </table:table-cell>
          <table:table-cell office:value-type="float" office:value="-146102" calcext:value-type="float">
            <text:p>-146102</text:p>
          </table:table-cell>
          <table:table-cell office:value-type="float" office:value="364264" calcext:value-type="float">
            <text:p>364264</text:p>
          </table:table-cell>
          <table:table-cell office:value-type="float" office:value="328700" calcext:value-type="float">
            <text:p>328700</text:p>
          </table:table-cell>
          <table:table-cell office:value-type="float" office:value="955546" calcext:value-type="float">
            <text:p>955546</text:p>
          </table:table-cell>
          <table:table-cell office:value-type="float" office:value="161140" calcext:value-type="float">
            <text:p>161140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table:number-columns-repeated="3"/>
          <table:table-cell office:value-type="float" office:value="-227918" calcext:value-type="float">
            <text:p>-227918</text:p>
          </table:table-cell>
          <table:table-cell office:value-type="float" office:value="-259990" calcext:value-type="float">
            <text:p>-259990</text:p>
          </table:table-cell>
          <table:table-cell office:value-type="float" office:value="393614" calcext:value-type="float">
            <text:p>393614</text:p>
          </table:table-cell>
          <table:table-cell office:value-type="float" office:value="95364" calcext:value-type="float">
            <text:p>95364</text:p>
          </table:table-cell>
          <table:table-cell office:value-type="float" office:value="764790" calcext:value-type="float">
            <text:p>764790</text:p>
          </table:table-cell>
          <table:table-cell office:value-type="float" office:value="-4116" calcext:value-type="float">
            <text:p>-4116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table:number-columns-repeated="3"/>
          <table:table-cell office:value-type="float" office:value="-104319" calcext:value-type="float">
            <text:p>-104319</text:p>
          </table:table-cell>
          <table:table-cell office:value-type="float" office:value="-1919" calcext:value-type="float">
            <text:p>-1919</text:p>
          </table:table-cell>
          <table:table-cell office:value-type="float" office:value="411653" calcext:value-type="float">
            <text:p>411653</text:p>
          </table:table-cell>
          <table:table-cell office:value-type="float" office:value="301435" calcext:value-type="float">
            <text:p>301435</text:p>
          </table:table-cell>
          <table:table-cell office:value-type="float" office:value="877519" calcext:value-type="float">
            <text:p>877519</text:p>
          </table:table-cell>
          <table:table-cell office:value-type="float" office:value="-19089" calcext:value-type="float">
            <text:p>-19089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table:number-columns-repeated="3"/>
          <table:table-cell office:value-type="float" office:value="-177252" calcext:value-type="float">
            <text:p>-177252</text:p>
          </table:table-cell>
          <table:table-cell office:value-type="float" office:value="-105930" calcext:value-type="float">
            <text:p>-105930</text:p>
          </table:table-cell>
          <table:table-cell office:value-type="float" office:value="345954" calcext:value-type="float">
            <text:p>345954</text:p>
          </table:table-cell>
          <table:table-cell office:value-type="float" office:value="241744" calcext:value-type="float">
            <text:p>241744</text:p>
          </table:table-cell>
          <table:table-cell office:value-type="float" office:value="835790" calcext:value-type="float">
            <text:p>835790</text:p>
          </table:table-cell>
          <table:table-cell office:value-type="float" office:value="-23514" calcext:value-type="float">
            <text:p>-23514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table:number-columns-repeated="3"/>
          <table:table-cell office:value-type="float" office:value="185277" calcext:value-type="float">
            <text:p>185277</text:p>
          </table:table-cell>
          <table:table-cell office:value-type="float" office:value="215281" calcext:value-type="float">
            <text:p>215281</text:p>
          </table:table-cell>
          <table:table-cell office:value-type="float" office:value="576915" calcext:value-type="float">
            <text:p>576915</text:p>
          </table:table-cell>
          <table:table-cell office:value-type="float" office:value="417627" calcext:value-type="float">
            <text:p>417627</text:p>
          </table:table-cell>
          <table:table-cell office:value-type="float" office:value="1329357" calcext:value-type="float">
            <text:p>1329357</text:p>
          </table:table-cell>
          <table:table-cell office:value-type="float" office:value="219745" calcext:value-type="float">
            <text:p>219745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table:number-columns-repeated="3"/>
          <table:table-cell office:value-type="float" office:value="116247" calcext:value-type="float">
            <text:p>116247</text:p>
          </table:table-cell>
          <table:table-cell office:value-type="float" office:value="-117105" calcext:value-type="float">
            <text:p>-117105</text:p>
          </table:table-cell>
          <table:table-cell office:value-type="float" office:value="321965" calcext:value-type="float">
            <text:p>321965</text:p>
          </table:table-cell>
          <table:table-cell office:value-type="float" office:value="248493" calcext:value-type="float">
            <text:p>248493</text:p>
          </table:table-cell>
          <table:table-cell office:value-type="float" office:value="863193" calcext:value-type="float">
            <text:p>863193</text:p>
          </table:table-cell>
          <table:table-cell office:value-type="float" office:value="173997" calcext:value-type="float">
            <text:p>173997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table:number-columns-repeated="3"/>
          <table:table-cell office:value-type="float" office:value="-2973" calcext:value-type="float">
            <text:p>-2973</text:p>
          </table:table-cell>
          <table:table-cell office:value-type="float" office:value="84383" calcext:value-type="float">
            <text:p>84383</text:p>
          </table:table-cell>
          <table:table-cell office:value-type="float" office:value="471789" calcext:value-type="float">
            <text:p>471789</text:p>
          </table:table-cell>
          <table:table-cell office:value-type="float" office:value="314397" calcext:value-type="float">
            <text:p>314397</text:p>
          </table:table-cell>
          <table:table-cell office:value-type="float" office:value="959581" calcext:value-type="float">
            <text:p>959581</text:p>
          </table:table-cell>
          <table:table-cell office:value-type="float" office:value="150245" calcext:value-type="float">
            <text:p>150245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table:number-columns-repeated="3"/>
          <table:table-cell office:value-type="float" office:value="308642" calcext:value-type="float">
            <text:p>308642</text:p>
          </table:table-cell>
          <table:table-cell office:value-type="float" office:value="10174" calcext:value-type="float">
            <text:p>10174</text:p>
          </table:table-cell>
          <table:table-cell office:value-type="float" office:value="486870" calcext:value-type="float">
            <text:p>486870</text:p>
          </table:table-cell>
          <table:table-cell office:value-type="float" office:value="213432" calcext:value-type="float">
            <text:p>213432</text:p>
          </table:table-cell>
          <table:table-cell office:value-type="float" office:value="1023578" calcext:value-type="float">
            <text:p>1023578</text:p>
          </table:table-cell>
          <table:table-cell office:value-type="float" office:value="129840" calcext:value-type="float">
            <text:p>129840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table:number-columns-repeated="3"/>
          <table:table-cell office:value-type="float" office:value="-117938" calcext:value-type="float">
            <text:p>-117938</text:p>
          </table:table-cell>
          <table:table-cell office:value-type="float" office:value="-72246" calcext:value-type="float">
            <text:p>-72246</text:p>
          </table:table-cell>
          <table:table-cell office:value-type="float" office:value="210932" calcext:value-type="float">
            <text:p>210932</text:p>
          </table:table-cell>
          <table:table-cell office:value-type="float" office:value="227300" calcext:value-type="float">
            <text:p>227300</text:p>
          </table:table-cell>
          <table:table-cell office:value-type="float" office:value="648940" calcext:value-type="float">
            <text:p>648940</text:p>
          </table:table-cell>
          <table:table-cell office:value-type="float" office:value="-30828" calcext:value-type="float">
            <text:p>-30828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table:number-columns-repeated="3"/>
          <table:table-cell office:value-type="float" office:value="23591" calcext:value-type="float">
            <text:p>23591</text:p>
          </table:table-cell>
          <table:table-cell office:value-type="float" office:value="-259231" calcext:value-type="float">
            <text:p>-259231</text:p>
          </table:table-cell>
          <table:table-cell office:value-type="float" office:value="414935" calcext:value-type="float">
            <text:p>414935</text:p>
          </table:table-cell>
          <table:table-cell office:value-type="float" office:value="205503" calcext:value-type="float">
            <text:p>205503</text:p>
          </table:table-cell>
          <table:table-cell office:value-type="float" office:value="831127" calcext:value-type="float">
            <text:p>831127</text:p>
          </table:table-cell>
          <table:table-cell office:value-type="float" office:value="-33863" calcext:value-type="float">
            <text:p>-33863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table:number-columns-repeated="3"/>
          <table:table-cell office:value-type="float" office:value="-142827" calcext:value-type="float">
            <text:p>-142827</text:p>
          </table:table-cell>
          <table:table-cell office:value-type="float" office:value="-89011" calcext:value-type="float">
            <text:p>-89011</text:p>
          </table:table-cell>
          <table:table-cell office:value-type="float" office:value="309597" calcext:value-type="float">
            <text:p>309597</text:p>
          </table:table-cell>
          <table:table-cell office:value-type="float" office:value="319427" calcext:value-type="float">
            <text:p>319427</text:p>
          </table:table-cell>
          <table:table-cell office:value-type="float" office:value="725381" calcext:value-type="float">
            <text:p>725381</text:p>
          </table:table-cell>
          <table:table-cell office:value-type="float" office:value="-2969" calcext:value-type="float">
            <text:p>-2969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table:number-columns-repeated="3"/>
          <table:table-cell office:value-type="float" office:value="11241" calcext:value-type="float">
            <text:p>11241</text:p>
          </table:table-cell>
          <table:table-cell office:value-type="float" office:value="-50991" calcext:value-type="float">
            <text:p>-50991</text:p>
          </table:table-cell>
          <table:table-cell office:value-type="float" office:value="443901" calcext:value-type="float">
            <text:p>443901</text:p>
          </table:table-cell>
          <table:table-cell office:value-type="float" office:value="237739" calcext:value-type="float">
            <text:p>237739</text:p>
          </table:table-cell>
          <table:table-cell office:value-type="float" office:value="986341" calcext:value-type="float">
            <text:p>986341</text:p>
          </table:table-cell>
          <table:table-cell office:value-type="float" office:value="134873" calcext:value-type="float">
            <text:p>134873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table:number-columns-repeated="3"/>
          <table:table-cell office:value-type="float" office:value="224712" calcext:value-type="float">
            <text:p>224712</text:p>
          </table:table-cell>
          <table:table-cell office:value-type="float" office:value="53080" calcext:value-type="float">
            <text:p>53080</text:p>
          </table:table-cell>
          <table:table-cell office:value-type="float" office:value="471936" calcext:value-type="float">
            <text:p>471936</text:p>
          </table:table-cell>
          <table:table-cell office:value-type="float" office:value="224150" calcext:value-type="float">
            <text:p>224150</text:p>
          </table:table-cell>
          <table:table-cell office:value-type="float" office:value="1039512" calcext:value-type="float">
            <text:p>1039512</text:p>
          </table:table-cell>
          <table:table-cell office:value-type="float" office:value="221872" calcext:value-type="float">
            <text:p>221872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table:number-columns-repeated="3"/>
          <table:table-cell office:value-type="float" office:value="28238" calcext:value-type="float">
            <text:p>28238</text:p>
          </table:table-cell>
          <table:table-cell office:value-type="float" office:value="-68248" calcext:value-type="float">
            <text:p>-68248</text:p>
          </table:table-cell>
          <table:table-cell office:value-type="float" office:value="315886" calcext:value-type="float">
            <text:p>315886</text:p>
          </table:table-cell>
          <table:table-cell office:value-type="float" office:value="181014" calcext:value-type="float">
            <text:p>181014</text:p>
          </table:table-cell>
          <table:table-cell office:value-type="float" office:value="714372" calcext:value-type="float">
            <text:p>714372</text:p>
          </table:table-cell>
          <table:table-cell office:value-type="float" office:value="130650" calcext:value-type="float">
            <text:p>130650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table:number-columns-repeated="3"/>
          <table:table-cell office:value-type="float" office:value="97489" calcext:value-type="float">
            <text:p>97489</text:p>
          </table:table-cell>
          <table:table-cell office:value-type="float" office:value="24783" calcext:value-type="float">
            <text:p>24783</text:p>
          </table:table-cell>
          <table:table-cell office:value-type="float" office:value="561573" calcext:value-type="float">
            <text:p>561573</text:p>
          </table:table-cell>
          <table:table-cell office:value-type="float" office:value="355743" calcext:value-type="float">
            <text:p>355743</text:p>
          </table:table-cell>
          <table:table-cell office:value-type="float" office:value="1272859" calcext:value-type="float">
            <text:p>1272859</text:p>
          </table:table-cell>
          <table:table-cell office:value-type="float" office:value="134313" calcext:value-type="float">
            <text:p>134313</text:p>
          </table:table-cell>
        </table:table-row>
        <table:table-row table:style-name="ro1">
          <table:table-cell office:value-type="float" office:value="672" calcext:value-type="float">
            <text:p>672</text:p>
          </table:table-cell>
          <table:table-cell table:number-columns-repeated="3"/>
          <table:table-cell office:value-type="float" office:value="-136980" calcext:value-type="float">
            <text:p>-136980</text:p>
          </table:table-cell>
          <table:table-cell office:value-type="float" office:value="-103878" calcext:value-type="float">
            <text:p>-103878</text:p>
          </table:table-cell>
          <table:table-cell office:value-type="float" office:value="401058" calcext:value-type="float">
            <text:p>401058</text:p>
          </table:table-cell>
          <table:table-cell office:value-type="float" office:value="390606" calcext:value-type="float">
            <text:p>390606</text:p>
          </table:table-cell>
          <table:table-cell office:value-type="float" office:value="1013272" calcext:value-type="float">
            <text:p>1013272</text:p>
          </table:table-cell>
          <table:table-cell office:value-type="float" office:value="48716" calcext:value-type="float">
            <text:p>48716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table:number-columns-repeated="3"/>
          <table:table-cell office:value-type="float" office:value="69975" calcext:value-type="float">
            <text:p>69975</text:p>
          </table:table-cell>
          <table:table-cell office:value-type="float" office:value="-168247" calcext:value-type="float">
            <text:p>-168247</text:p>
          </table:table-cell>
          <table:table-cell office:value-type="float" office:value="390757" calcext:value-type="float">
            <text:p>390757</text:p>
          </table:table-cell>
          <table:table-cell office:value-type="float" office:value="451481" calcext:value-type="float">
            <text:p>451481</text:p>
          </table:table-cell>
          <table:table-cell office:value-type="float" office:value="1103835" calcext:value-type="float">
            <text:p>1103835</text:p>
          </table:table-cell>
          <table:table-cell office:value-type="float" office:value="115943" calcext:value-type="float">
            <text:p>115943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table:number-columns-repeated="3"/>
          <table:table-cell office:value-type="float" office:value="124393" calcext:value-type="float">
            <text:p>124393</text:p>
          </table:table-cell>
          <table:table-cell office:value-type="float" office:value="-4223" calcext:value-type="float">
            <text:p>-4223</text:p>
          </table:table-cell>
          <table:table-cell office:value-type="float" office:value="405365" calcext:value-type="float">
            <text:p>405365</text:p>
          </table:table-cell>
          <table:table-cell office:value-type="float" office:value="261335" calcext:value-type="float">
            <text:p>261335</text:p>
          </table:table-cell>
          <table:table-cell office:value-type="float" office:value="997195" calcext:value-type="float">
            <text:p>997195</text:p>
          </table:table-cell>
          <table:table-cell office:value-type="float" office:value="113485" calcext:value-type="float">
            <text:p>113485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table:number-columns-repeated="3"/>
          <table:table-cell office:value-type="float" office:value="162622" calcext:value-type="float">
            <text:p>162622</text:p>
          </table:table-cell>
          <table:table-cell office:value-type="float" office:value="-48114" calcext:value-type="float">
            <text:p>-48114</text:p>
          </table:table-cell>
          <table:table-cell office:value-type="float" office:value="550850" calcext:value-type="float">
            <text:p>550850</text:p>
          </table:table-cell>
          <table:table-cell office:value-type="float" office:value="342824" calcext:value-type="float">
            <text:p>342824</text:p>
          </table:table-cell>
          <table:table-cell office:value-type="float" office:value="1294806" calcext:value-type="float">
            <text:p>1294806</text:p>
          </table:table-cell>
          <table:table-cell office:value-type="float" office:value="239968" calcext:value-type="float">
            <text:p>239968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table:number-columns-repeated="3"/>
          <table:table-cell office:value-type="float" office:value="49771" calcext:value-type="float">
            <text:p>49771</text:p>
          </table:table-cell>
          <table:table-cell office:value-type="float" office:value="151081" calcext:value-type="float">
            <text:p>151081</text:p>
          </table:table-cell>
          <table:table-cell office:value-type="float" office:value="525285" calcext:value-type="float">
            <text:p>525285</text:p>
          </table:table-cell>
          <table:table-cell office:value-type="float" office:value="314661" calcext:value-type="float">
            <text:p>314661</text:p>
          </table:table-cell>
          <table:table-cell office:value-type="float" office:value="1190119" calcext:value-type="float">
            <text:p>1190119</text:p>
          </table:table-cell>
          <table:table-cell office:value-type="float" office:value="92463" calcext:value-type="float">
            <text:p>92463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table:number-columns-repeated="3"/>
          <table:table-cell office:value-type="float" office:value="-70346" calcext:value-type="float">
            <text:p>-70346</text:p>
          </table:table-cell>
          <table:table-cell office:value-type="float" office:value="-156860" calcext:value-type="float">
            <text:p>-156860</text:p>
          </table:table-cell>
          <table:table-cell office:value-type="float" office:value="286520" calcext:value-type="float">
            <text:p>286520</text:p>
          </table:table-cell>
          <table:table-cell office:value-type="float" office:value="235758" calcext:value-type="float">
            <text:p>235758</text:p>
          </table:table-cell>
          <table:table-cell office:value-type="float" office:value="686632" calcext:value-type="float">
            <text:p>686632</text:p>
          </table:table-cell>
          <table:table-cell office:value-type="float" office:value="148132" calcext:value-type="float">
            <text:p>148132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table:number-columns-repeated="3"/>
          <table:table-cell office:value-type="float" office:value="123031" calcext:value-type="float">
            <text:p>123031</text:p>
          </table:table-cell>
          <table:table-cell office:value-type="float" office:value="-143899" calcext:value-type="float">
            <text:p>-143899</text:p>
          </table:table-cell>
          <table:table-cell office:value-type="float" office:value="349287" calcext:value-type="float">
            <text:p>349287</text:p>
          </table:table-cell>
          <table:table-cell office:value-type="float" office:value="285849" calcext:value-type="float">
            <text:p>285849</text:p>
          </table:table-cell>
          <table:table-cell office:value-type="float" office:value="803299" calcext:value-type="float">
            <text:p>803299</text:p>
          </table:table-cell>
          <table:table-cell office:value-type="float" office:value="125307" calcext:value-type="float">
            <text:p>125307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table:number-columns-repeated="3"/>
          <table:table-cell office:value-type="float" office:value="-228721" calcext:value-type="float">
            <text:p>-228721</text:p>
          </table:table-cell>
          <table:table-cell office:value-type="float" office:value="-191921" calcext:value-type="float">
            <text:p>-191921</text:p>
          </table:table-cell>
          <table:table-cell office:value-type="float" office:value="314465" calcext:value-type="float">
            <text:p>314465</text:p>
          </table:table-cell>
          <table:table-cell office:value-type="float" office:value="188599" calcext:value-type="float">
            <text:p>188599</text:p>
          </table:table-cell>
          <table:table-cell office:value-type="float" office:value="658417" calcext:value-type="float">
            <text:p>658417</text:p>
          </table:table-cell>
          <table:table-cell office:value-type="float" office:value="-6553" calcext:value-type="float">
            <text:p>-6553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table:number-columns-repeated="3"/>
          <table:table-cell office:value-type="float" office:value="-92581" calcext:value-type="float">
            <text:p>-92581</text:p>
          </table:table-cell>
          <table:table-cell office:value-type="float" office:value="-165693" calcext:value-type="float">
            <text:p>-165693</text:p>
          </table:table-cell>
          <table:table-cell office:value-type="float" office:value="292249" calcext:value-type="float">
            <text:p>292249</text:p>
          </table:table-cell>
          <table:table-cell office:value-type="float" office:value="307435" calcext:value-type="float">
            <text:p>307435</text:p>
          </table:table-cell>
          <table:table-cell office:value-type="float" office:value="765005" calcext:value-type="float">
            <text:p>765005</text:p>
          </table:table-cell>
          <table:table-cell office:value-type="float" office:value="-65739" calcext:value-type="float">
            <text:p>-65739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table:number-columns-repeated="3"/>
          <table:table-cell office:value-type="float" office:value="57921" calcext:value-type="float">
            <text:p>57921</text:p>
          </table:table-cell>
          <table:table-cell office:value-type="float" office:value="37145" calcext:value-type="float">
            <text:p>37145</text:p>
          </table:table-cell>
          <table:table-cell office:value-type="float" office:value="391865" calcext:value-type="float">
            <text:p>391865</text:p>
          </table:table-cell>
          <table:table-cell office:value-type="float" office:value="266037" calcext:value-type="float">
            <text:p>266037</text:p>
          </table:table-cell>
          <table:table-cell office:value-type="float" office:value="875991" calcext:value-type="float">
            <text:p>875991</text:p>
          </table:table-cell>
          <table:table-cell office:value-type="float" office:value="42943" calcext:value-type="float">
            <text:p>42943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table:number-columns-repeated="3"/>
          <table:table-cell office:value-type="float" office:value="121209" calcext:value-type="float">
            <text:p>121209</text:p>
          </table:table-cell>
          <table:table-cell office:value-type="float" office:value="5115" calcext:value-type="float">
            <text:p>5115</text:p>
          </table:table-cell>
          <table:table-cell office:value-type="float" office:value="400633" calcext:value-type="float">
            <text:p>400633</text:p>
          </table:table-cell>
          <table:table-cell office:value-type="float" office:value="178929" calcext:value-type="float">
            <text:p>178929</text:p>
          </table:table-cell>
          <table:table-cell office:value-type="float" office:value="782507" calcext:value-type="float">
            <text:p>782507</text:p>
          </table:table-cell>
          <table:table-cell office:value-type="float" office:value="-3703" calcext:value-type="float">
            <text:p>-3703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table:number-columns-repeated="3"/>
          <table:table-cell office:value-type="float" office:value="-30672" calcext:value-type="float">
            <text:p>-30672</text:p>
          </table:table-cell>
          <table:table-cell office:value-type="float" office:value="84496" calcext:value-type="float">
            <text:p>84496</text:p>
          </table:table-cell>
          <table:table-cell office:value-type="float" office:value="703540" calcext:value-type="float">
            <text:p>703540</text:p>
          </table:table-cell>
          <table:table-cell office:value-type="float" office:value="646998" calcext:value-type="float">
            <text:p>646998</text:p>
          </table:table-cell>
          <table:table-cell office:value-type="float" office:value="1627044" calcext:value-type="float">
            <text:p>1627044</text:p>
          </table:table-cell>
          <table:table-cell office:value-type="float" office:value="19812" calcext:value-type="float">
            <text:p>19812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table:number-columns-repeated="3"/>
          <table:table-cell office:value-type="float" office:value="8016" calcext:value-type="float">
            <text:p>8016</text:p>
          </table:table-cell>
          <table:table-cell office:value-type="float" office:value="-15758" calcext:value-type="float">
            <text:p>-15758</text:p>
          </table:table-cell>
          <table:table-cell office:value-type="float" office:value="585134" calcext:value-type="float">
            <text:p>585134</text:p>
          </table:table-cell>
          <table:table-cell office:value-type="float" office:value="474034" calcext:value-type="float">
            <text:p>474034</text:p>
          </table:table-cell>
          <table:table-cell office:value-type="float" office:value="1370812" calcext:value-type="float">
            <text:p>1370812</text:p>
          </table:table-cell>
          <table:table-cell office:value-type="float" office:value="83060" calcext:value-type="float">
            <text:p>83060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table:number-columns-repeated="3"/>
          <table:table-cell office:value-type="float" office:value="24027" calcext:value-type="float">
            <text:p>24027</text:p>
          </table:table-cell>
          <table:table-cell office:value-type="float" office:value="-193539" calcext:value-type="float">
            <text:p>-193539</text:p>
          </table:table-cell>
          <table:table-cell office:value-type="float" office:value="337635" calcext:value-type="float">
            <text:p>337635</text:p>
          </table:table-cell>
          <table:table-cell office:value-type="float" office:value="90887" calcext:value-type="float">
            <text:p>90887</text:p>
          </table:table-cell>
          <table:table-cell office:value-type="float" office:value="670769" calcext:value-type="float">
            <text:p>670769</text:p>
          </table:table-cell>
          <table:table-cell office:value-type="float" office:value="-104543" calcext:value-type="float">
            <text:p>-104543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table:number-columns-repeated="3"/>
          <table:table-cell office:value-type="float" office:value="-119760" calcext:value-type="float">
            <text:p>-119760</text:p>
          </table:table-cell>
          <table:table-cell office:value-type="float" office:value="-46066" calcext:value-type="float">
            <text:p>-46066</text:p>
          </table:table-cell>
          <table:table-cell office:value-type="float" office:value="326624" calcext:value-type="float">
            <text:p>326624</text:p>
          </table:table-cell>
          <table:table-cell office:value-type="float" office:value="269428" calcext:value-type="float">
            <text:p>269428</text:p>
          </table:table-cell>
          <table:table-cell office:value-type="float" office:value="838926" calcext:value-type="float">
            <text:p>838926</text:p>
          </table:table-cell>
          <table:table-cell office:value-type="float" office:value="-41090" calcext:value-type="float">
            <text:p>-41090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table:number-columns-repeated="3"/>
          <table:table-cell office:value-type="float" office:value="17275" calcext:value-type="float">
            <text:p>17275</text:p>
          </table:table-cell>
          <table:table-cell office:value-type="float" office:value="-44321" calcext:value-type="float">
            <text:p>-44321</text:p>
          </table:table-cell>
          <table:table-cell office:value-type="float" office:value="418101" calcext:value-type="float">
            <text:p>418101</text:p>
          </table:table-cell>
          <table:table-cell office:value-type="float" office:value="415351" calcext:value-type="float">
            <text:p>415351</text:p>
          </table:table-cell>
          <table:table-cell office:value-type="float" office:value="1001141" calcext:value-type="float">
            <text:p>1001141</text:p>
          </table:table-cell>
          <table:table-cell office:value-type="float" office:value="18667" calcext:value-type="float">
            <text:p>18667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table:number-columns-repeated="3"/>
          <table:table-cell office:value-type="float" office:value="11921" calcext:value-type="float">
            <text:p>11921</text:p>
          </table:table-cell>
          <table:table-cell office:value-type="float" office:value="-173191" calcext:value-type="float">
            <text:p>-173191</text:p>
          </table:table-cell>
          <table:table-cell office:value-type="float" office:value="462765" calcext:value-type="float">
            <text:p>462765</text:p>
          </table:table-cell>
          <table:table-cell office:value-type="float" office:value="320901" calcext:value-type="float">
            <text:p>320901</text:p>
          </table:table-cell>
          <table:table-cell office:value-type="float" office:value="859649" calcext:value-type="float">
            <text:p>859649</text:p>
          </table:table-cell>
          <table:table-cell office:value-type="float" office:value="-258179" calcext:value-type="float">
            <text:p>-25817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table:number-columns-repeated="3"/>
          <table:table-cell office:value-type="float" office:value="57117" calcext:value-type="float">
            <text:p>57117</text:p>
          </table:table-cell>
          <table:table-cell office:value-type="float" office:value="17203" calcext:value-type="float">
            <text:p>17203</text:p>
          </table:table-cell>
          <table:table-cell office:value-type="float" office:value="536961" calcext:value-type="float">
            <text:p>536961</text:p>
          </table:table-cell>
          <table:table-cell office:value-type="float" office:value="536611" calcext:value-type="float">
            <text:p>536611</text:p>
          </table:table-cell>
          <table:table-cell office:value-type="float" office:value="1341827" calcext:value-type="float">
            <text:p>1341827</text:p>
          </table:table-cell>
          <table:table-cell office:value-type="float" office:value="106255" calcext:value-type="float">
            <text:p>106255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table:number-columns-repeated="3"/>
          <table:table-cell office:value-type="float" office:value="-22250" calcext:value-type="float">
            <text:p>-22250</text:p>
          </table:table-cell>
          <table:table-cell office:value-type="float" office:value="37600" calcext:value-type="float">
            <text:p>37600</text:p>
          </table:table-cell>
          <table:table-cell office:value-type="float" office:value="579504" calcext:value-type="float">
            <text:p>579504</text:p>
          </table:table-cell>
          <table:table-cell office:value-type="float" office:value="416578" calcext:value-type="float">
            <text:p>416578</text:p>
          </table:table-cell>
          <table:table-cell office:value-type="float" office:value="1349314" calcext:value-type="float">
            <text:p>1349314</text:p>
          </table:table-cell>
          <table:table-cell office:value-type="float" office:value="129390" calcext:value-type="float">
            <text:p>129390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table:number-columns-repeated="3"/>
          <table:table-cell office:value-type="float" office:value="-95593" calcext:value-type="float">
            <text:p>-95593</text:p>
          </table:table-cell>
          <table:table-cell office:value-type="float" office:value="-177457" calcext:value-type="float">
            <text:p>-177457</text:p>
          </table:table-cell>
          <table:table-cell office:value-type="float" office:value="237249" calcext:value-type="float">
            <text:p>237249</text:p>
          </table:table-cell>
          <table:table-cell office:value-type="float" office:value="146191" calcext:value-type="float">
            <text:p>146191</text:p>
          </table:table-cell>
          <table:table-cell office:value-type="float" office:value="655387" calcext:value-type="float">
            <text:p>655387</text:p>
          </table:table-cell>
          <table:table-cell office:value-type="float" office:value="67451" calcext:value-type="float">
            <text:p>67451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table:number-columns-repeated="3"/>
          <table:table-cell office:value-type="float" office:value="-19618" calcext:value-type="float">
            <text:p>-19618</text:p>
          </table:table-cell>
          <table:table-cell office:value-type="float" office:value="-42956" calcext:value-type="float">
            <text:p>-42956</text:p>
          </table:table-cell>
          <table:table-cell office:value-type="float" office:value="499740" calcext:value-type="float">
            <text:p>499740</text:p>
          </table:table-cell>
          <table:table-cell office:value-type="float" office:value="353536" calcext:value-type="float">
            <text:p>353536</text:p>
          </table:table-cell>
          <table:table-cell office:value-type="float" office:value="1108636" calcext:value-type="float">
            <text:p>1108636</text:p>
          </table:table-cell>
          <table:table-cell office:value-type="float" office:value="11662" calcext:value-type="float">
            <text:p>11662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table:number-columns-repeated="3"/>
          <table:table-cell office:value-type="float" office:value="186935" calcext:value-type="float">
            <text:p>186935</text:p>
          </table:table-cell>
          <table:table-cell office:value-type="float" office:value="-102595" calcext:value-type="float">
            <text:p>-102595</text:p>
          </table:table-cell>
          <table:table-cell office:value-type="float" office:value="437637" calcext:value-type="float">
            <text:p>437637</text:p>
          </table:table-cell>
          <table:table-cell office:value-type="float" office:value="280401" calcext:value-type="float">
            <text:p>280401</text:p>
          </table:table-cell>
          <table:table-cell office:value-type="float" office:value="1072077" calcext:value-type="float">
            <text:p>1072077</text:p>
          </table:table-cell>
          <table:table-cell office:value-type="float" office:value="75465" calcext:value-type="float">
            <text:p>75465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table:number-columns-repeated="3"/>
          <table:table-cell office:value-type="float" office:value="6612" calcext:value-type="float">
            <text:p>6612</text:p>
          </table:table-cell>
          <table:table-cell office:value-type="float" office:value="-37866" calcext:value-type="float">
            <text:p>-37866</text:p>
          </table:table-cell>
          <table:table-cell office:value-type="float" office:value="624740" calcext:value-type="float">
            <text:p>624740</text:p>
          </table:table-cell>
          <table:table-cell office:value-type="float" office:value="581936" calcext:value-type="float">
            <text:p>581936</text:p>
          </table:table-cell>
          <table:table-cell office:value-type="float" office:value="1520516" calcext:value-type="float">
            <text:p>1520516</text:p>
          </table:table-cell>
          <table:table-cell office:value-type="float" office:value="79078" calcext:value-type="float">
            <text:p>79078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table:number-columns-repeated="3"/>
          <table:table-cell office:value-type="float" office:value="-39051" calcext:value-type="float">
            <text:p>-39051</text:p>
          </table:table-cell>
          <table:table-cell office:value-type="float" office:value="-40007" calcext:value-type="float">
            <text:p>-40007</text:p>
          </table:table-cell>
          <table:table-cell office:value-type="float" office:value="573061" calcext:value-type="float">
            <text:p>573061</text:p>
          </table:table-cell>
          <table:table-cell office:value-type="float" office:value="459091" calcext:value-type="float">
            <text:p>459091</text:p>
          </table:table-cell>
          <table:table-cell office:value-type="float" office:value="1311825" calcext:value-type="float">
            <text:p>1311825</text:p>
          </table:table-cell>
          <table:table-cell office:value-type="float" office:value="-16731" calcext:value-type="float">
            <text:p>-16731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table:number-columns-repeated="3"/>
          <table:table-cell office:value-type="float" office:value="147278" calcext:value-type="float">
            <text:p>147278</text:p>
          </table:table-cell>
          <table:table-cell office:value-type="float" office:value="100930" calcext:value-type="float">
            <text:p>100930</text:p>
          </table:table-cell>
          <table:table-cell office:value-type="float" office:value="408400" calcext:value-type="float">
            <text:p>408400</text:p>
          </table:table-cell>
          <table:table-cell office:value-type="float" office:value="253926" calcext:value-type="float">
            <text:p>253926</text:p>
          </table:table-cell>
          <table:table-cell office:value-type="float" office:value="928058" calcext:value-type="float">
            <text:p>928058</text:p>
          </table:table-cell>
          <table:table-cell office:value-type="float" office:value="149572" calcext:value-type="float">
            <text:p>149572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table:number-columns-repeated="3"/>
          <table:table-cell office:value-type="float" office:value="149168" calcext:value-type="float">
            <text:p>149168</text:p>
          </table:table-cell>
          <table:table-cell office:value-type="float" office:value="-183766" calcext:value-type="float">
            <text:p>-183766</text:p>
          </table:table-cell>
          <table:table-cell office:value-type="float" office:value="399974" calcext:value-type="float">
            <text:p>399974</text:p>
          </table:table-cell>
          <table:table-cell office:value-type="float" office:value="272964" calcext:value-type="float">
            <text:p>272964</text:p>
          </table:table-cell>
          <table:table-cell office:value-type="float" office:value="752188" calcext:value-type="float">
            <text:p>752188</text:p>
          </table:table-cell>
          <table:table-cell office:value-type="float" office:value="-29748" calcext:value-type="float">
            <text:p>-29748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table:number-columns-repeated="3"/>
          <table:table-cell office:value-type="float" office:value="53027" calcext:value-type="float">
            <text:p>53027</text:p>
          </table:table-cell>
          <table:table-cell office:value-type="float" office:value="110365" calcext:value-type="float">
            <text:p>110365</text:p>
          </table:table-cell>
          <table:table-cell office:value-type="float" office:value="666105" calcext:value-type="float">
            <text:p>666105</text:p>
          </table:table-cell>
          <table:table-cell office:value-type="float" office:value="412803" calcext:value-type="float">
            <text:p>412803</text:p>
          </table:table-cell>
          <table:table-cell office:value-type="float" office:value="1389295" calcext:value-type="float">
            <text:p>1389295</text:p>
          </table:table-cell>
          <table:table-cell office:value-type="float" office:value="175215" calcext:value-type="float">
            <text:p>175215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table:number-columns-repeated="3"/>
          <table:table-cell office:value-type="float" office:value="177536" calcext:value-type="float">
            <text:p>177536</text:p>
          </table:table-cell>
          <table:table-cell office:value-type="float" office:value="84276" calcext:value-type="float">
            <text:p>84276</text:p>
          </table:table-cell>
          <table:table-cell office:value-type="float" office:value="386968" calcext:value-type="float">
            <text:p>386968</text:p>
          </table:table-cell>
          <table:table-cell office:value-type="float" office:value="135790" calcext:value-type="float">
            <text:p>135790</text:p>
          </table:table-cell>
          <table:table-cell office:value-type="float" office:value="806446" calcext:value-type="float">
            <text:p>806446</text:p>
          </table:table-cell>
          <table:table-cell office:value-type="float" office:value="36198" calcext:value-type="float">
            <text:p>36198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table:number-columns-repeated="3"/>
          <table:table-cell office:value-type="float" office:value="188630" calcext:value-type="float">
            <text:p>188630</text:p>
          </table:table-cell>
          <table:table-cell office:value-type="float" office:value="28852" calcext:value-type="float">
            <text:p>28852</text:p>
          </table:table-cell>
          <table:table-cell office:value-type="float" office:value="378830" calcext:value-type="float">
            <text:p>378830</text:p>
          </table:table-cell>
          <table:table-cell office:value-type="float" office:value="348624" calcext:value-type="float">
            <text:p>348624</text:p>
          </table:table-cell>
          <table:table-cell office:value-type="float" office:value="878782" calcext:value-type="float">
            <text:p>878782</text:p>
          </table:table-cell>
          <table:table-cell office:value-type="float" office:value="-20292" calcext:value-type="float">
            <text:p>-20292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table:number-columns-repeated="3"/>
          <table:table-cell office:value-type="float" office:value="361" calcext:value-type="float">
            <text:p>361</text:p>
          </table:table-cell>
          <table:table-cell office:value-type="float" office:value="-20025" calcext:value-type="float">
            <text:p>-20025</text:p>
          </table:table-cell>
          <table:table-cell office:value-type="float" office:value="451295" calcext:value-type="float">
            <text:p>451295</text:p>
          </table:table-cell>
          <table:table-cell office:value-type="float" office:value="344299" calcext:value-type="float">
            <text:p>344299</text:p>
          </table:table-cell>
          <table:table-cell office:value-type="float" office:value="961943" calcext:value-type="float">
            <text:p>961943</text:p>
          </table:table-cell>
          <table:table-cell office:value-type="float" office:value="5059" calcext:value-type="float">
            <text:p>5059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table:number-columns-repeated="3"/>
          <table:table-cell office:value-type="float" office:value="49932" calcext:value-type="float">
            <text:p>49932</text:p>
          </table:table-cell>
          <table:table-cell office:value-type="float" office:value="-201836" calcext:value-type="float">
            <text:p>-201836</text:p>
          </table:table-cell>
          <table:table-cell office:value-type="float" office:value="351340" calcext:value-type="float">
            <text:p>351340</text:p>
          </table:table-cell>
          <table:table-cell office:value-type="float" office:value="173436" calcext:value-type="float">
            <text:p>173436</text:p>
          </table:table-cell>
          <table:table-cell office:value-type="float" office:value="716324" calcext:value-type="float">
            <text:p>716324</text:p>
          </table:table-cell>
          <table:table-cell office:value-type="float" office:value="-62446" calcext:value-type="float">
            <text:p>-62446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table:number-columns-repeated="3"/>
          <table:table-cell office:value-type="float" office:value="-103562" calcext:value-type="float">
            <text:p>-103562</text:p>
          </table:table-cell>
          <table:table-cell office:value-type="float" office:value="-147520" calcext:value-type="float">
            <text:p>-147520</text:p>
          </table:table-cell>
          <table:table-cell office:value-type="float" office:value="307688" calcext:value-type="float">
            <text:p>307688</text:p>
          </table:table-cell>
          <table:table-cell office:value-type="float" office:value="330820" calcext:value-type="float">
            <text:p>330820</text:p>
          </table:table-cell>
          <table:table-cell office:value-type="float" office:value="826960" calcext:value-type="float">
            <text:p>826960</text:p>
          </table:table-cell>
          <table:table-cell office:value-type="float" office:value="-38878" calcext:value-type="float">
            <text:p>-38878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table:number-columns-repeated="3"/>
          <table:table-cell office:value-type="float" office:value="176134" calcext:value-type="float">
            <text:p>176134</text:p>
          </table:table-cell>
          <table:table-cell office:value-type="float" office:value="-34846" calcext:value-type="float">
            <text:p>-34846</text:p>
          </table:table-cell>
          <table:table-cell office:value-type="float" office:value="237188" calcext:value-type="float">
            <text:p>237188</text:p>
          </table:table-cell>
          <table:table-cell office:value-type="float" office:value="63302" calcext:value-type="float">
            <text:p>63302</text:p>
          </table:table-cell>
          <table:table-cell office:value-type="float" office:value="528582" calcext:value-type="float">
            <text:p>528582</text:p>
          </table:table-cell>
          <table:table-cell office:value-type="float" office:value="101052" calcext:value-type="float">
            <text:p>101052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table:number-columns-repeated="3"/>
          <table:table-cell office:value-type="float" office:value="84107" calcext:value-type="float">
            <text:p>84107</text:p>
          </table:table-cell>
          <table:table-cell office:value-type="float" office:value="-47813" calcext:value-type="float">
            <text:p>-47813</text:p>
          </table:table-cell>
          <table:table-cell office:value-type="float" office:value="482137" calcext:value-type="float">
            <text:p>482137</text:p>
          </table:table-cell>
          <table:table-cell office:value-type="float" office:value="314289" calcext:value-type="float">
            <text:p>314289</text:p>
          </table:table-cell>
          <table:table-cell office:value-type="float" office:value="1028351" calcext:value-type="float">
            <text:p>1028351</text:p>
          </table:table-cell>
          <table:table-cell office:value-type="float" office:value="-14297" calcext:value-type="float">
            <text:p>-14297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table:number-columns-repeated="3"/>
          <table:table-cell office:value-type="float" office:value="-285194" calcext:value-type="float">
            <text:p>-285194</text:p>
          </table:table-cell>
          <table:table-cell office:value-type="float" office:value="-140158" calcext:value-type="float">
            <text:p>-140158</text:p>
          </table:table-cell>
          <table:table-cell office:value-type="float" office:value="326518" calcext:value-type="float">
            <text:p>326518</text:p>
          </table:table-cell>
          <table:table-cell office:value-type="float" office:value="220606" calcext:value-type="float">
            <text:p>220606</text:p>
          </table:table-cell>
          <table:table-cell office:value-type="float" office:value="729264" calcext:value-type="float">
            <text:p>729264</text:p>
          </table:table-cell>
          <table:table-cell office:value-type="float" office:value="-15836" calcext:value-type="float">
            <text:p>-15836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table:number-columns-repeated="3"/>
          <table:table-cell office:value-type="float" office:value="66255" calcext:value-type="float">
            <text:p>66255</text:p>
          </table:table-cell>
          <table:table-cell office:value-type="float" office:value="4365" calcext:value-type="float">
            <text:p>4365</text:p>
          </table:table-cell>
          <table:table-cell office:value-type="float" office:value="288119" calcext:value-type="float">
            <text:p>288119</text:p>
          </table:table-cell>
          <table:table-cell office:value-type="float" office:value="113209" calcext:value-type="float">
            <text:p>113209</text:p>
          </table:table-cell>
          <table:table-cell office:value-type="float" office:value="744311" calcext:value-type="float">
            <text:p>744311</text:p>
          </table:table-cell>
          <table:table-cell office:value-type="float" office:value="-62303" calcext:value-type="float">
            <text:p>-62303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table:number-columns-repeated="3"/>
          <table:table-cell office:value-type="float" office:value="-195438" calcext:value-type="float">
            <text:p>-195438</text:p>
          </table:table-cell>
          <table:table-cell office:value-type="float" office:value="-124412" calcext:value-type="float">
            <text:p>-124412</text:p>
          </table:table-cell>
          <table:table-cell office:value-type="float" office:value="532394" calcext:value-type="float">
            <text:p>532394</text:p>
          </table:table-cell>
          <table:table-cell office:value-type="float" office:value="330806" calcext:value-type="float">
            <text:p>330806</text:p>
          </table:table-cell>
          <table:table-cell office:value-type="float" office:value="1204542" calcext:value-type="float">
            <text:p>1204542</text:p>
          </table:table-cell>
          <table:table-cell office:value-type="float" office:value="-55910" calcext:value-type="float">
            <text:p>-55910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table:number-columns-repeated="3"/>
          <table:table-cell office:value-type="float" office:value="137222" calcext:value-type="float">
            <text:p>137222</text:p>
          </table:table-cell>
          <table:table-cell office:value-type="float" office:value="91454" calcext:value-type="float">
            <text:p>91454</text:p>
          </table:table-cell>
          <table:table-cell office:value-type="float" office:value="383924" calcext:value-type="float">
            <text:p>383924</text:p>
          </table:table-cell>
          <table:table-cell office:value-type="float" office:value="155620" calcext:value-type="float">
            <text:p>155620</text:p>
          </table:table-cell>
          <table:table-cell office:value-type="float" office:value="866754" calcext:value-type="float">
            <text:p>866754</text:p>
          </table:table-cell>
          <table:table-cell office:value-type="float" office:value="188062" calcext:value-type="float">
            <text:p>188062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table:number-columns-repeated="3"/>
          <table:table-cell office:value-type="float" office:value="155205" calcext:value-type="float">
            <text:p>155205</text:p>
          </table:table-cell>
          <table:table-cell office:value-type="float" office:value="-119935" calcext:value-type="float">
            <text:p>-119935</text:p>
          </table:table-cell>
          <table:table-cell office:value-type="float" office:value="300913" calcext:value-type="float">
            <text:p>300913</text:p>
          </table:table-cell>
          <table:table-cell office:value-type="float" office:value="267879" calcext:value-type="float">
            <text:p>267879</text:p>
          </table:table-cell>
          <table:table-cell office:value-type="float" office:value="768895" calcext:value-type="float">
            <text:p>768895</text:p>
          </table:table-cell>
          <table:table-cell office:value-type="float" office:value="-69997" calcext:value-type="float">
            <text:p>-69997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table:number-columns-repeated="3"/>
          <table:table-cell office:value-type="float" office:value="-77585" calcext:value-type="float">
            <text:p>-77585</text:p>
          </table:table-cell>
          <table:table-cell office:value-type="float" office:value="-177959" calcext:value-type="float">
            <text:p>-177959</text:p>
          </table:table-cell>
          <table:table-cell office:value-type="float" office:value="316501" calcext:value-type="float">
            <text:p>316501</text:p>
          </table:table-cell>
          <table:table-cell office:value-type="float" office:value="210949" calcext:value-type="float">
            <text:p>210949</text:p>
          </table:table-cell>
          <table:table-cell office:value-type="float" office:value="808451" calcext:value-type="float">
            <text:p>808451</text:p>
          </table:table-cell>
          <table:table-cell office:value-type="float" office:value="26283" calcext:value-type="float">
            <text:p>26283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table:number-columns-repeated="3"/>
          <table:table-cell office:value-type="float" office:value="-122619" calcext:value-type="float">
            <text:p>-122619</text:p>
          </table:table-cell>
          <table:table-cell office:value-type="float" office:value="-131475" calcext:value-type="float">
            <text:p>-131475</text:p>
          </table:table-cell>
          <table:table-cell office:value-type="float" office:value="321125" calcext:value-type="float">
            <text:p>321125</text:p>
          </table:table-cell>
          <table:table-cell office:value-type="float" office:value="250311" calcext:value-type="float">
            <text:p>250311</text:p>
          </table:table-cell>
          <table:table-cell office:value-type="float" office:value="684545" calcext:value-type="float">
            <text:p>684545</text:p>
          </table:table-cell>
          <table:table-cell office:value-type="float" office:value="28155" calcext:value-type="float">
            <text:p>28155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table:number-columns-repeated="3"/>
          <table:table-cell office:value-type="float" office:value="343938" calcext:value-type="float">
            <text:p>343938</text:p>
          </table:table-cell>
          <table:table-cell office:value-type="float" office:value="119000" calcext:value-type="float">
            <text:p>119000</text:p>
          </table:table-cell>
          <table:table-cell office:value-type="float" office:value="542864" calcext:value-type="float">
            <text:p>542864</text:p>
          </table:table-cell>
          <table:table-cell office:value-type="float" office:value="220330" calcext:value-type="float">
            <text:p>220330</text:p>
          </table:table-cell>
          <table:table-cell office:value-type="float" office:value="1111432" calcext:value-type="float">
            <text:p>1111432</text:p>
          </table:table-cell>
          <table:table-cell office:value-type="float" office:value="270800" calcext:value-type="float">
            <text:p>270800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table:number-columns-repeated="3"/>
          <table:table-cell office:value-type="float" office:value="273566" calcext:value-type="float">
            <text:p>273566</text:p>
          </table:table-cell>
          <table:table-cell office:value-type="float" office:value="2848" calcext:value-type="float">
            <text:p>2848</text:p>
          </table:table-cell>
          <table:table-cell office:value-type="float" office:value="418860" calcext:value-type="float">
            <text:p>418860</text:p>
          </table:table-cell>
          <table:table-cell office:value-type="float" office:value="239928" calcext:value-type="float">
            <text:p>239928</text:p>
          </table:table-cell>
          <table:table-cell office:value-type="float" office:value="978576" calcext:value-type="float">
            <text:p>978576</text:p>
          </table:table-cell>
          <table:table-cell office:value-type="float" office:value="208414" calcext:value-type="float">
            <text:p>208414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table:number-columns-repeated="3"/>
          <table:table-cell office:value-type="float" office:value="114246" calcext:value-type="float">
            <text:p>114246</text:p>
          </table:table-cell>
          <table:table-cell office:value-type="float" office:value="17642" calcext:value-type="float">
            <text:p>17642</text:p>
          </table:table-cell>
          <table:table-cell office:value-type="float" office:value="378978" calcext:value-type="float">
            <text:p>378978</text:p>
          </table:table-cell>
          <table:table-cell office:value-type="float" office:value="348970" calcext:value-type="float">
            <text:p>348970</text:p>
          </table:table-cell>
          <table:table-cell office:value-type="float" office:value="1209280" calcext:value-type="float">
            <text:p>1209280</text:p>
          </table:table-cell>
          <table:table-cell office:value-type="float" office:value="188550" calcext:value-type="float">
            <text:p>188550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table:number-columns-repeated="3"/>
          <table:table-cell office:value-type="float" office:value="-370748" calcext:value-type="float">
            <text:p>-370748</text:p>
          </table:table-cell>
          <table:table-cell office:value-type="float" office:value="-40402" calcext:value-type="float">
            <text:p>-40402</text:p>
          </table:table-cell>
          <table:table-cell office:value-type="float" office:value="551352" calcext:value-type="float">
            <text:p>551352</text:p>
          </table:table-cell>
          <table:table-cell office:value-type="float" office:value="455038" calcext:value-type="float">
            <text:p>455038</text:p>
          </table:table-cell>
          <table:table-cell office:value-type="float" office:value="1241198" calcext:value-type="float">
            <text:p>1241198</text:p>
          </table:table-cell>
          <table:table-cell office:value-type="float" office:value="12848" calcext:value-type="float">
            <text:p>1284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table:number-columns-repeated="3"/>
          <table:table-cell office:value-type="float" office:value="161505" calcext:value-type="float">
            <text:p>161505</text:p>
          </table:table-cell>
          <table:table-cell office:value-type="float" office:value="-18757" calcext:value-type="float">
            <text:p>-18757</text:p>
          </table:table-cell>
          <table:table-cell office:value-type="float" office:value="297061" calcext:value-type="float">
            <text:p>297061</text:p>
          </table:table-cell>
          <table:table-cell office:value-type="float" office:value="208987" calcext:value-type="float">
            <text:p>208987</text:p>
          </table:table-cell>
          <table:table-cell office:value-type="float" office:value="747501" calcext:value-type="float">
            <text:p>747501</text:p>
          </table:table-cell>
          <table:table-cell office:value-type="float" office:value="158939" calcext:value-type="float">
            <text:p>158939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table:number-columns-repeated="3"/>
          <table:table-cell office:value-type="float" office:value="302739" calcext:value-type="float">
            <text:p>302739</text:p>
          </table:table-cell>
          <table:table-cell office:value-type="float" office:value="23083" calcext:value-type="float">
            <text:p>23083</text:p>
          </table:table-cell>
          <table:table-cell office:value-type="float" office:value="364087" calcext:value-type="float">
            <text:p>364087</text:p>
          </table:table-cell>
          <table:table-cell office:value-type="float" office:value="126565" calcext:value-type="float">
            <text:p>126565</text:p>
          </table:table-cell>
          <table:table-cell office:value-type="float" office:value="868671" calcext:value-type="float">
            <text:p>868671</text:p>
          </table:table-cell>
          <table:table-cell office:value-type="float" office:value="140841" calcext:value-type="float">
            <text:p>140841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table:number-columns-repeated="3"/>
          <table:table-cell office:value-type="float" office:value="-37328" calcext:value-type="float">
            <text:p>-37328</text:p>
          </table:table-cell>
          <table:table-cell office:value-type="float" office:value="16710" calcext:value-type="float">
            <text:p>16710</text:p>
          </table:table-cell>
          <table:table-cell office:value-type="float" office:value="654238" calcext:value-type="float">
            <text:p>654238</text:p>
          </table:table-cell>
          <table:table-cell office:value-type="float" office:value="493452" calcext:value-type="float">
            <text:p>493452</text:p>
          </table:table-cell>
          <table:table-cell office:value-type="float" office:value="1458870" calcext:value-type="float">
            <text:p>1458870</text:p>
          </table:table-cell>
          <table:table-cell office:value-type="float" office:value="52964" calcext:value-type="float">
            <text:p>52964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table:number-columns-repeated="3"/>
          <table:table-cell office:value-type="float" office:value="-108384" calcext:value-type="float">
            <text:p>-108384</text:p>
          </table:table-cell>
          <table:table-cell office:value-type="float" office:value="946" calcext:value-type="float">
            <text:p>946</text:p>
          </table:table-cell>
          <table:table-cell office:value-type="float" office:value="355716" calcext:value-type="float">
            <text:p>355716</text:p>
          </table:table-cell>
          <table:table-cell office:value-type="float" office:value="176716" calcext:value-type="float">
            <text:p>176716</text:p>
          </table:table-cell>
          <table:table-cell office:value-type="float" office:value="833742" calcext:value-type="float">
            <text:p>833742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table:number-columns-repeated="3"/>
          <table:table-cell office:value-type="float" office:value="340291" calcext:value-type="float">
            <text:p>340291</text:p>
          </table:table-cell>
          <table:table-cell office:value-type="float" office:value="33801" calcext:value-type="float">
            <text:p>33801</text:p>
          </table:table-cell>
          <table:table-cell office:value-type="float" office:value="462363" calcext:value-type="float">
            <text:p>462363</text:p>
          </table:table-cell>
          <table:table-cell office:value-type="float" office:value="145417" calcext:value-type="float">
            <text:p>145417</text:p>
          </table:table-cell>
          <table:table-cell office:value-type="float" office:value="966253" calcext:value-type="float">
            <text:p>966253</text:p>
          </table:table-cell>
          <table:table-cell office:value-type="float" office:value="197481" calcext:value-type="float">
            <text:p>197481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table:number-columns-repeated="3"/>
          <table:table-cell office:value-type="float" office:value="-186543" calcext:value-type="float">
            <text:p>-186543</text:p>
          </table:table-cell>
          <table:table-cell office:value-type="float" office:value="-162363" calcext:value-type="float">
            <text:p>-162363</text:p>
          </table:table-cell>
          <table:table-cell office:value-type="float" office:value="364623" calcext:value-type="float">
            <text:p>364623</text:p>
          </table:table-cell>
          <table:table-cell office:value-type="float" office:value="244339" calcext:value-type="float">
            <text:p>244339</text:p>
          </table:table-cell>
          <table:table-cell office:value-type="float" office:value="811059" calcext:value-type="float">
            <text:p>811059</text:p>
          </table:table-cell>
          <table:table-cell office:value-type="float" office:value="-40281" calcext:value-type="float">
            <text:p>-40281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table:number-columns-repeated="3"/>
          <table:table-cell office:value-type="float" office:value="87206" calcext:value-type="float">
            <text:p>87206</text:p>
          </table:table-cell>
          <table:table-cell office:value-type="float" office:value="-85420" calcext:value-type="float">
            <text:p>-85420</text:p>
          </table:table-cell>
          <table:table-cell office:value-type="float" office:value="450510" calcext:value-type="float">
            <text:p>450510</text:p>
          </table:table-cell>
          <table:table-cell office:value-type="float" office:value="435008" calcext:value-type="float">
            <text:p>435008</text:p>
          </table:table-cell>
          <table:table-cell office:value-type="float" office:value="1090298" calcext:value-type="float">
            <text:p>1090298</text:p>
          </table:table-cell>
          <table:table-cell office:value-type="float" office:value="33162" calcext:value-type="float">
            <text:p>33162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table:number-columns-repeated="3"/>
          <table:table-cell office:value-type="float" office:value="91371" calcext:value-type="float">
            <text:p>91371</text:p>
          </table:table-cell>
          <table:table-cell office:value-type="float" office:value="-33839" calcext:value-type="float">
            <text:p>-33839</text:p>
          </table:table-cell>
          <table:table-cell office:value-type="float" office:value="255149" calcext:value-type="float">
            <text:p>255149</text:p>
          </table:table-cell>
          <table:table-cell office:value-type="float" office:value="133481" calcext:value-type="float">
            <text:p>133481</text:p>
          </table:table-cell>
          <table:table-cell office:value-type="float" office:value="667407" calcext:value-type="float">
            <text:p>667407</text:p>
          </table:table-cell>
          <table:table-cell office:value-type="float" office:value="190039" calcext:value-type="float">
            <text:p>190039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table:number-columns-repeated="3"/>
          <table:table-cell office:value-type="float" office:value="160660" calcext:value-type="float">
            <text:p>160660</text:p>
          </table:table-cell>
          <table:table-cell office:value-type="float" office:value="-152094" calcext:value-type="float">
            <text:p>-152094</text:p>
          </table:table-cell>
          <table:table-cell office:value-type="float" office:value="544524" calcext:value-type="float">
            <text:p>544524</text:p>
          </table:table-cell>
          <table:table-cell office:value-type="float" office:value="380492" calcext:value-type="float">
            <text:p>380492</text:p>
          </table:table-cell>
          <table:table-cell office:value-type="float" office:value="1118888" calcext:value-type="float">
            <text:p>1118888</text:p>
          </table:table-cell>
          <table:table-cell office:value-type="float" office:value="8694" calcext:value-type="float">
            <text:p>8694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table:number-columns-repeated="3"/>
          <table:table-cell office:value-type="float" office:value="23798" calcext:value-type="float">
            <text:p>23798</text:p>
          </table:table-cell>
          <table:table-cell office:value-type="float" office:value="75218" calcext:value-type="float">
            <text:p>75218</text:p>
          </table:table-cell>
          <table:table-cell office:value-type="float" office:value="364554" calcext:value-type="float">
            <text:p>364554</text:p>
          </table:table-cell>
          <table:table-cell office:value-type="float" office:value="333684" calcext:value-type="float">
            <text:p>333684</text:p>
          </table:table-cell>
          <table:table-cell office:value-type="float" office:value="1071258" calcext:value-type="float">
            <text:p>1071258</text:p>
          </table:table-cell>
          <table:table-cell office:value-type="float" office:value="113784" calcext:value-type="float">
            <text:p>113784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table:number-columns-repeated="3"/>
          <table:table-cell office:value-type="float" office:value="-203936" calcext:value-type="float">
            <text:p>-203936</text:p>
          </table:table-cell>
          <table:table-cell office:value-type="float" office:value="-102940" calcext:value-type="float">
            <text:p>-102940</text:p>
          </table:table-cell>
          <table:table-cell office:value-type="float" office:value="353836" calcext:value-type="float">
            <text:p>353836</text:p>
          </table:table-cell>
          <table:table-cell office:value-type="float" office:value="290388" calcext:value-type="float">
            <text:p>290388</text:p>
          </table:table-cell>
          <table:table-cell office:value-type="float" office:value="827194" calcext:value-type="float">
            <text:p>827194</text:p>
          </table:table-cell>
          <table:table-cell office:value-type="float" office:value="12050" calcext:value-type="float">
            <text:p>12050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table:number-columns-repeated="3"/>
          <table:table-cell office:value-type="float" office:value="42696" calcext:value-type="float">
            <text:p>42696</text:p>
          </table:table-cell>
          <table:table-cell office:value-type="float" office:value="-182976" calcext:value-type="float">
            <text:p>-182976</text:p>
          </table:table-cell>
          <table:table-cell office:value-type="float" office:value="401490" calcext:value-type="float">
            <text:p>401490</text:p>
          </table:table-cell>
          <table:table-cell office:value-type="float" office:value="335474" calcext:value-type="float">
            <text:p>335474</text:p>
          </table:table-cell>
          <table:table-cell office:value-type="float" office:value="999828" calcext:value-type="float">
            <text:p>999828</text:p>
          </table:table-cell>
          <table:table-cell office:value-type="float" office:value="55774" calcext:value-type="float">
            <text:p>5577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table:number-columns-repeated="3"/>
          <table:table-cell office:value-type="float" office:value="35279" calcext:value-type="float">
            <text:p>35279</text:p>
          </table:table-cell>
          <table:table-cell office:value-type="float" office:value="-165547" calcext:value-type="float">
            <text:p>-165547</text:p>
          </table:table-cell>
          <table:table-cell office:value-type="float" office:value="318379" calcext:value-type="float">
            <text:p>318379</text:p>
          </table:table-cell>
          <table:table-cell office:value-type="float" office:value="33551" calcext:value-type="float">
            <text:p>33551</text:p>
          </table:table-cell>
          <table:table-cell office:value-type="float" office:value="672735" calcext:value-type="float">
            <text:p>672735</text:p>
          </table:table-cell>
          <table:table-cell office:value-type="float" office:value="43315" calcext:value-type="float">
            <text:p>43315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table:number-columns-repeated="3"/>
          <table:table-cell office:value-type="float" office:value="81255" calcext:value-type="float">
            <text:p>81255</text:p>
          </table:table-cell>
          <table:table-cell office:value-type="float" office:value="-74115" calcext:value-type="float">
            <text:p>-74115</text:p>
          </table:table-cell>
          <table:table-cell office:value-type="float" office:value="354711" calcext:value-type="float">
            <text:p>354711</text:p>
          </table:table-cell>
          <table:table-cell office:value-type="float" office:value="165719" calcext:value-type="float">
            <text:p>165719</text:p>
          </table:table-cell>
          <table:table-cell office:value-type="float" office:value="669577" calcext:value-type="float">
            <text:p>669577</text:p>
          </table:table-cell>
          <table:table-cell office:value-type="float" office:value="19831" calcext:value-type="float">
            <text:p>19831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table:number-columns-repeated="3"/>
          <table:table-cell office:value-type="float" office:value="-38110" calcext:value-type="float">
            <text:p>-38110</text:p>
          </table:table-cell>
          <table:table-cell office:value-type="float" office:value="67800" calcext:value-type="float">
            <text:p>67800</text:p>
          </table:table-cell>
          <table:table-cell office:value-type="float" office:value="611464" calcext:value-type="float">
            <text:p>611464</text:p>
          </table:table-cell>
          <table:table-cell office:value-type="float" office:value="549760" calcext:value-type="float">
            <text:p>549760</text:p>
          </table:table-cell>
          <table:table-cell office:value-type="float" office:value="1430450" calcext:value-type="float">
            <text:p>1430450</text:p>
          </table:table-cell>
          <table:table-cell office:value-type="float" office:value="24210" calcext:value-type="float">
            <text:p>24210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table:number-columns-repeated="3"/>
          <table:table-cell office:value-type="float" office:value="54864" calcext:value-type="float">
            <text:p>54864</text:p>
          </table:table-cell>
          <table:table-cell office:value-type="float" office:value="77634" calcext:value-type="float">
            <text:p>77634</text:p>
          </table:table-cell>
          <table:table-cell office:value-type="float" office:value="507672" calcext:value-type="float">
            <text:p>507672</text:p>
          </table:table-cell>
          <table:table-cell office:value-type="float" office:value="448556" calcext:value-type="float">
            <text:p>448556</text:p>
          </table:table-cell>
          <table:table-cell office:value-type="float" office:value="1235454" calcext:value-type="float">
            <text:p>1235454</text:p>
          </table:table-cell>
          <table:table-cell office:value-type="float" office:value="63796" calcext:value-type="float">
            <text:p>63796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table:number-columns-repeated="3"/>
          <table:table-cell office:value-type="float" office:value="-141090" calcext:value-type="float">
            <text:p>-141090</text:p>
          </table:table-cell>
          <table:table-cell office:value-type="float" office:value="-122624" calcext:value-type="float">
            <text:p>-122624</text:p>
          </table:table-cell>
          <table:table-cell office:value-type="float" office:value="333210" calcext:value-type="float">
            <text:p>333210</text:p>
          </table:table-cell>
          <table:table-cell office:value-type="float" office:value="333784" calcext:value-type="float">
            <text:p>333784</text:p>
          </table:table-cell>
          <table:table-cell office:value-type="float" office:value="745576" calcext:value-type="float">
            <text:p>745576</text:p>
          </table:table-cell>
          <table:table-cell office:value-type="float" office:value="-694" calcext:value-type="float">
            <text:p>-694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table:number-columns-repeated="3"/>
          <table:table-cell office:value-type="float" office:value="-66282" calcext:value-type="float">
            <text:p>-66282</text:p>
          </table:table-cell>
          <table:table-cell office:value-type="float" office:value="-148154" calcext:value-type="float">
            <text:p>-148154</text:p>
          </table:table-cell>
          <table:table-cell office:value-type="float" office:value="322452" calcext:value-type="float">
            <text:p>322452</text:p>
          </table:table-cell>
          <table:table-cell office:value-type="float" office:value="210496" calcext:value-type="float">
            <text:p>210496</text:p>
          </table:table-cell>
          <table:table-cell office:value-type="float" office:value="572948" calcext:value-type="float">
            <text:p>572948</text:p>
          </table:table-cell>
          <table:table-cell office:value-type="float" office:value="-202736" calcext:value-type="float">
            <text:p>-202736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table:number-columns-repeated="3"/>
          <table:table-cell office:value-type="float" office:value="-32615" calcext:value-type="float">
            <text:p>-32615</text:p>
          </table:table-cell>
          <table:table-cell office:value-type="float" office:value="-84715" calcext:value-type="float">
            <text:p>-84715</text:p>
          </table:table-cell>
          <table:table-cell office:value-type="float" office:value="308511" calcext:value-type="float">
            <text:p>308511</text:p>
          </table:table-cell>
          <table:table-cell office:value-type="float" office:value="259843" calcext:value-type="float">
            <text:p>259843</text:p>
          </table:table-cell>
          <table:table-cell office:value-type="float" office:value="783557" calcext:value-type="float">
            <text:p>783557</text:p>
          </table:table-cell>
          <table:table-cell office:value-type="float" office:value="12365" calcext:value-type="float">
            <text:p>12365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table:number-columns-repeated="3"/>
          <table:table-cell office:value-type="float" office:value="96167" calcext:value-type="float">
            <text:p>96167</text:p>
          </table:table-cell>
          <table:table-cell office:value-type="float" office:value="-73293" calcext:value-type="float">
            <text:p>-73293</text:p>
          </table:table-cell>
          <table:table-cell office:value-type="float" office:value="145239" calcext:value-type="float">
            <text:p>145239</text:p>
          </table:table-cell>
          <table:table-cell office:value-type="float" office:value="105841" calcext:value-type="float">
            <text:p>105841</text:p>
          </table:table-cell>
          <table:table-cell office:value-type="float" office:value="317903" calcext:value-type="float">
            <text:p>317903</text:p>
          </table:table-cell>
          <table:table-cell office:value-type="float" office:value="-59133" calcext:value-type="float">
            <text:p>-59133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table:number-columns-repeated="3"/>
          <table:table-cell office:value-type="float" office:value="87943" calcext:value-type="float">
            <text:p>87943</text:p>
          </table:table-cell>
          <table:table-cell office:value-type="float" office:value="257867" calcext:value-type="float">
            <text:p>257867</text:p>
          </table:table-cell>
          <table:table-cell office:value-type="float" office:value="545567" calcext:value-type="float">
            <text:p>545567</text:p>
          </table:table-cell>
          <table:table-cell office:value-type="float" office:value="520861" calcext:value-type="float">
            <text:p>520861</text:p>
          </table:table-cell>
          <table:table-cell office:value-type="float" office:value="1189715" calcext:value-type="float">
            <text:p>1189715</text:p>
          </table:table-cell>
          <table:table-cell office:value-type="float" office:value="121041" calcext:value-type="float">
            <text:p>121041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table:number-columns-repeated="3"/>
          <table:table-cell office:value-type="float" office:value="31120" calcext:value-type="float">
            <text:p>31120</text:p>
          </table:table-cell>
          <table:table-cell office:value-type="float" office:value="67836" calcext:value-type="float">
            <text:p>67836</text:p>
          </table:table-cell>
          <table:table-cell office:value-type="float" office:value="174186" calcext:value-type="float">
            <text:p>174186</text:p>
          </table:table-cell>
          <table:table-cell office:value-type="float" office:value="114236" calcext:value-type="float">
            <text:p>114236</text:p>
          </table:table-cell>
          <table:table-cell office:value-type="float" office:value="371236" calcext:value-type="float">
            <text:p>371236</text:p>
          </table:table-cell>
          <table:table-cell office:value-type="float" office:value="13882" calcext:value-type="float">
            <text:p>1388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table:number-columns-repeated="3"/>
          <table:table-cell office:value-type="float" office:value="3412" calcext:value-type="float">
            <text:p>3412</text:p>
          </table:table-cell>
          <table:table-cell office:value-type="float" office:value="28434" calcext:value-type="float">
            <text:p>28434</text:p>
          </table:table-cell>
          <table:table-cell office:value-type="float" office:value="524860" calcext:value-type="float">
            <text:p>524860</text:p>
          </table:table-cell>
          <table:table-cell office:value-type="float" office:value="425372" calcext:value-type="float">
            <text:p>425372</text:p>
          </table:table-cell>
          <table:table-cell office:value-type="float" office:value="1177350" calcext:value-type="float">
            <text:p>1177350</text:p>
          </table:table-cell>
          <table:table-cell office:value-type="float" office:value="27202" calcext:value-type="float">
            <text:p>27202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table:number-columns-repeated="3"/>
          <table:table-cell office:value-type="float" office:value="-79295" calcext:value-type="float">
            <text:p>-79295</text:p>
          </table:table-cell>
          <table:table-cell office:value-type="float" office:value="9751" calcext:value-type="float">
            <text:p>9751</text:p>
          </table:table-cell>
          <table:table-cell office:value-type="float" office:value="599403" calcext:value-type="float">
            <text:p>599403</text:p>
          </table:table-cell>
          <table:table-cell office:value-type="float" office:value="498331" calcext:value-type="float">
            <text:p>498331</text:p>
          </table:table-cell>
          <table:table-cell office:value-type="float" office:value="1344433" calcext:value-type="float">
            <text:p>1344433</text:p>
          </table:table-cell>
          <table:table-cell office:value-type="float" office:value="23061" calcext:value-type="float">
            <text:p>2306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table:number-columns-repeated="3"/>
          <table:table-cell office:value-type="float" office:value="94227" calcext:value-type="float">
            <text:p>94227</text:p>
          </table:table-cell>
          <table:table-cell office:value-type="float" office:value="-64655" calcext:value-type="float">
            <text:p>-64655</text:p>
          </table:table-cell>
          <table:table-cell office:value-type="float" office:value="355867" calcext:value-type="float">
            <text:p>355867</text:p>
          </table:table-cell>
          <table:table-cell office:value-type="float" office:value="390751" calcext:value-type="float">
            <text:p>390751</text:p>
          </table:table-cell>
          <table:table-cell office:value-type="float" office:value="960819" calcext:value-type="float">
            <text:p>960819</text:p>
          </table:table-cell>
          <table:table-cell office:value-type="float" office:value="-54391" calcext:value-type="float">
            <text:p>-54391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table:number-columns-repeated="3"/>
          <table:table-cell office:value-type="float" office:value="-121705" calcext:value-type="float">
            <text:p>-121705</text:p>
          </table:table-cell>
          <table:table-cell office:value-type="float" office:value="-88029" calcext:value-type="float">
            <text:p>-88029</text:p>
          </table:table-cell>
          <table:table-cell office:value-type="float" office:value="332733" calcext:value-type="float">
            <text:p>332733</text:p>
          </table:table-cell>
          <table:table-cell office:value-type="float" office:value="359309" calcext:value-type="float">
            <text:p>359309</text:p>
          </table:table-cell>
          <table:table-cell office:value-type="float" office:value="810509" calcext:value-type="float">
            <text:p>810509</text:p>
          </table:table-cell>
          <table:table-cell office:value-type="float" office:value="93461" calcext:value-type="float">
            <text:p>93461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table:number-columns-repeated="3"/>
          <table:table-cell office:value-type="float" office:value="-140592" calcext:value-type="float">
            <text:p>-140592</text:p>
          </table:table-cell>
          <table:table-cell office:value-type="float" office:value="368" calcext:value-type="float">
            <text:p>368</text:p>
          </table:table-cell>
          <table:table-cell office:value-type="float" office:value="613796" calcext:value-type="float">
            <text:p>613796</text:p>
          </table:table-cell>
          <table:table-cell office:value-type="float" office:value="665054" calcext:value-type="float">
            <text:p>665054</text:p>
          </table:table-cell>
          <table:table-cell office:value-type="float" office:value="1603948" calcext:value-type="float">
            <text:p>1603948</text:p>
          </table:table-cell>
          <table:table-cell office:value-type="float" office:value="70606" calcext:value-type="float">
            <text:p>70606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table:number-columns-repeated="3"/>
          <table:table-cell office:value-type="float" office:value="-50621" calcext:value-type="float">
            <text:p>-50621</text:p>
          </table:table-cell>
          <table:table-cell office:value-type="float" office:value="26203" calcext:value-type="float">
            <text:p>26203</text:p>
          </table:table-cell>
          <table:table-cell office:value-type="float" office:value="486049" calcext:value-type="float">
            <text:p>486049</text:p>
          </table:table-cell>
          <table:table-cell office:value-type="float" office:value="338881" calcext:value-type="float">
            <text:p>338881</text:p>
          </table:table-cell>
          <table:table-cell office:value-type="float" office:value="1158277" calcext:value-type="float">
            <text:p>1158277</text:p>
          </table:table-cell>
          <table:table-cell office:value-type="float" office:value="118909" calcext:value-type="float">
            <text:p>118909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table:number-columns-repeated="3"/>
          <table:table-cell office:value-type="float" office:value="157372" calcext:value-type="float">
            <text:p>157372</text:p>
          </table:table-cell>
          <table:table-cell office:value-type="float" office:value="-18428" calcext:value-type="float">
            <text:p>-18428</text:p>
          </table:table-cell>
          <table:table-cell office:value-type="float" office:value="338554" calcext:value-type="float">
            <text:p>338554</text:p>
          </table:table-cell>
          <table:table-cell office:value-type="float" office:value="286388" calcext:value-type="float">
            <text:p>286388</text:p>
          </table:table-cell>
          <table:table-cell office:value-type="float" office:value="882000" calcext:value-type="float">
            <text:p>882000</text:p>
          </table:table-cell>
          <table:table-cell office:value-type="float" office:value="-72632" calcext:value-type="float">
            <text:p>-72632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table:number-columns-repeated="3"/>
          <table:table-cell office:value-type="float" office:value="140067" calcext:value-type="float">
            <text:p>140067</text:p>
          </table:table-cell>
          <table:table-cell office:value-type="float" office:value="100093" calcext:value-type="float">
            <text:p>100093</text:p>
          </table:table-cell>
          <table:table-cell office:value-type="float" office:value="554279" calcext:value-type="float">
            <text:p>554279</text:p>
          </table:table-cell>
          <table:table-cell office:value-type="float" office:value="339075" calcext:value-type="float">
            <text:p>339075</text:p>
          </table:table-cell>
          <table:table-cell office:value-type="float" office:value="1199419" calcext:value-type="float">
            <text:p>1199419</text:p>
          </table:table-cell>
          <table:table-cell office:value-type="float" office:value="106329" calcext:value-type="float">
            <text:p>106329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table:number-columns-repeated="3"/>
          <table:table-cell office:value-type="float" office:value="11210" calcext:value-type="float">
            <text:p>11210</text:p>
          </table:table-cell>
          <table:table-cell office:value-type="float" office:value="58278" calcext:value-type="float">
            <text:p>58278</text:p>
          </table:table-cell>
          <table:table-cell office:value-type="float" office:value="439728" calcext:value-type="float">
            <text:p>439728</text:p>
          </table:table-cell>
          <table:table-cell office:value-type="float" office:value="322662" calcext:value-type="float">
            <text:p>322662</text:p>
          </table:table-cell>
          <table:table-cell office:value-type="float" office:value="1000384" calcext:value-type="float">
            <text:p>1000384</text:p>
          </table:table-cell>
          <table:table-cell office:value-type="float" office:value="27666" calcext:value-type="float">
            <text:p>27666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table:number-columns-repeated="3"/>
          <table:table-cell office:value-type="float" office:value="26675" calcext:value-type="float">
            <text:p>26675</text:p>
          </table:table-cell>
          <table:table-cell office:value-type="float" office:value="10097" calcext:value-type="float">
            <text:p>10097</text:p>
          </table:table-cell>
          <table:table-cell office:value-type="float" office:value="462329" calcext:value-type="float">
            <text:p>462329</text:p>
          </table:table-cell>
          <table:table-cell office:value-type="float" office:value="318899" calcext:value-type="float">
            <text:p>318899</text:p>
          </table:table-cell>
          <table:table-cell office:value-type="float" office:value="1165249" calcext:value-type="float">
            <text:p>1165249</text:p>
          </table:table-cell>
          <table:table-cell office:value-type="float" office:value="153621" calcext:value-type="float">
            <text:p>153621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table:number-columns-repeated="3"/>
          <table:table-cell office:value-type="float" office:value="145509" calcext:value-type="float">
            <text:p>145509</text:p>
          </table:table-cell>
          <table:table-cell office:value-type="float" office:value="-69915" calcext:value-type="float">
            <text:p>-69915</text:p>
          </table:table-cell>
          <table:table-cell office:value-type="float" office:value="435499" calcext:value-type="float">
            <text:p>435499</text:p>
          </table:table-cell>
          <table:table-cell office:value-type="float" office:value="287099" calcext:value-type="float">
            <text:p>287099</text:p>
          </table:table-cell>
          <table:table-cell office:value-type="float" office:value="1020229" calcext:value-type="float">
            <text:p>1020229</text:p>
          </table:table-cell>
          <table:table-cell office:value-type="float" office:value="40075" calcext:value-type="float">
            <text:p>40075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table:number-columns-repeated="3"/>
          <table:table-cell office:value-type="float" office:value="77688" calcext:value-type="float">
            <text:p>77688</text:p>
          </table:table-cell>
          <table:table-cell office:value-type="float" office:value="204604" calcext:value-type="float">
            <text:p>204604</text:p>
          </table:table-cell>
          <table:table-cell office:value-type="float" office:value="412406" calcext:value-type="float">
            <text:p>412406</text:p>
          </table:table-cell>
          <table:table-cell office:value-type="float" office:value="232070" calcext:value-type="float">
            <text:p>232070</text:p>
          </table:table-cell>
          <table:table-cell office:value-type="float" office:value="910254" calcext:value-type="float">
            <text:p>910254</text:p>
          </table:table-cell>
          <table:table-cell office:value-type="float" office:value="101448" calcext:value-type="float">
            <text:p>101448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table:number-columns-repeated="3"/>
          <table:table-cell office:value-type="float" office:value="47131" calcext:value-type="float">
            <text:p>47131</text:p>
          </table:table-cell>
          <table:table-cell office:value-type="float" office:value="53935" calcext:value-type="float">
            <text:p>53935</text:p>
          </table:table-cell>
          <table:table-cell office:value-type="float" office:value="527009" calcext:value-type="float">
            <text:p>527009</text:p>
          </table:table-cell>
          <table:table-cell office:value-type="float" office:value="351635" calcext:value-type="float">
            <text:p>351635</text:p>
          </table:table-cell>
          <table:table-cell office:value-type="float" office:value="1134453" calcext:value-type="float">
            <text:p>1134453</text:p>
          </table:table-cell>
          <table:table-cell office:value-type="float" office:value="29935" calcext:value-type="float">
            <text:p>29935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table:number-columns-repeated="3"/>
          <table:table-cell office:value-type="float" office:value="133415" calcext:value-type="float">
            <text:p>133415</text:p>
          </table:table-cell>
          <table:table-cell office:value-type="float" office:value="-99175" calcext:value-type="float">
            <text:p>-99175</text:p>
          </table:table-cell>
          <table:table-cell office:value-type="float" office:value="320375" calcext:value-type="float">
            <text:p>320375</text:p>
          </table:table-cell>
          <table:table-cell office:value-type="float" office:value="262973" calcext:value-type="float">
            <text:p>262973</text:p>
          </table:table-cell>
          <table:table-cell office:value-type="float" office:value="807499" calcext:value-type="float">
            <text:p>807499</text:p>
          </table:table-cell>
          <table:table-cell office:value-type="float" office:value="-85979" calcext:value-type="float">
            <text:p>-85979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table:number-columns-repeated="3"/>
          <table:table-cell office:value-type="float" office:value="-28772" calcext:value-type="float">
            <text:p>-28772</text:p>
          </table:table-cell>
          <table:table-cell office:value-type="float" office:value="-9532" calcext:value-type="float">
            <text:p>-9532</text:p>
          </table:table-cell>
          <table:table-cell office:value-type="float" office:value="433738" calcext:value-type="float">
            <text:p>433738</text:p>
          </table:table-cell>
          <table:table-cell office:value-type="float" office:value="440092" calcext:value-type="float">
            <text:p>440092</text:p>
          </table:table-cell>
          <table:table-cell office:value-type="float" office:value="1234312" calcext:value-type="float">
            <text:p>1234312</text:p>
          </table:table-cell>
          <table:table-cell office:value-type="float" office:value="97224" calcext:value-type="float">
            <text:p>97224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table:number-columns-repeated="3"/>
          <table:table-cell office:value-type="float" office:value="-2911" calcext:value-type="float">
            <text:p>-2911</text:p>
          </table:table-cell>
          <table:table-cell office:value-type="float" office:value="-56367" calcext:value-type="float">
            <text:p>-56367</text:p>
          </table:table-cell>
          <table:table-cell office:value-type="float" office:value="364697" calcext:value-type="float">
            <text:p>364697</text:p>
          </table:table-cell>
          <table:table-cell office:value-type="float" office:value="241547" calcext:value-type="float">
            <text:p>241547</text:p>
          </table:table-cell>
          <table:table-cell office:value-type="float" office:value="912111" calcext:value-type="float">
            <text:p>912111</text:p>
          </table:table-cell>
          <table:table-cell office:value-type="float" office:value="20797" calcext:value-type="float">
            <text:p>20797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table:number-columns-repeated="3"/>
          <table:table-cell office:value-type="float" office:value="133629" calcext:value-type="float">
            <text:p>133629</text:p>
          </table:table-cell>
          <table:table-cell office:value-type="float" office:value="-85091" calcext:value-type="float">
            <text:p>-85091</text:p>
          </table:table-cell>
          <table:table-cell office:value-type="float" office:value="437233" calcext:value-type="float">
            <text:p>437233</text:p>
          </table:table-cell>
          <table:table-cell office:value-type="float" office:value="290539" calcext:value-type="float">
            <text:p>290539</text:p>
          </table:table-cell>
          <table:table-cell office:value-type="float" office:value="1012415" calcext:value-type="float">
            <text:p>1012415</text:p>
          </table:table-cell>
          <table:table-cell office:value-type="float" office:value="97265" calcext:value-type="float">
            <text:p>97265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table:number-columns-repeated="3"/>
          <table:table-cell office:value-type="float" office:value="-216528" calcext:value-type="float">
            <text:p>-216528</text:p>
          </table:table-cell>
          <table:table-cell office:value-type="float" office:value="-144944" calcext:value-type="float">
            <text:p>-144944</text:p>
          </table:table-cell>
          <table:table-cell office:value-type="float" office:value="271806" calcext:value-type="float">
            <text:p>271806</text:p>
          </table:table-cell>
          <table:table-cell office:value-type="float" office:value="240076" calcext:value-type="float">
            <text:p>240076</text:p>
          </table:table-cell>
          <table:table-cell office:value-type="float" office:value="777178" calcext:value-type="float">
            <text:p>777178</text:p>
          </table:table-cell>
          <table:table-cell office:value-type="float" office:value="-52412" calcext:value-type="float">
            <text:p>-52412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table:number-columns-repeated="3"/>
          <table:table-cell office:value-type="float" office:value="208189" calcext:value-type="float">
            <text:p>208189</text:p>
          </table:table-cell>
          <table:table-cell office:value-type="float" office:value="-176531" calcext:value-type="float">
            <text:p>-176531</text:p>
          </table:table-cell>
          <table:table-cell office:value-type="float" office:value="286007" calcext:value-type="float">
            <text:p>286007</text:p>
          </table:table-cell>
          <table:table-cell office:value-type="float" office:value="142371" calcext:value-type="float">
            <text:p>142371</text:p>
          </table:table-cell>
          <table:table-cell office:value-type="float" office:value="713899" calcext:value-type="float">
            <text:p>713899</text:p>
          </table:table-cell>
          <table:table-cell office:value-type="float" office:value="79043" calcext:value-type="float">
            <text:p>79043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table:number-columns-repeated="3"/>
          <table:table-cell office:value-type="float" office:value="-46836" calcext:value-type="float">
            <text:p>-46836</text:p>
          </table:table-cell>
          <table:table-cell office:value-type="float" office:value="40972" calcext:value-type="float">
            <text:p>40972</text:p>
          </table:table-cell>
          <table:table-cell office:value-type="float" office:value="628612" calcext:value-type="float">
            <text:p>628612</text:p>
          </table:table-cell>
          <table:table-cell office:value-type="float" office:value="549868" calcext:value-type="float">
            <text:p>549868</text:p>
          </table:table-cell>
          <table:table-cell office:value-type="float" office:value="1437198" calcext:value-type="float">
            <text:p>1437198</text:p>
          </table:table-cell>
          <table:table-cell office:value-type="float" office:value="27880" calcext:value-type="float">
            <text:p>27880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table:number-columns-repeated="3"/>
          <table:table-cell office:value-type="float" office:value="-105950" calcext:value-type="float">
            <text:p>-105950</text:p>
          </table:table-cell>
          <table:table-cell office:value-type="float" office:value="-139060" calcext:value-type="float">
            <text:p>-139060</text:p>
          </table:table-cell>
          <table:table-cell office:value-type="float" office:value="331356" calcext:value-type="float">
            <text:p>331356</text:p>
          </table:table-cell>
          <table:table-cell office:value-type="float" office:value="140226" calcext:value-type="float">
            <text:p>140226</text:p>
          </table:table-cell>
          <table:table-cell office:value-type="float" office:value="724524" calcext:value-type="float">
            <text:p>724524</text:p>
          </table:table-cell>
          <table:table-cell office:value-type="float" office:value="52982" calcext:value-type="float">
            <text:p>52982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table:number-columns-repeated="3"/>
          <table:table-cell office:value-type="float" office:value="-114517" calcext:value-type="float">
            <text:p>-114517</text:p>
          </table:table-cell>
          <table:table-cell office:value-type="float" office:value="31185" calcext:value-type="float">
            <text:p>31185</text:p>
          </table:table-cell>
          <table:table-cell office:value-type="float" office:value="682137" calcext:value-type="float">
            <text:p>682137</text:p>
          </table:table-cell>
          <table:table-cell office:value-type="float" office:value="556145" calcext:value-type="float">
            <text:p>556145</text:p>
          </table:table-cell>
          <table:table-cell office:value-type="float" office:value="1540331" calcext:value-type="float">
            <text:p>1540331</text:p>
          </table:table-cell>
          <table:table-cell office:value-type="float" office:value="61135" calcext:value-type="float">
            <text:p>61135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table:number-columns-repeated="3"/>
          <table:table-cell office:value-type="float" office:value="-30712" calcext:value-type="float">
            <text:p>-30712</text:p>
          </table:table-cell>
          <table:table-cell office:value-type="float" office:value="-7960" calcext:value-type="float">
            <text:p>-7960</text:p>
          </table:table-cell>
          <table:table-cell office:value-type="float" office:value="606100" calcext:value-type="float">
            <text:p>606100</text:p>
          </table:table-cell>
          <table:table-cell office:value-type="float" office:value="489360" calcext:value-type="float">
            <text:p>489360</text:p>
          </table:table-cell>
          <table:table-cell office:value-type="float" office:value="1388772" calcext:value-type="float">
            <text:p>1388772</text:p>
          </table:table-cell>
          <table:table-cell office:value-type="float" office:value="4056" calcext:value-type="float">
            <text:p>4056</text:p>
          </table:table-cell>
        </table:table-row>
        <table:table-row table:style-name="ro1">
          <table:table-cell office:value-type="float" office:value="762" calcext:value-type="float">
            <text:p>762</text:p>
          </table:table-cell>
          <table:table-cell table:number-columns-repeated="3"/>
          <table:table-cell office:value-type="float" office:value="-139553" calcext:value-type="float">
            <text:p>-139553</text:p>
          </table:table-cell>
          <table:table-cell office:value-type="float" office:value="-38481" calcext:value-type="float">
            <text:p>-38481</text:p>
          </table:table-cell>
          <table:table-cell office:value-type="float" office:value="671525" calcext:value-type="float">
            <text:p>671525</text:p>
          </table:table-cell>
          <table:table-cell office:value-type="float" office:value="534275" calcext:value-type="float">
            <text:p>534275</text:p>
          </table:table-cell>
          <table:table-cell office:value-type="float" office:value="1519233" calcext:value-type="float">
            <text:p>1519233</text:p>
          </table:table-cell>
          <table:table-cell office:value-type="float" office:value="-5151" calcext:value-type="float">
            <text:p>-5151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table:number-columns-repeated="3"/>
          <table:table-cell office:value-type="float" office:value="-46540" calcext:value-type="float">
            <text:p>-46540</text:p>
          </table:table-cell>
          <table:table-cell office:value-type="float" office:value="58116" calcext:value-type="float">
            <text:p>58116</text:p>
          </table:table-cell>
          <table:table-cell office:value-type="float" office:value="590060" calcext:value-type="float">
            <text:p>590060</text:p>
          </table:table-cell>
          <table:table-cell office:value-type="float" office:value="553748" calcext:value-type="float">
            <text:p>553748</text:p>
          </table:table-cell>
          <table:table-cell office:value-type="float" office:value="1387184" calcext:value-type="float">
            <text:p>1387184</text:p>
          </table:table-cell>
          <table:table-cell office:value-type="float" office:value="13770" calcext:value-type="float">
            <text:p>13770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table:number-columns-repeated="3"/>
          <table:table-cell office:value-type="float" office:value="-193921" calcext:value-type="float">
            <text:p>-193921</text:p>
          </table:table-cell>
          <table:table-cell office:value-type="float" office:value="8231" calcext:value-type="float">
            <text:p>8231</text:p>
          </table:table-cell>
          <table:table-cell office:value-type="float" office:value="718933" calcext:value-type="float">
            <text:p>718933</text:p>
          </table:table-cell>
          <table:table-cell office:value-type="float" office:value="668273" calcext:value-type="float">
            <text:p>668273</text:p>
          </table:table-cell>
          <table:table-cell office:value-type="float" office:value="1619743" calcext:value-type="float">
            <text:p>1619743</text:p>
          </table:table-cell>
          <table:table-cell office:value-type="float" office:value="-18675" calcext:value-type="float">
            <text:p>-18675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table:number-columns-repeated="3"/>
          <table:table-cell office:value-type="float" office:value="98331" calcext:value-type="float">
            <text:p>98331</text:p>
          </table:table-cell>
          <table:table-cell office:value-type="float" office:value="69219" calcext:value-type="float">
            <text:p>69219</text:p>
          </table:table-cell>
          <table:table-cell office:value-type="float" office:value="301181" calcext:value-type="float">
            <text:p>301181</text:p>
          </table:table-cell>
          <table:table-cell office:value-type="float" office:value="335503" calcext:value-type="float">
            <text:p>335503</text:p>
          </table:table-cell>
          <table:table-cell office:value-type="float" office:value="1011903" calcext:value-type="float">
            <text:p>1011903</text:p>
          </table:table-cell>
          <table:table-cell office:value-type="float" office:value="110021" calcext:value-type="float">
            <text:p>110021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table:number-columns-repeated="3"/>
          <table:table-cell office:value-type="float" office:value="162719" calcext:value-type="float">
            <text:p>162719</text:p>
          </table:table-cell>
          <table:table-cell office:value-type="float" office:value="75501" calcext:value-type="float">
            <text:p>75501</text:p>
          </table:table-cell>
          <table:table-cell office:value-type="float" office:value="324003" calcext:value-type="float">
            <text:p>324003</text:p>
          </table:table-cell>
          <table:table-cell office:value-type="float" office:value="102631" calcext:value-type="float">
            <text:p>102631</text:p>
          </table:table-cell>
          <table:table-cell office:value-type="float" office:value="735317" calcext:value-type="float">
            <text:p>735317</text:p>
          </table:table-cell>
          <table:table-cell office:value-type="float" office:value="51291" calcext:value-type="float">
            <text:p>51291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table:number-columns-repeated="3"/>
          <table:table-cell office:value-type="float" office:value="10767" calcext:value-type="float">
            <text:p>10767</text:p>
          </table:table-cell>
          <table:table-cell office:value-type="float" office:value="-55563" calcext:value-type="float">
            <text:p>-55563</text:p>
          </table:table-cell>
          <table:table-cell office:value-type="float" office:value="504765" calcext:value-type="float">
            <text:p>504765</text:p>
          </table:table-cell>
          <table:table-cell office:value-type="float" office:value="364437" calcext:value-type="float">
            <text:p>364437</text:p>
          </table:table-cell>
          <table:table-cell office:value-type="float" office:value="1229257" calcext:value-type="float">
            <text:p>1229257</text:p>
          </table:table-cell>
          <table:table-cell office:value-type="float" office:value="32177" calcext:value-type="float">
            <text:p>32177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table:number-columns-repeated="3"/>
          <table:table-cell office:value-type="float" office:value="42149" calcext:value-type="float">
            <text:p>42149</text:p>
          </table:table-cell>
          <table:table-cell office:value-type="float" office:value="104669" calcext:value-type="float">
            <text:p>104669</text:p>
          </table:table-cell>
          <table:table-cell office:value-type="float" office:value="497873" calcext:value-type="float">
            <text:p>497873</text:p>
          </table:table-cell>
          <table:table-cell office:value-type="float" office:value="408079" calcext:value-type="float">
            <text:p>408079</text:p>
          </table:table-cell>
          <table:table-cell office:value-type="float" office:value="1075011" calcext:value-type="float">
            <text:p>1075011</text:p>
          </table:table-cell>
          <table:table-cell office:value-type="float" office:value="-26843" calcext:value-type="float">
            <text:p>-26843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table:number-columns-repeated="3"/>
          <table:table-cell office:value-type="float" office:value="-20193" calcext:value-type="float">
            <text:p>-20193</text:p>
          </table:table-cell>
          <table:table-cell office:value-type="float" office:value="-21287" calcext:value-type="float">
            <text:p>-21287</text:p>
          </table:table-cell>
          <table:table-cell office:value-type="float" office:value="432359" calcext:value-type="float">
            <text:p>432359</text:p>
          </table:table-cell>
          <table:table-cell office:value-type="float" office:value="316627" calcext:value-type="float">
            <text:p>316627</text:p>
          </table:table-cell>
          <table:table-cell office:value-type="float" office:value="1056685" calcext:value-type="float">
            <text:p>1056685</text:p>
          </table:table-cell>
          <table:table-cell office:value-type="float" office:value="36413" calcext:value-type="float">
            <text:p>36413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table:number-columns-repeated="3"/>
          <table:table-cell office:value-type="float" office:value="-161604" calcext:value-type="float">
            <text:p>-161604</text:p>
          </table:table-cell>
          <table:table-cell office:value-type="float" office:value="-6350" calcext:value-type="float">
            <text:p>-6350</text:p>
          </table:table-cell>
          <table:table-cell office:value-type="float" office:value="380246" calcext:value-type="float">
            <text:p>380246</text:p>
          </table:table-cell>
          <table:table-cell office:value-type="float" office:value="225560" calcext:value-type="float">
            <text:p>225560</text:p>
          </table:table-cell>
          <table:table-cell office:value-type="float" office:value="852022" calcext:value-type="float">
            <text:p>852022</text:p>
          </table:table-cell>
          <table:table-cell office:value-type="float" office:value="31606" calcext:value-type="float">
            <text:p>31606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table:number-columns-repeated="3"/>
          <table:table-cell office:value-type="float" office:value="126486" calcext:value-type="float">
            <text:p>126486</text:p>
          </table:table-cell>
          <table:table-cell office:value-type="float" office:value="-108074" calcext:value-type="float">
            <text:p>-108074</text:p>
          </table:table-cell>
          <table:table-cell office:value-type="float" office:value="345184" calcext:value-type="float">
            <text:p>345184</text:p>
          </table:table-cell>
          <table:table-cell office:value-type="float" office:value="77346" calcext:value-type="float">
            <text:p>77346</text:p>
          </table:table-cell>
          <table:table-cell office:value-type="float" office:value="859626" calcext:value-type="float">
            <text:p>859626</text:p>
          </table:table-cell>
          <table:table-cell office:value-type="float" office:value="69022" calcext:value-type="float">
            <text:p>69022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table:number-columns-repeated="3"/>
          <table:table-cell office:value-type="float" office:value="209960" calcext:value-type="float">
            <text:p>209960</text:p>
          </table:table-cell>
          <table:table-cell office:value-type="float" office:value="122410" calcext:value-type="float">
            <text:p>122410</text:p>
          </table:table-cell>
          <table:table-cell office:value-type="float" office:value="339772" calcext:value-type="float">
            <text:p>339772</text:p>
          </table:table-cell>
          <table:table-cell office:value-type="float" office:value="163212" calcext:value-type="float">
            <text:p>163212</text:p>
          </table:table-cell>
          <table:table-cell office:value-type="float" office:value="766576" calcext:value-type="float">
            <text:p>766576</text:p>
          </table:table-cell>
          <table:table-cell office:value-type="float" office:value="72260" calcext:value-type="float">
            <text:p>72260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table:number-columns-repeated="3"/>
          <table:table-cell office:value-type="float" office:value="83729" calcext:value-type="float">
            <text:p>83729</text:p>
          </table:table-cell>
          <table:table-cell office:value-type="float" office:value="21279" calcext:value-type="float">
            <text:p>21279</text:p>
          </table:table-cell>
          <table:table-cell office:value-type="float" office:value="542527" calcext:value-type="float">
            <text:p>542527</text:p>
          </table:table-cell>
          <table:table-cell office:value-type="float" office:value="468527" calcext:value-type="float">
            <text:p>468527</text:p>
          </table:table-cell>
          <table:table-cell office:value-type="float" office:value="1362571" calcext:value-type="float">
            <text:p>1362571</text:p>
          </table:table-cell>
          <table:table-cell office:value-type="float" office:value="125731" calcext:value-type="float">
            <text:p>125731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table:number-columns-repeated="3"/>
          <table:table-cell office:value-type="float" office:value="19612" calcext:value-type="float">
            <text:p>19612</text:p>
          </table:table-cell>
          <table:table-cell office:value-type="float" office:value="-12570" calcext:value-type="float">
            <text:p>-12570</text:p>
          </table:table-cell>
          <table:table-cell office:value-type="float" office:value="256976" calcext:value-type="float">
            <text:p>256976</text:p>
          </table:table-cell>
          <table:table-cell office:value-type="float" office:value="149488" calcext:value-type="float">
            <text:p>149488</text:p>
          </table:table-cell>
          <table:table-cell office:value-type="float" office:value="636250" calcext:value-type="float">
            <text:p>636250</text:p>
          </table:table-cell>
          <table:table-cell office:value-type="float" office:value="-28422" calcext:value-type="float">
            <text:p>-28422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table:number-columns-repeated="3"/>
          <table:table-cell office:value-type="float" office:value="-72404" calcext:value-type="float">
            <text:p>-72404</text:p>
          </table:table-cell>
          <table:table-cell office:value-type="float" office:value="29124" calcext:value-type="float">
            <text:p>29124</text:p>
          </table:table-cell>
          <table:table-cell office:value-type="float" office:value="482944" calcext:value-type="float">
            <text:p>482944</text:p>
          </table:table-cell>
          <table:table-cell office:value-type="float" office:value="302130" calcext:value-type="float">
            <text:p>302130</text:p>
          </table:table-cell>
          <table:table-cell office:value-type="float" office:value="1118232" calcext:value-type="float">
            <text:p>1118232</text:p>
          </table:table-cell>
          <table:table-cell office:value-type="float" office:value="75332" calcext:value-type="float">
            <text:p>75332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table:number-columns-repeated="3"/>
          <table:table-cell office:value-type="float" office:value="9087" calcext:value-type="float">
            <text:p>9087</text:p>
          </table:table-cell>
          <table:table-cell office:value-type="float" office:value="-40767" calcext:value-type="float">
            <text:p>-40767</text:p>
          </table:table-cell>
          <table:table-cell office:value-type="float" office:value="415619" calcext:value-type="float">
            <text:p>415619</text:p>
          </table:table-cell>
          <table:table-cell office:value-type="float" office:value="381065" calcext:value-type="float">
            <text:p>381065</text:p>
          </table:table-cell>
          <table:table-cell office:value-type="float" office:value="1052489" calcext:value-type="float">
            <text:p>1052489</text:p>
          </table:table-cell>
          <table:table-cell office:value-type="float" office:value="5323" calcext:value-type="float">
            <text:p>5323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table:number-columns-repeated="3"/>
          <table:table-cell office:value-type="float" office:value="-118251" calcext:value-type="float">
            <text:p>-118251</text:p>
          </table:table-cell>
          <table:table-cell office:value-type="float" office:value="4521" calcext:value-type="float">
            <text:p>4521</text:p>
          </table:table-cell>
          <table:table-cell office:value-type="float" office:value="487355" calcext:value-type="float">
            <text:p>487355</text:p>
          </table:table-cell>
          <table:table-cell office:value-type="float" office:value="596053" calcext:value-type="float">
            <text:p>596053</text:p>
          </table:table-cell>
          <table:table-cell office:value-type="float" office:value="1299317" calcext:value-type="float">
            <text:p>1299317</text:p>
          </table:table-cell>
          <table:table-cell office:value-type="float" office:value="15493" calcext:value-type="float">
            <text:p>15493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table:number-columns-repeated="3"/>
          <table:table-cell office:value-type="float" office:value="95173" calcext:value-type="float">
            <text:p>95173</text:p>
          </table:table-cell>
          <table:table-cell office:value-type="float" office:value="-13599" calcext:value-type="float">
            <text:p>-13599</text:p>
          </table:table-cell>
          <table:table-cell office:value-type="float" office:value="390815" calcext:value-type="float">
            <text:p>390815</text:p>
          </table:table-cell>
          <table:table-cell office:value-type="float" office:value="172839" calcext:value-type="float">
            <text:p>172839</text:p>
          </table:table-cell>
          <table:table-cell office:value-type="float" office:value="901967" calcext:value-type="float">
            <text:p>901967</text:p>
          </table:table-cell>
          <table:table-cell office:value-type="float" office:value="94595" calcext:value-type="float">
            <text:p>94595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table:number-columns-repeated="3"/>
          <table:table-cell office:value-type="float" office:value="61995" calcext:value-type="float">
            <text:p>61995</text:p>
          </table:table-cell>
          <table:table-cell office:value-type="float" office:value="33411" calcext:value-type="float">
            <text:p>33411</text:p>
          </table:table-cell>
          <table:table-cell office:value-type="float" office:value="450719" calcext:value-type="float">
            <text:p>450719</text:p>
          </table:table-cell>
          <table:table-cell office:value-type="float" office:value="314473" calcext:value-type="float">
            <text:p>314473</text:p>
          </table:table-cell>
          <table:table-cell office:value-type="float" office:value="1066261" calcext:value-type="float">
            <text:p>1066261</text:p>
          </table:table-cell>
          <table:table-cell office:value-type="float" office:value="61409" calcext:value-type="float">
            <text:p>61409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table:number-columns-repeated="3"/>
          <table:table-cell office:value-type="float" office:value="-175748" calcext:value-type="float">
            <text:p>-175748</text:p>
          </table:table-cell>
          <table:table-cell office:value-type="float" office:value="-5418" calcext:value-type="float">
            <text:p>-5418</text:p>
          </table:table-cell>
          <table:table-cell office:value-type="float" office:value="542814" calcext:value-type="float">
            <text:p>542814</text:p>
          </table:table-cell>
          <table:table-cell office:value-type="float" office:value="378038" calcext:value-type="float">
            <text:p>378038</text:p>
          </table:table-cell>
          <table:table-cell office:value-type="float" office:value="1206362" calcext:value-type="float">
            <text:p>1206362</text:p>
          </table:table-cell>
          <table:table-cell office:value-type="float" office:value="-24854" calcext:value-type="float">
            <text:p>-24854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table:number-columns-repeated="3"/>
          <table:table-cell office:value-type="float" office:value="-258899" calcext:value-type="float">
            <text:p>-258899</text:p>
          </table:table-cell>
          <table:table-cell office:value-type="float" office:value="-200491" calcext:value-type="float">
            <text:p>-200491</text:p>
          </table:table-cell>
          <table:table-cell office:value-type="float" office:value="312347" calcext:value-type="float">
            <text:p>312347</text:p>
          </table:table-cell>
          <table:table-cell office:value-type="float" office:value="137177" calcext:value-type="float">
            <text:p>137177</text:p>
          </table:table-cell>
          <table:table-cell office:value-type="float" office:value="731129" calcext:value-type="float">
            <text:p>731129</text:p>
          </table:table-cell>
          <table:table-cell office:value-type="float" office:value="-6075" calcext:value-type="float">
            <text:p>-6075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table:number-columns-repeated="3"/>
          <table:table-cell office:value-type="float" office:value="57673" calcext:value-type="float">
            <text:p>57673</text:p>
          </table:table-cell>
          <table:table-cell office:value-type="float" office:value="40965" calcext:value-type="float">
            <text:p>40965</text:p>
          </table:table-cell>
          <table:table-cell office:value-type="float" office:value="585541" calcext:value-type="float">
            <text:p>585541</text:p>
          </table:table-cell>
          <table:table-cell office:value-type="float" office:value="493325" calcext:value-type="float">
            <text:p>493325</text:p>
          </table:table-cell>
          <table:table-cell office:value-type="float" office:value="1376181" calcext:value-type="float">
            <text:p>1376181</text:p>
          </table:table-cell>
          <table:table-cell office:value-type="float" office:value="34145" calcext:value-type="float">
            <text:p>34145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table:number-columns-repeated="3"/>
          <table:table-cell office:value-type="float" office:value="45269" calcext:value-type="float">
            <text:p>45269</text:p>
          </table:table-cell>
          <table:table-cell office:value-type="float" office:value="193499" calcext:value-type="float">
            <text:p>193499</text:p>
          </table:table-cell>
          <table:table-cell office:value-type="float" office:value="346897" calcext:value-type="float">
            <text:p>346897</text:p>
          </table:table-cell>
          <table:table-cell office:value-type="float" office:value="164299" calcext:value-type="float">
            <text:p>164299</text:p>
          </table:table-cell>
          <table:table-cell office:value-type="float" office:value="741275" calcext:value-type="float">
            <text:p>741275</text:p>
          </table:table-cell>
          <table:table-cell office:value-type="float" office:value="138105" calcext:value-type="float">
            <text:p>138105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table:number-columns-repeated="3"/>
          <table:table-cell office:value-type="float" office:value="107585" calcext:value-type="float">
            <text:p>107585</text:p>
          </table:table-cell>
          <table:table-cell office:value-type="float" office:value="151779" calcext:value-type="float">
            <text:p>151779</text:p>
          </table:table-cell>
          <table:table-cell office:value-type="float" office:value="548385" calcext:value-type="float">
            <text:p>548385</text:p>
          </table:table-cell>
          <table:table-cell office:value-type="float" office:value="466259" calcext:value-type="float">
            <text:p>466259</text:p>
          </table:table-cell>
          <table:table-cell office:value-type="float" office:value="1309515" calcext:value-type="float">
            <text:p>1309515</text:p>
          </table:table-cell>
          <table:table-cell office:value-type="float" office:value="119549" calcext:value-type="float">
            <text:p>119549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table:number-columns-repeated="3"/>
          <table:table-cell office:value-type="float" office:value="-234887" calcext:value-type="float">
            <text:p>-234887</text:p>
          </table:table-cell>
          <table:table-cell office:value-type="float" office:value="-229667" calcext:value-type="float">
            <text:p>-229667</text:p>
          </table:table-cell>
          <table:table-cell office:value-type="float" office:value="510371" calcext:value-type="float">
            <text:p>510371</text:p>
          </table:table-cell>
          <table:table-cell office:value-type="float" office:value="418521" calcext:value-type="float">
            <text:p>418521</text:p>
          </table:table-cell>
          <table:table-cell office:value-type="float" office:value="1194609" calcext:value-type="float">
            <text:p>1194609</text:p>
          </table:table-cell>
          <table:table-cell office:value-type="float" office:value="-114335" calcext:value-type="float">
            <text:p>-114335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table:number-columns-repeated="3"/>
          <table:table-cell office:value-type="float" office:value="143007" calcext:value-type="float">
            <text:p>143007</text:p>
          </table:table-cell>
          <table:table-cell office:value-type="float" office:value="123603" calcext:value-type="float">
            <text:p>123603</text:p>
          </table:table-cell>
          <table:table-cell office:value-type="float" office:value="448475" calcext:value-type="float">
            <text:p>448475</text:p>
          </table:table-cell>
          <table:table-cell office:value-type="float" office:value="221791" calcext:value-type="float">
            <text:p>221791</text:p>
          </table:table-cell>
          <table:table-cell office:value-type="float" office:value="986995" calcext:value-type="float">
            <text:p>986995</text:p>
          </table:table-cell>
          <table:table-cell office:value-type="float" office:value="99821" calcext:value-type="float">
            <text:p>99821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table:number-columns-repeated="3"/>
          <table:table-cell office:value-type="float" office:value="131191" calcext:value-type="float">
            <text:p>131191</text:p>
          </table:table-cell>
          <table:table-cell office:value-type="float" office:value="-76237" calcext:value-type="float">
            <text:p>-76237</text:p>
          </table:table-cell>
          <table:table-cell office:value-type="float" office:value="403539" calcext:value-type="float">
            <text:p>403539</text:p>
          </table:table-cell>
          <table:table-cell office:value-type="float" office:value="445747" calcext:value-type="float">
            <text:p>445747</text:p>
          </table:table-cell>
          <table:table-cell office:value-type="float" office:value="1035601" calcext:value-type="float">
            <text:p>1035601</text:p>
          </table:table-cell>
          <table:table-cell office:value-type="float" office:value="91845" calcext:value-type="float">
            <text:p>91845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table:number-columns-repeated="3"/>
          <table:table-cell office:value-type="float" office:value="-15172" calcext:value-type="float">
            <text:p>-15172</text:p>
          </table:table-cell>
          <table:table-cell office:value-type="float" office:value="-215218" calcext:value-type="float">
            <text:p>-215218</text:p>
          </table:table-cell>
          <table:table-cell office:value-type="float" office:value="429908" calcext:value-type="float">
            <text:p>429908</text:p>
          </table:table-cell>
          <table:table-cell office:value-type="float" office:value="354066" calcext:value-type="float">
            <text:p>354066</text:p>
          </table:table-cell>
          <table:table-cell office:value-type="float" office:value="992938" calcext:value-type="float">
            <text:p>992938</text:p>
          </table:table-cell>
          <table:table-cell office:value-type="float" office:value="-52792" calcext:value-type="float">
            <text:p>-52792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table:number-columns-repeated="3"/>
          <table:table-cell office:value-type="float" office:value="88995" calcext:value-type="float">
            <text:p>88995</text:p>
          </table:table-cell>
          <table:table-cell office:value-type="float" office:value="41367" calcext:value-type="float">
            <text:p>41367</text:p>
          </table:table-cell>
          <table:table-cell office:value-type="float" office:value="471259" calcext:value-type="float">
            <text:p>471259</text:p>
          </table:table-cell>
          <table:table-cell office:value-type="float" office:value="201691" calcext:value-type="float">
            <text:p>201691</text:p>
          </table:table-cell>
          <table:table-cell office:value-type="float" office:value="1051759" calcext:value-type="float">
            <text:p>1051759</text:p>
          </table:table-cell>
          <table:table-cell office:value-type="float" office:value="172247" calcext:value-type="float">
            <text:p>172247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table:number-columns-repeated="3"/>
          <table:table-cell office:value-type="float" office:value="-87370" calcext:value-type="float">
            <text:p>-87370</text:p>
          </table:table-cell>
          <table:table-cell office:value-type="float" office:value="20038" calcext:value-type="float">
            <text:p>20038</text:p>
          </table:table-cell>
          <table:table-cell office:value-type="float" office:value="571256" calcext:value-type="float">
            <text:p>571256</text:p>
          </table:table-cell>
          <table:table-cell office:value-type="float" office:value="353226" calcext:value-type="float">
            <text:p>353226</text:p>
          </table:table-cell>
          <table:table-cell office:value-type="float" office:value="1278476" calcext:value-type="float">
            <text:p>1278476</text:p>
          </table:table-cell>
          <table:table-cell office:value-type="float" office:value="37018" calcext:value-type="float">
            <text:p>37018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table:number-columns-repeated="3"/>
          <table:table-cell office:value-type="float" office:value="199117" calcext:value-type="float">
            <text:p>199117</text:p>
          </table:table-cell>
          <table:table-cell office:value-type="float" office:value="78647" calcext:value-type="float">
            <text:p>78647</text:p>
          </table:table-cell>
          <table:table-cell office:value-type="float" office:value="566215" calcext:value-type="float">
            <text:p>566215</text:p>
          </table:table-cell>
          <table:table-cell office:value-type="float" office:value="338127" calcext:value-type="float">
            <text:p>338127</text:p>
          </table:table-cell>
          <table:table-cell office:value-type="float" office:value="1138699" calcext:value-type="float">
            <text:p>1138699</text:p>
          </table:table-cell>
          <table:table-cell office:value-type="float" office:value="13523" calcext:value-type="float">
            <text:p>13523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table:number-columns-repeated="3"/>
          <table:table-cell office:value-type="float" office:value="88797" calcext:value-type="float">
            <text:p>88797</text:p>
          </table:table-cell>
          <table:table-cell office:value-type="float" office:value="81507" calcext:value-type="float">
            <text:p>81507</text:p>
          </table:table-cell>
          <table:table-cell office:value-type="float" office:value="393567" calcext:value-type="float">
            <text:p>393567</text:p>
          </table:table-cell>
          <table:table-cell office:value-type="float" office:value="216411" calcext:value-type="float">
            <text:p>216411</text:p>
          </table:table-cell>
          <table:table-cell office:value-type="float" office:value="870471" calcext:value-type="float">
            <text:p>870471</text:p>
          </table:table-cell>
          <table:table-cell office:value-type="float" office:value="64621" calcext:value-type="float">
            <text:p>64621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table:number-columns-repeated="3"/>
          <table:table-cell office:value-type="float" office:value="-16008" calcext:value-type="float">
            <text:p>-16008</text:p>
          </table:table-cell>
          <table:table-cell office:value-type="float" office:value="-75390" calcext:value-type="float">
            <text:p>-75390</text:p>
          </table:table-cell>
          <table:table-cell office:value-type="float" office:value="377934" calcext:value-type="float">
            <text:p>377934</text:p>
          </table:table-cell>
          <table:table-cell office:value-type="float" office:value="399242" calcext:value-type="float">
            <text:p>399242</text:p>
          </table:table-cell>
          <table:table-cell office:value-type="float" office:value="951184" calcext:value-type="float">
            <text:p>951184</text:p>
          </table:table-cell>
          <table:table-cell office:value-type="float" office:value="21682" calcext:value-type="float">
            <text:p>21682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table:number-columns-repeated="3"/>
          <table:table-cell office:value-type="float" office:value="-100166" calcext:value-type="float">
            <text:p>-100166</text:p>
          </table:table-cell>
          <table:table-cell office:value-type="float" office:value="-85226" calcext:value-type="float">
            <text:p>-85226</text:p>
          </table:table-cell>
          <table:table-cell office:value-type="float" office:value="403134" calcext:value-type="float">
            <text:p>403134</text:p>
          </table:table-cell>
          <table:table-cell office:value-type="float" office:value="470610" calcext:value-type="float">
            <text:p>470610</text:p>
          </table:table-cell>
          <table:table-cell office:value-type="float" office:value="1094802" calcext:value-type="float">
            <text:p>1094802</text:p>
          </table:table-cell>
          <table:table-cell office:value-type="float" office:value="31594" calcext:value-type="float">
            <text:p>31594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table:number-columns-repeated="3"/>
          <table:table-cell office:value-type="float" office:value="-102286" calcext:value-type="float">
            <text:p>-102286</text:p>
          </table:table-cell>
          <table:table-cell office:value-type="float" office:value="-121986" calcext:value-type="float">
            <text:p>-121986</text:p>
          </table:table-cell>
          <table:table-cell office:value-type="float" office:value="289636" calcext:value-type="float">
            <text:p>289636</text:p>
          </table:table-cell>
          <table:table-cell office:value-type="float" office:value="236618" calcext:value-type="float">
            <text:p>236618</text:p>
          </table:table-cell>
          <table:table-cell office:value-type="float" office:value="843854" calcext:value-type="float">
            <text:p>843854</text:p>
          </table:table-cell>
          <table:table-cell office:value-type="float" office:value="121680" calcext:value-type="float">
            <text:p>121680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table:number-columns-repeated="3"/>
          <table:table-cell office:value-type="float" office:value="-87340" calcext:value-type="float">
            <text:p>-87340</text:p>
          </table:table-cell>
          <table:table-cell office:value-type="float" office:value="-15014" calcext:value-type="float">
            <text:p>-15014</text:p>
          </table:table-cell>
          <table:table-cell office:value-type="float" office:value="646162" calcext:value-type="float">
            <text:p>646162</text:p>
          </table:table-cell>
          <table:table-cell office:value-type="float" office:value="488180" calcext:value-type="float">
            <text:p>488180</text:p>
          </table:table-cell>
          <table:table-cell office:value-type="float" office:value="1486650" calcext:value-type="float">
            <text:p>1486650</text:p>
          </table:table-cell>
          <table:table-cell office:value-type="float" office:value="73698" calcext:value-type="float">
            <text:p>73698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table:number-columns-repeated="3"/>
          <table:table-cell office:value-type="float" office:value="61373" calcext:value-type="float">
            <text:p>61373</text:p>
          </table:table-cell>
          <table:table-cell office:value-type="float" office:value="39923" calcext:value-type="float">
            <text:p>39923</text:p>
          </table:table-cell>
          <table:table-cell office:value-type="float" office:value="649645" calcext:value-type="float">
            <text:p>649645</text:p>
          </table:table-cell>
          <table:table-cell office:value-type="float" office:value="555093" calcext:value-type="float">
            <text:p>555093</text:p>
          </table:table-cell>
          <table:table-cell office:value-type="float" office:value="1445267" calcext:value-type="float">
            <text:p>1445267</text:p>
          </table:table-cell>
          <table:table-cell office:value-type="float" office:value="-13789" calcext:value-type="float">
            <text:p>-13789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table:number-columns-repeated="3"/>
          <table:table-cell office:value-type="float" office:value="121753" calcext:value-type="float">
            <text:p>121753</text:p>
          </table:table-cell>
          <table:table-cell office:value-type="float" office:value="123611" calcext:value-type="float">
            <text:p>123611</text:p>
          </table:table-cell>
          <table:table-cell office:value-type="float" office:value="685695" calcext:value-type="float">
            <text:p>685695</text:p>
          </table:table-cell>
          <table:table-cell office:value-type="float" office:value="426623" calcext:value-type="float">
            <text:p>426623</text:p>
          </table:table-cell>
          <table:table-cell office:value-type="float" office:value="1423065" calcext:value-type="float">
            <text:p>1423065</text:p>
          </table:table-cell>
          <table:table-cell office:value-type="float" office:value="112047" calcext:value-type="float">
            <text:p>112047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table:number-columns-repeated="3"/>
          <table:table-cell office:value-type="float" office:value="150068" calcext:value-type="float">
            <text:p>150068</text:p>
          </table:table-cell>
          <table:table-cell office:value-type="float" office:value="-53356" calcext:value-type="float">
            <text:p>-53356</text:p>
          </table:table-cell>
          <table:table-cell office:value-type="float" office:value="338726" calcext:value-type="float">
            <text:p>338726</text:p>
          </table:table-cell>
          <table:table-cell office:value-type="float" office:value="53686" calcext:value-type="float">
            <text:p>53686</text:p>
          </table:table-cell>
          <table:table-cell office:value-type="float" office:value="693246" calcext:value-type="float">
            <text:p>693246</text:p>
          </table:table-cell>
          <table:table-cell office:value-type="float" office:value="114344" calcext:value-type="float">
            <text:p>114344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213987" calcext:value-type="float">
            <text:p>213987</text:p>
          </table:table-cell>
          <table:table-cell office:value-type="float" office:value="2007" calcext:value-type="float">
            <text:p>2007</text:p>
          </table:table-cell>
          <table:table-cell office:value-type="float" office:value="277547" calcext:value-type="float">
            <text:p>277547</text:p>
          </table:table-cell>
          <table:table-cell office:value-type="float" office:value="-58315" calcext:value-type="float">
            <text:p>-58315</text:p>
          </table:table-cell>
          <table:table-cell office:value-type="float" office:value="569227" calcext:value-type="float">
            <text:p>569227</text:p>
          </table:table-cell>
          <table:table-cell office:value-type="float" office:value="33741" calcext:value-type="float">
            <text:p>33741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table:number-columns-repeated="3"/>
          <table:table-cell office:value-type="float" office:value="148761" calcext:value-type="float">
            <text:p>148761</text:p>
          </table:table-cell>
          <table:table-cell office:value-type="float" office:value="-163447" calcext:value-type="float">
            <text:p>-163447</text:p>
          </table:table-cell>
          <table:table-cell office:value-type="float" office:value="322641" calcext:value-type="float">
            <text:p>322641</text:p>
          </table:table-cell>
          <table:table-cell office:value-type="float" office:value="139797" calcext:value-type="float">
            <text:p>139797</text:p>
          </table:table-cell>
          <table:table-cell office:value-type="float" office:value="678747" calcext:value-type="float">
            <text:p>678747</text:p>
          </table:table-cell>
          <table:table-cell office:value-type="float" office:value="-16625" calcext:value-type="float">
            <text:p>-16625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table:number-columns-repeated="3"/>
          <table:table-cell office:value-type="float" office:value="175912" calcext:value-type="float">
            <text:p>175912</text:p>
          </table:table-cell>
          <table:table-cell office:value-type="float" office:value="100728" calcext:value-type="float">
            <text:p>100728</text:p>
          </table:table-cell>
          <table:table-cell office:value-type="float" office:value="635252" calcext:value-type="float">
            <text:p>635252</text:p>
          </table:table-cell>
          <table:table-cell office:value-type="float" office:value="396640" calcext:value-type="float">
            <text:p>396640</text:p>
          </table:table-cell>
          <table:table-cell office:value-type="float" office:value="1432304" calcext:value-type="float">
            <text:p>1432304</text:p>
          </table:table-cell>
          <table:table-cell office:value-type="float" office:value="141498" calcext:value-type="float">
            <text:p>141498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table:number-columns-repeated="3"/>
          <table:table-cell office:value-type="float" office:value="-44370" calcext:value-type="float">
            <text:p>-44370</text:p>
          </table:table-cell>
          <table:table-cell office:value-type="float" office:value="-42146" calcext:value-type="float">
            <text:p>-42146</text:p>
          </table:table-cell>
          <table:table-cell office:value-type="float" office:value="616352" calcext:value-type="float">
            <text:p>616352</text:p>
          </table:table-cell>
          <table:table-cell office:value-type="float" office:value="499662" calcext:value-type="float">
            <text:p>499662</text:p>
          </table:table-cell>
          <table:table-cell office:value-type="float" office:value="1271776" calcext:value-type="float">
            <text:p>1271776</text:p>
          </table:table-cell>
          <table:table-cell office:value-type="float" office:value="-37978" calcext:value-type="float">
            <text:p>-37978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table:number-columns-repeated="3"/>
          <table:table-cell office:value-type="float" office:value="91375" calcext:value-type="float">
            <text:p>91375</text:p>
          </table:table-cell>
          <table:table-cell office:value-type="float" office:value="-96535" calcext:value-type="float">
            <text:p>-96535</text:p>
          </table:table-cell>
          <table:table-cell office:value-type="float" office:value="308453" calcext:value-type="float">
            <text:p>308453</text:p>
          </table:table-cell>
          <table:table-cell office:value-type="float" office:value="220185" calcext:value-type="float">
            <text:p>220185</text:p>
          </table:table-cell>
          <table:table-cell office:value-type="float" office:value="830079" calcext:value-type="float">
            <text:p>830079</text:p>
          </table:table-cell>
          <table:table-cell office:value-type="float" office:value="114693" calcext:value-type="float">
            <text:p>114693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table:number-columns-repeated="3"/>
          <table:table-cell office:value-type="float" office:value="-72307" calcext:value-type="float">
            <text:p>-72307</text:p>
          </table:table-cell>
          <table:table-cell office:value-type="float" office:value="-103477" calcext:value-type="float">
            <text:p>-103477</text:p>
          </table:table-cell>
          <table:table-cell office:value-type="float" office:value="389337" calcext:value-type="float">
            <text:p>389337</text:p>
          </table:table-cell>
          <table:table-cell office:value-type="float" office:value="280749" calcext:value-type="float">
            <text:p>280749</text:p>
          </table:table-cell>
          <table:table-cell office:value-type="float" office:value="919077" calcext:value-type="float">
            <text:p>919077</text:p>
          </table:table-cell>
          <table:table-cell office:value-type="float" office:value="-69565" calcext:value-type="float">
            <text:p>-69565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table:number-columns-repeated="3"/>
          <table:table-cell office:value-type="float" office:value="316246" calcext:value-type="float">
            <text:p>316246</text:p>
          </table:table-cell>
          <table:table-cell office:value-type="float" office:value="-54758" calcext:value-type="float">
            <text:p>-54758</text:p>
          </table:table-cell>
          <table:table-cell office:value-type="float" office:value="374384" calcext:value-type="float">
            <text:p>374384</text:p>
          </table:table-cell>
          <table:table-cell office:value-type="float" office:value="150986" calcext:value-type="float">
            <text:p>150986</text:p>
          </table:table-cell>
          <table:table-cell office:value-type="float" office:value="875594" calcext:value-type="float">
            <text:p>875594</text:p>
          </table:table-cell>
          <table:table-cell office:value-type="float" office:value="68732" calcext:value-type="float">
            <text:p>68732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table:number-columns-repeated="3"/>
          <table:table-cell office:value-type="float" office:value="-162874" calcext:value-type="float">
            <text:p>-162874</text:p>
          </table:table-cell>
          <table:table-cell office:value-type="float" office:value="-77402" calcext:value-type="float">
            <text:p>-77402</text:p>
          </table:table-cell>
          <table:table-cell office:value-type="float" office:value="339568" calcext:value-type="float">
            <text:p>339568</text:p>
          </table:table-cell>
          <table:table-cell office:value-type="float" office:value="243104" calcext:value-type="float">
            <text:p>243104</text:p>
          </table:table-cell>
          <table:table-cell office:value-type="float" office:value="854322" calcext:value-type="float">
            <text:p>854322</text:p>
          </table:table-cell>
          <table:table-cell office:value-type="float" office:value="-49430" calcext:value-type="float">
            <text:p>-49430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table:number-columns-repeated="3"/>
          <table:table-cell office:value-type="float" office:value="-44748" calcext:value-type="float">
            <text:p>-44748</text:p>
          </table:table-cell>
          <table:table-cell office:value-type="float" office:value="-37502" calcext:value-type="float">
            <text:p>-37502</text:p>
          </table:table-cell>
          <table:table-cell office:value-type="float" office:value="530168" calcext:value-type="float">
            <text:p>530168</text:p>
          </table:table-cell>
          <table:table-cell office:value-type="float" office:value="331600" calcext:value-type="float">
            <text:p>331600</text:p>
          </table:table-cell>
          <table:table-cell office:value-type="float" office:value="1206528" calcext:value-type="float">
            <text:p>1206528</text:p>
          </table:table-cell>
          <table:table-cell office:value-type="float" office:value="-21350" calcext:value-type="float">
            <text:p>-21350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table:number-columns-repeated="3"/>
          <table:table-cell office:value-type="float" office:value="-177866" calcext:value-type="float">
            <text:p>-177866</text:p>
          </table:table-cell>
          <table:table-cell office:value-type="float" office:value="-179772" calcext:value-type="float">
            <text:p>-179772</text:p>
          </table:table-cell>
          <table:table-cell office:value-type="float" office:value="300242" calcext:value-type="float">
            <text:p>300242</text:p>
          </table:table-cell>
          <table:table-cell office:value-type="float" office:value="176434" calcext:value-type="float">
            <text:p>176434</text:p>
          </table:table-cell>
          <table:table-cell office:value-type="float" office:value="643668" calcext:value-type="float">
            <text:p>643668</text:p>
          </table:table-cell>
          <table:table-cell office:value-type="float" office:value="-7130" calcext:value-type="float">
            <text:p>-7130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table:number-columns-repeated="3"/>
          <table:table-cell office:value-type="float" office:value="133928" calcext:value-type="float">
            <text:p>133928</text:p>
          </table:table-cell>
          <table:table-cell office:value-type="float" office:value="-28362" calcext:value-type="float">
            <text:p>-28362</text:p>
          </table:table-cell>
          <table:table-cell office:value-type="float" office:value="445474" calcext:value-type="float">
            <text:p>445474</text:p>
          </table:table-cell>
          <table:table-cell office:value-type="float" office:value="292592" calcext:value-type="float">
            <text:p>292592</text:p>
          </table:table-cell>
          <table:table-cell office:value-type="float" office:value="992578" calcext:value-type="float">
            <text:p>992578</text:p>
          </table:table-cell>
          <table:table-cell office:value-type="float" office:value="60692" calcext:value-type="float">
            <text:p>60692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table:number-columns-repeated="3"/>
          <table:table-cell office:value-type="float" office:value="243381" calcext:value-type="float">
            <text:p>243381</text:p>
          </table:table-cell>
          <table:table-cell office:value-type="float" office:value="5927" calcext:value-type="float">
            <text:p>5927</text:p>
          </table:table-cell>
          <table:table-cell office:value-type="float" office:value="520997" calcext:value-type="float">
            <text:p>520997</text:p>
          </table:table-cell>
          <table:table-cell office:value-type="float" office:value="279395" calcext:value-type="float">
            <text:p>279395</text:p>
          </table:table-cell>
          <table:table-cell office:value-type="float" office:value="1043557" calcext:value-type="float">
            <text:p>1043557</text:p>
          </table:table-cell>
          <table:table-cell office:value-type="float" office:value="44063" calcext:value-type="float">
            <text:p>44063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table:number-columns-repeated="3"/>
          <table:table-cell office:value-type="float" office:value="51492" calcext:value-type="float">
            <text:p>51492</text:p>
          </table:table-cell>
          <table:table-cell office:value-type="float" office:value="91158" calcext:value-type="float">
            <text:p>91158</text:p>
          </table:table-cell>
          <table:table-cell office:value-type="float" office:value="547742" calcext:value-type="float">
            <text:p>547742</text:p>
          </table:table-cell>
          <table:table-cell office:value-type="float" office:value="364172" calcext:value-type="float">
            <text:p>364172</text:p>
          </table:table-cell>
          <table:table-cell office:value-type="float" office:value="1166400" calcext:value-type="float">
            <text:p>1166400</text:p>
          </table:table-cell>
          <table:table-cell office:value-type="float" office:value="28924" calcext:value-type="float">
            <text:p>28924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table:number-columns-repeated="3"/>
          <table:table-cell office:value-type="float" office:value="-173455" calcext:value-type="float">
            <text:p>-173455</text:p>
          </table:table-cell>
          <table:table-cell office:value-type="float" office:value="-85085" calcext:value-type="float">
            <text:p>-85085</text:p>
          </table:table-cell>
          <table:table-cell office:value-type="float" office:value="463241" calcext:value-type="float">
            <text:p>463241</text:p>
          </table:table-cell>
          <table:table-cell office:value-type="float" office:value="449003" calcext:value-type="float">
            <text:p>449003</text:p>
          </table:table-cell>
          <table:table-cell office:value-type="float" office:value="1095587" calcext:value-type="float">
            <text:p>1095587</text:p>
          </table:table-cell>
          <table:table-cell office:value-type="float" office:value="-99013" calcext:value-type="float">
            <text:p>-99013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table:number-columns-repeated="3"/>
          <table:table-cell office:value-type="float" office:value="81279" calcext:value-type="float">
            <text:p>81279</text:p>
          </table:table-cell>
          <table:table-cell office:value-type="float" office:value="122317" calcext:value-type="float">
            <text:p>122317</text:p>
          </table:table-cell>
          <table:table-cell office:value-type="float" office:value="583699" calcext:value-type="float">
            <text:p>583699</text:p>
          </table:table-cell>
          <table:table-cell office:value-type="float" office:value="418071" calcext:value-type="float">
            <text:p>418071</text:p>
          </table:table-cell>
          <table:table-cell office:value-type="float" office:value="1332157" calcext:value-type="float">
            <text:p>1332157</text:p>
          </table:table-cell>
          <table:table-cell office:value-type="float" office:value="163467" calcext:value-type="float">
            <text:p>163467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table:number-columns-repeated="3"/>
          <table:table-cell office:value-type="float" office:value="15557" calcext:value-type="float">
            <text:p>15557</text:p>
          </table:table-cell>
          <table:table-cell office:value-type="float" office:value="143945" calcext:value-type="float">
            <text:p>143945</text:p>
          </table:table-cell>
          <table:table-cell office:value-type="float" office:value="593135" calcext:value-type="float">
            <text:p>593135</text:p>
          </table:table-cell>
          <table:table-cell office:value-type="float" office:value="455159" calcext:value-type="float">
            <text:p>455159</text:p>
          </table:table-cell>
          <table:table-cell office:value-type="float" office:value="1367555" calcext:value-type="float">
            <text:p>1367555</text:p>
          </table:table-cell>
          <table:table-cell office:value-type="float" office:value="137487" calcext:value-type="float">
            <text:p>137487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table:number-columns-repeated="3"/>
          <table:table-cell office:value-type="float" office:value="86009" calcext:value-type="float">
            <text:p>86009</text:p>
          </table:table-cell>
          <table:table-cell office:value-type="float" office:value="74515" calcext:value-type="float">
            <text:p>74515</text:p>
          </table:table-cell>
          <table:table-cell office:value-type="float" office:value="428819" calcext:value-type="float">
            <text:p>428819</text:p>
          </table:table-cell>
          <table:table-cell office:value-type="float" office:value="193773" calcext:value-type="float">
            <text:p>193773</text:p>
          </table:table-cell>
          <table:table-cell office:value-type="float" office:value="916997" calcext:value-type="float">
            <text:p>916997</text:p>
          </table:table-cell>
          <table:table-cell office:value-type="float" office:value="106519" calcext:value-type="float">
            <text:p>106519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table:number-columns-repeated="3"/>
          <table:table-cell office:value-type="float" office:value="260905" calcext:value-type="float">
            <text:p>260905</text:p>
          </table:table-cell>
          <table:table-cell office:value-type="float" office:value="-3045" calcext:value-type="float">
            <text:p>-3045</text:p>
          </table:table-cell>
          <table:table-cell office:value-type="float" office:value="496145" calcext:value-type="float">
            <text:p>496145</text:p>
          </table:table-cell>
          <table:table-cell office:value-type="float" office:value="258197" calcext:value-type="float">
            <text:p>258197</text:p>
          </table:table-cell>
          <table:table-cell office:value-type="float" office:value="1044169" calcext:value-type="float">
            <text:p>1044169</text:p>
          </table:table-cell>
          <table:table-cell office:value-type="float" office:value="206691" calcext:value-type="float">
            <text:p>206691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table:number-columns-repeated="3"/>
          <table:table-cell office:value-type="float" office:value="-231242" calcext:value-type="float">
            <text:p>-231242</text:p>
          </table:table-cell>
          <table:table-cell office:value-type="float" office:value="-131082" calcext:value-type="float">
            <text:p>-131082</text:p>
          </table:table-cell>
          <table:table-cell office:value-type="float" office:value="406586" calcext:value-type="float">
            <text:p>406586</text:p>
          </table:table-cell>
          <table:table-cell office:value-type="float" office:value="256542" calcext:value-type="float">
            <text:p>256542</text:p>
          </table:table-cell>
          <table:table-cell office:value-type="float" office:value="716048" calcext:value-type="float">
            <text:p>716048</text:p>
          </table:table-cell>
          <table:table-cell office:value-type="float" office:value="39798" calcext:value-type="float">
            <text:p>39798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table:number-columns-repeated="3"/>
          <table:table-cell office:value-type="float" office:value="91521" calcext:value-type="float">
            <text:p>91521</text:p>
          </table:table-cell>
          <table:table-cell office:value-type="float" office:value="71945" calcext:value-type="float">
            <text:p>71945</text:p>
          </table:table-cell>
          <table:table-cell office:value-type="float" office:value="436669" calcext:value-type="float">
            <text:p>436669</text:p>
          </table:table-cell>
          <table:table-cell office:value-type="float" office:value="254599" calcext:value-type="float">
            <text:p>254599</text:p>
          </table:table-cell>
          <table:table-cell office:value-type="float" office:value="981909" calcext:value-type="float">
            <text:p>981909</text:p>
          </table:table-cell>
          <table:table-cell office:value-type="float" office:value="118643" calcext:value-type="float">
            <text:p>118643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table:number-columns-repeated="3"/>
          <table:table-cell office:value-type="float" office:value="91059" calcext:value-type="float">
            <text:p>91059</text:p>
          </table:table-cell>
          <table:table-cell office:value-type="float" office:value="-130121" calcext:value-type="float">
            <text:p>-130121</text:p>
          </table:table-cell>
          <table:table-cell office:value-type="float" office:value="395275" calcext:value-type="float">
            <text:p>395275</text:p>
          </table:table-cell>
          <table:table-cell office:value-type="float" office:value="336399" calcext:value-type="float">
            <text:p>336399</text:p>
          </table:table-cell>
          <table:table-cell office:value-type="float" office:value="901059" calcext:value-type="float">
            <text:p>901059</text:p>
          </table:table-cell>
          <table:table-cell office:value-type="float" office:value="-190843" calcext:value-type="float">
            <text:p>-190843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table:number-columns-repeated="3"/>
          <table:table-cell office:value-type="float" office:value="-187983" calcext:value-type="float">
            <text:p>-187983</text:p>
          </table:table-cell>
          <table:table-cell office:value-type="float" office:value="-27307" calcext:value-type="float">
            <text:p>-27307</text:p>
          </table:table-cell>
          <table:table-cell office:value-type="float" office:value="497917" calcext:value-type="float">
            <text:p>497917</text:p>
          </table:table-cell>
          <table:table-cell office:value-type="float" office:value="325943" calcext:value-type="float">
            <text:p>325943</text:p>
          </table:table-cell>
          <table:table-cell office:value-type="float" office:value="1129051" calcext:value-type="float">
            <text:p>1129051</text:p>
          </table:table-cell>
          <table:table-cell office:value-type="float" office:value="91187" calcext:value-type="float">
            <text:p>91187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table:number-columns-repeated="3"/>
          <table:table-cell office:value-type="float" office:value="55958" calcext:value-type="float">
            <text:p>55958</text:p>
          </table:table-cell>
          <table:table-cell office:value-type="float" office:value="229582" calcext:value-type="float">
            <text:p>229582</text:p>
          </table:table-cell>
          <table:table-cell office:value-type="float" office:value="462486" calcext:value-type="float">
            <text:p>462486</text:p>
          </table:table-cell>
          <table:table-cell office:value-type="float" office:value="266364" calcext:value-type="float">
            <text:p>266364</text:p>
          </table:table-cell>
          <table:table-cell office:value-type="float" office:value="1051610" calcext:value-type="float">
            <text:p>1051610</text:p>
          </table:table-cell>
          <table:table-cell office:value-type="float" office:value="216352" calcext:value-type="float">
            <text:p>216352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table:number-columns-repeated="3"/>
          <table:table-cell office:value-type="float" office:value="143208" calcext:value-type="float">
            <text:p>143208</text:p>
          </table:table-cell>
          <table:table-cell office:value-type="float" office:value="124266" calcext:value-type="float">
            <text:p>124266</text:p>
          </table:table-cell>
          <table:table-cell office:value-type="float" office:value="377294" calcext:value-type="float">
            <text:p>377294</text:p>
          </table:table-cell>
          <table:table-cell office:value-type="float" office:value="203318" calcext:value-type="float">
            <text:p>203318</text:p>
          </table:table-cell>
          <table:table-cell office:value-type="float" office:value="797242" calcext:value-type="float">
            <text:p>797242</text:p>
          </table:table-cell>
          <table:table-cell office:value-type="float" office:value="54914" calcext:value-type="float">
            <text:p>54914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table:number-columns-repeated="3"/>
          <table:table-cell office:value-type="float" office:value="159158" calcext:value-type="float">
            <text:p>159158</text:p>
          </table:table-cell>
          <table:table-cell office:value-type="float" office:value="-118994" calcext:value-type="float">
            <text:p>-118994</text:p>
          </table:table-cell>
          <table:table-cell office:value-type="float" office:value="382790" calcext:value-type="float">
            <text:p>382790</text:p>
          </table:table-cell>
          <table:table-cell office:value-type="float" office:value="318302" calcext:value-type="float">
            <text:p>318302</text:p>
          </table:table-cell>
          <table:table-cell office:value-type="float" office:value="884810" calcext:value-type="float">
            <text:p>884810</text:p>
          </table:table-cell>
          <table:table-cell office:value-type="float" office:value="-144404" calcext:value-type="float">
            <text:p>-144404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table:number-columns-repeated="3"/>
          <table:table-cell office:value-type="float" office:value="-8215" calcext:value-type="float">
            <text:p>-8215</text:p>
          </table:table-cell>
          <table:table-cell office:value-type="float" office:value="25929" calcext:value-type="float">
            <text:p>25929</text:p>
          </table:table-cell>
          <table:table-cell office:value-type="float" office:value="717083" calcext:value-type="float">
            <text:p>717083</text:p>
          </table:table-cell>
          <table:table-cell office:value-type="float" office:value="667795" calcext:value-type="float">
            <text:p>667795</text:p>
          </table:table-cell>
          <table:table-cell office:value-type="float" office:value="1667815" calcext:value-type="float">
            <text:p>1667815</text:p>
          </table:table-cell>
          <table:table-cell office:value-type="float" office:value="-26897" calcext:value-type="float">
            <text:p>-26897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table:number-columns-repeated="3"/>
          <table:table-cell office:value-type="float" office:value="169953" calcext:value-type="float">
            <text:p>169953</text:p>
          </table:table-cell>
          <table:table-cell office:value-type="float" office:value="-184701" calcext:value-type="float">
            <text:p>-184701</text:p>
          </table:table-cell>
          <table:table-cell office:value-type="float" office:value="374321" calcext:value-type="float">
            <text:p>374321</text:p>
          </table:table-cell>
          <table:table-cell office:value-type="float" office:value="185347" calcext:value-type="float">
            <text:p>185347</text:p>
          </table:table-cell>
          <table:table-cell office:value-type="float" office:value="855519" calcext:value-type="float">
            <text:p>855519</text:p>
          </table:table-cell>
          <table:table-cell office:value-type="float" office:value="93951" calcext:value-type="float">
            <text:p>93951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table:number-columns-repeated="3"/>
          <table:table-cell office:value-type="float" office:value="138494" calcext:value-type="float">
            <text:p>138494</text:p>
          </table:table-cell>
          <table:table-cell office:value-type="float" office:value="-144286" calcext:value-type="float">
            <text:p>-144286</text:p>
          </table:table-cell>
          <table:table-cell office:value-type="float" office:value="347334" calcext:value-type="float">
            <text:p>347334</text:p>
          </table:table-cell>
          <table:table-cell office:value-type="float" office:value="221418" calcext:value-type="float">
            <text:p>221418</text:p>
          </table:table-cell>
          <table:table-cell office:value-type="float" office:value="917148" calcext:value-type="float">
            <text:p>917148</text:p>
          </table:table-cell>
          <table:table-cell office:value-type="float" office:value="150226" calcext:value-type="float">
            <text:p>150226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table:number-columns-repeated="3"/>
          <table:table-cell office:value-type="float" office:value="-22367" calcext:value-type="float">
            <text:p>-22367</text:p>
          </table:table-cell>
          <table:table-cell office:value-type="float" office:value="48353" calcext:value-type="float">
            <text:p>48353</text:p>
          </table:table-cell>
          <table:table-cell office:value-type="float" office:value="510175" calcext:value-type="float">
            <text:p>510175</text:p>
          </table:table-cell>
          <table:table-cell office:value-type="float" office:value="383179" calcext:value-type="float">
            <text:p>383179</text:p>
          </table:table-cell>
          <table:table-cell office:value-type="float" office:value="1151329" calcext:value-type="float">
            <text:p>1151329</text:p>
          </table:table-cell>
          <table:table-cell office:value-type="float" office:value="57103" calcext:value-type="float">
            <text:p>57103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table:number-columns-repeated="3"/>
          <table:table-cell office:value-type="float" office:value="-9128" calcext:value-type="float">
            <text:p>-9128</text:p>
          </table:table-cell>
          <table:table-cell office:value-type="float" office:value="56908" calcext:value-type="float">
            <text:p>56908</text:p>
          </table:table-cell>
          <table:table-cell office:value-type="float" office:value="555500" calcext:value-type="float">
            <text:p>555500</text:p>
          </table:table-cell>
          <table:table-cell office:value-type="float" office:value="299930" calcext:value-type="float">
            <text:p>299930</text:p>
          </table:table-cell>
          <table:table-cell office:value-type="float" office:value="1194062" calcext:value-type="float">
            <text:p>1194062</text:p>
          </table:table-cell>
          <table:table-cell office:value-type="float" office:value="43354" calcext:value-type="float">
            <text:p>43354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table:number-columns-repeated="3"/>
          <table:table-cell office:value-type="float" office:value="60792" calcext:value-type="float">
            <text:p>60792</text:p>
          </table:table-cell>
          <table:table-cell office:value-type="float" office:value="-73254" calcext:value-type="float">
            <text:p>-73254</text:p>
          </table:table-cell>
          <table:table-cell office:value-type="float" office:value="368228" calcext:value-type="float">
            <text:p>368228</text:p>
          </table:table-cell>
          <table:table-cell office:value-type="float" office:value="367246" calcext:value-type="float">
            <text:p>367246</text:p>
          </table:table-cell>
          <table:table-cell office:value-type="float" office:value="950440" calcext:value-type="float">
            <text:p>950440</text:p>
          </table:table-cell>
          <table:table-cell office:value-type="float" office:value="13646" calcext:value-type="float">
            <text:p>13646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table:number-columns-repeated="3"/>
          <table:table-cell office:value-type="float" office:value="-75964" calcext:value-type="float">
            <text:p>-75964</text:p>
          </table:table-cell>
          <table:table-cell office:value-type="float" office:value="-92226" calcext:value-type="float">
            <text:p>-92226</text:p>
          </table:table-cell>
          <table:table-cell office:value-type="float" office:value="407180" calcext:value-type="float">
            <text:p>407180</text:p>
          </table:table-cell>
          <table:table-cell office:value-type="float" office:value="278016" calcext:value-type="float">
            <text:p>278016</text:p>
          </table:table-cell>
          <table:table-cell office:value-type="float" office:value="939774" calcext:value-type="float">
            <text:p>939774</text:p>
          </table:table-cell>
          <table:table-cell office:value-type="float" office:value="-49410" calcext:value-type="float">
            <text:p>-49410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table:number-columns-repeated="3"/>
          <table:table-cell office:value-type="float" office:value="-254535" calcext:value-type="float">
            <text:p>-254535</text:p>
          </table:table-cell>
          <table:table-cell office:value-type="float" office:value="-100613" calcext:value-type="float">
            <text:p>-100613</text:p>
          </table:table-cell>
          <table:table-cell office:value-type="float" office:value="352967" calcext:value-type="float">
            <text:p>352967</text:p>
          </table:table-cell>
          <table:table-cell office:value-type="float" office:value="239535" calcext:value-type="float">
            <text:p>239535</text:p>
          </table:table-cell>
          <table:table-cell office:value-type="float" office:value="756149" calcext:value-type="float">
            <text:p>756149</text:p>
          </table:table-cell>
          <table:table-cell office:value-type="float" office:value="-4877" calcext:value-type="float">
            <text:p>-4877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table:number-columns-repeated="3"/>
          <table:table-cell office:value-type="float" office:value="23242" calcext:value-type="float">
            <text:p>23242</text:p>
          </table:table-cell>
          <table:table-cell office:value-type="float" office:value="65448" calcext:value-type="float">
            <text:p>65448</text:p>
          </table:table-cell>
          <table:table-cell office:value-type="float" office:value="444928" calcext:value-type="float">
            <text:p>444928</text:p>
          </table:table-cell>
          <table:table-cell office:value-type="float" office:value="280580" calcext:value-type="float">
            <text:p>280580</text:p>
          </table:table-cell>
          <table:table-cell office:value-type="float" office:value="1001884" calcext:value-type="float">
            <text:p>1001884</text:p>
          </table:table-cell>
          <table:table-cell office:value-type="float" office:value="116876" calcext:value-type="float">
            <text:p>116876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table:number-columns-repeated="3"/>
          <table:table-cell office:value-type="float" office:value="-69786" calcext:value-type="float">
            <text:p>-69786</text:p>
          </table:table-cell>
          <table:table-cell office:value-type="float" office:value="78152" calcext:value-type="float">
            <text:p>78152</text:p>
          </table:table-cell>
          <table:table-cell office:value-type="float" office:value="669842" calcext:value-type="float">
            <text:p>669842</text:p>
          </table:table-cell>
          <table:table-cell office:value-type="float" office:value="500486" calcext:value-type="float">
            <text:p>500486</text:p>
          </table:table-cell>
          <table:table-cell office:value-type="float" office:value="1411014" calcext:value-type="float">
            <text:p>1411014</text:p>
          </table:table-cell>
          <table:table-cell office:value-type="float" office:value="-52234" calcext:value-type="float">
            <text:p>-52234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table:number-columns-repeated="3"/>
          <table:table-cell office:value-type="float" office:value="98555" calcext:value-type="float">
            <text:p>98555</text:p>
          </table:table-cell>
          <table:table-cell office:value-type="float" office:value="165035" calcext:value-type="float">
            <text:p>165035</text:p>
          </table:table-cell>
          <table:table-cell office:value-type="float" office:value="622047" calcext:value-type="float">
            <text:p>622047</text:p>
          </table:table-cell>
          <table:table-cell office:value-type="float" office:value="414175" calcext:value-type="float">
            <text:p>414175</text:p>
          </table:table-cell>
          <table:table-cell office:value-type="float" office:value="1424817" calcext:value-type="float">
            <text:p>1424817</text:p>
          </table:table-cell>
          <table:table-cell office:value-type="float" office:value="183559" calcext:value-type="float">
            <text:p>183559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table:number-columns-repeated="3"/>
          <table:table-cell office:value-type="float" office:value="-74808" calcext:value-type="float">
            <text:p>-74808</text:p>
          </table:table-cell>
          <table:table-cell office:value-type="float" office:value="-44686" calcext:value-type="float">
            <text:p>-44686</text:p>
          </table:table-cell>
          <table:table-cell office:value-type="float" office:value="410662" calcext:value-type="float">
            <text:p>410662</text:p>
          </table:table-cell>
          <table:table-cell office:value-type="float" office:value="332770" calcext:value-type="float">
            <text:p>332770</text:p>
          </table:table-cell>
          <table:table-cell office:value-type="float" office:value="992520" calcext:value-type="float">
            <text:p>992520</text:p>
          </table:table-cell>
          <table:table-cell office:value-type="float" office:value="-53084" calcext:value-type="float">
            <text:p>-53084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table:number-columns-repeated="3"/>
          <table:table-cell office:value-type="float" office:value="42034" calcext:value-type="float">
            <text:p>42034</text:p>
          </table:table-cell>
          <table:table-cell office:value-type="float" office:value="-18468" calcext:value-type="float">
            <text:p>-18468</text:p>
          </table:table-cell>
          <table:table-cell office:value-type="float" office:value="513274" calcext:value-type="float">
            <text:p>513274</text:p>
          </table:table-cell>
          <table:table-cell office:value-type="float" office:value="347912" calcext:value-type="float">
            <text:p>347912</text:p>
          </table:table-cell>
          <table:table-cell office:value-type="float" office:value="1273246" calcext:value-type="float">
            <text:p>1273246</text:p>
          </table:table-cell>
          <table:table-cell office:value-type="float" office:value="114678" calcext:value-type="float">
            <text:p>114678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table:number-columns-repeated="3"/>
          <table:table-cell office:value-type="float" office:value="-189653" calcext:value-type="float">
            <text:p>-189653</text:p>
          </table:table-cell>
          <table:table-cell office:value-type="float" office:value="-179019" calcext:value-type="float">
            <text:p>-179019</text:p>
          </table:table-cell>
          <table:table-cell office:value-type="float" office:value="276909" calcext:value-type="float">
            <text:p>276909</text:p>
          </table:table-cell>
          <table:table-cell office:value-type="float" office:value="253531" calcext:value-type="float">
            <text:p>253531</text:p>
          </table:table-cell>
          <table:table-cell office:value-type="float" office:value="819887" calcext:value-type="float">
            <text:p>819887</text:p>
          </table:table-cell>
          <table:table-cell office:value-type="float" office:value="12573" calcext:value-type="float">
            <text:p>12573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table:number-columns-repeated="3"/>
          <table:table-cell office:value-type="float" office:value="86001" calcext:value-type="float">
            <text:p>86001</text:p>
          </table:table-cell>
          <table:table-cell office:value-type="float" office:value="48589" calcext:value-type="float">
            <text:p>48589</text:p>
          </table:table-cell>
          <table:table-cell office:value-type="float" office:value="418487" calcext:value-type="float">
            <text:p>418487</text:p>
          </table:table-cell>
          <table:table-cell office:value-type="float" office:value="147229" calcext:value-type="float">
            <text:p>147229</text:p>
          </table:table-cell>
          <table:table-cell office:value-type="float" office:value="856241" calcext:value-type="float">
            <text:p>856241</text:p>
          </table:table-cell>
          <table:table-cell office:value-type="float" office:value="125503" calcext:value-type="float">
            <text:p>125503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table:number-columns-repeated="3"/>
          <table:table-cell office:value-type="float" office:value="-38730" calcext:value-type="float">
            <text:p>-38730</text:p>
          </table:table-cell>
          <table:table-cell office:value-type="float" office:value="-86256" calcext:value-type="float">
            <text:p>-86256</text:p>
          </table:table-cell>
          <table:table-cell office:value-type="float" office:value="549170" calcext:value-type="float">
            <text:p>549170</text:p>
          </table:table-cell>
          <table:table-cell office:value-type="float" office:value="445620" calcext:value-type="float">
            <text:p>445620</text:p>
          </table:table-cell>
          <table:table-cell office:value-type="float" office:value="1287946" calcext:value-type="float">
            <text:p>1287946</text:p>
          </table:table-cell>
          <table:table-cell office:value-type="float" office:value="3692" calcext:value-type="float">
            <text:p>3692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table:number-columns-repeated="3"/>
          <table:table-cell office:value-type="float" office:value="107797" calcext:value-type="float">
            <text:p>107797</text:p>
          </table:table-cell>
          <table:table-cell office:value-type="float" office:value="108811" calcext:value-type="float">
            <text:p>108811</text:p>
          </table:table-cell>
          <table:table-cell office:value-type="float" office:value="493051" calcext:value-type="float">
            <text:p>493051</text:p>
          </table:table-cell>
          <table:table-cell office:value-type="float" office:value="349359" calcext:value-type="float">
            <text:p>349359</text:p>
          </table:table-cell>
          <table:table-cell office:value-type="float" office:value="1092865" calcext:value-type="float">
            <text:p>1092865</text:p>
          </table:table-cell>
          <table:table-cell office:value-type="float" office:value="96693" calcext:value-type="float">
            <text:p>96693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table:number-columns-repeated="3"/>
          <table:table-cell office:value-type="float" office:value="-153597" calcext:value-type="float">
            <text:p>-153597</text:p>
          </table:table-cell>
          <table:table-cell office:value-type="float" office:value="124837" calcext:value-type="float">
            <text:p>124837</text:p>
          </table:table-cell>
          <table:table-cell office:value-type="float" office:value="555287" calcext:value-type="float">
            <text:p>555287</text:p>
          </table:table-cell>
          <table:table-cell office:value-type="float" office:value="416537" calcext:value-type="float">
            <text:p>416537</text:p>
          </table:table-cell>
          <table:table-cell office:value-type="float" office:value="1233205" calcext:value-type="float">
            <text:p>1233205</text:p>
          </table:table-cell>
          <table:table-cell office:value-type="float" office:value="84765" calcext:value-type="float">
            <text:p>84765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table:number-columns-repeated="3"/>
          <table:table-cell office:value-type="float" office:value="-43616" calcext:value-type="float">
            <text:p>-43616</text:p>
          </table:table-cell>
          <table:table-cell office:value-type="float" office:value="-68862" calcext:value-type="float">
            <text:p>-68862</text:p>
          </table:table-cell>
          <table:table-cell office:value-type="float" office:value="238950" calcext:value-type="float">
            <text:p>238950</text:p>
          </table:table-cell>
          <table:table-cell office:value-type="float" office:value="128422" calcext:value-type="float">
            <text:p>128422</text:p>
          </table:table-cell>
          <table:table-cell office:value-type="float" office:value="652774" calcext:value-type="float">
            <text:p>652774</text:p>
          </table:table-cell>
          <table:table-cell office:value-type="float" office:value="-1738" calcext:value-type="float">
            <text:p>-1738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table:number-columns-repeated="3"/>
          <table:table-cell office:value-type="float" office:value="-108970" calcext:value-type="float">
            <text:p>-108970</text:p>
          </table:table-cell>
          <table:table-cell office:value-type="float" office:value="-269224" calcext:value-type="float">
            <text:p>-269224</text:p>
          </table:table-cell>
          <table:table-cell office:value-type="float" office:value="536538" calcext:value-type="float">
            <text:p>536538</text:p>
          </table:table-cell>
          <table:table-cell office:value-type="float" office:value="419346" calcext:value-type="float">
            <text:p>419346</text:p>
          </table:table-cell>
          <table:table-cell office:value-type="float" office:value="1115912" calcext:value-type="float">
            <text:p>1115912</text:p>
          </table:table-cell>
          <table:table-cell office:value-type="float" office:value="-15022" calcext:value-type="float">
            <text:p>-15022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table:number-columns-repeated="3"/>
          <table:table-cell office:value-type="float" office:value="4412" calcext:value-type="float">
            <text:p>4412</text:p>
          </table:table-cell>
          <table:table-cell office:value-type="float" office:value="-42686" calcext:value-type="float">
            <text:p>-42686</text:p>
          </table:table-cell>
          <table:table-cell office:value-type="float" office:value="413668" calcext:value-type="float">
            <text:p>413668</text:p>
          </table:table-cell>
          <table:table-cell office:value-type="float" office:value="241480" calcext:value-type="float">
            <text:p>241480</text:p>
          </table:table-cell>
          <table:table-cell office:value-type="float" office:value="1001998" calcext:value-type="float">
            <text:p>1001998</text:p>
          </table:table-cell>
          <table:table-cell office:value-type="float" office:value="24842" calcext:value-type="float">
            <text:p>24842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table:number-columns-repeated="3"/>
          <table:table-cell office:value-type="float" office:value="-35422" calcext:value-type="float">
            <text:p>-35422</text:p>
          </table:table-cell>
          <table:table-cell office:value-type="float" office:value="46142" calcext:value-type="float">
            <text:p>46142</text:p>
          </table:table-cell>
          <table:table-cell office:value-type="float" office:value="167574" calcext:value-type="float">
            <text:p>167574</text:p>
          </table:table-cell>
          <table:table-cell office:value-type="float" office:value="123144" calcext:value-type="float">
            <text:p>123144</text:p>
          </table:table-cell>
          <table:table-cell office:value-type="float" office:value="412988" calcext:value-type="float">
            <text:p>412988</text:p>
          </table:table-cell>
          <table:table-cell office:value-type="float" office:value="19856" calcext:value-type="float">
            <text:p>19856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table:number-columns-repeated="3"/>
          <table:table-cell office:value-type="float" office:value="-195701" calcext:value-type="float">
            <text:p>-195701</text:p>
          </table:table-cell>
          <table:table-cell office:value-type="float" office:value="-111533" calcext:value-type="float">
            <text:p>-111533</text:p>
          </table:table-cell>
          <table:table-cell office:value-type="float" office:value="356395" calcext:value-type="float">
            <text:p>356395</text:p>
          </table:table-cell>
          <table:table-cell office:value-type="float" office:value="236303" calcext:value-type="float">
            <text:p>236303</text:p>
          </table:table-cell>
          <table:table-cell office:value-type="float" office:value="847089" calcext:value-type="float">
            <text:p>847089</text:p>
          </table:table-cell>
          <table:table-cell office:value-type="float" office:value="-67469" calcext:value-type="float">
            <text:p>-67469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table:number-columns-repeated="3"/>
          <table:table-cell office:value-type="float" office:value="18883" calcext:value-type="float">
            <text:p>18883</text:p>
          </table:table-cell>
          <table:table-cell office:value-type="float" office:value="9817" calcext:value-type="float">
            <text:p>9817</text:p>
          </table:table-cell>
          <table:table-cell office:value-type="float" office:value="554523" calcext:value-type="float">
            <text:p>554523</text:p>
          </table:table-cell>
          <table:table-cell office:value-type="float" office:value="549437" calcext:value-type="float">
            <text:p>549437</text:p>
          </table:table-cell>
          <table:table-cell office:value-type="float" office:value="1364277" calcext:value-type="float">
            <text:p>1364277</text:p>
          </table:table-cell>
          <table:table-cell office:value-type="float" office:value="48623" calcext:value-type="float">
            <text:p>48623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table:number-columns-repeated="3"/>
          <table:table-cell office:value-type="float" office:value="276203" calcext:value-type="float">
            <text:p>276203</text:p>
          </table:table-cell>
          <table:table-cell office:value-type="float" office:value="-39289" calcext:value-type="float">
            <text:p>-39289</text:p>
          </table:table-cell>
          <table:table-cell office:value-type="float" office:value="399117" calcext:value-type="float">
            <text:p>399117</text:p>
          </table:table-cell>
          <table:table-cell office:value-type="float" office:value="84119" calcext:value-type="float">
            <text:p>84119</text:p>
          </table:table-cell>
          <table:table-cell office:value-type="float" office:value="791063" calcext:value-type="float">
            <text:p>791063</text:p>
          </table:table-cell>
          <table:table-cell office:value-type="float" office:value="118711" calcext:value-type="float">
            <text:p>118711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table:number-columns-repeated="3"/>
          <table:table-cell office:value-type="float" office:value="147489" calcext:value-type="float">
            <text:p>147489</text:p>
          </table:table-cell>
          <table:table-cell office:value-type="float" office:value="-76607" calcext:value-type="float">
            <text:p>-76607</text:p>
          </table:table-cell>
          <table:table-cell office:value-type="float" office:value="265785" calcext:value-type="float">
            <text:p>265785</text:p>
          </table:table-cell>
          <table:table-cell office:value-type="float" office:value="171075" calcext:value-type="float">
            <text:p>171075</text:p>
          </table:table-cell>
          <table:table-cell office:value-type="float" office:value="738245" calcext:value-type="float">
            <text:p>738245</text:p>
          </table:table-cell>
          <table:table-cell office:value-type="float" office:value="64963" calcext:value-type="float">
            <text:p>64963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table:number-columns-repeated="3"/>
          <table:table-cell office:value-type="float" office:value="-44236" calcext:value-type="float">
            <text:p>-44236</text:p>
          </table:table-cell>
          <table:table-cell office:value-type="float" office:value="42056" calcext:value-type="float">
            <text:p>42056</text:p>
          </table:table-cell>
          <table:table-cell office:value-type="float" office:value="614130" calcext:value-type="float">
            <text:p>614130</text:p>
          </table:table-cell>
          <table:table-cell office:value-type="float" office:value="609618" calcext:value-type="float">
            <text:p>609618</text:p>
          </table:table-cell>
          <table:table-cell office:value-type="float" office:value="1510816" calcext:value-type="float">
            <text:p>1510816</text:p>
          </table:table-cell>
          <table:table-cell office:value-type="float" office:value="-58122" calcext:value-type="float">
            <text:p>-58122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table:number-columns-repeated="3"/>
          <table:table-cell office:value-type="float" office:value="194549" calcext:value-type="float">
            <text:p>194549</text:p>
          </table:table-cell>
          <table:table-cell office:value-type="float" office:value="6987" calcext:value-type="float">
            <text:p>6987</text:p>
          </table:table-cell>
          <table:table-cell office:value-type="float" office:value="483593" calcext:value-type="float">
            <text:p>483593</text:p>
          </table:table-cell>
          <table:table-cell office:value-type="float" office:value="274493" calcext:value-type="float">
            <text:p>274493</text:p>
          </table:table-cell>
          <table:table-cell office:value-type="float" office:value="1025147" calcext:value-type="float">
            <text:p>1025147</text:p>
          </table:table-cell>
          <table:table-cell office:value-type="float" office:value="49095" calcext:value-type="float">
            <text:p>49095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table:number-columns-repeated="3"/>
          <table:table-cell office:value-type="float" office:value="130311" calcext:value-type="float">
            <text:p>130311</text:p>
          </table:table-cell>
          <table:table-cell office:value-type="float" office:value="21563" calcext:value-type="float">
            <text:p>21563</text:p>
          </table:table-cell>
          <table:table-cell office:value-type="float" office:value="504221" calcext:value-type="float">
            <text:p>504221</text:p>
          </table:table-cell>
          <table:table-cell office:value-type="float" office:value="274957" calcext:value-type="float">
            <text:p>274957</text:p>
          </table:table-cell>
          <table:table-cell office:value-type="float" office:value="1127801" calcext:value-type="float">
            <text:p>1127801</text:p>
          </table:table-cell>
          <table:table-cell office:value-type="float" office:value="224867" calcext:value-type="float">
            <text:p>224867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table:number-columns-repeated="3"/>
          <table:table-cell office:value-type="float" office:value="-143587" calcext:value-type="float">
            <text:p>-143587</text:p>
          </table:table-cell>
          <table:table-cell office:value-type="float" office:value="196715" calcext:value-type="float">
            <text:p>196715</text:p>
          </table:table-cell>
          <table:table-cell office:value-type="float" office:value="578987" calcext:value-type="float">
            <text:p>578987</text:p>
          </table:table-cell>
          <table:table-cell office:value-type="float" office:value="586613" calcext:value-type="float">
            <text:p>586613</text:p>
          </table:table-cell>
          <table:table-cell office:value-type="float" office:value="1327111" calcext:value-type="float">
            <text:p>1327111</text:p>
          </table:table-cell>
          <table:table-cell office:value-type="float" office:value="70727" calcext:value-type="float">
            <text:p>70727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table:number-columns-repeated="3"/>
          <table:table-cell office:value-type="float" office:value="202869" calcext:value-type="float">
            <text:p>202869</text:p>
          </table:table-cell>
          <table:table-cell office:value-type="float" office:value="-57851" calcext:value-type="float">
            <text:p>-57851</text:p>
          </table:table-cell>
          <table:table-cell office:value-type="float" office:value="432941" calcext:value-type="float">
            <text:p>432941</text:p>
          </table:table-cell>
          <table:table-cell office:value-type="float" office:value="220989" calcext:value-type="float">
            <text:p>220989</text:p>
          </table:table-cell>
          <table:table-cell office:value-type="float" office:value="1035401" calcext:value-type="float">
            <text:p>1035401</text:p>
          </table:table-cell>
          <table:table-cell office:value-type="float" office:value="185903" calcext:value-type="float">
            <text:p>185903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table:number-columns-repeated="3"/>
          <table:table-cell office:value-type="float" office:value="-78156" calcext:value-type="float">
            <text:p>-78156</text:p>
          </table:table-cell>
          <table:table-cell office:value-type="float" office:value="-133428" calcext:value-type="float">
            <text:p>-133428</text:p>
          </table:table-cell>
          <table:table-cell office:value-type="float" office:value="246298" calcext:value-type="float">
            <text:p>246298</text:p>
          </table:table-cell>
          <table:table-cell office:value-type="float" office:value="222164" calcext:value-type="float">
            <text:p>222164</text:p>
          </table:table-cell>
          <table:table-cell office:value-type="float" office:value="650516" calcext:value-type="float">
            <text:p>650516</text:p>
          </table:table-cell>
          <table:table-cell office:value-type="float" office:value="127104" calcext:value-type="float">
            <text:p>127104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table:number-columns-repeated="3"/>
          <table:table-cell office:value-type="float" office:value="-88323" calcext:value-type="float">
            <text:p>-88323</text:p>
          </table:table-cell>
          <table:table-cell office:value-type="float" office:value="-95947" calcext:value-type="float">
            <text:p>-95947</text:p>
          </table:table-cell>
          <table:table-cell office:value-type="float" office:value="262039" calcext:value-type="float">
            <text:p>262039</text:p>
          </table:table-cell>
          <table:table-cell office:value-type="float" office:value="313601" calcext:value-type="float">
            <text:p>313601</text:p>
          </table:table-cell>
          <table:table-cell office:value-type="float" office:value="751659" calcext:value-type="float">
            <text:p>751659</text:p>
          </table:table-cell>
          <table:table-cell office:value-type="float" office:value="-31249" calcext:value-type="float">
            <text:p>-31249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table:number-columns-repeated="3"/>
          <table:table-cell office:value-type="float" office:value="170659" calcext:value-type="float">
            <text:p>170659</text:p>
          </table:table-cell>
          <table:table-cell office:value-type="float" office:value="-37277" calcext:value-type="float">
            <text:p>-37277</text:p>
          </table:table-cell>
          <table:table-cell office:value-type="float" office:value="395297" calcext:value-type="float">
            <text:p>395297</text:p>
          </table:table-cell>
          <table:table-cell office:value-type="float" office:value="189965" calcext:value-type="float">
            <text:p>189965</text:p>
          </table:table-cell>
          <table:table-cell office:value-type="float" office:value="893927" calcext:value-type="float">
            <text:p>893927</text:p>
          </table:table-cell>
          <table:table-cell office:value-type="float" office:value="137627" calcext:value-type="float">
            <text:p>137627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table:number-columns-repeated="3"/>
          <table:table-cell office:value-type="float" office:value="120797" calcext:value-type="float">
            <text:p>120797</text:p>
          </table:table-cell>
          <table:table-cell office:value-type="float" office:value="56267" calcext:value-type="float">
            <text:p>56267</text:p>
          </table:table-cell>
          <table:table-cell office:value-type="float" office:value="577567" calcext:value-type="float">
            <text:p>577567</text:p>
          </table:table-cell>
          <table:table-cell office:value-type="float" office:value="266943" calcext:value-type="float">
            <text:p>266943</text:p>
          </table:table-cell>
          <table:table-cell office:value-type="float" office:value="1255321" calcext:value-type="float">
            <text:p>1255321</text:p>
          </table:table-cell>
          <table:table-cell office:value-type="float" office:value="134237" calcext:value-type="float">
            <text:p>134237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table:number-columns-repeated="3"/>
          <table:table-cell office:value-type="float" office:value="138510" calcext:value-type="float">
            <text:p>138510</text:p>
          </table:table-cell>
          <table:table-cell office:value-type="float" office:value="-22442" calcext:value-type="float">
            <text:p>-22442</text:p>
          </table:table-cell>
          <table:table-cell office:value-type="float" office:value="499742" calcext:value-type="float">
            <text:p>499742</text:p>
          </table:table-cell>
          <table:table-cell office:value-type="float" office:value="253392" calcext:value-type="float">
            <text:p>253392</text:p>
          </table:table-cell>
          <table:table-cell office:value-type="float" office:value="996364" calcext:value-type="float">
            <text:p>996364</text:p>
          </table:table-cell>
          <table:table-cell office:value-type="float" office:value="63630" calcext:value-type="float">
            <text:p>63630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table:number-columns-repeated="3"/>
          <table:table-cell office:value-type="float" office:value="-153161" calcext:value-type="float">
            <text:p>-153161</text:p>
          </table:table-cell>
          <table:table-cell office:value-type="float" office:value="-134809" calcext:value-type="float">
            <text:p>-134809</text:p>
          </table:table-cell>
          <table:table-cell office:value-type="float" office:value="263079" calcext:value-type="float">
            <text:p>263079</text:p>
          </table:table-cell>
          <table:table-cell office:value-type="float" office:value="311611" calcext:value-type="float">
            <text:p>311611</text:p>
          </table:table-cell>
          <table:table-cell office:value-type="float" office:value="766387" calcext:value-type="float">
            <text:p>766387</text:p>
          </table:table-cell>
          <table:table-cell office:value-type="float" office:value="-136943" calcext:value-type="float">
            <text:p>-136943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table:number-columns-repeated="3"/>
          <table:table-cell office:value-type="float" office:value="40753" calcext:value-type="float">
            <text:p>40753</text:p>
          </table:table-cell>
          <table:table-cell office:value-type="float" office:value="-69581" calcext:value-type="float">
            <text:p>-69581</text:p>
          </table:table-cell>
          <table:table-cell office:value-type="float" office:value="498637" calcext:value-type="float">
            <text:p>498637</text:p>
          </table:table-cell>
          <table:table-cell office:value-type="float" office:value="194665" calcext:value-type="float">
            <text:p>194665</text:p>
          </table:table-cell>
          <table:table-cell office:value-type="float" office:value="1028881" calcext:value-type="float">
            <text:p>1028881</text:p>
          </table:table-cell>
          <table:table-cell office:value-type="float" office:value="39319" calcext:value-type="float">
            <text:p>39319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table:number-columns-repeated="3"/>
          <table:table-cell office:value-type="float" office:value="204398" calcext:value-type="float">
            <text:p>204398</text:p>
          </table:table-cell>
          <table:table-cell office:value-type="float" office:value="215442" calcext:value-type="float">
            <text:p>215442</text:p>
          </table:table-cell>
          <table:table-cell office:value-type="float" office:value="288566" calcext:value-type="float">
            <text:p>288566</text:p>
          </table:table-cell>
          <table:table-cell office:value-type="float" office:value="8044" calcext:value-type="float">
            <text:p>8044</text:p>
          </table:table-cell>
          <table:table-cell office:value-type="float" office:value="586598" calcext:value-type="float">
            <text:p>586598</text:p>
          </table:table-cell>
          <table:table-cell office:value-type="float" office:value="123700" calcext:value-type="float">
            <text:p>123700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table:number-columns-repeated="3"/>
          <table:table-cell office:value-type="float" office:value="18506" calcext:value-type="float">
            <text:p>18506</text:p>
          </table:table-cell>
          <table:table-cell office:value-type="float" office:value="41654" calcext:value-type="float">
            <text:p>41654</text:p>
          </table:table-cell>
          <table:table-cell office:value-type="float" office:value="515340" calcext:value-type="float">
            <text:p>515340</text:p>
          </table:table-cell>
          <table:table-cell office:value-type="float" office:value="360010" calcext:value-type="float">
            <text:p>360010</text:p>
          </table:table-cell>
          <table:table-cell office:value-type="float" office:value="1275108" calcext:value-type="float">
            <text:p>1275108</text:p>
          </table:table-cell>
          <table:table-cell office:value-type="float" office:value="116168" calcext:value-type="float">
            <text:p>116168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table:number-columns-repeated="3"/>
          <table:table-cell office:value-type="float" office:value="221464" calcext:value-type="float">
            <text:p>221464</text:p>
          </table:table-cell>
          <table:table-cell office:value-type="float" office:value="314746" calcext:value-type="float">
            <text:p>314746</text:p>
          </table:table-cell>
          <table:table-cell office:value-type="float" office:value="682252" calcext:value-type="float">
            <text:p>682252</text:p>
          </table:table-cell>
          <table:table-cell office:value-type="float" office:value="357210" calcext:value-type="float">
            <text:p>357210</text:p>
          </table:table-cell>
          <table:table-cell office:value-type="float" office:value="1150126" calcext:value-type="float">
            <text:p>1150126</text:p>
          </table:table-cell>
          <table:table-cell office:value-type="float" office:value="50138" calcext:value-type="float">
            <text:p>50138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table:number-columns-repeated="3"/>
          <table:table-cell office:value-type="float" office:value="-81618" calcext:value-type="float">
            <text:p>-81618</text:p>
          </table:table-cell>
          <table:table-cell office:value-type="float" office:value="-118852" calcext:value-type="float">
            <text:p>-118852</text:p>
          </table:table-cell>
          <table:table-cell office:value-type="float" office:value="382364" calcext:value-type="float">
            <text:p>382364</text:p>
          </table:table-cell>
          <table:table-cell office:value-type="float" office:value="315236" calcext:value-type="float">
            <text:p>315236</text:p>
          </table:table-cell>
          <table:table-cell office:value-type="float" office:value="898510" calcext:value-type="float">
            <text:p>898510</text:p>
          </table:table-cell>
          <table:table-cell office:value-type="float" office:value="-14170" calcext:value-type="float">
            <text:p>-14170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table:number-columns-repeated="3"/>
          <table:table-cell office:value-type="float" office:value="-157068" calcext:value-type="float">
            <text:p>-157068</text:p>
          </table:table-cell>
          <table:table-cell office:value-type="float" office:value="-119038" calcext:value-type="float">
            <text:p>-119038</text:p>
          </table:table-cell>
          <table:table-cell office:value-type="float" office:value="343280" calcext:value-type="float">
            <text:p>343280</text:p>
          </table:table-cell>
          <table:table-cell office:value-type="float" office:value="248672" calcext:value-type="float">
            <text:p>248672</text:p>
          </table:table-cell>
          <table:table-cell office:value-type="float" office:value="822690" calcext:value-type="float">
            <text:p>822690</text:p>
          </table:table-cell>
          <table:table-cell office:value-type="float" office:value="9808" calcext:value-type="float">
            <text:p>9808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table:number-columns-repeated="3"/>
          <table:table-cell office:value-type="float" office:value="-34516" calcext:value-type="float">
            <text:p>-34516</text:p>
          </table:table-cell>
          <table:table-cell office:value-type="float" office:value="-131106" calcext:value-type="float">
            <text:p>-131106</text:p>
          </table:table-cell>
          <table:table-cell office:value-type="float" office:value="226632" calcext:value-type="float">
            <text:p>226632</text:p>
          </table:table-cell>
          <table:table-cell office:value-type="float" office:value="314798" calcext:value-type="float">
            <text:p>314798</text:p>
          </table:table-cell>
          <table:table-cell office:value-type="float" office:value="702744" calcext:value-type="float">
            <text:p>702744</text:p>
          </table:table-cell>
          <table:table-cell office:value-type="float" office:value="-76670" calcext:value-type="float">
            <text:p>-76670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table:number-columns-repeated="3"/>
          <table:table-cell office:value-type="float" office:value="126457" calcext:value-type="float">
            <text:p>126457</text:p>
          </table:table-cell>
          <table:table-cell office:value-type="float" office:value="-23949" calcext:value-type="float">
            <text:p>-23949</text:p>
          </table:table-cell>
          <table:table-cell office:value-type="float" office:value="382179" calcext:value-type="float">
            <text:p>382179</text:p>
          </table:table-cell>
          <table:table-cell office:value-type="float" office:value="344505" calcext:value-type="float">
            <text:p>344505</text:p>
          </table:table-cell>
          <table:table-cell office:value-type="float" office:value="1115161" calcext:value-type="float">
            <text:p>1115161</text:p>
          </table:table-cell>
          <table:table-cell office:value-type="float" office:value="272193" calcext:value-type="float">
            <text:p>272193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table:number-columns-repeated="3"/>
          <table:table-cell office:value-type="float" office:value="53790" calcext:value-type="float">
            <text:p>53790</text:p>
          </table:table-cell>
          <table:table-cell office:value-type="float" office:value="-254924" calcext:value-type="float">
            <text:p>-254924</text:p>
          </table:table-cell>
          <table:table-cell office:value-type="float" office:value="310806" calcext:value-type="float">
            <text:p>310806</text:p>
          </table:table-cell>
          <table:table-cell office:value-type="float" office:value="165146" calcext:value-type="float">
            <text:p>165146</text:p>
          </table:table-cell>
          <table:table-cell office:value-type="float" office:value="656300" calcext:value-type="float">
            <text:p>656300</text:p>
          </table:table-cell>
          <table:table-cell office:value-type="float" office:value="-118530" calcext:value-type="float">
            <text:p>-118530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table:number-columns-repeated="3"/>
          <table:table-cell office:value-type="float" office:value="3079" calcext:value-type="float">
            <text:p>3079</text:p>
          </table:table-cell>
          <table:table-cell office:value-type="float" office:value="-131245" calcext:value-type="float">
            <text:p>-131245</text:p>
          </table:table-cell>
          <table:table-cell office:value-type="float" office:value="314683" calcext:value-type="float">
            <text:p>314683</text:p>
          </table:table-cell>
          <table:table-cell office:value-type="float" office:value="246007" calcext:value-type="float">
            <text:p>246007</text:p>
          </table:table-cell>
          <table:table-cell office:value-type="float" office:value="695245" calcext:value-type="float">
            <text:p>695245</text:p>
          </table:table-cell>
          <table:table-cell office:value-type="float" office:value="-7753" calcext:value-type="float">
            <text:p>-7753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table:number-columns-repeated="3"/>
          <table:table-cell office:value-type="float" office:value="-115923" calcext:value-type="float">
            <text:p>-115923</text:p>
          </table:table-cell>
          <table:table-cell office:value-type="float" office:value="-85487" calcext:value-type="float">
            <text:p>-85487</text:p>
          </table:table-cell>
          <table:table-cell office:value-type="float" office:value="538043" calcext:value-type="float">
            <text:p>538043</text:p>
          </table:table-cell>
          <table:table-cell office:value-type="float" office:value="426877" calcext:value-type="float">
            <text:p>426877</text:p>
          </table:table-cell>
          <table:table-cell office:value-type="float" office:value="1319465" calcext:value-type="float">
            <text:p>1319465</text:p>
          </table:table-cell>
          <table:table-cell office:value-type="float" office:value="-1493" calcext:value-type="float">
            <text:p>-1493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table:number-columns-repeated="3"/>
          <table:table-cell office:value-type="float" office:value="-2914" calcext:value-type="float">
            <text:p>-2914</text:p>
          </table:table-cell>
          <table:table-cell office:value-type="float" office:value="-94508" calcext:value-type="float">
            <text:p>-94508</text:p>
          </table:table-cell>
          <table:table-cell office:value-type="float" office:value="369732" calcext:value-type="float">
            <text:p>369732</text:p>
          </table:table-cell>
          <table:table-cell office:value-type="float" office:value="389648" calcext:value-type="float">
            <text:p>389648</text:p>
          </table:table-cell>
          <table:table-cell office:value-type="float" office:value="923290" calcext:value-type="float">
            <text:p>923290</text:p>
          </table:table-cell>
          <table:table-cell office:value-type="float" office:value="32884" calcext:value-type="float">
            <text:p>32884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table:number-columns-repeated="3"/>
          <table:table-cell office:value-type="float" office:value="-244684" calcext:value-type="float">
            <text:p>-244684</text:p>
          </table:table-cell>
          <table:table-cell office:value-type="float" office:value="-170356" calcext:value-type="float">
            <text:p>-170356</text:p>
          </table:table-cell>
          <table:table-cell office:value-type="float" office:value="303794" calcext:value-type="float">
            <text:p>303794</text:p>
          </table:table-cell>
          <table:table-cell office:value-type="float" office:value="217324" calcext:value-type="float">
            <text:p>217324</text:p>
          </table:table-cell>
          <table:table-cell office:value-type="float" office:value="649744" calcext:value-type="float">
            <text:p>649744</text:p>
          </table:table-cell>
          <table:table-cell office:value-type="float" office:value="4132" calcext:value-type="float">
            <text:p>4132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table:number-columns-repeated="3"/>
          <table:table-cell office:value-type="float" office:value="-126151" calcext:value-type="float">
            <text:p>-126151</text:p>
          </table:table-cell>
          <table:table-cell office:value-type="float" office:value="43347" calcext:value-type="float">
            <text:p>43347</text:p>
          </table:table-cell>
          <table:table-cell office:value-type="float" office:value="278659" calcext:value-type="float">
            <text:p>278659</text:p>
          </table:table-cell>
          <table:table-cell office:value-type="float" office:value="209519" calcext:value-type="float">
            <text:p>209519</text:p>
          </table:table-cell>
          <table:table-cell office:value-type="float" office:value="658775" calcext:value-type="float">
            <text:p>658775</text:p>
          </table:table-cell>
          <table:table-cell office:value-type="float" office:value="51385" calcext:value-type="float">
            <text:p>51385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table:number-columns-repeated="3"/>
          <table:table-cell office:value-type="float" office:value="26017" calcext:value-type="float">
            <text:p>26017</text:p>
          </table:table-cell>
          <table:table-cell office:value-type="float" office:value="96727" calcext:value-type="float">
            <text:p>96727</text:p>
          </table:table-cell>
          <table:table-cell office:value-type="float" office:value="607663" calcext:value-type="float">
            <text:p>607663</text:p>
          </table:table-cell>
          <table:table-cell office:value-type="float" office:value="490495" calcext:value-type="float">
            <text:p>490495</text:p>
          </table:table-cell>
          <table:table-cell office:value-type="float" office:value="1469069" calcext:value-type="float">
            <text:p>1469069</text:p>
          </table:table-cell>
          <table:table-cell office:value-type="float" office:value="95533" calcext:value-type="float">
            <text:p>95533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table:number-columns-repeated="3"/>
          <table:table-cell office:value-type="float" office:value="181456" calcext:value-type="float">
            <text:p>181456</text:p>
          </table:table-cell>
          <table:table-cell office:value-type="float" office:value="96704" calcext:value-type="float">
            <text:p>96704</text:p>
          </table:table-cell>
          <table:table-cell office:value-type="float" office:value="448532" calcext:value-type="float">
            <text:p>448532</text:p>
          </table:table-cell>
          <table:table-cell office:value-type="float" office:value="315936" calcext:value-type="float">
            <text:p>315936</text:p>
          </table:table-cell>
          <table:table-cell office:value-type="float" office:value="1058378" calcext:value-type="float">
            <text:p>1058378</text:p>
          </table:table-cell>
          <table:table-cell office:value-type="float" office:value="73478" calcext:value-type="float">
            <text:p>73478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table:number-columns-repeated="3"/>
          <table:table-cell office:value-type="float" office:value="-101699" calcext:value-type="float">
            <text:p>-101699</text:p>
          </table:table-cell>
          <table:table-cell office:value-type="float" office:value="-75515" calcext:value-type="float">
            <text:p>-75515</text:p>
          </table:table-cell>
          <table:table-cell office:value-type="float" office:value="305415" calcext:value-type="float">
            <text:p>305415</text:p>
          </table:table-cell>
          <table:table-cell office:value-type="float" office:value="211751" calcext:value-type="float">
            <text:p>211751</text:p>
          </table:table-cell>
          <table:table-cell office:value-type="float" office:value="781461" calcext:value-type="float">
            <text:p>781461</text:p>
          </table:table-cell>
          <table:table-cell office:value-type="float" office:value="37073" calcext:value-type="float">
            <text:p>37073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table:number-columns-repeated="3"/>
          <table:table-cell office:value-type="float" office:value="88391" calcext:value-type="float">
            <text:p>88391</text:p>
          </table:table-cell>
          <table:table-cell office:value-type="float" office:value="98397" calcext:value-type="float">
            <text:p>98397</text:p>
          </table:table-cell>
          <table:table-cell office:value-type="float" office:value="505573" calcext:value-type="float">
            <text:p>505573</text:p>
          </table:table-cell>
          <table:table-cell office:value-type="float" office:value="330721" calcext:value-type="float">
            <text:p>330721</text:p>
          </table:table-cell>
          <table:table-cell office:value-type="float" office:value="1006249" calcext:value-type="float">
            <text:p>1006249</text:p>
          </table:table-cell>
          <table:table-cell office:value-type="float" office:value="18469" calcext:value-type="float">
            <text:p>18469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table:number-columns-repeated="3"/>
          <table:table-cell office:value-type="float" office:value="-74239" calcext:value-type="float">
            <text:p>-74239</text:p>
          </table:table-cell>
          <table:table-cell office:value-type="float" office:value="-71957" calcext:value-type="float">
            <text:p>-71957</text:p>
          </table:table-cell>
          <table:table-cell office:value-type="float" office:value="310351" calcext:value-type="float">
            <text:p>310351</text:p>
          </table:table-cell>
          <table:table-cell office:value-type="float" office:value="188379" calcext:value-type="float">
            <text:p>188379</text:p>
          </table:table-cell>
          <table:table-cell office:value-type="float" office:value="767207" calcext:value-type="float">
            <text:p>767207</text:p>
          </table:table-cell>
          <table:table-cell office:value-type="float" office:value="38219" calcext:value-type="float">
            <text:p>38219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table:number-columns-repeated="3"/>
          <table:table-cell office:value-type="float" office:value="178980" calcext:value-type="float">
            <text:p>178980</text:p>
          </table:table-cell>
          <table:table-cell office:value-type="float" office:value="-13332" calcext:value-type="float">
            <text:p>-13332</text:p>
          </table:table-cell>
          <table:table-cell office:value-type="float" office:value="371666" calcext:value-type="float">
            <text:p>371666</text:p>
          </table:table-cell>
          <table:table-cell office:value-type="float" office:value="260728" calcext:value-type="float">
            <text:p>260728</text:p>
          </table:table-cell>
          <table:table-cell office:value-type="float" office:value="857856" calcext:value-type="float">
            <text:p>857856</text:p>
          </table:table-cell>
          <table:table-cell office:value-type="float" office:value="-77836" calcext:value-type="float">
            <text:p>-77836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table:number-columns-repeated="3"/>
          <table:table-cell office:value-type="float" office:value="-50363" calcext:value-type="float">
            <text:p>-50363</text:p>
          </table:table-cell>
          <table:table-cell office:value-type="float" office:value="16847" calcext:value-type="float">
            <text:p>16847</text:p>
          </table:table-cell>
          <table:table-cell office:value-type="float" office:value="585979" calcext:value-type="float">
            <text:p>585979</text:p>
          </table:table-cell>
          <table:table-cell office:value-type="float" office:value="460077" calcext:value-type="float">
            <text:p>460077</text:p>
          </table:table-cell>
          <table:table-cell office:value-type="float" office:value="1290817" calcext:value-type="float">
            <text:p>1290817</text:p>
          </table:table-cell>
          <table:table-cell office:value-type="float" office:value="-535" calcext:value-type="float">
            <text:p>-535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table:number-columns-repeated="3"/>
          <table:table-cell office:value-type="float" office:value="280434" calcext:value-type="float">
            <text:p>280434</text:p>
          </table:table-cell>
          <table:table-cell office:value-type="float" office:value="-107444" calcext:value-type="float">
            <text:p>-107444</text:p>
          </table:table-cell>
          <table:table-cell office:value-type="float" office:value="413990" calcext:value-type="float">
            <text:p>413990</text:p>
          </table:table-cell>
          <table:table-cell office:value-type="float" office:value="203710" calcext:value-type="float">
            <text:p>203710</text:p>
          </table:table-cell>
          <table:table-cell office:value-type="float" office:value="1006258" calcext:value-type="float">
            <text:p>1006258</text:p>
          </table:table-cell>
          <table:table-cell office:value-type="float" office:value="181782" calcext:value-type="float">
            <text:p>181782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table:number-columns-repeated="3"/>
          <table:table-cell office:value-type="float" office:value="82747" calcext:value-type="float">
            <text:p>82747</text:p>
          </table:table-cell>
          <table:table-cell office:value-type="float" office:value="105133" calcext:value-type="float">
            <text:p>105133</text:p>
          </table:table-cell>
          <table:table-cell office:value-type="float" office:value="295235" calcext:value-type="float">
            <text:p>295235</text:p>
          </table:table-cell>
          <table:table-cell office:value-type="float" office:value="237763" calcext:value-type="float">
            <text:p>237763</text:p>
          </table:table-cell>
          <table:table-cell office:value-type="float" office:value="709625" calcext:value-type="float">
            <text:p>709625</text:p>
          </table:table-cell>
          <table:table-cell office:value-type="float" office:value="58241" calcext:value-type="float">
            <text:p>58241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table:number-columns-repeated="3"/>
          <table:table-cell office:value-type="float" office:value="106802" calcext:value-type="float">
            <text:p>106802</text:p>
          </table:table-cell>
          <table:table-cell office:value-type="float" office:value="-40722" calcext:value-type="float">
            <text:p>-40722</text:p>
          </table:table-cell>
          <table:table-cell office:value-type="float" office:value="253802" calcext:value-type="float">
            <text:p>253802</text:p>
          </table:table-cell>
          <table:table-cell office:value-type="float" office:value="164696" calcext:value-type="float">
            <text:p>164696</text:p>
          </table:table-cell>
          <table:table-cell office:value-type="float" office:value="587428" calcext:value-type="float">
            <text:p>587428</text:p>
          </table:table-cell>
          <table:table-cell office:value-type="float" office:value="46316" calcext:value-type="float">
            <text:p>46316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table:number-columns-repeated="3"/>
          <table:table-cell office:value-type="float" office:value="183729" calcext:value-type="float">
            <text:p>183729</text:p>
          </table:table-cell>
          <table:table-cell office:value-type="float" office:value="45301" calcext:value-type="float">
            <text:p>45301</text:p>
          </table:table-cell>
          <table:table-cell office:value-type="float" office:value="515131" calcext:value-type="float">
            <text:p>515131</text:p>
          </table:table-cell>
          <table:table-cell office:value-type="float" office:value="316685" calcext:value-type="float">
            <text:p>316685</text:p>
          </table:table-cell>
          <table:table-cell office:value-type="float" office:value="1161249" calcext:value-type="float">
            <text:p>1161249</text:p>
          </table:table-cell>
          <table:table-cell office:value-type="float" office:value="100065" calcext:value-type="float">
            <text:p>100065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table:number-columns-repeated="3"/>
          <table:table-cell office:value-type="float" office:value="249766" calcext:value-type="float">
            <text:p>249766</text:p>
          </table:table-cell>
          <table:table-cell office:value-type="float" office:value="146594" calcext:value-type="float">
            <text:p>146594</text:p>
          </table:table-cell>
          <table:table-cell office:value-type="float" office:value="163570" calcext:value-type="float">
            <text:p>163570</text:p>
          </table:table-cell>
          <table:table-cell office:value-type="float" office:value="144916" calcext:value-type="float">
            <text:p>144916</text:p>
          </table:table-cell>
          <table:table-cell office:value-type="float" office:value="504342" calcext:value-type="float">
            <text:p>504342</text:p>
          </table:table-cell>
          <table:table-cell office:value-type="float" office:value="7752" calcext:value-type="float">
            <text:p>7752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table:number-columns-repeated="3"/>
          <table:table-cell office:value-type="float" office:value="-87317" calcext:value-type="float">
            <text:p>-87317</text:p>
          </table:table-cell>
          <table:table-cell office:value-type="float" office:value="-109701" calcext:value-type="float">
            <text:p>-109701</text:p>
          </table:table-cell>
          <table:table-cell office:value-type="float" office:value="321981" calcext:value-type="float">
            <text:p>321981</text:p>
          </table:table-cell>
          <table:table-cell office:value-type="float" office:value="269757" calcext:value-type="float">
            <text:p>269757</text:p>
          </table:table-cell>
          <table:table-cell office:value-type="float" office:value="872995" calcext:value-type="float">
            <text:p>872995</text:p>
          </table:table-cell>
          <table:table-cell office:value-type="float" office:value="48753" calcext:value-type="float">
            <text:p>48753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table:number-columns-repeated="3"/>
          <table:table-cell office:value-type="float" office:value="58050" calcext:value-type="float">
            <text:p>58050</text:p>
          </table:table-cell>
          <table:table-cell office:value-type="float" office:value="-139882" calcext:value-type="float">
            <text:p>-139882</text:p>
          </table:table-cell>
          <table:table-cell office:value-type="float" office:value="295264" calcext:value-type="float">
            <text:p>295264</text:p>
          </table:table-cell>
          <table:table-cell office:value-type="float" office:value="157508" calcext:value-type="float">
            <text:p>157508</text:p>
          </table:table-cell>
          <table:table-cell office:value-type="float" office:value="635754" calcext:value-type="float">
            <text:p>635754</text:p>
          </table:table-cell>
          <table:table-cell office:value-type="float" office:value="-10684" calcext:value-type="float">
            <text:p>-10684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table:number-columns-repeated="3"/>
          <table:table-cell office:value-type="float" office:value="118234" calcext:value-type="float">
            <text:p>118234</text:p>
          </table:table-cell>
          <table:table-cell office:value-type="float" office:value="118864" calcext:value-type="float">
            <text:p>118864</text:p>
          </table:table-cell>
          <table:table-cell office:value-type="float" office:value="469314" calcext:value-type="float">
            <text:p>469314</text:p>
          </table:table-cell>
          <table:table-cell office:value-type="float" office:value="308374" calcext:value-type="float">
            <text:p>308374</text:p>
          </table:table-cell>
          <table:table-cell office:value-type="float" office:value="1032180" calcext:value-type="float">
            <text:p>1032180</text:p>
          </table:table-cell>
          <table:table-cell office:value-type="float" office:value="118618" calcext:value-type="float">
            <text:p>118618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table:number-columns-repeated="3"/>
          <table:table-cell office:value-type="float" office:value="-25702" calcext:value-type="float">
            <text:p>-25702</text:p>
          </table:table-cell>
          <table:table-cell office:value-type="float" office:value="2994" calcext:value-type="float">
            <text:p>2994</text:p>
          </table:table-cell>
          <table:table-cell office:value-type="float" office:value="562814" calcext:value-type="float">
            <text:p>562814</text:p>
          </table:table-cell>
          <table:table-cell office:value-type="float" office:value="351998" calcext:value-type="float">
            <text:p>351998</text:p>
          </table:table-cell>
          <table:table-cell office:value-type="float" office:value="1298300" calcext:value-type="float">
            <text:p>1298300</text:p>
          </table:table-cell>
          <table:table-cell office:value-type="float" office:value="151806" calcext:value-type="float">
            <text:p>151806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table:number-columns-repeated="3"/>
          <table:table-cell office:value-type="float" office:value="44393" calcext:value-type="float">
            <text:p>44393</text:p>
          </table:table-cell>
          <table:table-cell office:value-type="float" office:value="-65683" calcext:value-type="float">
            <text:p>-65683</text:p>
          </table:table-cell>
          <table:table-cell office:value-type="float" office:value="410293" calcext:value-type="float">
            <text:p>410293</text:p>
          </table:table-cell>
          <table:table-cell office:value-type="float" office:value="323511" calcext:value-type="float">
            <text:p>323511</text:p>
          </table:table-cell>
          <table:table-cell office:value-type="float" office:value="1016667" calcext:value-type="float">
            <text:p>1016667</text:p>
          </table:table-cell>
          <table:table-cell office:value-type="float" office:value="102633" calcext:value-type="float">
            <text:p>102633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table:number-columns-repeated="3"/>
          <table:table-cell office:value-type="float" office:value="117694" calcext:value-type="float">
            <text:p>117694</text:p>
          </table:table-cell>
          <table:table-cell office:value-type="float" office:value="55602" calcext:value-type="float">
            <text:p>55602</text:p>
          </table:table-cell>
          <table:table-cell office:value-type="float" office:value="335190" calcext:value-type="float">
            <text:p>335190</text:p>
          </table:table-cell>
          <table:table-cell office:value-type="float" office:value="199118" calcext:value-type="float">
            <text:p>199118</text:p>
          </table:table-cell>
          <table:table-cell office:value-type="float" office:value="871036" calcext:value-type="float">
            <text:p>871036</text:p>
          </table:table-cell>
          <table:table-cell office:value-type="float" office:value="144950" calcext:value-type="float">
            <text:p>144950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table:number-columns-repeated="3"/>
          <table:table-cell office:value-type="float" office:value="-146558" calcext:value-type="float">
            <text:p>-146558</text:p>
          </table:table-cell>
          <table:table-cell office:value-type="float" office:value="-197302" calcext:value-type="float">
            <text:p>-197302</text:p>
          </table:table-cell>
          <table:table-cell office:value-type="float" office:value="354392" calcext:value-type="float">
            <text:p>354392</text:p>
          </table:table-cell>
          <table:table-cell office:value-type="float" office:value="330492" calcext:value-type="float">
            <text:p>330492</text:p>
          </table:table-cell>
          <table:table-cell office:value-type="float" office:value="846478" calcext:value-type="float">
            <text:p>846478</text:p>
          </table:table-cell>
          <table:table-cell office:value-type="float" office:value="-130536" calcext:value-type="float">
            <text:p>-130536</text:p>
          </table:table-cell>
        </table:table-row>
        <table:table-row table:style-name="ro1">
          <table:table-cell office:value-type="float" office:value="895" calcext:value-type="float">
            <text:p>895</text:p>
          </table:table-cell>
          <table:table-cell table:number-columns-repeated="3"/>
          <table:table-cell office:value-type="float" office:value="-139992" calcext:value-type="float">
            <text:p>-139992</text:p>
          </table:table-cell>
          <table:table-cell office:value-type="float" office:value="-5374" calcext:value-type="float">
            <text:p>-5374</text:p>
          </table:table-cell>
          <table:table-cell office:value-type="float" office:value="484948" calcext:value-type="float">
            <text:p>484948</text:p>
          </table:table-cell>
          <table:table-cell office:value-type="float" office:value="224108" calcext:value-type="float">
            <text:p>224108</text:p>
          </table:table-cell>
          <table:table-cell office:value-type="float" office:value="1015314" calcext:value-type="float">
            <text:p>1015314</text:p>
          </table:table-cell>
          <table:table-cell office:value-type="float" office:value="34426" calcext:value-type="float">
            <text:p>34426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table:number-columns-repeated="3"/>
          <table:table-cell office:value-type="float" office:value="-124194" calcext:value-type="float">
            <text:p>-124194</text:p>
          </table:table-cell>
          <table:table-cell office:value-type="float" office:value="39712" calcext:value-type="float">
            <text:p>39712</text:p>
          </table:table-cell>
          <table:table-cell office:value-type="float" office:value="551188" calcext:value-type="float">
            <text:p>551188</text:p>
          </table:table-cell>
          <table:table-cell office:value-type="float" office:value="433164" calcext:value-type="float">
            <text:p>433164</text:p>
          </table:table-cell>
          <table:table-cell office:value-type="float" office:value="1273458" calcext:value-type="float">
            <text:p>1273458</text:p>
          </table:table-cell>
          <table:table-cell office:value-type="float" office:value="27876" calcext:value-type="float">
            <text:p>27876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table:number-columns-repeated="3"/>
          <table:table-cell office:value-type="float" office:value="161711" calcext:value-type="float">
            <text:p>161711</text:p>
          </table:table-cell>
          <table:table-cell office:value-type="float" office:value="13169" calcext:value-type="float">
            <text:p>13169</text:p>
          </table:table-cell>
          <table:table-cell office:value-type="float" office:value="312587" calcext:value-type="float">
            <text:p>312587</text:p>
          </table:table-cell>
          <table:table-cell office:value-type="float" office:value="73133" calcext:value-type="float">
            <text:p>73133</text:p>
          </table:table-cell>
          <table:table-cell office:value-type="float" office:value="684637" calcext:value-type="float">
            <text:p>684637</text:p>
          </table:table-cell>
          <table:table-cell office:value-type="float" office:value="112173" calcext:value-type="float">
            <text:p>112173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table:number-columns-repeated="3"/>
          <table:table-cell office:value-type="float" office:value="62808" calcext:value-type="float">
            <text:p>62808</text:p>
          </table:table-cell>
          <table:table-cell office:value-type="float" office:value="94064" calcext:value-type="float">
            <text:p>94064</text:p>
          </table:table-cell>
          <table:table-cell office:value-type="float" office:value="580136" calcext:value-type="float">
            <text:p>580136</text:p>
          </table:table-cell>
          <table:table-cell office:value-type="float" office:value="403318" calcext:value-type="float">
            <text:p>403318</text:p>
          </table:table-cell>
          <table:table-cell office:value-type="float" office:value="1356470" calcext:value-type="float">
            <text:p>1356470</text:p>
          </table:table-cell>
          <table:table-cell office:value-type="float" office:value="174624" calcext:value-type="float">
            <text:p>174624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table:number-columns-repeated="3"/>
          <table:table-cell office:value-type="float" office:value="-24730" calcext:value-type="float">
            <text:p>-24730</text:p>
          </table:table-cell>
          <table:table-cell office:value-type="float" office:value="-19578" calcext:value-type="float">
            <text:p>-19578</text:p>
          </table:table-cell>
          <table:table-cell office:value-type="float" office:value="372618" calcext:value-type="float">
            <text:p>372618</text:p>
          </table:table-cell>
          <table:table-cell office:value-type="float" office:value="257690" calcext:value-type="float">
            <text:p>257690</text:p>
          </table:table-cell>
          <table:table-cell office:value-type="float" office:value="868444" calcext:value-type="float">
            <text:p>868444</text:p>
          </table:table-cell>
          <table:table-cell office:value-type="float" office:value="-12838" calcext:value-type="float">
            <text:p>-12838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table:number-columns-repeated="3"/>
          <table:table-cell office:value-type="float" office:value="192391" calcext:value-type="float">
            <text:p>192391</text:p>
          </table:table-cell>
          <table:table-cell office:value-type="float" office:value="-105697" calcext:value-type="float">
            <text:p>-105697</text:p>
          </table:table-cell>
          <table:table-cell office:value-type="float" office:value="346439" calcext:value-type="float">
            <text:p>346439</text:p>
          </table:table-cell>
          <table:table-cell office:value-type="float" office:value="112563" calcext:value-type="float">
            <text:p>112563</text:p>
          </table:table-cell>
          <table:table-cell office:value-type="float" office:value="684369" calcext:value-type="float">
            <text:p>684369</text:p>
          </table:table-cell>
          <table:table-cell office:value-type="float" office:value="36645" calcext:value-type="float">
            <text:p>36645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table:number-columns-repeated="3"/>
          <table:table-cell office:value-type="float" office:value="72406" calcext:value-type="float">
            <text:p>72406</text:p>
          </table:table-cell>
          <table:table-cell office:value-type="float" office:value="-111180" calcext:value-type="float">
            <text:p>-111180</text:p>
          </table:table-cell>
          <table:table-cell office:value-type="float" office:value="416094" calcext:value-type="float">
            <text:p>416094</text:p>
          </table:table-cell>
          <table:table-cell office:value-type="float" office:value="406492" calcext:value-type="float">
            <text:p>406492</text:p>
          </table:table-cell>
          <table:table-cell office:value-type="float" office:value="972932" calcext:value-type="float">
            <text:p>972932</text:p>
          </table:table-cell>
          <table:table-cell office:value-type="float" office:value="-236798" calcext:value-type="float">
            <text:p>-236798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table:number-columns-repeated="3"/>
          <table:table-cell office:value-type="float" office:value="108704" calcext:value-type="float">
            <text:p>108704</text:p>
          </table:table-cell>
          <table:table-cell office:value-type="float" office:value="-147940" calcext:value-type="float">
            <text:p>-147940</text:p>
          </table:table-cell>
          <table:table-cell office:value-type="float" office:value="400360" calcext:value-type="float">
            <text:p>400360</text:p>
          </table:table-cell>
          <table:table-cell office:value-type="float" office:value="278718" calcext:value-type="float">
            <text:p>278718</text:p>
          </table:table-cell>
          <table:table-cell office:value-type="float" office:value="844766" calcext:value-type="float">
            <text:p>844766</text:p>
          </table:table-cell>
          <table:table-cell office:value-type="float" office:value="-141830" calcext:value-type="float">
            <text:p>-141830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table:number-columns-repeated="3"/>
          <table:table-cell office:value-type="float" office:value="200222" calcext:value-type="float">
            <text:p>200222</text:p>
          </table:table-cell>
          <table:table-cell office:value-type="float" office:value="-174196" calcext:value-type="float">
            <text:p>-174196</text:p>
          </table:table-cell>
          <table:table-cell office:value-type="float" office:value="224684" calcext:value-type="float">
            <text:p>224684</text:p>
          </table:table-cell>
          <table:table-cell office:value-type="float" office:value="140394" calcext:value-type="float">
            <text:p>140394</text:p>
          </table:table-cell>
          <table:table-cell office:value-type="float" office:value="507384" calcext:value-type="float">
            <text:p>507384</text:p>
          </table:table-cell>
          <table:table-cell office:value-type="float" office:value="-55512" calcext:value-type="float">
            <text:p>-55512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table:number-columns-repeated="3"/>
          <table:table-cell office:value-type="float" office:value="-178142" calcext:value-type="float">
            <text:p>-178142</text:p>
          </table:table-cell>
          <table:table-cell office:value-type="float" office:value="-77034" calcext:value-type="float">
            <text:p>-77034</text:p>
          </table:table-cell>
          <table:table-cell office:value-type="float" office:value="556562" calcext:value-type="float">
            <text:p>556562</text:p>
          </table:table-cell>
          <table:table-cell office:value-type="float" office:value="577720" calcext:value-type="float">
            <text:p>577720</text:p>
          </table:table-cell>
          <table:table-cell office:value-type="float" office:value="1364440" calcext:value-type="float">
            <text:p>1364440</text:p>
          </table:table-cell>
          <table:table-cell office:value-type="float" office:value="-79922" calcext:value-type="float">
            <text:p>-79922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table:number-columns-repeated="3"/>
          <table:table-cell office:value-type="float" office:value="-85238" calcext:value-type="float">
            <text:p>-85238</text:p>
          </table:table-cell>
          <table:table-cell office:value-type="float" office:value="-70666" calcext:value-type="float">
            <text:p>-70666</text:p>
          </table:table-cell>
          <table:table-cell office:value-type="float" office:value="556066" calcext:value-type="float">
            <text:p>556066</text:p>
          </table:table-cell>
          <table:table-cell office:value-type="float" office:value="604354" calcext:value-type="float">
            <text:p>604354</text:p>
          </table:table-cell>
          <table:table-cell office:value-type="float" office:value="1432446" calcext:value-type="float">
            <text:p>1432446</text:p>
          </table:table-cell>
          <table:table-cell office:value-type="float" office:value="153582" calcext:value-type="float">
            <text:p>153582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table:number-columns-repeated="3"/>
          <table:table-cell office:value-type="float" office:value="9511" calcext:value-type="float">
            <text:p>9511</text:p>
          </table:table-cell>
          <table:table-cell office:value-type="float" office:value="45585" calcext:value-type="float">
            <text:p>45585</text:p>
          </table:table-cell>
          <table:table-cell office:value-type="float" office:value="396291" calcext:value-type="float">
            <text:p>396291</text:p>
          </table:table-cell>
          <table:table-cell office:value-type="float" office:value="227089" calcext:value-type="float">
            <text:p>227089</text:p>
          </table:table-cell>
          <table:table-cell office:value-type="float" office:value="898245" calcext:value-type="float">
            <text:p>898245</text:p>
          </table:table-cell>
          <table:table-cell office:value-type="float" office:value="67171" calcext:value-type="float">
            <text:p>67171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table:number-columns-repeated="3"/>
          <table:table-cell office:value-type="float" office:value="75475" calcext:value-type="float">
            <text:p>75475</text:p>
          </table:table-cell>
          <table:table-cell office:value-type="float" office:value="-84045" calcext:value-type="float">
            <text:p>-84045</text:p>
          </table:table-cell>
          <table:table-cell office:value-type="float" office:value="143171" calcext:value-type="float">
            <text:p>143171</text:p>
          </table:table-cell>
          <table:table-cell office:value-type="float" office:value="54461" calcext:value-type="float">
            <text:p>54461</text:p>
          </table:table-cell>
          <table:table-cell office:value-type="float" office:value="344715" calcext:value-type="float">
            <text:p>344715</text:p>
          </table:table-cell>
          <table:table-cell office:value-type="float" office:value="-50977" calcext:value-type="float">
            <text:p>-50977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table:number-columns-repeated="3"/>
          <table:table-cell office:value-type="float" office:value="48636" calcext:value-type="float">
            <text:p>48636</text:p>
          </table:table-cell>
          <table:table-cell office:value-type="float" office:value="209786" calcext:value-type="float">
            <text:p>209786</text:p>
          </table:table-cell>
          <table:table-cell office:value-type="float" office:value="471238" calcext:value-type="float">
            <text:p>471238</text:p>
          </table:table-cell>
          <table:table-cell office:value-type="float" office:value="225834" calcext:value-type="float">
            <text:p>225834</text:p>
          </table:table-cell>
          <table:table-cell office:value-type="float" office:value="992608" calcext:value-type="float">
            <text:p>992608</text:p>
          </table:table-cell>
          <table:table-cell office:value-type="float" office:value="37270" calcext:value-type="float">
            <text:p>37270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table:number-columns-repeated="3"/>
          <table:table-cell office:value-type="float" office:value="-15848" calcext:value-type="float">
            <text:p>-15848</text:p>
          </table:table-cell>
          <table:table-cell office:value-type="float" office:value="-104882" calcext:value-type="float">
            <text:p>-104882</text:p>
          </table:table-cell>
          <table:table-cell office:value-type="float" office:value="390982" calcext:value-type="float">
            <text:p>390982</text:p>
          </table:table-cell>
          <table:table-cell office:value-type="float" office:value="396612" calcext:value-type="float">
            <text:p>396612</text:p>
          </table:table-cell>
          <table:table-cell office:value-type="float" office:value="949700" calcext:value-type="float">
            <text:p>949700</text:p>
          </table:table-cell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table:number-columns-repeated="3"/>
          <table:table-cell office:value-type="float" office:value="243691" calcext:value-type="float">
            <text:p>243691</text:p>
          </table:table-cell>
          <table:table-cell office:value-type="float" office:value="-35517" calcext:value-type="float">
            <text:p>-35517</text:p>
          </table:table-cell>
          <table:table-cell office:value-type="float" office:value="395047" calcext:value-type="float">
            <text:p>395047</text:p>
          </table:table-cell>
          <table:table-cell office:value-type="float" office:value="246045" calcext:value-type="float">
            <text:p>246045</text:p>
          </table:table-cell>
          <table:table-cell office:value-type="float" office:value="927417" calcext:value-type="float">
            <text:p>927417</text:p>
          </table:table-cell>
          <table:table-cell office:value-type="float" office:value="60391" calcext:value-type="float">
            <text:p>60391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table:number-columns-repeated="3"/>
          <table:table-cell office:value-type="float" office:value="106125" calcext:value-type="float">
            <text:p>106125</text:p>
          </table:table-cell>
          <table:table-cell office:value-type="float" office:value="60721" calcext:value-type="float">
            <text:p>60721</text:p>
          </table:table-cell>
          <table:table-cell office:value-type="float" office:value="451555" calcext:value-type="float">
            <text:p>451555</text:p>
          </table:table-cell>
          <table:table-cell office:value-type="float" office:value="136897" calcext:value-type="float">
            <text:p>136897</text:p>
          </table:table-cell>
          <table:table-cell office:value-type="float" office:value="971565" calcext:value-type="float">
            <text:p>971565</text:p>
          </table:table-cell>
          <table:table-cell office:value-type="float" office:value="99949" calcext:value-type="float">
            <text:p>99949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table:number-columns-repeated="3"/>
          <table:table-cell office:value-type="float" office:value="92953" calcext:value-type="float">
            <text:p>92953</text:p>
          </table:table-cell>
          <table:table-cell office:value-type="float" office:value="-147747" calcext:value-type="float">
            <text:p>-147747</text:p>
          </table:table-cell>
          <table:table-cell office:value-type="float" office:value="282711" calcext:value-type="float">
            <text:p>282711</text:p>
          </table:table-cell>
          <table:table-cell office:value-type="float" office:value="220457" calcext:value-type="float">
            <text:p>220457</text:p>
          </table:table-cell>
          <table:table-cell office:value-type="float" office:value="750717" calcext:value-type="float">
            <text:p>750717</text:p>
          </table:table-cell>
          <table:table-cell office:value-type="float" office:value="71569" calcext:value-type="float">
            <text:p>71569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table:number-columns-repeated="3"/>
          <table:table-cell office:value-type="float" office:value="-106018" calcext:value-type="float">
            <text:p>-106018</text:p>
          </table:table-cell>
          <table:table-cell office:value-type="float" office:value="-95634" calcext:value-type="float">
            <text:p>-95634</text:p>
          </table:table-cell>
          <table:table-cell office:value-type="float" office:value="203098" calcext:value-type="float">
            <text:p>203098</text:p>
          </table:table-cell>
          <table:table-cell office:value-type="float" office:value="234184" calcext:value-type="float">
            <text:p>234184</text:p>
          </table:table-cell>
          <table:table-cell office:value-type="float" office:value="636234" calcext:value-type="float">
            <text:p>636234</text:p>
          </table:table-cell>
          <table:table-cell office:value-type="float" office:value="-28286" calcext:value-type="float">
            <text:p>-28286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table:number-columns-repeated="3"/>
          <table:table-cell office:value-type="float" office:value="122973" calcext:value-type="float">
            <text:p>122973</text:p>
          </table:table-cell>
          <table:table-cell office:value-type="float" office:value="125919" calcext:value-type="float">
            <text:p>125919</text:p>
          </table:table-cell>
          <table:table-cell office:value-type="float" office:value="473937" calcext:value-type="float">
            <text:p>473937</text:p>
          </table:table-cell>
          <table:table-cell office:value-type="float" office:value="232571" calcext:value-type="float">
            <text:p>232571</text:p>
          </table:table-cell>
          <table:table-cell office:value-type="float" office:value="930763" calcext:value-type="float">
            <text:p>930763</text:p>
          </table:table-cell>
          <table:table-cell office:value-type="float" office:value="-15153" calcext:value-type="float">
            <text:p>-15153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table:number-columns-repeated="3"/>
          <table:table-cell office:value-type="float" office:value="210307" calcext:value-type="float">
            <text:p>210307</text:p>
          </table:table-cell>
          <table:table-cell office:value-type="float" office:value="-20689" calcext:value-type="float">
            <text:p>-20689</text:p>
          </table:table-cell>
          <table:table-cell office:value-type="float" office:value="595849" calcext:value-type="float">
            <text:p>595849</text:p>
          </table:table-cell>
          <table:table-cell office:value-type="float" office:value="216779" calcext:value-type="float">
            <text:p>216779</text:p>
          </table:table-cell>
          <table:table-cell office:value-type="float" office:value="1022701" calcext:value-type="float">
            <text:p>1022701</text:p>
          </table:table-cell>
          <table:table-cell office:value-type="float" office:value="6557" calcext:value-type="float">
            <text:p>6557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table:number-columns-repeated="3"/>
          <table:table-cell office:value-type="float" office:value="-24953" calcext:value-type="float">
            <text:p>-24953</text:p>
          </table:table-cell>
          <table:table-cell office:value-type="float" office:value="16113" calcext:value-type="float">
            <text:p>16113</text:p>
          </table:table-cell>
          <table:table-cell office:value-type="float" office:value="295317" calcext:value-type="float">
            <text:p>295317</text:p>
          </table:table-cell>
          <table:table-cell office:value-type="float" office:value="275455" calcext:value-type="float">
            <text:p>275455</text:p>
          </table:table-cell>
          <table:table-cell office:value-type="float" office:value="686169" calcext:value-type="float">
            <text:p>686169</text:p>
          </table:table-cell>
          <table:table-cell office:value-type="float" office:value="3841" calcext:value-type="float">
            <text:p>3841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table:number-columns-repeated="3"/>
          <table:table-cell office:value-type="float" office:value="-33563" calcext:value-type="float">
            <text:p>-33563</text:p>
          </table:table-cell>
          <table:table-cell office:value-type="float" office:value="37423" calcext:value-type="float">
            <text:p>37423</text:p>
          </table:table-cell>
          <table:table-cell office:value-type="float" office:value="549355" calcext:value-type="float">
            <text:p>549355</text:p>
          </table:table-cell>
          <table:table-cell office:value-type="float" office:value="450075" calcext:value-type="float">
            <text:p>450075</text:p>
          </table:table-cell>
          <table:table-cell office:value-type="float" office:value="1392489" calcext:value-type="float">
            <text:p>1392489</text:p>
          </table:table-cell>
          <table:table-cell office:value-type="float" office:value="59751" calcext:value-type="float">
            <text:p>59751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table:number-columns-repeated="3"/>
          <table:table-cell office:value-type="float" office:value="78982" calcext:value-type="float">
            <text:p>78982</text:p>
          </table:table-cell>
          <table:table-cell office:value-type="float" office:value="-22366" calcext:value-type="float">
            <text:p>-22366</text:p>
          </table:table-cell>
          <table:table-cell office:value-type="float" office:value="385468" calcext:value-type="float">
            <text:p>385468</text:p>
          </table:table-cell>
          <table:table-cell office:value-type="float" office:value="243744" calcext:value-type="float">
            <text:p>243744</text:p>
          </table:table-cell>
          <table:table-cell office:value-type="float" office:value="1074480" calcext:value-type="float">
            <text:p>1074480</text:p>
          </table:table-cell>
          <table:table-cell office:value-type="float" office:value="132480" calcext:value-type="float">
            <text:p>132480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table:number-columns-repeated="3"/>
          <table:table-cell office:value-type="float" office:value="22823" calcext:value-type="float">
            <text:p>22823</text:p>
          </table:table-cell>
          <table:table-cell office:value-type="float" office:value="-66749" calcext:value-type="float">
            <text:p>-66749</text:p>
          </table:table-cell>
          <table:table-cell office:value-type="float" office:value="303531" calcext:value-type="float">
            <text:p>303531</text:p>
          </table:table-cell>
          <table:table-cell office:value-type="float" office:value="258519" calcext:value-type="float">
            <text:p>258519</text:p>
          </table:table-cell>
          <table:table-cell office:value-type="float" office:value="922659" calcext:value-type="float">
            <text:p>922659</text:p>
          </table:table-cell>
          <table:table-cell office:value-type="float" office:value="56397" calcext:value-type="float">
            <text:p>56397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table:number-columns-repeated="3"/>
          <table:table-cell office:value-type="float" office:value="39779" calcext:value-type="float">
            <text:p>39779</text:p>
          </table:table-cell>
          <table:table-cell office:value-type="float" office:value="-28613" calcext:value-type="float">
            <text:p>-28613</text:p>
          </table:table-cell>
          <table:table-cell office:value-type="float" office:value="396351" calcext:value-type="float">
            <text:p>396351</text:p>
          </table:table-cell>
          <table:table-cell office:value-type="float" office:value="184601" calcext:value-type="float">
            <text:p>184601</text:p>
          </table:table-cell>
          <table:table-cell office:value-type="float" office:value="899533" calcext:value-type="float">
            <text:p>899533</text:p>
          </table:table-cell>
          <table:table-cell office:value-type="float" office:value="126127" calcext:value-type="float">
            <text:p>126127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table:number-columns-repeated="3"/>
          <table:table-cell office:value-type="float" office:value="79117" calcext:value-type="float">
            <text:p>79117</text:p>
          </table:table-cell>
          <table:table-cell office:value-type="float" office:value="42331" calcext:value-type="float">
            <text:p>42331</text:p>
          </table:table-cell>
          <table:table-cell office:value-type="float" office:value="433461" calcext:value-type="float">
            <text:p>433461</text:p>
          </table:table-cell>
          <table:table-cell office:value-type="float" office:value="341951" calcext:value-type="float">
            <text:p>341951</text:p>
          </table:table-cell>
          <table:table-cell office:value-type="float" office:value="1035349" calcext:value-type="float">
            <text:p>1035349</text:p>
          </table:table-cell>
          <table:table-cell office:value-type="float" office:value="158881" calcext:value-type="float">
            <text:p>158881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table:number-columns-repeated="3"/>
          <table:table-cell office:value-type="float" office:value="76855" calcext:value-type="float">
            <text:p>76855</text:p>
          </table:table-cell>
          <table:table-cell office:value-type="float" office:value="-122147" calcext:value-type="float">
            <text:p>-122147</text:p>
          </table:table-cell>
          <table:table-cell office:value-type="float" office:value="239931" calcext:value-type="float">
            <text:p>239931</text:p>
          </table:table-cell>
          <table:table-cell office:value-type="float" office:value="244257" calcext:value-type="float">
            <text:p>244257</text:p>
          </table:table-cell>
          <table:table-cell office:value-type="float" office:value="839703" calcext:value-type="float">
            <text:p>839703</text:p>
          </table:table-cell>
          <table:table-cell office:value-type="float" office:value="164265" calcext:value-type="float">
            <text:p>164265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table:number-columns-repeated="3"/>
          <table:table-cell office:value-type="float" office:value="1574" calcext:value-type="float">
            <text:p>1574</text:p>
          </table:table-cell>
          <table:table-cell office:value-type="float" office:value="43982" calcext:value-type="float">
            <text:p>43982</text:p>
          </table:table-cell>
          <table:table-cell office:value-type="float" office:value="536994" calcext:value-type="float">
            <text:p>536994</text:p>
          </table:table-cell>
          <table:table-cell office:value-type="float" office:value="385978" calcext:value-type="float">
            <text:p>385978</text:p>
          </table:table-cell>
          <table:table-cell office:value-type="float" office:value="1173946" calcext:value-type="float">
            <text:p>1173946</text:p>
          </table:table-cell>
          <table:table-cell office:value-type="float" office:value="-31426" calcext:value-type="float">
            <text:p>-31426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table:number-columns-repeated="3"/>
          <table:table-cell office:value-type="float" office:value="65295" calcext:value-type="float">
            <text:p>65295</text:p>
          </table:table-cell>
          <table:table-cell office:value-type="float" office:value="-128921" calcext:value-type="float">
            <text:p>-128921</text:p>
          </table:table-cell>
          <table:table-cell office:value-type="float" office:value="435647" calcext:value-type="float">
            <text:p>435647</text:p>
          </table:table-cell>
          <table:table-cell office:value-type="float" office:value="409651" calcext:value-type="float">
            <text:p>409651</text:p>
          </table:table-cell>
          <table:table-cell office:value-type="float" office:value="953121" calcext:value-type="float">
            <text:p>953121</text:p>
          </table:table-cell>
          <table:table-cell office:value-type="float" office:value="-79711" calcext:value-type="float">
            <text:p>-79711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table:number-columns-repeated="3"/>
          <table:table-cell office:value-type="float" office:value="-118777" calcext:value-type="float">
            <text:p>-118777</text:p>
          </table:table-cell>
          <table:table-cell office:value-type="float" office:value="77165" calcext:value-type="float">
            <text:p>77165</text:p>
          </table:table-cell>
          <table:table-cell office:value-type="float" office:value="353719" calcext:value-type="float">
            <text:p>353719</text:p>
          </table:table-cell>
          <table:table-cell office:value-type="float" office:value="122843" calcext:value-type="float">
            <text:p>122843</text:p>
          </table:table-cell>
          <table:table-cell office:value-type="float" office:value="801695" calcext:value-type="float">
            <text:p>801695</text:p>
          </table:table-cell>
          <table:table-cell office:value-type="float" office:value="71585" calcext:value-type="float">
            <text:p>71585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table:number-columns-repeated="3"/>
          <table:table-cell office:value-type="float" office:value="175171" calcext:value-type="float">
            <text:p>175171</text:p>
          </table:table-cell>
          <table:table-cell office:value-type="float" office:value="-185561" calcext:value-type="float">
            <text:p>-185561</text:p>
          </table:table-cell>
          <table:table-cell office:value-type="float" office:value="301193" calcext:value-type="float">
            <text:p>301193</text:p>
          </table:table-cell>
          <table:table-cell office:value-type="float" office:value="40301" calcext:value-type="float">
            <text:p>40301</text:p>
          </table:table-cell>
          <table:table-cell office:value-type="float" office:value="610645" calcext:value-type="float">
            <text:p>610645</text:p>
          </table:table-cell>
          <table:table-cell office:value-type="float" office:value="48019" calcext:value-type="float">
            <text:p>48019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table:number-columns-repeated="3"/>
          <table:table-cell office:value-type="float" office:value="6894" calcext:value-type="float">
            <text:p>6894</text:p>
          </table:table-cell>
          <table:table-cell office:value-type="float" office:value="-92826" calcext:value-type="float">
            <text:p>-92826</text:p>
          </table:table-cell>
          <table:table-cell office:value-type="float" office:value="238038" calcext:value-type="float">
            <text:p>238038</text:p>
          </table:table-cell>
          <table:table-cell office:value-type="float" office:value="172182" calcext:value-type="float">
            <text:p>172182</text:p>
          </table:table-cell>
          <table:table-cell office:value-type="float" office:value="670766" calcext:value-type="float">
            <text:p>670766</text:p>
          </table:table-cell>
          <table:table-cell office:value-type="float" office:value="21438" calcext:value-type="float">
            <text:p>21438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table:number-columns-repeated="3"/>
          <table:table-cell office:value-type="float" office:value="48631" calcext:value-type="float">
            <text:p>48631</text:p>
          </table:table-cell>
          <table:table-cell office:value-type="float" office:value="-39979" calcext:value-type="float">
            <text:p>-39979</text:p>
          </table:table-cell>
          <table:table-cell office:value-type="float" office:value="426171" calcext:value-type="float">
            <text:p>426171</text:p>
          </table:table-cell>
          <table:table-cell office:value-type="float" office:value="272257" calcext:value-type="float">
            <text:p>272257</text:p>
          </table:table-cell>
          <table:table-cell office:value-type="float" office:value="1043157" calcext:value-type="float">
            <text:p>1043157</text:p>
          </table:table-cell>
          <table:table-cell office:value-type="float" office:value="33083" calcext:value-type="float">
            <text:p>33083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table:number-columns-repeated="3"/>
          <table:table-cell office:value-type="float" office:value="47417" calcext:value-type="float">
            <text:p>47417</text:p>
          </table:table-cell>
          <table:table-cell office:value-type="float" office:value="-41901" calcext:value-type="float">
            <text:p>-41901</text:p>
          </table:table-cell>
          <table:table-cell office:value-type="float" office:value="310929" calcext:value-type="float">
            <text:p>310929</text:p>
          </table:table-cell>
          <table:table-cell office:value-type="float" office:value="298553" calcext:value-type="float">
            <text:p>298553</text:p>
          </table:table-cell>
          <table:table-cell office:value-type="float" office:value="827373" calcext:value-type="float">
            <text:p>827373</text:p>
          </table:table-cell>
          <table:table-cell office:value-type="float" office:value="26493" calcext:value-type="float">
            <text:p>26493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table:number-columns-repeated="3"/>
          <table:table-cell office:value-type="float" office:value="32006" calcext:value-type="float">
            <text:p>32006</text:p>
          </table:table-cell>
          <table:table-cell office:value-type="float" office:value="-32162" calcext:value-type="float">
            <text:p>-32162</text:p>
          </table:table-cell>
          <table:table-cell office:value-type="float" office:value="273772" calcext:value-type="float">
            <text:p>273772</text:p>
          </table:table-cell>
          <table:table-cell office:value-type="float" office:value="141836" calcext:value-type="float">
            <text:p>141836</text:p>
          </table:table-cell>
          <table:table-cell office:value-type="float" office:value="713806" calcext:value-type="float">
            <text:p>713806</text:p>
          </table:table-cell>
          <table:table-cell office:value-type="float" office:value="-43148" calcext:value-type="float">
            <text:p>-43148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table:number-columns-repeated="3"/>
          <table:table-cell office:value-type="float" office:value="82719" calcext:value-type="float">
            <text:p>82719</text:p>
          </table:table-cell>
          <table:table-cell office:value-type="float" office:value="51101" calcext:value-type="float">
            <text:p>51101</text:p>
          </table:table-cell>
          <table:table-cell office:value-type="float" office:value="591129" calcext:value-type="float">
            <text:p>591129</text:p>
          </table:table-cell>
          <table:table-cell office:value-type="float" office:value="360517" calcext:value-type="float">
            <text:p>360517</text:p>
          </table:table-cell>
          <table:table-cell office:value-type="float" office:value="1275049" calcext:value-type="float">
            <text:p>1275049</text:p>
          </table:table-cell>
          <table:table-cell office:value-type="float" office:value="198833" calcext:value-type="float">
            <text:p>198833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table:number-columns-repeated="3"/>
          <table:table-cell office:value-type="float" office:value="63998" calcext:value-type="float">
            <text:p>63998</text:p>
          </table:table-cell>
          <table:table-cell office:value-type="float" office:value="114844" calcext:value-type="float">
            <text:p>114844</text:p>
          </table:table-cell>
          <table:table-cell office:value-type="float" office:value="417030" calcext:value-type="float">
            <text:p>417030</text:p>
          </table:table-cell>
          <table:table-cell office:value-type="float" office:value="282710" calcext:value-type="float">
            <text:p>282710</text:p>
          </table:table-cell>
          <table:table-cell office:value-type="float" office:value="946164" calcext:value-type="float">
            <text:p>946164</text:p>
          </table:table-cell>
          <table:table-cell office:value-type="float" office:value="100914" calcext:value-type="float">
            <text:p>100914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table:number-columns-repeated="3"/>
          <table:table-cell office:value-type="float" office:value="-100561" calcext:value-type="float">
            <text:p>-100561</text:p>
          </table:table-cell>
          <table:table-cell office:value-type="float" office:value="99351" calcext:value-type="float">
            <text:p>99351</text:p>
          </table:table-cell>
          <table:table-cell office:value-type="float" office:value="642253" calcext:value-type="float">
            <text:p>642253</text:p>
          </table:table-cell>
          <table:table-cell office:value-type="float" office:value="586949" calcext:value-type="float">
            <text:p>586949</text:p>
          </table:table-cell>
          <table:table-cell office:value-type="float" office:value="1535367" calcext:value-type="float">
            <text:p>1535367</text:p>
          </table:table-cell>
          <table:table-cell office:value-type="float" office:value="75793" calcext:value-type="float">
            <text:p>75793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table:number-columns-repeated="3"/>
          <table:table-cell office:value-type="float" office:value="145923" calcext:value-type="float">
            <text:p>145923</text:p>
          </table:table-cell>
          <table:table-cell office:value-type="float" office:value="-24667" calcext:value-type="float">
            <text:p>-24667</text:p>
          </table:table-cell>
          <table:table-cell office:value-type="float" office:value="497225" calcext:value-type="float">
            <text:p>497225</text:p>
          </table:table-cell>
          <table:table-cell office:value-type="float" office:value="263911" calcext:value-type="float">
            <text:p>263911</text:p>
          </table:table-cell>
          <table:table-cell office:value-type="float" office:value="984797" calcext:value-type="float">
            <text:p>984797</text:p>
          </table:table-cell>
          <table:table-cell office:value-type="float" office:value="57407" calcext:value-type="float">
            <text:p>57407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table:number-columns-repeated="3"/>
          <table:table-cell office:value-type="float" office:value="-211393" calcext:value-type="float">
            <text:p>-211393</text:p>
          </table:table-cell>
          <table:table-cell office:value-type="float" office:value="172509" calcext:value-type="float">
            <text:p>172509</text:p>
          </table:table-cell>
          <table:table-cell office:value-type="float" office:value="743397" calcext:value-type="float">
            <text:p>743397</text:p>
          </table:table-cell>
          <table:table-cell office:value-type="float" office:value="714113" calcext:value-type="float">
            <text:p>714113</text:p>
          </table:table-cell>
          <table:table-cell office:value-type="float" office:value="1678285" calcext:value-type="float">
            <text:p>1678285</text:p>
          </table:table-cell>
          <table:table-cell office:value-type="float" office:value="57629" calcext:value-type="float">
            <text:p>57629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table:number-columns-repeated="3"/>
          <table:table-cell office:value-type="float" office:value="136785" calcext:value-type="float">
            <text:p>136785</text:p>
          </table:table-cell>
          <table:table-cell office:value-type="float" office:value="-137191" calcext:value-type="float">
            <text:p>-137191</text:p>
          </table:table-cell>
          <table:table-cell office:value-type="float" office:value="279153" calcext:value-type="float">
            <text:p>279153</text:p>
          </table:table-cell>
          <table:table-cell office:value-type="float" office:value="212349" calcext:value-type="float">
            <text:p>212349</text:p>
          </table:table-cell>
          <table:table-cell office:value-type="float" office:value="761269" calcext:value-type="float">
            <text:p>761269</text:p>
          </table:table-cell>
          <table:table-cell office:value-type="float" office:value="-94265" calcext:value-type="float">
            <text:p>-94265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table:number-columns-repeated="3"/>
          <table:table-cell office:value-type="float" office:value="136073" calcext:value-type="float">
            <text:p>136073</text:p>
          </table:table-cell>
          <table:table-cell office:value-type="float" office:value="98555" calcext:value-type="float">
            <text:p>98555</text:p>
          </table:table-cell>
          <table:table-cell office:value-type="float" office:value="480225" calcext:value-type="float">
            <text:p>480225</text:p>
          </table:table-cell>
          <table:table-cell office:value-type="float" office:value="177875" calcext:value-type="float">
            <text:p>177875</text:p>
          </table:table-cell>
          <table:table-cell office:value-type="float" office:value="930449" calcext:value-type="float">
            <text:p>930449</text:p>
          </table:table-cell>
          <table:table-cell office:value-type="float" office:value="166619" calcext:value-type="float">
            <text:p>166619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table:number-columns-repeated="3"/>
          <table:table-cell office:value-type="float" office:value="-6762" calcext:value-type="float">
            <text:p>-6762</text:p>
          </table:table-cell>
          <table:table-cell office:value-type="float" office:value="134180" calcext:value-type="float">
            <text:p>134180</text:p>
          </table:table-cell>
          <table:table-cell office:value-type="float" office:value="438752" calcext:value-type="float">
            <text:p>438752</text:p>
          </table:table-cell>
          <table:table-cell office:value-type="float" office:value="389042" calcext:value-type="float">
            <text:p>389042</text:p>
          </table:table-cell>
          <table:table-cell office:value-type="float" office:value="1101138" calcext:value-type="float">
            <text:p>1101138</text:p>
          </table:table-cell>
          <table:table-cell office:value-type="float" office:value="158844" calcext:value-type="float">
            <text:p>158844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table:number-columns-repeated="3"/>
          <table:table-cell office:value-type="float" office:value="49627" calcext:value-type="float">
            <text:p>49627</text:p>
          </table:table-cell>
          <table:table-cell office:value-type="float" office:value="-13461" calcext:value-type="float">
            <text:p>-13461</text:p>
          </table:table-cell>
          <table:table-cell office:value-type="float" office:value="380955" calcext:value-type="float">
            <text:p>380955</text:p>
          </table:table-cell>
          <table:table-cell office:value-type="float" office:value="213267" calcext:value-type="float">
            <text:p>213267</text:p>
          </table:table-cell>
          <table:table-cell office:value-type="float" office:value="817425" calcext:value-type="float">
            <text:p>817425</text:p>
          </table:table-cell>
          <table:table-cell office:value-type="float" office:value="63325" calcext:value-type="float">
            <text:p>63325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table:number-columns-repeated="3"/>
          <table:table-cell office:value-type="float" office:value="139135" calcext:value-type="float">
            <text:p>139135</text:p>
          </table:table-cell>
          <table:table-cell office:value-type="float" office:value="-52999" calcext:value-type="float">
            <text:p>-52999</text:p>
          </table:table-cell>
          <table:table-cell office:value-type="float" office:value="303329" calcext:value-type="float">
            <text:p>303329</text:p>
          </table:table-cell>
          <table:table-cell office:value-type="float" office:value="221573" calcext:value-type="float">
            <text:p>221573</text:p>
          </table:table-cell>
          <table:table-cell office:value-type="float" office:value="734821" calcext:value-type="float">
            <text:p>734821</text:p>
          </table:table-cell>
          <table:table-cell office:value-type="float" office:value="-26013" calcext:value-type="float">
            <text:p>-26013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table:number-columns-repeated="3"/>
          <table:table-cell office:value-type="float" office:value="143144" calcext:value-type="float">
            <text:p>143144</text:p>
          </table:table-cell>
          <table:table-cell office:value-type="float" office:value="52022" calcext:value-type="float">
            <text:p>52022</text:p>
          </table:table-cell>
          <table:table-cell office:value-type="float" office:value="590150" calcext:value-type="float">
            <text:p>590150</text:p>
          </table:table-cell>
          <table:table-cell office:value-type="float" office:value="348480" calcext:value-type="float">
            <text:p>348480</text:p>
          </table:table-cell>
          <table:table-cell office:value-type="float" office:value="1212196" calcext:value-type="float">
            <text:p>1212196</text:p>
          </table:table-cell>
          <table:table-cell office:value-type="float" office:value="23174" calcext:value-type="float">
            <text:p>23174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table:number-columns-repeated="3"/>
          <table:table-cell office:value-type="float" office:value="-32600" calcext:value-type="float">
            <text:p>-32600</text:p>
          </table:table-cell>
          <table:table-cell office:value-type="float" office:value="25852" calcext:value-type="float">
            <text:p>25852</text:p>
          </table:table-cell>
          <table:table-cell office:value-type="float" office:value="436970" calcext:value-type="float">
            <text:p>436970</text:p>
          </table:table-cell>
          <table:table-cell office:value-type="float" office:value="326698" calcext:value-type="float">
            <text:p>326698</text:p>
          </table:table-cell>
          <table:table-cell office:value-type="float" office:value="1029972" calcext:value-type="float">
            <text:p>1029972</text:p>
          </table:table-cell>
          <table:table-cell office:value-type="float" office:value="123350" calcext:value-type="float">
            <text:p>123350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table:number-columns-repeated="3"/>
          <table:table-cell office:value-type="float" office:value="221481" calcext:value-type="float">
            <text:p>221481</text:p>
          </table:table-cell>
          <table:table-cell office:value-type="float" office:value="116285" calcext:value-type="float">
            <text:p>116285</text:p>
          </table:table-cell>
          <table:table-cell office:value-type="float" office:value="570827" calcext:value-type="float">
            <text:p>570827</text:p>
          </table:table-cell>
          <table:table-cell office:value-type="float" office:value="355021" calcext:value-type="float">
            <text:p>355021</text:p>
          </table:table-cell>
          <table:table-cell office:value-type="float" office:value="1267089" calcext:value-type="float">
            <text:p>1267089</text:p>
          </table:table-cell>
          <table:table-cell office:value-type="float" office:value="141331" calcext:value-type="float">
            <text:p>141331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table:number-columns-repeated="3"/>
          <table:table-cell office:value-type="float" office:value="-120931" calcext:value-type="float">
            <text:p>-120931</text:p>
          </table:table-cell>
          <table:table-cell office:value-type="float" office:value="-305031" calcext:value-type="float">
            <text:p>-305031</text:p>
          </table:table-cell>
          <table:table-cell office:value-type="float" office:value="462669" calcext:value-type="float">
            <text:p>462669</text:p>
          </table:table-cell>
          <table:table-cell office:value-type="float" office:value="282749" calcext:value-type="float">
            <text:p>282749</text:p>
          </table:table-cell>
          <table:table-cell office:value-type="float" office:value="909861" calcext:value-type="float">
            <text:p>909861</text:p>
          </table:table-cell>
          <table:table-cell office:value-type="float" office:value="113187" calcext:value-type="float">
            <text:p>113187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table:number-columns-repeated="3"/>
          <table:table-cell office:value-type="float" office:value="90757" calcext:value-type="float">
            <text:p>90757</text:p>
          </table:table-cell>
          <table:table-cell office:value-type="float" office:value="17619" calcext:value-type="float">
            <text:p>17619</text:p>
          </table:table-cell>
          <table:table-cell office:value-type="float" office:value="474895" calcext:value-type="float">
            <text:p>474895</text:p>
          </table:table-cell>
          <table:table-cell office:value-type="float" office:value="351435" calcext:value-type="float">
            <text:p>351435</text:p>
          </table:table-cell>
          <table:table-cell office:value-type="float" office:value="1165753" calcext:value-type="float">
            <text:p>1165753</text:p>
          </table:table-cell>
          <table:table-cell office:value-type="float" office:value="165101" calcext:value-type="float">
            <text:p>165101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table:number-columns-repeated="3"/>
          <table:table-cell office:value-type="float" office:value="-157258" calcext:value-type="float">
            <text:p>-157258</text:p>
          </table:table-cell>
          <table:table-cell office:value-type="float" office:value="-99626" calcext:value-type="float">
            <text:p>-99626</text:p>
          </table:table-cell>
          <table:table-cell office:value-type="float" office:value="298500" calcext:value-type="float">
            <text:p>298500</text:p>
          </table:table-cell>
          <table:table-cell office:value-type="float" office:value="310988" calcext:value-type="float">
            <text:p>310988</text:p>
          </table:table-cell>
          <table:table-cell office:value-type="float" office:value="719704" calcext:value-type="float">
            <text:p>719704</text:p>
          </table:table-cell>
          <table:table-cell office:value-type="float" office:value="-15378" calcext:value-type="float">
            <text:p>-15378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table:number-columns-repeated="3"/>
          <table:table-cell office:value-type="float" office:value="188760" calcext:value-type="float">
            <text:p>188760</text:p>
          </table:table-cell>
          <table:table-cell office:value-type="float" office:value="203134" calcext:value-type="float">
            <text:p>203134</text:p>
          </table:table-cell>
          <table:table-cell office:value-type="float" office:value="646086" calcext:value-type="float">
            <text:p>646086</text:p>
          </table:table-cell>
          <table:table-cell office:value-type="float" office:value="303638" calcext:value-type="float">
            <text:p>303638</text:p>
          </table:table-cell>
          <table:table-cell office:value-type="float" office:value="1184398" calcext:value-type="float">
            <text:p>1184398</text:p>
          </table:table-cell>
          <table:table-cell office:value-type="float" office:value="154284" calcext:value-type="float">
            <text:p>154284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table:number-columns-repeated="3"/>
          <table:table-cell office:value-type="float" office:value="-59668" calcext:value-type="float">
            <text:p>-59668</text:p>
          </table:table-cell>
          <table:table-cell office:value-type="float" office:value="35740" calcext:value-type="float">
            <text:p>35740</text:p>
          </table:table-cell>
          <table:table-cell office:value-type="float" office:value="611830" calcext:value-type="float">
            <text:p>611830</text:p>
          </table:table-cell>
          <table:table-cell office:value-type="float" office:value="431108" calcext:value-type="float">
            <text:p>431108</text:p>
          </table:table-cell>
          <table:table-cell office:value-type="float" office:value="1245220" calcext:value-type="float">
            <text:p>1245220</text:p>
          </table:table-cell>
          <table:table-cell office:value-type="float" office:value="160768" calcext:value-type="float">
            <text:p>160768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table:number-columns-repeated="3"/>
          <table:table-cell office:value-type="float" office:value="60874" calcext:value-type="float">
            <text:p>60874</text:p>
          </table:table-cell>
          <table:table-cell office:value-type="float" office:value="70648" calcext:value-type="float">
            <text:p>70648</text:p>
          </table:table-cell>
          <table:table-cell office:value-type="float" office:value="419880" calcext:value-type="float">
            <text:p>419880</text:p>
          </table:table-cell>
          <table:table-cell office:value-type="float" office:value="267076" calcext:value-type="float">
            <text:p>267076</text:p>
          </table:table-cell>
          <table:table-cell office:value-type="float" office:value="972548" calcext:value-type="float">
            <text:p>972548</text:p>
          </table:table-cell>
          <table:table-cell office:value-type="float" office:value="46630" calcext:value-type="float">
            <text:p>46630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table:number-columns-repeated="3"/>
          <table:table-cell office:value-type="float" office:value="-169613" calcext:value-type="float">
            <text:p>-169613</text:p>
          </table:table-cell>
          <table:table-cell office:value-type="float" office:value="-221239" calcext:value-type="float">
            <text:p>-221239</text:p>
          </table:table-cell>
          <table:table-cell office:value-type="float" office:value="342283" calcext:value-type="float">
            <text:p>342283</text:p>
          </table:table-cell>
          <table:table-cell office:value-type="float" office:value="233441" calcext:value-type="float">
            <text:p>233441</text:p>
          </table:table-cell>
          <table:table-cell office:value-type="float" office:value="794195" calcext:value-type="float">
            <text:p>794195</text:p>
          </table:table-cell>
          <table:table-cell office:value-type="float" office:value="84707" calcext:value-type="float">
            <text:p>84707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table:number-columns-repeated="3"/>
          <table:table-cell office:value-type="float" office:value="-155447" calcext:value-type="float">
            <text:p>-155447</text:p>
          </table:table-cell>
          <table:table-cell office:value-type="float" office:value="-94505" calcext:value-type="float">
            <text:p>-94505</text:p>
          </table:table-cell>
          <table:table-cell office:value-type="float" office:value="403897" calcext:value-type="float">
            <text:p>403897</text:p>
          </table:table-cell>
          <table:table-cell office:value-type="float" office:value="379629" calcext:value-type="float">
            <text:p>379629</text:p>
          </table:table-cell>
          <table:table-cell office:value-type="float" office:value="923853" calcext:value-type="float">
            <text:p>923853</text:p>
          </table:table-cell>
          <table:table-cell office:value-type="float" office:value="17567" calcext:value-type="float">
            <text:p>17567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table:number-columns-repeated="3"/>
          <table:table-cell office:value-type="float" office:value="22105" calcext:value-type="float">
            <text:p>22105</text:p>
          </table:table-cell>
          <table:table-cell office:value-type="float" office:value="-81907" calcext:value-type="float">
            <text:p>-81907</text:p>
          </table:table-cell>
          <table:table-cell office:value-type="float" office:value="496235" calcext:value-type="float">
            <text:p>496235</text:p>
          </table:table-cell>
          <table:table-cell office:value-type="float" office:value="185213" calcext:value-type="float">
            <text:p>185213</text:p>
          </table:table-cell>
          <table:table-cell office:value-type="float" office:value="1042791" calcext:value-type="float">
            <text:p>1042791</text:p>
          </table:table-cell>
          <table:table-cell office:value-type="float" office:value="78983" calcext:value-type="float">
            <text:p>78983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table:number-columns-repeated="3"/>
          <table:table-cell office:value-type="float" office:value="-29282" calcext:value-type="float">
            <text:p>-29282</text:p>
          </table:table-cell>
          <table:table-cell office:value-type="float" office:value="-34632" calcext:value-type="float">
            <text:p>-34632</text:p>
          </table:table-cell>
          <table:table-cell office:value-type="float" office:value="417058" calcext:value-type="float">
            <text:p>417058</text:p>
          </table:table-cell>
          <table:table-cell office:value-type="float" office:value="452106" calcext:value-type="float">
            <text:p>452106</text:p>
          </table:table-cell>
          <table:table-cell office:value-type="float" office:value="1117448" calcext:value-type="float">
            <text:p>1117448</text:p>
          </table:table-cell>
          <table:table-cell office:value-type="float" office:value="22322" calcext:value-type="float">
            <text:p>22322</text:p>
          </table:table-cell>
        </table:table-row>
        <table:table-row table:style-name="ro1">
          <table:table-cell office:value-type="float" office:value="954" calcext:value-type="float">
            <text:p>954</text:p>
          </table:table-cell>
          <table:table-cell table:number-columns-repeated="3"/>
          <table:table-cell office:value-type="float" office:value="200015" calcext:value-type="float">
            <text:p>200015</text:p>
          </table:table-cell>
          <table:table-cell office:value-type="float" office:value="-51361" calcext:value-type="float">
            <text:p>-51361</text:p>
          </table:table-cell>
          <table:table-cell office:value-type="float" office:value="338095" calcext:value-type="float">
            <text:p>338095</text:p>
          </table:table-cell>
          <table:table-cell office:value-type="float" office:value="212649" calcext:value-type="float">
            <text:p>212649</text:p>
          </table:table-cell>
          <table:table-cell office:value-type="float" office:value="893843" calcext:value-type="float">
            <text:p>893843</text:p>
          </table:table-cell>
          <table:table-cell office:value-type="float" office:value="61885" calcext:value-type="float">
            <text:p>61885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table:number-columns-repeated="3"/>
          <table:table-cell office:value-type="float" office:value="-23171" calcext:value-type="float">
            <text:p>-23171</text:p>
          </table:table-cell>
          <table:table-cell office:value-type="float" office:value="38493" calcext:value-type="float">
            <text:p>38493</text:p>
          </table:table-cell>
          <table:table-cell office:value-type="float" office:value="629625" calcext:value-type="float">
            <text:p>629625</text:p>
          </table:table-cell>
          <table:table-cell office:value-type="float" office:value="453919" calcext:value-type="float">
            <text:p>453919</text:p>
          </table:table-cell>
          <table:table-cell office:value-type="float" office:value="1354955" calcext:value-type="float">
            <text:p>1354955</text:p>
          </table:table-cell>
          <table:table-cell office:value-type="float" office:value="17845" calcext:value-type="float">
            <text:p>17845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table:number-columns-repeated="3"/>
          <table:table-cell office:value-type="float" office:value="-201303" calcext:value-type="float">
            <text:p>-201303</text:p>
          </table:table-cell>
          <table:table-cell office:value-type="float" office:value="-136865" calcext:value-type="float">
            <text:p>-136865</text:p>
          </table:table-cell>
          <table:table-cell office:value-type="float" office:value="533743" calcext:value-type="float">
            <text:p>533743</text:p>
          </table:table-cell>
          <table:table-cell office:value-type="float" office:value="492157" calcext:value-type="float">
            <text:p>492157</text:p>
          </table:table-cell>
          <table:table-cell office:value-type="float" office:value="1324869" calcext:value-type="float">
            <text:p>1324869</text:p>
          </table:table-cell>
          <table:table-cell office:value-type="float" office:value="-30253" calcext:value-type="float">
            <text:p>-30253</text:p>
          </table:table-cell>
        </table:table-row>
        <table:table-row table:style-name="ro1">
          <table:table-cell office:value-type="float" office:value="957" calcext:value-type="float">
            <text:p>957</text:p>
          </table:table-cell>
          <table:table-cell table:number-columns-repeated="3"/>
          <table:table-cell office:value-type="float" office:value="99712" calcext:value-type="float">
            <text:p>99712</text:p>
          </table:table-cell>
          <table:table-cell office:value-type="float" office:value="30568" calcext:value-type="float">
            <text:p>30568</text:p>
          </table:table-cell>
          <table:table-cell office:value-type="float" office:value="495856" calcext:value-type="float">
            <text:p>495856</text:p>
          </table:table-cell>
          <table:table-cell office:value-type="float" office:value="350384" calcext:value-type="float">
            <text:p>350384</text:p>
          </table:table-cell>
          <table:table-cell office:value-type="float" office:value="1027652" calcext:value-type="float">
            <text:p>1027652</text:p>
          </table:table-cell>
          <table:table-cell office:value-type="float" office:value="74764" calcext:value-type="float">
            <text:p>74764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table:number-columns-repeated="3"/>
          <table:table-cell office:value-type="float" office:value="45184" calcext:value-type="float">
            <text:p>45184</text:p>
          </table:table-cell>
          <table:table-cell office:value-type="float" office:value="-127648" calcext:value-type="float">
            <text:p>-127648</text:p>
          </table:table-cell>
          <table:table-cell office:value-type="float" office:value="319394" calcext:value-type="float">
            <text:p>319394</text:p>
          </table:table-cell>
          <table:table-cell office:value-type="float" office:value="318318" calcext:value-type="float">
            <text:p>318318</text:p>
          </table:table-cell>
          <table:table-cell office:value-type="float" office:value="837532" calcext:value-type="float">
            <text:p>837532</text:p>
          </table:table-cell>
          <table:table-cell office:value-type="float" office:value="47536" calcext:value-type="float">
            <text:p>47536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table:number-columns-repeated="3"/>
          <table:table-cell office:value-type="float" office:value="119033" calcext:value-type="float">
            <text:p>119033</text:p>
          </table:table-cell>
          <table:table-cell office:value-type="float" office:value="91799" calcext:value-type="float">
            <text:p>91799</text:p>
          </table:table-cell>
          <table:table-cell office:value-type="float" office:value="680437" calcext:value-type="float">
            <text:p>680437</text:p>
          </table:table-cell>
          <table:table-cell office:value-type="float" office:value="720123" calcext:value-type="float">
            <text:p>720123</text:p>
          </table:table-cell>
          <table:table-cell office:value-type="float" office:value="1734817" calcext:value-type="float">
            <text:p>1734817</text:p>
          </table:table-cell>
          <table:table-cell office:value-type="float" office:value="25235" calcext:value-type="float">
            <text:p>25235</text:p>
          </table:table-cell>
        </table:table-row>
        <table:table-row table:style-name="ro1">
          <table:table-cell office:value-type="float" office:value="960" calcext:value-type="float">
            <text:p>960</text:p>
          </table:table-cell>
          <table:table-cell table:number-columns-repeated="3"/>
          <table:table-cell office:value-type="float" office:value="-187603" calcext:value-type="float">
            <text:p>-187603</text:p>
          </table:table-cell>
          <table:table-cell office:value-type="float" office:value="-202121" calcext:value-type="float">
            <text:p>-202121</text:p>
          </table:table-cell>
          <table:table-cell office:value-type="float" office:value="436515" calcext:value-type="float">
            <text:p>436515</text:p>
          </table:table-cell>
          <table:table-cell office:value-type="float" office:value="347285" calcext:value-type="float">
            <text:p>347285</text:p>
          </table:table-cell>
          <table:table-cell office:value-type="float" office:value="1148333" calcext:value-type="float">
            <text:p>1148333</text:p>
          </table:table-cell>
          <table:table-cell office:value-type="float" office:value="-48415" calcext:value-type="float">
            <text:p>-48415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table:number-columns-repeated="3"/>
          <table:table-cell office:value-type="float" office:value="-12024" calcext:value-type="float">
            <text:p>-12024</text:p>
          </table:table-cell>
          <table:table-cell office:value-type="float" office:value="150348" calcext:value-type="float">
            <text:p>150348</text:p>
          </table:table-cell>
          <table:table-cell office:value-type="float" office:value="682204" calcext:value-type="float">
            <text:p>682204</text:p>
          </table:table-cell>
          <table:table-cell office:value-type="float" office:value="493648" calcext:value-type="float">
            <text:p>493648</text:p>
          </table:table-cell>
          <table:table-cell office:value-type="float" office:value="1448506" calcext:value-type="float">
            <text:p>1448506</text:p>
          </table:table-cell>
          <table:table-cell office:value-type="float" office:value="169420" calcext:value-type="float">
            <text:p>169420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table:number-columns-repeated="3"/>
          <table:table-cell office:value-type="float" office:value="50780" calcext:value-type="float">
            <text:p>50780</text:p>
          </table:table-cell>
          <table:table-cell office:value-type="float" office:value="104258" calcext:value-type="float">
            <text:p>104258</text:p>
          </table:table-cell>
          <table:table-cell office:value-type="float" office:value="586376" calcext:value-type="float">
            <text:p>586376</text:p>
          </table:table-cell>
          <table:table-cell office:value-type="float" office:value="409034" calcext:value-type="float">
            <text:p>409034</text:p>
          </table:table-cell>
          <table:table-cell office:value-type="float" office:value="1319722" calcext:value-type="float">
            <text:p>1319722</text:p>
          </table:table-cell>
          <table:table-cell office:value-type="float" office:value="124604" calcext:value-type="float">
            <text:p>124604</text:p>
          </table:table-cell>
        </table:table-row>
        <table:table-row table:style-name="ro1">
          <table:table-cell office:value-type="float" office:value="963" calcext:value-type="float">
            <text:p>963</text:p>
          </table:table-cell>
          <table:table-cell table:number-columns-repeated="3"/>
          <table:table-cell office:value-type="float" office:value="-65855" calcext:value-type="float">
            <text:p>-65855</text:p>
          </table:table-cell>
          <table:table-cell office:value-type="float" office:value="-72173" calcext:value-type="float">
            <text:p>-72173</text:p>
          </table:table-cell>
          <table:table-cell office:value-type="float" office:value="529113" calcext:value-type="float">
            <text:p>529113</text:p>
          </table:table-cell>
          <table:table-cell office:value-type="float" office:value="574887" calcext:value-type="float">
            <text:p>574887</text:p>
          </table:table-cell>
          <table:table-cell office:value-type="float" office:value="1260785" calcext:value-type="float">
            <text:p>1260785</text:p>
          </table:table-cell>
          <table:table-cell office:value-type="float" office:value="40509" calcext:value-type="float">
            <text:p>40509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table:number-columns-repeated="3"/>
          <table:table-cell office:value-type="float" office:value="97893" calcext:value-type="float">
            <text:p>97893</text:p>
          </table:table-cell>
          <table:table-cell office:value-type="float" office:value="-16589" calcext:value-type="float">
            <text:p>-16589</text:p>
          </table:table-cell>
          <table:table-cell office:value-type="float" office:value="596163" calcext:value-type="float">
            <text:p>596163</text:p>
          </table:table-cell>
          <table:table-cell office:value-type="float" office:value="471447" calcext:value-type="float">
            <text:p>471447</text:p>
          </table:table-cell>
          <table:table-cell office:value-type="float" office:value="1328913" calcext:value-type="float">
            <text:p>1328913</text:p>
          </table:table-cell>
          <table:table-cell office:value-type="float" office:value="19755" calcext:value-type="float">
            <text:p>19755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table:number-columns-repeated="3"/>
          <table:table-cell office:value-type="float" office:value="-102946" calcext:value-type="float">
            <text:p>-102946</text:p>
          </table:table-cell>
          <table:table-cell office:value-type="float" office:value="-115930" calcext:value-type="float">
            <text:p>-115930</text:p>
          </table:table-cell>
          <table:table-cell office:value-type="float" office:value="303102" calcext:value-type="float">
            <text:p>303102</text:p>
          </table:table-cell>
          <table:table-cell office:value-type="float" office:value="258866" calcext:value-type="float">
            <text:p>258866</text:p>
          </table:table-cell>
          <table:table-cell office:value-type="float" office:value="686896" calcext:value-type="float">
            <text:p>686896</text:p>
          </table:table-cell>
          <table:table-cell office:value-type="float" office:value="28388" calcext:value-type="float">
            <text:p>28388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table:number-columns-repeated="3"/>
          <table:table-cell office:value-type="float" office:value="27407" calcext:value-type="float">
            <text:p>27407</text:p>
          </table:table-cell>
          <table:table-cell office:value-type="float" office:value="120771" calcext:value-type="float">
            <text:p>120771</text:p>
          </table:table-cell>
          <table:table-cell office:value-type="float" office:value="609205" calcext:value-type="float">
            <text:p>609205</text:p>
          </table:table-cell>
          <table:table-cell office:value-type="float" office:value="372939" calcext:value-type="float">
            <text:p>372939</text:p>
          </table:table-cell>
          <table:table-cell office:value-type="float" office:value="1208823" calcext:value-type="float">
            <text:p>1208823</text:p>
          </table:table-cell>
          <table:table-cell office:value-type="float" office:value="82663" calcext:value-type="float">
            <text:p>82663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table:number-columns-repeated="3"/>
          <table:table-cell office:value-type="float" office:value="-44669" calcext:value-type="float">
            <text:p>-44669</text:p>
          </table:table-cell>
          <table:table-cell office:value-type="float" office:value="42161" calcext:value-type="float">
            <text:p>42161</text:p>
          </table:table-cell>
          <table:table-cell office:value-type="float" office:value="355297" calcext:value-type="float">
            <text:p>355297</text:p>
          </table:table-cell>
          <table:table-cell office:value-type="float" office:value="351807" calcext:value-type="float">
            <text:p>351807</text:p>
          </table:table-cell>
          <table:table-cell office:value-type="float" office:value="913321" calcext:value-type="float">
            <text:p>913321</text:p>
          </table:table-cell>
          <table:table-cell office:value-type="float" office:value="-54455" calcext:value-type="float">
            <text:p>-54455</text:p>
          </table:table-cell>
        </table:table-row>
        <table:table-row table:style-name="ro1">
          <table:table-cell office:value-type="float" office:value="968" calcext:value-type="float">
            <text:p>968</text:p>
          </table:table-cell>
          <table:table-cell table:number-columns-repeated="3"/>
          <table:table-cell office:value-type="float" office:value="59845" calcext:value-type="float">
            <text:p>59845</text:p>
          </table:table-cell>
          <table:table-cell office:value-type="float" office:value="31873" calcext:value-type="float">
            <text:p>31873</text:p>
          </table:table-cell>
          <table:table-cell office:value-type="float" office:value="566215" calcext:value-type="float">
            <text:p>566215</text:p>
          </table:table-cell>
          <table:table-cell office:value-type="float" office:value="378947" calcext:value-type="float">
            <text:p>378947</text:p>
          </table:table-cell>
          <table:table-cell office:value-type="float" office:value="1397559" calcext:value-type="float">
            <text:p>1397559</text:p>
          </table:table-cell>
          <table:table-cell office:value-type="float" office:value="180071" calcext:value-type="float">
            <text:p>180071</text:p>
          </table:table-cell>
        </table:table-row>
        <table:table-row table:style-name="ro1">
          <table:table-cell office:value-type="float" office:value="969" calcext:value-type="float">
            <text:p>969</text:p>
          </table:table-cell>
          <table:table-cell table:number-columns-repeated="3"/>
          <table:table-cell office:value-type="float" office:value="-119696" calcext:value-type="float">
            <text:p>-119696</text:p>
          </table:table-cell>
          <table:table-cell office:value-type="float" office:value="-71620" calcext:value-type="float">
            <text:p>-71620</text:p>
          </table:table-cell>
          <table:table-cell office:value-type="float" office:value="260264" calcext:value-type="float">
            <text:p>260264</text:p>
          </table:table-cell>
          <table:table-cell office:value-type="float" office:value="205026" calcext:value-type="float">
            <text:p>205026</text:p>
          </table:table-cell>
          <table:table-cell office:value-type="float" office:value="666766" calcext:value-type="float">
            <text:p>666766</text:p>
          </table:table-cell>
          <table:table-cell office:value-type="float" office:value="62932" calcext:value-type="float">
            <text:p>62932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table:number-columns-repeated="3"/>
          <table:table-cell office:value-type="float" office:value="-119252" calcext:value-type="float">
            <text:p>-119252</text:p>
          </table:table-cell>
          <table:table-cell office:value-type="float" office:value="4572" calcext:value-type="float">
            <text:p>4572</text:p>
          </table:table-cell>
          <table:table-cell office:value-type="float" office:value="295774" calcext:value-type="float">
            <text:p>295774</text:p>
          </table:table-cell>
          <table:table-cell office:value-type="float" office:value="291220" calcext:value-type="float">
            <text:p>291220</text:p>
          </table:table-cell>
          <table:table-cell office:value-type="float" office:value="821490" calcext:value-type="float">
            <text:p>821490</text:p>
          </table:table-cell>
          <table:table-cell office:value-type="float" office:value="-55532" calcext:value-type="float">
            <text:p>-55532</text:p>
          </table:table-cell>
        </table:table-row>
        <table:table-row table:style-name="ro1">
          <table:table-cell office:value-type="float" office:value="971" calcext:value-type="float">
            <text:p>971</text:p>
          </table:table-cell>
          <table:table-cell table:number-columns-repeated="3"/>
          <table:table-cell office:value-type="float" office:value="46780" calcext:value-type="float">
            <text:p>46780</text:p>
          </table:table-cell>
          <table:table-cell office:value-type="float" office:value="2960" calcext:value-type="float">
            <text:p>2960</text:p>
          </table:table-cell>
          <table:table-cell office:value-type="float" office:value="456046" calcext:value-type="float">
            <text:p>456046</text:p>
          </table:table-cell>
          <table:table-cell office:value-type="float" office:value="247672" calcext:value-type="float">
            <text:p>247672</text:p>
          </table:table-cell>
          <table:table-cell office:value-type="float" office:value="934664" calcext:value-type="float">
            <text:p>934664</text:p>
          </table:table-cell>
          <table:table-cell office:value-type="float" office:value="25092" calcext:value-type="float">
            <text:p>25092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table:number-columns-repeated="3"/>
          <table:table-cell office:value-type="float" office:value="-183733" calcext:value-type="float">
            <text:p>-183733</text:p>
          </table:table-cell>
          <table:table-cell office:value-type="float" office:value="-106291" calcext:value-type="float">
            <text:p>-106291</text:p>
          </table:table-cell>
          <table:table-cell office:value-type="float" office:value="292519" calcext:value-type="float">
            <text:p>292519</text:p>
          </table:table-cell>
          <table:table-cell office:value-type="float" office:value="271151" calcext:value-type="float">
            <text:p>271151</text:p>
          </table:table-cell>
          <table:table-cell office:value-type="float" office:value="810033" calcext:value-type="float">
            <text:p>810033</text:p>
          </table:table-cell>
          <table:table-cell office:value-type="float" office:value="-66971" calcext:value-type="float">
            <text:p>-66971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table:number-columns-repeated="3"/>
          <table:table-cell office:value-type="float" office:value="134529" calcext:value-type="float">
            <text:p>134529</text:p>
          </table:table-cell>
          <table:table-cell office:value-type="float" office:value="-35229" calcext:value-type="float">
            <text:p>-35229</text:p>
          </table:table-cell>
          <table:table-cell office:value-type="float" office:value="368583" calcext:value-type="float">
            <text:p>368583</text:p>
          </table:table-cell>
          <table:table-cell office:value-type="float" office:value="105951" calcext:value-type="float">
            <text:p>105951</text:p>
          </table:table-cell>
          <table:table-cell office:value-type="float" office:value="824217" calcext:value-type="float">
            <text:p>824217</text:p>
          </table:table-cell>
          <table:table-cell office:value-type="float" office:value="106339" calcext:value-type="float">
            <text:p>106339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table:number-columns-repeated="3"/>
          <table:table-cell office:value-type="float" office:value="-74153" calcext:value-type="float">
            <text:p>-74153</text:p>
          </table:table-cell>
          <table:table-cell office:value-type="float" office:value="2083" calcext:value-type="float">
            <text:p>2083</text:p>
          </table:table-cell>
          <table:table-cell office:value-type="float" office:value="706039" calcext:value-type="float">
            <text:p>706039</text:p>
          </table:table-cell>
          <table:table-cell office:value-type="float" office:value="805809" calcext:value-type="float">
            <text:p>805809</text:p>
          </table:table-cell>
          <table:table-cell office:value-type="float" office:value="1659905" calcext:value-type="float">
            <text:p>1659905</text:p>
          </table:table-cell>
          <table:table-cell office:value-type="float" office:value="-4925" calcext:value-type="float">
            <text:p>-4925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table:number-columns-repeated="3"/>
          <table:table-cell office:value-type="float" office:value="-74716" calcext:value-type="float">
            <text:p>-74716</text:p>
          </table:table-cell>
          <table:table-cell office:value-type="float" office:value="60550" calcext:value-type="float">
            <text:p>60550</text:p>
          </table:table-cell>
          <table:table-cell office:value-type="float" office:value="643454" calcext:value-type="float">
            <text:p>643454</text:p>
          </table:table-cell>
          <table:table-cell office:value-type="float" office:value="667256" calcext:value-type="float">
            <text:p>667256</text:p>
          </table:table-cell>
          <table:table-cell office:value-type="float" office:value="1524838" calcext:value-type="float">
            <text:p>1524838</text:p>
          </table:table-cell>
          <table:table-cell office:value-type="float" office:value="11734" calcext:value-type="float">
            <text:p>11734</text:p>
          </table:table-cell>
        </table:table-row>
        <table:table-row table:style-name="ro1">
          <table:table-cell office:value-type="float" office:value="976" calcext:value-type="float">
            <text:p>976</text:p>
          </table:table-cell>
          <table:table-cell table:number-columns-repeated="3"/>
          <table:table-cell office:value-type="float" office:value="53006" calcext:value-type="float">
            <text:p>53006</text:p>
          </table:table-cell>
          <table:table-cell office:value-type="float" office:value="123242" calcext:value-type="float">
            <text:p>123242</text:p>
          </table:table-cell>
          <table:table-cell office:value-type="float" office:value="426868" calcext:value-type="float">
            <text:p>426868</text:p>
          </table:table-cell>
          <table:table-cell office:value-type="float" office:value="220920" calcext:value-type="float">
            <text:p>220920</text:p>
          </table:table-cell>
          <table:table-cell office:value-type="float" office:value="954074" calcext:value-type="float">
            <text:p>954074</text:p>
          </table:table-cell>
          <table:table-cell office:value-type="float" office:value="113488" calcext:value-type="float">
            <text:p>113488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table:number-columns-repeated="3"/>
          <table:table-cell office:value-type="float" office:value="-148584" calcext:value-type="float">
            <text:p>-148584</text:p>
          </table:table-cell>
          <table:table-cell office:value-type="float" office:value="-19958" calcext:value-type="float">
            <text:p>-19958</text:p>
          </table:table-cell>
          <table:table-cell office:value-type="float" office:value="293362" calcext:value-type="float">
            <text:p>293362</text:p>
          </table:table-cell>
          <table:table-cell office:value-type="float" office:value="213544" calcext:value-type="float">
            <text:p>213544</text:p>
          </table:table-cell>
          <table:table-cell office:value-type="float" office:value="717230" calcext:value-type="float">
            <text:p>717230</text:p>
          </table:table-cell>
          <table:table-cell office:value-type="float" office:value="41268" calcext:value-type="float">
            <text:p>41268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table:number-columns-repeated="3"/>
          <table:table-cell office:value-type="float" office:value="97888" calcext:value-type="float">
            <text:p>97888</text:p>
          </table:table-cell>
          <table:table-cell office:value-type="float" office:value="25512" calcext:value-type="float">
            <text:p>25512</text:p>
          </table:table-cell>
          <table:table-cell office:value-type="float" office:value="619724" calcext:value-type="float">
            <text:p>619724</text:p>
          </table:table-cell>
          <table:table-cell office:value-type="float" office:value="452746" calcext:value-type="float">
            <text:p>452746</text:p>
          </table:table-cell>
          <table:table-cell office:value-type="float" office:value="1322180" calcext:value-type="float">
            <text:p>1322180</text:p>
          </table:table-cell>
          <table:table-cell office:value-type="float" office:value="150136" calcext:value-type="float">
            <text:p>150136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table:number-columns-repeated="3"/>
          <table:table-cell office:value-type="float" office:value="157175" calcext:value-type="float">
            <text:p>157175</text:p>
          </table:table-cell>
          <table:table-cell office:value-type="float" office:value="36833" calcext:value-type="float">
            <text:p>36833</text:p>
          </table:table-cell>
          <table:table-cell office:value-type="float" office:value="478781" calcext:value-type="float">
            <text:p>478781</text:p>
          </table:table-cell>
          <table:table-cell office:value-type="float" office:value="276525" calcext:value-type="float">
            <text:p>276525</text:p>
          </table:table-cell>
          <table:table-cell office:value-type="float" office:value="1012273" calcext:value-type="float">
            <text:p>1012273</text:p>
          </table:table-cell>
          <table:table-cell office:value-type="float" office:value="41665" calcext:value-type="float">
            <text:p>41665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table:number-columns-repeated="3"/>
          <table:table-cell office:value-type="float" office:value="335743" calcext:value-type="float">
            <text:p>335743</text:p>
          </table:table-cell>
          <table:table-cell office:value-type="float" office:value="439" calcext:value-type="float">
            <text:p>439</text:p>
          </table:table-cell>
          <table:table-cell office:value-type="float" office:value="465739" calcext:value-type="float">
            <text:p>465739</text:p>
          </table:table-cell>
          <table:table-cell office:value-type="float" office:value="232237" calcext:value-type="float">
            <text:p>232237</text:p>
          </table:table-cell>
          <table:table-cell office:value-type="float" office:value="915551" calcext:value-type="float">
            <text:p>915551</text:p>
          </table:table-cell>
          <table:table-cell office:value-type="float" office:value="-14169" calcext:value-type="float">
            <text:p>-14169</text:p>
          </table:table-cell>
        </table:table-row>
        <table:table-row table:style-name="ro1">
          <table:table-cell office:value-type="float" office:value="981" calcext:value-type="float">
            <text:p>981</text:p>
          </table:table-cell>
          <table:table-cell table:number-columns-repeated="3"/>
          <table:table-cell office:value-type="float" office:value="590891" calcext:value-type="float">
            <text:p>590891</text:p>
          </table:table-cell>
          <table:table-cell office:value-type="float" office:value="578151" calcext:value-type="float">
            <text:p>578151</text:p>
          </table:table-cell>
          <table:table-cell office:value-type="float" office:value="476907" calcext:value-type="float">
            <text:p>476907</text:p>
          </table:table-cell>
          <table:table-cell office:value-type="float" office:value="523821" calcext:value-type="float">
            <text:p>523821</text:p>
          </table:table-cell>
          <table:table-cell office:value-type="float" office:value="1034943" calcext:value-type="float">
            <text:p>1034943</text:p>
          </table:table-cell>
          <table:table-cell office:value-type="float" office:value="63049" calcext:value-type="float">
            <text:p>63049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table:number-columns-repeated="3"/>
          <table:table-cell office:value-type="float" office:value="97503" calcext:value-type="float">
            <text:p>97503</text:p>
          </table:table-cell>
          <table:table-cell office:value-type="float" office:value="-216519" calcext:value-type="float">
            <text:p>-216519</text:p>
          </table:table-cell>
          <table:table-cell office:value-type="float" office:value="311951" calcext:value-type="float">
            <text:p>311951</text:p>
          </table:table-cell>
          <table:table-cell office:value-type="float" office:value="112653" calcext:value-type="float">
            <text:p>112653</text:p>
          </table:table-cell>
          <table:table-cell office:value-type="float" office:value="677009" calcext:value-type="float">
            <text:p>677009</text:p>
          </table:table-cell>
          <table:table-cell office:value-type="float" office:value="5443" calcext:value-type="float">
            <text:p>5443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table:number-columns-repeated="3"/>
          <table:table-cell office:value-type="float" office:value="201465" calcext:value-type="float">
            <text:p>201465</text:p>
          </table:table-cell>
          <table:table-cell office:value-type="float" office:value="-151495" calcext:value-type="float">
            <text:p>-151495</text:p>
          </table:table-cell>
          <table:table-cell office:value-type="float" office:value="340705" calcext:value-type="float">
            <text:p>340705</text:p>
          </table:table-cell>
          <table:table-cell office:value-type="float" office:value="328703" calcext:value-type="float">
            <text:p>328703</text:p>
          </table:table-cell>
          <table:table-cell office:value-type="float" office:value="754091" calcext:value-type="float">
            <text:p>754091</text:p>
          </table:table-cell>
          <table:table-cell office:value-type="float" office:value="-54847" calcext:value-type="float">
            <text:p>-54847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table:number-columns-repeated="3"/>
          <table:table-cell office:value-type="float" office:value="49071" calcext:value-type="float">
            <text:p>49071</text:p>
          </table:table-cell>
          <table:table-cell office:value-type="float" office:value="160469" calcext:value-type="float">
            <text:p>160469</text:p>
          </table:table-cell>
          <table:table-cell office:value-type="float" office:value="545767" calcext:value-type="float">
            <text:p>545767</text:p>
          </table:table-cell>
          <table:table-cell office:value-type="float" office:value="285721" calcext:value-type="float">
            <text:p>285721</text:p>
          </table:table-cell>
          <table:table-cell office:value-type="float" office:value="1212121" calcext:value-type="float">
            <text:p>1212121</text:p>
          </table:table-cell>
          <table:table-cell office:value-type="float" office:value="181277" calcext:value-type="float">
            <text:p>181277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table:number-columns-repeated="3"/>
          <table:table-cell office:value-type="float" office:value="220891" calcext:value-type="float">
            <text:p>220891</text:p>
          </table:table-cell>
          <table:table-cell office:value-type="float" office:value="-45777" calcext:value-type="float">
            <text:p>-45777</text:p>
          </table:table-cell>
          <table:table-cell office:value-type="float" office:value="121763" calcext:value-type="float">
            <text:p>121763</text:p>
          </table:table-cell>
          <table:table-cell office:value-type="float" office:value="30659" calcext:value-type="float">
            <text:p>30659</text:p>
          </table:table-cell>
          <table:table-cell office:value-type="float" office:value="287393" calcext:value-type="float">
            <text:p>287393</text:p>
          </table:table-cell>
          <table:table-cell office:value-type="float" office:value="-48645" calcext:value-type="float">
            <text:p>-48645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table:number-columns-repeated="3"/>
          <table:table-cell office:value-type="float" office:value="31747" calcext:value-type="float">
            <text:p>31747</text:p>
          </table:table-cell>
          <table:table-cell office:value-type="float" office:value="29739" calcext:value-type="float">
            <text:p>29739</text:p>
          </table:table-cell>
          <table:table-cell office:value-type="float" office:value="604231" calcext:value-type="float">
            <text:p>604231</text:p>
          </table:table-cell>
          <table:table-cell office:value-type="float" office:value="560499" calcext:value-type="float">
            <text:p>560499</text:p>
          </table:table-cell>
          <table:table-cell office:value-type="float" office:value="1373319" calcext:value-type="float">
            <text:p>1373319</text:p>
          </table:table-cell>
          <table:table-cell office:value-type="float" office:value="-31975" calcext:value-type="float">
            <text:p>-31975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table:number-columns-repeated="3"/>
          <table:table-cell office:value-type="float" office:value="-35952" calcext:value-type="float">
            <text:p>-35952</text:p>
          </table:table-cell>
          <table:table-cell office:value-type="float" office:value="24012" calcext:value-type="float">
            <text:p>24012</text:p>
          </table:table-cell>
          <table:table-cell office:value-type="float" office:value="734954" calcext:value-type="float">
            <text:p>734954</text:p>
          </table:table-cell>
          <table:table-cell office:value-type="float" office:value="675374" calcext:value-type="float">
            <text:p>675374</text:p>
          </table:table-cell>
          <table:table-cell office:value-type="float" office:value="1702216" calcext:value-type="float">
            <text:p>1702216</text:p>
          </table:table-cell>
          <table:table-cell office:value-type="float" office:value="44994" calcext:value-type="float">
            <text:p>44994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table:number-columns-repeated="3"/>
          <table:table-cell office:value-type="float" office:value="-73156" calcext:value-type="float">
            <text:p>-73156</text:p>
          </table:table-cell>
          <table:table-cell office:value-type="float" office:value="80756" calcext:value-type="float">
            <text:p>80756</text:p>
          </table:table-cell>
          <table:table-cell office:value-type="float" office:value="661978" calcext:value-type="float">
            <text:p>661978</text:p>
          </table:table-cell>
          <table:table-cell office:value-type="float" office:value="551382" calcext:value-type="float">
            <text:p>551382</text:p>
          </table:table-cell>
          <table:table-cell office:value-type="float" office:value="1402568" calcext:value-type="float">
            <text:p>1402568</text:p>
          </table:table-cell>
          <table:table-cell office:value-type="float" office:value="-8772" calcext:value-type="float">
            <text:p>-8772</text:p>
          </table:table-cell>
        </table:table-row>
        <table:table-row table:style-name="ro1">
          <table:table-cell office:value-type="float" office:value="989" calcext:value-type="float">
            <text:p>989</text:p>
          </table:table-cell>
          <table:table-cell table:number-columns-repeated="3"/>
          <table:table-cell office:value-type="float" office:value="101800" calcext:value-type="float">
            <text:p>101800</text:p>
          </table:table-cell>
          <table:table-cell office:value-type="float" office:value="41054" calcext:value-type="float">
            <text:p>41054</text:p>
          </table:table-cell>
          <table:table-cell office:value-type="float" office:value="332034" calcext:value-type="float">
            <text:p>332034</text:p>
          </table:table-cell>
          <table:table-cell office:value-type="float" office:value="169048" calcext:value-type="float">
            <text:p>169048</text:p>
          </table:table-cell>
          <table:table-cell office:value-type="float" office:value="815870" calcext:value-type="float">
            <text:p>815870</text:p>
          </table:table-cell>
          <table:table-cell office:value-type="float" office:value="-52054" calcext:value-type="float">
            <text:p>-52054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table:number-columns-repeated="3"/>
          <table:table-cell office:value-type="float" office:value="-169727" calcext:value-type="float">
            <text:p>-169727</text:p>
          </table:table-cell>
          <table:table-cell office:value-type="float" office:value="-43007" calcext:value-type="float">
            <text:p>-43007</text:p>
          </table:table-cell>
          <table:table-cell office:value-type="float" office:value="723481" calcext:value-type="float">
            <text:p>723481</text:p>
          </table:table-cell>
          <table:table-cell office:value-type="float" office:value="575965" calcext:value-type="float">
            <text:p>575965</text:p>
          </table:table-cell>
          <table:table-cell office:value-type="float" office:value="1530381" calcext:value-type="float">
            <text:p>1530381</text:p>
          </table:table-cell>
          <table:table-cell office:value-type="float" office:value="-34155" calcext:value-type="float">
            <text:p>-34155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table:number-columns-repeated="3"/>
          <table:table-cell office:value-type="float" office:value="55631" calcext:value-type="float">
            <text:p>55631</text:p>
          </table:table-cell>
          <table:table-cell office:value-type="float" office:value="97275" calcext:value-type="float">
            <text:p>97275</text:p>
          </table:table-cell>
          <table:table-cell office:value-type="float" office:value="326411" calcext:value-type="float">
            <text:p>326411</text:p>
          </table:table-cell>
          <table:table-cell office:value-type="float" office:value="155659" calcext:value-type="float">
            <text:p>155659</text:p>
          </table:table-cell>
          <table:table-cell office:value-type="float" office:value="739451" calcext:value-type="float">
            <text:p>739451</text:p>
          </table:table-cell>
          <table:table-cell office:value-type="float" office:value="79433" calcext:value-type="float">
            <text:p>79433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table:number-columns-repeated="3"/>
          <table:table-cell office:value-type="float" office:value="119844" calcext:value-type="float">
            <text:p>119844</text:p>
          </table:table-cell>
          <table:table-cell office:value-type="float" office:value="-104074" calcext:value-type="float">
            <text:p>-104074</text:p>
          </table:table-cell>
          <table:table-cell office:value-type="float" office:value="418608" calcext:value-type="float">
            <text:p>418608</text:p>
          </table:table-cell>
          <table:table-cell office:value-type="float" office:value="193920" calcext:value-type="float">
            <text:p>193920</text:p>
          </table:table-cell>
          <table:table-cell office:value-type="float" office:value="1016930" calcext:value-type="float">
            <text:p>1016930</text:p>
          </table:table-cell>
          <table:table-cell office:value-type="float" office:value="138844" calcext:value-type="float">
            <text:p>138844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table:number-columns-repeated="3"/>
          <table:table-cell office:value-type="float" office:value="221757" calcext:value-type="float">
            <text:p>221757</text:p>
          </table:table-cell>
          <table:table-cell office:value-type="float" office:value="-88361" calcext:value-type="float">
            <text:p>-88361</text:p>
          </table:table-cell>
          <table:table-cell office:value-type="float" office:value="266381" calcext:value-type="float">
            <text:p>266381</text:p>
          </table:table-cell>
          <table:table-cell office:value-type="float" office:value="183719" calcext:value-type="float">
            <text:p>183719</text:p>
          </table:table-cell>
          <table:table-cell office:value-type="float" office:value="693115" calcext:value-type="float">
            <text:p>693115</text:p>
          </table:table-cell>
          <table:table-cell office:value-type="float" office:value="77333" calcext:value-type="float">
            <text:p>77333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table:number-columns-repeated="3"/>
          <table:table-cell office:value-type="float" office:value="-38427" calcext:value-type="float">
            <text:p>-38427</text:p>
          </table:table-cell>
          <table:table-cell office:value-type="float" office:value="58569" calcext:value-type="float">
            <text:p>58569</text:p>
          </table:table-cell>
          <table:table-cell office:value-type="float" office:value="588965" calcext:value-type="float">
            <text:p>588965</text:p>
          </table:table-cell>
          <table:table-cell office:value-type="float" office:value="497655" calcext:value-type="float">
            <text:p>497655</text:p>
          </table:table-cell>
          <table:table-cell office:value-type="float" office:value="1378207" calcext:value-type="float">
            <text:p>1378207</text:p>
          </table:table-cell>
          <table:table-cell office:value-type="float" office:value="66797" calcext:value-type="float">
            <text:p>66797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table:number-columns-repeated="3"/>
          <table:table-cell office:value-type="float" office:value="15324" calcext:value-type="float">
            <text:p>15324</text:p>
          </table:table-cell>
          <table:table-cell office:value-type="float" office:value="56286" calcext:value-type="float">
            <text:p>56286</text:p>
          </table:table-cell>
          <table:table-cell office:value-type="float" office:value="482360" calcext:value-type="float">
            <text:p>482360</text:p>
          </table:table-cell>
          <table:table-cell office:value-type="float" office:value="365034" calcext:value-type="float">
            <text:p>365034</text:p>
          </table:table-cell>
          <table:table-cell office:value-type="float" office:value="1191770" calcext:value-type="float">
            <text:p>1191770</text:p>
          </table:table-cell>
          <table:table-cell office:value-type="float" office:value="109570" calcext:value-type="float">
            <text:p>109570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table:number-columns-repeated="3"/>
          <table:table-cell office:value-type="float" office:value="-93211" calcext:value-type="float">
            <text:p>-93211</text:p>
          </table:table-cell>
          <table:table-cell office:value-type="float" office:value="112853" calcext:value-type="float">
            <text:p>112853</text:p>
          </table:table-cell>
          <table:table-cell office:value-type="float" office:value="669931" calcext:value-type="float">
            <text:p>669931</text:p>
          </table:table-cell>
          <table:table-cell office:value-type="float" office:value="565365" calcext:value-type="float">
            <text:p>565365</text:p>
          </table:table-cell>
          <table:table-cell office:value-type="float" office:value="1604289" calcext:value-type="float">
            <text:p>1604289</text:p>
          </table:table-cell>
          <table:table-cell office:value-type="float" office:value="85775" calcext:value-type="float">
            <text:p>85775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table:number-columns-repeated="3"/>
          <table:table-cell office:value-type="float" office:value="-32395" calcext:value-type="float">
            <text:p>-32395</text:p>
          </table:table-cell>
          <table:table-cell office:value-type="float" office:value="-132279" calcext:value-type="float">
            <text:p>-132279</text:p>
          </table:table-cell>
          <table:table-cell office:value-type="float" office:value="463797" calcext:value-type="float">
            <text:p>463797</text:p>
          </table:table-cell>
          <table:table-cell office:value-type="float" office:value="365021" calcext:value-type="float">
            <text:p>365021</text:p>
          </table:table-cell>
          <table:table-cell office:value-type="float" office:value="1068731" calcext:value-type="float">
            <text:p>1068731</text:p>
          </table:table-cell>
          <table:table-cell office:value-type="float" office:value="-61263" calcext:value-type="float">
            <text:p>-61263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table:number-columns-repeated="3"/>
          <table:table-cell office:value-type="float" office:value="147600" calcext:value-type="float">
            <text:p>147600</text:p>
          </table:table-cell>
          <table:table-cell office:value-type="float" office:value="-60440" calcext:value-type="float">
            <text:p>-60440</text:p>
          </table:table-cell>
          <table:table-cell office:value-type="float" office:value="333384" calcext:value-type="float">
            <text:p>333384</text:p>
          </table:table-cell>
          <table:table-cell office:value-type="float" office:value="241964" calcext:value-type="float">
            <text:p>241964</text:p>
          </table:table-cell>
          <table:table-cell office:value-type="float" office:value="754606" calcext:value-type="float">
            <text:p>754606</text:p>
          </table:table-cell>
          <table:table-cell office:value-type="float" office:value="28332" calcext:value-type="float">
            <text:p>28332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table:number-columns-repeated="3"/>
          <table:table-cell office:value-type="float" office:value="85678" calcext:value-type="float">
            <text:p>85678</text:p>
          </table:table-cell>
          <table:table-cell office:value-type="float" office:value="49618" calcext:value-type="float">
            <text:p>49618</text:p>
          </table:table-cell>
          <table:table-cell office:value-type="float" office:value="493088" calcext:value-type="float">
            <text:p>493088</text:p>
          </table:table-cell>
          <table:table-cell office:value-type="float" office:value="352170" calcext:value-type="float">
            <text:p>352170</text:p>
          </table:table-cell>
          <table:table-cell office:value-type="float" office:value="1195208" calcext:value-type="float">
            <text:p>1195208</text:p>
          </table:table-cell>
          <table:table-cell office:value-type="float" office:value="115548" calcext:value-type="float">
            <text:p>115548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3"/>
          <table:table-cell office:value-type="float" office:value="112739" calcext:value-type="float">
            <text:p>112739</text:p>
          </table:table-cell>
          <table:table-cell office:value-type="float" office:value="29539" calcext:value-type="float">
            <text:p>29539</text:p>
          </table:table-cell>
          <table:table-cell office:value-type="float" office:value="370931" calcext:value-type="float">
            <text:p>370931</text:p>
          </table:table-cell>
          <table:table-cell office:value-type="float" office:value="222039" calcext:value-type="float">
            <text:p>222039</text:p>
          </table:table-cell>
          <table:table-cell office:value-type="float" office:value="898515" calcext:value-type="float">
            <text:p>898515</text:p>
          </table:table-cell>
          <table:table-cell office:value-type="float" office:value="114191" calcext:value-type="float">
            <text:p>114191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table:number-columns-repeated="3"/>
          <table:table-cell office:value-type="float" office:value="-133639" calcext:value-type="float">
            <text:p>-133639</text:p>
          </table:table-cell>
          <table:table-cell office:value-type="float" office:value="-47241" calcext:value-type="float">
            <text:p>-47241</text:p>
          </table:table-cell>
          <table:table-cell office:value-type="float" office:value="537143" calcext:value-type="float">
            <text:p>537143</text:p>
          </table:table-cell>
          <table:table-cell office:value-type="float" office:value="376437" calcext:value-type="float">
            <text:p>376437</text:p>
          </table:table-cell>
          <table:table-cell office:value-type="float" office:value="1203623" calcext:value-type="float">
            <text:p>1203623</text:p>
          </table:table-cell>
          <table:table-cell office:value-type="float" office:value="106967" calcext:value-type="float">
            <text:p>106967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table:number-columns-repeated="3"/>
          <table:table-cell office:value-type="float" office:value="-84718" calcext:value-type="float">
            <text:p>-84718</text:p>
          </table:table-cell>
          <table:table-cell office:value-type="float" office:value="103678" calcext:value-type="float">
            <text:p>103678</text:p>
          </table:table-cell>
          <table:table-cell office:value-type="float" office:value="612956" calcext:value-type="float">
            <text:p>612956</text:p>
          </table:table-cell>
          <table:table-cell office:value-type="float" office:value="440010" calcext:value-type="float">
            <text:p>440010</text:p>
          </table:table-cell>
          <table:table-cell office:value-type="float" office:value="1406770" calcext:value-type="float">
            <text:p>1406770</text:p>
          </table:table-cell>
          <table:table-cell office:value-type="float" office:value="132410" calcext:value-type="float">
            <text:p>132410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table:number-columns-repeated="3"/>
          <table:table-cell office:value-type="float" office:value="-154791" calcext:value-type="float">
            <text:p>-154791</text:p>
          </table:table-cell>
          <table:table-cell office:value-type="float" office:value="-102417" calcext:value-type="float">
            <text:p>-102417</text:p>
          </table:table-cell>
          <table:table-cell office:value-type="float" office:value="364043" calcext:value-type="float">
            <text:p>364043</text:p>
          </table:table-cell>
          <table:table-cell office:value-type="float" office:value="376005" calcext:value-type="float">
            <text:p>376005</text:p>
          </table:table-cell>
          <table:table-cell office:value-type="float" office:value="1190021" calcext:value-type="float">
            <text:p>1190021</text:p>
          </table:table-cell>
          <table:table-cell office:value-type="float" office:value="39167" calcext:value-type="float">
            <text:p>39167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table:number-columns-repeated="3"/>
          <table:table-cell office:value-type="float" office:value="-116173" calcext:value-type="float">
            <text:p>-116173</text:p>
          </table:table-cell>
          <table:table-cell office:value-type="float" office:value="-112599" calcext:value-type="float">
            <text:p>-112599</text:p>
          </table:table-cell>
          <table:table-cell office:value-type="float" office:value="299481" calcext:value-type="float">
            <text:p>299481</text:p>
          </table:table-cell>
          <table:table-cell office:value-type="float" office:value="249647" calcext:value-type="float">
            <text:p>249647</text:p>
          </table:table-cell>
          <table:table-cell office:value-type="float" office:value="680023" calcext:value-type="float">
            <text:p>680023</text:p>
          </table:table-cell>
          <table:table-cell office:value-type="float" office:value="30957" calcext:value-type="float">
            <text:p>30957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table:number-columns-repeated="3"/>
          <table:table-cell office:value-type="float" office:value="-140885" calcext:value-type="float">
            <text:p>-140885</text:p>
          </table:table-cell>
          <table:table-cell office:value-type="float" office:value="-56215" calcext:value-type="float">
            <text:p>-56215</text:p>
          </table:table-cell>
          <table:table-cell office:value-type="float" office:value="323425" calcext:value-type="float">
            <text:p>323425</text:p>
          </table:table-cell>
          <table:table-cell office:value-type="float" office:value="302603" calcext:value-type="float">
            <text:p>302603</text:p>
          </table:table-cell>
          <table:table-cell office:value-type="float" office:value="739787" calcext:value-type="float">
            <text:p>739787</text:p>
          </table:table-cell>
          <table:table-cell office:value-type="float" office:value="24257" calcext:value-type="float">
            <text:p>24257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table:number-columns-repeated="3"/>
          <table:table-cell office:value-type="float" office:value="-115655" calcext:value-type="float">
            <text:p>-115655</text:p>
          </table:table-cell>
          <table:table-cell office:value-type="float" office:value="-54485" calcext:value-type="float">
            <text:p>-54485</text:p>
          </table:table-cell>
          <table:table-cell office:value-type="float" office:value="313781" calcext:value-type="float">
            <text:p>313781</text:p>
          </table:table-cell>
          <table:table-cell office:value-type="float" office:value="172743" calcext:value-type="float">
            <text:p>172743</text:p>
          </table:table-cell>
          <table:table-cell office:value-type="float" office:value="771657" calcext:value-type="float">
            <text:p>771657</text:p>
          </table:table-cell>
          <table:table-cell office:value-type="float" office:value="56751" calcext:value-type="float">
            <text:p>56751</text:p>
          </table:table-cell>
        </table:table-row>
        <table:table-row table:style-name="ro1">
          <table:table-cell office:value-type="float" office:value="1007" calcext:value-type="float">
            <text:p>1007</text:p>
          </table:table-cell>
          <table:table-cell table:number-columns-repeated="3"/>
          <table:table-cell office:value-type="float" office:value="47638" calcext:value-type="float">
            <text:p>47638</text:p>
          </table:table-cell>
          <table:table-cell office:value-type="float" office:value="56114" calcext:value-type="float">
            <text:p>56114</text:p>
          </table:table-cell>
          <table:table-cell office:value-type="float" office:value="518044" calcext:value-type="float">
            <text:p>518044</text:p>
          </table:table-cell>
          <table:table-cell office:value-type="float" office:value="390168" calcext:value-type="float">
            <text:p>390168</text:p>
          </table:table-cell>
          <table:table-cell office:value-type="float" office:value="1143298" calcext:value-type="float">
            <text:p>1143298</text:p>
          </table:table-cell>
          <table:table-cell office:value-type="float" office:value="-12096" calcext:value-type="float">
            <text:p>-12096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table:number-columns-repeated="3"/>
          <table:table-cell office:value-type="float" office:value="-124628" calcext:value-type="float">
            <text:p>-124628</text:p>
          </table:table-cell>
          <table:table-cell office:value-type="float" office:value="-108730" calcext:value-type="float">
            <text:p>-108730</text:p>
          </table:table-cell>
          <table:table-cell office:value-type="float" office:value="291786" calcext:value-type="float">
            <text:p>291786</text:p>
          </table:table-cell>
          <table:table-cell office:value-type="float" office:value="275484" calcext:value-type="float">
            <text:p>275484</text:p>
          </table:table-cell>
          <table:table-cell office:value-type="float" office:value="837524" calcext:value-type="float">
            <text:p>837524</text:p>
          </table:table-cell>
          <table:table-cell office:value-type="float" office:value="-63300" calcext:value-type="float">
            <text:p>-63300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table:number-columns-repeated="3"/>
          <table:table-cell office:value-type="float" office:value="120668" calcext:value-type="float">
            <text:p>120668</text:p>
          </table:table-cell>
          <table:table-cell office:value-type="float" office:value="72738" calcext:value-type="float">
            <text:p>72738</text:p>
          </table:table-cell>
          <table:table-cell office:value-type="float" office:value="584932" calcext:value-type="float">
            <text:p>584932</text:p>
          </table:table-cell>
          <table:table-cell office:value-type="float" office:value="353816" calcext:value-type="float">
            <text:p>353816</text:p>
          </table:table-cell>
          <table:table-cell office:value-type="float" office:value="1272870" calcext:value-type="float">
            <text:p>1272870</text:p>
          </table:table-cell>
          <table:table-cell office:value-type="float" office:value="101292" calcext:value-type="float">
            <text:p>101292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table:number-columns-repeated="3"/>
          <table:table-cell office:value-type="float" office:value="-32338" calcext:value-type="float">
            <text:p>-32338</text:p>
          </table:table-cell>
          <table:table-cell office:value-type="float" office:value="52928" calcext:value-type="float">
            <text:p>52928</text:p>
          </table:table-cell>
          <table:table-cell office:value-type="float" office:value="598212" calcext:value-type="float">
            <text:p>598212</text:p>
          </table:table-cell>
          <table:table-cell office:value-type="float" office:value="480454" calcext:value-type="float">
            <text:p>480454</text:p>
          </table:table-cell>
          <table:table-cell office:value-type="float" office:value="1371224" calcext:value-type="float">
            <text:p>1371224</text:p>
          </table:table-cell>
          <table:table-cell office:value-type="float" office:value="55488" calcext:value-type="float">
            <text:p>55488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table:number-columns-repeated="3"/>
          <table:table-cell office:value-type="float" office:value="-62107" calcext:value-type="float">
            <text:p>-62107</text:p>
          </table:table-cell>
          <table:table-cell office:value-type="float" office:value="17509" calcext:value-type="float">
            <text:p>17509</text:p>
          </table:table-cell>
          <table:table-cell office:value-type="float" office:value="335901" calcext:value-type="float">
            <text:p>335901</text:p>
          </table:table-cell>
          <table:table-cell office:value-type="float" office:value="354203" calcext:value-type="float">
            <text:p>354203</text:p>
          </table:table-cell>
          <table:table-cell office:value-type="float" office:value="903343" calcext:value-type="float">
            <text:p>903343</text:p>
          </table:table-cell>
          <table:table-cell office:value-type="float" office:value="-49099" calcext:value-type="float">
            <text:p>-49099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table:number-columns-repeated="3"/>
          <table:table-cell office:value-type="float" office:value="2820" calcext:value-type="float">
            <text:p>2820</text:p>
          </table:table-cell>
          <table:table-cell office:value-type="float" office:value="-8690" calcext:value-type="float">
            <text:p>-8690</text:p>
          </table:table-cell>
          <table:table-cell office:value-type="float" office:value="563608" calcext:value-type="float">
            <text:p>563608</text:p>
          </table:table-cell>
          <table:table-cell office:value-type="float" office:value="402978" calcext:value-type="float">
            <text:p>402978</text:p>
          </table:table-cell>
          <table:table-cell office:value-type="float" office:value="1307392" calcext:value-type="float">
            <text:p>1307392</text:p>
          </table:table-cell>
          <table:table-cell office:value-type="float" office:value="131180" calcext:value-type="float">
            <text:p>131180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table:number-columns-repeated="3"/>
          <table:table-cell office:value-type="float" office:value="110343" calcext:value-type="float">
            <text:p>110343</text:p>
          </table:table-cell>
          <table:table-cell office:value-type="float" office:value="-171769" calcext:value-type="float">
            <text:p>-171769</text:p>
          </table:table-cell>
          <table:table-cell office:value-type="float" office:value="232583" calcext:value-type="float">
            <text:p>232583</text:p>
          </table:table-cell>
          <table:table-cell office:value-type="float" office:value="-10397" calcext:value-type="float">
            <text:p>-10397</text:p>
          </table:table-cell>
          <table:table-cell office:value-type="float" office:value="464049" calcext:value-type="float">
            <text:p>464049</text:p>
          </table:table-cell>
          <table:table-cell office:value-type="float" office:value="36391" calcext:value-type="float">
            <text:p>36391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table:number-columns-repeated="3"/>
          <table:table-cell office:value-type="float" office:value="36997" calcext:value-type="float">
            <text:p>36997</text:p>
          </table:table-cell>
          <table:table-cell office:value-type="float" office:value="134779" calcext:value-type="float">
            <text:p>134779</text:p>
          </table:table-cell>
          <table:table-cell office:value-type="float" office:value="251097" calcext:value-type="float">
            <text:p>251097</text:p>
          </table:table-cell>
          <table:table-cell office:value-type="float" office:value="228193" calcext:value-type="float">
            <text:p>228193</text:p>
          </table:table-cell>
          <table:table-cell office:value-type="float" office:value="809697" calcext:value-type="float">
            <text:p>809697</text:p>
          </table:table-cell>
          <table:table-cell office:value-type="float" office:value="-44007" calcext:value-type="float">
            <text:p>-44007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table:number-columns-repeated="3"/>
          <table:table-cell office:value-type="float" office:value="-32510" calcext:value-type="float">
            <text:p>-32510</text:p>
          </table:table-cell>
          <table:table-cell office:value-type="float" office:value="102002" calcext:value-type="float">
            <text:p>102002</text:p>
          </table:table-cell>
          <table:table-cell office:value-type="float" office:value="414688" calcext:value-type="float">
            <text:p>414688</text:p>
          </table:table-cell>
          <table:table-cell office:value-type="float" office:value="332846" calcext:value-type="float">
            <text:p>332846</text:p>
          </table:table-cell>
          <table:table-cell office:value-type="float" office:value="932716" calcext:value-type="float">
            <text:p>932716</text:p>
          </table:table-cell>
          <table:table-cell office:value-type="float" office:value="-6830" calcext:value-type="float">
            <text:p>-6830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table:number-columns-repeated="3"/>
          <table:table-cell office:value-type="float" office:value="-15736" calcext:value-type="float">
            <text:p>-15736</text:p>
          </table:table-cell>
          <table:table-cell office:value-type="float" office:value="12998" calcext:value-type="float">
            <text:p>12998</text:p>
          </table:table-cell>
          <table:table-cell office:value-type="float" office:value="417942" calcext:value-type="float">
            <text:p>417942</text:p>
          </table:table-cell>
          <table:table-cell office:value-type="float" office:value="231954" calcext:value-type="float">
            <text:p>231954</text:p>
          </table:table-cell>
          <table:table-cell office:value-type="float" office:value="918516" calcext:value-type="float">
            <text:p>918516</text:p>
          </table:table-cell>
          <table:table-cell office:value-type="float" office:value="32134" calcext:value-type="float">
            <text:p>32134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table:number-columns-repeated="3"/>
          <table:table-cell office:value-type="float" office:value="18564" calcext:value-type="float">
            <text:p>18564</text:p>
          </table:table-cell>
          <table:table-cell office:value-type="float" office:value="720" calcext:value-type="float">
            <text:p>720</text:p>
          </table:table-cell>
          <table:table-cell office:value-type="float" office:value="435956" calcext:value-type="float">
            <text:p>435956</text:p>
          </table:table-cell>
          <table:table-cell office:value-type="float" office:value="253578" calcext:value-type="float">
            <text:p>253578</text:p>
          </table:table-cell>
          <table:table-cell office:value-type="float" office:value="1057518" calcext:value-type="float">
            <text:p>1057518</text:p>
          </table:table-cell>
          <table:table-cell office:value-type="float" office:value="100320" calcext:value-type="float">
            <text:p>100320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table:number-columns-repeated="3"/>
          <table:table-cell office:value-type="float" office:value="59429" calcext:value-type="float">
            <text:p>59429</text:p>
          </table:table-cell>
          <table:table-cell office:value-type="float" office:value="-1555" calcext:value-type="float">
            <text:p>-1555</text:p>
          </table:table-cell>
          <table:table-cell office:value-type="float" office:value="386289" calcext:value-type="float">
            <text:p>386289</text:p>
          </table:table-cell>
          <table:table-cell office:value-type="float" office:value="145037" calcext:value-type="float">
            <text:p>145037</text:p>
          </table:table-cell>
          <table:table-cell office:value-type="float" office:value="813851" calcext:value-type="float">
            <text:p>813851</text:p>
          </table:table-cell>
          <table:table-cell office:value-type="float" office:value="28789" calcext:value-type="float">
            <text:p>28789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table:number-columns-repeated="3"/>
          <table:table-cell office:value-type="float" office:value="28262" calcext:value-type="float">
            <text:p>28262</text:p>
          </table:table-cell>
          <table:table-cell office:value-type="float" office:value="64716" calcext:value-type="float">
            <text:p>64716</text:p>
          </table:table-cell>
          <table:table-cell office:value-type="float" office:value="192850" calcext:value-type="float">
            <text:p>192850</text:p>
          </table:table-cell>
          <table:table-cell office:value-type="float" office:value="74656" calcext:value-type="float">
            <text:p>74656</text:p>
          </table:table-cell>
          <table:table-cell office:value-type="float" office:value="421034" calcext:value-type="float">
            <text:p>421034</text:p>
          </table:table-cell>
          <table:table-cell office:value-type="float" office:value="50756" calcext:value-type="float">
            <text:p>50756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table:number-columns-repeated="3"/>
          <table:table-cell office:value-type="float" office:value="175910" calcext:value-type="float">
            <text:p>175910</text:p>
          </table:table-cell>
          <table:table-cell office:value-type="float" office:value="98082" calcext:value-type="float">
            <text:p>98082</text:p>
          </table:table-cell>
          <table:table-cell office:value-type="float" office:value="529290" calcext:value-type="float">
            <text:p>529290</text:p>
          </table:table-cell>
          <table:table-cell office:value-type="float" office:value="424870" calcext:value-type="float">
            <text:p>424870</text:p>
          </table:table-cell>
          <table:table-cell office:value-type="float" office:value="1374128" calcext:value-type="float">
            <text:p>1374128</text:p>
          </table:table-cell>
          <table:table-cell office:value-type="float" office:value="77370" calcext:value-type="float">
            <text:p>77370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table:number-columns-repeated="3"/>
          <table:table-cell office:value-type="float" office:value="34168" calcext:value-type="float">
            <text:p>34168</text:p>
          </table:table-cell>
          <table:table-cell office:value-type="float" office:value="26180" calcext:value-type="float">
            <text:p>26180</text:p>
          </table:table-cell>
          <table:table-cell office:value-type="float" office:value="465568" calcext:value-type="float">
            <text:p>465568</text:p>
          </table:table-cell>
          <table:table-cell office:value-type="float" office:value="280312" calcext:value-type="float">
            <text:p>280312</text:p>
          </table:table-cell>
          <table:table-cell office:value-type="float" office:value="1042158" calcext:value-type="float">
            <text:p>1042158</text:p>
          </table:table-cell>
          <table:table-cell office:value-type="float" office:value="27900" calcext:value-type="float">
            <text:p>27900</text:p>
          </table:table-cell>
        </table:table-row>
        <table:table-row table:style-name="ro1">
          <table:table-cell office:value-type="float" office:value="1022" calcext:value-type="float">
            <text:p>1022</text:p>
          </table:table-cell>
          <table:table-cell table:number-columns-repeated="3"/>
          <table:table-cell office:value-type="float" office:value="317143" calcext:value-type="float">
            <text:p>317143</text:p>
          </table:table-cell>
          <table:table-cell office:value-type="float" office:value="69665" calcext:value-type="float">
            <text:p>69665</text:p>
          </table:table-cell>
          <table:table-cell office:value-type="float" office:value="395377" calcext:value-type="float">
            <text:p>395377</text:p>
          </table:table-cell>
          <table:table-cell office:value-type="float" office:value="218801" calcext:value-type="float">
            <text:p>218801</text:p>
          </table:table-cell>
          <table:table-cell office:value-type="float" office:value="961919" calcext:value-type="float">
            <text:p>961919</text:p>
          </table:table-cell>
          <table:table-cell office:value-type="float" office:value="204221" calcext:value-type="float">
            <text:p>204221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table:number-columns-repeated="3"/>
          <table:table-cell office:value-type="float" office:value="106857" calcext:value-type="float">
            <text:p>106857</text:p>
          </table:table-cell>
          <table:table-cell office:value-type="float" office:value="68131" calcext:value-type="float">
            <text:p>68131</text:p>
          </table:table-cell>
          <table:table-cell office:value-type="float" office:value="521249" calcext:value-type="float">
            <text:p>521249</text:p>
          </table:table-cell>
          <table:table-cell office:value-type="float" office:value="391041" calcext:value-type="float">
            <text:p>391041</text:p>
          </table:table-cell>
          <table:table-cell office:value-type="float" office:value="1187059" calcext:value-type="float">
            <text:p>1187059</text:p>
          </table:table-cell>
          <table:table-cell office:value-type="float" office:value="9869" calcext:value-type="float">
            <text:p>9869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table:number-columns-repeated="3"/>
          <table:table-cell office:value-type="float" office:value="65518" calcext:value-type="float">
            <text:p>65518</text:p>
          </table:table-cell>
          <table:table-cell office:value-type="float" office:value="-37224" calcext:value-type="float">
            <text:p>-37224</text:p>
          </table:table-cell>
          <table:table-cell office:value-type="float" office:value="507814" calcext:value-type="float">
            <text:p>507814</text:p>
          </table:table-cell>
          <table:table-cell office:value-type="float" office:value="381628" calcext:value-type="float">
            <text:p>381628</text:p>
          </table:table-cell>
          <table:table-cell office:value-type="float" office:value="1228420" calcext:value-type="float">
            <text:p>1228420</text:p>
          </table:table-cell>
          <table:table-cell office:value-type="float" office:value="17864" calcext:value-type="float">
            <text:p>17864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table:number-columns-repeated="3"/>
          <table:table-cell office:value-type="float" office:value="-37926" calcext:value-type="float">
            <text:p>-37926</text:p>
          </table:table-cell>
          <table:table-cell office:value-type="float" office:value="-102024" calcext:value-type="float">
            <text:p>-102024</text:p>
          </table:table-cell>
          <table:table-cell office:value-type="float" office:value="419108" calcext:value-type="float">
            <text:p>419108</text:p>
          </table:table-cell>
          <table:table-cell office:value-type="float" office:value="276166" calcext:value-type="float">
            <text:p>276166</text:p>
          </table:table-cell>
          <table:table-cell office:value-type="float" office:value="982906" calcext:value-type="float">
            <text:p>982906</text:p>
          </table:table-cell>
          <table:table-cell office:value-type="float" office:value="97480" calcext:value-type="float">
            <text:p>97480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table:number-columns-repeated="3"/>
          <table:table-cell office:value-type="float" office:value="-126297" calcext:value-type="float">
            <text:p>-126297</text:p>
          </table:table-cell>
          <table:table-cell office:value-type="float" office:value="-121201" calcext:value-type="float">
            <text:p>-121201</text:p>
          </table:table-cell>
          <table:table-cell office:value-type="float" office:value="416057" calcext:value-type="float">
            <text:p>416057</text:p>
          </table:table-cell>
          <table:table-cell office:value-type="float" office:value="404063" calcext:value-type="float">
            <text:p>404063</text:p>
          </table:table-cell>
          <table:table-cell office:value-type="float" office:value="1022465" calcext:value-type="float">
            <text:p>1022465</text:p>
          </table:table-cell>
          <table:table-cell office:value-type="float" office:value="46399" calcext:value-type="float">
            <text:p>46399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table:number-columns-repeated="3"/>
          <table:table-cell office:value-type="float" office:value="-91124" calcext:value-type="float">
            <text:p>-91124</text:p>
          </table:table-cell>
          <table:table-cell office:value-type="float" office:value="-111722" calcext:value-type="float">
            <text:p>-111722</text:p>
          </table:table-cell>
          <table:table-cell office:value-type="float" office:value="354922" calcext:value-type="float">
            <text:p>354922</text:p>
          </table:table-cell>
          <table:table-cell office:value-type="float" office:value="67092" calcext:value-type="float">
            <text:p>67092</text:p>
          </table:table-cell>
          <table:table-cell office:value-type="float" office:value="742534" calcext:value-type="float">
            <text:p>742534</text:p>
          </table:table-cell>
          <table:table-cell office:value-type="float" office:value="89454" calcext:value-type="float">
            <text:p>89454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table:number-columns-repeated="3"/>
          <table:table-cell office:value-type="float" office:value="81385" calcext:value-type="float">
            <text:p>81385</text:p>
          </table:table-cell>
          <table:table-cell office:value-type="float" office:value="-1471" calcext:value-type="float">
            <text:p>-1471</text:p>
          </table:table-cell>
          <table:table-cell office:value-type="float" office:value="392973" calcext:value-type="float">
            <text:p>392973</text:p>
          </table:table-cell>
          <table:table-cell office:value-type="float" office:value="367535" calcext:value-type="float">
            <text:p>367535</text:p>
          </table:table-cell>
          <table:table-cell office:value-type="float" office:value="1028623" calcext:value-type="float">
            <text:p>1028623</text:p>
          </table:table-cell>
          <table:table-cell office:value-type="float" office:value="2633" calcext:value-type="float">
            <text:p>2633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table:number-columns-repeated="3"/>
          <table:table-cell office:value-type="float" office:value="114309" calcext:value-type="float">
            <text:p>114309</text:p>
          </table:table-cell>
          <table:table-cell office:value-type="float" office:value="-53869" calcext:value-type="float">
            <text:p>-53869</text:p>
          </table:table-cell>
          <table:table-cell office:value-type="float" office:value="411449" calcext:value-type="float">
            <text:p>411449</text:p>
          </table:table-cell>
          <table:table-cell office:value-type="float" office:value="303071" calcext:value-type="float">
            <text:p>303071</text:p>
          </table:table-cell>
          <table:table-cell office:value-type="float" office:value="942217" calcext:value-type="float">
            <text:p>942217</text:p>
          </table:table-cell>
          <table:table-cell office:value-type="float" office:value="-18943" calcext:value-type="float">
            <text:p>-18943</text:p>
          </table:table-cell>
        </table:table-row>
        <table:table-row table:style-name="ro1">
          <table:table-cell office:value-type="float" office:value="1030" calcext:value-type="float">
            <text:p>1030</text:p>
          </table:table-cell>
          <table:table-cell table:number-columns-repeated="3"/>
          <table:table-cell office:value-type="float" office:value="61866" calcext:value-type="float">
            <text:p>61866</text:p>
          </table:table-cell>
          <table:table-cell office:value-type="float" office:value="-98240" calcext:value-type="float">
            <text:p>-98240</text:p>
          </table:table-cell>
          <table:table-cell office:value-type="float" office:value="463108" calcext:value-type="float">
            <text:p>463108</text:p>
          </table:table-cell>
          <table:table-cell office:value-type="float" office:value="384484" calcext:value-type="float">
            <text:p>384484</text:p>
          </table:table-cell>
          <table:table-cell office:value-type="float" office:value="1147554" calcext:value-type="float">
            <text:p>1147554</text:p>
          </table:table-cell>
          <table:table-cell office:value-type="float" office:value="84422" calcext:value-type="float">
            <text:p>84422</text:p>
          </table:table-cell>
        </table:table-row>
        <table:table-row table:style-name="ro1">
          <table:table-cell office:value-type="float" office:value="1031" calcext:value-type="float">
            <text:p>1031</text:p>
          </table:table-cell>
          <table:table-cell table:number-columns-repeated="3"/>
          <table:table-cell office:value-type="float" office:value="-179490" calcext:value-type="float">
            <text:p>-179490</text:p>
          </table:table-cell>
          <table:table-cell office:value-type="float" office:value="157876" calcext:value-type="float">
            <text:p>157876</text:p>
          </table:table-cell>
          <table:table-cell office:value-type="float" office:value="448590" calcext:value-type="float">
            <text:p>448590</text:p>
          </table:table-cell>
          <table:table-cell office:value-type="float" office:value="288146" calcext:value-type="float">
            <text:p>288146</text:p>
          </table:table-cell>
          <table:table-cell office:value-type="float" office:value="970824" calcext:value-type="float">
            <text:p>970824</text:p>
          </table:table-cell>
          <table:table-cell office:value-type="float" office:value="86946" calcext:value-type="float">
            <text:p>86946</text:p>
          </table:table-cell>
        </table:table-row>
        <table:table-row table:style-name="ro1">
          <table:table-cell office:value-type="float" office:value="1032" calcext:value-type="float">
            <text:p>1032</text:p>
          </table:table-cell>
          <table:table-cell table:number-columns-repeated="3"/>
          <table:table-cell office:value-type="float" office:value="90665" calcext:value-type="float">
            <text:p>90665</text:p>
          </table:table-cell>
          <table:table-cell office:value-type="float" office:value="30605" calcext:value-type="float">
            <text:p>30605</text:p>
          </table:table-cell>
          <table:table-cell office:value-type="float" office:value="371645" calcext:value-type="float">
            <text:p>371645</text:p>
          </table:table-cell>
          <table:table-cell office:value-type="float" office:value="290829" calcext:value-type="float">
            <text:p>290829</text:p>
          </table:table-cell>
          <table:table-cell office:value-type="float" office:value="948833" calcext:value-type="float">
            <text:p>948833</text:p>
          </table:table-cell>
          <table:table-cell office:value-type="float" office:value="-83685" calcext:value-type="float">
            <text:p>-83685</text:p>
          </table:table-cell>
        </table:table-row>
        <table:table-row table:style-name="ro1">
          <table:table-cell office:value-type="float" office:value="1033" calcext:value-type="float">
            <text:p>1033</text:p>
          </table:table-cell>
          <table:table-cell table:number-columns-repeated="3"/>
          <table:table-cell office:value-type="float" office:value="-64457" calcext:value-type="float">
            <text:p>-64457</text:p>
          </table:table-cell>
          <table:table-cell office:value-type="float" office:value="23677" calcext:value-type="float">
            <text:p>23677</text:p>
          </table:table-cell>
          <table:table-cell office:value-type="float" office:value="372027" calcext:value-type="float">
            <text:p>372027</text:p>
          </table:table-cell>
          <table:table-cell office:value-type="float" office:value="253517" calcext:value-type="float">
            <text:p>253517</text:p>
          </table:table-cell>
          <table:table-cell office:value-type="float" office:value="787641" calcext:value-type="float">
            <text:p>787641</text:p>
          </table:table-cell>
          <table:table-cell office:value-type="float" office:value="-41" calcext:value-type="float">
            <text:p>-41</text:p>
          </table:table-cell>
        </table:table-row>
        <table:table-row table:style-name="ro1">
          <table:table-cell office:value-type="float" office:value="1034" calcext:value-type="float">
            <text:p>1034</text:p>
          </table:table-cell>
          <table:table-cell table:number-columns-repeated="3"/>
          <table:table-cell office:value-type="float" office:value="-8686" calcext:value-type="float">
            <text:p>-8686</text:p>
          </table:table-cell>
          <table:table-cell office:value-type="float" office:value="506" calcext:value-type="float">
            <text:p>506</text:p>
          </table:table-cell>
          <table:table-cell office:value-type="float" office:value="593034" calcext:value-type="float">
            <text:p>593034</text:p>
          </table:table-cell>
          <table:table-cell office:value-type="float" office:value="464804" calcext:value-type="float">
            <text:p>464804</text:p>
          </table:table-cell>
          <table:table-cell office:value-type="float" office:value="1327776" calcext:value-type="float">
            <text:p>1327776</text:p>
          </table:table-cell>
          <table:table-cell office:value-type="float" office:value="14122" calcext:value-type="float">
            <text:p>14122</text:p>
          </table:table-cell>
        </table:table-row>
        <table:table-row table:style-name="ro1">
          <table:table-cell office:value-type="float" office:value="1035" calcext:value-type="float">
            <text:p>1035</text:p>
          </table:table-cell>
          <table:table-cell table:number-columns-repeated="3"/>
          <table:table-cell office:value-type="float" office:value="178505" calcext:value-type="float">
            <text:p>178505</text:p>
          </table:table-cell>
          <table:table-cell office:value-type="float" office:value="-5613" calcext:value-type="float">
            <text:p>-5613</text:p>
          </table:table-cell>
          <table:table-cell office:value-type="float" office:value="281559" calcext:value-type="float">
            <text:p>281559</text:p>
          </table:table-cell>
          <table:table-cell office:value-type="float" office:value="99599" calcext:value-type="float">
            <text:p>99599</text:p>
          </table:table-cell>
          <table:table-cell office:value-type="float" office:value="604621" calcext:value-type="float">
            <text:p>604621</text:p>
          </table:table-cell>
          <table:table-cell office:value-type="float" office:value="88983" calcext:value-type="float">
            <text:p>88983</text:p>
          </table:table-cell>
        </table:table-row>
        <table:table-row table:style-name="ro1">
          <table:table-cell office:value-type="float" office:value="1036" calcext:value-type="float">
            <text:p>1036</text:p>
          </table:table-cell>
          <table:table-cell table:number-columns-repeated="3"/>
          <table:table-cell office:value-type="float" office:value="125995" calcext:value-type="float">
            <text:p>125995</text:p>
          </table:table-cell>
          <table:table-cell office:value-type="float" office:value="-92179" calcext:value-type="float">
            <text:p>-92179</text:p>
          </table:table-cell>
          <table:table-cell office:value-type="float" office:value="347033" calcext:value-type="float">
            <text:p>347033</text:p>
          </table:table-cell>
          <table:table-cell office:value-type="float" office:value="266791" calcext:value-type="float">
            <text:p>266791</text:p>
          </table:table-cell>
          <table:table-cell office:value-type="float" office:value="778305" calcext:value-type="float">
            <text:p>778305</text:p>
          </table:table-cell>
          <table:table-cell office:value-type="float" office:value="-79413" calcext:value-type="float">
            <text:p>-79413</text:p>
          </table:table-cell>
        </table:table-row>
        <table:table-row table:style-name="ro1">
          <table:table-cell office:value-type="float" office:value="1037" calcext:value-type="float">
            <text:p>1037</text:p>
          </table:table-cell>
          <table:table-cell table:number-columns-repeated="3"/>
          <table:table-cell office:value-type="float" office:value="125253" calcext:value-type="float">
            <text:p>125253</text:p>
          </table:table-cell>
          <table:table-cell office:value-type="float" office:value="106801" calcext:value-type="float">
            <text:p>106801</text:p>
          </table:table-cell>
          <table:table-cell office:value-type="float" office:value="556279" calcext:value-type="float">
            <text:p>556279</text:p>
          </table:table-cell>
          <table:table-cell office:value-type="float" office:value="432889" calcext:value-type="float">
            <text:p>432889</text:p>
          </table:table-cell>
          <table:table-cell office:value-type="float" office:value="1294253" calcext:value-type="float">
            <text:p>1294253</text:p>
          </table:table-cell>
          <table:table-cell office:value-type="float" office:value="108187" calcext:value-type="float">
            <text:p>108187</text:p>
          </table:table-cell>
        </table:table-row>
        <table:table-row table:style-name="ro1">
          <table:table-cell office:value-type="float" office:value="1038" calcext:value-type="float">
            <text:p>1038</text:p>
          </table:table-cell>
          <table:table-cell table:number-columns-repeated="3"/>
          <table:table-cell office:value-type="float" office:value="103428" calcext:value-type="float">
            <text:p>103428</text:p>
          </table:table-cell>
          <table:table-cell office:value-type="float" office:value="39614" calcext:value-type="float">
            <text:p>39614</text:p>
          </table:table-cell>
          <table:table-cell office:value-type="float" office:value="509962" calcext:value-type="float">
            <text:p>509962</text:p>
          </table:table-cell>
          <table:table-cell office:value-type="float" office:value="377366" calcext:value-type="float">
            <text:p>377366</text:p>
          </table:table-cell>
          <table:table-cell office:value-type="float" office:value="1191412" calcext:value-type="float">
            <text:p>1191412</text:p>
          </table:table-cell>
          <table:table-cell office:value-type="float" office:value="77260" calcext:value-type="float">
            <text:p>77260</text:p>
          </table:table-cell>
        </table:table-row>
        <table:table-row table:style-name="ro1">
          <table:table-cell office:value-type="float" office:value="1039" calcext:value-type="float">
            <text:p>1039</text:p>
          </table:table-cell>
          <table:table-cell table:number-columns-repeated="3"/>
          <table:table-cell office:value-type="float" office:value="101694" calcext:value-type="float">
            <text:p>101694</text:p>
          </table:table-cell>
          <table:table-cell office:value-type="float" office:value="-132420" calcext:value-type="float">
            <text:p>-132420</text:p>
          </table:table-cell>
          <table:table-cell office:value-type="float" office:value="390132" calcext:value-type="float">
            <text:p>390132</text:p>
          </table:table-cell>
          <table:table-cell office:value-type="float" office:value="263828" calcext:value-type="float">
            <text:p>263828</text:p>
          </table:table-cell>
          <table:table-cell office:value-type="float" office:value="837748" calcext:value-type="float">
            <text:p>837748</text:p>
          </table:table-cell>
          <table:table-cell office:value-type="float" office:value="-129418" calcext:value-type="float">
            <text:p>-129418</text:p>
          </table:table-cell>
        </table:table-row>
        <table:table-row table:style-name="ro1">
          <table:table-cell office:value-type="float" office:value="1040" calcext:value-type="float">
            <text:p>1040</text:p>
          </table:table-cell>
          <table:table-cell table:number-columns-repeated="3"/>
          <table:table-cell office:value-type="float" office:value="26466" calcext:value-type="float">
            <text:p>26466</text:p>
          </table:table-cell>
          <table:table-cell office:value-type="float" office:value="-54414" calcext:value-type="float">
            <text:p>-54414</text:p>
          </table:table-cell>
          <table:table-cell office:value-type="float" office:value="307892" calcext:value-type="float">
            <text:p>307892</text:p>
          </table:table-cell>
          <table:table-cell office:value-type="float" office:value="174638" calcext:value-type="float">
            <text:p>174638</text:p>
          </table:table-cell>
          <table:table-cell office:value-type="float" office:value="741236" calcext:value-type="float">
            <text:p>741236</text:p>
          </table:table-cell>
          <table:table-cell office:value-type="float" office:value="126518" calcext:value-type="float">
            <text:p>126518</text:p>
          </table:table-cell>
        </table:table-row>
        <table:table-row table:style-name="ro1">
          <table:table-cell office:value-type="float" office:value="1041" calcext:value-type="float">
            <text:p>1041</text:p>
          </table:table-cell>
          <table:table-cell table:number-columns-repeated="3"/>
          <table:table-cell office:value-type="float" office:value="-181207" calcext:value-type="float">
            <text:p>-181207</text:p>
          </table:table-cell>
          <table:table-cell office:value-type="float" office:value="-52581" calcext:value-type="float">
            <text:p>-52581</text:p>
          </table:table-cell>
          <table:table-cell office:value-type="float" office:value="328753" calcext:value-type="float">
            <text:p>328753</text:p>
          </table:table-cell>
          <table:table-cell office:value-type="float" office:value="296585" calcext:value-type="float">
            <text:p>296585</text:p>
          </table:table-cell>
          <table:table-cell office:value-type="float" office:value="843565" calcext:value-type="float">
            <text:p>843565</text:p>
          </table:table-cell>
          <table:table-cell office:value-type="float" office:value="7157" calcext:value-type="float">
            <text:p>7157</text:p>
          </table:table-cell>
        </table:table-row>
        <table:table-row table:style-name="ro1">
          <table:table-cell office:value-type="float" office:value="1042" calcext:value-type="float">
            <text:p>1042</text:p>
          </table:table-cell>
          <table:table-cell table:number-columns-repeated="3"/>
          <table:table-cell office:value-type="float" office:value="-146832" calcext:value-type="float">
            <text:p>-146832</text:p>
          </table:table-cell>
          <table:table-cell office:value-type="float" office:value="23840" calcext:value-type="float">
            <text:p>23840</text:p>
          </table:table-cell>
          <table:table-cell office:value-type="float" office:value="518040" calcext:value-type="float">
            <text:p>518040</text:p>
          </table:table-cell>
          <table:table-cell office:value-type="float" office:value="590200" calcext:value-type="float">
            <text:p>590200</text:p>
          </table:table-cell>
          <table:table-cell office:value-type="float" office:value="1277004" calcext:value-type="float">
            <text:p>1277004</text:p>
          </table:table-cell>
          <table:table-cell office:value-type="float" office:value="-57372" calcext:value-type="float">
            <text:p>-57372</text:p>
          </table:table-cell>
        </table:table-row>
        <table:table-row table:style-name="ro1">
          <table:table-cell office:value-type="float" office:value="1043" calcext:value-type="float">
            <text:p>1043</text:p>
          </table:table-cell>
          <table:table-cell table:number-columns-repeated="3"/>
          <table:table-cell office:value-type="float" office:value="-49953" calcext:value-type="float">
            <text:p>-49953</text:p>
          </table:table-cell>
          <table:table-cell office:value-type="float" office:value="21483" calcext:value-type="float">
            <text:p>21483</text:p>
          </table:table-cell>
          <table:table-cell office:value-type="float" office:value="575159" calcext:value-type="float">
            <text:p>575159</text:p>
          </table:table-cell>
          <table:table-cell office:value-type="float" office:value="336833" calcext:value-type="float">
            <text:p>336833</text:p>
          </table:table-cell>
          <table:table-cell office:value-type="float" office:value="1307707" calcext:value-type="float">
            <text:p>1307707</text:p>
          </table:table-cell>
          <table:table-cell office:value-type="float" office:value="87869" calcext:value-type="float">
            <text:p>87869</text:p>
          </table:table-cell>
        </table:table-row>
        <table:table-row table:style-name="ro1">
          <table:table-cell office:value-type="float" office:value="1044" calcext:value-type="float">
            <text:p>1044</text:p>
          </table:table-cell>
          <table:table-cell table:number-columns-repeated="3"/>
          <table:table-cell office:value-type="float" office:value="-221139" calcext:value-type="float">
            <text:p>-221139</text:p>
          </table:table-cell>
          <table:table-cell office:value-type="float" office:value="24017" calcext:value-type="float">
            <text:p>24017</text:p>
          </table:table-cell>
          <table:table-cell office:value-type="float" office:value="553695" calcext:value-type="float">
            <text:p>553695</text:p>
          </table:table-cell>
          <table:table-cell office:value-type="float" office:value="485591" calcext:value-type="float">
            <text:p>485591</text:p>
          </table:table-cell>
          <table:table-cell office:value-type="float" office:value="1283125" calcext:value-type="float">
            <text:p>1283125</text:p>
          </table:table-cell>
          <table:table-cell office:value-type="float" office:value="-53645" calcext:value-type="float">
            <text:p>-53645</text:p>
          </table:table-cell>
        </table:table-row>
        <table:table-row table:style-name="ro1">
          <table:table-cell office:value-type="float" office:value="1045" calcext:value-type="float">
            <text:p>1045</text:p>
          </table:table-cell>
          <table:table-cell table:number-columns-repeated="3"/>
          <table:table-cell office:value-type="float" office:value="18952" calcext:value-type="float">
            <text:p>18952</text:p>
          </table:table-cell>
          <table:table-cell office:value-type="float" office:value="65540" calcext:value-type="float">
            <text:p>65540</text:p>
          </table:table-cell>
          <table:table-cell office:value-type="float" office:value="565720" calcext:value-type="float">
            <text:p>565720</text:p>
          </table:table-cell>
          <table:table-cell office:value-type="float" office:value="374594" calcext:value-type="float">
            <text:p>374594</text:p>
          </table:table-cell>
          <table:table-cell office:value-type="float" office:value="1224342" calcext:value-type="float">
            <text:p>1224342</text:p>
          </table:table-cell>
          <table:table-cell office:value-type="float" office:value="54658" calcext:value-type="float">
            <text:p>54658</text:p>
          </table:table-cell>
        </table:table-row>
        <table:table-row table:style-name="ro1">
          <table:table-cell office:value-type="float" office:value="1046" calcext:value-type="float">
            <text:p>1046</text:p>
          </table:table-cell>
          <table:table-cell table:number-columns-repeated="3"/>
          <table:table-cell office:value-type="float" office:value="256251" calcext:value-type="float">
            <text:p>256251</text:p>
          </table:table-cell>
          <table:table-cell office:value-type="float" office:value="53807" calcext:value-type="float">
            <text:p>53807</text:p>
          </table:table-cell>
          <table:table-cell office:value-type="float" office:value="392809" calcext:value-type="float">
            <text:p>392809</text:p>
          </table:table-cell>
          <table:table-cell office:value-type="float" office:value="171271" calcext:value-type="float">
            <text:p>171271</text:p>
          </table:table-cell>
          <table:table-cell office:value-type="float" office:value="877941" calcext:value-type="float">
            <text:p>877941</text:p>
          </table:table-cell>
          <table:table-cell office:value-type="float" office:value="171879" calcext:value-type="float">
            <text:p>171879</text:p>
          </table:table-cell>
        </table:table-row>
        <table:table-row table:style-name="ro1">
          <table:table-cell office:value-type="float" office:value="1047" calcext:value-type="float">
            <text:p>1047</text:p>
          </table:table-cell>
          <table:table-cell table:number-columns-repeated="3"/>
          <table:table-cell office:value-type="float" office:value="98555" calcext:value-type="float">
            <text:p>98555</text:p>
          </table:table-cell>
          <table:table-cell office:value-type="float" office:value="-66361" calcext:value-type="float">
            <text:p>-66361</text:p>
          </table:table-cell>
          <table:table-cell office:value-type="float" office:value="255121" calcext:value-type="float">
            <text:p>255121</text:p>
          </table:table-cell>
          <table:table-cell office:value-type="float" office:value="74859" calcext:value-type="float">
            <text:p>74859</text:p>
          </table:table-cell>
          <table:table-cell office:value-type="float" office:value="636391" calcext:value-type="float">
            <text:p>636391</text:p>
          </table:table-cell>
          <table:table-cell office:value-type="float" office:value="-30575" calcext:value-type="float">
            <text:p>-30575</text:p>
          </table:table-cell>
        </table:table-row>
        <table:table-row table:style-name="ro1">
          <table:table-cell office:value-type="float" office:value="1048" calcext:value-type="float">
            <text:p>1048</text:p>
          </table:table-cell>
          <table:table-cell table:number-columns-repeated="3"/>
          <table:table-cell office:value-type="float" office:value="-70160" calcext:value-type="float">
            <text:p>-70160</text:p>
          </table:table-cell>
          <table:table-cell office:value-type="float" office:value="-90456" calcext:value-type="float">
            <text:p>-90456</text:p>
          </table:table-cell>
          <table:table-cell office:value-type="float" office:value="375326" calcext:value-type="float">
            <text:p>375326</text:p>
          </table:table-cell>
          <table:table-cell office:value-type="float" office:value="308230" calcext:value-type="float">
            <text:p>308230</text:p>
          </table:table-cell>
          <table:table-cell office:value-type="float" office:value="910432" calcext:value-type="float">
            <text:p>910432</text:p>
          </table:table-cell>
          <table:table-cell office:value-type="float" office:value="-75346" calcext:value-type="float">
            <text:p>-75346</text:p>
          </table:table-cell>
        </table:table-row>
        <table:table-row table:style-name="ro1">
          <table:table-cell office:value-type="float" office:value="1049" calcext:value-type="float">
            <text:p>1049</text:p>
          </table:table-cell>
          <table:table-cell table:number-columns-repeated="3"/>
          <table:table-cell office:value-type="float" office:value="81145" calcext:value-type="float">
            <text:p>81145</text:p>
          </table:table-cell>
          <table:table-cell office:value-type="float" office:value="13443" calcext:value-type="float">
            <text:p>13443</text:p>
          </table:table-cell>
          <table:table-cell office:value-type="float" office:value="488631" calcext:value-type="float">
            <text:p>488631</text:p>
          </table:table-cell>
          <table:table-cell office:value-type="float" office:value="332601" calcext:value-type="float">
            <text:p>332601</text:p>
          </table:table-cell>
          <table:table-cell office:value-type="float" office:value="1184309" calcext:value-type="float">
            <text:p>1184309</text:p>
          </table:table-cell>
          <table:table-cell office:value-type="float" office:value="152131" calcext:value-type="float">
            <text:p>152131</text:p>
          </table:table-cell>
        </table:table-row>
        <table:table-row table:style-name="ro1">
          <table:table-cell office:value-type="float" office:value="1050" calcext:value-type="float">
            <text:p>1050</text:p>
          </table:table-cell>
          <table:table-cell table:number-columns-repeated="3"/>
          <table:table-cell office:value-type="float" office:value="-250254" calcext:value-type="float">
            <text:p>-250254</text:p>
          </table:table-cell>
          <table:table-cell office:value-type="float" office:value="7512" calcext:value-type="float">
            <text:p>7512</text:p>
          </table:table-cell>
          <table:table-cell office:value-type="float" office:value="431162" calcext:value-type="float">
            <text:p>431162</text:p>
          </table:table-cell>
          <table:table-cell office:value-type="float" office:value="405014" calcext:value-type="float">
            <text:p>405014</text:p>
          </table:table-cell>
          <table:table-cell office:value-type="float" office:value="935558" calcext:value-type="float">
            <text:p>935558</text:p>
          </table:table-cell>
          <table:table-cell office:value-type="float" office:value="-148076" calcext:value-type="float">
            <text:p>-148076</text:p>
          </table:table-cell>
        </table:table-row>
        <table:table-row table:style-name="ro1">
          <table:table-cell office:value-type="float" office:value="1051" calcext:value-type="float">
            <text:p>1051</text:p>
          </table:table-cell>
          <table:table-cell table:number-columns-repeated="3"/>
          <table:table-cell office:value-type="float" office:value="-6541" calcext:value-type="float">
            <text:p>-6541</text:p>
          </table:table-cell>
          <table:table-cell office:value-type="float" office:value="-45451" calcext:value-type="float">
            <text:p>-45451</text:p>
          </table:table-cell>
          <table:table-cell office:value-type="float" office:value="551087" calcext:value-type="float">
            <text:p>551087</text:p>
          </table:table-cell>
          <table:table-cell office:value-type="float" office:value="368827" calcext:value-type="float">
            <text:p>368827</text:p>
          </table:table-cell>
          <table:table-cell office:value-type="float" office:value="1181913" calcext:value-type="float">
            <text:p>1181913</text:p>
          </table:table-cell>
          <table:table-cell office:value-type="float" office:value="-70471" calcext:value-type="float">
            <text:p>-70471</text:p>
          </table:table-cell>
        </table:table-row>
        <table:table-row table:style-name="ro1">
          <table:table-cell office:value-type="float" office:value="1052" calcext:value-type="float">
            <text:p>1052</text:p>
          </table:table-cell>
          <table:table-cell table:number-columns-repeated="3"/>
          <table:table-cell office:value-type="float" office:value="156356" calcext:value-type="float">
            <text:p>156356</text:p>
          </table:table-cell>
          <table:table-cell office:value-type="float" office:value="49464" calcext:value-type="float">
            <text:p>49464</text:p>
          </table:table-cell>
          <table:table-cell office:value-type="float" office:value="210994" calcext:value-type="float">
            <text:p>210994</text:p>
          </table:table-cell>
          <table:table-cell office:value-type="float" office:value="4268" calcext:value-type="float">
            <text:p>4268</text:p>
          </table:table-cell>
          <table:table-cell office:value-type="float" office:value="489560" calcext:value-type="float">
            <text:p>489560</text:p>
          </table:table-cell>
          <table:table-cell office:value-type="float" office:value="-7628" calcext:value-type="float">
            <text:p>-7628</text:p>
          </table:table-cell>
        </table:table-row>
        <table:table-row table:style-name="ro1">
          <table:table-cell office:value-type="float" office:value="1053" calcext:value-type="float">
            <text:p>1053</text:p>
          </table:table-cell>
          <table:table-cell table:number-columns-repeated="3"/>
          <table:table-cell office:value-type="float" office:value="-4173" calcext:value-type="float">
            <text:p>-4173</text:p>
          </table:table-cell>
          <table:table-cell office:value-type="float" office:value="82461" calcext:value-type="float">
            <text:p>82461</text:p>
          </table:table-cell>
          <table:table-cell office:value-type="float" office:value="348351" calcext:value-type="float">
            <text:p>348351</text:p>
          </table:table-cell>
          <table:table-cell office:value-type="float" office:value="109901" calcext:value-type="float">
            <text:p>109901</text:p>
          </table:table-cell>
          <table:table-cell office:value-type="float" office:value="715025" calcext:value-type="float">
            <text:p>715025</text:p>
          </table:table-cell>
          <table:table-cell office:value-type="float" office:value="83341" calcext:value-type="float">
            <text:p>83341</text:p>
          </table:table-cell>
        </table:table-row>
        <table:table-row table:style-name="ro1">
          <table:table-cell office:value-type="float" office:value="1054" calcext:value-type="float">
            <text:p>1054</text:p>
          </table:table-cell>
          <table:table-cell table:number-columns-repeated="3"/>
          <table:table-cell office:value-type="float" office:value="-53775" calcext:value-type="float">
            <text:p>-53775</text:p>
          </table:table-cell>
          <table:table-cell office:value-type="float" office:value="-45631" calcext:value-type="float">
            <text:p>-45631</text:p>
          </table:table-cell>
          <table:table-cell office:value-type="float" office:value="570581" calcext:value-type="float">
            <text:p>570581</text:p>
          </table:table-cell>
          <table:table-cell office:value-type="float" office:value="410611" calcext:value-type="float">
            <text:p>410611</text:p>
          </table:table-cell>
          <table:table-cell office:value-type="float" office:value="1146595" calcext:value-type="float">
            <text:p>1146595</text:p>
          </table:table-cell>
          <table:table-cell office:value-type="float" office:value="-12763" calcext:value-type="float">
            <text:p>-12763</text:p>
          </table:table-cell>
        </table:table-row>
        <table:table-row table:style-name="ro1">
          <table:table-cell office:value-type="float" office:value="1055" calcext:value-type="float">
            <text:p>1055</text:p>
          </table:table-cell>
          <table:table-cell table:number-columns-repeated="3"/>
          <table:table-cell office:value-type="float" office:value="185470" calcext:value-type="float">
            <text:p>185470</text:p>
          </table:table-cell>
          <table:table-cell office:value-type="float" office:value="115276" calcext:value-type="float">
            <text:p>115276</text:p>
          </table:table-cell>
          <table:table-cell office:value-type="float" office:value="299592" calcext:value-type="float">
            <text:p>299592</text:p>
          </table:table-cell>
          <table:table-cell office:value-type="float" office:value="190896" calcext:value-type="float">
            <text:p>190896</text:p>
          </table:table-cell>
          <table:table-cell office:value-type="float" office:value="718078" calcext:value-type="float">
            <text:p>718078</text:p>
          </table:table-cell>
          <table:table-cell office:value-type="float" office:value="75198" calcext:value-type="float">
            <text:p>75198</text:p>
          </table:table-cell>
        </table:table-row>
        <table:table-row table:style-name="ro1">
          <table:table-cell office:value-type="float" office:value="1056" calcext:value-type="float">
            <text:p>1056</text:p>
          </table:table-cell>
          <table:table-cell table:number-columns-repeated="3"/>
          <table:table-cell office:value-type="float" office:value="81733" calcext:value-type="float">
            <text:p>81733</text:p>
          </table:table-cell>
          <table:table-cell office:value-type="float" office:value="25581" calcext:value-type="float">
            <text:p>25581</text:p>
          </table:table-cell>
          <table:table-cell office:value-type="float" office:value="462325" calcext:value-type="float">
            <text:p>462325</text:p>
          </table:table-cell>
          <table:table-cell office:value-type="float" office:value="312641" calcext:value-type="float">
            <text:p>312641</text:p>
          </table:table-cell>
          <table:table-cell office:value-type="float" office:value="1107545" calcext:value-type="float">
            <text:p>1107545</text:p>
          </table:table-cell>
          <table:table-cell office:value-type="float" office:value="136003" calcext:value-type="float">
            <text:p>136003</text:p>
          </table:table-cell>
        </table:table-row>
        <table:table-row table:style-name="ro1">
          <table:table-cell office:value-type="float" office:value="1057" calcext:value-type="float">
            <text:p>1057</text:p>
          </table:table-cell>
          <table:table-cell table:number-columns-repeated="3"/>
          <table:table-cell office:value-type="float" office:value="-19132" calcext:value-type="float">
            <text:p>-19132</text:p>
          </table:table-cell>
          <table:table-cell office:value-type="float" office:value="54806" calcext:value-type="float">
            <text:p>54806</text:p>
          </table:table-cell>
          <table:table-cell office:value-type="float" office:value="365842" calcext:value-type="float">
            <text:p>365842</text:p>
          </table:table-cell>
          <table:table-cell office:value-type="float" office:value="182112" calcext:value-type="float">
            <text:p>182112</text:p>
          </table:table-cell>
          <table:table-cell office:value-type="float" office:value="940106" calcext:value-type="float">
            <text:p>940106</text:p>
          </table:table-cell>
          <table:table-cell office:value-type="float" office:value="28356" calcext:value-type="float">
            <text:p>28356</text:p>
          </table:table-cell>
        </table:table-row>
        <table:table-row table:style-name="ro1">
          <table:table-cell office:value-type="float" office:value="1058" calcext:value-type="float">
            <text:p>1058</text:p>
          </table:table-cell>
          <table:table-cell table:number-columns-repeated="3"/>
          <table:table-cell office:value-type="float" office:value="-105978" calcext:value-type="float">
            <text:p>-105978</text:p>
          </table:table-cell>
          <table:table-cell office:value-type="float" office:value="-129614" calcext:value-type="float">
            <text:p>-129614</text:p>
          </table:table-cell>
          <table:table-cell office:value-type="float" office:value="432194" calcext:value-type="float">
            <text:p>432194</text:p>
          </table:table-cell>
          <table:table-cell office:value-type="float" office:value="260770" calcext:value-type="float">
            <text:p>260770</text:p>
          </table:table-cell>
          <table:table-cell office:value-type="float" office:value="941990" calcext:value-type="float">
            <text:p>941990</text:p>
          </table:table-cell>
          <table:table-cell office:value-type="float" office:value="-62766" calcext:value-type="float">
            <text:p>-62766</text:p>
          </table:table-cell>
        </table:table-row>
        <table:table-row table:style-name="ro1">
          <table:table-cell office:value-type="float" office:value="1059" calcext:value-type="float">
            <text:p>1059</text:p>
          </table:table-cell>
          <table:table-cell table:number-columns-repeated="3"/>
          <table:table-cell office:value-type="float" office:value="-134416" calcext:value-type="float">
            <text:p>-134416</text:p>
          </table:table-cell>
          <table:table-cell office:value-type="float" office:value="-246166" calcext:value-type="float">
            <text:p>-246166</text:p>
          </table:table-cell>
          <table:table-cell office:value-type="float" office:value="274924" calcext:value-type="float">
            <text:p>274924</text:p>
          </table:table-cell>
          <table:table-cell office:value-type="float" office:value="313566" calcext:value-type="float">
            <text:p>313566</text:p>
          </table:table-cell>
          <table:table-cell office:value-type="float" office:value="705440" calcext:value-type="float">
            <text:p>705440</text:p>
          </table:table-cell>
          <table:table-cell office:value-type="float" office:value="-9410" calcext:value-type="float">
            <text:p>-9410</text:p>
          </table:table-cell>
        </table:table-row>
        <table:table-row table:style-name="ro1">
          <table:table-cell office:value-type="float" office:value="1060" calcext:value-type="float">
            <text:p>1060</text:p>
          </table:table-cell>
          <table:table-cell table:number-columns-repeated="3"/>
          <table:table-cell office:value-type="float" office:value="189695" calcext:value-type="float">
            <text:p>189695</text:p>
          </table:table-cell>
          <table:table-cell office:value-type="float" office:value="-108681" calcext:value-type="float">
            <text:p>-108681</text:p>
          </table:table-cell>
          <table:table-cell office:value-type="float" office:value="306727" calcext:value-type="float">
            <text:p>306727</text:p>
          </table:table-cell>
          <table:table-cell office:value-type="float" office:value="282593" calcext:value-type="float">
            <text:p>282593</text:p>
          </table:table-cell>
          <table:table-cell office:value-type="float" office:value="746985" calcext:value-type="float">
            <text:p>746985</text:p>
          </table:table-cell>
          <table:table-cell office:value-type="float" office:value="-34357" calcext:value-type="float">
            <text:p>-34357</text:p>
          </table:table-cell>
        </table:table-row>
        <table:table-row table:style-name="ro1">
          <table:table-cell office:value-type="float" office:value="1061" calcext:value-type="float">
            <text:p>1061</text:p>
          </table:table-cell>
          <table:table-cell table:number-columns-repeated="3"/>
          <table:table-cell office:value-type="float" office:value="-189703" calcext:value-type="float">
            <text:p>-189703</text:p>
          </table:table-cell>
          <table:table-cell office:value-type="float" office:value="-120051" calcext:value-type="float">
            <text:p>-120051</text:p>
          </table:table-cell>
          <table:table-cell office:value-type="float" office:value="257141" calcext:value-type="float">
            <text:p>257141</text:p>
          </table:table-cell>
          <table:table-cell office:value-type="float" office:value="213183" calcext:value-type="float">
            <text:p>213183</text:p>
          </table:table-cell>
          <table:table-cell office:value-type="float" office:value="825701" calcext:value-type="float">
            <text:p>825701</text:p>
          </table:table-cell>
          <table:table-cell office:value-type="float" office:value="-41425" calcext:value-type="float">
            <text:p>-41425</text:p>
          </table:table-cell>
        </table:table-row>
        <table:table-row table:style-name="ro1">
          <table:table-cell office:value-type="float" office:value="1062" calcext:value-type="float">
            <text:p>1062</text:p>
          </table:table-cell>
          <table:table-cell table:number-columns-repeated="3"/>
          <table:table-cell office:value-type="float" office:value="128433" calcext:value-type="float">
            <text:p>128433</text:p>
          </table:table-cell>
          <table:table-cell office:value-type="float" office:value="-111939" calcext:value-type="float">
            <text:p>-111939</text:p>
          </table:table-cell>
          <table:table-cell office:value-type="float" office:value="268117" calcext:value-type="float">
            <text:p>268117</text:p>
          </table:table-cell>
          <table:table-cell office:value-type="float" office:value="215625" calcext:value-type="float">
            <text:p>215625</text:p>
          </table:table-cell>
          <table:table-cell office:value-type="float" office:value="739111" calcext:value-type="float">
            <text:p>739111</text:p>
          </table:table-cell>
          <table:table-cell office:value-type="float" office:value="-84051" calcext:value-type="float">
            <text:p>-84051</text:p>
          </table:table-cell>
        </table:table-row>
        <table:table-row table:style-name="ro1">
          <table:table-cell office:value-type="float" office:value="1063" calcext:value-type="float">
            <text:p>1063</text:p>
          </table:table-cell>
          <table:table-cell table:number-columns-repeated="3"/>
          <table:table-cell office:value-type="float" office:value="12398" calcext:value-type="float">
            <text:p>12398</text:p>
          </table:table-cell>
          <table:table-cell office:value-type="float" office:value="-286214" calcext:value-type="float">
            <text:p>-286214</text:p>
          </table:table-cell>
          <table:table-cell office:value-type="float" office:value="439622" calcext:value-type="float">
            <text:p>439622</text:p>
          </table:table-cell>
          <table:table-cell office:value-type="float" office:value="290052" calcext:value-type="float">
            <text:p>290052</text:p>
          </table:table-cell>
          <table:table-cell office:value-type="float" office:value="794914" calcext:value-type="float">
            <text:p>794914</text:p>
          </table:table-cell>
          <table:table-cell office:value-type="float" office:value="-124008" calcext:value-type="float">
            <text:p>-124008</text:p>
          </table:table-cell>
        </table:table-row>
        <table:table-row table:style-name="ro1">
          <table:table-cell office:value-type="float" office:value="1064" calcext:value-type="float">
            <text:p>1064</text:p>
          </table:table-cell>
          <table:table-cell table:number-columns-repeated="3"/>
          <table:table-cell office:value-type="float" office:value="-187103" calcext:value-type="float">
            <text:p>-187103</text:p>
          </table:table-cell>
          <table:table-cell office:value-type="float" office:value="-69151" calcext:value-type="float">
            <text:p>-69151</text:p>
          </table:table-cell>
          <table:table-cell office:value-type="float" office:value="320357" calcext:value-type="float">
            <text:p>320357</text:p>
          </table:table-cell>
          <table:table-cell office:value-type="float" office:value="269061" calcext:value-type="float">
            <text:p>269061</text:p>
          </table:table-cell>
          <table:table-cell office:value-type="float" office:value="786859" calcext:value-type="float">
            <text:p>786859</text:p>
          </table:table-cell>
          <table:table-cell office:value-type="float" office:value="4331" calcext:value-type="float">
            <text:p>4331</text:p>
          </table:table-cell>
        </table:table-row>
        <table:table-row table:style-name="ro1">
          <table:table-cell office:value-type="float" office:value="1065" calcext:value-type="float">
            <text:p>1065</text:p>
          </table:table-cell>
          <table:table-cell table:number-columns-repeated="3"/>
          <table:table-cell office:value-type="float" office:value="-204474" calcext:value-type="float">
            <text:p>-204474</text:p>
          </table:table-cell>
          <table:table-cell office:value-type="float" office:value="-144464" calcext:value-type="float">
            <text:p>-144464</text:p>
          </table:table-cell>
          <table:table-cell office:value-type="float" office:value="345512" calcext:value-type="float">
            <text:p>345512</text:p>
          </table:table-cell>
          <table:table-cell office:value-type="float" office:value="252800" calcext:value-type="float">
            <text:p>252800</text:p>
          </table:table-cell>
          <table:table-cell office:value-type="float" office:value="798662" calcext:value-type="float">
            <text:p>798662</text:p>
          </table:table-cell>
          <table:table-cell office:value-type="float" office:value="-3918" calcext:value-type="float">
            <text:p>-3918</text:p>
          </table:table-cell>
        </table:table-row>
        <table:table-row table:style-name="ro1">
          <table:table-cell office:value-type="float" office:value="1066" calcext:value-type="float">
            <text:p>1066</text:p>
          </table:table-cell>
          <table:table-cell table:number-columns-repeated="3"/>
          <table:table-cell office:value-type="float" office:value="69103" calcext:value-type="float">
            <text:p>69103</text:p>
          </table:table-cell>
          <table:table-cell office:value-type="float" office:value="-64397" calcext:value-type="float">
            <text:p>-64397</text:p>
          </table:table-cell>
          <table:table-cell office:value-type="float" office:value="357241" calcext:value-type="float">
            <text:p>357241</text:p>
          </table:table-cell>
          <table:table-cell office:value-type="float" office:value="244171" calcext:value-type="float">
            <text:p>244171</text:p>
          </table:table-cell>
          <table:table-cell office:value-type="float" office:value="896003" calcext:value-type="float">
            <text:p>896003</text:p>
          </table:table-cell>
          <table:table-cell office:value-type="float" office:value="48405" calcext:value-type="float">
            <text:p>48405</text:p>
          </table:table-cell>
        </table:table-row>
        <table:table-row table:style-name="ro1">
          <table:table-cell office:value-type="float" office:value="1067" calcext:value-type="float">
            <text:p>1067</text:p>
          </table:table-cell>
          <table:table-cell table:number-columns-repeated="3"/>
          <table:table-cell office:value-type="float" office:value="-77735" calcext:value-type="float">
            <text:p>-77735</text:p>
          </table:table-cell>
          <table:table-cell office:value-type="float" office:value="-64635" calcext:value-type="float">
            <text:p>-64635</text:p>
          </table:table-cell>
          <table:table-cell office:value-type="float" office:value="233861" calcext:value-type="float">
            <text:p>233861</text:p>
          </table:table-cell>
          <table:table-cell office:value-type="float" office:value="241193" calcext:value-type="float">
            <text:p>241193</text:p>
          </table:table-cell>
          <table:table-cell office:value-type="float" office:value="638657" calcext:value-type="float">
            <text:p>638657</text:p>
          </table:table-cell>
          <table:table-cell office:value-type="float" office:value="2721" calcext:value-type="float">
            <text:p>2721</text:p>
          </table:table-cell>
        </table:table-row>
        <table:table-row table:style-name="ro1">
          <table:table-cell office:value-type="float" office:value="1068" calcext:value-type="float">
            <text:p>1068</text:p>
          </table:table-cell>
          <table:table-cell table:number-columns-repeated="3"/>
          <table:table-cell office:value-type="float" office:value="-121651" calcext:value-type="float">
            <text:p>-121651</text:p>
          </table:table-cell>
          <table:table-cell office:value-type="float" office:value="-102855" calcext:value-type="float">
            <text:p>-102855</text:p>
          </table:table-cell>
          <table:table-cell office:value-type="float" office:value="545009" calcext:value-type="float">
            <text:p>545009</text:p>
          </table:table-cell>
          <table:table-cell office:value-type="float" office:value="614983" calcext:value-type="float">
            <text:p>614983</text:p>
          </table:table-cell>
          <table:table-cell office:value-type="float" office:value="1278813" calcext:value-type="float">
            <text:p>1278813</text:p>
          </table:table-cell>
          <table:table-cell office:value-type="float" office:value="-72631" calcext:value-type="float">
            <text:p>-72631</text:p>
          </table:table-cell>
        </table:table-row>
        <table:table-row table:style-name="ro1">
          <table:table-cell office:value-type="float" office:value="1069" calcext:value-type="float">
            <text:p>1069</text:p>
          </table:table-cell>
          <table:table-cell table:number-columns-repeated="3"/>
          <table:table-cell office:value-type="float" office:value="98801" calcext:value-type="float">
            <text:p>98801</text:p>
          </table:table-cell>
          <table:table-cell office:value-type="float" office:value="-111105" calcext:value-type="float">
            <text:p>-111105</text:p>
          </table:table-cell>
          <table:table-cell office:value-type="float" office:value="272535" calcext:value-type="float">
            <text:p>272535</text:p>
          </table:table-cell>
          <table:table-cell office:value-type="float" office:value="247703" calcext:value-type="float">
            <text:p>247703</text:p>
          </table:table-cell>
          <table:table-cell office:value-type="float" office:value="837413" calcext:value-type="float">
            <text:p>837413</text:p>
          </table:table-cell>
          <table:table-cell office:value-type="float" office:value="20553" calcext:value-type="float">
            <text:p>20553</text:p>
          </table:table-cell>
        </table:table-row>
        <table:table-row table:style-name="ro1">
          <table:table-cell office:value-type="float" office:value="1070" calcext:value-type="float">
            <text:p>1070</text:p>
          </table:table-cell>
          <table:table-cell table:number-columns-repeated="3"/>
          <table:table-cell office:value-type="float" office:value="70186" calcext:value-type="float">
            <text:p>70186</text:p>
          </table:table-cell>
          <table:table-cell office:value-type="float" office:value="-131002" calcext:value-type="float">
            <text:p>-131002</text:p>
          </table:table-cell>
          <table:table-cell office:value-type="float" office:value="386272" calcext:value-type="float">
            <text:p>386272</text:p>
          </table:table-cell>
          <table:table-cell office:value-type="float" office:value="183596" calcext:value-type="float">
            <text:p>183596</text:p>
          </table:table-cell>
          <table:table-cell office:value-type="float" office:value="804090" calcext:value-type="float">
            <text:p>804090</text:p>
          </table:table-cell>
          <table:table-cell office:value-type="float" office:value="55694" calcext:value-type="float">
            <text:p>55694</text:p>
          </table:table-cell>
        </table:table-row>
        <table:table-row table:style-name="ro1">
          <table:table-cell office:value-type="float" office:value="1071" calcext:value-type="float">
            <text:p>1071</text:p>
          </table:table-cell>
          <table:table-cell table:number-columns-repeated="3"/>
          <table:table-cell office:value-type="float" office:value="181706" calcext:value-type="float">
            <text:p>181706</text:p>
          </table:table-cell>
          <table:table-cell office:value-type="float" office:value="-57822" calcext:value-type="float">
            <text:p>-57822</text:p>
          </table:table-cell>
          <table:table-cell office:value-type="float" office:value="430036" calcext:value-type="float">
            <text:p>430036</text:p>
          </table:table-cell>
          <table:table-cell office:value-type="float" office:value="336076" calcext:value-type="float">
            <text:p>336076</text:p>
          </table:table-cell>
          <table:table-cell office:value-type="float" office:value="1056546" calcext:value-type="float">
            <text:p>1056546</text:p>
          </table:table-cell>
          <table:table-cell office:value-type="float" office:value="22120" calcext:value-type="float">
            <text:p>22120</text:p>
          </table:table-cell>
        </table:table-row>
        <table:table-row table:style-name="ro1">
          <table:table-cell office:value-type="float" office:value="1072" calcext:value-type="float">
            <text:p>1072</text:p>
          </table:table-cell>
          <table:table-cell table:number-columns-repeated="3"/>
          <table:table-cell office:value-type="float" office:value="-26913" calcext:value-type="float">
            <text:p>-26913</text:p>
          </table:table-cell>
          <table:table-cell office:value-type="float" office:value="-58797" calcext:value-type="float">
            <text:p>-58797</text:p>
          </table:table-cell>
          <table:table-cell office:value-type="float" office:value="78751" calcext:value-type="float">
            <text:p>78751</text:p>
          </table:table-cell>
          <table:table-cell office:value-type="float" office:value="63989" calcext:value-type="float">
            <text:p>63989</text:p>
          </table:table-cell>
          <table:table-cell office:value-type="float" office:value="318951" calcext:value-type="float">
            <text:p>318951</text:p>
          </table:table-cell>
          <table:table-cell office:value-type="float" office:value="-98501" calcext:value-type="float">
            <text:p>-98501</text:p>
          </table:table-cell>
        </table:table-row>
        <table:table-row table:style-name="ro1">
          <table:table-cell office:value-type="float" office:value="1073" calcext:value-type="float">
            <text:p>1073</text:p>
          </table:table-cell>
          <table:table-cell table:number-columns-repeated="3"/>
          <table:table-cell office:value-type="float" office:value="-58923" calcext:value-type="float">
            <text:p>-58923</text:p>
          </table:table-cell>
          <table:table-cell office:value-type="float" office:value="-61077" calcext:value-type="float">
            <text:p>-61077</text:p>
          </table:table-cell>
          <table:table-cell office:value-type="float" office:value="557173" calcext:value-type="float">
            <text:p>557173</text:p>
          </table:table-cell>
          <table:table-cell office:value-type="float" office:value="454183" calcext:value-type="float">
            <text:p>454183</text:p>
          </table:table-cell>
          <table:table-cell office:value-type="float" office:value="1291777" calcext:value-type="float">
            <text:p>1291777</text:p>
          </table:table-cell>
          <table:table-cell office:value-type="float" office:value="-12679" calcext:value-type="float">
            <text:p>-12679</text:p>
          </table:table-cell>
        </table:table-row>
        <table:table-row table:style-name="ro1">
          <table:table-cell office:value-type="float" office:value="1074" calcext:value-type="float">
            <text:p>1074</text:p>
          </table:table-cell>
          <table:table-cell table:number-columns-repeated="3"/>
          <table:table-cell office:value-type="float" office:value="315997" calcext:value-type="float">
            <text:p>315997</text:p>
          </table:table-cell>
          <table:table-cell office:value-type="float" office:value="151883" calcext:value-type="float">
            <text:p>151883</text:p>
          </table:table-cell>
          <table:table-cell office:value-type="float" office:value="449875" calcext:value-type="float">
            <text:p>449875</text:p>
          </table:table-cell>
          <table:table-cell office:value-type="float" office:value="193959" calcext:value-type="float">
            <text:p>193959</text:p>
          </table:table-cell>
          <table:table-cell office:value-type="float" office:value="1022303" calcext:value-type="float">
            <text:p>1022303</text:p>
          </table:table-cell>
          <table:table-cell office:value-type="float" office:value="241827" calcext:value-type="float">
            <text:p>241827</text:p>
          </table:table-cell>
        </table:table-row>
        <table:table-row table:style-name="ro1">
          <table:table-cell office:value-type="float" office:value="1075" calcext:value-type="float">
            <text:p>1075</text:p>
          </table:table-cell>
          <table:table-cell table:number-columns-repeated="3"/>
          <table:table-cell office:value-type="float" office:value="16923" calcext:value-type="float">
            <text:p>16923</text:p>
          </table:table-cell>
          <table:table-cell office:value-type="float" office:value="-5615" calcext:value-type="float">
            <text:p>-5615</text:p>
          </table:table-cell>
          <table:table-cell office:value-type="float" office:value="404239" calcext:value-type="float">
            <text:p>404239</text:p>
          </table:table-cell>
          <table:table-cell office:value-type="float" office:value="91117" calcext:value-type="float">
            <text:p>91117</text:p>
          </table:table-cell>
          <table:table-cell office:value-type="float" office:value="868981" calcext:value-type="float">
            <text:p>868981</text:p>
          </table:table-cell>
          <table:table-cell office:value-type="float" office:value="88051" calcext:value-type="float">
            <text:p>88051</text:p>
          </table:table-cell>
        </table:table-row>
        <table:table-row table:style-name="ro1">
          <table:table-cell office:value-type="float" office:value="1076" calcext:value-type="float">
            <text:p>1076</text:p>
          </table:table-cell>
          <table:table-cell table:number-columns-repeated="3"/>
          <table:table-cell office:value-type="float" office:value="-37191" calcext:value-type="float">
            <text:p>-37191</text:p>
          </table:table-cell>
          <table:table-cell office:value-type="float" office:value="36327" calcext:value-type="float">
            <text:p>36327</text:p>
          </table:table-cell>
          <table:table-cell office:value-type="float" office:value="484361" calcext:value-type="float">
            <text:p>484361</text:p>
          </table:table-cell>
          <table:table-cell office:value-type="float" office:value="349147" calcext:value-type="float">
            <text:p>349147</text:p>
          </table:table-cell>
          <table:table-cell office:value-type="float" office:value="1158133" calcext:value-type="float">
            <text:p>1158133</text:p>
          </table:table-cell>
          <table:table-cell office:value-type="float" office:value="38063" calcext:value-type="float">
            <text:p>38063</text:p>
          </table:table-cell>
        </table:table-row>
        <table:table-row table:style-name="ro1">
          <table:table-cell office:value-type="float" office:value="1077" calcext:value-type="float">
            <text:p>1077</text:p>
          </table:table-cell>
          <table:table-cell table:number-columns-repeated="3"/>
          <table:table-cell office:value-type="float" office:value="201736" calcext:value-type="float">
            <text:p>201736</text:p>
          </table:table-cell>
          <table:table-cell office:value-type="float" office:value="85986" calcext:value-type="float">
            <text:p>85986</text:p>
          </table:table-cell>
          <table:table-cell office:value-type="float" office:value="501588" calcext:value-type="float">
            <text:p>501588</text:p>
          </table:table-cell>
          <table:table-cell office:value-type="float" office:value="176362" calcext:value-type="float">
            <text:p>176362</text:p>
          </table:table-cell>
          <table:table-cell office:value-type="float" office:value="958196" calcext:value-type="float">
            <text:p>958196</text:p>
          </table:table-cell>
          <table:table-cell office:value-type="float" office:value="56756" calcext:value-type="float">
            <text:p>56756</text:p>
          </table:table-cell>
        </table:table-row>
        <table:table-row table:style-name="ro1">
          <table:table-cell office:value-type="float" office:value="1078" calcext:value-type="float">
            <text:p>1078</text:p>
          </table:table-cell>
          <table:table-cell table:number-columns-repeated="3"/>
          <table:table-cell office:value-type="float" office:value="-125496" calcext:value-type="float">
            <text:p>-125496</text:p>
          </table:table-cell>
          <table:table-cell office:value-type="float" office:value="-228056" calcext:value-type="float">
            <text:p>-228056</text:p>
          </table:table-cell>
          <table:table-cell office:value-type="float" office:value="367358" calcext:value-type="float">
            <text:p>367358</text:p>
          </table:table-cell>
          <table:table-cell office:value-type="float" office:value="181818" calcext:value-type="float">
            <text:p>181818</text:p>
          </table:table-cell>
          <table:table-cell office:value-type="float" office:value="719536" calcext:value-type="float">
            <text:p>719536</text:p>
          </table:table-cell>
          <table:table-cell office:value-type="float" office:value="73922" calcext:value-type="float">
            <text:p>73922</text:p>
          </table:table-cell>
        </table:table-row>
        <table:table-row table:style-name="ro1">
          <table:table-cell office:value-type="float" office:value="1079" calcext:value-type="float">
            <text:p>1079</text:p>
          </table:table-cell>
          <table:table-cell table:number-columns-repeated="3"/>
          <table:table-cell office:value-type="float" office:value="93386" calcext:value-type="float">
            <text:p>93386</text:p>
          </table:table-cell>
          <table:table-cell office:value-type="float" office:value="25252" calcext:value-type="float">
            <text:p>25252</text:p>
          </table:table-cell>
          <table:table-cell office:value-type="float" office:value="311740" calcext:value-type="float">
            <text:p>311740</text:p>
          </table:table-cell>
          <table:table-cell office:value-type="float" office:value="128136" calcext:value-type="float">
            <text:p>128136</text:p>
          </table:table-cell>
          <table:table-cell office:value-type="float" office:value="622704" calcext:value-type="float">
            <text:p>622704</text:p>
          </table:table-cell>
          <table:table-cell office:value-type="float" office:value="98960" calcext:value-type="float">
            <text:p>98960</text:p>
          </table:table-cell>
        </table:table-row>
        <table:table-row table:style-name="ro1">
          <table:table-cell office:value-type="float" office:value="1080" calcext:value-type="float">
            <text:p>1080</text:p>
          </table:table-cell>
          <table:table-cell table:number-columns-repeated="3"/>
          <table:table-cell office:value-type="float" office:value="23004" calcext:value-type="float">
            <text:p>23004</text:p>
          </table:table-cell>
          <table:table-cell office:value-type="float" office:value="59986" calcext:value-type="float">
            <text:p>59986</text:p>
          </table:table-cell>
          <table:table-cell office:value-type="float" office:value="712900" calcext:value-type="float">
            <text:p>712900</text:p>
          </table:table-cell>
          <table:table-cell office:value-type="float" office:value="542980" calcext:value-type="float">
            <text:p>542980</text:p>
          </table:table-cell>
          <table:table-cell office:value-type="float" office:value="1574560" calcext:value-type="float">
            <text:p>1574560</text:p>
          </table:table-cell>
          <table:table-cell office:value-type="float" office:value="76678" calcext:value-type="float">
            <text:p>76678</text:p>
          </table:table-cell>
        </table:table-row>
        <table:table-row table:style-name="ro1">
          <table:table-cell office:value-type="float" office:value="1081" calcext:value-type="float">
            <text:p>1081</text:p>
          </table:table-cell>
          <table:table-cell table:number-columns-repeated="3"/>
          <table:table-cell office:value-type="float" office:value="-34037" calcext:value-type="float">
            <text:p>-34037</text:p>
          </table:table-cell>
          <table:table-cell office:value-type="float" office:value="54827" calcext:value-type="float">
            <text:p>54827</text:p>
          </table:table-cell>
          <table:table-cell office:value-type="float" office:value="546127" calcext:value-type="float">
            <text:p>546127</text:p>
          </table:table-cell>
          <table:table-cell office:value-type="float" office:value="473143" calcext:value-type="float">
            <text:p>473143</text:p>
          </table:table-cell>
          <table:table-cell office:value-type="float" office:value="1257605" calcext:value-type="float">
            <text:p>1257605</text:p>
          </table:table-cell>
          <table:table-cell office:value-type="float" office:value="79573" calcext:value-type="float">
            <text:p>79573</text:p>
          </table:table-cell>
        </table:table-row>
        <table:table-row table:style-name="ro1">
          <table:table-cell office:value-type="float" office:value="1082" calcext:value-type="float">
            <text:p>1082</text:p>
          </table:table-cell>
          <table:table-cell table:number-columns-repeated="3"/>
          <table:table-cell office:value-type="float" office:value="46409" calcext:value-type="float">
            <text:p>46409</text:p>
          </table:table-cell>
          <table:table-cell office:value-type="float" office:value="41" calcext:value-type="float">
            <text:p>41</text:p>
          </table:table-cell>
          <table:table-cell office:value-type="float" office:value="520801" calcext:value-type="float">
            <text:p>520801</text:p>
          </table:table-cell>
          <table:table-cell office:value-type="float" office:value="365967" calcext:value-type="float">
            <text:p>365967</text:p>
          </table:table-cell>
          <table:table-cell office:value-type="float" office:value="1136625" calcext:value-type="float">
            <text:p>1136625</text:p>
          </table:table-cell>
          <table:table-cell office:value-type="float" office:value="4235" calcext:value-type="float">
            <text:p>4235</text:p>
          </table:table-cell>
        </table:table-row>
        <table:table-row table:style-name="ro1">
          <table:table-cell office:value-type="float" office:value="1083" calcext:value-type="float">
            <text:p>1083</text:p>
          </table:table-cell>
          <table:table-cell table:number-columns-repeated="3"/>
          <table:table-cell office:value-type="float" office:value="52399" calcext:value-type="float">
            <text:p>52399</text:p>
          </table:table-cell>
          <table:table-cell office:value-type="float" office:value="45601" calcext:value-type="float">
            <text:p>45601</text:p>
          </table:table-cell>
          <table:table-cell office:value-type="float" office:value="531227" calcext:value-type="float">
            <text:p>531227</text:p>
          </table:table-cell>
          <table:table-cell office:value-type="float" office:value="377395" calcext:value-type="float">
            <text:p>377395</text:p>
          </table:table-cell>
          <table:table-cell office:value-type="float" office:value="1293285" calcext:value-type="float">
            <text:p>1293285</text:p>
          </table:table-cell>
          <table:table-cell office:value-type="float" office:value="152617" calcext:value-type="float">
            <text:p>152617</text:p>
          </table:table-cell>
        </table:table-row>
        <table:table-row table:style-name="ro1">
          <table:table-cell office:value-type="float" office:value="1084" calcext:value-type="float">
            <text:p>1084</text:p>
          </table:table-cell>
          <table:table-cell table:number-columns-repeated="3"/>
          <table:table-cell office:value-type="float" office:value="-54447" calcext:value-type="float">
            <text:p>-54447</text:p>
          </table:table-cell>
          <table:table-cell office:value-type="float" office:value="-21195" calcext:value-type="float">
            <text:p>-21195</text:p>
          </table:table-cell>
          <table:table-cell office:value-type="float" office:value="372643" calcext:value-type="float">
            <text:p>372643</text:p>
          </table:table-cell>
          <table:table-cell office:value-type="float" office:value="264667" calcext:value-type="float">
            <text:p>264667</text:p>
          </table:table-cell>
          <table:table-cell office:value-type="float" office:value="920815" calcext:value-type="float">
            <text:p>920815</text:p>
          </table:table-cell>
          <table:table-cell office:value-type="float" office:value="37621" calcext:value-type="float">
            <text:p>37621</text:p>
          </table:table-cell>
        </table:table-row>
        <table:table-row table:style-name="ro1">
          <table:table-cell office:value-type="float" office:value="1085" calcext:value-type="float">
            <text:p>1085</text:p>
          </table:table-cell>
          <table:table-cell table:number-columns-repeated="3"/>
          <table:table-cell office:value-type="float" office:value="159442" calcext:value-type="float">
            <text:p>159442</text:p>
          </table:table-cell>
          <table:table-cell office:value-type="float" office:value="61100" calcext:value-type="float">
            <text:p>61100</text:p>
          </table:table-cell>
          <table:table-cell office:value-type="float" office:value="576810" calcext:value-type="float">
            <text:p>576810</text:p>
          </table:table-cell>
          <table:table-cell office:value-type="float" office:value="224538" calcext:value-type="float">
            <text:p>224538</text:p>
          </table:table-cell>
          <table:table-cell office:value-type="float" office:value="1195956" calcext:value-type="float">
            <text:p>1195956</text:p>
          </table:table-cell>
          <table:table-cell office:value-type="float" office:value="207802" calcext:value-type="float">
            <text:p>207802</text:p>
          </table:table-cell>
        </table:table-row>
        <table:table-row table:style-name="ro1">
          <table:table-cell office:value-type="float" office:value="1086" calcext:value-type="float">
            <text:p>1086</text:p>
          </table:table-cell>
          <table:table-cell table:number-columns-repeated="3"/>
          <table:table-cell office:value-type="float" office:value="-127886" calcext:value-type="float">
            <text:p>-127886</text:p>
          </table:table-cell>
          <table:table-cell office:value-type="float" office:value="-188378" calcext:value-type="float">
            <text:p>-188378</text:p>
          </table:table-cell>
          <table:table-cell office:value-type="float" office:value="380936" calcext:value-type="float">
            <text:p>380936</text:p>
          </table:table-cell>
          <table:table-cell office:value-type="float" office:value="337486" calcext:value-type="float">
            <text:p>337486</text:p>
          </table:table-cell>
          <table:table-cell office:value-type="float" office:value="862104" calcext:value-type="float">
            <text:p>862104</text:p>
          </table:table-cell>
          <table:table-cell office:value-type="float" office:value="-104400" calcext:value-type="float">
            <text:p>-104400</text:p>
          </table:table-cell>
        </table:table-row>
        <table:table-row table:style-name="ro1">
          <table:table-cell office:value-type="float" office:value="1087" calcext:value-type="float">
            <text:p>1087</text:p>
          </table:table-cell>
          <table:table-cell table:number-columns-repeated="3"/>
          <table:table-cell office:value-type="float" office:value="-44334" calcext:value-type="float">
            <text:p>-44334</text:p>
          </table:table-cell>
          <table:table-cell office:value-type="float" office:value="-30814" calcext:value-type="float">
            <text:p>-30814</text:p>
          </table:table-cell>
          <table:table-cell office:value-type="float" office:value="565388" calcext:value-type="float">
            <text:p>565388</text:p>
          </table:table-cell>
          <table:table-cell office:value-type="float" office:value="461506" calcext:value-type="float">
            <text:p>461506</text:p>
          </table:table-cell>
          <table:table-cell office:value-type="float" office:value="1414764" calcext:value-type="float">
            <text:p>1414764</text:p>
          </table:table-cell>
          <table:table-cell office:value-type="float" office:value="148114" calcext:value-type="float">
            <text:p>148114</text:p>
          </table:table-cell>
        </table:table-row>
        <table:table-row table:style-name="ro1">
          <table:table-cell office:value-type="float" office:value="1088" calcext:value-type="float">
            <text:p>1088</text:p>
          </table:table-cell>
          <table:table-cell table:number-columns-repeated="3"/>
          <table:table-cell office:value-type="float" office:value="79753" calcext:value-type="float">
            <text:p>79753</text:p>
          </table:table-cell>
          <table:table-cell office:value-type="float" office:value="137569" calcext:value-type="float">
            <text:p>137569</text:p>
          </table:table-cell>
          <table:table-cell office:value-type="float" office:value="706037" calcext:value-type="float">
            <text:p>706037</text:p>
          </table:table-cell>
          <table:table-cell office:value-type="float" office:value="570001" calcext:value-type="float">
            <text:p>570001</text:p>
          </table:table-cell>
          <table:table-cell office:value-type="float" office:value="1550203" calcext:value-type="float">
            <text:p>1550203</text:p>
          </table:table-cell>
          <table:table-cell office:value-type="float" office:value="-30461" calcext:value-type="float">
            <text:p>-30461</text:p>
          </table:table-cell>
        </table:table-row>
        <table:table-row table:style-name="ro1">
          <table:table-cell office:value-type="float" office:value="1089" calcext:value-type="float">
            <text:p>1089</text:p>
          </table:table-cell>
          <table:table-cell table:number-columns-repeated="3"/>
          <table:table-cell office:value-type="float" office:value="40518" calcext:value-type="float">
            <text:p>40518</text:p>
          </table:table-cell>
          <table:table-cell office:value-type="float" office:value="-268408" calcext:value-type="float">
            <text:p>-268408</text:p>
          </table:table-cell>
          <table:table-cell office:value-type="float" office:value="405550" calcext:value-type="float">
            <text:p>405550</text:p>
          </table:table-cell>
          <table:table-cell office:value-type="float" office:value="310886" calcext:value-type="float">
            <text:p>310886</text:p>
          </table:table-cell>
          <table:table-cell office:value-type="float" office:value="903468" calcext:value-type="float">
            <text:p>903468</text:p>
          </table:table-cell>
          <table:table-cell office:value-type="float" office:value="-25558" calcext:value-type="float">
            <text:p>-25558</text:p>
          </table:table-cell>
        </table:table-row>
        <table:table-row table:style-name="ro1">
          <table:table-cell office:value-type="float" office:value="1090" calcext:value-type="float">
            <text:p>1090</text:p>
          </table:table-cell>
          <table:table-cell table:number-columns-repeated="3"/>
          <table:table-cell office:value-type="float" office:value="-10694" calcext:value-type="float">
            <text:p>-10694</text:p>
          </table:table-cell>
          <table:table-cell office:value-type="float" office:value="78314" calcext:value-type="float">
            <text:p>78314</text:p>
          </table:table-cell>
          <table:table-cell office:value-type="float" office:value="536072" calcext:value-type="float">
            <text:p>536072</text:p>
          </table:table-cell>
          <table:table-cell office:value-type="float" office:value="423832" calcext:value-type="float">
            <text:p>423832</text:p>
          </table:table-cell>
          <table:table-cell office:value-type="float" office:value="1275578" calcext:value-type="float">
            <text:p>1275578</text:p>
          </table:table-cell>
          <table:table-cell office:value-type="float" office:value="121680" calcext:value-type="float">
            <text:p>121680</text:p>
          </table:table-cell>
        </table:table-row>
        <table:table-row table:style-name="ro1">
          <table:table-cell office:value-type="float" office:value="1091" calcext:value-type="float">
            <text:p>1091</text:p>
          </table:table-cell>
          <table:table-cell table:number-columns-repeated="3"/>
          <table:table-cell office:value-type="float" office:value="-263245" calcext:value-type="float">
            <text:p>-263245</text:p>
          </table:table-cell>
          <table:table-cell office:value-type="float" office:value="-128583" calcext:value-type="float">
            <text:p>-128583</text:p>
          </table:table-cell>
          <table:table-cell office:value-type="float" office:value="334587" calcext:value-type="float">
            <text:p>334587</text:p>
          </table:table-cell>
          <table:table-cell office:value-type="float" office:value="223783" calcext:value-type="float">
            <text:p>223783</text:p>
          </table:table-cell>
          <table:table-cell office:value-type="float" office:value="727341" calcext:value-type="float">
            <text:p>727341</text:p>
          </table:table-cell>
          <table:table-cell office:value-type="float" office:value="-14061" calcext:value-type="float">
            <text:p>-14061</text:p>
          </table:table-cell>
        </table:table-row>
        <table:table-row table:style-name="ro1">
          <table:table-cell office:value-type="float" office:value="1092" calcext:value-type="float">
            <text:p>1092</text:p>
          </table:table-cell>
          <table:table-cell table:number-columns-repeated="3"/>
          <table:table-cell office:value-type="float" office:value="32351" calcext:value-type="float">
            <text:p>32351</text:p>
          </table:table-cell>
          <table:table-cell office:value-type="float" office:value="-26461" calcext:value-type="float">
            <text:p>-26461</text:p>
          </table:table-cell>
          <table:table-cell office:value-type="float" office:value="415499" calcext:value-type="float">
            <text:p>415499</text:p>
          </table:table-cell>
          <table:table-cell office:value-type="float" office:value="170285" calcext:value-type="float">
            <text:p>170285</text:p>
          </table:table-cell>
          <table:table-cell office:value-type="float" office:value="1005925" calcext:value-type="float">
            <text:p>1005925</text:p>
          </table:table-cell>
          <table:table-cell office:value-type="float" office:value="132669" calcext:value-type="float">
            <text:p>132669</text:p>
          </table:table-cell>
        </table:table-row>
        <table:table-row table:style-name="ro1">
          <table:table-cell office:value-type="float" office:value="1093" calcext:value-type="float">
            <text:p>1093</text:p>
          </table:table-cell>
          <table:table-cell table:number-columns-repeated="3"/>
          <table:table-cell office:value-type="float" office:value="-2379" calcext:value-type="float">
            <text:p>-2379</text:p>
          </table:table-cell>
          <table:table-cell office:value-type="float" office:value="-87763" calcext:value-type="float">
            <text:p>-87763</text:p>
          </table:table-cell>
          <table:table-cell office:value-type="float" office:value="349347" calcext:value-type="float">
            <text:p>349347</text:p>
          </table:table-cell>
          <table:table-cell office:value-type="float" office:value="163625" calcext:value-type="float">
            <text:p>163625</text:p>
          </table:table-cell>
          <table:table-cell office:value-type="float" office:value="892273" calcext:value-type="float">
            <text:p>892273</text:p>
          </table:table-cell>
          <table:table-cell office:value-type="float" office:value="178217" calcext:value-type="float">
            <text:p>178217</text:p>
          </table:table-cell>
        </table:table-row>
        <table:table-row table:style-name="ro1">
          <table:table-cell office:value-type="float" office:value="1094" calcext:value-type="float">
            <text:p>1094</text:p>
          </table:table-cell>
          <table:table-cell table:number-columns-repeated="3"/>
          <table:table-cell office:value-type="float" office:value="102589" calcext:value-type="float">
            <text:p>102589</text:p>
          </table:table-cell>
          <table:table-cell office:value-type="float" office:value="-57325" calcext:value-type="float">
            <text:p>-57325</text:p>
          </table:table-cell>
          <table:table-cell office:value-type="float" office:value="339053" calcext:value-type="float">
            <text:p>339053</text:p>
          </table:table-cell>
          <table:table-cell office:value-type="float" office:value="388075" calcext:value-type="float">
            <text:p>388075</text:p>
          </table:table-cell>
          <table:table-cell office:value-type="float" office:value="939447" calcext:value-type="float">
            <text:p>939447</text:p>
          </table:table-cell>
          <table:table-cell office:value-type="float" office:value="-52417" calcext:value-type="float">
            <text:p>-52417</text:p>
          </table:table-cell>
        </table:table-row>
        <table:table-row table:style-name="ro1">
          <table:table-cell office:value-type="float" office:value="1095" calcext:value-type="float">
            <text:p>1095</text:p>
          </table:table-cell>
          <table:table-cell table:number-columns-repeated="3"/>
          <table:table-cell office:value-type="float" office:value="232236" calcext:value-type="float">
            <text:p>232236</text:p>
          </table:table-cell>
          <table:table-cell office:value-type="float" office:value="19964" calcext:value-type="float">
            <text:p>19964</text:p>
          </table:table-cell>
          <table:table-cell office:value-type="float" office:value="328994" calcext:value-type="float">
            <text:p>328994</text:p>
          </table:table-cell>
          <table:table-cell office:value-type="float" office:value="111816" calcext:value-type="float">
            <text:p>111816</text:p>
          </table:table-cell>
          <table:table-cell office:value-type="float" office:value="731848" calcext:value-type="float">
            <text:p>731848</text:p>
          </table:table-cell>
          <table:table-cell office:value-type="float" office:value="72094" calcext:value-type="float">
            <text:p>72094</text:p>
          </table:table-cell>
        </table:table-row>
        <table:table-row table:style-name="ro1">
          <table:table-cell office:value-type="float" office:value="1096" calcext:value-type="float">
            <text:p>1096</text:p>
          </table:table-cell>
          <table:table-cell table:number-columns-repeated="3"/>
          <table:table-cell office:value-type="float" office:value="45267" calcext:value-type="float">
            <text:p>45267</text:p>
          </table:table-cell>
          <table:table-cell office:value-type="float" office:value="53047" calcext:value-type="float">
            <text:p>53047</text:p>
          </table:table-cell>
          <table:table-cell office:value-type="float" office:value="507193" calcext:value-type="float">
            <text:p>507193</text:p>
          </table:table-cell>
          <table:table-cell office:value-type="float" office:value="369129" calcext:value-type="float">
            <text:p>369129</text:p>
          </table:table-cell>
          <table:table-cell office:value-type="float" office:value="1128825" calcext:value-type="float">
            <text:p>1128825</text:p>
          </table:table-cell>
          <table:table-cell office:value-type="float" office:value="40775" calcext:value-type="float">
            <text:p>40775</text:p>
          </table:table-cell>
        </table:table-row>
        <table:table-row table:style-name="ro1">
          <table:table-cell office:value-type="float" office:value="1097" calcext:value-type="float">
            <text:p>1097</text:p>
          </table:table-cell>
          <table:table-cell table:number-columns-repeated="3"/>
          <table:table-cell office:value-type="float" office:value="-172723" calcext:value-type="float">
            <text:p>-172723</text:p>
          </table:table-cell>
          <table:table-cell office:value-type="float" office:value="-191439" calcext:value-type="float">
            <text:p>-191439</text:p>
          </table:table-cell>
          <table:table-cell office:value-type="float" office:value="275531" calcext:value-type="float">
            <text:p>275531</text:p>
          </table:table-cell>
          <table:table-cell office:value-type="float" office:value="342937" calcext:value-type="float">
            <text:p>342937</text:p>
          </table:table-cell>
          <table:table-cell office:value-type="float" office:value="745099" calcext:value-type="float">
            <text:p>745099</text:p>
          </table:table-cell>
          <table:table-cell office:value-type="float" office:value="-54965" calcext:value-type="float">
            <text:p>-54965</text:p>
          </table:table-cell>
        </table:table-row>
        <table:table-row table:style-name="ro1">
          <table:table-cell office:value-type="float" office:value="1098" calcext:value-type="float">
            <text:p>1098</text:p>
          </table:table-cell>
          <table:table-cell table:number-columns-repeated="3"/>
          <table:table-cell office:value-type="float" office:value="-67227" calcext:value-type="float">
            <text:p>-67227</text:p>
          </table:table-cell>
          <table:table-cell office:value-type="float" office:value="-30917" calcext:value-type="float">
            <text:p>-30917</text:p>
          </table:table-cell>
          <table:table-cell office:value-type="float" office:value="413631" calcext:value-type="float">
            <text:p>413631</text:p>
          </table:table-cell>
          <table:table-cell office:value-type="float" office:value="316765" calcext:value-type="float">
            <text:p>316765</text:p>
          </table:table-cell>
          <table:table-cell office:value-type="float" office:value="1035355" calcext:value-type="float">
            <text:p>1035355</text:p>
          </table:table-cell>
          <table:table-cell office:value-type="float" office:value="-45183" calcext:value-type="float">
            <text:p>-45183</text:p>
          </table:table-cell>
        </table:table-row>
        <table:table-row table:style-name="ro1">
          <table:table-cell office:value-type="float" office:value="1099" calcext:value-type="float">
            <text:p>1099</text:p>
          </table:table-cell>
          <table:table-cell table:number-columns-repeated="3"/>
          <table:table-cell office:value-type="float" office:value="175287" calcext:value-type="float">
            <text:p>175287</text:p>
          </table:table-cell>
          <table:table-cell office:value-type="float" office:value="-82857" calcext:value-type="float">
            <text:p>-82857</text:p>
          </table:table-cell>
          <table:table-cell office:value-type="float" office:value="351187" calcext:value-type="float">
            <text:p>351187</text:p>
          </table:table-cell>
          <table:table-cell office:value-type="float" office:value="178357" calcext:value-type="float">
            <text:p>178357</text:p>
          </table:table-cell>
          <table:table-cell office:value-type="float" office:value="771531" calcext:value-type="float">
            <text:p>771531</text:p>
          </table:table-cell>
          <table:table-cell office:value-type="float" office:value="-52669" calcext:value-type="float">
            <text:p>-52669</text:p>
          </table:table-cell>
        </table:table-row>
        <table:table-row table:style-name="ro1">
          <table:table-cell office:value-type="float" office:value="1100" calcext:value-type="float">
            <text:p>1100</text:p>
          </table:table-cell>
          <table:table-cell table:number-columns-repeated="3"/>
          <table:table-cell office:value-type="float" office:value="242917" calcext:value-type="float">
            <text:p>242917</text:p>
          </table:table-cell>
          <table:table-cell office:value-type="float" office:value="-94789" calcext:value-type="float">
            <text:p>-94789</text:p>
          </table:table-cell>
          <table:table-cell office:value-type="float" office:value="443689" calcext:value-type="float">
            <text:p>443689</text:p>
          </table:table-cell>
          <table:table-cell office:value-type="float" office:value="148591" calcext:value-type="float">
            <text:p>148591</text:p>
          </table:table-cell>
          <table:table-cell office:value-type="float" office:value="1017433" calcext:value-type="float">
            <text:p>1017433</text:p>
          </table:table-cell>
          <table:table-cell office:value-type="float" office:value="308447" calcext:value-type="float">
            <text:p>308447</text:p>
          </table:table-cell>
        </table:table-row>
        <table:table-row table:style-name="ro1">
          <table:table-cell office:value-type="float" office:value="1101" calcext:value-type="float">
            <text:p>1101</text:p>
          </table:table-cell>
          <table:table-cell table:number-columns-repeated="3"/>
          <table:table-cell office:value-type="float" office:value="164473" calcext:value-type="float">
            <text:p>164473</text:p>
          </table:table-cell>
          <table:table-cell office:value-type="float" office:value="235115" calcext:value-type="float">
            <text:p>235115</text:p>
          </table:table-cell>
          <table:table-cell office:value-type="float" office:value="456169" calcext:value-type="float">
            <text:p>456169</text:p>
          </table:table-cell>
          <table:table-cell office:value-type="float" office:value="330197" calcext:value-type="float">
            <text:p>330197</text:p>
          </table:table-cell>
          <table:table-cell office:value-type="float" office:value="1042259" calcext:value-type="float">
            <text:p>1042259</text:p>
          </table:table-cell>
          <table:table-cell office:value-type="float" office:value="280121" calcext:value-type="float">
            <text:p>280121</text:p>
          </table:table-cell>
        </table:table-row>
        <table:table-row table:style-name="ro1">
          <table:table-cell office:value-type="float" office:value="1102" calcext:value-type="float">
            <text:p>1102</text:p>
          </table:table-cell>
          <table:table-cell table:number-columns-repeated="3"/>
          <table:table-cell office:value-type="float" office:value="-55145" calcext:value-type="float">
            <text:p>-55145</text:p>
          </table:table-cell>
          <table:table-cell office:value-type="float" office:value="-111521" calcext:value-type="float">
            <text:p>-111521</text:p>
          </table:table-cell>
          <table:table-cell office:value-type="float" office:value="267985" calcext:value-type="float">
            <text:p>267985</text:p>
          </table:table-cell>
          <table:table-cell office:value-type="float" office:value="286417" calcext:value-type="float">
            <text:p>286417</text:p>
          </table:table-cell>
          <table:table-cell office:value-type="float" office:value="902955" calcext:value-type="float">
            <text:p>902955</text:p>
          </table:table-cell>
          <table:table-cell office:value-type="float" office:value="-38665" calcext:value-type="float">
            <text:p>-38665</text:p>
          </table:table-cell>
        </table:table-row>
        <table:table-row table:style-name="ro1">
          <table:table-cell office:value-type="float" office:value="1103" calcext:value-type="float">
            <text:p>1103</text:p>
          </table:table-cell>
          <table:table-cell table:number-columns-repeated="3"/>
          <table:table-cell office:value-type="float" office:value="-90816" calcext:value-type="float">
            <text:p>-90816</text:p>
          </table:table-cell>
          <table:table-cell office:value-type="float" office:value="-29084" calcext:value-type="float">
            <text:p>-29084</text:p>
          </table:table-cell>
          <table:table-cell office:value-type="float" office:value="603384" calcext:value-type="float">
            <text:p>603384</text:p>
          </table:table-cell>
          <table:table-cell office:value-type="float" office:value="550004" calcext:value-type="float">
            <text:p>550004</text:p>
          </table:table-cell>
          <table:table-cell office:value-type="float" office:value="1368300" calcext:value-type="float">
            <text:p>1368300</text:p>
          </table:table-cell>
          <table:table-cell office:value-type="float" office:value="18508" calcext:value-type="float">
            <text:p>18508</text:p>
          </table:table-cell>
        </table:table-row>
        <table:table-row table:style-name="ro1">
          <table:table-cell office:value-type="float" office:value="1104" calcext:value-type="float">
            <text:p>1104</text:p>
          </table:table-cell>
          <table:table-cell table:number-columns-repeated="3"/>
          <table:table-cell office:value-type="float" office:value="-54101" calcext:value-type="float">
            <text:p>-54101</text:p>
          </table:table-cell>
          <table:table-cell office:value-type="float" office:value="-197013" calcext:value-type="float">
            <text:p>-197013</text:p>
          </table:table-cell>
          <table:table-cell office:value-type="float" office:value="369477" calcext:value-type="float">
            <text:p>369477</text:p>
          </table:table-cell>
          <table:table-cell office:value-type="float" office:value="171485" calcext:value-type="float">
            <text:p>171485</text:p>
          </table:table-cell>
          <table:table-cell office:value-type="float" office:value="855189" calcext:value-type="float">
            <text:p>855189</text:p>
          </table:table-cell>
          <table:table-cell office:value-type="float" office:value="-28195" calcext:value-type="float">
            <text:p>-28195</text:p>
          </table:table-cell>
        </table:table-row>
        <table:table-row table:style-name="ro1">
          <table:table-cell office:value-type="float" office:value="1105" calcext:value-type="float">
            <text:p>1105</text:p>
          </table:table-cell>
          <table:table-cell table:number-columns-repeated="3"/>
          <table:table-cell office:value-type="float" office:value="118852" calcext:value-type="float">
            <text:p>118852</text:p>
          </table:table-cell>
          <table:table-cell office:value-type="float" office:value="-49208" calcext:value-type="float">
            <text:p>-49208</text:p>
          </table:table-cell>
          <table:table-cell office:value-type="float" office:value="377994" calcext:value-type="float">
            <text:p>377994</text:p>
          </table:table-cell>
          <table:table-cell office:value-type="float" office:value="205778" calcext:value-type="float">
            <text:p>205778</text:p>
          </table:table-cell>
          <table:table-cell office:value-type="float" office:value="776644" calcext:value-type="float">
            <text:p>776644</text:p>
          </table:table-cell>
          <table:table-cell office:value-type="float" office:value="10998" calcext:value-type="float">
            <text:p>10998</text:p>
          </table:table-cell>
        </table:table-row>
        <table:table-row table:style-name="ro1">
          <table:table-cell office:value-type="float" office:value="1106" calcext:value-type="float">
            <text:p>1106</text:p>
          </table:table-cell>
          <table:table-cell table:number-columns-repeated="3"/>
          <table:table-cell office:value-type="float" office:value="-179082" calcext:value-type="float">
            <text:p>-179082</text:p>
          </table:table-cell>
          <table:table-cell office:value-type="float" office:value="-135080" calcext:value-type="float">
            <text:p>-135080</text:p>
          </table:table-cell>
          <table:table-cell office:value-type="float" office:value="269304" calcext:value-type="float">
            <text:p>269304</text:p>
          </table:table-cell>
          <table:table-cell office:value-type="float" office:value="228270" calcext:value-type="float">
            <text:p>228270</text:p>
          </table:table-cell>
          <table:table-cell office:value-type="float" office:value="691634" calcext:value-type="float">
            <text:p>691634</text:p>
          </table:table-cell>
          <table:table-cell office:value-type="float" office:value="-11660" calcext:value-type="float">
            <text:p>-11660</text:p>
          </table:table-cell>
        </table:table-row>
        <table:table-row table:style-name="ro1">
          <table:table-cell office:value-type="float" office:value="1107" calcext:value-type="float">
            <text:p>1107</text:p>
          </table:table-cell>
          <table:table-cell table:number-columns-repeated="3"/>
          <table:table-cell office:value-type="float" office:value="170400" calcext:value-type="float">
            <text:p>170400</text:p>
          </table:table-cell>
          <table:table-cell office:value-type="float" office:value="-27862" calcext:value-type="float">
            <text:p>-27862</text:p>
          </table:table-cell>
          <table:table-cell office:value-type="float" office:value="446538" calcext:value-type="float">
            <text:p>446538</text:p>
          </table:table-cell>
          <table:table-cell office:value-type="float" office:value="127012" calcext:value-type="float">
            <text:p>127012</text:p>
          </table:table-cell>
          <table:table-cell office:value-type="float" office:value="905798" calcext:value-type="float">
            <text:p>905798</text:p>
          </table:table-cell>
          <table:table-cell office:value-type="float" office:value="183522" calcext:value-type="float">
            <text:p>183522</text:p>
          </table:table-cell>
        </table:table-row>
        <table:table-row table:style-name="ro1">
          <table:table-cell office:value-type="float" office:value="1108" calcext:value-type="float">
            <text:p>1108</text:p>
          </table:table-cell>
          <table:table-cell table:number-columns-repeated="3"/>
          <table:table-cell office:value-type="float" office:value="169051" calcext:value-type="float">
            <text:p>169051</text:p>
          </table:table-cell>
          <table:table-cell office:value-type="float" office:value="26211" calcext:value-type="float">
            <text:p>26211</text:p>
          </table:table-cell>
          <table:table-cell office:value-type="float" office:value="392527" calcext:value-type="float">
            <text:p>392527</text:p>
          </table:table-cell>
          <table:table-cell office:value-type="float" office:value="267593" calcext:value-type="float">
            <text:p>267593</text:p>
          </table:table-cell>
          <table:table-cell office:value-type="float" office:value="903365" calcext:value-type="float">
            <text:p>903365</text:p>
          </table:table-cell>
          <table:table-cell office:value-type="float" office:value="40401" calcext:value-type="float">
            <text:p>40401</text:p>
          </table:table-cell>
        </table:table-row>
        <table:table-row table:style-name="ro1">
          <table:table-cell office:value-type="float" office:value="1109" calcext:value-type="float">
            <text:p>1109</text:p>
          </table:table-cell>
          <table:table-cell table:number-columns-repeated="3"/>
          <table:table-cell office:value-type="float" office:value="-193248" calcext:value-type="float">
            <text:p>-193248</text:p>
          </table:table-cell>
          <table:table-cell office:value-type="float" office:value="378230" calcext:value-type="float">
            <text:p>378230</text:p>
          </table:table-cell>
          <table:table-cell office:value-type="float" office:value="634428" calcext:value-type="float">
            <text:p>634428</text:p>
          </table:table-cell>
          <table:table-cell office:value-type="float" office:value="655276" calcext:value-type="float">
            <text:p>655276</text:p>
          </table:table-cell>
          <table:table-cell office:value-type="float" office:value="1589516" calcext:value-type="float">
            <text:p>1589516</text:p>
          </table:table-cell>
          <table:table-cell office:value-type="float" office:value="158696" calcext:value-type="float">
            <text:p>158696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table:number-columns-repeated="3"/>
          <table:table-cell office:value-type="float" office:value="-28800" calcext:value-type="float">
            <text:p>-28800</text:p>
          </table:table-cell>
          <table:table-cell office:value-type="float" office:value="20318" calcext:value-type="float">
            <text:p>20318</text:p>
          </table:table-cell>
          <table:table-cell office:value-type="float" office:value="542476" calcext:value-type="float">
            <text:p>542476</text:p>
          </table:table-cell>
          <table:table-cell office:value-type="float" office:value="421130" calcext:value-type="float">
            <text:p>421130</text:p>
          </table:table-cell>
          <table:table-cell office:value-type="float" office:value="1261026" calcext:value-type="float">
            <text:p>1261026</text:p>
          </table:table-cell>
          <table:table-cell office:value-type="float" office:value="51702" calcext:value-type="float">
            <text:p>51702</text:p>
          </table:table-cell>
        </table:table-row>
        <table:table-row table:style-name="ro1">
          <table:table-cell office:value-type="float" office:value="1111" calcext:value-type="float">
            <text:p>1111</text:p>
          </table:table-cell>
          <table:table-cell table:number-columns-repeated="3"/>
          <table:table-cell office:value-type="float" office:value="-69633" calcext:value-type="float">
            <text:p>-69633</text:p>
          </table:table-cell>
          <table:table-cell office:value-type="float" office:value="-104103" calcext:value-type="float">
            <text:p>-104103</text:p>
          </table:table-cell>
          <table:table-cell office:value-type="float" office:value="466403" calcext:value-type="float">
            <text:p>466403</text:p>
          </table:table-cell>
          <table:table-cell office:value-type="float" office:value="290703" calcext:value-type="float">
            <text:p>290703</text:p>
          </table:table-cell>
          <table:table-cell office:value-type="float" office:value="974503" calcext:value-type="float">
            <text:p>974503</text:p>
          </table:table-cell>
          <table:table-cell office:value-type="float" office:value="-80109" calcext:value-type="float">
            <text:p>-80109</text:p>
          </table:table-cell>
        </table:table-row>
        <table:table-row table:style-name="ro1">
          <table:table-cell office:value-type="float" office:value="1112" calcext:value-type="float">
            <text:p>1112</text:p>
          </table:table-cell>
          <table:table-cell table:number-columns-repeated="3"/>
          <table:table-cell office:value-type="float" office:value="-28013" calcext:value-type="float">
            <text:p>-28013</text:p>
          </table:table-cell>
          <table:table-cell office:value-type="float" office:value="86987" calcext:value-type="float">
            <text:p>86987</text:p>
          </table:table-cell>
          <table:table-cell office:value-type="float" office:value="553015" calcext:value-type="float">
            <text:p>553015</text:p>
          </table:table-cell>
          <table:table-cell office:value-type="float" office:value="302693" calcext:value-type="float">
            <text:p>302693</text:p>
          </table:table-cell>
          <table:table-cell office:value-type="float" office:value="1191593" calcext:value-type="float">
            <text:p>1191593</text:p>
          </table:table-cell>
          <table:table-cell office:value-type="float" office:value="113205" calcext:value-type="float">
            <text:p>113205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table:number-columns-repeated="3"/>
          <table:table-cell office:value-type="float" office:value="-83716" calcext:value-type="float">
            <text:p>-83716</text:p>
          </table:table-cell>
          <table:table-cell office:value-type="float" office:value="-141282" calcext:value-type="float">
            <text:p>-141282</text:p>
          </table:table-cell>
          <table:table-cell office:value-type="float" office:value="237038" calcext:value-type="float">
            <text:p>237038</text:p>
          </table:table-cell>
          <table:table-cell office:value-type="float" office:value="146480" calcext:value-type="float">
            <text:p>146480</text:p>
          </table:table-cell>
          <table:table-cell office:value-type="float" office:value="511398" calcext:value-type="float">
            <text:p>511398</text:p>
          </table:table-cell>
          <table:table-cell office:value-type="float" office:value="36776" calcext:value-type="float">
            <text:p>36776</text:p>
          </table:table-cell>
        </table:table-row>
        <table:table-row table:style-name="ro1">
          <table:table-cell office:value-type="float" office:value="1114" calcext:value-type="float">
            <text:p>1114</text:p>
          </table:table-cell>
          <table:table-cell table:number-columns-repeated="3"/>
          <table:table-cell office:value-type="float" office:value="77380" calcext:value-type="float">
            <text:p>77380</text:p>
          </table:table-cell>
          <table:table-cell office:value-type="float" office:value="-121944" calcext:value-type="float">
            <text:p>-121944</text:p>
          </table:table-cell>
          <table:table-cell office:value-type="float" office:value="412462" calcext:value-type="float">
            <text:p>412462</text:p>
          </table:table-cell>
          <table:table-cell office:value-type="float" office:value="344800" calcext:value-type="float">
            <text:p>344800</text:p>
          </table:table-cell>
          <table:table-cell office:value-type="float" office:value="882574" calcext:value-type="float">
            <text:p>882574</text:p>
          </table:table-cell>
          <table:table-cell office:value-type="float" office:value="-29016" calcext:value-type="float">
            <text:p>-29016</text:p>
          </table:table-cell>
        </table:table-row>
        <table:table-row table:style-name="ro1">
          <table:table-cell office:value-type="float" office:value="1115" calcext:value-type="float">
            <text:p>1115</text:p>
          </table:table-cell>
          <table:table-cell table:number-columns-repeated="3"/>
          <table:table-cell office:value-type="float" office:value="-214292" calcext:value-type="float">
            <text:p>-214292</text:p>
          </table:table-cell>
          <table:table-cell office:value-type="float" office:value="-126646" calcext:value-type="float">
            <text:p>-126646</text:p>
          </table:table-cell>
          <table:table-cell office:value-type="float" office:value="272876" calcext:value-type="float">
            <text:p>272876</text:p>
          </table:table-cell>
          <table:table-cell office:value-type="float" office:value="242464" calcext:value-type="float">
            <text:p>242464</text:p>
          </table:table-cell>
          <table:table-cell office:value-type="float" office:value="775956" calcext:value-type="float">
            <text:p>775956</text:p>
          </table:table-cell>
          <table:table-cell office:value-type="float" office:value="-68496" calcext:value-type="float">
            <text:p>-68496</text:p>
          </table:table-cell>
        </table:table-row>
        <table:table-row table:style-name="ro1">
          <table:table-cell office:value-type="float" office:value="1116" calcext:value-type="float">
            <text:p>1116</text:p>
          </table:table-cell>
          <table:table-cell table:number-columns-repeated="3"/>
          <table:table-cell office:value-type="float" office:value="70767" calcext:value-type="float">
            <text:p>70767</text:p>
          </table:table-cell>
          <table:table-cell office:value-type="float" office:value="-7451" calcext:value-type="float">
            <text:p>-7451</text:p>
          </table:table-cell>
          <table:table-cell office:value-type="float" office:value="463419" calcext:value-type="float">
            <text:p>463419</text:p>
          </table:table-cell>
          <table:table-cell office:value-type="float" office:value="180309" calcext:value-type="float">
            <text:p>180309</text:p>
          </table:table-cell>
          <table:table-cell office:value-type="float" office:value="976487" calcext:value-type="float">
            <text:p>976487</text:p>
          </table:table-cell>
          <table:table-cell office:value-type="float" office:value="73963" calcext:value-type="float">
            <text:p>73963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table:number-columns-repeated="3"/>
          <table:table-cell office:value-type="float" office:value="112392" calcext:value-type="float">
            <text:p>112392</text:p>
          </table:table-cell>
          <table:table-cell office:value-type="float" office:value="-3914" calcext:value-type="float">
            <text:p>-3914</text:p>
          </table:table-cell>
          <table:table-cell office:value-type="float" office:value="321022" calcext:value-type="float">
            <text:p>321022</text:p>
          </table:table-cell>
          <table:table-cell office:value-type="float" office:value="233668" calcext:value-type="float">
            <text:p>233668</text:p>
          </table:table-cell>
          <table:table-cell office:value-type="float" office:value="857522" calcext:value-type="float">
            <text:p>857522</text:p>
          </table:table-cell>
          <table:table-cell office:value-type="float" office:value="109986" calcext:value-type="float">
            <text:p>109986</text:p>
          </table:table-cell>
        </table:table-row>
        <table:table-row table:style-name="ro1">
          <table:table-cell office:value-type="float" office:value="1118" calcext:value-type="float">
            <text:p>1118</text:p>
          </table:table-cell>
          <table:table-cell table:number-columns-repeated="3"/>
          <table:table-cell office:value-type="float" office:value="-13726" calcext:value-type="float">
            <text:p>-13726</text:p>
          </table:table-cell>
          <table:table-cell office:value-type="float" office:value="-114092" calcext:value-type="float">
            <text:p>-114092</text:p>
          </table:table-cell>
          <table:table-cell office:value-type="float" office:value="479030" calcext:value-type="float">
            <text:p>479030</text:p>
          </table:table-cell>
          <table:table-cell office:value-type="float" office:value="372136" calcext:value-type="float">
            <text:p>372136</text:p>
          </table:table-cell>
          <table:table-cell office:value-type="float" office:value="1202190" calcext:value-type="float">
            <text:p>1202190</text:p>
          </table:table-cell>
          <table:table-cell office:value-type="float" office:value="96938" calcext:value-type="float">
            <text:p>96938</text:p>
          </table:table-cell>
        </table:table-row>
        <table:table-row table:style-name="ro1">
          <table:table-cell office:value-type="float" office:value="1119" calcext:value-type="float">
            <text:p>1119</text:p>
          </table:table-cell>
          <table:table-cell table:number-columns-repeated="3"/>
          <table:table-cell office:value-type="float" office:value="-115231" calcext:value-type="float">
            <text:p>-115231</text:p>
          </table:table-cell>
          <table:table-cell office:value-type="float" office:value="-34141" calcext:value-type="float">
            <text:p>-34141</text:p>
          </table:table-cell>
          <table:table-cell office:value-type="float" office:value="690865" calcext:value-type="float">
            <text:p>690865</text:p>
          </table:table-cell>
          <table:table-cell office:value-type="float" office:value="587089" calcext:value-type="float">
            <text:p>587089</text:p>
          </table:table-cell>
          <table:table-cell office:value-type="float" office:value="1595913" calcext:value-type="float">
            <text:p>1595913</text:p>
          </table:table-cell>
          <table:table-cell office:value-type="float" office:value="-27699" calcext:value-type="float">
            <text:p>-27699</text:p>
          </table:table-cell>
        </table:table-row>
        <table:table-row table:style-name="ro1">
          <table:table-cell office:value-type="float" office:value="1120" calcext:value-type="float">
            <text:p>1120</text:p>
          </table:table-cell>
          <table:table-cell table:number-columns-repeated="3"/>
          <table:table-cell office:value-type="float" office:value="133337" calcext:value-type="float">
            <text:p>133337</text:p>
          </table:table-cell>
          <table:table-cell office:value-type="float" office:value="93097" calcext:value-type="float">
            <text:p>93097</text:p>
          </table:table-cell>
          <table:table-cell office:value-type="float" office:value="570081" calcext:value-type="float">
            <text:p>570081</text:p>
          </table:table-cell>
          <table:table-cell office:value-type="float" office:value="434021" calcext:value-type="float">
            <text:p>434021</text:p>
          </table:table-cell>
          <table:table-cell office:value-type="float" office:value="1343267" calcext:value-type="float">
            <text:p>1343267</text:p>
          </table:table-cell>
          <table:table-cell office:value-type="float" office:value="89801" calcext:value-type="float">
            <text:p>89801</text:p>
          </table:table-cell>
        </table:table-row>
        <table:table-row table:style-name="ro1">
          <table:table-cell office:value-type="float" office:value="1121" calcext:value-type="float">
            <text:p>1121</text:p>
          </table:table-cell>
          <table:table-cell table:number-columns-repeated="3"/>
          <table:table-cell office:value-type="float" office:value="27233" calcext:value-type="float">
            <text:p>27233</text:p>
          </table:table-cell>
          <table:table-cell office:value-type="float" office:value="-73813" calcext:value-type="float">
            <text:p>-73813</text:p>
          </table:table-cell>
          <table:table-cell office:value-type="float" office:value="449733" calcext:value-type="float">
            <text:p>449733</text:p>
          </table:table-cell>
          <table:table-cell office:value-type="float" office:value="289079" calcext:value-type="float">
            <text:p>289079</text:p>
          </table:table-cell>
          <table:table-cell office:value-type="float" office:value="987779" calcext:value-type="float">
            <text:p>987779</text:p>
          </table:table-cell>
          <table:table-cell office:value-type="float" office:value="-54263" calcext:value-type="float">
            <text:p>-54263</text:p>
          </table:table-cell>
        </table:table-row>
        <table:table-row table:style-name="ro1">
          <table:table-cell office:value-type="float" office:value="1122" calcext:value-type="float">
            <text:p>1122</text:p>
          </table:table-cell>
          <table:table-cell table:number-columns-repeated="3"/>
          <table:table-cell office:value-type="float" office:value="198155" calcext:value-type="float">
            <text:p>198155</text:p>
          </table:table-cell>
          <table:table-cell office:value-type="float" office:value="22259" calcext:value-type="float">
            <text:p>22259</text:p>
          </table:table-cell>
          <table:table-cell office:value-type="float" office:value="358213" calcext:value-type="float">
            <text:p>358213</text:p>
          </table:table-cell>
          <table:table-cell office:value-type="float" office:value="289771" calcext:value-type="float">
            <text:p>289771</text:p>
          </table:table-cell>
          <table:table-cell office:value-type="float" office:value="883115" calcext:value-type="float">
            <text:p>883115</text:p>
          </table:table-cell>
          <table:table-cell office:value-type="float" office:value="117335" calcext:value-type="float">
            <text:p>117335</text:p>
          </table:table-cell>
        </table:table-row>
        <table:table-row table:style-name="ro1">
          <table:table-cell office:value-type="float" office:value="1123" calcext:value-type="float">
            <text:p>1123</text:p>
          </table:table-cell>
          <table:table-cell table:number-columns-repeated="3"/>
          <table:table-cell office:value-type="float" office:value="-213611" calcext:value-type="float">
            <text:p>-213611</text:p>
          </table:table-cell>
          <table:table-cell office:value-type="float" office:value="-162689" calcext:value-type="float">
            <text:p>-162689</text:p>
          </table:table-cell>
          <table:table-cell office:value-type="float" office:value="375681" calcext:value-type="float">
            <text:p>375681</text:p>
          </table:table-cell>
          <table:table-cell office:value-type="float" office:value="222931" calcext:value-type="float">
            <text:p>222931</text:p>
          </table:table-cell>
          <table:table-cell office:value-type="float" office:value="817895" calcext:value-type="float">
            <text:p>817895</text:p>
          </table:table-cell>
          <table:table-cell office:value-type="float" office:value="17311" calcext:value-type="float">
            <text:p>17311</text:p>
          </table:table-cell>
        </table:table-row>
        <table:table-row table:style-name="ro1">
          <table:table-cell office:value-type="float" office:value="1124" calcext:value-type="float">
            <text:p>1124</text:p>
          </table:table-cell>
          <table:table-cell table:number-columns-repeated="3"/>
          <table:table-cell office:value-type="float" office:value="68109" calcext:value-type="float">
            <text:p>68109</text:p>
          </table:table-cell>
          <table:table-cell office:value-type="float" office:value="29983" calcext:value-type="float">
            <text:p>29983</text:p>
          </table:table-cell>
          <table:table-cell office:value-type="float" office:value="441985" calcext:value-type="float">
            <text:p>441985</text:p>
          </table:table-cell>
          <table:table-cell office:value-type="float" office:value="322749" calcext:value-type="float">
            <text:p>322749</text:p>
          </table:table-cell>
          <table:table-cell office:value-type="float" office:value="1127199" calcext:value-type="float">
            <text:p>1127199</text:p>
          </table:table-cell>
          <table:table-cell office:value-type="float" office:value="57431" calcext:value-type="float">
            <text:p>57431</text:p>
          </table:table-cell>
        </table:table-row>
        <table:table-row table:style-name="ro1">
          <table:table-cell office:value-type="float" office:value="1125" calcext:value-type="float">
            <text:p>1125</text:p>
          </table:table-cell>
          <table:table-cell table:number-columns-repeated="3"/>
          <table:table-cell office:value-type="float" office:value="81800" calcext:value-type="float">
            <text:p>81800</text:p>
          </table:table-cell>
          <table:table-cell office:value-type="float" office:value="174826" calcext:value-type="float">
            <text:p>174826</text:p>
          </table:table-cell>
          <table:table-cell office:value-type="float" office:value="662264" calcext:value-type="float">
            <text:p>662264</text:p>
          </table:table-cell>
          <table:table-cell office:value-type="float" office:value="398738" calcext:value-type="float">
            <text:p>398738</text:p>
          </table:table-cell>
          <table:table-cell office:value-type="float" office:value="1453718" calcext:value-type="float">
            <text:p>1453718</text:p>
          </table:table-cell>
          <table:table-cell office:value-type="float" office:value="239242" calcext:value-type="float">
            <text:p>239242</text:p>
          </table:table-cell>
        </table:table-row>
        <table:table-row table:style-name="ro1">
          <table:table-cell office:value-type="float" office:value="1126" calcext:value-type="float">
            <text:p>1126</text:p>
          </table:table-cell>
          <table:table-cell table:number-columns-repeated="3"/>
          <table:table-cell office:value-type="float" office:value="103211" calcext:value-type="float">
            <text:p>103211</text:p>
          </table:table-cell>
          <table:table-cell office:value-type="float" office:value="37491" calcext:value-type="float">
            <text:p>37491</text:p>
          </table:table-cell>
          <table:table-cell office:value-type="float" office:value="216829" calcext:value-type="float">
            <text:p>216829</text:p>
          </table:table-cell>
          <table:table-cell office:value-type="float" office:value="159803" calcext:value-type="float">
            <text:p>159803</text:p>
          </table:table-cell>
          <table:table-cell office:value-type="float" office:value="546519" calcext:value-type="float">
            <text:p>546519</text:p>
          </table:table-cell>
          <table:table-cell office:value-type="float" office:value="-6517" calcext:value-type="float">
            <text:p>-6517</text:p>
          </table:table-cell>
        </table:table-row>
        <table:table-row table:style-name="ro1">
          <table:table-cell office:value-type="float" office:value="1127" calcext:value-type="float">
            <text:p>1127</text:p>
          </table:table-cell>
          <table:table-cell table:number-columns-repeated="3"/>
          <table:table-cell office:value-type="float" office:value="77524" calcext:value-type="float">
            <text:p>77524</text:p>
          </table:table-cell>
          <table:table-cell office:value-type="float" office:value="-3156" calcext:value-type="float">
            <text:p>-3156</text:p>
          </table:table-cell>
          <table:table-cell office:value-type="float" office:value="548394" calcext:value-type="float">
            <text:p>548394</text:p>
          </table:table-cell>
          <table:table-cell office:value-type="float" office:value="449536" calcext:value-type="float">
            <text:p>449536</text:p>
          </table:table-cell>
          <table:table-cell office:value-type="float" office:value="1201024" calcext:value-type="float">
            <text:p>1201024</text:p>
          </table:table-cell>
          <table:table-cell office:value-type="float" office:value="-112930" calcext:value-type="float">
            <text:p>-112930</text:p>
          </table:table-cell>
        </table:table-row>
        <table:table-row table:style-name="ro1">
          <table:table-cell office:value-type="float" office:value="1128" calcext:value-type="float">
            <text:p>1128</text:p>
          </table:table-cell>
          <table:table-cell table:number-columns-repeated="3"/>
          <table:table-cell office:value-type="float" office:value="55217" calcext:value-type="float">
            <text:p>55217</text:p>
          </table:table-cell>
          <table:table-cell office:value-type="float" office:value="-21259" calcext:value-type="float">
            <text:p>-21259</text:p>
          </table:table-cell>
          <table:table-cell office:value-type="float" office:value="401585" calcext:value-type="float">
            <text:p>401585</text:p>
          </table:table-cell>
          <table:table-cell office:value-type="float" office:value="342737" calcext:value-type="float">
            <text:p>342737</text:p>
          </table:table-cell>
          <table:table-cell office:value-type="float" office:value="940059" calcext:value-type="float">
            <text:p>940059</text:p>
          </table:table-cell>
          <table:table-cell office:value-type="float" office:value="91455" calcext:value-type="float">
            <text:p>91455</text:p>
          </table:table-cell>
        </table:table-row>
        <table:table-row table:style-name="ro1">
          <table:table-cell office:value-type="float" office:value="1129" calcext:value-type="float">
            <text:p>1129</text:p>
          </table:table-cell>
          <table:table-cell table:number-columns-repeated="3"/>
          <table:table-cell office:value-type="float" office:value="-128064" calcext:value-type="float">
            <text:p>-128064</text:p>
          </table:table-cell>
          <table:table-cell office:value-type="float" office:value="-197516" calcext:value-type="float">
            <text:p>-197516</text:p>
          </table:table-cell>
          <table:table-cell office:value-type="float" office:value="250364" calcext:value-type="float">
            <text:p>250364</text:p>
          </table:table-cell>
          <table:table-cell office:value-type="float" office:value="321552" calcext:value-type="float">
            <text:p>321552</text:p>
          </table:table-cell>
          <table:table-cell office:value-type="float" office:value="709806" calcext:value-type="float">
            <text:p>709806</text:p>
          </table:table-cell>
          <table:table-cell office:value-type="float" office:value="-17220" calcext:value-type="float">
            <text:p>-17220</text:p>
          </table:table-cell>
        </table:table-row>
        <table:table-row table:style-name="ro1">
          <table:table-cell office:value-type="float" office:value="1130" calcext:value-type="float">
            <text:p>1130</text:p>
          </table:table-cell>
          <table:table-cell table:number-columns-repeated="3"/>
          <table:table-cell office:value-type="float" office:value="234951" calcext:value-type="float">
            <text:p>234951</text:p>
          </table:table-cell>
          <table:table-cell office:value-type="float" office:value="-30571" calcext:value-type="float">
            <text:p>-30571</text:p>
          </table:table-cell>
          <table:table-cell office:value-type="float" office:value="575533" calcext:value-type="float">
            <text:p>575533</text:p>
          </table:table-cell>
          <table:table-cell office:value-type="float" office:value="202809" calcext:value-type="float">
            <text:p>202809</text:p>
          </table:table-cell>
          <table:table-cell office:value-type="float" office:value="1038825" calcext:value-type="float">
            <text:p>1038825</text:p>
          </table:table-cell>
          <table:table-cell office:value-type="float" office:value="156541" calcext:value-type="float">
            <text:p>156541</text:p>
          </table:table-cell>
        </table:table-row>
        <table:table-row table:style-name="ro1">
          <table:table-cell office:value-type="float" office:value="1131" calcext:value-type="float">
            <text:p>1131</text:p>
          </table:table-cell>
          <table:table-cell table:number-columns-repeated="3"/>
          <table:table-cell office:value-type="float" office:value="-195881" calcext:value-type="float">
            <text:p>-195881</text:p>
          </table:table-cell>
          <table:table-cell office:value-type="float" office:value="-207283" calcext:value-type="float">
            <text:p>-207283</text:p>
          </table:table-cell>
          <table:table-cell office:value-type="float" office:value="324829" calcext:value-type="float">
            <text:p>324829</text:p>
          </table:table-cell>
          <table:table-cell office:value-type="float" office:value="134257" calcext:value-type="float">
            <text:p>134257</text:p>
          </table:table-cell>
          <table:table-cell office:value-type="float" office:value="764413" calcext:value-type="float">
            <text:p>764413</text:p>
          </table:table-cell>
          <table:table-cell office:value-type="float" office:value="-32291" calcext:value-type="float">
            <text:p>-32291</text:p>
          </table:table-cell>
        </table:table-row>
        <table:table-row table:style-name="ro1">
          <table:table-cell office:value-type="float" office:value="1132" calcext:value-type="float">
            <text:p>1132</text:p>
          </table:table-cell>
          <table:table-cell table:number-columns-repeated="3"/>
          <table:table-cell office:value-type="float" office:value="-215790" calcext:value-type="float">
            <text:p>-215790</text:p>
          </table:table-cell>
          <table:table-cell office:value-type="float" office:value="-14710" calcext:value-type="float">
            <text:p>-14710</text:p>
          </table:table-cell>
          <table:table-cell office:value-type="float" office:value="594354" calcext:value-type="float">
            <text:p>594354</text:p>
          </table:table-cell>
          <table:table-cell office:value-type="float" office:value="525928" calcext:value-type="float">
            <text:p>525928</text:p>
          </table:table-cell>
          <table:table-cell office:value-type="float" office:value="1462454" calcext:value-type="float">
            <text:p>1462454</text:p>
          </table:table-cell>
          <table:table-cell office:value-type="float" office:value="-110026" calcext:value-type="float">
            <text:p>-110026</text:p>
          </table:table-cell>
        </table:table-row>
        <table:table-row table:style-name="ro1">
          <table:table-cell office:value-type="float" office:value="1133" calcext:value-type="float">
            <text:p>1133</text:p>
          </table:table-cell>
          <table:table-cell table:number-columns-repeated="3"/>
          <table:table-cell office:value-type="float" office:value="-115175" calcext:value-type="float">
            <text:p>-115175</text:p>
          </table:table-cell>
          <table:table-cell office:value-type="float" office:value="-87589" calcext:value-type="float">
            <text:p>-87589</text:p>
          </table:table-cell>
          <table:table-cell office:value-type="float" office:value="267491" calcext:value-type="float">
            <text:p>267491</text:p>
          </table:table-cell>
          <table:table-cell office:value-type="float" office:value="170149" calcext:value-type="float">
            <text:p>170149</text:p>
          </table:table-cell>
          <table:table-cell office:value-type="float" office:value="705897" calcext:value-type="float">
            <text:p>705897</text:p>
          </table:table-cell>
          <table:table-cell office:value-type="float" office:value="130313" calcext:value-type="float">
            <text:p>130313</text:p>
          </table:table-cell>
        </table:table-row>
        <table:table-row table:style-name="ro1">
          <table:table-cell office:value-type="float" office:value="1134" calcext:value-type="float">
            <text:p>1134</text:p>
          </table:table-cell>
          <table:table-cell table:number-columns-repeated="3"/>
          <table:table-cell office:value-type="float" office:value="-3007" calcext:value-type="float">
            <text:p>-3007</text:p>
          </table:table-cell>
          <table:table-cell office:value-type="float" office:value="-124633" calcext:value-type="float">
            <text:p>-124633</text:p>
          </table:table-cell>
          <table:table-cell office:value-type="float" office:value="380341" calcext:value-type="float">
            <text:p>380341</text:p>
          </table:table-cell>
          <table:table-cell office:value-type="float" office:value="407449" calcext:value-type="float">
            <text:p>407449</text:p>
          </table:table-cell>
          <table:table-cell office:value-type="float" office:value="975155" calcext:value-type="float">
            <text:p>975155</text:p>
          </table:table-cell>
          <table:table-cell office:value-type="float" office:value="16799" calcext:value-type="float">
            <text:p>16799</text:p>
          </table:table-cell>
        </table:table-row>
        <table:table-row table:style-name="ro1">
          <table:table-cell office:value-type="float" office:value="1135" calcext:value-type="float">
            <text:p>1135</text:p>
          </table:table-cell>
          <table:table-cell table:number-columns-repeated="3"/>
          <table:table-cell office:value-type="float" office:value="-85077" calcext:value-type="float">
            <text:p>-85077</text:p>
          </table:table-cell>
          <table:table-cell office:value-type="float" office:value="-125541" calcext:value-type="float">
            <text:p>-125541</text:p>
          </table:table-cell>
          <table:table-cell office:value-type="float" office:value="231049" calcext:value-type="float">
            <text:p>231049</text:p>
          </table:table-cell>
          <table:table-cell office:value-type="float" office:value="171425" calcext:value-type="float">
            <text:p>171425</text:p>
          </table:table-cell>
          <table:table-cell office:value-type="float" office:value="580149" calcext:value-type="float">
            <text:p>580149</text:p>
          </table:table-cell>
          <table:table-cell office:value-type="float" office:value="53505" calcext:value-type="float">
            <text:p>53505</text:p>
          </table:table-cell>
        </table:table-row>
        <table:table-row table:style-name="ro1">
          <table:table-cell office:value-type="float" office:value="1136" calcext:value-type="float">
            <text:p>1136</text:p>
          </table:table-cell>
          <table:table-cell table:number-columns-repeated="3"/>
          <table:table-cell office:value-type="float" office:value="-127535" calcext:value-type="float">
            <text:p>-127535</text:p>
          </table:table-cell>
          <table:table-cell office:value-type="float" office:value="-109523" calcext:value-type="float">
            <text:p>-109523</text:p>
          </table:table-cell>
          <table:table-cell office:value-type="float" office:value="292553" calcext:value-type="float">
            <text:p>292553</text:p>
          </table:table-cell>
          <table:table-cell office:value-type="float" office:value="242795" calcext:value-type="float">
            <text:p>242795</text:p>
          </table:table-cell>
          <table:table-cell office:value-type="float" office:value="706501" calcext:value-type="float">
            <text:p>706501</text:p>
          </table:table-cell>
          <table:table-cell office:value-type="float" office:value="21921" calcext:value-type="float">
            <text:p>21921</text:p>
          </table:table-cell>
        </table:table-row>
        <table:table-row table:style-name="ro1">
          <table:table-cell office:value-type="float" office:value="1137" calcext:value-type="float">
            <text:p>1137</text:p>
          </table:table-cell>
          <table:table-cell table:number-columns-repeated="3"/>
          <table:table-cell office:value-type="float" office:value="-34656" calcext:value-type="float">
            <text:p>-34656</text:p>
          </table:table-cell>
          <table:table-cell office:value-type="float" office:value="51138" calcext:value-type="float">
            <text:p>51138</text:p>
          </table:table-cell>
          <table:table-cell office:value-type="float" office:value="564630" calcext:value-type="float">
            <text:p>564630</text:p>
          </table:table-cell>
          <table:table-cell office:value-type="float" office:value="407128" calcext:value-type="float">
            <text:p>407128</text:p>
          </table:table-cell>
          <table:table-cell office:value-type="float" office:value="1244810" calcext:value-type="float">
            <text:p>1244810</text:p>
          </table:table-cell>
          <table:table-cell office:value-type="float" office:value="55206" calcext:value-type="float">
            <text:p>55206</text:p>
          </table:table-cell>
        </table:table-row>
        <table:table-row table:style-name="ro1">
          <table:table-cell office:value-type="float" office:value="1138" calcext:value-type="float">
            <text:p>1138</text:p>
          </table:table-cell>
          <table:table-cell table:number-columns-repeated="3"/>
          <table:table-cell office:value-type="float" office:value="-48810" calcext:value-type="float">
            <text:p>-48810</text:p>
          </table:table-cell>
          <table:table-cell office:value-type="float" office:value="60410" calcext:value-type="float">
            <text:p>60410</text:p>
          </table:table-cell>
          <table:table-cell office:value-type="float" office:value="442808" calcext:value-type="float">
            <text:p>442808</text:p>
          </table:table-cell>
          <table:table-cell office:value-type="float" office:value="334732" calcext:value-type="float">
            <text:p>334732</text:p>
          </table:table-cell>
          <table:table-cell office:value-type="float" office:value="972566" calcext:value-type="float">
            <text:p>972566</text:p>
          </table:table-cell>
          <table:table-cell office:value-type="float" office:value="38614" calcext:value-type="float">
            <text:p>38614</text:p>
          </table:table-cell>
        </table:table-row>
        <table:table-row table:style-name="ro1">
          <table:table-cell office:value-type="float" office:value="1139" calcext:value-type="float">
            <text:p>1139</text:p>
          </table:table-cell>
          <table:table-cell table:number-columns-repeated="3"/>
          <table:table-cell office:value-type="float" office:value="-9647" calcext:value-type="float">
            <text:p>-9647</text:p>
          </table:table-cell>
          <table:table-cell office:value-type="float" office:value="-12779" calcext:value-type="float">
            <text:p>-12779</text:p>
          </table:table-cell>
          <table:table-cell office:value-type="float" office:value="469057" calcext:value-type="float">
            <text:p>469057</text:p>
          </table:table-cell>
          <table:table-cell office:value-type="float" office:value="375239" calcext:value-type="float">
            <text:p>375239</text:p>
          </table:table-cell>
          <table:table-cell office:value-type="float" office:value="1094077" calcext:value-type="float">
            <text:p>1094077</text:p>
          </table:table-cell>
          <table:table-cell office:value-type="float" office:value="56637" calcext:value-type="float">
            <text:p>56637</text:p>
          </table:table-cell>
        </table:table-row>
        <table:table-row table:style-name="ro1">
          <table:table-cell office:value-type="float" office:value="1140" calcext:value-type="float">
            <text:p>1140</text:p>
          </table:table-cell>
          <table:table-cell table:number-columns-repeated="3"/>
          <table:table-cell office:value-type="float" office:value="-90768" calcext:value-type="float">
            <text:p>-90768</text:p>
          </table:table-cell>
          <table:table-cell office:value-type="float" office:value="-208578" calcext:value-type="float">
            <text:p>-208578</text:p>
          </table:table-cell>
          <table:table-cell office:value-type="float" office:value="380350" calcext:value-type="float">
            <text:p>380350</text:p>
          </table:table-cell>
          <table:table-cell office:value-type="float" office:value="468640" calcext:value-type="float">
            <text:p>468640</text:p>
          </table:table-cell>
          <table:table-cell office:value-type="float" office:value="1101802" calcext:value-type="float">
            <text:p>1101802</text:p>
          </table:table-cell>
          <table:table-cell office:value-type="float" office:value="-44746" calcext:value-type="float">
            <text:p>-44746</text:p>
          </table:table-cell>
        </table:table-row>
        <table:table-row table:style-name="ro1">
          <table:table-cell office:value-type="float" office:value="1141" calcext:value-type="float">
            <text:p>1141</text:p>
          </table:table-cell>
          <table:table-cell table:number-columns-repeated="3"/>
          <table:table-cell office:value-type="float" office:value="-70244" calcext:value-type="float">
            <text:p>-70244</text:p>
          </table:table-cell>
          <table:table-cell office:value-type="float" office:value="-279202" calcext:value-type="float">
            <text:p>-279202</text:p>
          </table:table-cell>
          <table:table-cell office:value-type="float" office:value="366052" calcext:value-type="float">
            <text:p>366052</text:p>
          </table:table-cell>
          <table:table-cell office:value-type="float" office:value="379634" calcext:value-type="float">
            <text:p>379634</text:p>
          </table:table-cell>
          <table:table-cell office:value-type="float" office:value="949582" calcext:value-type="float">
            <text:p>949582</text:p>
          </table:table-cell>
          <table:table-cell office:value-type="float" office:value="52254" calcext:value-type="float">
            <text:p>52254</text:p>
          </table:table-cell>
        </table:table-row>
        <table:table-row table:style-name="ro1">
          <table:table-cell office:value-type="float" office:value="1142" calcext:value-type="float">
            <text:p>1142</text:p>
          </table:table-cell>
          <table:table-cell table:number-columns-repeated="3"/>
          <table:table-cell office:value-type="float" office:value="-144396" calcext:value-type="float">
            <text:p>-144396</text:p>
          </table:table-cell>
          <table:table-cell office:value-type="float" office:value="-228768" calcext:value-type="float">
            <text:p>-228768</text:p>
          </table:table-cell>
          <table:table-cell office:value-type="float" office:value="391712" calcext:value-type="float">
            <text:p>391712</text:p>
          </table:table-cell>
          <table:table-cell office:value-type="float" office:value="219152" calcext:value-type="float">
            <text:p>219152</text:p>
          </table:table-cell>
          <table:table-cell office:value-type="float" office:value="790884" calcext:value-type="float">
            <text:p>790884</text:p>
          </table:table-cell>
          <table:table-cell office:value-type="float" office:value="89974" calcext:value-type="float">
            <text:p>89974</text:p>
          </table:table-cell>
        </table:table-row>
        <table:table-row table:style-name="ro1">
          <table:table-cell office:value-type="float" office:value="1143" calcext:value-type="float">
            <text:p>1143</text:p>
          </table:table-cell>
          <table:table-cell table:number-columns-repeated="3"/>
          <table:table-cell office:value-type="float" office:value="-42694" calcext:value-type="float">
            <text:p>-42694</text:p>
          </table:table-cell>
          <table:table-cell office:value-type="float" office:value="-238032" calcext:value-type="float">
            <text:p>-238032</text:p>
          </table:table-cell>
          <table:table-cell office:value-type="float" office:value="390200" calcext:value-type="float">
            <text:p>390200</text:p>
          </table:table-cell>
          <table:table-cell office:value-type="float" office:value="181028" calcext:value-type="float">
            <text:p>181028</text:p>
          </table:table-cell>
          <table:table-cell office:value-type="float" office:value="927296" calcext:value-type="float">
            <text:p>927296</text:p>
          </table:table-cell>
          <table:table-cell office:value-type="float" office:value="62284" calcext:value-type="float">
            <text:p>62284</text:p>
          </table:table-cell>
        </table:table-row>
        <table:table-row table:style-name="ro1">
          <table:table-cell office:value-type="float" office:value="1144" calcext:value-type="float">
            <text:p>1144</text:p>
          </table:table-cell>
          <table:table-cell table:number-columns-repeated="3"/>
          <table:table-cell office:value-type="float" office:value="20338" calcext:value-type="float">
            <text:p>20338</text:p>
          </table:table-cell>
          <table:table-cell office:value-type="float" office:value="139378" calcext:value-type="float">
            <text:p>139378</text:p>
          </table:table-cell>
          <table:table-cell office:value-type="float" office:value="432838" calcext:value-type="float">
            <text:p>432838</text:p>
          </table:table-cell>
          <table:table-cell office:value-type="float" office:value="304498" calcext:value-type="float">
            <text:p>304498</text:p>
          </table:table-cell>
          <table:table-cell office:value-type="float" office:value="1007334" calcext:value-type="float">
            <text:p>1007334</text:p>
          </table:table-cell>
          <table:table-cell office:value-type="float" office:value="114482" calcext:value-type="float">
            <text:p>114482</text:p>
          </table:table-cell>
        </table:table-row>
        <table:table-row table:style-name="ro1">
          <table:table-cell office:value-type="float" office:value="1145" calcext:value-type="float">
            <text:p>1145</text:p>
          </table:table-cell>
          <table:table-cell table:number-columns-repeated="3"/>
          <table:table-cell office:value-type="float" office:value="-46283" calcext:value-type="float">
            <text:p>-46283</text:p>
          </table:table-cell>
          <table:table-cell office:value-type="float" office:value="-44575" calcext:value-type="float">
            <text:p>-44575</text:p>
          </table:table-cell>
          <table:table-cell office:value-type="float" office:value="298945" calcext:value-type="float">
            <text:p>298945</text:p>
          </table:table-cell>
          <table:table-cell office:value-type="float" office:value="104571" calcext:value-type="float">
            <text:p>104571</text:p>
          </table:table-cell>
          <table:table-cell office:value-type="float" office:value="724633" calcext:value-type="float">
            <text:p>724633</text:p>
          </table:table-cell>
          <table:table-cell office:value-type="float" office:value="37899" calcext:value-type="float">
            <text:p>37899</text:p>
          </table:table-cell>
        </table:table-row>
        <table:table-row table:style-name="ro1">
          <table:table-cell office:value-type="float" office:value="1146" calcext:value-type="float">
            <text:p>1146</text:p>
          </table:table-cell>
          <table:table-cell table:number-columns-repeated="3"/>
          <table:table-cell office:value-type="float" office:value="-22497" calcext:value-type="float">
            <text:p>-22497</text:p>
          </table:table-cell>
          <table:table-cell office:value-type="float" office:value="-11579" calcext:value-type="float">
            <text:p>-11579</text:p>
          </table:table-cell>
          <table:table-cell office:value-type="float" office:value="410757" calcext:value-type="float">
            <text:p>410757</text:p>
          </table:table-cell>
          <table:table-cell office:value-type="float" office:value="220833" calcext:value-type="float">
            <text:p>220833</text:p>
          </table:table-cell>
          <table:table-cell office:value-type="float" office:value="997545" calcext:value-type="float">
            <text:p>997545</text:p>
          </table:table-cell>
          <table:table-cell office:value-type="float" office:value="124437" calcext:value-type="float">
            <text:p>124437</text:p>
          </table:table-cell>
        </table:table-row>
        <table:table-row table:style-name="ro1">
          <table:table-cell office:value-type="float" office:value="1147" calcext:value-type="float">
            <text:p>1147</text:p>
          </table:table-cell>
          <table:table-cell table:number-columns-repeated="3"/>
          <table:table-cell office:value-type="float" office:value="61534" calcext:value-type="float">
            <text:p>61534</text:p>
          </table:table-cell>
          <table:table-cell office:value-type="float" office:value="191616" calcext:value-type="float">
            <text:p>191616</text:p>
          </table:table-cell>
          <table:table-cell office:value-type="float" office:value="548452" calcext:value-type="float">
            <text:p>548452</text:p>
          </table:table-cell>
          <table:table-cell office:value-type="float" office:value="320308" calcext:value-type="float">
            <text:p>320308</text:p>
          </table:table-cell>
          <table:table-cell office:value-type="float" office:value="1161300" calcext:value-type="float">
            <text:p>1161300</text:p>
          </table:table-cell>
          <table:table-cell office:value-type="float" office:value="219032" calcext:value-type="float">
            <text:p>219032</text:p>
          </table:table-cell>
        </table:table-row>
        <table:table-row table:style-name="ro1">
          <table:table-cell office:value-type="float" office:value="1148" calcext:value-type="float">
            <text:p>1148</text:p>
          </table:table-cell>
          <table:table-cell table:number-columns-repeated="3"/>
          <table:table-cell office:value-type="float" office:value="119583" calcext:value-type="float">
            <text:p>119583</text:p>
          </table:table-cell>
          <table:table-cell office:value-type="float" office:value="32529" calcext:value-type="float">
            <text:p>32529</text:p>
          </table:table-cell>
          <table:table-cell office:value-type="float" office:value="437711" calcext:value-type="float">
            <text:p>437711</text:p>
          </table:table-cell>
          <table:table-cell office:value-type="float" office:value="344371" calcext:value-type="float">
            <text:p>344371</text:p>
          </table:table-cell>
          <table:table-cell office:value-type="float" office:value="1010747" calcext:value-type="float">
            <text:p>1010747</text:p>
          </table:table-cell>
          <table:table-cell office:value-type="float" office:value="-42453" calcext:value-type="float">
            <text:p>-42453</text:p>
          </table:table-cell>
        </table:table-row>
        <table:table-row table:style-name="ro1">
          <table:table-cell office:value-type="float" office:value="1149" calcext:value-type="float">
            <text:p>1149</text:p>
          </table:table-cell>
          <table:table-cell table:number-columns-repeated="3"/>
          <table:table-cell office:value-type="float" office:value="-32246" calcext:value-type="float">
            <text:p>-32246</text:p>
          </table:table-cell>
          <table:table-cell office:value-type="float" office:value="-145658" calcext:value-type="float">
            <text:p>-145658</text:p>
          </table:table-cell>
          <table:table-cell office:value-type="float" office:value="511528" calcext:value-type="float">
            <text:p>511528</text:p>
          </table:table-cell>
          <table:table-cell office:value-type="float" office:value="408786" calcext:value-type="float">
            <text:p>408786</text:p>
          </table:table-cell>
          <table:table-cell office:value-type="float" office:value="1142210" calcext:value-type="float">
            <text:p>1142210</text:p>
          </table:table-cell>
          <table:table-cell office:value-type="float" office:value="-29500" calcext:value-type="float">
            <text:p>-29500</text:p>
          </table:table-cell>
        </table:table-row>
        <table:table-row table:style-name="ro1">
          <table:table-cell office:value-type="float" office:value="1150" calcext:value-type="float">
            <text:p>1150</text:p>
          </table:table-cell>
          <table:table-cell table:number-columns-repeated="3"/>
          <table:table-cell office:value-type="float" office:value="329346" calcext:value-type="float">
            <text:p>329346</text:p>
          </table:table-cell>
          <table:table-cell office:value-type="float" office:value="49344" calcext:value-type="float">
            <text:p>49344</text:p>
          </table:table-cell>
          <table:table-cell office:value-type="float" office:value="222586" calcext:value-type="float">
            <text:p>222586</text:p>
          </table:table-cell>
          <table:table-cell office:value-type="float" office:value="117166" calcext:value-type="float">
            <text:p>117166</text:p>
          </table:table-cell>
          <table:table-cell office:value-type="float" office:value="625390" calcext:value-type="float">
            <text:p>625390</text:p>
          </table:table-cell>
          <table:table-cell office:value-type="float" office:value="-1348" calcext:value-type="float">
            <text:p>-1348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table:number-columns-repeated="3"/>
          <table:table-cell office:value-type="float" office:value="51134" calcext:value-type="float">
            <text:p>51134</text:p>
          </table:table-cell>
          <table:table-cell office:value-type="float" office:value="-21578" calcext:value-type="float">
            <text:p>-21578</text:p>
          </table:table-cell>
          <table:table-cell office:value-type="float" office:value="499302" calcext:value-type="float">
            <text:p>499302</text:p>
          </table:table-cell>
          <table:table-cell office:value-type="float" office:value="261818" calcext:value-type="float">
            <text:p>261818</text:p>
          </table:table-cell>
          <table:table-cell office:value-type="float" office:value="1084194" calcext:value-type="float">
            <text:p>1084194</text:p>
          </table:table-cell>
          <table:table-cell office:value-type="float" office:value="22040" calcext:value-type="float">
            <text:p>22040</text:p>
          </table:table-cell>
        </table:table-row>
        <table:table-row table:style-name="ro1">
          <table:table-cell office:value-type="float" office:value="1152" calcext:value-type="float">
            <text:p>1152</text:p>
          </table:table-cell>
          <table:table-cell table:number-columns-repeated="3"/>
          <table:table-cell office:value-type="float" office:value="127286" calcext:value-type="float">
            <text:p>127286</text:p>
          </table:table-cell>
          <table:table-cell office:value-type="float" office:value="252426" calcext:value-type="float">
            <text:p>252426</text:p>
          </table:table-cell>
          <table:table-cell office:value-type="float" office:value="603356" calcext:value-type="float">
            <text:p>603356</text:p>
          </table:table-cell>
          <table:table-cell office:value-type="float" office:value="789176" calcext:value-type="float">
            <text:p>789176</text:p>
          </table:table-cell>
          <table:table-cell office:value-type="float" office:value="1773706" calcext:value-type="float">
            <text:p>1773706</text:p>
          </table:table-cell>
          <table:table-cell office:value-type="float" office:value="-127104" calcext:value-type="float">
            <text:p>-127104</text:p>
          </table:table-cell>
        </table:table-row>
        <table:table-row table:style-name="ro1">
          <table:table-cell office:value-type="float" office:value="1153" calcext:value-type="float">
            <text:p>1153</text:p>
          </table:table-cell>
          <table:table-cell table:number-columns-repeated="3"/>
          <table:table-cell office:value-type="float" office:value="-215022" calcext:value-type="float">
            <text:p>-215022</text:p>
          </table:table-cell>
          <table:table-cell office:value-type="float" office:value="-122318" calcext:value-type="float">
            <text:p>-122318</text:p>
          </table:table-cell>
          <table:table-cell office:value-type="float" office:value="363540" calcext:value-type="float">
            <text:p>363540</text:p>
          </table:table-cell>
          <table:table-cell office:value-type="float" office:value="251186" calcext:value-type="float">
            <text:p>251186</text:p>
          </table:table-cell>
          <table:table-cell office:value-type="float" office:value="820836" calcext:value-type="float">
            <text:p>820836</text:p>
          </table:table-cell>
          <table:table-cell office:value-type="float" office:value="11120" calcext:value-type="float">
            <text:p>11120</text:p>
          </table:table-cell>
        </table:table-row>
        <table:table-row table:style-name="ro1">
          <table:table-cell office:value-type="float" office:value="1154" calcext:value-type="float">
            <text:p>1154</text:p>
          </table:table-cell>
          <table:table-cell table:number-columns-repeated="3"/>
          <table:table-cell office:value-type="float" office:value="174145" calcext:value-type="float">
            <text:p>174145</text:p>
          </table:table-cell>
          <table:table-cell office:value-type="float" office:value="78161" calcext:value-type="float">
            <text:p>78161</text:p>
          </table:table-cell>
          <table:table-cell office:value-type="float" office:value="363499" calcext:value-type="float">
            <text:p>363499</text:p>
          </table:table-cell>
          <table:table-cell office:value-type="float" office:value="192973" calcext:value-type="float">
            <text:p>192973</text:p>
          </table:table-cell>
          <table:table-cell office:value-type="float" office:value="817023" calcext:value-type="float">
            <text:p>817023</text:p>
          </table:table-cell>
          <table:table-cell office:value-type="float" office:value="161127" calcext:value-type="float">
            <text:p>161127</text:p>
          </table:table-cell>
        </table:table-row>
        <table:table-row table:style-name="ro1">
          <table:table-cell office:value-type="float" office:value="1155" calcext:value-type="float">
            <text:p>1155</text:p>
          </table:table-cell>
          <table:table-cell table:number-columns-repeated="3"/>
          <table:table-cell office:value-type="float" office:value="123393" calcext:value-type="float">
            <text:p>123393</text:p>
          </table:table-cell>
          <table:table-cell office:value-type="float" office:value="44031" calcext:value-type="float">
            <text:p>44031</text:p>
          </table:table-cell>
          <table:table-cell office:value-type="float" office:value="240345" calcext:value-type="float">
            <text:p>240345</text:p>
          </table:table-cell>
          <table:table-cell office:value-type="float" office:value="206523" calcext:value-type="float">
            <text:p>206523</text:p>
          </table:table-cell>
          <table:table-cell office:value-type="float" office:value="580345" calcext:value-type="float">
            <text:p>580345</text:p>
          </table:table-cell>
          <table:table-cell office:value-type="float" office:value="57999" calcext:value-type="float">
            <text:p>57999</text:p>
          </table:table-cell>
        </table:table-row>
        <table:table-row table:style-name="ro1">
          <table:table-cell office:value-type="float" office:value="1156" calcext:value-type="float">
            <text:p>1156</text:p>
          </table:table-cell>
          <table:table-cell table:number-columns-repeated="3"/>
          <table:table-cell office:value-type="float" office:value="-110465" calcext:value-type="float">
            <text:p>-110465</text:p>
          </table:table-cell>
          <table:table-cell office:value-type="float" office:value="-142861" calcext:value-type="float">
            <text:p>-142861</text:p>
          </table:table-cell>
          <table:table-cell office:value-type="float" office:value="399611" calcext:value-type="float">
            <text:p>399611</text:p>
          </table:table-cell>
          <table:table-cell office:value-type="float" office:value="205721" calcext:value-type="float">
            <text:p>205721</text:p>
          </table:table-cell>
          <table:table-cell office:value-type="float" office:value="779625" calcext:value-type="float">
            <text:p>779625</text:p>
          </table:table-cell>
          <table:table-cell office:value-type="float" office:value="26355" calcext:value-type="float">
            <text:p>26355</text:p>
          </table:table-cell>
        </table:table-row>
        <table:table-row table:style-name="ro1">
          <table:table-cell office:value-type="float" office:value="1157" calcext:value-type="float">
            <text:p>1157</text:p>
          </table:table-cell>
          <table:table-cell table:number-columns-repeated="3"/>
          <table:table-cell office:value-type="float" office:value="121772" calcext:value-type="float">
            <text:p>121772</text:p>
          </table:table-cell>
          <table:table-cell office:value-type="float" office:value="77692" calcext:value-type="float">
            <text:p>77692</text:p>
          </table:table-cell>
          <table:table-cell office:value-type="float" office:value="606230" calcext:value-type="float">
            <text:p>606230</text:p>
          </table:table-cell>
          <table:table-cell office:value-type="float" office:value="325906" calcext:value-type="float">
            <text:p>325906</text:p>
          </table:table-cell>
          <table:table-cell office:value-type="float" office:value="1236768" calcext:value-type="float">
            <text:p>1236768</text:p>
          </table:table-cell>
          <table:table-cell office:value-type="float" office:value="87284" calcext:value-type="float">
            <text:p>87284</text:p>
          </table:table-cell>
        </table:table-row>
        <table:table-row table:style-name="ro1">
          <table:table-cell office:value-type="float" office:value="1158" calcext:value-type="float">
            <text:p>1158</text:p>
          </table:table-cell>
          <table:table-cell table:number-columns-repeated="3"/>
          <table:table-cell office:value-type="float" office:value="79109" calcext:value-type="float">
            <text:p>79109</text:p>
          </table:table-cell>
          <table:table-cell office:value-type="float" office:value="-72501" calcext:value-type="float">
            <text:p>-72501</text:p>
          </table:table-cell>
          <table:table-cell office:value-type="float" office:value="380541" calcext:value-type="float">
            <text:p>380541</text:p>
          </table:table-cell>
          <table:table-cell office:value-type="float" office:value="240823" calcext:value-type="float">
            <text:p>240823</text:p>
          </table:table-cell>
          <table:table-cell office:value-type="float" office:value="795675" calcext:value-type="float">
            <text:p>795675</text:p>
          </table:table-cell>
          <table:table-cell office:value-type="float" office:value="99215" calcext:value-type="float">
            <text:p>99215</text:p>
          </table:table-cell>
        </table:table-row>
        <table:table-row table:style-name="ro1">
          <table:table-cell office:value-type="float" office:value="1159" calcext:value-type="float">
            <text:p>1159</text:p>
          </table:table-cell>
          <table:table-cell table:number-columns-repeated="3"/>
          <table:table-cell office:value-type="float" office:value="-111624" calcext:value-type="float">
            <text:p>-111624</text:p>
          </table:table-cell>
          <table:table-cell office:value-type="float" office:value="31864" calcext:value-type="float">
            <text:p>31864</text:p>
          </table:table-cell>
          <table:table-cell office:value-type="float" office:value="654300" calcext:value-type="float">
            <text:p>654300</text:p>
          </table:table-cell>
          <table:table-cell office:value-type="float" office:value="524258" calcext:value-type="float">
            <text:p>524258</text:p>
          </table:table-cell>
          <table:table-cell office:value-type="float" office:value="1469614" calcext:value-type="float">
            <text:p>1469614</text:p>
          </table:table-cell>
          <table:table-cell office:value-type="float" office:value="-92708" calcext:value-type="float">
            <text:p>-92708</text:p>
          </table:table-cell>
        </table:table-row>
        <table:table-row table:style-name="ro1">
          <table:table-cell office:value-type="float" office:value="1160" calcext:value-type="float">
            <text:p>1160</text:p>
          </table:table-cell>
          <table:table-cell table:number-columns-repeated="3"/>
          <table:table-cell office:value-type="float" office:value="180433" calcext:value-type="float">
            <text:p>180433</text:p>
          </table:table-cell>
          <table:table-cell office:value-type="float" office:value="-87721" calcext:value-type="float">
            <text:p>-87721</text:p>
          </table:table-cell>
          <table:table-cell office:value-type="float" office:value="364081" calcext:value-type="float">
            <text:p>364081</text:p>
          </table:table-cell>
          <table:table-cell office:value-type="float" office:value="296805" calcext:value-type="float">
            <text:p>296805</text:p>
          </table:table-cell>
          <table:table-cell office:value-type="float" office:value="870777" calcext:value-type="float">
            <text:p>870777</text:p>
          </table:table-cell>
          <table:table-cell office:value-type="float" office:value="124923" calcext:value-type="float">
            <text:p>124923</text:p>
          </table:table-cell>
        </table:table-row>
        <table:table-row table:style-name="ro1">
          <table:table-cell office:value-type="float" office:value="1161" calcext:value-type="float">
            <text:p>1161</text:p>
          </table:table-cell>
          <table:table-cell table:number-columns-repeated="3"/>
          <table:table-cell office:value-type="float" office:value="135813" calcext:value-type="float">
            <text:p>135813</text:p>
          </table:table-cell>
          <table:table-cell office:value-type="float" office:value="142763" calcext:value-type="float">
            <text:p>142763</text:p>
          </table:table-cell>
          <table:table-cell office:value-type="float" office:value="377439" calcext:value-type="float">
            <text:p>377439</text:p>
          </table:table-cell>
          <table:table-cell office:value-type="float" office:value="120651" calcext:value-type="float">
            <text:p>120651</text:p>
          </table:table-cell>
          <table:table-cell office:value-type="float" office:value="816631" calcext:value-type="float">
            <text:p>816631</text:p>
          </table:table-cell>
          <table:table-cell office:value-type="float" office:value="195267" calcext:value-type="float">
            <text:p>195267</text:p>
          </table:table-cell>
        </table:table-row>
        <table:table-row table:style-name="ro1">
          <table:table-cell office:value-type="float" office:value="1162" calcext:value-type="float">
            <text:p>116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-104690" calcext:value-type="float">
            <text:p>-104690</text:p>
          </table:table-cell>
          <table:table-cell office:value-type="float" office:value="376956" calcext:value-type="float">
            <text:p>376956</text:p>
          </table:table-cell>
          <table:table-cell office:value-type="float" office:value="198938" calcext:value-type="float">
            <text:p>198938</text:p>
          </table:table-cell>
          <table:table-cell office:value-type="float" office:value="946674" calcext:value-type="float">
            <text:p>946674</text:p>
          </table:table-cell>
          <table:table-cell office:value-type="float" office:value="65400" calcext:value-type="float">
            <text:p>65400</text:p>
          </table:table-cell>
        </table:table-row>
        <table:table-row table:style-name="ro1">
          <table:table-cell office:value-type="float" office:value="1163" calcext:value-type="float">
            <text:p>1163</text:p>
          </table:table-cell>
          <table:table-cell table:number-columns-repeated="3"/>
          <table:table-cell office:value-type="float" office:value="-185445" calcext:value-type="float">
            <text:p>-185445</text:p>
          </table:table-cell>
          <table:table-cell office:value-type="float" office:value="-68249" calcext:value-type="float">
            <text:p>-68249</text:p>
          </table:table-cell>
          <table:table-cell office:value-type="float" office:value="630681" calcext:value-type="float">
            <text:p>630681</text:p>
          </table:table-cell>
          <table:table-cell office:value-type="float" office:value="455591" calcext:value-type="float">
            <text:p>455591</text:p>
          </table:table-cell>
          <table:table-cell office:value-type="float" office:value="1414989" calcext:value-type="float">
            <text:p>1414989</text:p>
          </table:table-cell>
          <table:table-cell office:value-type="float" office:value="24423" calcext:value-type="float">
            <text:p>24423</text:p>
          </table:table-cell>
        </table:table-row>
        <table:table-row table:style-name="ro1">
          <table:table-cell office:value-type="float" office:value="1164" calcext:value-type="float">
            <text:p>1164</text:p>
          </table:table-cell>
          <table:table-cell table:number-columns-repeated="3"/>
          <table:table-cell office:value-type="float" office:value="148459" calcext:value-type="float">
            <text:p>148459</text:p>
          </table:table-cell>
          <table:table-cell office:value-type="float" office:value="-130283" calcext:value-type="float">
            <text:p>-130283</text:p>
          </table:table-cell>
          <table:table-cell office:value-type="float" office:value="355857" calcext:value-type="float">
            <text:p>355857</text:p>
          </table:table-cell>
          <table:table-cell office:value-type="float" office:value="119413" calcext:value-type="float">
            <text:p>119413</text:p>
          </table:table-cell>
          <table:table-cell office:value-type="float" office:value="738521" calcext:value-type="float">
            <text:p>738521</text:p>
          </table:table-cell>
          <table:table-cell office:value-type="float" office:value="94719" calcext:value-type="float">
            <text:p>94719</text:p>
          </table:table-cell>
        </table:table-row>
        <table:table-row table:style-name="ro1">
          <table:table-cell office:value-type="float" office:value="1165" calcext:value-type="float">
            <text:p>1165</text:p>
          </table:table-cell>
          <table:table-cell table:number-columns-repeated="3"/>
          <table:table-cell office:value-type="float" office:value="61857" calcext:value-type="float">
            <text:p>61857</text:p>
          </table:table-cell>
          <table:table-cell office:value-type="float" office:value="-166027" calcext:value-type="float">
            <text:p>-166027</text:p>
          </table:table-cell>
          <table:table-cell office:value-type="float" office:value="227261" calcext:value-type="float">
            <text:p>227261</text:p>
          </table:table-cell>
          <table:table-cell office:value-type="float" office:value="45627" calcext:value-type="float">
            <text:p>45627</text:p>
          </table:table-cell>
          <table:table-cell office:value-type="float" office:value="457329" calcext:value-type="float">
            <text:p>457329</text:p>
          </table:table-cell>
          <table:table-cell office:value-type="float" office:value="25507" calcext:value-type="float">
            <text:p>25507</text:p>
          </table:table-cell>
        </table:table-row>
        <table:table-row table:style-name="ro1">
          <table:table-cell office:value-type="float" office:value="1166" calcext:value-type="float">
            <text:p>1166</text:p>
          </table:table-cell>
          <table:table-cell table:number-columns-repeated="3"/>
          <table:table-cell office:value-type="float" office:value="-24130" calcext:value-type="float">
            <text:p>-24130</text:p>
          </table:table-cell>
          <table:table-cell office:value-type="float" office:value="108872" calcext:value-type="float">
            <text:p>108872</text:p>
          </table:table-cell>
          <table:table-cell office:value-type="float" office:value="517698" calcext:value-type="float">
            <text:p>517698</text:p>
          </table:table-cell>
          <table:table-cell office:value-type="float" office:value="288936" calcext:value-type="float">
            <text:p>288936</text:p>
          </table:table-cell>
          <table:table-cell office:value-type="float" office:value="1053746" calcext:value-type="float">
            <text:p>1053746</text:p>
          </table:table-cell>
          <table:table-cell office:value-type="float" office:value="87846" calcext:value-type="float">
            <text:p>87846</text:p>
          </table:table-cell>
        </table:table-row>
        <table:table-row table:style-name="ro1">
          <table:table-cell office:value-type="float" office:value="1167" calcext:value-type="float">
            <text:p>1167</text:p>
          </table:table-cell>
          <table:table-cell table:number-columns-repeated="3"/>
          <table:table-cell office:value-type="float" office:value="112732" calcext:value-type="float">
            <text:p>112732</text:p>
          </table:table-cell>
          <table:table-cell office:value-type="float" office:value="-161986" calcext:value-type="float">
            <text:p>-161986</text:p>
          </table:table-cell>
          <table:table-cell office:value-type="float" office:value="320682" calcext:value-type="float">
            <text:p>320682</text:p>
          </table:table-cell>
          <table:table-cell office:value-type="float" office:value="84536" calcext:value-type="float">
            <text:p>84536</text:p>
          </table:table-cell>
          <table:table-cell office:value-type="float" office:value="787870" calcext:value-type="float">
            <text:p>787870</text:p>
          </table:table-cell>
          <table:table-cell office:value-type="float" office:value="123284" calcext:value-type="float">
            <text:p>123284</text:p>
          </table:table-cell>
        </table:table-row>
        <table:table-row table:style-name="ro1">
          <table:table-cell office:value-type="float" office:value="1168" calcext:value-type="float">
            <text:p>1168</text:p>
          </table:table-cell>
          <table:table-cell table:number-columns-repeated="3"/>
          <table:table-cell office:value-type="float" office:value="-128237" calcext:value-type="float">
            <text:p>-128237</text:p>
          </table:table-cell>
          <table:table-cell office:value-type="float" office:value="-90773" calcext:value-type="float">
            <text:p>-90773</text:p>
          </table:table-cell>
          <table:table-cell office:value-type="float" office:value="642569" calcext:value-type="float">
            <text:p>642569</text:p>
          </table:table-cell>
          <table:table-cell office:value-type="float" office:value="624727" calcext:value-type="float">
            <text:p>624727</text:p>
          </table:table-cell>
          <table:table-cell office:value-type="float" office:value="1514321" calcext:value-type="float">
            <text:p>1514321</text:p>
          </table:table-cell>
          <table:table-cell office:value-type="float" office:value="-10253" calcext:value-type="float">
            <text:p>-10253</text:p>
          </table:table-cell>
        </table:table-row>
        <table:table-row table:style-name="ro1">
          <table:table-cell office:value-type="float" office:value="1169" calcext:value-type="float">
            <text:p>1169</text:p>
          </table:table-cell>
          <table:table-cell table:number-columns-repeated="3"/>
          <table:table-cell office:value-type="float" office:value="39357" calcext:value-type="float">
            <text:p>39357</text:p>
          </table:table-cell>
          <table:table-cell office:value-type="float" office:value="-53241" calcext:value-type="float">
            <text:p>-53241</text:p>
          </table:table-cell>
          <table:table-cell office:value-type="float" office:value="226453" calcext:value-type="float">
            <text:p>226453</text:p>
          </table:table-cell>
          <table:table-cell office:value-type="float" office:value="106345" calcext:value-type="float">
            <text:p>106345</text:p>
          </table:table-cell>
          <table:table-cell office:value-type="float" office:value="579525" calcext:value-type="float">
            <text:p>579525</text:p>
          </table:table-cell>
          <table:table-cell office:value-type="float" office:value="35787" calcext:value-type="float">
            <text:p>35787</text:p>
          </table:table-cell>
        </table:table-row>
        <table:table-row table:style-name="ro1">
          <table:table-cell office:value-type="float" office:value="1170" calcext:value-type="float">
            <text:p>1170</text:p>
          </table:table-cell>
          <table:table-cell table:number-columns-repeated="3"/>
          <table:table-cell office:value-type="float" office:value="232313" calcext:value-type="float">
            <text:p>232313</text:p>
          </table:table-cell>
          <table:table-cell office:value-type="float" office:value="-6059" calcext:value-type="float">
            <text:p>-6059</text:p>
          </table:table-cell>
          <table:table-cell office:value-type="float" office:value="57561" calcext:value-type="float">
            <text:p>57561</text:p>
          </table:table-cell>
          <table:table-cell office:value-type="float" office:value="119335" calcext:value-type="float">
            <text:p>119335</text:p>
          </table:table-cell>
          <table:table-cell office:value-type="float" office:value="222069" calcext:value-type="float">
            <text:p>222069</text:p>
          </table:table-cell>
          <table:table-cell office:value-type="float" office:value="-70813" calcext:value-type="float">
            <text:p>-70813</text:p>
          </table:table-cell>
        </table:table-row>
        <table:table-row table:style-name="ro1">
          <table:table-cell office:value-type="float" office:value="1171" calcext:value-type="float">
            <text:p>1171</text:p>
          </table:table-cell>
          <table:table-cell table:number-columns-repeated="3"/>
          <table:table-cell office:value-type="float" office:value="-73932" calcext:value-type="float">
            <text:p>-73932</text:p>
          </table:table-cell>
          <table:table-cell office:value-type="float" office:value="-69312" calcext:value-type="float">
            <text:p>-69312</text:p>
          </table:table-cell>
          <table:table-cell office:value-type="float" office:value="381954" calcext:value-type="float">
            <text:p>381954</text:p>
          </table:table-cell>
          <table:table-cell office:value-type="float" office:value="288394" calcext:value-type="float">
            <text:p>288394</text:p>
          </table:table-cell>
          <table:table-cell office:value-type="float" office:value="933544" calcext:value-type="float">
            <text:p>933544</text:p>
          </table:table-cell>
          <table:table-cell office:value-type="float" office:value="-53068" calcext:value-type="float">
            <text:p>-53068</text:p>
          </table:table-cell>
        </table:table-row>
        <table:table-row table:style-name="ro1">
          <table:table-cell office:value-type="float" office:value="1172" calcext:value-type="float">
            <text:p>1172</text:p>
          </table:table-cell>
          <table:table-cell table:number-columns-repeated="3"/>
          <table:table-cell office:value-type="float" office:value="-26439" calcext:value-type="float">
            <text:p>-26439</text:p>
          </table:table-cell>
          <table:table-cell office:value-type="float" office:value="2969" calcext:value-type="float">
            <text:p>2969</text:p>
          </table:table-cell>
          <table:table-cell office:value-type="float" office:value="554827" calcext:value-type="float">
            <text:p>554827</text:p>
          </table:table-cell>
          <table:table-cell office:value-type="float" office:value="474945" calcext:value-type="float">
            <text:p>474945</text:p>
          </table:table-cell>
          <table:table-cell office:value-type="float" office:value="1250561" calcext:value-type="float">
            <text:p>1250561</text:p>
          </table:table-cell>
          <table:table-cell office:value-type="float" office:value="-20219" calcext:value-type="float">
            <text:p>-20219</text:p>
          </table:table-cell>
        </table:table-row>
        <table:table-row table:style-name="ro1">
          <table:table-cell office:value-type="float" office:value="1173" calcext:value-type="float">
            <text:p>1173</text:p>
          </table:table-cell>
          <table:table-cell table:number-columns-repeated="3"/>
          <table:table-cell office:value-type="float" office:value="-18687" calcext:value-type="float">
            <text:p>-18687</text:p>
          </table:table-cell>
          <table:table-cell office:value-type="float" office:value="35361" calcext:value-type="float">
            <text:p>35361</text:p>
          </table:table-cell>
          <table:table-cell office:value-type="float" office:value="464007" calcext:value-type="float">
            <text:p>464007</text:p>
          </table:table-cell>
          <table:table-cell office:value-type="float" office:value="372647" calcext:value-type="float">
            <text:p>372647</text:p>
          </table:table-cell>
          <table:table-cell office:value-type="float" office:value="1091715" calcext:value-type="float">
            <text:p>1091715</text:p>
          </table:table-cell>
          <table:table-cell office:value-type="float" office:value="47045" calcext:value-type="float">
            <text:p>47045</text:p>
          </table:table-cell>
        </table:table-row>
        <table:table-row table:style-name="ro1">
          <table:table-cell office:value-type="float" office:value="1174" calcext:value-type="float">
            <text:p>1174</text:p>
          </table:table-cell>
          <table:table-cell table:number-columns-repeated="3"/>
          <table:table-cell office:value-type="float" office:value="51537" calcext:value-type="float">
            <text:p>51537</text:p>
          </table:table-cell>
          <table:table-cell office:value-type="float" office:value="-62015" calcext:value-type="float">
            <text:p>-62015</text:p>
          </table:table-cell>
          <table:table-cell office:value-type="float" office:value="359373" calcext:value-type="float">
            <text:p>359373</text:p>
          </table:table-cell>
          <table:table-cell office:value-type="float" office:value="296545" calcext:value-type="float">
            <text:p>296545</text:p>
          </table:table-cell>
          <table:table-cell office:value-type="float" office:value="918885" calcext:value-type="float">
            <text:p>918885</text:p>
          </table:table-cell>
          <table:table-cell office:value-type="float" office:value="29541" calcext:value-type="float">
            <text:p>29541</text:p>
          </table:table-cell>
        </table:table-row>
        <table:table-row table:style-name="ro1">
          <table:table-cell office:value-type="float" office:value="1175" calcext:value-type="float">
            <text:p>1175</text:p>
          </table:table-cell>
          <table:table-cell table:number-columns-repeated="3"/>
          <table:table-cell office:value-type="float" office:value="-28085" calcext:value-type="float">
            <text:p>-28085</text:p>
          </table:table-cell>
          <table:table-cell office:value-type="float" office:value="-1317" calcext:value-type="float">
            <text:p>-1317</text:p>
          </table:table-cell>
          <table:table-cell office:value-type="float" office:value="295165" calcext:value-type="float">
            <text:p>295165</text:p>
          </table:table-cell>
          <table:table-cell office:value-type="float" office:value="248627" calcext:value-type="float">
            <text:p>248627</text:p>
          </table:table-cell>
          <table:table-cell office:value-type="float" office:value="841043" calcext:value-type="float">
            <text:p>841043</text:p>
          </table:table-cell>
          <table:table-cell office:value-type="float" office:value="69405" calcext:value-type="float">
            <text:p>69405</text:p>
          </table:table-cell>
        </table:table-row>
        <table:table-row table:style-name="ro1">
          <table:table-cell office:value-type="float" office:value="1176" calcext:value-type="float">
            <text:p>1176</text:p>
          </table:table-cell>
          <table:table-cell table:number-columns-repeated="3"/>
          <table:table-cell office:value-type="float" office:value="197740" calcext:value-type="float">
            <text:p>197740</text:p>
          </table:table-cell>
          <table:table-cell office:value-type="float" office:value="-36334" calcext:value-type="float">
            <text:p>-36334</text:p>
          </table:table-cell>
          <table:table-cell office:value-type="float" office:value="511736" calcext:value-type="float">
            <text:p>511736</text:p>
          </table:table-cell>
          <table:table-cell office:value-type="float" office:value="375458" calcext:value-type="float">
            <text:p>375458</text:p>
          </table:table-cell>
          <table:table-cell office:value-type="float" office:value="1144536" calcext:value-type="float">
            <text:p>1144536</text:p>
          </table:table-cell>
          <table:table-cell office:value-type="float" office:value="65428" calcext:value-type="float">
            <text:p>65428</text:p>
          </table:table-cell>
        </table:table-row>
        <table:table-row table:style-name="ro1">
          <table:table-cell office:value-type="float" office:value="1177" calcext:value-type="float">
            <text:p>1177</text:p>
          </table:table-cell>
          <table:table-cell table:number-columns-repeated="3"/>
          <table:table-cell office:value-type="float" office:value="117623" calcext:value-type="float">
            <text:p>117623</text:p>
          </table:table-cell>
          <table:table-cell office:value-type="float" office:value="-251703" calcext:value-type="float">
            <text:p>-251703</text:p>
          </table:table-cell>
          <table:table-cell office:value-type="float" office:value="306623" calcext:value-type="float">
            <text:p>306623</text:p>
          </table:table-cell>
          <table:table-cell office:value-type="float" office:value="234537" calcext:value-type="float">
            <text:p>234537</text:p>
          </table:table-cell>
          <table:table-cell office:value-type="float" office:value="790151" calcext:value-type="float">
            <text:p>790151</text:p>
          </table:table-cell>
          <table:table-cell office:value-type="float" office:value="-80319" calcext:value-type="float">
            <text:p>-80319</text:p>
          </table:table-cell>
        </table:table-row>
        <table:table-row table:style-name="ro1">
          <table:table-cell office:value-type="float" office:value="1178" calcext:value-type="float">
            <text:p>1178</text:p>
          </table:table-cell>
          <table:table-cell table:number-columns-repeated="3"/>
          <table:table-cell office:value-type="float" office:value="57926" calcext:value-type="float">
            <text:p>57926</text:p>
          </table:table-cell>
          <table:table-cell office:value-type="float" office:value="-14014" calcext:value-type="float">
            <text:p>-14014</text:p>
          </table:table-cell>
          <table:table-cell office:value-type="float" office:value="436616" calcext:value-type="float">
            <text:p>436616</text:p>
          </table:table-cell>
          <table:table-cell office:value-type="float" office:value="298084" calcext:value-type="float">
            <text:p>298084</text:p>
          </table:table-cell>
          <table:table-cell office:value-type="float" office:value="1085508" calcext:value-type="float">
            <text:p>1085508</text:p>
          </table:table-cell>
          <table:table-cell office:value-type="float" office:value="144518" calcext:value-type="float">
            <text:p>144518</text:p>
          </table:table-cell>
        </table:table-row>
        <table:table-row table:style-name="ro1">
          <table:table-cell office:value-type="float" office:value="1179" calcext:value-type="float">
            <text:p>1179</text:p>
          </table:table-cell>
          <table:table-cell table:number-columns-repeated="3"/>
          <table:table-cell office:value-type="float" office:value="-7586" calcext:value-type="float">
            <text:p>-7586</text:p>
          </table:table-cell>
          <table:table-cell office:value-type="float" office:value="-50840" calcext:value-type="float">
            <text:p>-50840</text:p>
          </table:table-cell>
          <table:table-cell office:value-type="float" office:value="251720" calcext:value-type="float">
            <text:p>251720</text:p>
          </table:table-cell>
          <table:table-cell office:value-type="float" office:value="279888" calcext:value-type="float">
            <text:p>279888</text:p>
          </table:table-cell>
          <table:table-cell office:value-type="float" office:value="653804" calcext:value-type="float">
            <text:p>653804</text:p>
          </table:table-cell>
          <table:table-cell office:value-type="float" office:value="22084" calcext:value-type="float">
            <text:p>22084</text:p>
          </table:table-cell>
        </table:table-row>
        <table:table-row table:style-name="ro1">
          <table:table-cell office:value-type="float" office:value="1180" calcext:value-type="float">
            <text:p>1180</text:p>
          </table:table-cell>
          <table:table-cell table:number-columns-repeated="3"/>
          <table:table-cell office:value-type="float" office:value="160894" calcext:value-type="float">
            <text:p>160894</text:p>
          </table:table-cell>
          <table:table-cell office:value-type="float" office:value="49992" calcext:value-type="float">
            <text:p>49992</text:p>
          </table:table-cell>
          <table:table-cell office:value-type="float" office:value="478788" calcext:value-type="float">
            <text:p>478788</text:p>
          </table:table-cell>
          <table:table-cell office:value-type="float" office:value="100748" calcext:value-type="float">
            <text:p>100748</text:p>
          </table:table-cell>
          <table:table-cell office:value-type="float" office:value="978560" calcext:value-type="float">
            <text:p>978560</text:p>
          </table:table-cell>
          <table:table-cell office:value-type="float" office:value="114660" calcext:value-type="float">
            <text:p>114660</text:p>
          </table:table-cell>
        </table:table-row>
        <table:table-row table:style-name="ro1">
          <table:table-cell office:value-type="float" office:value="1181" calcext:value-type="float">
            <text:p>1181</text:p>
          </table:table-cell>
          <table:table-cell table:number-columns-repeated="3"/>
          <table:table-cell office:value-type="float" office:value="-129243" calcext:value-type="float">
            <text:p>-129243</text:p>
          </table:table-cell>
          <table:table-cell office:value-type="float" office:value="-158611" calcext:value-type="float">
            <text:p>-158611</text:p>
          </table:table-cell>
          <table:table-cell office:value-type="float" office:value="259703" calcext:value-type="float">
            <text:p>259703</text:p>
          </table:table-cell>
          <table:table-cell office:value-type="float" office:value="230827" calcext:value-type="float">
            <text:p>230827</text:p>
          </table:table-cell>
          <table:table-cell office:value-type="float" office:value="735347" calcext:value-type="float">
            <text:p>735347</text:p>
          </table:table-cell>
          <table:table-cell office:value-type="float" office:value="46617" calcext:value-type="float">
            <text:p>46617</text:p>
          </table:table-cell>
        </table:table-row>
        <table:table-row table:style-name="ro1">
          <table:table-cell office:value-type="float" office:value="1182" calcext:value-type="float">
            <text:p>1182</text:p>
          </table:table-cell>
          <table:table-cell table:number-columns-repeated="3"/>
          <table:table-cell office:value-type="float" office:value="163826" calcext:value-type="float">
            <text:p>163826</text:p>
          </table:table-cell>
          <table:table-cell office:value-type="float" office:value="123152" calcext:value-type="float">
            <text:p>123152</text:p>
          </table:table-cell>
          <table:table-cell office:value-type="float" office:value="495458" calcext:value-type="float">
            <text:p>495458</text:p>
          </table:table-cell>
          <table:table-cell office:value-type="float" office:value="181208" calcext:value-type="float">
            <text:p>181208</text:p>
          </table:table-cell>
          <table:table-cell office:value-type="float" office:value="1087732" calcext:value-type="float">
            <text:p>1087732</text:p>
          </table:table-cell>
          <table:table-cell office:value-type="float" office:value="257444" calcext:value-type="float">
            <text:p>257444</text:p>
          </table:table-cell>
        </table:table-row>
        <table:table-row table:style-name="ro1">
          <table:table-cell office:value-type="float" office:value="1183" calcext:value-type="float">
            <text:p>1183</text:p>
          </table:table-cell>
          <table:table-cell table:number-columns-repeated="3"/>
          <table:table-cell office:value-type="float" office:value="11202" calcext:value-type="float">
            <text:p>11202</text:p>
          </table:table-cell>
          <table:table-cell office:value-type="float" office:value="-87018" calcext:value-type="float">
            <text:p>-87018</text:p>
          </table:table-cell>
          <table:table-cell office:value-type="float" office:value="431590" calcext:value-type="float">
            <text:p>431590</text:p>
          </table:table-cell>
          <table:table-cell office:value-type="float" office:value="327996" calcext:value-type="float">
            <text:p>327996</text:p>
          </table:table-cell>
          <table:table-cell office:value-type="float" office:value="961112" calcext:value-type="float">
            <text:p>961112</text:p>
          </table:table-cell>
          <table:table-cell office:value-type="float" office:value="22724" calcext:value-type="float">
            <text:p>22724</text:p>
          </table:table-cell>
        </table:table-row>
        <table:table-row table:style-name="ro1">
          <table:table-cell office:value-type="float" office:value="1184" calcext:value-type="float">
            <text:p>1184</text:p>
          </table:table-cell>
          <table:table-cell table:number-columns-repeated="3"/>
          <table:table-cell office:value-type="float" office:value="48679" calcext:value-type="float">
            <text:p>48679</text:p>
          </table:table-cell>
          <table:table-cell office:value-type="float" office:value="-126309" calcext:value-type="float">
            <text:p>-126309</text:p>
          </table:table-cell>
          <table:table-cell office:value-type="float" office:value="331331" calcext:value-type="float">
            <text:p>331331</text:p>
          </table:table-cell>
          <table:table-cell office:value-type="float" office:value="325135" calcext:value-type="float">
            <text:p>325135</text:p>
          </table:table-cell>
          <table:table-cell office:value-type="float" office:value="873725" calcext:value-type="float">
            <text:p>873725</text:p>
          </table:table-cell>
          <table:table-cell office:value-type="float" office:value="-52507" calcext:value-type="float">
            <text:p>-52507</text:p>
          </table:table-cell>
        </table:table-row>
        <table:table-row table:style-name="ro1">
          <table:table-cell office:value-type="float" office:value="1185" calcext:value-type="float">
            <text:p>1185</text:p>
          </table:table-cell>
          <table:table-cell table:number-columns-repeated="3"/>
          <table:table-cell office:value-type="float" office:value="-10993" calcext:value-type="float">
            <text:p>-10993</text:p>
          </table:table-cell>
          <table:table-cell office:value-type="float" office:value="-120687" calcext:value-type="float">
            <text:p>-120687</text:p>
          </table:table-cell>
          <table:table-cell office:value-type="float" office:value="297117" calcext:value-type="float">
            <text:p>297117</text:p>
          </table:table-cell>
          <table:table-cell office:value-type="float" office:value="302151" calcext:value-type="float">
            <text:p>302151</text:p>
          </table:table-cell>
          <table:table-cell office:value-type="float" office:value="875249" calcext:value-type="float">
            <text:p>875249</text:p>
          </table:table-cell>
          <table:table-cell office:value-type="float" office:value="143819" calcext:value-type="float">
            <text:p>143819</text:p>
          </table:table-cell>
        </table:table-row>
        <table:table-row table:style-name="ro1">
          <table:table-cell office:value-type="float" office:value="1186" calcext:value-type="float">
            <text:p>1186</text:p>
          </table:table-cell>
          <table:table-cell table:number-columns-repeated="3"/>
          <table:table-cell office:value-type="float" office:value="-89965" calcext:value-type="float">
            <text:p>-89965</text:p>
          </table:table-cell>
          <table:table-cell office:value-type="float" office:value="43767" calcext:value-type="float">
            <text:p>43767</text:p>
          </table:table-cell>
          <table:table-cell office:value-type="float" office:value="712809" calcext:value-type="float">
            <text:p>712809</text:p>
          </table:table-cell>
          <table:table-cell office:value-type="float" office:value="561863" calcext:value-type="float">
            <text:p>561863</text:p>
          </table:table-cell>
          <table:table-cell office:value-type="float" office:value="1526905" calcext:value-type="float">
            <text:p>1526905</text:p>
          </table:table-cell>
          <table:table-cell office:value-type="float" office:value="26351" calcext:value-type="float">
            <text:p>26351</text:p>
          </table:table-cell>
        </table:table-row>
        <table:table-row table:style-name="ro1">
          <table:table-cell office:value-type="float" office:value="1187" calcext:value-type="float">
            <text:p>1187</text:p>
          </table:table-cell>
          <table:table-cell table:number-columns-repeated="3"/>
          <table:table-cell office:value-type="float" office:value="108927" calcext:value-type="float">
            <text:p>108927</text:p>
          </table:table-cell>
          <table:table-cell office:value-type="float" office:value="-135471" calcext:value-type="float">
            <text:p>-135471</text:p>
          </table:table-cell>
          <table:table-cell office:value-type="float" office:value="388491" calcext:value-type="float">
            <text:p>388491</text:p>
          </table:table-cell>
          <table:table-cell office:value-type="float" office:value="142729" calcext:value-type="float">
            <text:p>142729</text:p>
          </table:table-cell>
          <table:table-cell office:value-type="float" office:value="904829" calcext:value-type="float">
            <text:p>904829</text:p>
          </table:table-cell>
          <table:table-cell office:value-type="float" office:value="117073" calcext:value-type="float">
            <text:p>117073</text:p>
          </table:table-cell>
        </table:table-row>
        <table:table-row table:style-name="ro1">
          <table:table-cell office:value-type="float" office:value="1188" calcext:value-type="float">
            <text:p>1188</text:p>
          </table:table-cell>
          <table:table-cell table:number-columns-repeated="3"/>
          <table:table-cell office:value-type="float" office:value="20551" calcext:value-type="float">
            <text:p>20551</text:p>
          </table:table-cell>
          <table:table-cell office:value-type="float" office:value="59001" calcext:value-type="float">
            <text:p>59001</text:p>
          </table:table-cell>
          <table:table-cell office:value-type="float" office:value="410767" calcext:value-type="float">
            <text:p>410767</text:p>
          </table:table-cell>
          <table:table-cell office:value-type="float" office:value="249623" calcext:value-type="float">
            <text:p>249623</text:p>
          </table:table-cell>
          <table:table-cell office:value-type="float" office:value="871895" calcext:value-type="float">
            <text:p>871895</text:p>
          </table:table-cell>
          <table:table-cell office:value-type="float" office:value="96581" calcext:value-type="float">
            <text:p>96581</text:p>
          </table:table-cell>
        </table:table-row>
        <table:table-row table:style-name="ro1">
          <table:table-cell office:value-type="float" office:value="1189" calcext:value-type="float">
            <text:p>1189</text:p>
          </table:table-cell>
          <table:table-cell table:number-columns-repeated="3"/>
          <table:table-cell office:value-type="float" office:value="-37484" calcext:value-type="float">
            <text:p>-37484</text:p>
          </table:table-cell>
          <table:table-cell office:value-type="float" office:value="-160690" calcext:value-type="float">
            <text:p>-160690</text:p>
          </table:table-cell>
          <table:table-cell office:value-type="float" office:value="369748" calcext:value-type="float">
            <text:p>369748</text:p>
          </table:table-cell>
          <table:table-cell office:value-type="float" office:value="198828" calcext:value-type="float">
            <text:p>198828</text:p>
          </table:table-cell>
          <table:table-cell office:value-type="float" office:value="734200" calcext:value-type="float">
            <text:p>734200</text:p>
          </table:table-cell>
          <table:table-cell office:value-type="float" office:value="6640" calcext:value-type="float">
            <text:p>6640</text:p>
          </table:table-cell>
        </table:table-row>
        <table:table-row table:style-name="ro1">
          <table:table-cell office:value-type="float" office:value="1190" calcext:value-type="float">
            <text:p>1190</text:p>
          </table:table-cell>
          <table:table-cell table:number-columns-repeated="3"/>
          <table:table-cell office:value-type="float" office:value="-131779" calcext:value-type="float">
            <text:p>-131779</text:p>
          </table:table-cell>
          <table:table-cell office:value-type="float" office:value="13659" calcext:value-type="float">
            <text:p>13659</text:p>
          </table:table-cell>
          <table:table-cell office:value-type="float" office:value="568937" calcext:value-type="float">
            <text:p>568937</text:p>
          </table:table-cell>
          <table:table-cell office:value-type="float" office:value="380629" calcext:value-type="float">
            <text:p>380629</text:p>
          </table:table-cell>
          <table:table-cell office:value-type="float" office:value="1276995" calcext:value-type="float">
            <text:p>1276995</text:p>
          </table:table-cell>
          <table:table-cell office:value-type="float" office:value="93481" calcext:value-type="float">
            <text:p>93481</text:p>
          </table:table-cell>
        </table:table-row>
        <table:table-row table:style-name="ro1">
          <table:table-cell office:value-type="float" office:value="1191" calcext:value-type="float">
            <text:p>1191</text:p>
          </table:table-cell>
          <table:table-cell table:number-columns-repeated="3"/>
          <table:table-cell office:value-type="float" office:value="128263" calcext:value-type="float">
            <text:p>128263</text:p>
          </table:table-cell>
          <table:table-cell office:value-type="float" office:value="-217293" calcext:value-type="float">
            <text:p>-217293</text:p>
          </table:table-cell>
          <table:table-cell office:value-type="float" office:value="416295" calcext:value-type="float">
            <text:p>416295</text:p>
          </table:table-cell>
          <table:table-cell office:value-type="float" office:value="157847" calcext:value-type="float">
            <text:p>157847</text:p>
          </table:table-cell>
          <table:table-cell office:value-type="float" office:value="733893" calcext:value-type="float">
            <text:p>733893</text:p>
          </table:table-cell>
          <table:table-cell office:value-type="float" office:value="35421" calcext:value-type="float">
            <text:p>35421</text:p>
          </table:table-cell>
        </table:table-row>
        <table:table-row table:style-name="ro1">
          <table:table-cell office:value-type="float" office:value="1192" calcext:value-type="float">
            <text:p>1192</text:p>
          </table:table-cell>
          <table:table-cell table:number-columns-repeated="3"/>
          <table:table-cell office:value-type="float" office:value="-210135" calcext:value-type="float">
            <text:p>-210135</text:p>
          </table:table-cell>
          <table:table-cell office:value-type="float" office:value="102737" calcext:value-type="float">
            <text:p>102737</text:p>
          </table:table-cell>
          <table:table-cell office:value-type="float" office:value="622863" calcext:value-type="float">
            <text:p>622863</text:p>
          </table:table-cell>
          <table:table-cell office:value-type="float" office:value="566859" calcext:value-type="float">
            <text:p>566859</text:p>
          </table:table-cell>
          <table:table-cell office:value-type="float" office:value="1402783" calcext:value-type="float">
            <text:p>1402783</text:p>
          </table:table-cell>
          <table:table-cell office:value-type="float" office:value="-54253" calcext:value-type="float">
            <text:p>-54253</text:p>
          </table:table-cell>
        </table:table-row>
        <table:table-row table:style-name="ro1">
          <table:table-cell office:value-type="float" office:value="1193" calcext:value-type="float">
            <text:p>1193</text:p>
          </table:table-cell>
          <table:table-cell table:number-columns-repeated="3"/>
          <table:table-cell office:value-type="float" office:value="-77582" calcext:value-type="float">
            <text:p>-77582</text:p>
          </table:table-cell>
          <table:table-cell office:value-type="float" office:value="-28168" calcext:value-type="float">
            <text:p>-28168</text:p>
          </table:table-cell>
          <table:table-cell office:value-type="float" office:value="561156" calcext:value-type="float">
            <text:p>561156</text:p>
          </table:table-cell>
          <table:table-cell office:value-type="float" office:value="437156" calcext:value-type="float">
            <text:p>437156</text:p>
          </table:table-cell>
          <table:table-cell office:value-type="float" office:value="1300556" calcext:value-type="float">
            <text:p>1300556</text:p>
          </table:table-cell>
          <table:table-cell office:value-type="float" office:value="12048" calcext:value-type="float">
            <text:p>12048</text:p>
          </table:table-cell>
        </table:table-row>
        <table:table-row table:style-name="ro1">
          <table:table-cell office:value-type="float" office:value="1194" calcext:value-type="float">
            <text:p>1194</text:p>
          </table:table-cell>
          <table:table-cell table:number-columns-repeated="3"/>
          <table:table-cell office:value-type="float" office:value="-38102" calcext:value-type="float">
            <text:p>-38102</text:p>
          </table:table-cell>
          <table:table-cell office:value-type="float" office:value="21786" calcext:value-type="float">
            <text:p>21786</text:p>
          </table:table-cell>
          <table:table-cell office:value-type="float" office:value="829780" calcext:value-type="float">
            <text:p>829780</text:p>
          </table:table-cell>
          <table:table-cell office:value-type="float" office:value="621072" calcext:value-type="float">
            <text:p>621072</text:p>
          </table:table-cell>
          <table:table-cell office:value-type="float" office:value="1680106" calcext:value-type="float">
            <text:p>1680106</text:p>
          </table:table-cell>
          <table:table-cell office:value-type="float" office:value="-46782" calcext:value-type="float">
            <text:p>-46782</text:p>
          </table:table-cell>
        </table:table-row>
        <table:table-row table:style-name="ro1">
          <table:table-cell office:value-type="float" office:value="1195" calcext:value-type="float">
            <text:p>1195</text:p>
          </table:table-cell>
          <table:table-cell table:number-columns-repeated="3"/>
          <table:table-cell office:value-type="float" office:value="-27360" calcext:value-type="float">
            <text:p>-27360</text:p>
          </table:table-cell>
          <table:table-cell office:value-type="float" office:value="-24282" calcext:value-type="float">
            <text:p>-24282</text:p>
          </table:table-cell>
          <table:table-cell office:value-type="float" office:value="396968" calcext:value-type="float">
            <text:p>396968</text:p>
          </table:table-cell>
          <table:table-cell office:value-type="float" office:value="357922" calcext:value-type="float">
            <text:p>357922</text:p>
          </table:table-cell>
          <table:table-cell office:value-type="float" office:value="914288" calcext:value-type="float">
            <text:p>914288</text:p>
          </table:table-cell>
          <table:table-cell office:value-type="float" office:value="15668" calcext:value-type="float">
            <text:p>15668</text:p>
          </table:table-cell>
        </table:table-row>
        <table:table-row table:style-name="ro1">
          <table:table-cell office:value-type="float" office:value="1196" calcext:value-type="float">
            <text:p>1196</text:p>
          </table:table-cell>
          <table:table-cell table:number-columns-repeated="3"/>
          <table:table-cell office:value-type="float" office:value="-53474" calcext:value-type="float">
            <text:p>-53474</text:p>
          </table:table-cell>
          <table:table-cell office:value-type="float" office:value="155922" calcext:value-type="float">
            <text:p>155922</text:p>
          </table:table-cell>
          <table:table-cell office:value-type="float" office:value="432358" calcext:value-type="float">
            <text:p>432358</text:p>
          </table:table-cell>
          <table:table-cell office:value-type="float" office:value="381480" calcext:value-type="float">
            <text:p>381480</text:p>
          </table:table-cell>
          <table:table-cell office:value-type="float" office:value="1046430" calcext:value-type="float">
            <text:p>1046430</text:p>
          </table:table-cell>
          <table:table-cell office:value-type="float" office:value="49190" calcext:value-type="float">
            <text:p>49190</text:p>
          </table:table-cell>
        </table:table-row>
        <table:table-row table:style-name="ro1">
          <table:table-cell office:value-type="float" office:value="1197" calcext:value-type="float">
            <text:p>1197</text:p>
          </table:table-cell>
          <table:table-cell table:number-columns-repeated="3"/>
          <table:table-cell office:value-type="float" office:value="7847" calcext:value-type="float">
            <text:p>7847</text:p>
          </table:table-cell>
          <table:table-cell office:value-type="float" office:value="-20285" calcext:value-type="float">
            <text:p>-20285</text:p>
          </table:table-cell>
          <table:table-cell office:value-type="float" office:value="645425" calcext:value-type="float">
            <text:p>645425</text:p>
          </table:table-cell>
          <table:table-cell office:value-type="float" office:value="618291" calcext:value-type="float">
            <text:p>618291</text:p>
          </table:table-cell>
          <table:table-cell office:value-type="float" office:value="1579365" calcext:value-type="float">
            <text:p>1579365</text:p>
          </table:table-cell>
          <table:table-cell office:value-type="float" office:value="119855" calcext:value-type="float">
            <text:p>119855</text:p>
          </table:table-cell>
        </table:table-row>
        <table:table-row table:style-name="ro1">
          <table:table-cell office:value-type="float" office:value="1198" calcext:value-type="float">
            <text:p>1198</text:p>
          </table:table-cell>
          <table:table-cell table:number-columns-repeated="3"/>
          <table:table-cell office:value-type="float" office:value="110901" calcext:value-type="float">
            <text:p>110901</text:p>
          </table:table-cell>
          <table:table-cell office:value-type="float" office:value="-22345" calcext:value-type="float">
            <text:p>-22345</text:p>
          </table:table-cell>
          <table:table-cell office:value-type="float" office:value="439069" calcext:value-type="float">
            <text:p>439069</text:p>
          </table:table-cell>
          <table:table-cell office:value-type="float" office:value="363173" calcext:value-type="float">
            <text:p>363173</text:p>
          </table:table-cell>
          <table:table-cell office:value-type="float" office:value="1208111" calcext:value-type="float">
            <text:p>1208111</text:p>
          </table:table-cell>
          <table:table-cell office:value-type="float" office:value="98513" calcext:value-type="float">
            <text:p>98513</text:p>
          </table:table-cell>
        </table:table-row>
        <table:table-row table:style-name="ro1">
          <table:table-cell office:value-type="float" office:value="1199" calcext:value-type="float">
            <text:p>1199</text:p>
          </table:table-cell>
          <table:table-cell table:number-columns-repeated="3"/>
          <table:table-cell office:value-type="float" office:value="41425" calcext:value-type="float">
            <text:p>41425</text:p>
          </table:table-cell>
          <table:table-cell office:value-type="float" office:value="37841" calcext:value-type="float">
            <text:p>37841</text:p>
          </table:table-cell>
          <table:table-cell office:value-type="float" office:value="450383" calcext:value-type="float">
            <text:p>450383</text:p>
          </table:table-cell>
          <table:table-cell office:value-type="float" office:value="415629" calcext:value-type="float">
            <text:p>415629</text:p>
          </table:table-cell>
          <table:table-cell office:value-type="float" office:value="1039821" calcext:value-type="float">
            <text:p>1039821</text:p>
          </table:table-cell>
          <table:table-cell office:value-type="float" office:value="16979" calcext:value-type="float">
            <text:p>16979</text:p>
          </table:table-cell>
        </table:table-row>
        <table:table-row table:style-name="ro1">
          <table:table-cell office:value-type="float" office:value="1200" calcext:value-type="float">
            <text:p>1200</text:p>
          </table:table-cell>
          <table:table-cell table:number-columns-repeated="3"/>
          <table:table-cell office:value-type="float" office:value="134461" calcext:value-type="float">
            <text:p>134461</text:p>
          </table:table-cell>
          <table:table-cell office:value-type="float" office:value="-94531" calcext:value-type="float">
            <text:p>-94531</text:p>
          </table:table-cell>
          <table:table-cell office:value-type="float" office:value="254699" calcext:value-type="float">
            <text:p>254699</text:p>
          </table:table-cell>
          <table:table-cell office:value-type="float" office:value="226707" calcext:value-type="float">
            <text:p>226707</text:p>
          </table:table-cell>
          <table:table-cell office:value-type="float" office:value="729121" calcext:value-type="float">
            <text:p>729121</text:p>
          </table:table-cell>
          <table:table-cell office:value-type="float" office:value="-93431" calcext:value-type="float">
            <text:p>-93431</text:p>
          </table:table-cell>
        </table:table-row>
        <table:table-row table:style-name="ro1">
          <table:table-cell office:value-type="float" office:value="1201" calcext:value-type="float">
            <text:p>1201</text:p>
          </table:table-cell>
          <table:table-cell table:number-columns-repeated="3"/>
          <table:table-cell office:value-type="float" office:value="190386" calcext:value-type="float">
            <text:p>190386</text:p>
          </table:table-cell>
          <table:table-cell office:value-type="float" office:value="171172" calcext:value-type="float">
            <text:p>171172</text:p>
          </table:table-cell>
          <table:table-cell office:value-type="float" office:value="373000" calcext:value-type="float">
            <text:p>373000</text:p>
          </table:table-cell>
          <table:table-cell office:value-type="float" office:value="5730" calcext:value-type="float">
            <text:p>5730</text:p>
          </table:table-cell>
          <table:table-cell office:value-type="float" office:value="731520" calcext:value-type="float">
            <text:p>731520</text:p>
          </table:table-cell>
          <table:table-cell office:value-type="float" office:value="108828" calcext:value-type="float">
            <text:p>108828</text:p>
          </table:table-cell>
        </table:table-row>
        <table:table-row table:style-name="ro1">
          <table:table-cell office:value-type="float" office:value="1202" calcext:value-type="float">
            <text:p>1202</text:p>
          </table:table-cell>
          <table:table-cell table:number-columns-repeated="3"/>
          <table:table-cell office:value-type="float" office:value="84883" calcext:value-type="float">
            <text:p>84883</text:p>
          </table:table-cell>
          <table:table-cell office:value-type="float" office:value="14489" calcext:value-type="float">
            <text:p>14489</text:p>
          </table:table-cell>
          <table:table-cell office:value-type="float" office:value="406305" calcext:value-type="float">
            <text:p>406305</text:p>
          </table:table-cell>
          <table:table-cell office:value-type="float" office:value="309563" calcext:value-type="float">
            <text:p>309563</text:p>
          </table:table-cell>
          <table:table-cell office:value-type="float" office:value="934879" calcext:value-type="float">
            <text:p>934879</text:p>
          </table:table-cell>
          <table:table-cell office:value-type="float" office:value="9439" calcext:value-type="float">
            <text:p>9439</text:p>
          </table:table-cell>
        </table:table-row>
        <table:table-row table:style-name="ro1">
          <table:table-cell office:value-type="float" office:value="1203" calcext:value-type="float">
            <text:p>1203</text:p>
          </table:table-cell>
          <table:table-cell table:number-columns-repeated="3"/>
          <table:table-cell office:value-type="float" office:value="-13256" calcext:value-type="float">
            <text:p>-13256</text:p>
          </table:table-cell>
          <table:table-cell office:value-type="float" office:value="-73114" calcext:value-type="float">
            <text:p>-73114</text:p>
          </table:table-cell>
          <table:table-cell office:value-type="float" office:value="321880" calcext:value-type="float">
            <text:p>321880</text:p>
          </table:table-cell>
          <table:table-cell office:value-type="float" office:value="251550" calcext:value-type="float">
            <text:p>251550</text:p>
          </table:table-cell>
          <table:table-cell office:value-type="float" office:value="712614" calcext:value-type="float">
            <text:p>712614</text:p>
          </table:table-cell>
          <table:table-cell office:value-type="float" office:value="-6510" calcext:value-type="float">
            <text:p>-6510</text:p>
          </table:table-cell>
        </table:table-row>
        <table:table-row table:style-name="ro1">
          <table:table-cell office:value-type="float" office:value="1204" calcext:value-type="float">
            <text:p>1204</text:p>
          </table:table-cell>
          <table:table-cell table:number-columns-repeated="3"/>
          <table:table-cell office:value-type="float" office:value="-139143" calcext:value-type="float">
            <text:p>-139143</text:p>
          </table:table-cell>
          <table:table-cell office:value-type="float" office:value="5521" calcext:value-type="float">
            <text:p>5521</text:p>
          </table:table-cell>
          <table:table-cell office:value-type="float" office:value="390727" calcext:value-type="float">
            <text:p>390727</text:p>
          </table:table-cell>
          <table:table-cell office:value-type="float" office:value="216659" calcext:value-type="float">
            <text:p>216659</text:p>
          </table:table-cell>
          <table:table-cell office:value-type="float" office:value="803447" calcext:value-type="float">
            <text:p>803447</text:p>
          </table:table-cell>
          <table:table-cell office:value-type="float" office:value="46379" calcext:value-type="float">
            <text:p>46379</text:p>
          </table:table-cell>
        </table:table-row>
        <table:table-row table:style-name="ro1">
          <table:table-cell office:value-type="float" office:value="1205" calcext:value-type="float">
            <text:p>1205</text:p>
          </table:table-cell>
          <table:table-cell table:number-columns-repeated="3"/>
          <table:table-cell office:value-type="float" office:value="-51986" calcext:value-type="float">
            <text:p>-51986</text:p>
          </table:table-cell>
          <table:table-cell office:value-type="float" office:value="-92908" calcext:value-type="float">
            <text:p>-92908</text:p>
          </table:table-cell>
          <table:table-cell office:value-type="float" office:value="487180" calcext:value-type="float">
            <text:p>487180</text:p>
          </table:table-cell>
          <table:table-cell office:value-type="float" office:value="382142" calcext:value-type="float">
            <text:p>382142</text:p>
          </table:table-cell>
          <table:table-cell office:value-type="float" office:value="1076798" calcext:value-type="float">
            <text:p>1076798</text:p>
          </table:table-cell>
          <table:table-cell office:value-type="float" office:value="-40628" calcext:value-type="float">
            <text:p>-40628</text:p>
          </table:table-cell>
        </table:table-row>
        <table:table-row table:style-name="ro1">
          <table:table-cell office:value-type="float" office:value="1206" calcext:value-type="float">
            <text:p>1206</text:p>
          </table:table-cell>
          <table:table-cell table:number-columns-repeated="3"/>
          <table:table-cell office:value-type="float" office:value="225401" calcext:value-type="float">
            <text:p>225401</text:p>
          </table:table-cell>
          <table:table-cell office:value-type="float" office:value="-104821" calcext:value-type="float">
            <text:p>-104821</text:p>
          </table:table-cell>
          <table:table-cell office:value-type="float" office:value="303301" calcext:value-type="float">
            <text:p>303301</text:p>
          </table:table-cell>
          <table:table-cell office:value-type="float" office:value="272735" calcext:value-type="float">
            <text:p>272735</text:p>
          </table:table-cell>
          <table:table-cell office:value-type="float" office:value="844201" calcext:value-type="float">
            <text:p>844201</text:p>
          </table:table-cell>
          <table:table-cell office:value-type="float" office:value="-127329" calcext:value-type="float">
            <text:p>-127329</text:p>
          </table:table-cell>
        </table:table-row>
        <table:table-row table:style-name="ro1">
          <table:table-cell office:value-type="float" office:value="1207" calcext:value-type="float">
            <text:p>1207</text:p>
          </table:table-cell>
          <table:table-cell table:number-columns-repeated="3"/>
          <table:table-cell office:value-type="float" office:value="-74727" calcext:value-type="float">
            <text:p>-74727</text:p>
          </table:table-cell>
          <table:table-cell office:value-type="float" office:value="149397" calcext:value-type="float">
            <text:p>149397</text:p>
          </table:table-cell>
          <table:table-cell office:value-type="float" office:value="645669" calcext:value-type="float">
            <text:p>645669</text:p>
          </table:table-cell>
          <table:table-cell office:value-type="float" office:value="303375" calcext:value-type="float">
            <text:p>303375</text:p>
          </table:table-cell>
          <table:table-cell office:value-type="float" office:value="1368079" calcext:value-type="float">
            <text:p>1368079</text:p>
          </table:table-cell>
          <table:table-cell office:value-type="float" office:value="154615" calcext:value-type="float">
            <text:p>154615</text:p>
          </table:table-cell>
        </table:table-row>
        <table:table-row table:style-name="ro1">
          <table:table-cell office:value-type="float" office:value="1208" calcext:value-type="float">
            <text:p>1208</text:p>
          </table:table-cell>
          <table:table-cell table:number-columns-repeated="3"/>
          <table:table-cell office:value-type="float" office:value="68135" calcext:value-type="float">
            <text:p>68135</text:p>
          </table:table-cell>
          <table:table-cell office:value-type="float" office:value="-92129" calcext:value-type="float">
            <text:p>-92129</text:p>
          </table:table-cell>
          <table:table-cell office:value-type="float" office:value="356201" calcext:value-type="float">
            <text:p>356201</text:p>
          </table:table-cell>
          <table:table-cell office:value-type="float" office:value="213117" calcext:value-type="float">
            <text:p>213117</text:p>
          </table:table-cell>
          <table:table-cell office:value-type="float" office:value="825807" calcext:value-type="float">
            <text:p>825807</text:p>
          </table:table-cell>
          <table:table-cell office:value-type="float" office:value="88091" calcext:value-type="float">
            <text:p>88091</text:p>
          </table:table-cell>
        </table:table-row>
        <table:table-row table:style-name="ro1">
          <table:table-cell office:value-type="float" office:value="1209" calcext:value-type="float">
            <text:p>1209</text:p>
          </table:table-cell>
          <table:table-cell table:number-columns-repeated="3"/>
          <table:table-cell office:value-type="float" office:value="-227145" calcext:value-type="float">
            <text:p>-227145</text:p>
          </table:table-cell>
          <table:table-cell office:value-type="float" office:value="-92489" calcext:value-type="float">
            <text:p>-92489</text:p>
          </table:table-cell>
          <table:table-cell office:value-type="float" office:value="451907" calcext:value-type="float">
            <text:p>451907</text:p>
          </table:table-cell>
          <table:table-cell office:value-type="float" office:value="474499" calcext:value-type="float">
            <text:p>474499</text:p>
          </table:table-cell>
          <table:table-cell office:value-type="float" office:value="1101385" calcext:value-type="float">
            <text:p>1101385</text:p>
          </table:table-cell>
          <table:table-cell office:value-type="float" office:value="-101627" calcext:value-type="float">
            <text:p>-101627</text:p>
          </table:table-cell>
        </table:table-row>
        <table:table-row table:style-name="ro1">
          <table:table-cell office:value-type="float" office:value="1210" calcext:value-type="float">
            <text:p>1210</text:p>
          </table:table-cell>
          <table:table-cell table:number-columns-repeated="3"/>
          <table:table-cell office:value-type="float" office:value="80807" calcext:value-type="float">
            <text:p>80807</text:p>
          </table:table-cell>
          <table:table-cell office:value-type="float" office:value="-351155" calcext:value-type="float">
            <text:p>-351155</text:p>
          </table:table-cell>
          <table:table-cell office:value-type="float" office:value="387537" calcext:value-type="float">
            <text:p>387537</text:p>
          </table:table-cell>
          <table:table-cell office:value-type="float" office:value="223135" calcext:value-type="float">
            <text:p>223135</text:p>
          </table:table-cell>
          <table:table-cell office:value-type="float" office:value="752501" calcext:value-type="float">
            <text:p>752501</text:p>
          </table:table-cell>
          <table:table-cell office:value-type="float" office:value="37473" calcext:value-type="float">
            <text:p>37473</text:p>
          </table:table-cell>
        </table:table-row>
        <table:table-row table:style-name="ro1">
          <table:table-cell office:value-type="float" office:value="1211" calcext:value-type="float">
            <text:p>1211</text:p>
          </table:table-cell>
          <table:table-cell table:number-columns-repeated="3"/>
          <table:table-cell office:value-type="float" office:value="-249644" calcext:value-type="float">
            <text:p>-249644</text:p>
          </table:table-cell>
          <table:table-cell office:value-type="float" office:value="-146850" calcext:value-type="float">
            <text:p>-146850</text:p>
          </table:table-cell>
          <table:table-cell office:value-type="float" office:value="282970" calcext:value-type="float">
            <text:p>282970</text:p>
          </table:table-cell>
          <table:table-cell office:value-type="float" office:value="302016" calcext:value-type="float">
            <text:p>302016</text:p>
          </table:table-cell>
          <table:table-cell office:value-type="float" office:value="724716" calcext:value-type="float">
            <text:p>724716</text:p>
          </table:table-cell>
          <table:table-cell office:value-type="float" office:value="-51282" calcext:value-type="float">
            <text:p>-51282</text:p>
          </table:table-cell>
        </table:table-row>
        <table:table-row table:style-name="ro1">
          <table:table-cell office:value-type="float" office:value="1212" calcext:value-type="float">
            <text:p>1212</text:p>
          </table:table-cell>
          <table:table-cell table:number-columns-repeated="3"/>
          <table:table-cell office:value-type="float" office:value="-618" calcext:value-type="float">
            <text:p>-618</text:p>
          </table:table-cell>
          <table:table-cell office:value-type="float" office:value="2668" calcext:value-type="float">
            <text:p>2668</text:p>
          </table:table-cell>
          <table:table-cell office:value-type="float" office:value="238842" calcext:value-type="float">
            <text:p>238842</text:p>
          </table:table-cell>
          <table:table-cell office:value-type="float" office:value="5180" calcext:value-type="float">
            <text:p>5180</text:p>
          </table:table-cell>
          <table:table-cell office:value-type="float" office:value="451744" calcext:value-type="float">
            <text:p>451744</text:p>
          </table:table-cell>
          <table:table-cell office:value-type="float" office:value="104774" calcext:value-type="float">
            <text:p>104774</text:p>
          </table:table-cell>
        </table:table-row>
        <table:table-row table:style-name="ro1">
          <table:table-cell office:value-type="float" office:value="1213" calcext:value-type="float">
            <text:p>1213</text:p>
          </table:table-cell>
          <table:table-cell table:number-columns-repeated="3"/>
          <table:table-cell office:value-type="float" office:value="95646" calcext:value-type="float">
            <text:p>95646</text:p>
          </table:table-cell>
          <table:table-cell office:value-type="float" office:value="141460" calcext:value-type="float">
            <text:p>141460</text:p>
          </table:table-cell>
          <table:table-cell office:value-type="float" office:value="537688" calcext:value-type="float">
            <text:p>537688</text:p>
          </table:table-cell>
          <table:table-cell office:value-type="float" office:value="260016" calcext:value-type="float">
            <text:p>260016</text:p>
          </table:table-cell>
          <table:table-cell office:value-type="float" office:value="1171052" calcext:value-type="float">
            <text:p>1171052</text:p>
          </table:table-cell>
          <table:table-cell office:value-type="float" office:value="182232" calcext:value-type="float">
            <text:p>182232</text:p>
          </table:table-cell>
        </table:table-row>
        <table:table-row table:style-name="ro1">
          <table:table-cell office:value-type="float" office:value="1214" calcext:value-type="float">
            <text:p>1214</text:p>
          </table:table-cell>
          <table:table-cell table:number-columns-repeated="3"/>
          <table:table-cell office:value-type="float" office:value="39895" calcext:value-type="float">
            <text:p>39895</text:p>
          </table:table-cell>
          <table:table-cell office:value-type="float" office:value="168317" calcext:value-type="float">
            <text:p>168317</text:p>
          </table:table-cell>
          <table:table-cell office:value-type="float" office:value="389201" calcext:value-type="float">
            <text:p>389201</text:p>
          </table:table-cell>
          <table:table-cell office:value-type="float" office:value="95821" calcext:value-type="float">
            <text:p>95821</text:p>
          </table:table-cell>
          <table:table-cell office:value-type="float" office:value="840461" calcext:value-type="float">
            <text:p>840461</text:p>
          </table:table-cell>
          <table:table-cell office:value-type="float" office:value="164109" calcext:value-type="float">
            <text:p>164109</text:p>
          </table:table-cell>
        </table:table-row>
        <table:table-row table:style-name="ro1">
          <table:table-cell office:value-type="float" office:value="1215" calcext:value-type="float">
            <text:p>1215</text:p>
          </table:table-cell>
          <table:table-cell table:number-columns-repeated="3"/>
          <table:table-cell office:value-type="float" office:value="-146746" calcext:value-type="float">
            <text:p>-146746</text:p>
          </table:table-cell>
          <table:table-cell office:value-type="float" office:value="-171764" calcext:value-type="float">
            <text:p>-171764</text:p>
          </table:table-cell>
          <table:table-cell office:value-type="float" office:value="391502" calcext:value-type="float">
            <text:p>391502</text:p>
          </table:table-cell>
          <table:table-cell office:value-type="float" office:value="230830" calcext:value-type="float">
            <text:p>230830</text:p>
          </table:table-cell>
          <table:table-cell office:value-type="float" office:value="790368" calcext:value-type="float">
            <text:p>790368</text:p>
          </table:table-cell>
          <table:table-cell office:value-type="float" office:value="62942" calcext:value-type="float">
            <text:p>62942</text:p>
          </table:table-cell>
        </table:table-row>
        <table:table-row table:style-name="ro1">
          <table:table-cell office:value-type="float" office:value="1216" calcext:value-type="float">
            <text:p>1216</text:p>
          </table:table-cell>
          <table:table-cell table:number-columns-repeated="3"/>
          <table:table-cell office:value-type="float" office:value="-74182" calcext:value-type="float">
            <text:p>-74182</text:p>
          </table:table-cell>
          <table:table-cell office:value-type="float" office:value="-166078" calcext:value-type="float">
            <text:p>-166078</text:p>
          </table:table-cell>
          <table:table-cell office:value-type="float" office:value="341748" calcext:value-type="float">
            <text:p>341748</text:p>
          </table:table-cell>
          <table:table-cell office:value-type="float" office:value="236804" calcext:value-type="float">
            <text:p>236804</text:p>
          </table:table-cell>
          <table:table-cell office:value-type="float" office:value="776878" calcext:value-type="float">
            <text:p>776878</text:p>
          </table:table-cell>
          <table:table-cell office:value-type="float" office:value="95642" calcext:value-type="float">
            <text:p>95642</text:p>
          </table:table-cell>
        </table:table-row>
        <table:table-row table:style-name="ro1">
          <table:table-cell office:value-type="float" office:value="1217" calcext:value-type="float">
            <text:p>1217</text:p>
          </table:table-cell>
          <table:table-cell table:number-columns-repeated="3"/>
          <table:table-cell office:value-type="float" office:value="-134888" calcext:value-type="float">
            <text:p>-134888</text:p>
          </table:table-cell>
          <table:table-cell office:value-type="float" office:value="10832" calcext:value-type="float">
            <text:p>10832</text:p>
          </table:table-cell>
          <table:table-cell office:value-type="float" office:value="673440" calcext:value-type="float">
            <text:p>673440</text:p>
          </table:table-cell>
          <table:table-cell office:value-type="float" office:value="522346" calcext:value-type="float">
            <text:p>522346</text:p>
          </table:table-cell>
          <table:table-cell office:value-type="float" office:value="1465896" calcext:value-type="float">
            <text:p>1465896</text:p>
          </table:table-cell>
          <table:table-cell office:value-type="float" office:value="42498" calcext:value-type="float">
            <text:p>42498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table:number-columns-repeated="3"/>
          <table:table-cell office:value-type="float" office:value="-165831" calcext:value-type="float">
            <text:p>-165831</text:p>
          </table:table-cell>
          <table:table-cell office:value-type="float" office:value="-9889" calcext:value-type="float">
            <text:p>-9889</text:p>
          </table:table-cell>
          <table:table-cell office:value-type="float" office:value="393403" calcext:value-type="float">
            <text:p>393403</text:p>
          </table:table-cell>
          <table:table-cell office:value-type="float" office:value="337755" calcext:value-type="float">
            <text:p>337755</text:p>
          </table:table-cell>
          <table:table-cell office:value-type="float" office:value="1006471" calcext:value-type="float">
            <text:p>1006471</text:p>
          </table:table-cell>
          <table:table-cell office:value-type="float" office:value="41455" calcext:value-type="float">
            <text:p>41455</text:p>
          </table:table-cell>
        </table:table-row>
        <table:table-row table:style-name="ro1">
          <table:table-cell office:value-type="float" office:value="1219" calcext:value-type="float">
            <text:p>1219</text:p>
          </table:table-cell>
          <table:table-cell table:number-columns-repeated="3"/>
          <table:table-cell office:value-type="float" office:value="63197" calcext:value-type="float">
            <text:p>63197</text:p>
          </table:table-cell>
          <table:table-cell office:value-type="float" office:value="-176157" calcext:value-type="float">
            <text:p>-176157</text:p>
          </table:table-cell>
          <table:table-cell office:value-type="float" office:value="456245" calcext:value-type="float">
            <text:p>456245</text:p>
          </table:table-cell>
          <table:table-cell office:value-type="float" office:value="135603" calcext:value-type="float">
            <text:p>135603</text:p>
          </table:table-cell>
          <table:table-cell office:value-type="float" office:value="961099" calcext:value-type="float">
            <text:p>961099</text:p>
          </table:table-cell>
          <table:table-cell office:value-type="float" office:value="-24299" calcext:value-type="float">
            <text:p>-24299</text:p>
          </table:table-cell>
        </table:table-row>
        <table:table-row table:style-name="ro1">
          <table:table-cell office:value-type="float" office:value="1220" calcext:value-type="float">
            <text:p>1220</text:p>
          </table:table-cell>
          <table:table-cell table:number-columns-repeated="3"/>
          <table:table-cell office:value-type="float" office:value="-108373" calcext:value-type="float">
            <text:p>-108373</text:p>
          </table:table-cell>
          <table:table-cell office:value-type="float" office:value="-168783" calcext:value-type="float">
            <text:p>-168783</text:p>
          </table:table-cell>
          <table:table-cell office:value-type="float" office:value="368043" calcext:value-type="float">
            <text:p>368043</text:p>
          </table:table-cell>
          <table:table-cell office:value-type="float" office:value="226583" calcext:value-type="float">
            <text:p>226583</text:p>
          </table:table-cell>
          <table:table-cell office:value-type="float" office:value="849387" calcext:value-type="float">
            <text:p>849387</text:p>
          </table:table-cell>
          <table:table-cell office:value-type="float" office:value="78171" calcext:value-type="float">
            <text:p>78171</text:p>
          </table:table-cell>
        </table:table-row>
        <table:table-row table:style-name="ro1">
          <table:table-cell office:value-type="float" office:value="1221" calcext:value-type="float">
            <text:p>1221</text:p>
          </table:table-cell>
          <table:table-cell table:number-columns-repeated="3"/>
          <table:table-cell office:value-type="float" office:value="-184727" calcext:value-type="float">
            <text:p>-184727</text:p>
          </table:table-cell>
          <table:table-cell office:value-type="float" office:value="-81867" calcext:value-type="float">
            <text:p>-81867</text:p>
          </table:table-cell>
          <table:table-cell office:value-type="float" office:value="614295" calcext:value-type="float">
            <text:p>614295</text:p>
          </table:table-cell>
          <table:table-cell office:value-type="float" office:value="485491" calcext:value-type="float">
            <text:p>485491</text:p>
          </table:table-cell>
          <table:table-cell office:value-type="float" office:value="1442783" calcext:value-type="float">
            <text:p>1442783</text:p>
          </table:table-cell>
          <table:table-cell office:value-type="float" office:value="-151527" calcext:value-type="float">
            <text:p>-151527</text:p>
          </table:table-cell>
        </table:table-row>
        <table:table-row table:style-name="ro1">
          <table:table-cell office:value-type="float" office:value="1222" calcext:value-type="float">
            <text:p>1222</text:p>
          </table:table-cell>
          <table:table-cell table:number-columns-repeated="3"/>
          <table:table-cell office:value-type="float" office:value="-25868" calcext:value-type="float">
            <text:p>-25868</text:p>
          </table:table-cell>
          <table:table-cell office:value-type="float" office:value="41328" calcext:value-type="float">
            <text:p>41328</text:p>
          </table:table-cell>
          <table:table-cell office:value-type="float" office:value="477388" calcext:value-type="float">
            <text:p>477388</text:p>
          </table:table-cell>
          <table:table-cell office:value-type="float" office:value="232328" calcext:value-type="float">
            <text:p>232328</text:p>
          </table:table-cell>
          <table:table-cell office:value-type="float" office:value="980638" calcext:value-type="float">
            <text:p>980638</text:p>
          </table:table-cell>
          <table:table-cell office:value-type="float" office:value="3808" calcext:value-type="float">
            <text:p>3808</text:p>
          </table:table-cell>
        </table:table-row>
        <table:table-row table:style-name="ro1">
          <table:table-cell office:value-type="float" office:value="1223" calcext:value-type="float">
            <text:p>1223</text:p>
          </table:table-cell>
          <table:table-cell table:number-columns-repeated="3"/>
          <table:table-cell office:value-type="float" office:value="81779" calcext:value-type="float">
            <text:p>81779</text:p>
          </table:table-cell>
          <table:table-cell office:value-type="float" office:value="32633" calcext:value-type="float">
            <text:p>32633</text:p>
          </table:table-cell>
          <table:table-cell office:value-type="float" office:value="432281" calcext:value-type="float">
            <text:p>432281</text:p>
          </table:table-cell>
          <table:table-cell office:value-type="float" office:value="421693" calcext:value-type="float">
            <text:p>421693</text:p>
          </table:table-cell>
          <table:table-cell office:value-type="float" office:value="1171829" calcext:value-type="float">
            <text:p>1171829</text:p>
          </table:table-cell>
          <table:table-cell office:value-type="float" office:value="70481" calcext:value-type="float">
            <text:p>70481</text:p>
          </table:table-cell>
        </table:table-row>
        <table:table-row table:style-name="ro1">
          <table:table-cell office:value-type="float" office:value="1224" calcext:value-type="float">
            <text:p>1224</text:p>
          </table:table-cell>
          <table:table-cell table:number-columns-repeated="3"/>
          <table:table-cell office:value-type="float" office:value="111131" calcext:value-type="float">
            <text:p>111131</text:p>
          </table:table-cell>
          <table:table-cell office:value-type="float" office:value="-153693" calcext:value-type="float">
            <text:p>-153693</text:p>
          </table:table-cell>
          <table:table-cell office:value-type="float" office:value="372695" calcext:value-type="float">
            <text:p>372695</text:p>
          </table:table-cell>
          <table:table-cell office:value-type="float" office:value="222239" calcext:value-type="float">
            <text:p>222239</text:p>
          </table:table-cell>
          <table:table-cell office:value-type="float" office:value="879487" calcext:value-type="float">
            <text:p>879487</text:p>
          </table:table-cell>
          <table:table-cell office:value-type="float" office:value="56177" calcext:value-type="float">
            <text:p>56177</text:p>
          </table:table-cell>
        </table:table-row>
        <table:table-row table:style-name="ro1">
          <table:table-cell office:value-type="float" office:value="1225" calcext:value-type="float">
            <text:p>1225</text:p>
          </table:table-cell>
          <table:table-cell table:number-columns-repeated="3"/>
          <table:table-cell office:value-type="float" office:value="169210" calcext:value-type="float">
            <text:p>169210</text:p>
          </table:table-cell>
          <table:table-cell office:value-type="float" office:value="22672" calcext:value-type="float">
            <text:p>22672</text:p>
          </table:table-cell>
          <table:table-cell office:value-type="float" office:value="276080" calcext:value-type="float">
            <text:p>276080</text:p>
          </table:table-cell>
          <table:table-cell office:value-type="float" office:value="259764" calcext:value-type="float">
            <text:p>259764</text:p>
          </table:table-cell>
          <table:table-cell office:value-type="float" office:value="814696" calcext:value-type="float">
            <text:p>814696</text:p>
          </table:table-cell>
          <table:table-cell office:value-type="float" office:value="-58956" calcext:value-type="float">
            <text:p>-58956</text:p>
          </table:table-cell>
        </table:table-row>
        <table:table-row table:style-name="ro1">
          <table:table-cell office:value-type="float" office:value="1226" calcext:value-type="float">
            <text:p>1226</text:p>
          </table:table-cell>
          <table:table-cell table:number-columns-repeated="3"/>
          <table:table-cell office:value-type="float" office:value="180434" calcext:value-type="float">
            <text:p>180434</text:p>
          </table:table-cell>
          <table:table-cell office:value-type="float" office:value="622312" calcext:value-type="float">
            <text:p>622312</text:p>
          </table:table-cell>
          <table:table-cell office:value-type="float" office:value="495390" calcext:value-type="float">
            <text:p>495390</text:p>
          </table:table-cell>
          <table:table-cell office:value-type="float" office:value="522728" calcext:value-type="float">
            <text:p>522728</text:p>
          </table:table-cell>
          <table:table-cell office:value-type="float" office:value="1425170" calcext:value-type="float">
            <text:p>1425170</text:p>
          </table:table-cell>
          <table:table-cell office:value-type="float" office:value="128600" calcext:value-type="float">
            <text:p>128600</text:p>
          </table:table-cell>
        </table:table-row>
        <table:table-row table:style-name="ro1">
          <table:table-cell office:value-type="float" office:value="1227" calcext:value-type="float">
            <text:p>1227</text:p>
          </table:table-cell>
          <table:table-cell table:number-columns-repeated="3"/>
          <table:table-cell office:value-type="float" office:value="82685" calcext:value-type="float">
            <text:p>82685</text:p>
          </table:table-cell>
          <table:table-cell office:value-type="float" office:value="-75549" calcext:value-type="float">
            <text:p>-75549</text:p>
          </table:table-cell>
          <table:table-cell office:value-type="float" office:value="383713" calcext:value-type="float">
            <text:p>383713</text:p>
          </table:table-cell>
          <table:table-cell office:value-type="float" office:value="240175" calcext:value-type="float">
            <text:p>240175</text:p>
          </table:table-cell>
          <table:table-cell office:value-type="float" office:value="875101" calcext:value-type="float">
            <text:p>875101</text:p>
          </table:table-cell>
          <table:table-cell office:value-type="float" office:value="75725" calcext:value-type="float">
            <text:p>75725</text:p>
          </table:table-cell>
        </table:table-row>
        <table:table-row table:style-name="ro1">
          <table:table-cell office:value-type="float" office:value="1228" calcext:value-type="float">
            <text:p>1228</text:p>
          </table:table-cell>
          <table:table-cell table:number-columns-repeated="3"/>
          <table:table-cell office:value-type="float" office:value="87641" calcext:value-type="float">
            <text:p>87641</text:p>
          </table:table-cell>
          <table:table-cell office:value-type="float" office:value="54927" calcext:value-type="float">
            <text:p>54927</text:p>
          </table:table-cell>
          <table:table-cell office:value-type="float" office:value="348611" calcext:value-type="float">
            <text:p>348611</text:p>
          </table:table-cell>
          <table:table-cell office:value-type="float" office:value="184151" calcext:value-type="float">
            <text:p>184151</text:p>
          </table:table-cell>
          <table:table-cell office:value-type="float" office:value="735545" calcext:value-type="float">
            <text:p>735545</text:p>
          </table:table-cell>
          <table:table-cell office:value-type="float" office:value="20595" calcext:value-type="float">
            <text:p>20595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table:number-columns-repeated="3"/>
          <table:table-cell office:value-type="float" office:value="183603" calcext:value-type="float">
            <text:p>183603</text:p>
          </table:table-cell>
          <table:table-cell office:value-type="float" office:value="43705" calcext:value-type="float">
            <text:p>43705</text:p>
          </table:table-cell>
          <table:table-cell office:value-type="float" office:value="458889" calcext:value-type="float">
            <text:p>458889</text:p>
          </table:table-cell>
          <table:table-cell office:value-type="float" office:value="181571" calcext:value-type="float">
            <text:p>181571</text:p>
          </table:table-cell>
          <table:table-cell office:value-type="float" office:value="975289" calcext:value-type="float">
            <text:p>975289</text:p>
          </table:table-cell>
          <table:table-cell office:value-type="float" office:value="134549" calcext:value-type="float">
            <text:p>134549</text:p>
          </table:table-cell>
        </table:table-row>
        <table:table-row table:style-name="ro1">
          <table:table-cell office:value-type="float" office:value="1230" calcext:value-type="float">
            <text:p>1230</text:p>
          </table:table-cell>
          <table:table-cell table:number-columns-repeated="3"/>
          <table:table-cell office:value-type="float" office:value="22601" calcext:value-type="float">
            <text:p>22601</text:p>
          </table:table-cell>
          <table:table-cell office:value-type="float" office:value="19763" calcext:value-type="float">
            <text:p>19763</text:p>
          </table:table-cell>
          <table:table-cell office:value-type="float" office:value="316897" calcext:value-type="float">
            <text:p>316897</text:p>
          </table:table-cell>
          <table:table-cell office:value-type="float" office:value="332685" calcext:value-type="float">
            <text:p>332685</text:p>
          </table:table-cell>
          <table:table-cell office:value-type="float" office:value="832455" calcext:value-type="float">
            <text:p>832455</text:p>
          </table:table-cell>
          <table:table-cell office:value-type="float" office:value="60383" calcext:value-type="float">
            <text:p>60383</text:p>
          </table:table-cell>
        </table:table-row>
        <table:table-row table:style-name="ro1">
          <table:table-cell office:value-type="float" office:value="1231" calcext:value-type="float">
            <text:p>1231</text:p>
          </table:table-cell>
          <table:table-cell table:number-columns-repeated="3"/>
          <table:table-cell office:value-type="float" office:value="435601" calcext:value-type="float">
            <text:p>435601</text:p>
          </table:table-cell>
          <table:table-cell office:value-type="float" office:value="-42477" calcext:value-type="float">
            <text:p>-42477</text:p>
          </table:table-cell>
          <table:table-cell office:value-type="float" office:value="297205" calcext:value-type="float">
            <text:p>297205</text:p>
          </table:table-cell>
          <table:table-cell office:value-type="float" office:value="86067" calcext:value-type="float">
            <text:p>86067</text:p>
          </table:table-cell>
          <table:table-cell office:value-type="float" office:value="633239" calcext:value-type="float">
            <text:p>633239</text:p>
          </table:table-cell>
          <table:table-cell office:value-type="float" office:value="73469" calcext:value-type="float">
            <text:p>73469</text:p>
          </table:table-cell>
        </table:table-row>
        <table:table-row table:style-name="ro1">
          <table:table-cell office:value-type="float" office:value="1232" calcext:value-type="float">
            <text:p>1232</text:p>
          </table:table-cell>
          <table:table-cell table:number-columns-repeated="3"/>
          <table:table-cell office:value-type="float" office:value="-190393" calcext:value-type="float">
            <text:p>-190393</text:p>
          </table:table-cell>
          <table:table-cell office:value-type="float" office:value="-42925" calcext:value-type="float">
            <text:p>-42925</text:p>
          </table:table-cell>
          <table:table-cell office:value-type="float" office:value="336893" calcext:value-type="float">
            <text:p>336893</text:p>
          </table:table-cell>
          <table:table-cell office:value-type="float" office:value="302569" calcext:value-type="float">
            <text:p>302569</text:p>
          </table:table-cell>
          <table:table-cell office:value-type="float" office:value="871615" calcext:value-type="float">
            <text:p>871615</text:p>
          </table:table-cell>
          <table:table-cell office:value-type="float" office:value="-7497" calcext:value-type="float">
            <text:p>-7497</text:p>
          </table:table-cell>
        </table:table-row>
        <table:table-row table:style-name="ro1">
          <table:table-cell office:value-type="float" office:value="1233" calcext:value-type="float">
            <text:p>1233</text:p>
          </table:table-cell>
          <table:table-cell table:number-columns-repeated="3"/>
          <table:table-cell office:value-type="float" office:value="-53035" calcext:value-type="float">
            <text:p>-53035</text:p>
          </table:table-cell>
          <table:table-cell office:value-type="float" office:value="42921" calcext:value-type="float">
            <text:p>42921</text:p>
          </table:table-cell>
          <table:table-cell office:value-type="float" office:value="451599" calcext:value-type="float">
            <text:p>451599</text:p>
          </table:table-cell>
          <table:table-cell office:value-type="float" office:value="320237" calcext:value-type="float">
            <text:p>320237</text:p>
          </table:table-cell>
          <table:table-cell office:value-type="float" office:value="1062519" calcext:value-type="float">
            <text:p>1062519</text:p>
          </table:table-cell>
          <table:table-cell office:value-type="float" office:value="68999" calcext:value-type="float">
            <text:p>68999</text:p>
          </table:table-cell>
        </table:table-row>
        <table:table-row table:style-name="ro1">
          <table:table-cell office:value-type="float" office:value="1234" calcext:value-type="float">
            <text:p>1234</text:p>
          </table:table-cell>
          <table:table-cell table:number-columns-repeated="3"/>
          <table:table-cell office:value-type="float" office:value="-43370" calcext:value-type="float">
            <text:p>-43370</text:p>
          </table:table-cell>
          <table:table-cell office:value-type="float" office:value="-112076" calcext:value-type="float">
            <text:p>-112076</text:p>
          </table:table-cell>
          <table:table-cell office:value-type="float" office:value="250464" calcext:value-type="float">
            <text:p>250464</text:p>
          </table:table-cell>
          <table:table-cell office:value-type="float" office:value="211406" calcext:value-type="float">
            <text:p>211406</text:p>
          </table:table-cell>
          <table:table-cell office:value-type="float" office:value="693258" calcext:value-type="float">
            <text:p>693258</text:p>
          </table:table-cell>
          <table:table-cell office:value-type="float" office:value="31338" calcext:value-type="float">
            <text:p>31338</text:p>
          </table:table-cell>
        </table:table-row>
        <table:table-row table:style-name="ro1">
          <table:table-cell office:value-type="float" office:value="1235" calcext:value-type="float">
            <text:p>1235</text:p>
          </table:table-cell>
          <table:table-cell table:number-columns-repeated="3"/>
          <table:table-cell office:value-type="float" office:value="-185648" calcext:value-type="float">
            <text:p>-185648</text:p>
          </table:table-cell>
          <table:table-cell office:value-type="float" office:value="-143432" calcext:value-type="float">
            <text:p>-143432</text:p>
          </table:table-cell>
          <table:table-cell office:value-type="float" office:value="341916" calcext:value-type="float">
            <text:p>341916</text:p>
          </table:table-cell>
          <table:table-cell office:value-type="float" office:value="240226" calcext:value-type="float">
            <text:p>240226</text:p>
          </table:table-cell>
          <table:table-cell office:value-type="float" office:value="806450" calcext:value-type="float">
            <text:p>806450</text:p>
          </table:table-cell>
          <table:table-cell office:value-type="float" office:value="-61114" calcext:value-type="float">
            <text:p>-61114</text:p>
          </table:table-cell>
        </table:table-row>
        <table:table-row table:style-name="ro1">
          <table:table-cell office:value-type="float" office:value="1236" calcext:value-type="float">
            <text:p>1236</text:p>
          </table:table-cell>
          <table:table-cell table:number-columns-repeated="3"/>
          <table:table-cell office:value-type="float" office:value="37137" calcext:value-type="float">
            <text:p>37137</text:p>
          </table:table-cell>
          <table:table-cell office:value-type="float" office:value="-18673" calcext:value-type="float">
            <text:p>-18673</text:p>
          </table:table-cell>
          <table:table-cell office:value-type="float" office:value="325943" calcext:value-type="float">
            <text:p>325943</text:p>
          </table:table-cell>
          <table:table-cell office:value-type="float" office:value="189899" calcext:value-type="float">
            <text:p>189899</text:p>
          </table:table-cell>
          <table:table-cell office:value-type="float" office:value="689999" calcext:value-type="float">
            <text:p>689999</text:p>
          </table:table-cell>
          <table:table-cell office:value-type="float" office:value="-52123" calcext:value-type="float">
            <text:p>-52123</text:p>
          </table:table-cell>
        </table:table-row>
        <table:table-row table:style-name="ro1">
          <table:table-cell office:value-type="float" office:value="1237" calcext:value-type="float">
            <text:p>1237</text:p>
          </table:table-cell>
          <table:table-cell table:number-columns-repeated="3"/>
          <table:table-cell office:value-type="float" office:value="27565" calcext:value-type="float">
            <text:p>27565</text:p>
          </table:table-cell>
          <table:table-cell office:value-type="float" office:value="-27833" calcext:value-type="float">
            <text:p>-27833</text:p>
          </table:table-cell>
          <table:table-cell office:value-type="float" office:value="504311" calcext:value-type="float">
            <text:p>504311</text:p>
          </table:table-cell>
          <table:table-cell office:value-type="float" office:value="271721" calcext:value-type="float">
            <text:p>271721</text:p>
          </table:table-cell>
          <table:table-cell office:value-type="float" office:value="1148641" calcext:value-type="float">
            <text:p>1148641</text:p>
          </table:table-cell>
          <table:table-cell office:value-type="float" office:value="-251" calcext:value-type="float">
            <text:p>-251</text:p>
          </table:table-cell>
        </table:table-row>
        <table:table-row table:style-name="ro1">
          <table:table-cell office:value-type="float" office:value="1238" calcext:value-type="float">
            <text:p>1238</text:p>
          </table:table-cell>
          <table:table-cell table:number-columns-repeated="3"/>
          <table:table-cell office:value-type="float" office:value="-131105" calcext:value-type="float">
            <text:p>-131105</text:p>
          </table:table-cell>
          <table:table-cell office:value-type="float" office:value="-156639" calcext:value-type="float">
            <text:p>-156639</text:p>
          </table:table-cell>
          <table:table-cell office:value-type="float" office:value="338485" calcext:value-type="float">
            <text:p>338485</text:p>
          </table:table-cell>
          <table:table-cell office:value-type="float" office:value="237147" calcext:value-type="float">
            <text:p>237147</text:p>
          </table:table-cell>
          <table:table-cell office:value-type="float" office:value="773431" calcext:value-type="float">
            <text:p>773431</text:p>
          </table:table-cell>
          <table:table-cell office:value-type="float" office:value="-74535" calcext:value-type="float">
            <text:p>-74535</text:p>
          </table:table-cell>
        </table:table-row>
        <table:table-row table:style-name="ro1">
          <table:table-cell office:value-type="float" office:value="1239" calcext:value-type="float">
            <text:p>1239</text:p>
          </table:table-cell>
          <table:table-cell table:number-columns-repeated="3"/>
          <table:table-cell office:value-type="float" office:value="203952" calcext:value-type="float">
            <text:p>203952</text:p>
          </table:table-cell>
          <table:table-cell office:value-type="float" office:value="119374" calcext:value-type="float">
            <text:p>119374</text:p>
          </table:table-cell>
          <table:table-cell office:value-type="float" office:value="439646" calcext:value-type="float">
            <text:p>439646</text:p>
          </table:table-cell>
          <table:table-cell office:value-type="float" office:value="346168" calcext:value-type="float">
            <text:p>346168</text:p>
          </table:table-cell>
          <table:table-cell office:value-type="float" office:value="997622" calcext:value-type="float">
            <text:p>997622</text:p>
          </table:table-cell>
          <table:table-cell office:value-type="float" office:value="201510" calcext:value-type="float">
            <text:p>201510</text:p>
          </table:table-cell>
        </table:table-row>
        <table:table-row table:style-name="ro1">
          <table:table-cell office:value-type="float" office:value="1240" calcext:value-type="float">
            <text:p>1240</text:p>
          </table:table-cell>
          <table:table-cell table:number-columns-repeated="3"/>
          <table:table-cell office:value-type="float" office:value="-65837" calcext:value-type="float">
            <text:p>-65837</text:p>
          </table:table-cell>
          <table:table-cell office:value-type="float" office:value="65467" calcext:value-type="float">
            <text:p>65467</text:p>
          </table:table-cell>
          <table:table-cell office:value-type="float" office:value="590521" calcext:value-type="float">
            <text:p>590521</text:p>
          </table:table-cell>
          <table:table-cell office:value-type="float" office:value="467855" calcext:value-type="float">
            <text:p>467855</text:p>
          </table:table-cell>
          <table:table-cell office:value-type="float" office:value="1401769" calcext:value-type="float">
            <text:p>1401769</text:p>
          </table:table-cell>
          <table:table-cell office:value-type="float" office:value="90205" calcext:value-type="float">
            <text:p>90205</text:p>
          </table:table-cell>
        </table:table-row>
        <table:table-row table:style-name="ro1">
          <table:table-cell office:value-type="float" office:value="1241" calcext:value-type="float">
            <text:p>1241</text:p>
          </table:table-cell>
          <table:table-cell table:number-columns-repeated="3"/>
          <table:table-cell office:value-type="float" office:value="-200378" calcext:value-type="float">
            <text:p>-200378</text:p>
          </table:table-cell>
          <table:table-cell office:value-type="float" office:value="-315766" calcext:value-type="float">
            <text:p>-315766</text:p>
          </table:table-cell>
          <table:table-cell office:value-type="float" office:value="565860" calcext:value-type="float">
            <text:p>565860</text:p>
          </table:table-cell>
          <table:table-cell office:value-type="float" office:value="395988" calcext:value-type="float">
            <text:p>395988</text:p>
          </table:table-cell>
          <table:table-cell office:value-type="float" office:value="1037318" calcext:value-type="float">
            <text:p>1037318</text:p>
          </table:table-cell>
          <table:table-cell office:value-type="float" office:value="-84228" calcext:value-type="float">
            <text:p>-84228</text:p>
          </table:table-cell>
        </table:table-row>
        <table:table-row table:style-name="ro1">
          <table:table-cell office:value-type="float" office:value="1242" calcext:value-type="float">
            <text:p>1242</text:p>
          </table:table-cell>
          <table:table-cell table:number-columns-repeated="3"/>
          <table:table-cell office:value-type="float" office:value="201525" calcext:value-type="float">
            <text:p>201525</text:p>
          </table:table-cell>
          <table:table-cell office:value-type="float" office:value="97843" calcext:value-type="float">
            <text:p>97843</text:p>
          </table:table-cell>
          <table:table-cell office:value-type="float" office:value="391549" calcext:value-type="float">
            <text:p>391549</text:p>
          </table:table-cell>
          <table:table-cell office:value-type="float" office:value="258441" calcext:value-type="float">
            <text:p>258441</text:p>
          </table:table-cell>
          <table:table-cell office:value-type="float" office:value="956611" calcext:value-type="float">
            <text:p>956611</text:p>
          </table:table-cell>
          <table:table-cell office:value-type="float" office:value="95605" calcext:value-type="float">
            <text:p>95605</text:p>
          </table:table-cell>
        </table:table-row>
        <table:table-row table:style-name="ro1">
          <table:table-cell office:value-type="float" office:value="1243" calcext:value-type="float">
            <text:p>1243</text:p>
          </table:table-cell>
          <table:table-cell table:number-columns-repeated="3"/>
          <table:table-cell office:value-type="float" office:value="-43885" calcext:value-type="float">
            <text:p>-43885</text:p>
          </table:table-cell>
          <table:table-cell office:value-type="float" office:value="-146867" calcext:value-type="float">
            <text:p>-146867</text:p>
          </table:table-cell>
          <table:table-cell office:value-type="float" office:value="309327" calcext:value-type="float">
            <text:p>309327</text:p>
          </table:table-cell>
          <table:table-cell office:value-type="float" office:value="225777" calcext:value-type="float">
            <text:p>225777</text:p>
          </table:table-cell>
          <table:table-cell office:value-type="float" office:value="759493" calcext:value-type="float">
            <text:p>759493</text:p>
          </table:table-cell>
          <table:table-cell office:value-type="float" office:value="82785" calcext:value-type="float">
            <text:p>82785</text:p>
          </table:table-cell>
        </table:table-row>
        <table:table-row table:style-name="ro1">
          <table:table-cell office:value-type="float" office:value="1244" calcext:value-type="float">
            <text:p>1244</text:p>
          </table:table-cell>
          <table:table-cell table:number-columns-repeated="3"/>
          <table:table-cell office:value-type="float" office:value="-97027" calcext:value-type="float">
            <text:p>-97027</text:p>
          </table:table-cell>
          <table:table-cell office:value-type="float" office:value="-152289" calcext:value-type="float">
            <text:p>-152289</text:p>
          </table:table-cell>
          <table:table-cell office:value-type="float" office:value="219487" calcext:value-type="float">
            <text:p>219487</text:p>
          </table:table-cell>
          <table:table-cell office:value-type="float" office:value="173583" calcext:value-type="float">
            <text:p>173583</text:p>
          </table:table-cell>
          <table:table-cell office:value-type="float" office:value="549141" calcext:value-type="float">
            <text:p>549141</text:p>
          </table:table-cell>
          <table:table-cell office:value-type="float" office:value="47599" calcext:value-type="float">
            <text:p>47599</text:p>
          </table:table-cell>
        </table:table-row>
        <table:table-row table:style-name="ro1">
          <table:table-cell office:value-type="float" office:value="1245" calcext:value-type="float">
            <text:p>1245</text:p>
          </table:table-cell>
          <table:table-cell table:number-columns-repeated="3"/>
          <table:table-cell office:value-type="float" office:value="91348" calcext:value-type="float">
            <text:p>91348</text:p>
          </table:table-cell>
          <table:table-cell office:value-type="float" office:value="144792" calcext:value-type="float">
            <text:p>144792</text:p>
          </table:table-cell>
          <table:table-cell office:value-type="float" office:value="648812" calcext:value-type="float">
            <text:p>648812</text:p>
          </table:table-cell>
          <table:table-cell office:value-type="float" office:value="456552" calcext:value-type="float">
            <text:p>456552</text:p>
          </table:table-cell>
          <table:table-cell office:value-type="float" office:value="1439616" calcext:value-type="float">
            <text:p>1439616</text:p>
          </table:table-cell>
          <table:table-cell office:value-type="float" office:value="155772" calcext:value-type="float">
            <text:p>155772</text:p>
          </table:table-cell>
        </table:table-row>
        <table:table-row table:style-name="ro1">
          <table:table-cell office:value-type="float" office:value="1246" calcext:value-type="float">
            <text:p>1246</text:p>
          </table:table-cell>
          <table:table-cell table:number-columns-repeated="3"/>
          <table:table-cell office:value-type="float" office:value="-115030" calcext:value-type="float">
            <text:p>-115030</text:p>
          </table:table-cell>
          <table:table-cell office:value-type="float" office:value="-92414" calcext:value-type="float">
            <text:p>-92414</text:p>
          </table:table-cell>
          <table:table-cell office:value-type="float" office:value="406426" calcext:value-type="float">
            <text:p>406426</text:p>
          </table:table-cell>
          <table:table-cell office:value-type="float" office:value="207576" calcext:value-type="float">
            <text:p>207576</text:p>
          </table:table-cell>
          <table:table-cell office:value-type="float" office:value="838834" calcext:value-type="float">
            <text:p>838834</text:p>
          </table:table-cell>
          <table:table-cell office:value-type="float" office:value="-50458" calcext:value-type="float">
            <text:p>-50458</text:p>
          </table:table-cell>
        </table:table-row>
        <table:table-row table:style-name="ro1">
          <table:table-cell office:value-type="float" office:value="1247" calcext:value-type="float">
            <text:p>1247</text:p>
          </table:table-cell>
          <table:table-cell table:number-columns-repeated="3"/>
          <table:table-cell office:value-type="float" office:value="128805" calcext:value-type="float">
            <text:p>128805</text:p>
          </table:table-cell>
          <table:table-cell office:value-type="float" office:value="-67319" calcext:value-type="float">
            <text:p>-67319</text:p>
          </table:table-cell>
          <table:table-cell office:value-type="float" office:value="281885" calcext:value-type="float">
            <text:p>281885</text:p>
          </table:table-cell>
          <table:table-cell office:value-type="float" office:value="221291" calcext:value-type="float">
            <text:p>221291</text:p>
          </table:table-cell>
          <table:table-cell office:value-type="float" office:value="797651" calcext:value-type="float">
            <text:p>797651</text:p>
          </table:table-cell>
          <table:table-cell office:value-type="float" office:value="-80041" calcext:value-type="float">
            <text:p>-80041</text:p>
          </table:table-cell>
        </table:table-row>
        <table:table-row table:style-name="ro1">
          <table:table-cell office:value-type="float" office:value="1248" calcext:value-type="float">
            <text:p>1248</text:p>
          </table:table-cell>
          <table:table-cell table:number-columns-repeated="3"/>
          <table:table-cell office:value-type="float" office:value="60889" calcext:value-type="float">
            <text:p>60889</text:p>
          </table:table-cell>
          <table:table-cell office:value-type="float" office:value="97307" calcext:value-type="float">
            <text:p>97307</text:p>
          </table:table-cell>
          <table:table-cell office:value-type="float" office:value="499557" calcext:value-type="float">
            <text:p>499557</text:p>
          </table:table-cell>
          <table:table-cell office:value-type="float" office:value="338963" calcext:value-type="float">
            <text:p>338963</text:p>
          </table:table-cell>
          <table:table-cell office:value-type="float" office:value="1124541" calcext:value-type="float">
            <text:p>1124541</text:p>
          </table:table-cell>
          <table:table-cell office:value-type="float" office:value="58691" calcext:value-type="float">
            <text:p>58691</text:p>
          </table:table-cell>
        </table:table-row>
        <table:table-row table:style-name="ro1">
          <table:table-cell office:value-type="float" office:value="1249" calcext:value-type="float">
            <text:p>1249</text:p>
          </table:table-cell>
          <table:table-cell table:number-columns-repeated="3"/>
          <table:table-cell office:value-type="float" office:value="193327" calcext:value-type="float">
            <text:p>193327</text:p>
          </table:table-cell>
          <table:table-cell office:value-type="float" office:value="17845" calcext:value-type="float">
            <text:p>17845</text:p>
          </table:table-cell>
          <table:table-cell office:value-type="float" office:value="351911" calcext:value-type="float">
            <text:p>351911</text:p>
          </table:table-cell>
          <table:table-cell office:value-type="float" office:value="293797" calcext:value-type="float">
            <text:p>293797</text:p>
          </table:table-cell>
          <table:table-cell office:value-type="float" office:value="810463" calcext:value-type="float">
            <text:p>810463</text:p>
          </table:table-cell>
          <table:table-cell office:value-type="float" office:value="-21855" calcext:value-type="float">
            <text:p>-21855</text:p>
          </table:table-cell>
        </table:table-row>
        <table:table-row table:style-name="ro1">
          <table:table-cell office:value-type="float" office:value="1250" calcext:value-type="float">
            <text:p>1250</text:p>
          </table:table-cell>
          <table:table-cell table:number-columns-repeated="3"/>
          <table:table-cell office:value-type="float" office:value="9818" calcext:value-type="float">
            <text:p>9818</text:p>
          </table:table-cell>
          <table:table-cell office:value-type="float" office:value="-129428" calcext:value-type="float">
            <text:p>-129428</text:p>
          </table:table-cell>
          <table:table-cell office:value-type="float" office:value="388534" calcext:value-type="float">
            <text:p>388534</text:p>
          </table:table-cell>
          <table:table-cell office:value-type="float" office:value="406166" calcext:value-type="float">
            <text:p>406166</text:p>
          </table:table-cell>
          <table:table-cell office:value-type="float" office:value="931954" calcext:value-type="float">
            <text:p>931954</text:p>
          </table:table-cell>
          <table:table-cell office:value-type="float" office:value="-2724" calcext:value-type="float">
            <text:p>-2724</text:p>
          </table:table-cell>
        </table:table-row>
        <table:table-row table:style-name="ro1">
          <table:table-cell office:value-type="float" office:value="1251" calcext:value-type="float">
            <text:p>1251</text:p>
          </table:table-cell>
          <table:table-cell table:number-columns-repeated="3"/>
          <table:table-cell office:value-type="float" office:value="-31582" calcext:value-type="float">
            <text:p>-31582</text:p>
          </table:table-cell>
          <table:table-cell office:value-type="float" office:value="-42706" calcext:value-type="float">
            <text:p>-42706</text:p>
          </table:table-cell>
          <table:table-cell office:value-type="float" office:value="495068" calcext:value-type="float">
            <text:p>495068</text:p>
          </table:table-cell>
          <table:table-cell office:value-type="float" office:value="387998" calcext:value-type="float">
            <text:p>387998</text:p>
          </table:table-cell>
          <table:table-cell office:value-type="float" office:value="1139262" calcext:value-type="float">
            <text:p>1139262</text:p>
          </table:table-cell>
          <table:table-cell office:value-type="float" office:value="67944" calcext:value-type="float">
            <text:p>67944</text:p>
          </table:table-cell>
        </table:table-row>
        <table:table-row table:style-name="ro1">
          <table:table-cell office:value-type="float" office:value="1252" calcext:value-type="float">
            <text:p>1252</text:p>
          </table:table-cell>
          <table:table-cell table:number-columns-repeated="3"/>
          <table:table-cell office:value-type="float" office:value="18427" calcext:value-type="float">
            <text:p>18427</text:p>
          </table:table-cell>
          <table:table-cell office:value-type="float" office:value="-102077" calcext:value-type="float">
            <text:p>-102077</text:p>
          </table:table-cell>
          <table:table-cell office:value-type="float" office:value="311965" calcext:value-type="float">
            <text:p>311965</text:p>
          </table:table-cell>
          <table:table-cell office:value-type="float" office:value="226483" calcext:value-type="float">
            <text:p>226483</text:p>
          </table:table-cell>
          <table:table-cell office:value-type="float" office:value="688727" calcext:value-type="float">
            <text:p>688727</text:p>
          </table:table-cell>
          <table:table-cell office:value-type="float" office:value="-79" calcext:value-type="float">
            <text:p>-79</text:p>
          </table:table-cell>
        </table:table-row>
        <table:table-row table:style-name="ro1">
          <table:table-cell office:value-type="float" office:value="1253" calcext:value-type="float">
            <text:p>1253</text:p>
          </table:table-cell>
          <table:table-cell table:number-columns-repeated="3"/>
          <table:table-cell office:value-type="float" office:value="-227490" calcext:value-type="float">
            <text:p>-227490</text:p>
          </table:table-cell>
          <table:table-cell office:value-type="float" office:value="-64556" calcext:value-type="float">
            <text:p>-64556</text:p>
          </table:table-cell>
          <table:table-cell office:value-type="float" office:value="317876" calcext:value-type="float">
            <text:p>317876</text:p>
          </table:table-cell>
          <table:table-cell office:value-type="float" office:value="165742" calcext:value-type="float">
            <text:p>165742</text:p>
          </table:table-cell>
          <table:table-cell office:value-type="float" office:value="714178" calcext:value-type="float">
            <text:p>714178</text:p>
          </table:table-cell>
          <table:table-cell office:value-type="float" office:value="42776" calcext:value-type="float">
            <text:p>42776</text:p>
          </table:table-cell>
        </table:table-row>
        <table:table-row table:style-name="ro1">
          <table:table-cell office:value-type="float" office:value="1254" calcext:value-type="float">
            <text:p>1254</text:p>
          </table:table-cell>
          <table:table-cell table:number-columns-repeated="3"/>
          <table:table-cell office:value-type="float" office:value="-10717" calcext:value-type="float">
            <text:p>-10717</text:p>
          </table:table-cell>
          <table:table-cell office:value-type="float" office:value="-22341" calcext:value-type="float">
            <text:p>-22341</text:p>
          </table:table-cell>
          <table:table-cell office:value-type="float" office:value="362167" calcext:value-type="float">
            <text:p>362167</text:p>
          </table:table-cell>
          <table:table-cell office:value-type="float" office:value="255307" calcext:value-type="float">
            <text:p>255307</text:p>
          </table:table-cell>
          <table:table-cell office:value-type="float" office:value="809955" calcext:value-type="float">
            <text:p>809955</text:p>
          </table:table-cell>
          <table:table-cell office:value-type="float" office:value="204769" calcext:value-type="float">
            <text:p>204769</text:p>
          </table:table-cell>
        </table:table-row>
        <table:table-row table:style-name="ro1">
          <table:table-cell office:value-type="float" office:value="1255" calcext:value-type="float">
            <text:p>1255</text:p>
          </table:table-cell>
          <table:table-cell table:number-columns-repeated="3"/>
          <table:table-cell office:value-type="float" office:value="346202" calcext:value-type="float">
            <text:p>346202</text:p>
          </table:table-cell>
          <table:table-cell office:value-type="float" office:value="22988" calcext:value-type="float">
            <text:p>22988</text:p>
          </table:table-cell>
          <table:table-cell office:value-type="float" office:value="533996" calcext:value-type="float">
            <text:p>533996</text:p>
          </table:table-cell>
          <table:table-cell office:value-type="float" office:value="258546" calcext:value-type="float">
            <text:p>258546</text:p>
          </table:table-cell>
          <table:table-cell office:value-type="float" office:value="898758" calcext:value-type="float">
            <text:p>898758</text:p>
          </table:table-cell>
          <table:table-cell office:value-type="float" office:value="187188" calcext:value-type="float">
            <text:p>187188</text:p>
          </table:table-cell>
        </table:table-row>
        <table:table-row table:style-name="ro1">
          <table:table-cell office:value-type="float" office:value="1256" calcext:value-type="float">
            <text:p>1256</text:p>
          </table:table-cell>
          <table:table-cell table:number-columns-repeated="3"/>
          <table:table-cell office:value-type="float" office:value="39745" calcext:value-type="float">
            <text:p>39745</text:p>
          </table:table-cell>
          <table:table-cell office:value-type="float" office:value="66523" calcext:value-type="float">
            <text:p>66523</text:p>
          </table:table-cell>
          <table:table-cell office:value-type="float" office:value="510973" calcext:value-type="float">
            <text:p>510973</text:p>
          </table:table-cell>
          <table:table-cell office:value-type="float" office:value="357521" calcext:value-type="float">
            <text:p>357521</text:p>
          </table:table-cell>
          <table:table-cell office:value-type="float" office:value="1250107" calcext:value-type="float">
            <text:p>1250107</text:p>
          </table:table-cell>
          <table:table-cell office:value-type="float" office:value="132431" calcext:value-type="float">
            <text:p>132431</text:p>
          </table:table-cell>
        </table:table-row>
        <table:table-row table:style-name="ro1">
          <table:table-cell office:value-type="float" office:value="1257" calcext:value-type="float">
            <text:p>1257</text:p>
          </table:table-cell>
          <table:table-cell table:number-columns-repeated="3"/>
          <table:table-cell office:value-type="float" office:value="-108373" calcext:value-type="float">
            <text:p>-108373</text:p>
          </table:table-cell>
          <table:table-cell office:value-type="float" office:value="-168783" calcext:value-type="float">
            <text:p>-168783</text:p>
          </table:table-cell>
          <table:table-cell office:value-type="float" office:value="368043" calcext:value-type="float">
            <text:p>368043</text:p>
          </table:table-cell>
          <table:table-cell office:value-type="float" office:value="226583" calcext:value-type="float">
            <text:p>226583</text:p>
          </table:table-cell>
          <table:table-cell office:value-type="float" office:value="849387" calcext:value-type="float">
            <text:p>849387</text:p>
          </table:table-cell>
          <table:table-cell office:value-type="float" office:value="78171" calcext:value-type="float">
            <text:p>78171</text:p>
          </table:table-cell>
        </table:table-row>
        <table:table-row table:style-name="ro1">
          <table:table-cell office:value-type="float" office:value="1258" calcext:value-type="float">
            <text:p>1258</text:p>
          </table:table-cell>
          <table:table-cell table:number-columns-repeated="3"/>
          <table:table-cell office:value-type="float" office:value="-73417" calcext:value-type="float">
            <text:p>-73417</text:p>
          </table:table-cell>
          <table:table-cell office:value-type="float" office:value="23283" calcext:value-type="float">
            <text:p>23283</text:p>
          </table:table-cell>
          <table:table-cell office:value-type="float" office:value="532727" calcext:value-type="float">
            <text:p>532727</text:p>
          </table:table-cell>
          <table:table-cell office:value-type="float" office:value="400411" calcext:value-type="float">
            <text:p>400411</text:p>
          </table:table-cell>
          <table:table-cell office:value-type="float" office:value="1156233" calcext:value-type="float">
            <text:p>1156233</text:p>
          </table:table-cell>
          <table:table-cell office:value-type="float" office:value="41091" calcext:value-type="float">
            <text:p>41091</text:p>
          </table:table-cell>
        </table:table-row>
        <table:table-row table:style-name="ro1">
          <table:table-cell office:value-type="float" office:value="1259" calcext:value-type="float">
            <text:p>1259</text:p>
          </table:table-cell>
          <table:table-cell table:number-columns-repeated="3"/>
          <table:table-cell office:value-type="float" office:value="77011" calcext:value-type="float">
            <text:p>77011</text:p>
          </table:table-cell>
          <table:table-cell office:value-type="float" office:value="74597" calcext:value-type="float">
            <text:p>74597</text:p>
          </table:table-cell>
          <table:table-cell office:value-type="float" office:value="222871" calcext:value-type="float">
            <text:p>222871</text:p>
          </table:table-cell>
          <table:table-cell office:value-type="float" office:value="105171" calcext:value-type="float">
            <text:p>105171</text:p>
          </table:table-cell>
          <table:table-cell office:value-type="float" office:value="464957" calcext:value-type="float">
            <text:p>464957</text:p>
          </table:table-cell>
          <table:table-cell office:value-type="float" office:value="32469" calcext:value-type="float">
            <text:p>32469</text:p>
          </table:table-cell>
        </table:table-row>
        <table:table-row table:style-name="ro1">
          <table:table-cell office:value-type="float" office:value="1260" calcext:value-type="float">
            <text:p>1260</text:p>
          </table:table-cell>
          <table:table-cell table:number-columns-repeated="3"/>
          <table:table-cell office:value-type="float" office:value="-63642" calcext:value-type="float">
            <text:p>-63642</text:p>
          </table:table-cell>
          <table:table-cell office:value-type="float" office:value="-57790" calcext:value-type="float">
            <text:p>-57790</text:p>
          </table:table-cell>
          <table:table-cell office:value-type="float" office:value="321906" calcext:value-type="float">
            <text:p>321906</text:p>
          </table:table-cell>
          <table:table-cell office:value-type="float" office:value="336604" calcext:value-type="float">
            <text:p>336604</text:p>
          </table:table-cell>
          <table:table-cell office:value-type="float" office:value="811286" calcext:value-type="float">
            <text:p>811286</text:p>
          </table:table-cell>
          <table:table-cell office:value-type="float" office:value="-157656" calcext:value-type="float">
            <text:p>-157656</text:p>
          </table:table-cell>
        </table:table-row>
        <table:table-row table:style-name="ro1">
          <table:table-cell office:value-type="float" office:value="1261" calcext:value-type="float">
            <text:p>1261</text:p>
          </table:table-cell>
          <table:table-cell table:number-columns-repeated="3"/>
          <table:table-cell office:value-type="float" office:value="-170961" calcext:value-type="float">
            <text:p>-170961</text:p>
          </table:table-cell>
          <table:table-cell office:value-type="float" office:value="-30493" calcext:value-type="float">
            <text:p>-30493</text:p>
          </table:table-cell>
          <table:table-cell office:value-type="float" office:value="779711" calcext:value-type="float">
            <text:p>779711</text:p>
          </table:table-cell>
          <table:table-cell office:value-type="float" office:value="623427" calcext:value-type="float">
            <text:p>623427</text:p>
          </table:table-cell>
          <table:table-cell office:value-type="float" office:value="1673175" calcext:value-type="float">
            <text:p>1673175</text:p>
          </table:table-cell>
          <table:table-cell office:value-type="float" office:value="25307" calcext:value-type="float">
            <text:p>25307</text:p>
          </table:table-cell>
        </table:table-row>
        <table:table-row table:style-name="ro1">
          <table:table-cell office:value-type="float" office:value="1262" calcext:value-type="float">
            <text:p>1262</text:p>
          </table:table-cell>
          <table:table-cell table:number-columns-repeated="3"/>
          <table:table-cell office:value-type="float" office:value="-157346" calcext:value-type="float">
            <text:p>-157346</text:p>
          </table:table-cell>
          <table:table-cell office:value-type="float" office:value="-91782" calcext:value-type="float">
            <text:p>-91782</text:p>
          </table:table-cell>
          <table:table-cell office:value-type="float" office:value="234652" calcext:value-type="float">
            <text:p>234652</text:p>
          </table:table-cell>
          <table:table-cell office:value-type="float" office:value="234116" calcext:value-type="float">
            <text:p>234116</text:p>
          </table:table-cell>
          <table:table-cell office:value-type="float" office:value="704718" calcext:value-type="float">
            <text:p>704718</text:p>
          </table:table-cell>
          <table:table-cell office:value-type="float" office:value="20912" calcext:value-type="float">
            <text:p>20912</text:p>
          </table:table-cell>
        </table:table-row>
        <table:table-row table:style-name="ro1">
          <table:table-cell office:value-type="float" office:value="1263" calcext:value-type="float">
            <text:p>1263</text:p>
          </table:table-cell>
          <table:table-cell table:number-columns-repeated="3"/>
          <table:table-cell office:value-type="float" office:value="140337" calcext:value-type="float">
            <text:p>140337</text:p>
          </table:table-cell>
          <table:table-cell office:value-type="float" office:value="180899" calcext:value-type="float">
            <text:p>180899</text:p>
          </table:table-cell>
          <table:table-cell office:value-type="float" office:value="332943" calcext:value-type="float">
            <text:p>332943</text:p>
          </table:table-cell>
          <table:table-cell office:value-type="float" office:value="144833" calcext:value-type="float">
            <text:p>144833</text:p>
          </table:table-cell>
          <table:table-cell office:value-type="float" office:value="688851" calcext:value-type="float">
            <text:p>688851</text:p>
          </table:table-cell>
          <table:table-cell office:value-type="float" office:value="134691" calcext:value-type="float">
            <text:p>134691</text:p>
          </table:table-cell>
        </table:table-row>
        <table:table-row table:style-name="ro1">
          <table:table-cell office:value-type="float" office:value="1264" calcext:value-type="float">
            <text:p>1264</text:p>
          </table:table-cell>
          <table:table-cell table:number-columns-repeated="3"/>
          <table:table-cell office:value-type="float" office:value="-77962" calcext:value-type="float">
            <text:p>-77962</text:p>
          </table:table-cell>
          <table:table-cell office:value-type="float" office:value="-137114" calcext:value-type="float">
            <text:p>-137114</text:p>
          </table:table-cell>
          <table:table-cell office:value-type="float" office:value="313290" calcext:value-type="float">
            <text:p>313290</text:p>
          </table:table-cell>
          <table:table-cell office:value-type="float" office:value="245810" calcext:value-type="float">
            <text:p>245810</text:p>
          </table:table-cell>
          <table:table-cell office:value-type="float" office:value="909640" calcext:value-type="float">
            <text:p>909640</text:p>
          </table:table-cell>
          <table:table-cell office:value-type="float" office:value="55492" calcext:value-type="float">
            <text:p>55492</text:p>
          </table:table-cell>
        </table:table-row>
        <table:table-row table:style-name="ro1">
          <table:table-cell office:value-type="float" office:value="1265" calcext:value-type="float">
            <text:p>1265</text:p>
          </table:table-cell>
          <table:table-cell table:number-columns-repeated="3"/>
          <table:table-cell office:value-type="float" office:value="69647" calcext:value-type="float">
            <text:p>69647</text:p>
          </table:table-cell>
          <table:table-cell office:value-type="float" office:value="-55931" calcext:value-type="float">
            <text:p>-55931</text:p>
          </table:table-cell>
          <table:table-cell office:value-type="float" office:value="372399" calcext:value-type="float">
            <text:p>372399</text:p>
          </table:table-cell>
          <table:table-cell office:value-type="float" office:value="410941" calcext:value-type="float">
            <text:p>410941</text:p>
          </table:table-cell>
          <table:table-cell office:value-type="float" office:value="973689" calcext:value-type="float">
            <text:p>973689</text:p>
          </table:table-cell>
          <table:table-cell office:value-type="float" office:value="-91087" calcext:value-type="float">
            <text:p>-91087</text:p>
          </table:table-cell>
        </table:table-row>
        <table:table-row table:style-name="ro1">
          <table:table-cell office:value-type="float" office:value="1266" calcext:value-type="float">
            <text:p>1266</text:p>
          </table:table-cell>
          <table:table-cell table:number-columns-repeated="3"/>
          <table:table-cell office:value-type="float" office:value="-157417" calcext:value-type="float">
            <text:p>-157417</text:p>
          </table:table-cell>
          <table:table-cell office:value-type="float" office:value="18227" calcext:value-type="float">
            <text:p>18227</text:p>
          </table:table-cell>
          <table:table-cell office:value-type="float" office:value="602017" calcext:value-type="float">
            <text:p>602017</text:p>
          </table:table-cell>
          <table:table-cell office:value-type="float" office:value="518257" calcext:value-type="float">
            <text:p>518257</text:p>
          </table:table-cell>
          <table:table-cell office:value-type="float" office:value="1365873" calcext:value-type="float">
            <text:p>1365873</text:p>
          </table:table-cell>
          <table:table-cell office:value-type="float" office:value="-48951" calcext:value-type="float">
            <text:p>-48951</text:p>
          </table:table-cell>
        </table:table-row>
        <table:table-row table:style-name="ro1">
          <table:table-cell office:value-type="float" office:value="1267" calcext:value-type="float">
            <text:p>1267</text:p>
          </table:table-cell>
          <table:table-cell table:number-columns-repeated="3"/>
          <table:table-cell office:value-type="float" office:value="-19290" calcext:value-type="float">
            <text:p>-19290</text:p>
          </table:table-cell>
          <table:table-cell office:value-type="float" office:value="-49282" calcext:value-type="float">
            <text:p>-49282</text:p>
          </table:table-cell>
          <table:table-cell office:value-type="float" office:value="318116" calcext:value-type="float">
            <text:p>318116</text:p>
          </table:table-cell>
          <table:table-cell office:value-type="float" office:value="49576" calcext:value-type="float">
            <text:p>49576</text:p>
          </table:table-cell>
          <table:table-cell office:value-type="float" office:value="788574" calcext:value-type="float">
            <text:p>788574</text:p>
          </table:table-cell>
          <table:table-cell office:value-type="float" office:value="150174" calcext:value-type="float">
            <text:p>150174</text:p>
          </table:table-cell>
        </table:table-row>
        <table:table-row table:style-name="ro1">
          <table:table-cell office:value-type="float" office:value="1268" calcext:value-type="float">
            <text:p>1268</text:p>
          </table:table-cell>
          <table:table-cell table:number-columns-repeated="3"/>
          <table:table-cell office:value-type="float" office:value="-74476" calcext:value-type="float">
            <text:p>-74476</text:p>
          </table:table-cell>
          <table:table-cell office:value-type="float" office:value="-65804" calcext:value-type="float">
            <text:p>-65804</text:p>
          </table:table-cell>
          <table:table-cell office:value-type="float" office:value="408698" calcext:value-type="float">
            <text:p>408698</text:p>
          </table:table-cell>
          <table:table-cell office:value-type="float" office:value="336184" calcext:value-type="float">
            <text:p>336184</text:p>
          </table:table-cell>
          <table:table-cell office:value-type="float" office:value="919764" calcext:value-type="float">
            <text:p>919764</text:p>
          </table:table-cell>
          <table:table-cell office:value-type="float" office:value="-55496" calcext:value-type="float">
            <text:p>-55496</text:p>
          </table:table-cell>
        </table:table-row>
        <table:table-row table:style-name="ro1">
          <table:table-cell office:value-type="float" office:value="1269" calcext:value-type="float">
            <text:p>1269</text:p>
          </table:table-cell>
          <table:table-cell table:number-columns-repeated="3"/>
          <table:table-cell office:value-type="float" office:value="-116385" calcext:value-type="float">
            <text:p>-116385</text:p>
          </table:table-cell>
          <table:table-cell office:value-type="float" office:value="-145233" calcext:value-type="float">
            <text:p>-145233</text:p>
          </table:table-cell>
          <table:table-cell office:value-type="float" office:value="505769" calcext:value-type="float">
            <text:p>505769</text:p>
          </table:table-cell>
          <table:table-cell office:value-type="float" office:value="471335" calcext:value-type="float">
            <text:p>471335</text:p>
          </table:table-cell>
          <table:table-cell office:value-type="float" office:value="1184177" calcext:value-type="float">
            <text:p>1184177</text:p>
          </table:table-cell>
          <table:table-cell office:value-type="float" office:value="23875" calcext:value-type="float">
            <text:p>23875</text:p>
          </table:table-cell>
        </table:table-row>
        <table:table-row table:style-name="ro1">
          <table:table-cell office:value-type="float" office:value="1270" calcext:value-type="float">
            <text:p>1270</text:p>
          </table:table-cell>
          <table:table-cell table:number-columns-repeated="3"/>
          <table:table-cell office:value-type="float" office:value="151079" calcext:value-type="float">
            <text:p>151079</text:p>
          </table:table-cell>
          <table:table-cell office:value-type="float" office:value="-40101" calcext:value-type="float">
            <text:p>-40101</text:p>
          </table:table-cell>
          <table:table-cell office:value-type="float" office:value="355861" calcext:value-type="float">
            <text:p>355861</text:p>
          </table:table-cell>
          <table:table-cell office:value-type="float" office:value="312903" calcext:value-type="float">
            <text:p>312903</text:p>
          </table:table-cell>
          <table:table-cell office:value-type="float" office:value="880339" calcext:value-type="float">
            <text:p>880339</text:p>
          </table:table-cell>
          <table:table-cell office:value-type="float" office:value="15041" calcext:value-type="float">
            <text:p>15041</text:p>
          </table:table-cell>
        </table:table-row>
        <table:table-row table:style-name="ro1">
          <table:table-cell office:value-type="float" office:value="1271" calcext:value-type="float">
            <text:p>1271</text:p>
          </table:table-cell>
          <table:table-cell table:number-columns-repeated="3"/>
          <table:table-cell office:value-type="float" office:value="88076" calcext:value-type="float">
            <text:p>88076</text:p>
          </table:table-cell>
          <table:table-cell office:value-type="float" office:value="65144" calcext:value-type="float">
            <text:p>65144</text:p>
          </table:table-cell>
          <table:table-cell office:value-type="float" office:value="440122" calcext:value-type="float">
            <text:p>440122</text:p>
          </table:table-cell>
          <table:table-cell office:value-type="float" office:value="344584" calcext:value-type="float">
            <text:p>344584</text:p>
          </table:table-cell>
          <table:table-cell office:value-type="float" office:value="1018998" calcext:value-type="float">
            <text:p>1018998</text:p>
          </table:table-cell>
          <table:table-cell office:value-type="float" office:value="79450" calcext:value-type="float">
            <text:p>79450</text:p>
          </table:table-cell>
        </table:table-row>
        <table:table-row table:style-name="ro1">
          <table:table-cell office:value-type="float" office:value="1272" calcext:value-type="float">
            <text:p>1272</text:p>
          </table:table-cell>
          <table:table-cell table:number-columns-repeated="3"/>
          <table:table-cell office:value-type="float" office:value="-122299" calcext:value-type="float">
            <text:p>-122299</text:p>
          </table:table-cell>
          <table:table-cell office:value-type="float" office:value="-143325" calcext:value-type="float">
            <text:p>-143325</text:p>
          </table:table-cell>
          <table:table-cell office:value-type="float" office:value="466459" calcext:value-type="float">
            <text:p>466459</text:p>
          </table:table-cell>
          <table:table-cell office:value-type="float" office:value="430839" calcext:value-type="float">
            <text:p>430839</text:p>
          </table:table-cell>
          <table:table-cell office:value-type="float" office:value="1104697" calcext:value-type="float">
            <text:p>1104697</text:p>
          </table:table-cell>
          <table:table-cell office:value-type="float" office:value="-57733" calcext:value-type="float">
            <text:p>-57733</text:p>
          </table:table-cell>
        </table:table-row>
        <table:table-row table:style-name="ro1">
          <table:table-cell office:value-type="float" office:value="1273" calcext:value-type="float">
            <text:p>1273</text:p>
          </table:table-cell>
          <table:table-cell table:number-columns-repeated="3"/>
          <table:table-cell office:value-type="float" office:value="96037" calcext:value-type="float">
            <text:p>96037</text:p>
          </table:table-cell>
          <table:table-cell office:value-type="float" office:value="-110097" calcext:value-type="float">
            <text:p>-110097</text:p>
          </table:table-cell>
          <table:table-cell office:value-type="float" office:value="472649" calcext:value-type="float">
            <text:p>472649</text:p>
          </table:table-cell>
          <table:table-cell office:value-type="float" office:value="506007" calcext:value-type="float">
            <text:p>506007</text:p>
          </table:table-cell>
          <table:table-cell office:value-type="float" office:value="1207837" calcext:value-type="float">
            <text:p>1207837</text:p>
          </table:table-cell>
          <table:table-cell office:value-type="float" office:value="68195" calcext:value-type="float">
            <text:p>68195</text:p>
          </table:table-cell>
        </table:table-row>
        <table:table-row table:style-name="ro1">
          <table:table-cell office:value-type="float" office:value="1274" calcext:value-type="float">
            <text:p>1274</text:p>
          </table:table-cell>
          <table:table-cell table:number-columns-repeated="3"/>
          <table:table-cell office:value-type="float" office:value="-104580" calcext:value-type="float">
            <text:p>-104580</text:p>
          </table:table-cell>
          <table:table-cell office:value-type="float" office:value="-82524" calcext:value-type="float">
            <text:p>-82524</text:p>
          </table:table-cell>
          <table:table-cell office:value-type="float" office:value="307180" calcext:value-type="float">
            <text:p>307180</text:p>
          </table:table-cell>
          <table:table-cell office:value-type="float" office:value="192586" calcext:value-type="float">
            <text:p>192586</text:p>
          </table:table-cell>
          <table:table-cell office:value-type="float" office:value="816592" calcext:value-type="float">
            <text:p>816592</text:p>
          </table:table-cell>
          <table:table-cell office:value-type="float" office:value="-11918" calcext:value-type="float">
            <text:p>-11918</text:p>
          </table:table-cell>
        </table:table-row>
        <table:table-row table:style-name="ro1">
          <table:table-cell office:value-type="float" office:value="1275" calcext:value-type="float">
            <text:p>1275</text:p>
          </table:table-cell>
          <table:table-cell table:number-columns-repeated="3"/>
          <table:table-cell office:value-type="float" office:value="297931" calcext:value-type="float">
            <text:p>297931</text:p>
          </table:table-cell>
          <table:table-cell office:value-type="float" office:value="44771" calcext:value-type="float">
            <text:p>44771</text:p>
          </table:table-cell>
          <table:table-cell office:value-type="float" office:value="466355" calcext:value-type="float">
            <text:p>466355</text:p>
          </table:table-cell>
          <table:table-cell office:value-type="float" office:value="225675" calcext:value-type="float">
            <text:p>225675</text:p>
          </table:table-cell>
          <table:table-cell office:value-type="float" office:value="892573" calcext:value-type="float">
            <text:p>892573</text:p>
          </table:table-cell>
          <table:table-cell office:value-type="float" office:value="89301" calcext:value-type="float">
            <text:p>89301</text:p>
          </table:table-cell>
        </table:table-row>
        <table:table-row table:style-name="ro1">
          <table:table-cell office:value-type="float" office:value="1276" calcext:value-type="float">
            <text:p>1276</text:p>
          </table:table-cell>
          <table:table-cell table:number-columns-repeated="3"/>
          <table:table-cell office:value-type="float" office:value="150834" calcext:value-type="float">
            <text:p>150834</text:p>
          </table:table-cell>
          <table:table-cell office:value-type="float" office:value="-331812" calcext:value-type="float">
            <text:p>-331812</text:p>
          </table:table-cell>
          <table:table-cell office:value-type="float" office:value="467190" calcext:value-type="float">
            <text:p>467190</text:p>
          </table:table-cell>
          <table:table-cell office:value-type="float" office:value="138088" calcext:value-type="float">
            <text:p>138088</text:p>
          </table:table-cell>
          <table:table-cell office:value-type="float" office:value="622726" calcext:value-type="float">
            <text:p>622726</text:p>
          </table:table-cell>
          <table:table-cell office:value-type="float" office:value="-149332" calcext:value-type="float">
            <text:p>-149332</text:p>
          </table:table-cell>
        </table:table-row>
        <table:table-row table:style-name="ro1">
          <table:table-cell office:value-type="float" office:value="1277" calcext:value-type="float">
            <text:p>1277</text:p>
          </table:table-cell>
          <table:table-cell table:number-columns-repeated="3"/>
          <table:table-cell office:value-type="float" office:value="151547" calcext:value-type="float">
            <text:p>151547</text:p>
          </table:table-cell>
          <table:table-cell office:value-type="float" office:value="159017" calcext:value-type="float">
            <text:p>159017</text:p>
          </table:table-cell>
          <table:table-cell office:value-type="float" office:value="554099" calcext:value-type="float">
            <text:p>554099</text:p>
          </table:table-cell>
          <table:table-cell office:value-type="float" office:value="290143" calcext:value-type="float">
            <text:p>290143</text:p>
          </table:table-cell>
          <table:table-cell office:value-type="float" office:value="1178591" calcext:value-type="float">
            <text:p>1178591</text:p>
          </table:table-cell>
          <table:table-cell office:value-type="float" office:value="166535" calcext:value-type="float">
            <text:p>166535</text:p>
          </table:table-cell>
        </table:table-row>
        <table:table-row table:style-name="ro1">
          <table:table-cell office:value-type="float" office:value="1278" calcext:value-type="float">
            <text:p>1278</text:p>
          </table:table-cell>
          <table:table-cell table:number-columns-repeated="3"/>
          <table:table-cell office:value-type="float" office:value="185573" calcext:value-type="float">
            <text:p>185573</text:p>
          </table:table-cell>
          <table:table-cell office:value-type="float" office:value="271633" calcext:value-type="float">
            <text:p>271633</text:p>
          </table:table-cell>
          <table:table-cell office:value-type="float" office:value="602861" calcext:value-type="float">
            <text:p>602861</text:p>
          </table:table-cell>
          <table:table-cell office:value-type="float" office:value="521193" calcext:value-type="float">
            <text:p>521193</text:p>
          </table:table-cell>
          <table:table-cell office:value-type="float" office:value="1457715" calcext:value-type="float">
            <text:p>1457715</text:p>
          </table:table-cell>
          <table:table-cell office:value-type="float" office:value="67511" calcext:value-type="float">
            <text:p>67511</text:p>
          </table:table-cell>
        </table:table-row>
        <table:table-row table:style-name="ro1">
          <table:table-cell office:value-type="float" office:value="1279" calcext:value-type="float">
            <text:p>1279</text:p>
          </table:table-cell>
          <table:table-cell table:number-columns-repeated="3"/>
          <table:table-cell office:value-type="float" office:value="65561" calcext:value-type="float">
            <text:p>65561</text:p>
          </table:table-cell>
          <table:table-cell office:value-type="float" office:value="-82493" calcext:value-type="float">
            <text:p>-82493</text:p>
          </table:table-cell>
          <table:table-cell office:value-type="float" office:value="416945" calcext:value-type="float">
            <text:p>416945</text:p>
          </table:table-cell>
          <table:table-cell office:value-type="float" office:value="216425" calcext:value-type="float">
            <text:p>216425</text:p>
          </table:table-cell>
          <table:table-cell office:value-type="float" office:value="929377" calcext:value-type="float">
            <text:p>929377</text:p>
          </table:table-cell>
          <table:table-cell office:value-type="float" office:value="59305" calcext:value-type="float">
            <text:p>59305</text:p>
          </table:table-cell>
        </table:table-row>
        <table:table-row table:style-name="ro1">
          <table:table-cell office:value-type="float" office:value="1280" calcext:value-type="float">
            <text:p>1280</text:p>
          </table:table-cell>
          <table:table-cell table:number-columns-repeated="3"/>
          <table:table-cell office:value-type="float" office:value="310612" calcext:value-type="float">
            <text:p>310612</text:p>
          </table:table-cell>
          <table:table-cell office:value-type="float" office:value="-13746" calcext:value-type="float">
            <text:p>-13746</text:p>
          </table:table-cell>
          <table:table-cell office:value-type="float" office:value="512282" calcext:value-type="float">
            <text:p>512282</text:p>
          </table:table-cell>
          <table:table-cell office:value-type="float" office:value="269428" calcext:value-type="float">
            <text:p>269428</text:p>
          </table:table-cell>
          <table:table-cell office:value-type="float" office:value="1076504" calcext:value-type="float">
            <text:p>1076504</text:p>
          </table:table-cell>
          <table:table-cell office:value-type="float" office:value="148786" calcext:value-type="float">
            <text:p>148786</text:p>
          </table:table-cell>
        </table:table-row>
        <table:table-row table:style-name="ro1">
          <table:table-cell office:value-type="float" office:value="1281" calcext:value-type="float">
            <text:p>1281</text:p>
          </table:table-cell>
          <table:table-cell table:number-columns-repeated="3"/>
          <table:table-cell office:value-type="float" office:value="-108990" calcext:value-type="float">
            <text:p>-108990</text:p>
          </table:table-cell>
          <table:table-cell office:value-type="float" office:value="-31856" calcext:value-type="float">
            <text:p>-31856</text:p>
          </table:table-cell>
          <table:table-cell office:value-type="float" office:value="419906" calcext:value-type="float">
            <text:p>419906</text:p>
          </table:table-cell>
          <table:table-cell office:value-type="float" office:value="306134" calcext:value-type="float">
            <text:p>306134</text:p>
          </table:table-cell>
          <table:table-cell office:value-type="float" office:value="1043754" calcext:value-type="float">
            <text:p>1043754</text:p>
          </table:table-cell>
          <table:table-cell office:value-type="float" office:value="11556" calcext:value-type="float">
            <text:p>11556</text:p>
          </table:table-cell>
        </table:table-row>
        <table:table-row table:style-name="ro1">
          <table:table-cell office:value-type="float" office:value="1282" calcext:value-type="float">
            <text:p>1282</text:p>
          </table:table-cell>
          <table:table-cell table:number-columns-repeated="3"/>
          <table:table-cell office:value-type="float" office:value="166895" calcext:value-type="float">
            <text:p>166895</text:p>
          </table:table-cell>
          <table:table-cell office:value-type="float" office:value="-50805" calcext:value-type="float">
            <text:p>-50805</text:p>
          </table:table-cell>
          <table:table-cell office:value-type="float" office:value="334533" calcext:value-type="float">
            <text:p>334533</text:p>
          </table:table-cell>
          <table:table-cell office:value-type="float" office:value="261847" calcext:value-type="float">
            <text:p>261847</text:p>
          </table:table-cell>
          <table:table-cell office:value-type="float" office:value="868461" calcext:value-type="float">
            <text:p>868461</text:p>
          </table:table-cell>
          <table:table-cell office:value-type="float" office:value="108463" calcext:value-type="float">
            <text:p>108463</text:p>
          </table:table-cell>
        </table:table-row>
        <table:table-row table:style-name="ro1">
          <table:table-cell office:value-type="float" office:value="1283" calcext:value-type="float">
            <text:p>1283</text:p>
          </table:table-cell>
          <table:table-cell table:number-columns-repeated="3"/>
          <table:table-cell office:value-type="float" office:value="-90172" calcext:value-type="float">
            <text:p>-90172</text:p>
          </table:table-cell>
          <table:table-cell office:value-type="float" office:value="-122492" calcext:value-type="float">
            <text:p>-122492</text:p>
          </table:table-cell>
          <table:table-cell office:value-type="float" office:value="272208" calcext:value-type="float">
            <text:p>272208</text:p>
          </table:table-cell>
          <table:table-cell office:value-type="float" office:value="179964" calcext:value-type="float">
            <text:p>179964</text:p>
          </table:table-cell>
          <table:table-cell office:value-type="float" office:value="748216" calcext:value-type="float">
            <text:p>748216</text:p>
          </table:table-cell>
          <table:table-cell office:value-type="float" office:value="8942" calcext:value-type="float">
            <text:p>8942</text:p>
          </table:table-cell>
        </table:table-row>
        <table:table-row table:style-name="ro1">
          <table:table-cell office:value-type="float" office:value="1284" calcext:value-type="float">
            <text:p>1284</text:p>
          </table:table-cell>
          <table:table-cell table:number-columns-repeated="3"/>
          <table:table-cell office:value-type="float" office:value="-94566" calcext:value-type="float">
            <text:p>-94566</text:p>
          </table:table-cell>
          <table:table-cell office:value-type="float" office:value="-176850" calcext:value-type="float">
            <text:p>-176850</text:p>
          </table:table-cell>
          <table:table-cell office:value-type="float" office:value="347422" calcext:value-type="float">
            <text:p>347422</text:p>
          </table:table-cell>
          <table:table-cell office:value-type="float" office:value="159530" calcext:value-type="float">
            <text:p>159530</text:p>
          </table:table-cell>
          <table:table-cell office:value-type="float" office:value="763412" calcext:value-type="float">
            <text:p>763412</text:p>
          </table:table-cell>
          <table:table-cell office:value-type="float" office:value="15034" calcext:value-type="float">
            <text:p>15034</text:p>
          </table:table-cell>
        </table:table-row>
        <table:table-row table:style-name="ro1">
          <table:table-cell office:value-type="float" office:value="1285" calcext:value-type="float">
            <text:p>1285</text:p>
          </table:table-cell>
          <table:table-cell table:number-columns-repeated="3"/>
          <table:table-cell office:value-type="float" office:value="-79109" calcext:value-type="float">
            <text:p>-79109</text:p>
          </table:table-cell>
          <table:table-cell office:value-type="float" office:value="169063" calcext:value-type="float">
            <text:p>169063</text:p>
          </table:table-cell>
          <table:table-cell office:value-type="float" office:value="606703" calcext:value-type="float">
            <text:p>606703</text:p>
          </table:table-cell>
          <table:table-cell office:value-type="float" office:value="585685" calcext:value-type="float">
            <text:p>585685</text:p>
          </table:table-cell>
          <table:table-cell office:value-type="float" office:value="1391647" calcext:value-type="float">
            <text:p>1391647</text:p>
          </table:table-cell>
          <table:table-cell office:value-type="float" office:value="59419" calcext:value-type="float">
            <text:p>59419</text:p>
          </table:table-cell>
        </table:table-row>
        <table:table-row table:style-name="ro1">
          <table:table-cell office:value-type="float" office:value="1286" calcext:value-type="float">
            <text:p>1286</text:p>
          </table:table-cell>
          <table:table-cell table:number-columns-repeated="3"/>
          <table:table-cell office:value-type="float" office:value="-194172" calcext:value-type="float">
            <text:p>-194172</text:p>
          </table:table-cell>
          <table:table-cell office:value-type="float" office:value="-246138" calcext:value-type="float">
            <text:p>-246138</text:p>
          </table:table-cell>
          <table:table-cell office:value-type="float" office:value="383348" calcext:value-type="float">
            <text:p>383348</text:p>
          </table:table-cell>
          <table:table-cell office:value-type="float" office:value="325104" calcext:value-type="float">
            <text:p>325104</text:p>
          </table:table-cell>
          <table:table-cell office:value-type="float" office:value="864872" calcext:value-type="float">
            <text:p>864872</text:p>
          </table:table-cell>
          <table:table-cell office:value-type="float" office:value="-42000" calcext:value-type="float">
            <text:p>-42000</text:p>
          </table:table-cell>
        </table:table-row>
        <table:table-row table:style-name="ro1">
          <table:table-cell office:value-type="float" office:value="1287" calcext:value-type="float">
            <text:p>1287</text:p>
          </table:table-cell>
          <table:table-cell table:number-columns-repeated="3"/>
          <table:table-cell office:value-type="float" office:value="52235" calcext:value-type="float">
            <text:p>52235</text:p>
          </table:table-cell>
          <table:table-cell office:value-type="float" office:value="-37269" calcext:value-type="float">
            <text:p>-37269</text:p>
          </table:table-cell>
          <table:table-cell office:value-type="float" office:value="384591" calcext:value-type="float">
            <text:p>384591</text:p>
          </table:table-cell>
          <table:table-cell office:value-type="float" office:value="227581" calcext:value-type="float">
            <text:p>227581</text:p>
          </table:table-cell>
          <table:table-cell office:value-type="float" office:value="975149" calcext:value-type="float">
            <text:p>975149</text:p>
          </table:table-cell>
          <table:table-cell office:value-type="float" office:value="112815" calcext:value-type="float">
            <text:p>112815</text:p>
          </table:table-cell>
        </table:table-row>
        <table:table-row table:style-name="ro1">
          <table:table-cell office:value-type="float" office:value="1288" calcext:value-type="float">
            <text:p>1288</text:p>
          </table:table-cell>
          <table:table-cell table:number-columns-repeated="3"/>
          <table:table-cell office:value-type="float" office:value="32587" calcext:value-type="float">
            <text:p>32587</text:p>
          </table:table-cell>
          <table:table-cell office:value-type="float" office:value="74869" calcext:value-type="float">
            <text:p>74869</text:p>
          </table:table-cell>
          <table:table-cell office:value-type="float" office:value="558521" calcext:value-type="float">
            <text:p>558521</text:p>
          </table:table-cell>
          <table:table-cell office:value-type="float" office:value="405933" calcext:value-type="float">
            <text:p>405933</text:p>
          </table:table-cell>
          <table:table-cell office:value-type="float" office:value="1319821" calcext:value-type="float">
            <text:p>1319821</text:p>
          </table:table-cell>
          <table:table-cell office:value-type="float" office:value="156693" calcext:value-type="float">
            <text:p>156693</text:p>
          </table:table-cell>
        </table:table-row>
        <table:table-row table:style-name="ro1">
          <table:table-cell office:value-type="float" office:value="1289" calcext:value-type="float">
            <text:p>1289</text:p>
          </table:table-cell>
          <table:table-cell table:number-columns-repeated="3"/>
          <table:table-cell office:value-type="float" office:value="178039" calcext:value-type="float">
            <text:p>178039</text:p>
          </table:table-cell>
          <table:table-cell office:value-type="float" office:value="46037" calcext:value-type="float">
            <text:p>46037</text:p>
          </table:table-cell>
          <table:table-cell office:value-type="float" office:value="425929" calcext:value-type="float">
            <text:p>425929</text:p>
          </table:table-cell>
          <table:table-cell office:value-type="float" office:value="192257" calcext:value-type="float">
            <text:p>192257</text:p>
          </table:table-cell>
          <table:table-cell office:value-type="float" office:value="867639" calcext:value-type="float">
            <text:p>867639</text:p>
          </table:table-cell>
          <table:table-cell office:value-type="float" office:value="61773" calcext:value-type="float">
            <text:p>61773</text:p>
          </table:table-cell>
        </table:table-row>
        <table:table-row table:style-name="ro1">
          <table:table-cell office:value-type="float" office:value="1290" calcext:value-type="float">
            <text:p>1290</text:p>
          </table:table-cell>
          <table:table-cell table:number-columns-repeated="3"/>
          <table:table-cell office:value-type="float" office:value="43987" calcext:value-type="float">
            <text:p>43987</text:p>
          </table:table-cell>
          <table:table-cell office:value-type="float" office:value="-130887" calcext:value-type="float">
            <text:p>-130887</text:p>
          </table:table-cell>
          <table:table-cell office:value-type="float" office:value="531735" calcext:value-type="float">
            <text:p>531735</text:p>
          </table:table-cell>
          <table:table-cell office:value-type="float" office:value="570999" calcext:value-type="float">
            <text:p>570999</text:p>
          </table:table-cell>
          <table:table-cell office:value-type="float" office:value="1239457" calcext:value-type="float">
            <text:p>1239457</text:p>
          </table:table-cell>
          <table:table-cell office:value-type="float" office:value="28819" calcext:value-type="float">
            <text:p>28819</text:p>
          </table:table-cell>
        </table:table-row>
        <table:table-row table:style-name="ro1">
          <table:table-cell office:value-type="float" office:value="1291" calcext:value-type="float">
            <text:p>1291</text:p>
          </table:table-cell>
          <table:table-cell table:number-columns-repeated="3"/>
          <table:table-cell office:value-type="float" office:value="-139878" calcext:value-type="float">
            <text:p>-139878</text:p>
          </table:table-cell>
          <table:table-cell office:value-type="float" office:value="-274128" calcext:value-type="float">
            <text:p>-274128</text:p>
          </table:table-cell>
          <table:table-cell office:value-type="float" office:value="280458" calcext:value-type="float">
            <text:p>280458</text:p>
          </table:table-cell>
          <table:table-cell office:value-type="float" office:value="339854" calcext:value-type="float">
            <text:p>339854</text:p>
          </table:table-cell>
          <table:table-cell office:value-type="float" office:value="724018" calcext:value-type="float">
            <text:p>724018</text:p>
          </table:table-cell>
          <table:table-cell office:value-type="float" office:value="-80042" calcext:value-type="float">
            <text:p>-80042</text:p>
          </table:table-cell>
        </table:table-row>
        <table:table-row table:style-name="ro1">
          <table:table-cell office:value-type="float" office:value="1292" calcext:value-type="float">
            <text:p>1292</text:p>
          </table:table-cell>
          <table:table-cell table:number-columns-repeated="3"/>
          <table:table-cell office:value-type="float" office:value="178140" calcext:value-type="float">
            <text:p>178140</text:p>
          </table:table-cell>
          <table:table-cell office:value-type="float" office:value="-127884" calcext:value-type="float">
            <text:p>-127884</text:p>
          </table:table-cell>
          <table:table-cell office:value-type="float" office:value="256764" calcext:value-type="float">
            <text:p>256764</text:p>
          </table:table-cell>
          <table:table-cell office:value-type="float" office:value="46552" calcext:value-type="float">
            <text:p>46552</text:p>
          </table:table-cell>
          <table:table-cell office:value-type="float" office:value="559156" calcext:value-type="float">
            <text:p>559156</text:p>
          </table:table-cell>
          <table:table-cell office:value-type="float" office:value="89868" calcext:value-type="float">
            <text:p>89868</text:p>
          </table:table-cell>
        </table:table-row>
        <table:table-row table:style-name="ro1">
          <table:table-cell office:value-type="float" office:value="1293" calcext:value-type="float">
            <text:p>1293</text:p>
          </table:table-cell>
          <table:table-cell table:number-columns-repeated="3"/>
          <table:table-cell office:value-type="float" office:value="78902" calcext:value-type="float">
            <text:p>78902</text:p>
          </table:table-cell>
          <table:table-cell office:value-type="float" office:value="-79518" calcext:value-type="float">
            <text:p>-79518</text:p>
          </table:table-cell>
          <table:table-cell office:value-type="float" office:value="377328" calcext:value-type="float">
            <text:p>377328</text:p>
          </table:table-cell>
          <table:table-cell office:value-type="float" office:value="420468" calcext:value-type="float">
            <text:p>420468</text:p>
          </table:table-cell>
          <table:table-cell office:value-type="float" office:value="954968" calcext:value-type="float">
            <text:p>954968</text:p>
          </table:table-cell>
          <table:table-cell office:value-type="float" office:value="-79320" calcext:value-type="float">
            <text:p>-79320</text:p>
          </table:table-cell>
        </table:table-row>
        <table:table-row table:style-name="ro1">
          <table:table-cell office:value-type="float" office:value="1294" calcext:value-type="float">
            <text:p>1294</text:p>
          </table:table-cell>
          <table:table-cell table:number-columns-repeated="3"/>
          <table:table-cell office:value-type="float" office:value="-2395" calcext:value-type="float">
            <text:p>-2395</text:p>
          </table:table-cell>
          <table:table-cell office:value-type="float" office:value="-79979" calcext:value-type="float">
            <text:p>-79979</text:p>
          </table:table-cell>
          <table:table-cell office:value-type="float" office:value="275087" calcext:value-type="float">
            <text:p>275087</text:p>
          </table:table-cell>
          <table:table-cell office:value-type="float" office:value="160031" calcext:value-type="float">
            <text:p>160031</text:p>
          </table:table-cell>
          <table:table-cell office:value-type="float" office:value="752467" calcext:value-type="float">
            <text:p>752467</text:p>
          </table:table-cell>
          <table:table-cell office:value-type="float" office:value="48865" calcext:value-type="float">
            <text:p>48865</text:p>
          </table:table-cell>
        </table:table-row>
        <table:table-row table:style-name="ro1">
          <table:table-cell office:value-type="float" office:value="1295" calcext:value-type="float">
            <text:p>1295</text:p>
          </table:table-cell>
          <table:table-cell table:number-columns-repeated="3"/>
          <table:table-cell office:value-type="float" office:value="-143766" calcext:value-type="float">
            <text:p>-143766</text:p>
          </table:table-cell>
          <table:table-cell office:value-type="float" office:value="27974" calcext:value-type="float">
            <text:p>27974</text:p>
          </table:table-cell>
          <table:table-cell office:value-type="float" office:value="255698" calcext:value-type="float">
            <text:p>255698</text:p>
          </table:table-cell>
          <table:table-cell office:value-type="float" office:value="133320" calcext:value-type="float">
            <text:p>133320</text:p>
          </table:table-cell>
          <table:table-cell office:value-type="float" office:value="627372" calcext:value-type="float">
            <text:p>627372</text:p>
          </table:table-cell>
          <table:table-cell office:value-type="float" office:value="-185676" calcext:value-type="float">
            <text:p>-185676</text:p>
          </table:table-cell>
        </table:table-row>
        <table:table-row table:style-name="ro1">
          <table:table-cell office:value-type="float" office:value="1296" calcext:value-type="float">
            <text:p>1296</text:p>
          </table:table-cell>
          <table:table-cell table:number-columns-repeated="3"/>
          <table:table-cell office:value-type="float" office:value="219865" calcext:value-type="float">
            <text:p>219865</text:p>
          </table:table-cell>
          <table:table-cell office:value-type="float" office:value="122353" calcext:value-type="float">
            <text:p>122353</text:p>
          </table:table-cell>
          <table:table-cell office:value-type="float" office:value="342609" calcext:value-type="float">
            <text:p>342609</text:p>
          </table:table-cell>
          <table:table-cell office:value-type="float" office:value="211351" calcext:value-type="float">
            <text:p>211351</text:p>
          </table:table-cell>
          <table:table-cell office:value-type="float" office:value="741531" calcext:value-type="float">
            <text:p>741531</text:p>
          </table:table-cell>
          <table:table-cell office:value-type="float" office:value="185163" calcext:value-type="float">
            <text:p>185163</text:p>
          </table:table-cell>
        </table:table-row>
        <table:table-row table:style-name="ro1">
          <table:table-cell office:value-type="float" office:value="1297" calcext:value-type="float">
            <text:p>1297</text:p>
          </table:table-cell>
          <table:table-cell table:number-columns-repeated="3"/>
          <table:table-cell office:value-type="float" office:value="193470" calcext:value-type="float">
            <text:p>193470</text:p>
          </table:table-cell>
          <table:table-cell office:value-type="float" office:value="-149252" calcext:value-type="float">
            <text:p>-149252</text:p>
          </table:table-cell>
          <table:table-cell office:value-type="float" office:value="311570" calcext:value-type="float">
            <text:p>311570</text:p>
          </table:table-cell>
          <table:table-cell office:value-type="float" office:value="220150" calcext:value-type="float">
            <text:p>220150</text:p>
          </table:table-cell>
          <table:table-cell office:value-type="float" office:value="807152" calcext:value-type="float">
            <text:p>807152</text:p>
          </table:table-cell>
          <table:table-cell office:value-type="float" office:value="-137618" calcext:value-type="float">
            <text:p>-137618</text:p>
          </table:table-cell>
        </table:table-row>
        <table:table-row table:style-name="ro1">
          <table:table-cell office:value-type="float" office:value="1298" calcext:value-type="float">
            <text:p>1298</text:p>
          </table:table-cell>
          <table:table-cell table:number-columns-repeated="3"/>
          <table:table-cell office:value-type="float" office:value="133505" calcext:value-type="float">
            <text:p>133505</text:p>
          </table:table-cell>
          <table:table-cell office:value-type="float" office:value="-25505" calcext:value-type="float">
            <text:p>-25505</text:p>
          </table:table-cell>
          <table:table-cell office:value-type="float" office:value="359591" calcext:value-type="float">
            <text:p>359591</text:p>
          </table:table-cell>
          <table:table-cell office:value-type="float" office:value="191335" calcext:value-type="float">
            <text:p>191335</text:p>
          </table:table-cell>
          <table:table-cell office:value-type="float" office:value="881507" calcext:value-type="float">
            <text:p>881507</text:p>
          </table:table-cell>
          <table:table-cell office:value-type="float" office:value="24397" calcext:value-type="float">
            <text:p>24397</text:p>
          </table:table-cell>
        </table:table-row>
        <table:table-row table:style-name="ro1">
          <table:table-cell office:value-type="float" office:value="1299" calcext:value-type="float">
            <text:p>1299</text:p>
          </table:table-cell>
          <table:table-cell table:number-columns-repeated="3"/>
          <table:table-cell office:value-type="float" office:value="-33094" calcext:value-type="float">
            <text:p>-33094</text:p>
          </table:table-cell>
          <table:table-cell office:value-type="float" office:value="-203652" calcext:value-type="float">
            <text:p>-203652</text:p>
          </table:table-cell>
          <table:table-cell office:value-type="float" office:value="279446" calcext:value-type="float">
            <text:p>279446</text:p>
          </table:table-cell>
          <table:table-cell office:value-type="float" office:value="183482" calcext:value-type="float">
            <text:p>183482</text:p>
          </table:table-cell>
          <table:table-cell office:value-type="float" office:value="628790" calcext:value-type="float">
            <text:p>628790</text:p>
          </table:table-cell>
          <table:table-cell office:value-type="float" office:value="-50234" calcext:value-type="float">
            <text:p>-50234</text:p>
          </table:table-cell>
        </table:table-row>
        <table:table-row table:style-name="ro1">
          <table:table-cell office:value-type="float" office:value="1300" calcext:value-type="float">
            <text:p>1300</text:p>
          </table:table-cell>
          <table:table-cell table:number-columns-repeated="3"/>
          <table:table-cell office:value-type="float" office:value="26007" calcext:value-type="float">
            <text:p>26007</text:p>
          </table:table-cell>
          <table:table-cell office:value-type="float" office:value="43213" calcext:value-type="float">
            <text:p>43213</text:p>
          </table:table-cell>
          <table:table-cell office:value-type="float" office:value="396131" calcext:value-type="float">
            <text:p>396131</text:p>
          </table:table-cell>
          <table:table-cell office:value-type="float" office:value="356057" calcext:value-type="float">
            <text:p>356057</text:p>
          </table:table-cell>
          <table:table-cell office:value-type="float" office:value="917039" calcext:value-type="float">
            <text:p>917039</text:p>
          </table:table-cell>
          <table:table-cell office:value-type="float" office:value="63395" calcext:value-type="float">
            <text:p>63395</text:p>
          </table:table-cell>
        </table:table-row>
        <table:table-row table:style-name="ro1">
          <table:table-cell office:value-type="float" office:value="1301" calcext:value-type="float">
            <text:p>1301</text:p>
          </table:table-cell>
          <table:table-cell table:number-columns-repeated="3"/>
          <table:table-cell office:value-type="float" office:value="246754" calcext:value-type="float">
            <text:p>246754</text:p>
          </table:table-cell>
          <table:table-cell office:value-type="float" office:value="74180" calcext:value-type="float">
            <text:p>74180</text:p>
          </table:table-cell>
          <table:table-cell office:value-type="float" office:value="451938" calcext:value-type="float">
            <text:p>451938</text:p>
          </table:table-cell>
          <table:table-cell office:value-type="float" office:value="231084" calcext:value-type="float">
            <text:p>231084</text:p>
          </table:table-cell>
          <table:table-cell office:value-type="float" office:value="935320" calcext:value-type="float">
            <text:p>935320</text:p>
          </table:table-cell>
          <table:table-cell office:value-type="float" office:value="185748" calcext:value-type="float">
            <text:p>185748</text:p>
          </table:table-cell>
        </table:table-row>
        <table:table-row table:style-name="ro1">
          <table:table-cell office:value-type="float" office:value="1302" calcext:value-type="float">
            <text:p>1302</text:p>
          </table:table-cell>
          <table:table-cell table:number-columns-repeated="3"/>
          <table:table-cell office:value-type="float" office:value="-18390" calcext:value-type="float">
            <text:p>-18390</text:p>
          </table:table-cell>
          <table:table-cell office:value-type="float" office:value="-13530" calcext:value-type="float">
            <text:p>-13530</text:p>
          </table:table-cell>
          <table:table-cell office:value-type="float" office:value="429182" calcext:value-type="float">
            <text:p>429182</text:p>
          </table:table-cell>
          <table:table-cell office:value-type="float" office:value="306962" calcext:value-type="float">
            <text:p>306962</text:p>
          </table:table-cell>
          <table:table-cell office:value-type="float" office:value="934536" calcext:value-type="float">
            <text:p>934536</text:p>
          </table:table-cell>
          <table:table-cell office:value-type="float" office:value="27666" calcext:value-type="float">
            <text:p>27666</text:p>
          </table:table-cell>
        </table:table-row>
        <table:table-row table:style-name="ro1">
          <table:table-cell office:value-type="float" office:value="1303" calcext:value-type="float">
            <text:p>1303</text:p>
          </table:table-cell>
          <table:table-cell table:number-columns-repeated="3"/>
          <table:table-cell office:value-type="float" office:value="55851" calcext:value-type="float">
            <text:p>55851</text:p>
          </table:table-cell>
          <table:table-cell office:value-type="float" office:value="109303" calcext:value-type="float">
            <text:p>109303</text:p>
          </table:table-cell>
          <table:table-cell office:value-type="float" office:value="605467" calcext:value-type="float">
            <text:p>605467</text:p>
          </table:table-cell>
          <table:table-cell office:value-type="float" office:value="383319" calcext:value-type="float">
            <text:p>383319</text:p>
          </table:table-cell>
          <table:table-cell office:value-type="float" office:value="1357325" calcext:value-type="float">
            <text:p>1357325</text:p>
          </table:table-cell>
          <table:table-cell office:value-type="float" office:value="151187" calcext:value-type="float">
            <text:p>151187</text:p>
          </table:table-cell>
        </table:table-row>
        <table:table-row table:style-name="ro1">
          <table:table-cell office:value-type="float" office:value="1304" calcext:value-type="float">
            <text:p>1304</text:p>
          </table:table-cell>
          <table:table-cell table:number-columns-repeated="3"/>
          <table:table-cell office:value-type="float" office:value="201297" calcext:value-type="float">
            <text:p>201297</text:p>
          </table:table-cell>
          <table:table-cell office:value-type="float" office:value="-62997" calcext:value-type="float">
            <text:p>-62997</text:p>
          </table:table-cell>
          <table:table-cell office:value-type="float" office:value="389397" calcext:value-type="float">
            <text:p>389397</text:p>
          </table:table-cell>
          <table:table-cell office:value-type="float" office:value="220539" calcext:value-type="float">
            <text:p>220539</text:p>
          </table:table-cell>
          <table:table-cell office:value-type="float" office:value="839721" calcext:value-type="float">
            <text:p>839721</text:p>
          </table:table-cell>
          <table:table-cell office:value-type="float" office:value="36099" calcext:value-type="float">
            <text:p>36099</text:p>
          </table:table-cell>
        </table:table-row>
        <table:table-row table:style-name="ro1">
          <table:table-cell office:value-type="float" office:value="1305" calcext:value-type="float">
            <text:p>1305</text:p>
          </table:table-cell>
          <table:table-cell table:number-columns-repeated="3"/>
          <table:table-cell office:value-type="float" office:value="-20891" calcext:value-type="float">
            <text:p>-20891</text:p>
          </table:table-cell>
          <table:table-cell office:value-type="float" office:value="-109943" calcext:value-type="float">
            <text:p>-109943</text:p>
          </table:table-cell>
          <table:table-cell office:value-type="float" office:value="289325" calcext:value-type="float">
            <text:p>289325</text:p>
          </table:table-cell>
          <table:table-cell office:value-type="float" office:value="227695" calcext:value-type="float">
            <text:p>227695</text:p>
          </table:table-cell>
          <table:table-cell office:value-type="float" office:value="680059" calcext:value-type="float">
            <text:p>680059</text:p>
          </table:table-cell>
          <table:table-cell office:value-type="float" office:value="-44875" calcext:value-type="float">
            <text:p>-44875</text:p>
          </table:table-cell>
        </table:table-row>
        <table:table-row table:style-name="ro1">
          <table:table-cell office:value-type="float" office:value="1306" calcext:value-type="float">
            <text:p>1306</text:p>
          </table:table-cell>
          <table:table-cell table:number-columns-repeated="3"/>
          <table:table-cell office:value-type="float" office:value="103160" calcext:value-type="float">
            <text:p>103160</text:p>
          </table:table-cell>
          <table:table-cell office:value-type="float" office:value="100402" calcext:value-type="float">
            <text:p>100402</text:p>
          </table:table-cell>
          <table:table-cell office:value-type="float" office:value="384616" calcext:value-type="float">
            <text:p>384616</text:p>
          </table:table-cell>
          <table:table-cell office:value-type="float" office:value="302782" calcext:value-type="float">
            <text:p>302782</text:p>
          </table:table-cell>
          <table:table-cell office:value-type="float" office:value="955894" calcext:value-type="float">
            <text:p>955894</text:p>
          </table:table-cell>
          <table:table-cell office:value-type="float" office:value="82628" calcext:value-type="float">
            <text:p>82628</text:p>
          </table:table-cell>
        </table:table-row>
        <table:table-row table:style-name="ro1">
          <table:table-cell office:value-type="float" office:value="1307" calcext:value-type="float">
            <text:p>1307</text:p>
          </table:table-cell>
          <table:table-cell table:number-columns-repeated="3"/>
          <table:table-cell office:value-type="float" office:value="-27287" calcext:value-type="float">
            <text:p>-27287</text:p>
          </table:table-cell>
          <table:table-cell office:value-type="float" office:value="-154313" calcext:value-type="float">
            <text:p>-154313</text:p>
          </table:table-cell>
          <table:table-cell office:value-type="float" office:value="370613" calcext:value-type="float">
            <text:p>370613</text:p>
          </table:table-cell>
          <table:table-cell office:value-type="float" office:value="123871" calcext:value-type="float">
            <text:p>123871</text:p>
          </table:table-cell>
          <table:table-cell office:value-type="float" office:value="888191" calcext:value-type="float">
            <text:p>888191</text:p>
          </table:table-cell>
          <table:table-cell office:value-type="float" office:value="136301" calcext:value-type="float">
            <text:p>136301</text:p>
          </table:table-cell>
        </table:table-row>
        <table:table-row table:style-name="ro1">
          <table:table-cell office:value-type="float" office:value="1308" calcext:value-type="float">
            <text:p>1308</text:p>
          </table:table-cell>
          <table:table-cell table:number-columns-repeated="3"/>
          <table:table-cell office:value-type="float" office:value="97813" calcext:value-type="float">
            <text:p>97813</text:p>
          </table:table-cell>
          <table:table-cell office:value-type="float" office:value="60787" calcext:value-type="float">
            <text:p>60787</text:p>
          </table:table-cell>
          <table:table-cell office:value-type="float" office:value="435961" calcext:value-type="float">
            <text:p>435961</text:p>
          </table:table-cell>
          <table:table-cell office:value-type="float" office:value="316415" calcext:value-type="float">
            <text:p>316415</text:p>
          </table:table-cell>
          <table:table-cell office:value-type="float" office:value="950479" calcext:value-type="float">
            <text:p>950479</text:p>
          </table:table-cell>
          <table:table-cell office:value-type="float" office:value="122597" calcext:value-type="float">
            <text:p>122597</text:p>
          </table:table-cell>
        </table:table-row>
        <table:table-row table:style-name="ro1">
          <table:table-cell office:value-type="float" office:value="1309" calcext:value-type="float">
            <text:p>1309</text:p>
          </table:table-cell>
          <table:table-cell table:number-columns-repeated="3"/>
          <table:table-cell office:value-type="float" office:value="253938" calcext:value-type="float">
            <text:p>253938</text:p>
          </table:table-cell>
          <table:table-cell office:value-type="float" office:value="85598" calcext:value-type="float">
            <text:p>85598</text:p>
          </table:table-cell>
          <table:table-cell office:value-type="float" office:value="514716" calcext:value-type="float">
            <text:p>514716</text:p>
          </table:table-cell>
          <table:table-cell office:value-type="float" office:value="329662" calcext:value-type="float">
            <text:p>329662</text:p>
          </table:table-cell>
          <table:table-cell office:value-type="float" office:value="1037634" calcext:value-type="float">
            <text:p>1037634</text:p>
          </table:table-cell>
          <table:table-cell office:value-type="float" office:value="-81026" calcext:value-type="float">
            <text:p>-81026</text:p>
          </table:table-cell>
        </table:table-row>
        <table:table-row table:style-name="ro1">
          <table:table-cell office:value-type="float" office:value="1310" calcext:value-type="float">
            <text:p>1310</text:p>
          </table:table-cell>
          <table:table-cell table:number-columns-repeated="3"/>
          <table:table-cell office:value-type="float" office:value="-74326" calcext:value-type="float">
            <text:p>-74326</text:p>
          </table:table-cell>
          <table:table-cell office:value-type="float" office:value="-149730" calcext:value-type="float">
            <text:p>-149730</text:p>
          </table:table-cell>
          <table:table-cell office:value-type="float" office:value="287726" calcext:value-type="float">
            <text:p>287726</text:p>
          </table:table-cell>
          <table:table-cell office:value-type="float" office:value="289740" calcext:value-type="float">
            <text:p>289740</text:p>
          </table:table-cell>
          <table:table-cell office:value-type="float" office:value="850976" calcext:value-type="float">
            <text:p>850976</text:p>
          </table:table-cell>
          <table:table-cell office:value-type="float" office:value="118072" calcext:value-type="float">
            <text:p>118072</text:p>
          </table:table-cell>
        </table:table-row>
        <table:table-row table:style-name="ro1">
          <table:table-cell office:value-type="float" office:value="1311" calcext:value-type="float">
            <text:p>1311</text:p>
          </table:table-cell>
          <table:table-cell table:number-columns-repeated="3"/>
          <table:table-cell office:value-type="float" office:value="108762" calcext:value-type="float">
            <text:p>108762</text:p>
          </table:table-cell>
          <table:table-cell office:value-type="float" office:value="-17524" calcext:value-type="float">
            <text:p>-17524</text:p>
          </table:table-cell>
          <table:table-cell office:value-type="float" office:value="427752" calcext:value-type="float">
            <text:p>427752</text:p>
          </table:table-cell>
          <table:table-cell office:value-type="float" office:value="318110" calcext:value-type="float">
            <text:p>318110</text:p>
          </table:table-cell>
          <table:table-cell office:value-type="float" office:value="1009646" calcext:value-type="float">
            <text:p>1009646</text:p>
          </table:table-cell>
          <table:table-cell office:value-type="float" office:value="36424" calcext:value-type="float">
            <text:p>36424</text:p>
          </table:table-cell>
        </table:table-row>
        <table:table-row table:style-name="ro1">
          <table:table-cell office:value-type="float" office:value="1312" calcext:value-type="float">
            <text:p>1312</text:p>
          </table:table-cell>
          <table:table-cell table:number-columns-repeated="3"/>
          <table:table-cell office:value-type="float" office:value="131482" calcext:value-type="float">
            <text:p>131482</text:p>
          </table:table-cell>
          <table:table-cell office:value-type="float" office:value="94342" calcext:value-type="float">
            <text:p>94342</text:p>
          </table:table-cell>
          <table:table-cell office:value-type="float" office:value="222472" calcext:value-type="float">
            <text:p>222472</text:p>
          </table:table-cell>
          <table:table-cell office:value-type="float" office:value="54554" calcext:value-type="float">
            <text:p>54554</text:p>
          </table:table-cell>
          <table:table-cell office:value-type="float" office:value="505672" calcext:value-type="float">
            <text:p>505672</text:p>
          </table:table-cell>
          <table:table-cell office:value-type="float" office:value="129596" calcext:value-type="float">
            <text:p>129596</text:p>
          </table:table-cell>
        </table:table-row>
        <table:table-row table:style-name="ro1">
          <table:table-cell office:value-type="float" office:value="1313" calcext:value-type="float">
            <text:p>1313</text:p>
          </table:table-cell>
          <table:table-cell table:number-columns-repeated="3"/>
          <table:table-cell office:value-type="float" office:value="119507" calcext:value-type="float">
            <text:p>119507</text:p>
          </table:table-cell>
          <table:table-cell office:value-type="float" office:value="74109" calcext:value-type="float">
            <text:p>74109</text:p>
          </table:table-cell>
          <table:table-cell office:value-type="float" office:value="400875" calcext:value-type="float">
            <text:p>400875</text:p>
          </table:table-cell>
          <table:table-cell office:value-type="float" office:value="345025" calcext:value-type="float">
            <text:p>345025</text:p>
          </table:table-cell>
          <table:table-cell office:value-type="float" office:value="1060465" calcext:value-type="float">
            <text:p>1060465</text:p>
          </table:table-cell>
          <table:table-cell office:value-type="float" office:value="143553" calcext:value-type="float">
            <text:p>143553</text:p>
          </table:table-cell>
        </table:table-row>
        <table:table-row table:style-name="ro1">
          <table:table-cell office:value-type="float" office:value="1314" calcext:value-type="float">
            <text:p>1314</text:p>
          </table:table-cell>
          <table:table-cell table:number-columns-repeated="3"/>
          <table:table-cell office:value-type="float" office:value="30002" calcext:value-type="float">
            <text:p>30002</text:p>
          </table:table-cell>
          <table:table-cell office:value-type="float" office:value="102156" calcext:value-type="float">
            <text:p>102156</text:p>
          </table:table-cell>
          <table:table-cell office:value-type="float" office:value="455216" calcext:value-type="float">
            <text:p>455216</text:p>
          </table:table-cell>
          <table:table-cell office:value-type="float" office:value="254788" calcext:value-type="float">
            <text:p>254788</text:p>
          </table:table-cell>
          <table:table-cell office:value-type="float" office:value="1012094" calcext:value-type="float">
            <text:p>1012094</text:p>
          </table:table-cell>
          <table:table-cell office:value-type="float" office:value="65910" calcext:value-type="float">
            <text:p>65910</text:p>
          </table:table-cell>
        </table:table-row>
        <table:table-row table:style-name="ro1">
          <table:table-cell office:value-type="float" office:value="1315" calcext:value-type="float">
            <text:p>1315</text:p>
          </table:table-cell>
          <table:table-cell table:number-columns-repeated="3"/>
          <table:table-cell office:value-type="float" office:value="82387" calcext:value-type="float">
            <text:p>82387</text:p>
          </table:table-cell>
          <table:table-cell office:value-type="float" office:value="94033" calcext:value-type="float">
            <text:p>94033</text:p>
          </table:table-cell>
          <table:table-cell office:value-type="float" office:value="691149" calcext:value-type="float">
            <text:p>691149</text:p>
          </table:table-cell>
          <table:table-cell office:value-type="float" office:value="548017" calcext:value-type="float">
            <text:p>548017</text:p>
          </table:table-cell>
          <table:table-cell office:value-type="float" office:value="1561515" calcext:value-type="float">
            <text:p>1561515</text:p>
          </table:table-cell>
          <table:table-cell office:value-type="float" office:value="88583" calcext:value-type="float">
            <text:p>88583</text:p>
          </table:table-cell>
        </table:table-row>
        <table:table-row table:style-name="ro1">
          <table:table-cell office:value-type="float" office:value="1316" calcext:value-type="float">
            <text:p>1316</text:p>
          </table:table-cell>
          <table:table-cell table:number-columns-repeated="3"/>
          <table:table-cell office:value-type="float" office:value="206830" calcext:value-type="float">
            <text:p>206830</text:p>
          </table:table-cell>
          <table:table-cell office:value-type="float" office:value="-71348" calcext:value-type="float">
            <text:p>-71348</text:p>
          </table:table-cell>
          <table:table-cell office:value-type="float" office:value="440434" calcext:value-type="float">
            <text:p>440434</text:p>
          </table:table-cell>
          <table:table-cell office:value-type="float" office:value="173298" calcext:value-type="float">
            <text:p>173298</text:p>
          </table:table-cell>
          <table:table-cell office:value-type="float" office:value="876350" calcext:value-type="float">
            <text:p>876350</text:p>
          </table:table-cell>
          <table:table-cell office:value-type="float" office:value="-69078" calcext:value-type="float">
            <text:p>-69078</text:p>
          </table:table-cell>
        </table:table-row>
        <table:table-row table:style-name="ro1">
          <table:table-cell office:value-type="float" office:value="1317" calcext:value-type="float">
            <text:p>1317</text:p>
          </table:table-cell>
          <table:table-cell table:number-columns-repeated="3"/>
          <table:table-cell office:value-type="float" office:value="-75236" calcext:value-type="float">
            <text:p>-75236</text:p>
          </table:table-cell>
          <table:table-cell office:value-type="float" office:value="4844" calcext:value-type="float">
            <text:p>4844</text:p>
          </table:table-cell>
          <table:table-cell office:value-type="float" office:value="813662" calcext:value-type="float">
            <text:p>813662</text:p>
          </table:table-cell>
          <table:table-cell office:value-type="float" office:value="731856" calcext:value-type="float">
            <text:p>731856</text:p>
          </table:table-cell>
          <table:table-cell office:value-type="float" office:value="1859316" calcext:value-type="float">
            <text:p>1859316</text:p>
          </table:table-cell>
          <table:table-cell office:value-type="float" office:value="29294" calcext:value-type="float">
            <text:p>29294</text:p>
          </table:table-cell>
        </table:table-row>
        <table:table-row table:style-name="ro1">
          <table:table-cell office:value-type="float" office:value="1318" calcext:value-type="float">
            <text:p>1318</text:p>
          </table:table-cell>
          <table:table-cell table:number-columns-repeated="3"/>
          <table:table-cell office:value-type="float" office:value="-13294" calcext:value-type="float">
            <text:p>-13294</text:p>
          </table:table-cell>
          <table:table-cell office:value-type="float" office:value="-77920" calcext:value-type="float">
            <text:p>-77920</text:p>
          </table:table-cell>
          <table:table-cell office:value-type="float" office:value="449096" calcext:value-type="float">
            <text:p>449096</text:p>
          </table:table-cell>
          <table:table-cell office:value-type="float" office:value="374460" calcext:value-type="float">
            <text:p>374460</text:p>
          </table:table-cell>
          <table:table-cell office:value-type="float" office:value="998570" calcext:value-type="float">
            <text:p>998570</text:p>
          </table:table-cell>
          <table:table-cell office:value-type="float" office:value="-16572" calcext:value-type="float">
            <text:p>-16572</text:p>
          </table:table-cell>
        </table:table-row>
        <table:table-row table:style-name="ro1">
          <table:table-cell office:value-type="float" office:value="1319" calcext:value-type="float">
            <text:p>1319</text:p>
          </table:table-cell>
          <table:table-cell table:number-columns-repeated="3"/>
          <table:table-cell office:value-type="float" office:value="61076" calcext:value-type="float">
            <text:p>61076</text:p>
          </table:table-cell>
          <table:table-cell office:value-type="float" office:value="-40584" calcext:value-type="float">
            <text:p>-40584</text:p>
          </table:table-cell>
          <table:table-cell office:value-type="float" office:value="473932" calcext:value-type="float">
            <text:p>473932</text:p>
          </table:table-cell>
          <table:table-cell office:value-type="float" office:value="347144" calcext:value-type="float">
            <text:p>347144</text:p>
          </table:table-cell>
          <table:table-cell office:value-type="float" office:value="1125672" calcext:value-type="float">
            <text:p>1125672</text:p>
          </table:table-cell>
          <table:table-cell office:value-type="float" office:value="47866" calcext:value-type="float">
            <text:p>47866</text:p>
          </table:table-cell>
        </table:table-row>
        <table:table-row table:style-name="ro1">
          <table:table-cell office:value-type="float" office:value="1320" calcext:value-type="float">
            <text:p>1320</text:p>
          </table:table-cell>
          <table:table-cell table:number-columns-repeated="3"/>
          <table:table-cell office:value-type="float" office:value="24676" calcext:value-type="float">
            <text:p>24676</text:p>
          </table:table-cell>
          <table:table-cell office:value-type="float" office:value="23920" calcext:value-type="float">
            <text:p>23920</text:p>
          </table:table-cell>
          <table:table-cell office:value-type="float" office:value="529744" calcext:value-type="float">
            <text:p>529744</text:p>
          </table:table-cell>
          <table:table-cell office:value-type="float" office:value="459844" calcext:value-type="float">
            <text:p>459844</text:p>
          </table:table-cell>
          <table:table-cell office:value-type="float" office:value="1466768" calcext:value-type="float">
            <text:p>1466768</text:p>
          </table:table-cell>
          <table:table-cell office:value-type="float" office:value="88350" calcext:value-type="float">
            <text:p>88350</text:p>
          </table:table-cell>
        </table:table-row>
        <table:table-row table:style-name="ro1">
          <table:table-cell office:value-type="float" office:value="1321" calcext:value-type="float">
            <text:p>1321</text:p>
          </table:table-cell>
          <table:table-cell table:number-columns-repeated="3"/>
          <table:table-cell office:value-type="float" office:value="-56623" calcext:value-type="float">
            <text:p>-56623</text:p>
          </table:table-cell>
          <table:table-cell office:value-type="float" office:value="-124397" calcext:value-type="float">
            <text:p>-124397</text:p>
          </table:table-cell>
          <table:table-cell office:value-type="float" office:value="263325" calcext:value-type="float">
            <text:p>263325</text:p>
          </table:table-cell>
          <table:table-cell office:value-type="float" office:value="302907" calcext:value-type="float">
            <text:p>302907</text:p>
          </table:table-cell>
          <table:table-cell office:value-type="float" office:value="903889" calcext:value-type="float">
            <text:p>903889</text:p>
          </table:table-cell>
          <table:table-cell office:value-type="float" office:value="-47127" calcext:value-type="float">
            <text:p>-47127</text:p>
          </table:table-cell>
        </table:table-row>
        <table:table-row table:style-name="ro1">
          <table:table-cell office:value-type="float" office:value="1322" calcext:value-type="float">
            <text:p>1322</text:p>
          </table:table-cell>
          <table:table-cell table:number-columns-repeated="3"/>
          <table:table-cell office:value-type="float" office:value="179678" calcext:value-type="float">
            <text:p>179678</text:p>
          </table:table-cell>
          <table:table-cell office:value-type="float" office:value="60196" calcext:value-type="float">
            <text:p>60196</text:p>
          </table:table-cell>
          <table:table-cell office:value-type="float" office:value="417946" calcext:value-type="float">
            <text:p>417946</text:p>
          </table:table-cell>
          <table:table-cell office:value-type="float" office:value="198632" calcext:value-type="float">
            <text:p>198632</text:p>
          </table:table-cell>
          <table:table-cell office:value-type="float" office:value="971534" calcext:value-type="float">
            <text:p>971534</text:p>
          </table:table-cell>
          <table:table-cell office:value-type="float" office:value="166314" calcext:value-type="float">
            <text:p>166314</text:p>
          </table:table-cell>
        </table:table-row>
        <table:table-row table:style-name="ro1">
          <table:table-cell office:value-type="float" office:value="1323" calcext:value-type="float">
            <text:p>1323</text:p>
          </table:table-cell>
          <table:table-cell table:number-columns-repeated="3"/>
          <table:table-cell office:value-type="float" office:value="76637" calcext:value-type="float">
            <text:p>76637</text:p>
          </table:table-cell>
          <table:table-cell office:value-type="float" office:value="-31853" calcext:value-type="float">
            <text:p>-31853</text:p>
          </table:table-cell>
          <table:table-cell office:value-type="float" office:value="411459" calcext:value-type="float">
            <text:p>411459</text:p>
          </table:table-cell>
          <table:table-cell office:value-type="float" office:value="381337" calcext:value-type="float">
            <text:p>381337</text:p>
          </table:table-cell>
          <table:table-cell office:value-type="float" office:value="999151" calcext:value-type="float">
            <text:p>999151</text:p>
          </table:table-cell>
          <table:table-cell office:value-type="float" office:value="-11253" calcext:value-type="float">
            <text:p>-11253</text:p>
          </table:table-cell>
        </table:table-row>
        <table:table-row table:style-name="ro1">
          <table:table-cell office:value-type="float" office:value="1324" calcext:value-type="float">
            <text:p>1324</text:p>
          </table:table-cell>
          <table:table-cell table:number-columns-repeated="3"/>
          <table:table-cell office:value-type="float" office:value="-182220" calcext:value-type="float">
            <text:p>-182220</text:p>
          </table:table-cell>
          <table:table-cell office:value-type="float" office:value="-124714" calcext:value-type="float">
            <text:p>-124714</text:p>
          </table:table-cell>
          <table:table-cell office:value-type="float" office:value="410246" calcext:value-type="float">
            <text:p>410246</text:p>
          </table:table-cell>
          <table:table-cell office:value-type="float" office:value="435012" calcext:value-type="float">
            <text:p>435012</text:p>
          </table:table-cell>
          <table:table-cell office:value-type="float" office:value="1063556" calcext:value-type="float">
            <text:p>1063556</text:p>
          </table:table-cell>
          <table:table-cell office:value-type="float" office:value="-4956" calcext:value-type="float">
            <text:p>-4956</text:p>
          </table:table-cell>
        </table:table-row>
        <table:table-row table:style-name="ro1">
          <table:table-cell office:value-type="float" office:value="1325" calcext:value-type="float">
            <text:p>1325</text:p>
          </table:table-cell>
          <table:table-cell table:number-columns-repeated="3"/>
          <table:table-cell office:value-type="float" office:value="-150317" calcext:value-type="float">
            <text:p>-150317</text:p>
          </table:table-cell>
          <table:table-cell office:value-type="float" office:value="2275" calcext:value-type="float">
            <text:p>2275</text:p>
          </table:table-cell>
          <table:table-cell office:value-type="float" office:value="332149" calcext:value-type="float">
            <text:p>332149</text:p>
          </table:table-cell>
          <table:table-cell office:value-type="float" office:value="175613" calcext:value-type="float">
            <text:p>175613</text:p>
          </table:table-cell>
          <table:table-cell office:value-type="float" office:value="806329" calcext:value-type="float">
            <text:p>806329</text:p>
          </table:table-cell>
          <table:table-cell office:value-type="float" office:value="11359" calcext:value-type="float">
            <text:p>11359</text:p>
          </table:table-cell>
        </table:table-row>
        <table:table-row table:style-name="ro1">
          <table:table-cell office:value-type="float" office:value="1326" calcext:value-type="float">
            <text:p>1326</text:p>
          </table:table-cell>
          <table:table-cell table:number-columns-repeated="3"/>
          <table:table-cell office:value-type="float" office:value="-33749" calcext:value-type="float">
            <text:p>-33749</text:p>
          </table:table-cell>
          <table:table-cell office:value-type="float" office:value="-45079" calcext:value-type="float">
            <text:p>-45079</text:p>
          </table:table-cell>
          <table:table-cell office:value-type="float" office:value="427977" calcext:value-type="float">
            <text:p>427977</text:p>
          </table:table-cell>
          <table:table-cell office:value-type="float" office:value="337441" calcext:value-type="float">
            <text:p>337441</text:p>
          </table:table-cell>
          <table:table-cell office:value-type="float" office:value="935761" calcext:value-type="float">
            <text:p>935761</text:p>
          </table:table-cell>
          <table:table-cell office:value-type="float" office:value="-19887" calcext:value-type="float">
            <text:p>-19887</text:p>
          </table:table-cell>
        </table:table-row>
        <table:table-row table:style-name="ro1">
          <table:table-cell office:value-type="float" office:value="1327" calcext:value-type="float">
            <text:p>1327</text:p>
          </table:table-cell>
          <table:table-cell table:number-columns-repeated="3"/>
          <table:table-cell office:value-type="float" office:value="179527" calcext:value-type="float">
            <text:p>179527</text:p>
          </table:table-cell>
          <table:table-cell office:value-type="float" office:value="-142987" calcext:value-type="float">
            <text:p>-142987</text:p>
          </table:table-cell>
          <table:table-cell office:value-type="float" office:value="293339" calcext:value-type="float">
            <text:p>293339</text:p>
          </table:table-cell>
          <table:table-cell office:value-type="float" office:value="336449" calcext:value-type="float">
            <text:p>336449</text:p>
          </table:table-cell>
          <table:table-cell office:value-type="float" office:value="623167" calcext:value-type="float">
            <text:p>623167</text:p>
          </table:table-cell>
          <table:table-cell office:value-type="float" office:value="-52289" calcext:value-type="float">
            <text:p>-52289</text:p>
          </table:table-cell>
        </table:table-row>
        <table:table-row table:style-name="ro1">
          <table:table-cell office:value-type="float" office:value="1328" calcext:value-type="float">
            <text:p>1328</text:p>
          </table:table-cell>
          <table:table-cell table:number-columns-repeated="3"/>
          <table:table-cell office:value-type="float" office:value="-94310" calcext:value-type="float">
            <text:p>-94310</text:p>
          </table:table-cell>
          <table:table-cell office:value-type="float" office:value="-146876" calcext:value-type="float">
            <text:p>-146876</text:p>
          </table:table-cell>
          <table:table-cell office:value-type="float" office:value="153856" calcext:value-type="float">
            <text:p>153856</text:p>
          </table:table-cell>
          <table:table-cell office:value-type="float" office:value="203298" calcext:value-type="float">
            <text:p>203298</text:p>
          </table:table-cell>
          <table:table-cell office:value-type="float" office:value="453536" calcext:value-type="float">
            <text:p>453536</text:p>
          </table:table-cell>
          <table:table-cell office:value-type="float" office:value="30846" calcext:value-type="float">
            <text:p>30846</text:p>
          </table:table-cell>
        </table:table-row>
        <table:table-row table:style-name="ro1">
          <table:table-cell office:value-type="float" office:value="1329" calcext:value-type="float">
            <text:p>1329</text:p>
          </table:table-cell>
          <table:table-cell table:number-columns-repeated="3"/>
          <table:table-cell office:value-type="float" office:value="340482" calcext:value-type="float">
            <text:p>340482</text:p>
          </table:table-cell>
          <table:table-cell office:value-type="float" office:value="-4582" calcext:value-type="float">
            <text:p>-4582</text:p>
          </table:table-cell>
          <table:table-cell office:value-type="float" office:value="367368" calcext:value-type="float">
            <text:p>367368</text:p>
          </table:table-cell>
          <table:table-cell office:value-type="float" office:value="497492" calcext:value-type="float">
            <text:p>497492</text:p>
          </table:table-cell>
          <table:table-cell office:value-type="float" office:value="895000" calcext:value-type="float">
            <text:p>895000</text:p>
          </table:table-cell>
          <table:table-cell office:value-type="float" office:value="-48782" calcext:value-type="float">
            <text:p>-48782</text:p>
          </table:table-cell>
        </table:table-row>
        <table:table-row table:style-name="ro1">
          <table:table-cell office:value-type="float" office:value="1330" calcext:value-type="float">
            <text:p>1330</text:p>
          </table:table-cell>
          <table:table-cell table:number-columns-repeated="3"/>
          <table:table-cell office:value-type="float" office:value="7873" calcext:value-type="float">
            <text:p>7873</text:p>
          </table:table-cell>
          <table:table-cell office:value-type="float" office:value="6553" calcext:value-type="float">
            <text:p>6553</text:p>
          </table:table-cell>
          <table:table-cell office:value-type="float" office:value="779015" calcext:value-type="float">
            <text:p>779015</text:p>
          </table:table-cell>
          <table:table-cell office:value-type="float" office:value="850281" calcext:value-type="float">
            <text:p>850281</text:p>
          </table:table-cell>
          <table:table-cell office:value-type="float" office:value="1892529" calcext:value-type="float">
            <text:p>1892529</text:p>
          </table:table-cell>
          <table:table-cell office:value-type="float" office:value="-12689" calcext:value-type="float">
            <text:p>-12689</text:p>
          </table:table-cell>
        </table:table-row>
        <table:table-row table:style-name="ro1">
          <table:table-cell office:value-type="float" office:value="1331" calcext:value-type="float">
            <text:p>1331</text:p>
          </table:table-cell>
          <table:table-cell table:number-columns-repeated="3"/>
          <table:table-cell office:value-type="float" office:value="47381" calcext:value-type="float">
            <text:p>47381</text:p>
          </table:table-cell>
          <table:table-cell office:value-type="float" office:value="-63421" calcext:value-type="float">
            <text:p>-63421</text:p>
          </table:table-cell>
          <table:table-cell office:value-type="float" office:value="216075" calcext:value-type="float">
            <text:p>216075</text:p>
          </table:table-cell>
          <table:table-cell office:value-type="float" office:value="338599" calcext:value-type="float">
            <text:p>338599</text:p>
          </table:table-cell>
          <table:table-cell office:value-type="float" office:value="732929" calcext:value-type="float">
            <text:p>732929</text:p>
          </table:table-cell>
          <table:table-cell office:value-type="float" office:value="28707" calcext:value-type="float">
            <text:p>28707</text:p>
          </table:table-cell>
        </table:table-row>
        <table:table-row table:style-name="ro1">
          <table:table-cell office:value-type="float" office:value="1332" calcext:value-type="float">
            <text:p>1332</text:p>
          </table:table-cell>
          <table:table-cell table:number-columns-repeated="3"/>
          <table:table-cell office:value-type="float" office:value="819153" calcext:value-type="float">
            <text:p>819153</text:p>
          </table:table-cell>
          <table:table-cell office:value-type="float" office:value="267665" calcext:value-type="float">
            <text:p>267665</text:p>
          </table:table-cell>
          <table:table-cell office:value-type="float" office:value="515987" calcext:value-type="float">
            <text:p>515987</text:p>
          </table:table-cell>
          <table:table-cell office:value-type="float" office:value="507857" calcext:value-type="float">
            <text:p>507857</text:p>
          </table:table-cell>
          <table:table-cell office:value-type="float" office:value="1210473" calcext:value-type="float">
            <text:p>1210473</text:p>
          </table:table-cell>
          <table:table-cell office:value-type="float" office:value="33127" calcext:value-type="float">
            <text:p>33127</text:p>
          </table:table-cell>
        </table:table-row>
        <table:table-row table:style-name="ro1">
          <table:table-cell office:value-type="float" office:value="1333" calcext:value-type="float">
            <text:p>1333</text:p>
          </table:table-cell>
          <table:table-cell table:number-columns-repeated="3"/>
          <table:table-cell office:value-type="float" office:value="399060" calcext:value-type="float">
            <text:p>399060</text:p>
          </table:table-cell>
          <table:table-cell office:value-type="float" office:value="16862" calcext:value-type="float">
            <text:p>16862</text:p>
          </table:table-cell>
          <table:table-cell office:value-type="float" office:value="294770" calcext:value-type="float">
            <text:p>294770</text:p>
          </table:table-cell>
          <table:table-cell office:value-type="float" office:value="327220" calcext:value-type="float">
            <text:p>327220</text:p>
          </table:table-cell>
          <table:table-cell office:value-type="float" office:value="693788" calcext:value-type="float">
            <text:p>693788</text:p>
          </table:table-cell>
          <table:table-cell office:value-type="float" office:value="-38368" calcext:value-type="float">
            <text:p>-38368</text:p>
          </table:table-cell>
        </table:table-row>
        <table:table-row table:style-name="ro1">
          <table:table-cell office:value-type="float" office:value="1334" calcext:value-type="float">
            <text:p>1334</text:p>
          </table:table-cell>
          <table:table-cell table:number-columns-repeated="3"/>
          <table:table-cell office:value-type="float" office:value="120557" calcext:value-type="float">
            <text:p>120557</text:p>
          </table:table-cell>
          <table:table-cell office:value-type="float" office:value="-138329" calcext:value-type="float">
            <text:p>-138329</text:p>
          </table:table-cell>
          <table:table-cell office:value-type="float" office:value="453111" calcext:value-type="float">
            <text:p>453111</text:p>
          </table:table-cell>
          <table:table-cell office:value-type="float" office:value="630423" calcext:value-type="float">
            <text:p>630423</text:p>
          </table:table-cell>
          <table:table-cell office:value-type="float" office:value="1090349" calcext:value-type="float">
            <text:p>1090349</text:p>
          </table:table-cell>
          <table:table-cell office:value-type="float" office:value="87373" calcext:value-type="float">
            <text:p>87373</text:p>
          </table:table-cell>
        </table:table-row>
        <table:table-row table:style-name="ro1">
          <table:table-cell office:value-type="float" office:value="1335" calcext:value-type="float">
            <text:p>1335</text:p>
          </table:table-cell>
          <table:table-cell table:number-columns-repeated="3"/>
          <table:table-cell office:value-type="float" office:value="-206194" calcext:value-type="float">
            <text:p>-206194</text:p>
          </table:table-cell>
          <table:table-cell office:value-type="float" office:value="-23466" calcext:value-type="float">
            <text:p>-23466</text:p>
          </table:table-cell>
          <table:table-cell office:value-type="float" office:value="278790" calcext:value-type="float">
            <text:p>278790</text:p>
          </table:table-cell>
          <table:table-cell office:value-type="float" office:value="453146" calcext:value-type="float">
            <text:p>453146</text:p>
          </table:table-cell>
          <table:table-cell office:value-type="float" office:value="813516" calcext:value-type="float">
            <text:p>813516</text:p>
          </table:table-cell>
          <table:table-cell office:value-type="float" office:value="-69558" calcext:value-type="float">
            <text:p>-69558</text:p>
          </table:table-cell>
        </table:table-row>
        <table:table-row table:style-name="ro1">
          <table:table-cell office:value-type="float" office:value="1336" calcext:value-type="float">
            <text:p>1336</text:p>
          </table:table-cell>
          <table:table-cell table:number-columns-repeated="3"/>
          <table:table-cell office:value-type="float" office:value="337385" calcext:value-type="float">
            <text:p>337385</text:p>
          </table:table-cell>
          <table:table-cell office:value-type="float" office:value="53731" calcext:value-type="float">
            <text:p>53731</text:p>
          </table:table-cell>
          <table:table-cell office:value-type="float" office:value="549211" calcext:value-type="float">
            <text:p>549211</text:p>
          </table:table-cell>
          <table:table-cell office:value-type="float" office:value="387689" calcext:value-type="float">
            <text:p>387689</text:p>
          </table:table-cell>
          <table:table-cell office:value-type="float" office:value="1134175" calcext:value-type="float">
            <text:p>1134175</text:p>
          </table:table-cell>
          <table:table-cell office:value-type="float" office:value="14673" calcext:value-type="float">
            <text:p>14673</text:p>
          </table:table-cell>
        </table:table-row>
        <table:table-row table:style-name="ro1">
          <table:table-cell office:value-type="float" office:value="1337" calcext:value-type="float">
            <text:p>1337</text:p>
          </table:table-cell>
          <table:table-cell table:number-columns-repeated="3"/>
          <table:table-cell office:value-type="float" office:value="344347" calcext:value-type="float">
            <text:p>344347</text:p>
          </table:table-cell>
          <table:table-cell office:value-type="float" office:value="123995" calcext:value-type="float">
            <text:p>123995</text:p>
          </table:table-cell>
          <table:table-cell office:value-type="float" office:value="602487" calcext:value-type="float">
            <text:p>602487</text:p>
          </table:table-cell>
          <table:table-cell office:value-type="float" office:value="583537" calcext:value-type="float">
            <text:p>583537</text:p>
          </table:table-cell>
          <table:table-cell office:value-type="float" office:value="1408471" calcext:value-type="float">
            <text:p>1408471</text:p>
          </table:table-cell>
          <table:table-cell office:value-type="float" office:value="14845" calcext:value-type="float">
            <text:p>14845</text:p>
          </table:table-cell>
        </table:table-row>
        <table:table-row table:style-name="ro1">
          <table:table-cell office:value-type="float" office:value="1338" calcext:value-type="float">
            <text:p>1338</text:p>
          </table:table-cell>
          <table:table-cell table:number-columns-repeated="3"/>
          <table:table-cell office:value-type="float" office:value="-147550" calcext:value-type="float">
            <text:p>-147550</text:p>
          </table:table-cell>
          <table:table-cell office:value-type="float" office:value="-55316" calcext:value-type="float">
            <text:p>-55316</text:p>
          </table:table-cell>
          <table:table-cell office:value-type="float" office:value="450214" calcext:value-type="float">
            <text:p>450214</text:p>
          </table:table-cell>
          <table:table-cell office:value-type="float" office:value="482046" calcext:value-type="float">
            <text:p>482046</text:p>
          </table:table-cell>
          <table:table-cell office:value-type="float" office:value="1080878" calcext:value-type="float">
            <text:p>1080878</text:p>
          </table:table-cell>
          <table:table-cell office:value-type="float" office:value="-3054" calcext:value-type="float">
            <text:p>-3054</text:p>
          </table:table-cell>
        </table:table-row>
        <table:table-row table:style-name="ro1">
          <table:table-cell office:value-type="float" office:value="1339" calcext:value-type="float">
            <text:p>1339</text:p>
          </table:table-cell>
          <table:table-cell table:number-columns-repeated="3"/>
          <table:table-cell office:value-type="float" office:value="2218" calcext:value-type="float">
            <text:p>2218</text:p>
          </table:table-cell>
          <table:table-cell office:value-type="float" office:value="19332" calcext:value-type="float">
            <text:p>19332</text:p>
          </table:table-cell>
          <table:table-cell office:value-type="float" office:value="298150" calcext:value-type="float">
            <text:p>298150</text:p>
          </table:table-cell>
          <table:table-cell office:value-type="float" office:value="153524" calcext:value-type="float">
            <text:p>153524</text:p>
          </table:table-cell>
          <table:table-cell office:value-type="float" office:value="788732" calcext:value-type="float">
            <text:p>788732</text:p>
          </table:table-cell>
          <table:table-cell office:value-type="float" office:value="-43646" calcext:value-type="float">
            <text:p>-43646</text:p>
          </table:table-cell>
        </table:table-row>
        <table:table-row table:style-name="ro1">
          <table:table-cell office:value-type="float" office:value="1340" calcext:value-type="float">
            <text:p>1340</text:p>
          </table:table-cell>
          <table:table-cell table:number-columns-repeated="3"/>
          <table:table-cell office:value-type="float" office:value="329428" calcext:value-type="float">
            <text:p>329428</text:p>
          </table:table-cell>
          <table:table-cell office:value-type="float" office:value="19606" calcext:value-type="float">
            <text:p>19606</text:p>
          </table:table-cell>
          <table:table-cell office:value-type="float" office:value="355776" calcext:value-type="float">
            <text:p>355776</text:p>
          </table:table-cell>
          <table:table-cell office:value-type="float" office:value="515380" calcext:value-type="float">
            <text:p>515380</text:p>
          </table:table-cell>
          <table:table-cell office:value-type="float" office:value="873786" calcext:value-type="float">
            <text:p>873786</text:p>
          </table:table-cell>
          <table:table-cell office:value-type="float" office:value="-83938" calcext:value-type="float">
            <text:p>-83938</text:p>
          </table:table-cell>
        </table:table-row>
        <table:table-row table:style-name="ro1">
          <table:table-cell office:value-type="float" office:value="1341" calcext:value-type="float">
            <text:p>1341</text:p>
          </table:table-cell>
          <table:table-cell table:number-columns-repeated="3"/>
          <table:table-cell office:value-type="float" office:value="7013" calcext:value-type="float">
            <text:p>7013</text:p>
          </table:table-cell>
          <table:table-cell office:value-type="float" office:value="2999" calcext:value-type="float">
            <text:p>2999</text:p>
          </table:table-cell>
          <table:table-cell office:value-type="float" office:value="278721" calcext:value-type="float">
            <text:p>278721</text:p>
          </table:table-cell>
          <table:table-cell office:value-type="float" office:value="276257" calcext:value-type="float">
            <text:p>276257</text:p>
          </table:table-cell>
          <table:table-cell office:value-type="float" office:value="647435" calcext:value-type="float">
            <text:p>647435</text:p>
          </table:table-cell>
          <table:table-cell office:value-type="float" office:value="27119" calcext:value-type="float">
            <text:p>27119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table:number-columns-repeated="3"/>
          <table:table-cell office:value-type="float" office:value="-123475" calcext:value-type="float">
            <text:p>-123475</text:p>
          </table:table-cell>
          <table:table-cell office:value-type="float" office:value="-18813" calcext:value-type="float">
            <text:p>-18813</text:p>
          </table:table-cell>
          <table:table-cell office:value-type="float" office:value="679147" calcext:value-type="float">
            <text:p>679147</text:p>
          </table:table-cell>
          <table:table-cell office:value-type="float" office:value="653639" calcext:value-type="float">
            <text:p>653639</text:p>
          </table:table-cell>
          <table:table-cell office:value-type="float" office:value="1545283" calcext:value-type="float">
            <text:p>1545283</text:p>
          </table:table-cell>
          <table:table-cell office:value-type="float" office:value="-64153" calcext:value-type="float">
            <text:p>-64153</text:p>
          </table:table-cell>
        </table:table-row>
        <table:table-row table:style-name="ro1">
          <table:table-cell office:value-type="float" office:value="1343" calcext:value-type="float">
            <text:p>1343</text:p>
          </table:table-cell>
          <table:table-cell table:number-columns-repeated="3"/>
          <table:table-cell office:value-type="float" office:value="595954" calcext:value-type="float">
            <text:p>595954</text:p>
          </table:table-cell>
          <table:table-cell office:value-type="float" office:value="89300" calcext:value-type="float">
            <text:p>89300</text:p>
          </table:table-cell>
          <table:table-cell office:value-type="float" office:value="365702" calcext:value-type="float">
            <text:p>365702</text:p>
          </table:table-cell>
          <table:table-cell office:value-type="float" office:value="712462" calcext:value-type="float">
            <text:p>712462</text:p>
          </table:table-cell>
          <table:table-cell office:value-type="float" office:value="1008248" calcext:value-type="float">
            <text:p>1008248</text:p>
          </table:table-cell>
          <table:table-cell office:value-type="float" office:value="21794" calcext:value-type="float">
            <text:p>21794</text:p>
          </table:table-cell>
        </table:table-row>
        <table:table-row table:style-name="ro1">
          <table:table-cell office:value-type="float" office:value="1344" calcext:value-type="float">
            <text:p>1344</text:p>
          </table:table-cell>
          <table:table-cell table:number-columns-repeated="3"/>
          <table:table-cell office:value-type="float" office:value="550411" calcext:value-type="float">
            <text:p>550411</text:p>
          </table:table-cell>
          <table:table-cell office:value-type="float" office:value="38349" calcext:value-type="float">
            <text:p>38349</text:p>
          </table:table-cell>
          <table:table-cell office:value-type="float" office:value="539147" calcext:value-type="float">
            <text:p>539147</text:p>
          </table:table-cell>
          <table:table-cell office:value-type="float" office:value="674367" calcext:value-type="float">
            <text:p>674367</text:p>
          </table:table-cell>
          <table:table-cell office:value-type="float" office:value="1323157" calcext:value-type="float">
            <text:p>1323157</text:p>
          </table:table-cell>
          <table:table-cell office:value-type="float" office:value="26775" calcext:value-type="float">
            <text:p>26775</text:p>
          </table:table-cell>
        </table:table-row>
        <table:table-row table:style-name="ro1">
          <table:table-cell office:value-type="float" office:value="1345" calcext:value-type="float">
            <text:p>1345</text:p>
          </table:table-cell>
          <table:table-cell table:number-columns-repeated="3"/>
          <table:table-cell office:value-type="float" office:value="88429" calcext:value-type="float">
            <text:p>88429</text:p>
          </table:table-cell>
          <table:table-cell office:value-type="float" office:value="-211337" calcext:value-type="float">
            <text:p>-211337</text:p>
          </table:table-cell>
          <table:table-cell office:value-type="float" office:value="262329" calcext:value-type="float">
            <text:p>262329</text:p>
          </table:table-cell>
          <table:table-cell office:value-type="float" office:value="304517" calcext:value-type="float">
            <text:p>304517</text:p>
          </table:table-cell>
          <table:table-cell office:value-type="float" office:value="575679" calcext:value-type="float">
            <text:p>575679</text:p>
          </table:table-cell>
          <table:table-cell office:value-type="float" office:value="-8839" calcext:value-type="float">
            <text:p>-8839</text:p>
          </table:table-cell>
        </table:table-row>
        <table:table-row table:style-name="ro1">
          <table:table-cell office:value-type="float" office:value="1346" calcext:value-type="float">
            <text:p>1346</text:p>
          </table:table-cell>
          <table:table-cell table:number-columns-repeated="3"/>
          <table:table-cell office:value-type="float" office:value="124750" calcext:value-type="float">
            <text:p>124750</text:p>
          </table:table-cell>
          <table:table-cell office:value-type="float" office:value="147628" calcext:value-type="float">
            <text:p>147628</text:p>
          </table:table-cell>
          <table:table-cell office:value-type="float" office:value="368070" calcext:value-type="float">
            <text:p>368070</text:p>
          </table:table-cell>
          <table:table-cell office:value-type="float" office:value="44416" calcext:value-type="float">
            <text:p>44416</text:p>
          </table:table-cell>
          <table:table-cell office:value-type="float" office:value="793876" calcext:value-type="float">
            <text:p>793876</text:p>
          </table:table-cell>
          <table:table-cell office:value-type="float" office:value="32438" calcext:value-type="float">
            <text:p>32438</text:p>
          </table:table-cell>
        </table:table-row>
        <table:table-row table:style-name="ro1">
          <table:table-cell office:value-type="float" office:value="1347" calcext:value-type="float">
            <text:p>1347</text:p>
          </table:table-cell>
          <table:table-cell table:number-columns-repeated="3"/>
          <table:table-cell office:value-type="float" office:value="-89631" calcext:value-type="float">
            <text:p>-89631</text:p>
          </table:table-cell>
          <table:table-cell office:value-type="float" office:value="-178893" calcext:value-type="float">
            <text:p>-178893</text:p>
          </table:table-cell>
          <table:table-cell office:value-type="float" office:value="497071" calcext:value-type="float">
            <text:p>497071</text:p>
          </table:table-cell>
          <table:table-cell office:value-type="float" office:value="607763" calcext:value-type="float">
            <text:p>607763</text:p>
          </table:table-cell>
          <table:table-cell office:value-type="float" office:value="1179405" calcext:value-type="float">
            <text:p>1179405</text:p>
          </table:table-cell>
          <table:table-cell office:value-type="float" office:value="-18613" calcext:value-type="float">
            <text:p>-18613</text:p>
          </table:table-cell>
        </table:table-row>
        <table:table-row table:style-name="ro1">
          <table:table-cell office:value-type="float" office:value="1348" calcext:value-type="float">
            <text:p>1348</text:p>
          </table:table-cell>
          <table:table-cell table:number-columns-repeated="3"/>
          <table:table-cell office:value-type="float" office:value="-23626" calcext:value-type="float">
            <text:p>-23626</text:p>
          </table:table-cell>
          <table:table-cell office:value-type="float" office:value="-19536" calcext:value-type="float">
            <text:p>-19536</text:p>
          </table:table-cell>
          <table:table-cell office:value-type="float" office:value="493358" calcext:value-type="float">
            <text:p>493358</text:p>
          </table:table-cell>
          <table:table-cell office:value-type="float" office:value="425158" calcext:value-type="float">
            <text:p>425158</text:p>
          </table:table-cell>
          <table:table-cell office:value-type="float" office:value="1117286" calcext:value-type="float">
            <text:p>1117286</text:p>
          </table:table-cell>
          <table:table-cell office:value-type="float" office:value="-52944" calcext:value-type="float">
            <text:p>-52944</text:p>
          </table:table-cell>
        </table:table-row>
        <table:table-row table:style-name="ro1">
          <table:table-cell office:value-type="float" office:value="1349" calcext:value-type="float">
            <text:p>1349</text:p>
          </table:table-cell>
          <table:table-cell table:number-columns-repeated="3"/>
          <table:table-cell office:value-type="float" office:value="-160841" calcext:value-type="float">
            <text:p>-160841</text:p>
          </table:table-cell>
          <table:table-cell office:value-type="float" office:value="-64685" calcext:value-type="float">
            <text:p>-64685</text:p>
          </table:table-cell>
          <table:table-cell office:value-type="float" office:value="542493" calcext:value-type="float">
            <text:p>542493</text:p>
          </table:table-cell>
          <table:table-cell office:value-type="float" office:value="569889" calcext:value-type="float">
            <text:p>569889</text:p>
          </table:table-cell>
          <table:table-cell office:value-type="float" office:value="1277975" calcext:value-type="float">
            <text:p>1277975</text:p>
          </table:table-cell>
          <table:table-cell office:value-type="float" office:value="9563" calcext:value-type="float">
            <text:p>9563</text:p>
          </table:table-cell>
        </table:table-row>
        <table:table-row table:style-name="ro1">
          <table:table-cell office:value-type="float" office:value="1350" calcext:value-type="float">
            <text:p>1350</text:p>
          </table:table-cell>
          <table:table-cell table:number-columns-repeated="3"/>
          <table:table-cell office:value-type="float" office:value="276495" calcext:value-type="float">
            <text:p>276495</text:p>
          </table:table-cell>
          <table:table-cell office:value-type="float" office:value="111953" calcext:value-type="float">
            <text:p>111953</text:p>
          </table:table-cell>
          <table:table-cell office:value-type="float" office:value="422759" calcext:value-type="float">
            <text:p>422759</text:p>
          </table:table-cell>
          <table:table-cell office:value-type="float" office:value="558155" calcext:value-type="float">
            <text:p>558155</text:p>
          </table:table-cell>
          <table:table-cell office:value-type="float" office:value="1004919" calcext:value-type="float">
            <text:p>1004919</text:p>
          </table:table-cell>
          <table:table-cell office:value-type="float" office:value="30021" calcext:value-type="float">
            <text:p>30021</text:p>
          </table:table-cell>
        </table:table-row>
        <table:table-row table:style-name="ro1">
          <table:table-cell office:value-type="float" office:value="1351" calcext:value-type="float">
            <text:p>1351</text:p>
          </table:table-cell>
          <table:table-cell table:number-columns-repeated="3"/>
          <table:table-cell office:value-type="float" office:value="-109037" calcext:value-type="float">
            <text:p>-109037</text:p>
          </table:table-cell>
          <table:table-cell office:value-type="float" office:value="-281659" calcext:value-type="float">
            <text:p>-281659</text:p>
          </table:table-cell>
          <table:table-cell office:value-type="float" office:value="346259" calcext:value-type="float">
            <text:p>346259</text:p>
          </table:table-cell>
          <table:table-cell office:value-type="float" office:value="254193" calcext:value-type="float">
            <text:p>254193</text:p>
          </table:table-cell>
          <table:table-cell office:value-type="float" office:value="673795" calcext:value-type="float">
            <text:p>673795</text:p>
          </table:table-cell>
          <table:table-cell office:value-type="float" office:value="110525" calcext:value-type="float">
            <text:p>110525</text:p>
          </table:table-cell>
        </table:table-row>
        <table:table-row table:style-name="ro1">
          <table:table-cell office:value-type="float" office:value="1352" calcext:value-type="float">
            <text:p>1352</text:p>
          </table:table-cell>
          <table:table-cell table:number-columns-repeated="3"/>
          <table:table-cell office:value-type="float" office:value="388853" calcext:value-type="float">
            <text:p>388853</text:p>
          </table:table-cell>
          <table:table-cell office:value-type="float" office:value="-452769" calcext:value-type="float">
            <text:p>-452769</text:p>
          </table:table-cell>
          <table:table-cell office:value-type="float" office:value="378469" calcext:value-type="float">
            <text:p>378469</text:p>
          </table:table-cell>
          <table:table-cell office:value-type="float" office:value="537013" calcext:value-type="float">
            <text:p>537013</text:p>
          </table:table-cell>
          <table:table-cell office:value-type="float" office:value="923989" calcext:value-type="float">
            <text:p>923989</text:p>
          </table:table-cell>
          <table:table-cell office:value-type="float" office:value="-182405" calcext:value-type="float">
            <text:p>-182405</text:p>
          </table:table-cell>
        </table:table-row>
        <table:table-row table:style-name="ro1">
          <table:table-cell office:value-type="float" office:value="1353" calcext:value-type="float">
            <text:p>1353</text:p>
          </table:table-cell>
          <table:table-cell table:number-columns-repeated="3"/>
          <table:table-cell office:value-type="float" office:value="68238" calcext:value-type="float">
            <text:p>68238</text:p>
          </table:table-cell>
          <table:table-cell office:value-type="float" office:value="47186" calcext:value-type="float">
            <text:p>47186</text:p>
          </table:table-cell>
          <table:table-cell office:value-type="float" office:value="277568" calcext:value-type="float">
            <text:p>277568</text:p>
          </table:table-cell>
          <table:table-cell office:value-type="float" office:value="262380" calcext:value-type="float">
            <text:p>262380</text:p>
          </table:table-cell>
          <table:table-cell office:value-type="float" office:value="807886" calcext:value-type="float">
            <text:p>807886</text:p>
          </table:table-cell>
          <table:table-cell office:value-type="float" office:value="-38176" calcext:value-type="float">
            <text:p>-38176</text:p>
          </table:table-cell>
        </table:table-row>
        <table:table-row table:style-name="ro1">
          <table:table-cell office:value-type="float" office:value="1354" calcext:value-type="float">
            <text:p>1354</text:p>
          </table:table-cell>
          <table:table-cell table:number-columns-repeated="3"/>
          <table:table-cell office:value-type="float" office:value="-61874" calcext:value-type="float">
            <text:p>-61874</text:p>
          </table:table-cell>
          <table:table-cell office:value-type="float" office:value="-23622" calcext:value-type="float">
            <text:p>-23622</text:p>
          </table:table-cell>
          <table:table-cell office:value-type="float" office:value="289658" calcext:value-type="float">
            <text:p>289658</text:p>
          </table:table-cell>
          <table:table-cell office:value-type="float" office:value="279176" calcext:value-type="float">
            <text:p>279176</text:p>
          </table:table-cell>
          <table:table-cell office:value-type="float" office:value="742252" calcext:value-type="float">
            <text:p>742252</text:p>
          </table:table-cell>
          <table:table-cell office:value-type="float" office:value="-85716" calcext:value-type="float">
            <text:p>-85716</text:p>
          </table:table-cell>
        </table:table-row>
        <table:table-row table:style-name="ro1">
          <table:table-cell office:value-type="float" office:value="1355" calcext:value-type="float">
            <text:p>1355</text:p>
          </table:table-cell>
          <table:table-cell table:number-columns-repeated="3"/>
          <table:table-cell office:value-type="float" office:value="35505" calcext:value-type="float">
            <text:p>35505</text:p>
          </table:table-cell>
          <table:table-cell office:value-type="float" office:value="-8939" calcext:value-type="float">
            <text:p>-8939</text:p>
          </table:table-cell>
          <table:table-cell office:value-type="float" office:value="227137" calcext:value-type="float">
            <text:p>227137</text:p>
          </table:table-cell>
          <table:table-cell office:value-type="float" office:value="235585" calcext:value-type="float">
            <text:p>235585</text:p>
          </table:table-cell>
          <table:table-cell office:value-type="float" office:value="596251" calcext:value-type="float">
            <text:p>596251</text:p>
          </table:table-cell>
          <table:table-cell office:value-type="float" office:value="57495" calcext:value-type="float">
            <text:p>57495</text:p>
          </table:table-cell>
        </table:table-row>
        <table:table-row table:style-name="ro1">
          <table:table-cell office:value-type="float" office:value="1356" calcext:value-type="float">
            <text:p>1356</text:p>
          </table:table-cell>
          <table:table-cell table:number-columns-repeated="3"/>
          <table:table-cell office:value-type="float" office:value="-52850" calcext:value-type="float">
            <text:p>-52850</text:p>
          </table:table-cell>
          <table:table-cell office:value-type="float" office:value="52210" calcext:value-type="float">
            <text:p>52210</text:p>
          </table:table-cell>
          <table:table-cell office:value-type="float" office:value="295856" calcext:value-type="float">
            <text:p>295856</text:p>
          </table:table-cell>
          <table:table-cell office:value-type="float" office:value="230904" calcext:value-type="float">
            <text:p>230904</text:p>
          </table:table-cell>
          <table:table-cell office:value-type="float" office:value="683544" calcext:value-type="float">
            <text:p>683544</text:p>
          </table:table-cell>
          <table:table-cell office:value-type="float" office:value="-27888" calcext:value-type="float">
            <text:p>-27888</text:p>
          </table:table-cell>
        </table:table-row>
        <table:table-row table:style-name="ro1">
          <table:table-cell office:value-type="float" office:value="1357" calcext:value-type="float">
            <text:p>1357</text:p>
          </table:table-cell>
          <table:table-cell table:number-columns-repeated="3"/>
          <table:table-cell office:value-type="float" office:value="-102422" calcext:value-type="float">
            <text:p>-102422</text:p>
          </table:table-cell>
          <table:table-cell office:value-type="float" office:value="42006" calcext:value-type="float">
            <text:p>42006</text:p>
          </table:table-cell>
          <table:table-cell office:value-type="float" office:value="477224" calcext:value-type="float">
            <text:p>477224</text:p>
          </table:table-cell>
          <table:table-cell office:value-type="float" office:value="820676" calcext:value-type="float">
            <text:p>820676</text:p>
          </table:table-cell>
          <table:table-cell office:value-type="float" office:value="1293786" calcext:value-type="float">
            <text:p>1293786</text:p>
          </table:table-cell>
          <table:table-cell office:value-type="float" office:value="24128" calcext:value-type="float">
            <text:p>24128</text:p>
          </table:table-cell>
        </table:table-row>
        <table:table-row table:style-name="ro1">
          <table:table-cell office:value-type="float" office:value="1358" calcext:value-type="float">
            <text:p>1358</text:p>
          </table:table-cell>
          <table:table-cell table:number-columns-repeated="3"/>
          <table:table-cell office:value-type="float" office:value="63505" calcext:value-type="float">
            <text:p>63505</text:p>
          </table:table-cell>
          <table:table-cell office:value-type="float" office:value="-41973" calcext:value-type="float">
            <text:p>-41973</text:p>
          </table:table-cell>
          <table:table-cell office:value-type="float" office:value="426195" calcext:value-type="float">
            <text:p>426195</text:p>
          </table:table-cell>
          <table:table-cell office:value-type="float" office:value="481917" calcext:value-type="float">
            <text:p>481917</text:p>
          </table:table-cell>
          <table:table-cell office:value-type="float" office:value="1048749" calcext:value-type="float">
            <text:p>1048749</text:p>
          </table:table-cell>
          <table:table-cell office:value-type="float" office:value="-247" calcext:value-type="float">
            <text:p>-247</text:p>
          </table:table-cell>
        </table:table-row>
        <table:table-row table:style-name="ro1">
          <table:table-cell office:value-type="float" office:value="1359" calcext:value-type="float">
            <text:p>1359</text:p>
          </table:table-cell>
          <table:table-cell table:number-columns-repeated="3"/>
          <table:table-cell office:value-type="float" office:value="-71592" calcext:value-type="float">
            <text:p>-71592</text:p>
          </table:table-cell>
          <table:table-cell office:value-type="float" office:value="-60826" calcext:value-type="float">
            <text:p>-60826</text:p>
          </table:table-cell>
          <table:table-cell office:value-type="float" office:value="120038" calcext:value-type="float">
            <text:p>120038</text:p>
          </table:table-cell>
          <table:table-cell office:value-type="float" office:value="-228504" calcext:value-type="float">
            <text:p>-228504</text:p>
          </table:table-cell>
          <table:table-cell office:value-type="float" office:value="150246" calcext:value-type="float">
            <text:p>150246</text:p>
          </table:table-cell>
          <table:table-cell office:value-type="float" office:value="47712" calcext:value-type="float">
            <text:p>47712</text:p>
          </table:table-cell>
        </table:table-row>
        <table:table-row table:style-name="ro1">
          <table:table-cell office:value-type="float" office:value="1360" calcext:value-type="float">
            <text:p>1360</text:p>
          </table:table-cell>
          <table:table-cell table:number-columns-repeated="3"/>
          <table:table-cell office:value-type="float" office:value="-118933" calcext:value-type="float">
            <text:p>-118933</text:p>
          </table:table-cell>
          <table:table-cell office:value-type="float" office:value="-78855" calcext:value-type="float">
            <text:p>-78855</text:p>
          </table:table-cell>
          <table:table-cell office:value-type="float" office:value="535423" calcext:value-type="float">
            <text:p>535423</text:p>
          </table:table-cell>
          <table:table-cell office:value-type="float" office:value="641423" calcext:value-type="float">
            <text:p>641423</text:p>
          </table:table-cell>
          <table:table-cell office:value-type="float" office:value="1264597" calcext:value-type="float">
            <text:p>1264597</text:p>
          </table:table-cell>
          <table:table-cell office:value-type="float" office:value="134023" calcext:value-type="float">
            <text:p>134023</text:p>
          </table:table-cell>
        </table:table-row>
        <table:table-row table:style-name="ro1">
          <table:table-cell office:value-type="float" office:value="1361" calcext:value-type="float">
            <text:p>1361</text:p>
          </table:table-cell>
          <table:table-cell table:number-columns-repeated="3"/>
          <table:table-cell office:value-type="float" office:value="57265" calcext:value-type="float">
            <text:p>57265</text:p>
          </table:table-cell>
          <table:table-cell office:value-type="float" office:value="61185" calcext:value-type="float">
            <text:p>61185</text:p>
          </table:table-cell>
          <table:table-cell office:value-type="float" office:value="794539" calcext:value-type="float">
            <text:p>794539</text:p>
          </table:table-cell>
          <table:table-cell office:value-type="float" office:value="925575" calcext:value-type="float">
            <text:p>925575</text:p>
          </table:table-cell>
          <table:table-cell office:value-type="float" office:value="1964379" calcext:value-type="float">
            <text:p>1964379</text:p>
          </table:table-cell>
          <table:table-cell office:value-type="float" office:value="-781" calcext:value-type="float">
            <text:p>-781</text:p>
          </table:table-cell>
        </table:table-row>
        <table:table-row table:style-name="ro1">
          <table:table-cell office:value-type="float" office:value="1362" calcext:value-type="float">
            <text:p>1362</text:p>
          </table:table-cell>
          <table:table-cell table:number-columns-repeated="3"/>
          <table:table-cell office:value-type="float" office:value="267396" calcext:value-type="float">
            <text:p>267396</text:p>
          </table:table-cell>
          <table:table-cell office:value-type="float" office:value="54220" calcext:value-type="float">
            <text:p>54220</text:p>
          </table:table-cell>
          <table:table-cell office:value-type="float" office:value="434268" calcext:value-type="float">
            <text:p>434268</text:p>
          </table:table-cell>
          <table:table-cell office:value-type="float" office:value="407336" calcext:value-type="float">
            <text:p>407336</text:p>
          </table:table-cell>
          <table:table-cell office:value-type="float" office:value="1056764" calcext:value-type="float">
            <text:p>1056764</text:p>
          </table:table-cell>
          <table:table-cell office:value-type="float" office:value="-24548" calcext:value-type="float">
            <text:p>-24548</text:p>
          </table:table-cell>
        </table:table-row>
        <table:table-row table:style-name="ro1">
          <table:table-cell office:value-type="float" office:value="1363" calcext:value-type="float">
            <text:p>1363</text:p>
          </table:table-cell>
          <table:table-cell table:number-columns-repeated="3"/>
          <table:table-cell office:value-type="float" office:value="268740" calcext:value-type="float">
            <text:p>268740</text:p>
          </table:table-cell>
          <table:table-cell office:value-type="float" office:value="122860" calcext:value-type="float">
            <text:p>122860</text:p>
          </table:table-cell>
          <table:table-cell office:value-type="float" office:value="313630" calcext:value-type="float">
            <text:p>313630</text:p>
          </table:table-cell>
          <table:table-cell office:value-type="float" office:value="405718" calcext:value-type="float">
            <text:p>405718</text:p>
          </table:table-cell>
          <table:table-cell office:value-type="float" office:value="851716" calcext:value-type="float">
            <text:p>851716</text:p>
          </table:table-cell>
          <table:table-cell office:value-type="float" office:value="13230" calcext:value-type="float">
            <text:p>13230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table:number-columns-repeated="3"/>
          <table:table-cell office:value-type="float" office:value="-13977" calcext:value-type="float">
            <text:p>-13977</text:p>
          </table:table-cell>
          <table:table-cell office:value-type="float" office:value="-32629" calcext:value-type="float">
            <text:p>-32629</text:p>
          </table:table-cell>
          <table:table-cell office:value-type="float" office:value="41583" calcext:value-type="float">
            <text:p>41583</text:p>
          </table:table-cell>
          <table:table-cell office:value-type="float" office:value="3903" calcext:value-type="float">
            <text:p>3903</text:p>
          </table:table-cell>
          <table:table-cell office:value-type="float" office:value="68759" calcext:value-type="float">
            <text:p>68759</text:p>
          </table:table-cell>
          <table:table-cell office:value-type="float" office:value="12565" calcext:value-type="float">
            <text:p>12565</text:p>
          </table:table-cell>
        </table:table-row>
        <table:table-row table:style-name="ro1">
          <table:table-cell office:value-type="float" office:value="1365" calcext:value-type="float">
            <text:p>1365</text:p>
          </table:table-cell>
          <table:table-cell table:number-columns-repeated="3"/>
          <table:table-cell office:value-type="float" office:value="109156" calcext:value-type="float">
            <text:p>109156</text:p>
          </table:table-cell>
          <table:table-cell office:value-type="float" office:value="188004" calcext:value-type="float">
            <text:p>188004</text:p>
          </table:table-cell>
          <table:table-cell office:value-type="float" office:value="427054" calcext:value-type="float">
            <text:p>427054</text:p>
          </table:table-cell>
          <table:table-cell office:value-type="float" office:value="652478" calcext:value-type="float">
            <text:p>652478</text:p>
          </table:table-cell>
          <table:table-cell office:value-type="float" office:value="1162506" calcext:value-type="float">
            <text:p>1162506</text:p>
          </table:table-cell>
          <table:table-cell office:value-type="float" office:value="209584" calcext:value-type="float">
            <text:p>209584</text:p>
          </table:table-cell>
        </table:table-row>
        <table:table-row table:style-name="ro1">
          <table:table-cell office:value-type="float" office:value="1366" calcext:value-type="float">
            <text:p>1366</text:p>
          </table:table-cell>
          <table:table-cell table:number-columns-repeated="3"/>
          <table:table-cell office:value-type="float" office:value="-7916" calcext:value-type="float">
            <text:p>-7916</text:p>
          </table:table-cell>
          <table:table-cell office:value-type="float" office:value="-121286" calcext:value-type="float">
            <text:p>-121286</text:p>
          </table:table-cell>
          <table:table-cell office:value-type="float" office:value="258298" calcext:value-type="float">
            <text:p>258298</text:p>
          </table:table-cell>
          <table:table-cell office:value-type="float" office:value="212850" calcext:value-type="float">
            <text:p>212850</text:p>
          </table:table-cell>
          <table:table-cell office:value-type="float" office:value="633850" calcext:value-type="float">
            <text:p>633850</text:p>
          </table:table-cell>
          <table:table-cell office:value-type="float" office:value="-16834" calcext:value-type="float">
            <text:p>-16834</text:p>
          </table:table-cell>
        </table:table-row>
        <table:table-row table:style-name="ro1">
          <table:table-cell office:value-type="float" office:value="1367" calcext:value-type="float">
            <text:p>1367</text:p>
          </table:table-cell>
          <table:table-cell table:number-columns-repeated="3"/>
          <table:table-cell office:value-type="float" office:value="255376" calcext:value-type="float">
            <text:p>255376</text:p>
          </table:table-cell>
          <table:table-cell office:value-type="float" office:value="2208" calcext:value-type="float">
            <text:p>2208</text:p>
          </table:table-cell>
          <table:table-cell office:value-type="float" office:value="245624" calcext:value-type="float">
            <text:p>245624</text:p>
          </table:table-cell>
          <table:table-cell office:value-type="float" office:value="58036" calcext:value-type="float">
            <text:p>58036</text:p>
          </table:table-cell>
          <table:table-cell office:value-type="float" office:value="504956" calcext:value-type="float">
            <text:p>504956</text:p>
          </table:table-cell>
          <table:table-cell office:value-type="float" office:value="-28798" calcext:value-type="float">
            <text:p>-28798</text:p>
          </table:table-cell>
        </table:table-row>
        <table:table-row table:style-name="ro1">
          <table:table-cell office:value-type="float" office:value="1368" calcext:value-type="float">
            <text:p>1368</text:p>
          </table:table-cell>
          <table:table-cell table:number-columns-repeated="3"/>
          <table:table-cell office:value-type="float" office:value="504625" calcext:value-type="float">
            <text:p>504625</text:p>
          </table:table-cell>
          <table:table-cell office:value-type="float" office:value="-14823" calcext:value-type="float">
            <text:p>-14823</text:p>
          </table:table-cell>
          <table:table-cell office:value-type="float" office:value="502845" calcext:value-type="float">
            <text:p>502845</text:p>
          </table:table-cell>
          <table:table-cell office:value-type="float" office:value="233187" calcext:value-type="float">
            <text:p>233187</text:p>
          </table:table-cell>
          <table:table-cell office:value-type="float" office:value="1043795" calcext:value-type="float">
            <text:p>1043795</text:p>
          </table:table-cell>
          <table:table-cell office:value-type="float" office:value="-65513" calcext:value-type="float">
            <text:p>-65513</text:p>
          </table:table-cell>
        </table:table-row>
        <table:table-row table:style-name="ro1">
          <table:table-cell office:value-type="float" office:value="1369" calcext:value-type="float">
            <text:p>1369</text:p>
          </table:table-cell>
          <table:table-cell table:number-columns-repeated="3"/>
          <table:table-cell office:value-type="float" office:value="340369" calcext:value-type="float">
            <text:p>340369</text:p>
          </table:table-cell>
          <table:table-cell office:value-type="float" office:value="175963" calcext:value-type="float">
            <text:p>175963</text:p>
          </table:table-cell>
          <table:table-cell office:value-type="float" office:value="370565" calcext:value-type="float">
            <text:p>370565</text:p>
          </table:table-cell>
          <table:table-cell office:value-type="float" office:value="388775" calcext:value-type="float">
            <text:p>388775</text:p>
          </table:table-cell>
          <table:table-cell office:value-type="float" office:value="916903" calcext:value-type="float">
            <text:p>916903</text:p>
          </table:table-cell>
          <table:table-cell office:value-type="float" office:value="-28823" calcext:value-type="float">
            <text:p>-28823</text:p>
          </table:table-cell>
        </table:table-row>
        <table:table-row table:style-name="ro1">
          <table:table-cell office:value-type="float" office:value="1370" calcext:value-type="float">
            <text:p>1370</text:p>
          </table:table-cell>
          <table:table-cell table:number-columns-repeated="3"/>
          <table:table-cell office:value-type="float" office:value="138326" calcext:value-type="float">
            <text:p>138326</text:p>
          </table:table-cell>
          <table:table-cell office:value-type="float" office:value="-130342" calcext:value-type="float">
            <text:p>-130342</text:p>
          </table:table-cell>
          <table:table-cell office:value-type="float" office:value="489264" calcext:value-type="float">
            <text:p>489264</text:p>
          </table:table-cell>
          <table:table-cell office:value-type="float" office:value="661778" calcext:value-type="float">
            <text:p>661778</text:p>
          </table:table-cell>
          <table:table-cell office:value-type="float" office:value="961356" calcext:value-type="float">
            <text:p>961356</text:p>
          </table:table-cell>
          <table:table-cell office:value-type="float" office:value="-98634" calcext:value-type="float">
            <text:p>-98634</text:p>
          </table:table-cell>
        </table:table-row>
        <table:table-row table:style-name="ro1">
          <table:table-cell office:value-type="float" office:value="1371" calcext:value-type="float">
            <text:p>1371</text:p>
          </table:table-cell>
          <table:table-cell table:number-columns-repeated="3"/>
          <table:table-cell office:value-type="float" office:value="296377" calcext:value-type="float">
            <text:p>296377</text:p>
          </table:table-cell>
          <table:table-cell office:value-type="float" office:value="-64779" calcext:value-type="float">
            <text:p>-64779</text:p>
          </table:table-cell>
          <table:table-cell office:value-type="float" office:value="318481" calcext:value-type="float">
            <text:p>318481</text:p>
          </table:table-cell>
          <table:table-cell office:value-type="float" office:value="254561" calcext:value-type="float">
            <text:p>254561</text:p>
          </table:table-cell>
          <table:table-cell office:value-type="float" office:value="532847" calcext:value-type="float">
            <text:p>532847</text:p>
          </table:table-cell>
          <table:table-cell office:value-type="float" office:value="-72705" calcext:value-type="float">
            <text:p>-72705</text:p>
          </table:table-cell>
        </table:table-row>
        <table:table-row table:style-name="ro1">
          <table:table-cell office:value-type="float" office:value="1372" calcext:value-type="float">
            <text:p>1372</text:p>
          </table:table-cell>
          <table:table-cell table:number-columns-repeated="3"/>
          <table:table-cell office:value-type="float" office:value="-45834" calcext:value-type="float">
            <text:p>-45834</text:p>
          </table:table-cell>
          <table:table-cell office:value-type="float" office:value="6014" calcext:value-type="float">
            <text:p>6014</text:p>
          </table:table-cell>
          <table:table-cell office:value-type="float" office:value="580100" calcext:value-type="float">
            <text:p>580100</text:p>
          </table:table-cell>
          <table:table-cell office:value-type="float" office:value="570272" calcext:value-type="float">
            <text:p>570272</text:p>
          </table:table-cell>
          <table:table-cell office:value-type="float" office:value="1416904" calcext:value-type="float">
            <text:p>1416904</text:p>
          </table:table-cell>
          <table:table-cell office:value-type="float" office:value="-10452" calcext:value-type="float">
            <text:p>-10452</text:p>
          </table:table-cell>
        </table:table-row>
        <table:table-row table:style-name="ro1">
          <table:table-cell office:value-type="float" office:value="1373" calcext:value-type="float">
            <text:p>1373</text:p>
          </table:table-cell>
          <table:table-cell table:number-columns-repeated="3"/>
          <table:table-cell office:value-type="float" office:value="-61159" calcext:value-type="float">
            <text:p>-61159</text:p>
          </table:table-cell>
          <table:table-cell office:value-type="float" office:value="-61865" calcext:value-type="float">
            <text:p>-61865</text:p>
          </table:table-cell>
          <table:table-cell office:value-type="float" office:value="231757" calcext:value-type="float">
            <text:p>231757</text:p>
          </table:table-cell>
          <table:table-cell office:value-type="float" office:value="139029" calcext:value-type="float">
            <text:p>139029</text:p>
          </table:table-cell>
          <table:table-cell office:value-type="float" office:value="496319" calcext:value-type="float">
            <text:p>496319</text:p>
          </table:table-cell>
          <table:table-cell office:value-type="float" office:value="-61087" calcext:value-type="float">
            <text:p>-61087</text:p>
          </table:table-cell>
        </table:table-row>
        <table:table-row table:style-name="ro1">
          <table:table-cell office:value-type="float" office:value="1374" calcext:value-type="float">
            <text:p>1374</text:p>
          </table:table-cell>
          <table:table-cell table:number-columns-repeated="3"/>
          <table:table-cell office:value-type="float" office:value="-106154" calcext:value-type="float">
            <text:p>-106154</text:p>
          </table:table-cell>
          <table:table-cell office:value-type="float" office:value="-130696" calcext:value-type="float">
            <text:p>-130696</text:p>
          </table:table-cell>
          <table:table-cell office:value-type="float" office:value="285320" calcext:value-type="float">
            <text:p>285320</text:p>
          </table:table-cell>
          <table:table-cell office:value-type="float" office:value="415534" calcext:value-type="float">
            <text:p>415534</text:p>
          </table:table-cell>
          <table:table-cell office:value-type="float" office:value="697596" calcext:value-type="float">
            <text:p>697596</text:p>
          </table:table-cell>
          <table:table-cell office:value-type="float" office:value="-35674" calcext:value-type="float">
            <text:p>-35674</text:p>
          </table:table-cell>
        </table:table-row>
        <table:table-row table:style-name="ro1">
          <table:table-cell office:value-type="float" office:value="1375" calcext:value-type="float">
            <text:p>1375</text:p>
          </table:table-cell>
          <table:table-cell table:number-columns-repeated="3"/>
          <table:table-cell office:value-type="float" office:value="232119" calcext:value-type="float">
            <text:p>232119</text:p>
          </table:table-cell>
          <table:table-cell office:value-type="float" office:value="57209" calcext:value-type="float">
            <text:p>57209</text:p>
          </table:table-cell>
          <table:table-cell office:value-type="float" office:value="321063" calcext:value-type="float">
            <text:p>321063</text:p>
          </table:table-cell>
          <table:table-cell office:value-type="float" office:value="591825" calcext:value-type="float">
            <text:p>591825</text:p>
          </table:table-cell>
          <table:table-cell office:value-type="float" office:value="938297" calcext:value-type="float">
            <text:p>938297</text:p>
          </table:table-cell>
          <table:table-cell office:value-type="float" office:value="-73149" calcext:value-type="float">
            <text:p>-73149</text:p>
          </table:table-cell>
        </table:table-row>
        <table:table-row table:style-name="ro1">
          <table:table-cell office:value-type="float" office:value="1376" calcext:value-type="float">
            <text:p>1376</text:p>
          </table:table-cell>
          <table:table-cell table:number-columns-repeated="3"/>
          <table:table-cell office:value-type="float" office:value="-145229" calcext:value-type="float">
            <text:p>-145229</text:p>
          </table:table-cell>
          <table:table-cell office:value-type="float" office:value="-157227" calcext:value-type="float">
            <text:p>-157227</text:p>
          </table:table-cell>
          <table:table-cell office:value-type="float" office:value="408641" calcext:value-type="float">
            <text:p>408641</text:p>
          </table:table-cell>
          <table:table-cell office:value-type="float" office:value="526967" calcext:value-type="float">
            <text:p>526967</text:p>
          </table:table-cell>
          <table:table-cell office:value-type="float" office:value="1021323" calcext:value-type="float">
            <text:p>1021323</text:p>
          </table:table-cell>
          <table:table-cell office:value-type="float" office:value="-59325" calcext:value-type="float">
            <text:p>-59325</text:p>
          </table:table-cell>
        </table:table-row>
        <table:table-row table:style-name="ro1">
          <table:table-cell office:value-type="float" office:value="1377" calcext:value-type="float">
            <text:p>1377</text:p>
          </table:table-cell>
          <table:table-cell table:number-columns-repeated="3"/>
          <table:table-cell office:value-type="float" office:value="55000" calcext:value-type="float">
            <text:p>55000</text:p>
          </table:table-cell>
          <table:table-cell office:value-type="float" office:value="96426" calcext:value-type="float">
            <text:p>96426</text:p>
          </table:table-cell>
          <table:table-cell office:value-type="float" office:value="369610" calcext:value-type="float">
            <text:p>369610</text:p>
          </table:table-cell>
          <table:table-cell office:value-type="float" office:value="322266" calcext:value-type="float">
            <text:p>322266</text:p>
          </table:table-cell>
          <table:table-cell office:value-type="float" office:value="937500" calcext:value-type="float">
            <text:p>937500</text:p>
          </table:table-cell>
          <table:table-cell office:value-type="float" office:value="6250" calcext:value-type="float">
            <text:p>6250</text:p>
          </table:table-cell>
        </table:table-row>
        <table:table-row table:style-name="ro1">
          <table:table-cell office:value-type="float" office:value="1378" calcext:value-type="float">
            <text:p>1378</text:p>
          </table:table-cell>
          <table:table-cell table:number-columns-repeated="3"/>
          <table:table-cell office:value-type="float" office:value="125369" calcext:value-type="float">
            <text:p>125369</text:p>
          </table:table-cell>
          <table:table-cell office:value-type="float" office:value="89713" calcext:value-type="float">
            <text:p>89713</text:p>
          </table:table-cell>
          <table:table-cell office:value-type="float" office:value="587599" calcext:value-type="float">
            <text:p>587599</text:p>
          </table:table-cell>
          <table:table-cell office:value-type="float" office:value="753205" calcext:value-type="float">
            <text:p>753205</text:p>
          </table:table-cell>
          <table:table-cell office:value-type="float" office:value="1549315" calcext:value-type="float">
            <text:p>1549315</text:p>
          </table:table-cell>
          <table:table-cell office:value-type="float" office:value="-10453" calcext:value-type="float">
            <text:p>-10453</text:p>
          </table:table-cell>
        </table:table-row>
        <table:table-row table:style-name="ro1">
          <table:table-cell office:value-type="float" office:value="1379" calcext:value-type="float">
            <text:p>1379</text:p>
          </table:table-cell>
          <table:table-cell table:number-columns-repeated="3"/>
          <table:table-cell office:value-type="float" office:value="128181" calcext:value-type="float">
            <text:p>128181</text:p>
          </table:table-cell>
          <table:table-cell office:value-type="float" office:value="73161" calcext:value-type="float">
            <text:p>73161</text:p>
          </table:table-cell>
          <table:table-cell office:value-type="float" office:value="499343" calcext:value-type="float">
            <text:p>499343</text:p>
          </table:table-cell>
          <table:table-cell office:value-type="float" office:value="547875" calcext:value-type="float">
            <text:p>547875</text:p>
          </table:table-cell>
          <table:table-cell office:value-type="float" office:value="1168833" calcext:value-type="float">
            <text:p>1168833</text:p>
          </table:table-cell>
          <table:table-cell office:value-type="float" office:value="-59365" calcext:value-type="float">
            <text:p>-59365</text:p>
          </table:table-cell>
        </table:table-row>
        <table:table-row table:style-name="ro1">
          <table:table-cell office:value-type="float" office:value="1380" calcext:value-type="float">
            <text:p>1380</text:p>
          </table:table-cell>
          <table:table-cell table:number-columns-repeated="3"/>
          <table:table-cell office:value-type="float" office:value="199769" calcext:value-type="float">
            <text:p>199769</text:p>
          </table:table-cell>
          <table:table-cell office:value-type="float" office:value="240019" calcext:value-type="float">
            <text:p>240019</text:p>
          </table:table-cell>
          <table:table-cell office:value-type="float" office:value="443749" calcext:value-type="float">
            <text:p>443749</text:p>
          </table:table-cell>
          <table:table-cell office:value-type="float" office:value="325477" calcext:value-type="float">
            <text:p>325477</text:p>
          </table:table-cell>
          <table:table-cell office:value-type="float" office:value="894209" calcext:value-type="float">
            <text:p>894209</text:p>
          </table:table-cell>
          <table:table-cell office:value-type="float" office:value="71049" calcext:value-type="float">
            <text:p>71049</text:p>
          </table:table-cell>
        </table:table-row>
        <table:table-row table:style-name="ro1">
          <table:table-cell office:value-type="float" office:value="1381" calcext:value-type="float">
            <text:p>1381</text:p>
          </table:table-cell>
          <table:table-cell table:number-columns-repeated="3"/>
          <table:table-cell office:value-type="float" office:value="873199" calcext:value-type="float">
            <text:p>873199</text:p>
          </table:table-cell>
          <table:table-cell office:value-type="float" office:value="139983" calcext:value-type="float">
            <text:p>139983</text:p>
          </table:table-cell>
          <table:table-cell office:value-type="float" office:value="361871" calcext:value-type="float">
            <text:p>361871</text:p>
          </table:table-cell>
          <table:table-cell office:value-type="float" office:value="384513" calcext:value-type="float">
            <text:p>384513</text:p>
          </table:table-cell>
          <table:table-cell office:value-type="float" office:value="854907" calcext:value-type="float">
            <text:p>854907</text:p>
          </table:table-cell>
          <table:table-cell office:value-type="float" office:value="-29427" calcext:value-type="float">
            <text:p>-29427</text:p>
          </table:table-cell>
        </table:table-row>
        <table:table-row table:style-name="ro1">
          <table:table-cell office:value-type="float" office:value="1382" calcext:value-type="float">
            <text:p>1382</text:p>
          </table:table-cell>
          <table:table-cell table:number-columns-repeated="3"/>
          <table:table-cell office:value-type="float" office:value="6282" calcext:value-type="float">
            <text:p>6282</text:p>
          </table:table-cell>
          <table:table-cell office:value-type="float" office:value="-108896" calcext:value-type="float">
            <text:p>-108896</text:p>
          </table:table-cell>
          <table:table-cell office:value-type="float" office:value="287472" calcext:value-type="float">
            <text:p>287472</text:p>
          </table:table-cell>
          <table:table-cell office:value-type="float" office:value="514902" calcext:value-type="float">
            <text:p>514902</text:p>
          </table:table-cell>
          <table:table-cell office:value-type="float" office:value="704680" calcext:value-type="float">
            <text:p>704680</text:p>
          </table:table-cell>
          <table:table-cell office:value-type="float" office:value="-25164" calcext:value-type="float">
            <text:p>-25164</text:p>
          </table:table-cell>
        </table:table-row>
        <table:table-row table:style-name="ro1">
          <table:table-cell office:value-type="float" office:value="1383" calcext:value-type="float">
            <text:p>1383</text:p>
          </table:table-cell>
          <table:table-cell table:number-columns-repeated="3"/>
          <table:table-cell office:value-type="float" office:value="-29809" calcext:value-type="float">
            <text:p>-29809</text:p>
          </table:table-cell>
          <table:table-cell office:value-type="float" office:value="-31245" calcext:value-type="float">
            <text:p>-31245</text:p>
          </table:table-cell>
          <table:table-cell office:value-type="float" office:value="578065" calcext:value-type="float">
            <text:p>578065</text:p>
          </table:table-cell>
          <table:table-cell office:value-type="float" office:value="602195" calcext:value-type="float">
            <text:p>602195</text:p>
          </table:table-cell>
          <table:table-cell office:value-type="float" office:value="1423975" calcext:value-type="float">
            <text:p>1423975</text:p>
          </table:table-cell>
          <table:table-cell office:value-type="float" office:value="-59885" calcext:value-type="float">
            <text:p>-59885</text:p>
          </table:table-cell>
        </table:table-row>
        <table:table-row table:style-name="ro1">
          <table:table-cell office:value-type="float" office:value="1384" calcext:value-type="float">
            <text:p>1384</text:p>
          </table:table-cell>
          <table:table-cell table:number-columns-repeated="3"/>
          <table:table-cell office:value-type="float" office:value="18111" calcext:value-type="float">
            <text:p>18111</text:p>
          </table:table-cell>
          <table:table-cell office:value-type="float" office:value="-30393" calcext:value-type="float">
            <text:p>-30393</text:p>
          </table:table-cell>
          <table:table-cell office:value-type="float" office:value="316669" calcext:value-type="float">
            <text:p>316669</text:p>
          </table:table-cell>
          <table:table-cell office:value-type="float" office:value="359467" calcext:value-type="float">
            <text:p>359467</text:p>
          </table:table-cell>
          <table:table-cell office:value-type="float" office:value="806599" calcext:value-type="float">
            <text:p>806599</text:p>
          </table:table-cell>
          <table:table-cell office:value-type="float" office:value="63231" calcext:value-type="float">
            <text:p>63231</text:p>
          </table:table-cell>
        </table:table-row>
        <table:table-row table:style-name="ro1">
          <table:table-cell office:value-type="float" office:value="1385" calcext:value-type="float">
            <text:p>1385</text:p>
          </table:table-cell>
          <table:table-cell table:number-columns-repeated="3"/>
          <table:table-cell office:value-type="float" office:value="72965" calcext:value-type="float">
            <text:p>72965</text:p>
          </table:table-cell>
          <table:table-cell office:value-type="float" office:value="168819" calcext:value-type="float">
            <text:p>168819</text:p>
          </table:table-cell>
          <table:table-cell office:value-type="float" office:value="612629" calcext:value-type="float">
            <text:p>612629</text:p>
          </table:table-cell>
          <table:table-cell office:value-type="float" office:value="592201" calcext:value-type="float">
            <text:p>592201</text:p>
          </table:table-cell>
          <table:table-cell office:value-type="float" office:value="1403517" calcext:value-type="float">
            <text:p>1403517</text:p>
          </table:table-cell>
          <table:table-cell office:value-type="float" office:value="35843" calcext:value-type="float">
            <text:p>35843</text:p>
          </table:table-cell>
        </table:table-row>
        <table:table-row table:style-name="ro1">
          <table:table-cell office:value-type="float" office:value="1386" calcext:value-type="float">
            <text:p>1386</text:p>
          </table:table-cell>
          <table:table-cell table:number-columns-repeated="3"/>
          <table:table-cell office:value-type="float" office:value="-156410" calcext:value-type="float">
            <text:p>-156410</text:p>
          </table:table-cell>
          <table:table-cell office:value-type="float" office:value="123068" calcext:value-type="float">
            <text:p>123068</text:p>
          </table:table-cell>
          <table:table-cell office:value-type="float" office:value="388408" calcext:value-type="float">
            <text:p>388408</text:p>
          </table:table-cell>
          <table:table-cell office:value-type="float" office:value="257144" calcext:value-type="float">
            <text:p>257144</text:p>
          </table:table-cell>
          <table:table-cell office:value-type="float" office:value="934286" calcext:value-type="float">
            <text:p>934286</text:p>
          </table:table-cell>
          <table:table-cell office:value-type="float" office:value="64422" calcext:value-type="float">
            <text:p>64422</text:p>
          </table:table-cell>
        </table:table-row>
        <table:table-row table:style-name="ro1">
          <table:table-cell office:value-type="float" office:value="1387" calcext:value-type="float">
            <text:p>1387</text:p>
          </table:table-cell>
          <table:table-cell table:number-columns-repeated="3"/>
          <table:table-cell office:value-type="float" office:value="160679" calcext:value-type="float">
            <text:p>160679</text:p>
          </table:table-cell>
          <table:table-cell office:value-type="float" office:value="20989" calcext:value-type="float">
            <text:p>20989</text:p>
          </table:table-cell>
          <table:table-cell office:value-type="float" office:value="387437" calcext:value-type="float">
            <text:p>387437</text:p>
          </table:table-cell>
          <table:table-cell office:value-type="float" office:value="245843" calcext:value-type="float">
            <text:p>245843</text:p>
          </table:table-cell>
          <table:table-cell office:value-type="float" office:value="885183" calcext:value-type="float">
            <text:p>885183</text:p>
          </table:table-cell>
          <table:table-cell office:value-type="float" office:value="-8565" calcext:value-type="float">
            <text:p>-8565</text:p>
          </table:table-cell>
        </table:table-row>
        <table:table-row table:style-name="ro1">
          <table:table-cell office:value-type="float" office:value="1388" calcext:value-type="float">
            <text:p>1388</text:p>
          </table:table-cell>
          <table:table-cell table:number-columns-repeated="3"/>
          <table:table-cell office:value-type="float" office:value="-41471" calcext:value-type="float">
            <text:p>-41471</text:p>
          </table:table-cell>
          <table:table-cell office:value-type="float" office:value="4877" calcext:value-type="float">
            <text:p>4877</text:p>
          </table:table-cell>
          <table:table-cell office:value-type="float" office:value="369631" calcext:value-type="float">
            <text:p>369631</text:p>
          </table:table-cell>
          <table:table-cell office:value-type="float" office:value="262423" calcext:value-type="float">
            <text:p>262423</text:p>
          </table:table-cell>
          <table:table-cell office:value-type="float" office:value="832627" calcext:value-type="float">
            <text:p>832627</text:p>
          </table:table-cell>
          <table:table-cell office:value-type="float" office:value="-26189" calcext:value-type="float">
            <text:p>-26189</text:p>
          </table:table-cell>
        </table:table-row>
        <table:table-row table:style-name="ro1">
          <table:table-cell office:value-type="float" office:value="1389" calcext:value-type="float">
            <text:p>1389</text:p>
          </table:table-cell>
          <table:table-cell table:number-columns-repeated="3"/>
          <table:table-cell office:value-type="float" office:value="82287" calcext:value-type="float">
            <text:p>82287</text:p>
          </table:table-cell>
          <table:table-cell office:value-type="float" office:value="-32149" calcext:value-type="float">
            <text:p>-32149</text:p>
          </table:table-cell>
          <table:table-cell office:value-type="float" office:value="543351" calcext:value-type="float">
            <text:p>543351</text:p>
          </table:table-cell>
          <table:table-cell office:value-type="float" office:value="409221" calcext:value-type="float">
            <text:p>409221</text:p>
          </table:table-cell>
          <table:table-cell office:value-type="float" office:value="938291" calcext:value-type="float">
            <text:p>938291</text:p>
          </table:table-cell>
          <table:table-cell office:value-type="float" office:value="-35249" calcext:value-type="float">
            <text:p>-35249</text:p>
          </table:table-cell>
        </table:table-row>
        <table:table-row table:style-name="ro1">
          <table:table-cell office:value-type="float" office:value="1390" calcext:value-type="float">
            <text:p>1390</text:p>
          </table:table-cell>
          <table:table-cell table:number-columns-repeated="3"/>
          <table:table-cell office:value-type="float" office:value="1266" calcext:value-type="float">
            <text:p>1266</text:p>
          </table:table-cell>
          <table:table-cell office:value-type="float" office:value="16688" calcext:value-type="float">
            <text:p>16688</text:p>
          </table:table-cell>
          <table:table-cell office:value-type="float" office:value="565344" calcext:value-type="float">
            <text:p>565344</text:p>
          </table:table-cell>
          <table:table-cell office:value-type="float" office:value="415982" calcext:value-type="float">
            <text:p>415982</text:p>
          </table:table-cell>
          <table:table-cell office:value-type="float" office:value="1166230" calcext:value-type="float">
            <text:p>1166230</text:p>
          </table:table-cell>
          <table:table-cell office:value-type="float" office:value="18200" calcext:value-type="float">
            <text:p>18200</text:p>
          </table:table-cell>
        </table:table-row>
        <table:table-row table:style-name="ro1">
          <table:table-cell office:value-type="float" office:value="1391" calcext:value-type="float">
            <text:p>1391</text:p>
          </table:table-cell>
          <table:table-cell table:number-columns-repeated="3"/>
          <table:table-cell office:value-type="float" office:value="-8488" calcext:value-type="float">
            <text:p>-8488</text:p>
          </table:table-cell>
          <table:table-cell office:value-type="float" office:value="148446" calcext:value-type="float">
            <text:p>148446</text:p>
          </table:table-cell>
          <table:table-cell office:value-type="float" office:value="487832" calcext:value-type="float">
            <text:p>487832</text:p>
          </table:table-cell>
          <table:table-cell office:value-type="float" office:value="579656" calcext:value-type="float">
            <text:p>579656</text:p>
          </table:table-cell>
          <table:table-cell office:value-type="float" office:value="1447586" calcext:value-type="float">
            <text:p>1447586</text:p>
          </table:table-cell>
          <table:table-cell office:value-type="float" office:value="100918" calcext:value-type="float">
            <text:p>100918</text:p>
          </table:table-cell>
        </table:table-row>
        <table:table-row table:style-name="ro1">
          <table:table-cell office:value-type="float" office:value="1392" calcext:value-type="float">
            <text:p>1392</text:p>
          </table:table-cell>
          <table:table-cell table:number-columns-repeated="3"/>
          <table:table-cell office:value-type="float" office:value="49924" calcext:value-type="float">
            <text:p>49924</text:p>
          </table:table-cell>
          <table:table-cell office:value-type="float" office:value="-13398" calcext:value-type="float">
            <text:p>-13398</text:p>
          </table:table-cell>
          <table:table-cell office:value-type="float" office:value="361362" calcext:value-type="float">
            <text:p>361362</text:p>
          </table:table-cell>
          <table:table-cell office:value-type="float" office:value="405022" calcext:value-type="float">
            <text:p>405022</text:p>
          </table:table-cell>
          <table:table-cell office:value-type="float" office:value="858772" calcext:value-type="float">
            <text:p>858772</text:p>
          </table:table-cell>
          <table:table-cell office:value-type="float" office:value="-47362" calcext:value-type="float">
            <text:p>-47362</text:p>
          </table:table-cell>
        </table:table-row>
        <table:table-row table:style-name="ro1">
          <table:table-cell office:value-type="float" office:value="1393" calcext:value-type="float">
            <text:p>1393</text:p>
          </table:table-cell>
          <table:table-cell table:number-columns-repeated="3"/>
          <table:table-cell office:value-type="float" office:value="161726" calcext:value-type="float">
            <text:p>161726</text:p>
          </table:table-cell>
          <table:table-cell office:value-type="float" office:value="11752" calcext:value-type="float">
            <text:p>11752</text:p>
          </table:table-cell>
          <table:table-cell office:value-type="float" office:value="187400" calcext:value-type="float">
            <text:p>187400</text:p>
          </table:table-cell>
          <table:table-cell office:value-type="float" office:value="371416" calcext:value-type="float">
            <text:p>371416</text:p>
          </table:table-cell>
          <table:table-cell office:value-type="float" office:value="582408" calcext:value-type="float">
            <text:p>582408</text:p>
          </table:table-cell>
          <table:table-cell office:value-type="float" office:value="-58542" calcext:value-type="float">
            <text:p>-58542</text:p>
          </table:table-cell>
        </table:table-row>
        <table:table-row table:style-name="ro1">
          <table:table-cell office:value-type="float" office:value="1394" calcext:value-type="float">
            <text:p>1394</text:p>
          </table:table-cell>
          <table:table-cell table:number-columns-repeated="3"/>
          <table:table-cell office:value-type="float" office:value="70615" calcext:value-type="float">
            <text:p>70615</text:p>
          </table:table-cell>
          <table:table-cell office:value-type="float" office:value="438253" calcext:value-type="float">
            <text:p>438253</text:p>
          </table:table-cell>
          <table:table-cell office:value-type="float" office:value="518751" calcext:value-type="float">
            <text:p>518751</text:p>
          </table:table-cell>
          <table:table-cell office:value-type="float" office:value="472873" calcext:value-type="float">
            <text:p>472873</text:p>
          </table:table-cell>
          <table:table-cell office:value-type="float" office:value="1152839" calcext:value-type="float">
            <text:p>1152839</text:p>
          </table:table-cell>
          <table:table-cell office:value-type="float" office:value="-51287" calcext:value-type="float">
            <text:p>-51287</text:p>
          </table:table-cell>
        </table:table-row>
        <table:table-row table:style-name="ro1">
          <table:table-cell office:value-type="float" office:value="1395" calcext:value-type="float">
            <text:p>1395</text:p>
          </table:table-cell>
          <table:table-cell table:number-columns-repeated="3"/>
          <table:table-cell office:value-type="float" office:value="-151320" calcext:value-type="float">
            <text:p>-151320</text:p>
          </table:table-cell>
          <table:table-cell office:value-type="float" office:value="-62862" calcext:value-type="float">
            <text:p>-62862</text:p>
          </table:table-cell>
          <table:table-cell office:value-type="float" office:value="567238" calcext:value-type="float">
            <text:p>567238</text:p>
          </table:table-cell>
          <table:table-cell office:value-type="float" office:value="630838" calcext:value-type="float">
            <text:p>630838</text:p>
          </table:table-cell>
          <table:table-cell office:value-type="float" office:value="1340814" calcext:value-type="float">
            <text:p>1340814</text:p>
          </table:table-cell>
          <table:table-cell office:value-type="float" office:value="32064" calcext:value-type="float">
            <text:p>32064</text:p>
          </table:table-cell>
        </table:table-row>
        <table:table-row table:style-name="ro1">
          <table:table-cell office:value-type="float" office:value="1396" calcext:value-type="float">
            <text:p>1396</text:p>
          </table:table-cell>
          <table:table-cell table:number-columns-repeated="3"/>
          <table:table-cell office:value-type="float" office:value="-692959" calcext:value-type="float">
            <text:p>-692959</text:p>
          </table:table-cell>
          <table:table-cell office:value-type="float" office:value="-322275" calcext:value-type="float">
            <text:p>-322275</text:p>
          </table:table-cell>
          <table:table-cell office:value-type="float" office:value="410097" calcext:value-type="float">
            <text:p>410097</text:p>
          </table:table-cell>
          <table:table-cell office:value-type="float" office:value="684771" calcext:value-type="float">
            <text:p>684771</text:p>
          </table:table-cell>
          <table:table-cell office:value-type="float" office:value="1017899" calcext:value-type="float">
            <text:p>1017899</text:p>
          </table:table-cell>
          <table:table-cell office:value-type="float" office:value="86423" calcext:value-type="float">
            <text:p>86423</text:p>
          </table:table-cell>
        </table:table-row>
        <table:table-row table:style-name="ro1">
          <table:table-cell office:value-type="float" office:value="1397" calcext:value-type="float">
            <text:p>1397</text:p>
          </table:table-cell>
          <table:table-cell table:number-columns-repeated="3"/>
          <table:table-cell office:value-type="float" office:value="7020" calcext:value-type="float">
            <text:p>7020</text:p>
          </table:table-cell>
          <table:table-cell office:value-type="float" office:value="-177912" calcext:value-type="float">
            <text:p>-177912</text:p>
          </table:table-cell>
          <table:table-cell office:value-type="float" office:value="438612" calcext:value-type="float">
            <text:p>438612</text:p>
          </table:table-cell>
          <table:table-cell office:value-type="float" office:value="259466" calcext:value-type="float">
            <text:p>259466</text:p>
          </table:table-cell>
          <table:table-cell office:value-type="float" office:value="833256" calcext:value-type="float">
            <text:p>833256</text:p>
          </table:table-cell>
          <table:table-cell office:value-type="float" office:value="25698" calcext:value-type="float">
            <text:p>25698</text:p>
          </table:table-cell>
        </table:table-row>
        <table:table-row table:style-name="ro1">
          <table:table-cell office:value-type="float" office:value="1398" calcext:value-type="float">
            <text:p>1398</text:p>
          </table:table-cell>
          <table:table-cell table:number-columns-repeated="3"/>
          <table:table-cell office:value-type="float" office:value="27984" calcext:value-type="float">
            <text:p>27984</text:p>
          </table:table-cell>
          <table:table-cell office:value-type="float" office:value="46104" calcext:value-type="float">
            <text:p>46104</text:p>
          </table:table-cell>
          <table:table-cell office:value-type="float" office:value="368540" calcext:value-type="float">
            <text:p>368540</text:p>
          </table:table-cell>
          <table:table-cell office:value-type="float" office:value="397068" calcext:value-type="float">
            <text:p>397068</text:p>
          </table:table-cell>
          <table:table-cell office:value-type="float" office:value="809910" calcext:value-type="float">
            <text:p>809910</text:p>
          </table:table-cell>
          <table:table-cell office:value-type="float" office:value="-7378" calcext:value-type="float">
            <text:p>-7378</text:p>
          </table:table-cell>
        </table:table-row>
        <table:table-row table:style-name="ro1">
          <table:table-cell office:value-type="float" office:value="1399" calcext:value-type="float">
            <text:p>1399</text:p>
          </table:table-cell>
          <table:table-cell table:number-columns-repeated="3"/>
          <table:table-cell office:value-type="float" office:value="56683" calcext:value-type="float">
            <text:p>56683</text:p>
          </table:table-cell>
          <table:table-cell office:value-type="float" office:value="-249967" calcext:value-type="float">
            <text:p>-249967</text:p>
          </table:table-cell>
          <table:table-cell office:value-type="float" office:value="281257" calcext:value-type="float">
            <text:p>281257</text:p>
          </table:table-cell>
          <table:table-cell office:value-type="float" office:value="153103" calcext:value-type="float">
            <text:p>153103</text:p>
          </table:table-cell>
          <table:table-cell office:value-type="float" office:value="443161" calcext:value-type="float">
            <text:p>443161</text:p>
          </table:table-cell>
          <table:table-cell office:value-type="float" office:value="-144047" calcext:value-type="float">
            <text:p>-144047</text:p>
          </table:table-cell>
        </table:table-row>
        <table:table-row table:style-name="ro1">
          <table:table-cell office:value-type="float" office:value="1400" calcext:value-type="float">
            <text:p>1400</text:p>
          </table:table-cell>
          <table:table-cell table:number-columns-repeated="3"/>
          <table:table-cell office:value-type="float" office:value="64340" calcext:value-type="float">
            <text:p>64340</text:p>
          </table:table-cell>
          <table:table-cell office:value-type="float" office:value="11672" calcext:value-type="float">
            <text:p>11672</text:p>
          </table:table-cell>
          <table:table-cell office:value-type="float" office:value="264832" calcext:value-type="float">
            <text:p>264832</text:p>
          </table:table-cell>
          <table:table-cell office:value-type="float" office:value="205694" calcext:value-type="float">
            <text:p>205694</text:p>
          </table:table-cell>
          <table:table-cell office:value-type="float" office:value="467676" calcext:value-type="float">
            <text:p>467676</text:p>
          </table:table-cell>
          <table:table-cell office:value-type="float" office:value="-25534" calcext:value-type="float">
            <text:p>-25534</text:p>
          </table:table-cell>
        </table:table-row>
        <table:table-row table:style-name="ro1">
          <table:table-cell office:value-type="float" office:value="1401" calcext:value-type="float">
            <text:p>1401</text:p>
          </table:table-cell>
          <table:table-cell table:number-columns-repeated="3"/>
          <table:table-cell office:value-type="float" office:value="4671" calcext:value-type="float">
            <text:p>4671</text:p>
          </table:table-cell>
          <table:table-cell office:value-type="float" office:value="53163" calcext:value-type="float">
            <text:p>53163</text:p>
          </table:table-cell>
          <table:table-cell office:value-type="float" office:value="297373" calcext:value-type="float">
            <text:p>297373</text:p>
          </table:table-cell>
          <table:table-cell office:value-type="float" office:value="84469" calcext:value-type="float">
            <text:p>84469</text:p>
          </table:table-cell>
          <table:table-cell office:value-type="float" office:value="627455" calcext:value-type="float">
            <text:p>627455</text:p>
          </table:table-cell>
          <table:table-cell office:value-type="float" office:value="82429" calcext:value-type="float">
            <text:p>82429</text:p>
          </table:table-cell>
        </table:table-row>
        <table:table-row table:style-name="ro1">
          <table:table-cell office:value-type="float" office:value="1402" calcext:value-type="float">
            <text:p>1402</text:p>
          </table:table-cell>
          <table:table-cell table:number-columns-repeated="3"/>
          <table:table-cell office:value-type="float" office:value="358114" calcext:value-type="float">
            <text:p>358114</text:p>
          </table:table-cell>
          <table:table-cell office:value-type="float" office:value="295414" calcext:value-type="float">
            <text:p>295414</text:p>
          </table:table-cell>
          <table:table-cell office:value-type="float" office:value="455182" calcext:value-type="float">
            <text:p>455182</text:p>
          </table:table-cell>
          <table:table-cell office:value-type="float" office:value="308828" calcext:value-type="float">
            <text:p>308828</text:p>
          </table:table-cell>
          <table:table-cell office:value-type="float" office:value="1013570" calcext:value-type="float">
            <text:p>1013570</text:p>
          </table:table-cell>
          <table:table-cell office:value-type="float" office:value="-18138" calcext:value-type="float">
            <text:p>-18138</text:p>
          </table:table-cell>
        </table:table-row>
        <table:table-row table:style-name="ro1">
          <table:table-cell office:value-type="float" office:value="1403" calcext:value-type="float">
            <text:p>1403</text:p>
          </table:table-cell>
          <table:table-cell table:number-columns-repeated="3"/>
          <table:table-cell office:value-type="float" office:value="351309" calcext:value-type="float">
            <text:p>351309</text:p>
          </table:table-cell>
          <table:table-cell office:value-type="float" office:value="12021" calcext:value-type="float">
            <text:p>12021</text:p>
          </table:table-cell>
          <table:table-cell office:value-type="float" office:value="403667" calcext:value-type="float">
            <text:p>403667</text:p>
          </table:table-cell>
          <table:table-cell office:value-type="float" office:value="612685" calcext:value-type="float">
            <text:p>612685</text:p>
          </table:table-cell>
          <table:table-cell office:value-type="float" office:value="923143" calcext:value-type="float">
            <text:p>923143</text:p>
          </table:table-cell>
          <table:table-cell office:value-type="float" office:value="51239" calcext:value-type="float">
            <text:p>51239</text:p>
          </table:table-cell>
        </table:table-row>
        <table:table-row table:style-name="ro1">
          <table:table-cell office:value-type="float" office:value="1404" calcext:value-type="float">
            <text:p>1404</text:p>
          </table:table-cell>
          <table:table-cell table:number-columns-repeated="3"/>
          <table:table-cell office:value-type="float" office:value="54351" calcext:value-type="float">
            <text:p>54351</text:p>
          </table:table-cell>
          <table:table-cell office:value-type="float" office:value="-110597" calcext:value-type="float">
            <text:p>-110597</text:p>
          </table:table-cell>
          <table:table-cell office:value-type="float" office:value="252891" calcext:value-type="float">
            <text:p>252891</text:p>
          </table:table-cell>
          <table:table-cell office:value-type="float" office:value="218099" calcext:value-type="float">
            <text:p>218099</text:p>
          </table:table-cell>
          <table:table-cell office:value-type="float" office:value="809171" calcext:value-type="float">
            <text:p>809171</text:p>
          </table:table-cell>
          <table:table-cell office:value-type="float" office:value="2973" calcext:value-type="float">
            <text:p>2973</text:p>
          </table:table-cell>
        </table:table-row>
        <table:table-row table:style-name="ro1">
          <table:table-cell office:value-type="float" office:value="1405" calcext:value-type="float">
            <text:p>1405</text:p>
          </table:table-cell>
          <table:table-cell table:number-columns-repeated="3"/>
          <table:table-cell office:value-type="float" office:value="114515" calcext:value-type="float">
            <text:p>114515</text:p>
          </table:table-cell>
          <table:table-cell office:value-type="float" office:value="73259" calcext:value-type="float">
            <text:p>73259</text:p>
          </table:table-cell>
          <table:table-cell office:value-type="float" office:value="316905" calcext:value-type="float">
            <text:p>316905</text:p>
          </table:table-cell>
          <table:table-cell office:value-type="float" office:value="392899" calcext:value-type="float">
            <text:p>392899</text:p>
          </table:table-cell>
          <table:table-cell office:value-type="float" office:value="862541" calcext:value-type="float">
            <text:p>862541</text:p>
          </table:table-cell>
          <table:table-cell office:value-type="float" office:value="-49305" calcext:value-type="float">
            <text:p>-49305</text:p>
          </table:table-cell>
        </table:table-row>
        <table:table-row table:style-name="ro1">
          <table:table-cell office:value-type="float" office:value="1406" calcext:value-type="float">
            <text:p>1406</text:p>
          </table:table-cell>
          <table:table-cell table:number-columns-repeated="3"/>
          <table:table-cell office:value-type="float" office:value="29002" calcext:value-type="float">
            <text:p>29002</text:p>
          </table:table-cell>
          <table:table-cell office:value-type="float" office:value="898" calcext:value-type="float">
            <text:p>898</text:p>
          </table:table-cell>
          <table:table-cell office:value-type="float" office:value="331964" calcext:value-type="float">
            <text:p>331964</text:p>
          </table:table-cell>
          <table:table-cell office:value-type="float" office:value="328090" calcext:value-type="float">
            <text:p>328090</text:p>
          </table:table-cell>
          <table:table-cell office:value-type="float" office:value="847460" calcext:value-type="float">
            <text:p>847460</text:p>
          </table:table-cell>
          <table:table-cell office:value-type="float" office:value="79922" calcext:value-type="float">
            <text:p>79922</text:p>
          </table:table-cell>
        </table:table-row>
        <table:table-row table:style-name="ro1">
          <table:table-cell office:value-type="float" office:value="1407" calcext:value-type="float">
            <text:p>1407</text:p>
          </table:table-cell>
          <table:table-cell table:number-columns-repeated="3"/>
          <table:table-cell office:value-type="float" office:value="-176899" calcext:value-type="float">
            <text:p>-176899</text:p>
          </table:table-cell>
          <table:table-cell office:value-type="float" office:value="-209259" calcext:value-type="float">
            <text:p>-209259</text:p>
          </table:table-cell>
          <table:table-cell office:value-type="float" office:value="277645" calcext:value-type="float">
            <text:p>277645</text:p>
          </table:table-cell>
          <table:table-cell office:value-type="float" office:value="505029" calcext:value-type="float">
            <text:p>505029</text:p>
          </table:table-cell>
          <table:table-cell office:value-type="float" office:value="690095" calcext:value-type="float">
            <text:p>690095</text:p>
          </table:table-cell>
          <table:table-cell office:value-type="float" office:value="-87459" calcext:value-type="float">
            <text:p>-87459</text:p>
          </table:table-cell>
        </table:table-row>
        <table:table-row table:style-name="ro1">
          <table:table-cell office:value-type="float" office:value="1408" calcext:value-type="float">
            <text:p>1408</text:p>
          </table:table-cell>
          <table:table-cell table:number-columns-repeated="3"/>
          <table:table-cell office:value-type="float" office:value="-564" calcext:value-type="float">
            <text:p>-564</text:p>
          </table:table-cell>
          <table:table-cell office:value-type="float" office:value="-320568" calcext:value-type="float">
            <text:p>-320568</text:p>
          </table:table-cell>
          <table:table-cell office:value-type="float" office:value="379774" calcext:value-type="float">
            <text:p>379774</text:p>
          </table:table-cell>
          <table:table-cell office:value-type="float" office:value="530978" calcext:value-type="float">
            <text:p>530978</text:p>
          </table:table-cell>
          <table:table-cell office:value-type="float" office:value="1030806" calcext:value-type="float">
            <text:p>1030806</text:p>
          </table:table-cell>
          <table:table-cell office:value-type="float" office:value="-162832" calcext:value-type="float">
            <text:p>-162832</text:p>
          </table:table-cell>
        </table:table-row>
        <table:table-row table:style-name="ro1">
          <table:table-cell office:value-type="float" office:value="1409" calcext:value-type="float">
            <text:p>1409</text:p>
          </table:table-cell>
          <table:table-cell table:number-columns-repeated="3"/>
          <table:table-cell office:value-type="float" office:value="94541" calcext:value-type="float">
            <text:p>94541</text:p>
          </table:table-cell>
          <table:table-cell office:value-type="float" office:value="6005" calcext:value-type="float">
            <text:p>6005</text:p>
          </table:table-cell>
          <table:table-cell office:value-type="float" office:value="246831" calcext:value-type="float">
            <text:p>246831</text:p>
          </table:table-cell>
          <table:table-cell office:value-type="float" office:value="309291" calcext:value-type="float">
            <text:p>309291</text:p>
          </table:table-cell>
          <table:table-cell office:value-type="float" office:value="767521" calcext:value-type="float">
            <text:p>767521</text:p>
          </table:table-cell>
          <table:table-cell office:value-type="float" office:value="-63421" calcext:value-type="float">
            <text:p>-63421</text:p>
          </table:table-cell>
        </table:table-row>
        <table:table-row table:style-name="ro1">
          <table:table-cell office:value-type="float" office:value="1410" calcext:value-type="float">
            <text:p>1410</text:p>
          </table:table-cell>
          <table:table-cell table:number-columns-repeated="3"/>
          <table:table-cell office:value-type="float" office:value="-173996" calcext:value-type="float">
            <text:p>-173996</text:p>
          </table:table-cell>
          <table:table-cell office:value-type="float" office:value="13256" calcext:value-type="float">
            <text:p>13256</text:p>
          </table:table-cell>
          <table:table-cell office:value-type="float" office:value="371062" calcext:value-type="float">
            <text:p>371062</text:p>
          </table:table-cell>
          <table:table-cell office:value-type="float" office:value="526484" calcext:value-type="float">
            <text:p>526484</text:p>
          </table:table-cell>
          <table:table-cell office:value-type="float" office:value="969908" calcext:value-type="float">
            <text:p>969908</text:p>
          </table:table-cell>
          <table:table-cell office:value-type="float" office:value="33450" calcext:value-type="float">
            <text:p>33450</text:p>
          </table:table-cell>
        </table:table-row>
        <table:table-row table:style-name="ro1">
          <table:table-cell office:value-type="float" office:value="1411" calcext:value-type="float">
            <text:p>1411</text:p>
          </table:table-cell>
          <table:table-cell table:number-columns-repeated="3"/>
          <table:table-cell office:value-type="float" office:value="220696" calcext:value-type="float">
            <text:p>220696</text:p>
          </table:table-cell>
          <table:table-cell office:value-type="float" office:value="79362" calcext:value-type="float">
            <text:p>79362</text:p>
          </table:table-cell>
          <table:table-cell office:value-type="float" office:value="340908" calcext:value-type="float">
            <text:p>340908</text:p>
          </table:table-cell>
          <table:table-cell office:value-type="float" office:value="356760" calcext:value-type="float">
            <text:p>356760</text:p>
          </table:table-cell>
          <table:table-cell office:value-type="float" office:value="862710" calcext:value-type="float">
            <text:p>862710</text:p>
          </table:table-cell>
          <table:table-cell office:value-type="float" office:value="11172" calcext:value-type="float">
            <text:p>11172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table:number-columns-repeated="3"/>
          <table:table-cell office:value-type="float" office:value="269837" calcext:value-type="float">
            <text:p>269837</text:p>
          </table:table-cell>
          <table:table-cell office:value-type="float" office:value="-47069" calcext:value-type="float">
            <text:p>-47069</text:p>
          </table:table-cell>
          <table:table-cell office:value-type="float" office:value="152089" calcext:value-type="float">
            <text:p>152089</text:p>
          </table:table-cell>
          <table:table-cell office:value-type="float" office:value="200977" calcext:value-type="float">
            <text:p>200977</text:p>
          </table:table-cell>
          <table:table-cell office:value-type="float" office:value="430309" calcext:value-type="float">
            <text:p>430309</text:p>
          </table:table-cell>
          <table:table-cell office:value-type="float" office:value="-64921" calcext:value-type="float">
            <text:p>-64921</text:p>
          </table:table-cell>
        </table:table-row>
        <table:table-row table:style-name="ro1">
          <table:table-cell office:value-type="float" office:value="1413" calcext:value-type="float">
            <text:p>1413</text:p>
          </table:table-cell>
          <table:table-cell table:number-columns-repeated="3"/>
          <table:table-cell office:value-type="float" office:value="95169" calcext:value-type="float">
            <text:p>95169</text:p>
          </table:table-cell>
          <table:table-cell office:value-type="float" office:value="26393" calcext:value-type="float">
            <text:p>26393</text:p>
          </table:table-cell>
          <table:table-cell office:value-type="float" office:value="194151" calcext:value-type="float">
            <text:p>194151</text:p>
          </table:table-cell>
          <table:table-cell office:value-type="float" office:value="132361" calcext:value-type="float">
            <text:p>132361</text:p>
          </table:table-cell>
          <table:table-cell office:value-type="float" office:value="432463" calcext:value-type="float">
            <text:p>432463</text:p>
          </table:table-cell>
          <table:table-cell office:value-type="float" office:value="22201" calcext:value-type="float">
            <text:p>22201</text:p>
          </table:table-cell>
        </table:table-row>
        <table:table-row table:style-name="ro1">
          <table:table-cell office:value-type="float" office:value="1414" calcext:value-type="float">
            <text:p>1414</text:p>
          </table:table-cell>
          <table:table-cell table:number-columns-repeated="3"/>
          <table:table-cell office:value-type="float" office:value="197002" calcext:value-type="float">
            <text:p>197002</text:p>
          </table:table-cell>
          <table:table-cell office:value-type="float" office:value="-10270" calcext:value-type="float">
            <text:p>-10270</text:p>
          </table:table-cell>
          <table:table-cell office:value-type="float" office:value="318760" calcext:value-type="float">
            <text:p>318760</text:p>
          </table:table-cell>
          <table:table-cell office:value-type="float" office:value="399952" calcext:value-type="float">
            <text:p>399952</text:p>
          </table:table-cell>
          <table:table-cell office:value-type="float" office:value="801070" calcext:value-type="float">
            <text:p>801070</text:p>
          </table:table-cell>
          <table:table-cell office:value-type="float" office:value="-34558" calcext:value-type="float">
            <text:p>-34558</text:p>
          </table:table-cell>
        </table:table-row>
        <table:table-row table:style-name="ro1">
          <table:table-cell office:value-type="float" office:value="1415" calcext:value-type="float">
            <text:p>1415</text:p>
          </table:table-cell>
          <table:table-cell table:number-columns-repeated="3"/>
          <table:table-cell office:value-type="float" office:value="-114" calcext:value-type="float">
            <text:p>-114</text:p>
          </table:table-cell>
          <table:table-cell office:value-type="float" office:value="-71156" calcext:value-type="float">
            <text:p>-71156</text:p>
          </table:table-cell>
          <table:table-cell office:value-type="float" office:value="279840" calcext:value-type="float">
            <text:p>279840</text:p>
          </table:table-cell>
          <table:table-cell office:value-type="float" office:value="187558" calcext:value-type="float">
            <text:p>187558</text:p>
          </table:table-cell>
          <table:table-cell office:value-type="float" office:value="467994" calcext:value-type="float">
            <text:p>467994</text:p>
          </table:table-cell>
          <table:table-cell office:value-type="float" office:value="79818" calcext:value-type="float">
            <text:p>79818</text:p>
          </table:table-cell>
        </table:table-row>
        <table:table-row table:style-name="ro1">
          <table:table-cell office:value-type="float" office:value="1416" calcext:value-type="float">
            <text:p>1416</text:p>
          </table:table-cell>
          <table:table-cell table:number-columns-repeated="3"/>
          <table:table-cell office:value-type="float" office:value="-278953" calcext:value-type="float">
            <text:p>-278953</text:p>
          </table:table-cell>
          <table:table-cell office:value-type="float" office:value="-198889" calcext:value-type="float">
            <text:p>-198889</text:p>
          </table:table-cell>
          <table:table-cell office:value-type="float" office:value="188279" calcext:value-type="float">
            <text:p>188279</text:p>
          </table:table-cell>
          <table:table-cell office:value-type="float" office:value="159063" calcext:value-type="float">
            <text:p>159063</text:p>
          </table:table-cell>
          <table:table-cell office:value-type="float" office:value="424039" calcext:value-type="float">
            <text:p>424039</text:p>
          </table:table-cell>
          <table:table-cell office:value-type="float" office:value="165721" calcext:value-type="float">
            <text:p>165721</text:p>
          </table:table-cell>
        </table:table-row>
        <table:table-row table:style-name="ro1">
          <table:table-cell office:value-type="float" office:value="1417" calcext:value-type="float">
            <text:p>1417</text:p>
          </table:table-cell>
          <table:table-cell table:number-columns-repeated="3"/>
          <table:table-cell office:value-type="float" office:value="-47460" calcext:value-type="float">
            <text:p>-47460</text:p>
          </table:table-cell>
          <table:table-cell office:value-type="float" office:value="52824" calcext:value-type="float">
            <text:p>52824</text:p>
          </table:table-cell>
          <table:table-cell office:value-type="float" office:value="354148" calcext:value-type="float">
            <text:p>354148</text:p>
          </table:table-cell>
          <table:table-cell office:value-type="float" office:value="310310" calcext:value-type="float">
            <text:p>310310</text:p>
          </table:table-cell>
          <table:table-cell office:value-type="float" office:value="902114" calcext:value-type="float">
            <text:p>902114</text:p>
          </table:table-cell>
          <table:table-cell office:value-type="float" office:value="-69274" calcext:value-type="float">
            <text:p>-69274</text:p>
          </table:table-cell>
        </table:table-row>
        <table:table-row table:style-name="ro1">
          <table:table-cell office:value-type="float" office:value="1418" calcext:value-type="float">
            <text:p>1418</text:p>
          </table:table-cell>
          <table:table-cell table:number-columns-repeated="3"/>
          <table:table-cell office:value-type="float" office:value="-92938" calcext:value-type="float">
            <text:p>-92938</text:p>
          </table:table-cell>
          <table:table-cell office:value-type="float" office:value="-33658" calcext:value-type="float">
            <text:p>-33658</text:p>
          </table:table-cell>
          <table:table-cell office:value-type="float" office:value="186384" calcext:value-type="float">
            <text:p>186384</text:p>
          </table:table-cell>
          <table:table-cell office:value-type="float" office:value="329924" calcext:value-type="float">
            <text:p>329924</text:p>
          </table:table-cell>
          <table:table-cell office:value-type="float" office:value="552584" calcext:value-type="float">
            <text:p>552584</text:p>
          </table:table-cell>
          <table:table-cell office:value-type="float" office:value="23966" calcext:value-type="float">
            <text:p>23966</text:p>
          </table:table-cell>
        </table:table-row>
        <table:table-row table:style-name="ro1">
          <table:table-cell office:value-type="float" office:value="1419" calcext:value-type="float">
            <text:p>1419</text:p>
          </table:table-cell>
          <table:table-cell table:number-columns-repeated="3"/>
          <table:table-cell office:value-type="float" office:value="691881" calcext:value-type="float">
            <text:p>691881</text:p>
          </table:table-cell>
          <table:table-cell office:value-type="float" office:value="217201" calcext:value-type="float">
            <text:p>217201</text:p>
          </table:table-cell>
          <table:table-cell office:value-type="float" office:value="557585" calcext:value-type="float">
            <text:p>557585</text:p>
          </table:table-cell>
          <table:table-cell office:value-type="float" office:value="683369" calcext:value-type="float">
            <text:p>683369</text:p>
          </table:table-cell>
          <table:table-cell office:value-type="float" office:value="1349453" calcext:value-type="float">
            <text:p>1349453</text:p>
          </table:table-cell>
          <table:table-cell office:value-type="float" office:value="10209" calcext:value-type="float">
            <text:p>10209</text:p>
          </table:table-cell>
        </table:table-row>
        <table:table-row table:style-name="ro1">
          <table:table-cell office:value-type="float" office:value="1420" calcext:value-type="float">
            <text:p>1420</text:p>
          </table:table-cell>
          <table:table-cell table:number-columns-repeated="3"/>
          <table:table-cell office:value-type="float" office:value="-180176" calcext:value-type="float">
            <text:p>-180176</text:p>
          </table:table-cell>
          <table:table-cell office:value-type="float" office:value="-188150" calcext:value-type="float">
            <text:p>-188150</text:p>
          </table:table-cell>
          <table:table-cell office:value-type="float" office:value="471776" calcext:value-type="float">
            <text:p>471776</text:p>
          </table:table-cell>
          <table:table-cell office:value-type="float" office:value="579748" calcext:value-type="float">
            <text:p>579748</text:p>
          </table:table-cell>
          <table:table-cell office:value-type="float" office:value="1119010" calcext:value-type="float">
            <text:p>1119010</text:p>
          </table:table-cell>
          <table:table-cell office:value-type="float" office:value="19774" calcext:value-type="float">
            <text:p>19774</text:p>
          </table:table-cell>
        </table:table-row>
        <table:table-row table:style-name="ro1">
          <table:table-cell office:value-type="float" office:value="1421" calcext:value-type="float">
            <text:p>1421</text:p>
          </table:table-cell>
          <table:table-cell table:number-columns-repeated="3"/>
          <table:table-cell office:value-type="float" office:value="234966" calcext:value-type="float">
            <text:p>234966</text:p>
          </table:table-cell>
          <table:table-cell office:value-type="float" office:value="34606" calcext:value-type="float">
            <text:p>34606</text:p>
          </table:table-cell>
          <table:table-cell office:value-type="float" office:value="548772" calcext:value-type="float">
            <text:p>548772</text:p>
          </table:table-cell>
          <table:table-cell office:value-type="float" office:value="618836" calcext:value-type="float">
            <text:p>618836</text:p>
          </table:table-cell>
          <table:table-cell office:value-type="float" office:value="1343434" calcext:value-type="float">
            <text:p>1343434</text:p>
          </table:table-cell>
          <table:table-cell office:value-type="float" office:value="29816" calcext:value-type="float">
            <text:p>29816</text:p>
          </table:table-cell>
        </table:table-row>
        <table:table-row table:style-name="ro1">
          <table:table-cell office:value-type="float" office:value="1422" calcext:value-type="float">
            <text:p>1422</text:p>
          </table:table-cell>
          <table:table-cell table:number-columns-repeated="3"/>
          <table:table-cell office:value-type="float" office:value="232473" calcext:value-type="float">
            <text:p>232473</text:p>
          </table:table-cell>
          <table:table-cell office:value-type="float" office:value="205743" calcext:value-type="float">
            <text:p>205743</text:p>
          </table:table-cell>
          <table:table-cell office:value-type="float" office:value="561699" calcext:value-type="float">
            <text:p>561699</text:p>
          </table:table-cell>
          <table:table-cell office:value-type="float" office:value="777669" calcext:value-type="float">
            <text:p>777669</text:p>
          </table:table-cell>
          <table:table-cell office:value-type="float" office:value="1413225" calcext:value-type="float">
            <text:p>1413225</text:p>
          </table:table-cell>
          <table:table-cell office:value-type="float" office:value="129145" calcext:value-type="float">
            <text:p>129145</text:p>
          </table:table-cell>
        </table:table-row>
        <table:table-row table:style-name="ro1">
          <table:table-cell office:value-type="float" office:value="1423" calcext:value-type="float">
            <text:p>1423</text:p>
          </table:table-cell>
          <table:table-cell table:number-columns-repeated="3"/>
          <table:table-cell office:value-type="float" office:value="148616" calcext:value-type="float">
            <text:p>148616</text:p>
          </table:table-cell>
          <table:table-cell office:value-type="float" office:value="31810" calcext:value-type="float">
            <text:p>31810</text:p>
          </table:table-cell>
          <table:table-cell office:value-type="float" office:value="291606" calcext:value-type="float">
            <text:p>291606</text:p>
          </table:table-cell>
          <table:table-cell office:value-type="float" office:value="297316" calcext:value-type="float">
            <text:p>297316</text:p>
          </table:table-cell>
          <table:table-cell office:value-type="float" office:value="705350" calcext:value-type="float">
            <text:p>705350</text:p>
          </table:table-cell>
          <table:table-cell office:value-type="float" office:value="-75308" calcext:value-type="float">
            <text:p>-75308</text:p>
          </table:table-cell>
        </table:table-row>
        <table:table-row table:style-name="ro1">
          <table:table-cell office:value-type="float" office:value="1424" calcext:value-type="float">
            <text:p>1424</text:p>
          </table:table-cell>
          <table:table-cell table:number-columns-repeated="3"/>
          <table:table-cell office:value-type="float" office:value="237864" calcext:value-type="float">
            <text:p>237864</text:p>
          </table:table-cell>
          <table:table-cell office:value-type="float" office:value="-114084" calcext:value-type="float">
            <text:p>-114084</text:p>
          </table:table-cell>
          <table:table-cell office:value-type="float" office:value="525408" calcext:value-type="float">
            <text:p>525408</text:p>
          </table:table-cell>
          <table:table-cell office:value-type="float" office:value="619320" calcext:value-type="float">
            <text:p>619320</text:p>
          </table:table-cell>
          <table:table-cell office:value-type="float" office:value="1275706" calcext:value-type="float">
            <text:p>1275706</text:p>
          </table:table-cell>
          <table:table-cell office:value-type="float" office:value="-35244" calcext:value-type="float">
            <text:p>-35244</text:p>
          </table:table-cell>
        </table:table-row>
        <table:table-row table:style-name="ro1">
          <table:table-cell office:value-type="float" office:value="1425" calcext:value-type="float">
            <text:p>1425</text:p>
          </table:table-cell>
          <table:table-cell table:number-columns-repeated="3"/>
          <table:table-cell office:value-type="float" office:value="-324439" calcext:value-type="float">
            <text:p>-324439</text:p>
          </table:table-cell>
          <table:table-cell office:value-type="float" office:value="-110885" calcext:value-type="float">
            <text:p>-110885</text:p>
          </table:table-cell>
          <table:table-cell office:value-type="float" office:value="277347" calcext:value-type="float">
            <text:p>277347</text:p>
          </table:table-cell>
          <table:table-cell office:value-type="float" office:value="160745" calcext:value-type="float">
            <text:p>160745</text:p>
          </table:table-cell>
          <table:table-cell office:value-type="float" office:value="601873" calcext:value-type="float">
            <text:p>601873</text:p>
          </table:table-cell>
          <table:table-cell office:value-type="float" office:value="1469" calcext:value-type="float">
            <text:p>1469</text:p>
          </table:table-cell>
        </table:table-row>
        <table:table-row table:style-name="ro1">
          <table:table-cell office:value-type="float" office:value="1426" calcext:value-type="float">
            <text:p>1426</text:p>
          </table:table-cell>
          <table:table-cell table:number-columns-repeated="3"/>
          <table:table-cell office:value-type="float" office:value="95070" calcext:value-type="float">
            <text:p>95070</text:p>
          </table:table-cell>
          <table:table-cell office:value-type="float" office:value="62880" calcext:value-type="float">
            <text:p>62880</text:p>
          </table:table-cell>
          <table:table-cell office:value-type="float" office:value="245720" calcext:value-type="float">
            <text:p>245720</text:p>
          </table:table-cell>
          <table:table-cell office:value-type="float" office:value="303518" calcext:value-type="float">
            <text:p>303518</text:p>
          </table:table-cell>
          <table:table-cell office:value-type="float" office:value="747196" calcext:value-type="float">
            <text:p>747196</text:p>
          </table:table-cell>
          <table:table-cell office:value-type="float" office:value="180354" calcext:value-type="float">
            <text:p>180354</text:p>
          </table:table-cell>
        </table:table-row>
        <table:table-row table:style-name="ro1">
          <table:table-cell office:value-type="float" office:value="1427" calcext:value-type="float">
            <text:p>1427</text:p>
          </table:table-cell>
          <table:table-cell table:number-columns-repeated="3"/>
          <table:table-cell office:value-type="float" office:value="211653" calcext:value-type="float">
            <text:p>211653</text:p>
          </table:table-cell>
          <table:table-cell office:value-type="float" office:value="-154551" calcext:value-type="float">
            <text:p>-154551</text:p>
          </table:table-cell>
          <table:table-cell office:value-type="float" office:value="207145" calcext:value-type="float">
            <text:p>207145</text:p>
          </table:table-cell>
          <table:table-cell office:value-type="float" office:value="251887" calcext:value-type="float">
            <text:p>251887</text:p>
          </table:table-cell>
          <table:table-cell office:value-type="float" office:value="453871" calcext:value-type="float">
            <text:p>453871</text:p>
          </table:table-cell>
          <table:table-cell office:value-type="float" office:value="-217253" calcext:value-type="float">
            <text:p>-217253</text:p>
          </table:table-cell>
        </table:table-row>
        <table:table-row table:style-name="ro1">
          <table:table-cell office:value-type="float" office:value="1428" calcext:value-type="float">
            <text:p>1428</text:p>
          </table:table-cell>
          <table:table-cell table:number-columns-repeated="3"/>
          <table:table-cell office:value-type="float" office:value="263373" calcext:value-type="float">
            <text:p>263373</text:p>
          </table:table-cell>
          <table:table-cell office:value-type="float" office:value="1017" calcext:value-type="float">
            <text:p>1017</text:p>
          </table:table-cell>
          <table:table-cell office:value-type="float" office:value="589191" calcext:value-type="float">
            <text:p>589191</text:p>
          </table:table-cell>
          <table:table-cell office:value-type="float" office:value="581195" calcext:value-type="float">
            <text:p>581195</text:p>
          </table:table-cell>
          <table:table-cell office:value-type="float" office:value="1388077" calcext:value-type="float">
            <text:p>1388077</text:p>
          </table:table-cell>
          <table:table-cell office:value-type="float" office:value="11341" calcext:value-type="float">
            <text:p>11341</text:p>
          </table:table-cell>
        </table:table-row>
        <table:table-row table:style-name="ro1">
          <table:table-cell office:value-type="float" office:value="1429" calcext:value-type="float">
            <text:p>1429</text:p>
          </table:table-cell>
          <table:table-cell table:number-columns-repeated="3"/>
          <table:table-cell office:value-type="float" office:value="108971" calcext:value-type="float">
            <text:p>108971</text:p>
          </table:table-cell>
          <table:table-cell office:value-type="float" office:value="186925" calcext:value-type="float">
            <text:p>186925</text:p>
          </table:table-cell>
          <table:table-cell office:value-type="float" office:value="475083" calcext:value-type="float">
            <text:p>475083</text:p>
          </table:table-cell>
          <table:table-cell office:value-type="float" office:value="372717" calcext:value-type="float">
            <text:p>372717</text:p>
          </table:table-cell>
          <table:table-cell office:value-type="float" office:value="1121119" calcext:value-type="float">
            <text:p>1121119</text:p>
          </table:table-cell>
          <table:table-cell office:value-type="float" office:value="7499" calcext:value-type="float">
            <text:p>7499</text:p>
          </table:table-cell>
        </table:table-row>
        <table:table-row table:style-name="ro1">
          <table:table-cell office:value-type="float" office:value="1430" calcext:value-type="float">
            <text:p>1430</text:p>
          </table:table-cell>
          <table:table-cell table:number-columns-repeated="3"/>
          <table:table-cell office:value-type="float" office:value="-303874" calcext:value-type="float">
            <text:p>-303874</text:p>
          </table:table-cell>
          <table:table-cell office:value-type="float" office:value="-174414" calcext:value-type="float">
            <text:p>-174414</text:p>
          </table:table-cell>
          <table:table-cell office:value-type="float" office:value="306662" calcext:value-type="float">
            <text:p>306662</text:p>
          </table:table-cell>
          <table:table-cell office:value-type="float" office:value="375560" calcext:value-type="float">
            <text:p>375560</text:p>
          </table:table-cell>
          <table:table-cell office:value-type="float" office:value="751126" calcext:value-type="float">
            <text:p>751126</text:p>
          </table:table-cell>
          <table:table-cell office:value-type="float" office:value="108500" calcext:value-type="float">
            <text:p>108500</text:p>
          </table:table-cell>
        </table:table-row>
        <table:table-row table:style-name="ro1">
          <table:table-cell office:value-type="float" office:value="1431" calcext:value-type="float">
            <text:p>1431</text:p>
          </table:table-cell>
          <table:table-cell table:number-columns-repeated="3"/>
          <table:table-cell office:value-type="float" office:value="200613" calcext:value-type="float">
            <text:p>200613</text:p>
          </table:table-cell>
          <table:table-cell office:value-type="float" office:value="65899" calcext:value-type="float">
            <text:p>65899</text:p>
          </table:table-cell>
          <table:table-cell office:value-type="float" office:value="370255" calcext:value-type="float">
            <text:p>370255</text:p>
          </table:table-cell>
          <table:table-cell office:value-type="float" office:value="391773" calcext:value-type="float">
            <text:p>391773</text:p>
          </table:table-cell>
          <table:table-cell office:value-type="float" office:value="880975" calcext:value-type="float">
            <text:p>880975</text:p>
          </table:table-cell>
          <table:table-cell office:value-type="float" office:value="83827" calcext:value-type="float">
            <text:p>83827</text:p>
          </table:table-cell>
        </table:table-row>
        <table:table-row table:style-name="ro1">
          <table:table-cell office:value-type="float" office:value="1432" calcext:value-type="float">
            <text:p>1432</text:p>
          </table:table-cell>
          <table:table-cell table:number-columns-repeated="3"/>
          <table:table-cell office:value-type="float" office:value="-71592" calcext:value-type="float">
            <text:p>-71592</text:p>
          </table:table-cell>
          <table:table-cell office:value-type="float" office:value="-60826" calcext:value-type="float">
            <text:p>-60826</text:p>
          </table:table-cell>
          <table:table-cell office:value-type="float" office:value="120038" calcext:value-type="float">
            <text:p>120038</text:p>
          </table:table-cell>
          <table:table-cell office:value-type="float" office:value="-228504" calcext:value-type="float">
            <text:p>-228504</text:p>
          </table:table-cell>
          <table:table-cell office:value-type="float" office:value="150246" calcext:value-type="float">
            <text:p>150246</text:p>
          </table:table-cell>
          <table:table-cell office:value-type="float" office:value="47712" calcext:value-type="float">
            <text:p>47712</text:p>
          </table:table-cell>
        </table:table-row>
        <table:table-row table:style-name="ro1">
          <table:table-cell office:value-type="float" office:value="1433" calcext:value-type="float">
            <text:p>1433</text:p>
          </table:table-cell>
          <table:table-cell table:number-columns-repeated="3"/>
          <table:table-cell office:value-type="float" office:value="499866" calcext:value-type="float">
            <text:p>499866</text:p>
          </table:table-cell>
          <table:table-cell office:value-type="float" office:value="138814" calcext:value-type="float">
            <text:p>138814</text:p>
          </table:table-cell>
          <table:table-cell office:value-type="float" office:value="459044" calcext:value-type="float">
            <text:p>459044</text:p>
          </table:table-cell>
          <table:table-cell office:value-type="float" office:value="582042" calcext:value-type="float">
            <text:p>582042</text:p>
          </table:table-cell>
          <table:table-cell office:value-type="float" office:value="1329060" calcext:value-type="float">
            <text:p>1329060</text:p>
          </table:table-cell>
          <table:table-cell office:value-type="float" office:value="-30174" calcext:value-type="float">
            <text:p>-30174</text:p>
          </table:table-cell>
        </table:table-row>
        <table:table-row table:style-name="ro1">
          <table:table-cell office:value-type="float" office:value="1434" calcext:value-type="float">
            <text:p>1434</text:p>
          </table:table-cell>
          <table:table-cell table:number-columns-repeated="3"/>
          <table:table-cell office:value-type="float" office:value="75624" calcext:value-type="float">
            <text:p>75624</text:p>
          </table:table-cell>
          <table:table-cell office:value-type="float" office:value="68512" calcext:value-type="float">
            <text:p>68512</text:p>
          </table:table-cell>
          <table:table-cell office:value-type="float" office:value="413040" calcext:value-type="float">
            <text:p>413040</text:p>
          </table:table-cell>
          <table:table-cell office:value-type="float" office:value="374864" calcext:value-type="float">
            <text:p>374864</text:p>
          </table:table-cell>
          <table:table-cell office:value-type="float" office:value="1218272" calcext:value-type="float">
            <text:p>1218272</text:p>
          </table:table-cell>
          <table:table-cell office:value-type="float" office:value="7038" calcext:value-type="float">
            <text:p>7038</text:p>
          </table:table-cell>
        </table:table-row>
        <table:table-row table:style-name="ro1">
          <table:table-cell office:value-type="float" office:value="1435" calcext:value-type="float">
            <text:p>1435</text:p>
          </table:table-cell>
          <table:table-cell table:number-columns-repeated="3"/>
          <table:table-cell office:value-type="float" office:value="109511" calcext:value-type="float">
            <text:p>109511</text:p>
          </table:table-cell>
          <table:table-cell office:value-type="float" office:value="-5633" calcext:value-type="float">
            <text:p>-5633</text:p>
          </table:table-cell>
          <table:table-cell office:value-type="float" office:value="242251" calcext:value-type="float">
            <text:p>242251</text:p>
          </table:table-cell>
          <table:table-cell office:value-type="float" office:value="26443" calcext:value-type="float">
            <text:p>26443</text:p>
          </table:table-cell>
          <table:table-cell office:value-type="float" office:value="499607" calcext:value-type="float">
            <text:p>499607</text:p>
          </table:table-cell>
          <table:table-cell office:value-type="float" office:value="-25371" calcext:value-type="float">
            <text:p>-25371</text:p>
          </table:table-cell>
        </table:table-row>
        <table:table-row table:style-name="ro1">
          <table:table-cell office:value-type="float" office:value="1436" calcext:value-type="float">
            <text:p>1436</text:p>
          </table:table-cell>
          <table:table-cell table:number-columns-repeated="3"/>
          <table:table-cell office:value-type="float" office:value="-228119" calcext:value-type="float">
            <text:p>-228119</text:p>
          </table:table-cell>
          <table:table-cell office:value-type="float" office:value="-90557" calcext:value-type="float">
            <text:p>-90557</text:p>
          </table:table-cell>
          <table:table-cell office:value-type="float" office:value="513365" calcext:value-type="float">
            <text:p>513365</text:p>
          </table:table-cell>
          <table:table-cell office:value-type="float" office:value="154497" calcext:value-type="float">
            <text:p>154497</text:p>
          </table:table-cell>
          <table:table-cell office:value-type="float" office:value="1081919" calcext:value-type="float">
            <text:p>1081919</text:p>
          </table:table-cell>
          <table:table-cell office:value-type="float" office:value="-27027" calcext:value-type="float">
            <text:p>-27027</text:p>
          </table:table-cell>
        </table:table-row>
        <table:table-row table:style-name="ro1">
          <table:table-cell office:value-type="float" office:value="1437" calcext:value-type="float">
            <text:p>1437</text:p>
          </table:table-cell>
          <table:table-cell table:number-columns-repeated="3"/>
          <table:table-cell office:value-type="float" office:value="-10461" calcext:value-type="float">
            <text:p>-10461</text:p>
          </table:table-cell>
          <table:table-cell office:value-type="float" office:value="11151" calcext:value-type="float">
            <text:p>11151</text:p>
          </table:table-cell>
          <table:table-cell office:value-type="float" office:value="544377" calcext:value-type="float">
            <text:p>544377</text:p>
          </table:table-cell>
          <table:table-cell office:value-type="float" office:value="521609" calcext:value-type="float">
            <text:p>521609</text:p>
          </table:table-cell>
          <table:table-cell office:value-type="float" office:value="1294687" calcext:value-type="float">
            <text:p>1294687</text:p>
          </table:table-cell>
          <table:table-cell office:value-type="float" office:value="15711" calcext:value-type="float">
            <text:p>15711</text:p>
          </table:table-cell>
        </table:table-row>
        <table:table-row table:style-name="ro1">
          <table:table-cell office:value-type="float" office:value="1438" calcext:value-type="float">
            <text:p>1438</text:p>
          </table:table-cell>
          <table:table-cell table:number-columns-repeated="3"/>
          <table:table-cell office:value-type="float" office:value="364168" calcext:value-type="float">
            <text:p>364168</text:p>
          </table:table-cell>
          <table:table-cell office:value-type="float" office:value="-73996" calcext:value-type="float">
            <text:p>-73996</text:p>
          </table:table-cell>
          <table:table-cell office:value-type="float" office:value="519148" calcext:value-type="float">
            <text:p>519148</text:p>
          </table:table-cell>
          <table:table-cell office:value-type="float" office:value="362824" calcext:value-type="float">
            <text:p>362824</text:p>
          </table:table-cell>
          <table:table-cell office:value-type="float" office:value="1212018" calcext:value-type="float">
            <text:p>1212018</text:p>
          </table:table-cell>
          <table:table-cell office:value-type="float" office:value="66796" calcext:value-type="float">
            <text:p>66796</text:p>
          </table:table-cell>
        </table:table-row>
        <table:table-row table:style-name="ro1">
          <table:table-cell office:value-type="float" office:value="1439" calcext:value-type="float">
            <text:p>1439</text:p>
          </table:table-cell>
          <table:table-cell table:number-columns-repeated="3"/>
          <table:table-cell office:value-type="float" office:value="-148057" calcext:value-type="float">
            <text:p>-148057</text:p>
          </table:table-cell>
          <table:table-cell office:value-type="float" office:value="-394491" calcext:value-type="float">
            <text:p>-394491</text:p>
          </table:table-cell>
          <table:table-cell office:value-type="float" office:value="460005" calcext:value-type="float">
            <text:p>460005</text:p>
          </table:table-cell>
          <table:table-cell office:value-type="float" office:value="637973" calcext:value-type="float">
            <text:p>637973</text:p>
          </table:table-cell>
          <table:table-cell office:value-type="float" office:value="1276279" calcext:value-type="float">
            <text:p>1276279</text:p>
          </table:table-cell>
          <table:table-cell office:value-type="float" office:value="114953" calcext:value-type="float">
            <text:p>114953</text:p>
          </table:table-cell>
        </table:table-row>
        <table:table-row table:style-name="ro1">
          <table:table-cell office:value-type="float" office:value="1440" calcext:value-type="float">
            <text:p>1440</text:p>
          </table:table-cell>
          <table:table-cell table:number-columns-repeated="3"/>
          <table:table-cell office:value-type="float" office:value="76333" calcext:value-type="float">
            <text:p>76333</text:p>
          </table:table-cell>
          <table:table-cell office:value-type="float" office:value="168567" calcext:value-type="float">
            <text:p>168567</text:p>
          </table:table-cell>
          <table:table-cell office:value-type="float" office:value="648357" calcext:value-type="float">
            <text:p>648357</text:p>
          </table:table-cell>
          <table:table-cell office:value-type="float" office:value="369169" calcext:value-type="float">
            <text:p>369169</text:p>
          </table:table-cell>
          <table:table-cell office:value-type="float" office:value="1212087" calcext:value-type="float">
            <text:p>1212087</text:p>
          </table:table-cell>
          <table:table-cell office:value-type="float" office:value="-91315" calcext:value-type="float">
            <text:p>-91315</text:p>
          </table:table-cell>
        </table:table-row>
        <table:table-row table:style-name="ro1">
          <table:table-cell office:value-type="float" office:value="1441" calcext:value-type="float">
            <text:p>1441</text:p>
          </table:table-cell>
          <table:table-cell table:number-columns-repeated="3"/>
          <table:table-cell office:value-type="float" office:value="95610" calcext:value-type="float">
            <text:p>95610</text:p>
          </table:table-cell>
          <table:table-cell office:value-type="float" office:value="-35724" calcext:value-type="float">
            <text:p>-35724</text:p>
          </table:table-cell>
          <table:table-cell office:value-type="float" office:value="598800" calcext:value-type="float">
            <text:p>598800</text:p>
          </table:table-cell>
          <table:table-cell office:value-type="float" office:value="559156" calcext:value-type="float">
            <text:p>559156</text:p>
          </table:table-cell>
          <table:table-cell office:value-type="float" office:value="1296536" calcext:value-type="float">
            <text:p>1296536</text:p>
          </table:table-cell>
          <table:table-cell office:value-type="float" office:value="-85472" calcext:value-type="float">
            <text:p>-85472</text:p>
          </table:table-cell>
        </table:table-row>
        <table:table-row table:style-name="ro1">
          <table:table-cell office:value-type="float" office:value="1442" calcext:value-type="float">
            <text:p>1442</text:p>
          </table:table-cell>
          <table:table-cell table:number-columns-repeated="3"/>
          <table:table-cell office:value-type="float" office:value="16028" calcext:value-type="float">
            <text:p>16028</text:p>
          </table:table-cell>
          <table:table-cell office:value-type="float" office:value="100288" calcext:value-type="float">
            <text:p>100288</text:p>
          </table:table-cell>
          <table:table-cell office:value-type="float" office:value="494006" calcext:value-type="float">
            <text:p>494006</text:p>
          </table:table-cell>
          <table:table-cell office:value-type="float" office:value="555840" calcext:value-type="float">
            <text:p>555840</text:p>
          </table:table-cell>
          <table:table-cell office:value-type="float" office:value="1207492" calcext:value-type="float">
            <text:p>1207492</text:p>
          </table:table-cell>
          <table:table-cell office:value-type="float" office:value="70248" calcext:value-type="float">
            <text:p>70248</text:p>
          </table:table-cell>
        </table:table-row>
        <table:table-row table:style-name="ro1">
          <table:table-cell office:value-type="float" office:value="1443" calcext:value-type="float">
            <text:p>1443</text:p>
          </table:table-cell>
          <table:table-cell table:number-columns-repeated="3"/>
          <table:table-cell office:value-type="float" office:value="8327" calcext:value-type="float">
            <text:p>8327</text:p>
          </table:table-cell>
          <table:table-cell office:value-type="float" office:value="42325" calcext:value-type="float">
            <text:p>42325</text:p>
          </table:table-cell>
          <table:table-cell office:value-type="float" office:value="297163" calcext:value-type="float">
            <text:p>297163</text:p>
          </table:table-cell>
          <table:table-cell office:value-type="float" office:value="310215" calcext:value-type="float">
            <text:p>310215</text:p>
          </table:table-cell>
          <table:table-cell office:value-type="float" office:value="867969" calcext:value-type="float">
            <text:p>867969</text:p>
          </table:table-cell>
          <table:table-cell office:value-type="float" office:value="-88275" calcext:value-type="float">
            <text:p>-88275</text:p>
          </table:table-cell>
        </table:table-row>
        <table:table-row table:style-name="ro1">
          <table:table-cell office:value-type="float" office:value="1444" calcext:value-type="float">
            <text:p>1444</text:p>
          </table:table-cell>
          <table:table-cell table:number-columns-repeated="3"/>
          <table:table-cell office:value-type="float" office:value="73126" calcext:value-type="float">
            <text:p>73126</text:p>
          </table:table-cell>
          <table:table-cell office:value-type="float" office:value="-68198" calcext:value-type="float">
            <text:p>-68198</text:p>
          </table:table-cell>
          <table:table-cell office:value-type="float" office:value="384052" calcext:value-type="float">
            <text:p>384052</text:p>
          </table:table-cell>
          <table:table-cell office:value-type="float" office:value="490226" calcext:value-type="float">
            <text:p>490226</text:p>
          </table:table-cell>
          <table:table-cell office:value-type="float" office:value="959538" calcext:value-type="float">
            <text:p>959538</text:p>
          </table:table-cell>
          <table:table-cell office:value-type="float" office:value="-73762" calcext:value-type="float">
            <text:p>-73762</text:p>
          </table:table-cell>
        </table:table-row>
        <table:table-row table:style-name="ro1">
          <table:table-cell office:value-type="float" office:value="1445" calcext:value-type="float">
            <text:p>1445</text:p>
          </table:table-cell>
          <table:table-cell table:number-columns-repeated="3"/>
          <table:table-cell office:value-type="float" office:value="183296" calcext:value-type="float">
            <text:p>183296</text:p>
          </table:table-cell>
          <table:table-cell office:value-type="float" office:value="157198" calcext:value-type="float">
            <text:p>157198</text:p>
          </table:table-cell>
          <table:table-cell office:value-type="float" office:value="468388" calcext:value-type="float">
            <text:p>468388</text:p>
          </table:table-cell>
          <table:table-cell office:value-type="float" office:value="328442" calcext:value-type="float">
            <text:p>328442</text:p>
          </table:table-cell>
          <table:table-cell office:value-type="float" office:value="1075656" calcext:value-type="float">
            <text:p>1075656</text:p>
          </table:table-cell>
          <table:table-cell office:value-type="float" office:value="-19584" calcext:value-type="float">
            <text:p>-19584</text:p>
          </table:table-cell>
        </table:table-row>
        <table:table-row table:style-name="ro1">
          <table:table-cell office:value-type="float" office:value="1446" calcext:value-type="float">
            <text:p>1446</text:p>
          </table:table-cell>
          <table:table-cell table:number-columns-repeated="3"/>
          <table:table-cell office:value-type="float" office:value="324127" calcext:value-type="float">
            <text:p>324127</text:p>
          </table:table-cell>
          <table:table-cell office:value-type="float" office:value="-5017" calcext:value-type="float">
            <text:p>-5017</text:p>
          </table:table-cell>
          <table:table-cell office:value-type="float" office:value="305961" calcext:value-type="float">
            <text:p>305961</text:p>
          </table:table-cell>
          <table:table-cell office:value-type="float" office:value="533329" calcext:value-type="float">
            <text:p>533329</text:p>
          </table:table-cell>
          <table:table-cell office:value-type="float" office:value="850175" calcext:value-type="float">
            <text:p>850175</text:p>
          </table:table-cell>
          <table:table-cell office:value-type="float" office:value="-43421" calcext:value-type="float">
            <text:p>-43421</text:p>
          </table:table-cell>
        </table:table-row>
        <table:table-row table:style-name="ro1">
          <table:table-cell office:value-type="float" office:value="1447" calcext:value-type="float">
            <text:p>1447</text:p>
          </table:table-cell>
          <table:table-cell table:number-columns-repeated="3"/>
          <table:table-cell office:value-type="float" office:value="47349" calcext:value-type="float">
            <text:p>47349</text:p>
          </table:table-cell>
          <table:table-cell office:value-type="float" office:value="-45011" calcext:value-type="float">
            <text:p>-45011</text:p>
          </table:table-cell>
          <table:table-cell office:value-type="float" office:value="493205" calcext:value-type="float">
            <text:p>493205</text:p>
          </table:table-cell>
          <table:table-cell office:value-type="float" office:value="583353" calcext:value-type="float">
            <text:p>583353</text:p>
          </table:table-cell>
          <table:table-cell office:value-type="float" office:value="1189487" calcext:value-type="float">
            <text:p>1189487</text:p>
          </table:table-cell>
          <table:table-cell office:value-type="float" office:value="-43573" calcext:value-type="float">
            <text:p>-43573</text:p>
          </table:table-cell>
        </table:table-row>
        <table:table-row table:style-name="ro1">
          <table:table-cell office:value-type="float" office:value="1448" calcext:value-type="float">
            <text:p>1448</text:p>
          </table:table-cell>
          <table:table-cell table:number-columns-repeated="3"/>
          <table:table-cell office:value-type="float" office:value="-204896" calcext:value-type="float">
            <text:p>-204896</text:p>
          </table:table-cell>
          <table:table-cell office:value-type="float" office:value="-79478" calcext:value-type="float">
            <text:p>-79478</text:p>
          </table:table-cell>
          <table:table-cell office:value-type="float" office:value="529952" calcext:value-type="float">
            <text:p>529952</text:p>
          </table:table-cell>
          <table:table-cell office:value-type="float" office:value="520114" calcext:value-type="float">
            <text:p>520114</text:p>
          </table:table-cell>
          <table:table-cell office:value-type="float" office:value="1252028" calcext:value-type="float">
            <text:p>1252028</text:p>
          </table:table-cell>
          <table:table-cell office:value-type="float" office:value="-41624" calcext:value-type="float">
            <text:p>-41624</text:p>
          </table:table-cell>
        </table:table-row>
        <table:table-row table:style-name="ro1">
          <table:table-cell office:value-type="float" office:value="1449" calcext:value-type="float">
            <text:p>1449</text:p>
          </table:table-cell>
          <table:table-cell table:number-columns-repeated="3"/>
          <table:table-cell office:value-type="float" office:value="3562" calcext:value-type="float">
            <text:p>3562</text:p>
          </table:table-cell>
          <table:table-cell office:value-type="float" office:value="70480" calcext:value-type="float">
            <text:p>70480</text:p>
          </table:table-cell>
          <table:table-cell office:value-type="float" office:value="464480" calcext:value-type="float">
            <text:p>464480</text:p>
          </table:table-cell>
          <table:table-cell office:value-type="float" office:value="383316" calcext:value-type="float">
            <text:p>383316</text:p>
          </table:table-cell>
          <table:table-cell office:value-type="float" office:value="1018736" calcext:value-type="float">
            <text:p>1018736</text:p>
          </table:table-cell>
          <table:table-cell office:value-type="float" office:value="48132" calcext:value-type="float">
            <text:p>48132</text:p>
          </table:table-cell>
        </table:table-row>
        <table:table-row table:style-name="ro1">
          <table:table-cell office:value-type="float" office:value="1450" calcext:value-type="float">
            <text:p>1450</text:p>
          </table:table-cell>
          <table:table-cell table:number-columns-repeated="3"/>
          <table:table-cell office:value-type="float" office:value="483792" calcext:value-type="float">
            <text:p>483792</text:p>
          </table:table-cell>
          <table:table-cell office:value-type="float" office:value="70104" calcext:value-type="float">
            <text:p>70104</text:p>
          </table:table-cell>
          <table:table-cell office:value-type="float" office:value="607966" calcext:value-type="float">
            <text:p>607966</text:p>
          </table:table-cell>
          <table:table-cell office:value-type="float" office:value="498912" calcext:value-type="float">
            <text:p>498912</text:p>
          </table:table-cell>
          <table:table-cell office:value-type="float" office:value="1359634" calcext:value-type="float">
            <text:p>1359634</text:p>
          </table:table-cell>
          <table:table-cell office:value-type="float" office:value="96126" calcext:value-type="float">
            <text:p>96126</text:p>
          </table:table-cell>
        </table:table-row>
        <table:table-row table:style-name="ro1">
          <table:table-cell office:value-type="float" office:value="1451" calcext:value-type="float">
            <text:p>1451</text:p>
          </table:table-cell>
          <table:table-cell table:number-columns-repeated="3"/>
          <table:table-cell office:value-type="float" office:value="-46247" calcext:value-type="float">
            <text:p>-46247</text:p>
          </table:table-cell>
          <table:table-cell office:value-type="float" office:value="-188241" calcext:value-type="float">
            <text:p>-188241</text:p>
          </table:table-cell>
          <table:table-cell office:value-type="float" office:value="311405" calcext:value-type="float">
            <text:p>311405</text:p>
          </table:table-cell>
          <table:table-cell office:value-type="float" office:value="236637" calcext:value-type="float">
            <text:p>236637</text:p>
          </table:table-cell>
          <table:table-cell office:value-type="float" office:value="681583" calcext:value-type="float">
            <text:p>681583</text:p>
          </table:table-cell>
          <table:table-cell office:value-type="float" office:value="129565" calcext:value-type="float">
            <text:p>129565</text:p>
          </table:table-cell>
        </table:table-row>
        <table:table-row table:style-name="ro1">
          <table:table-cell office:value-type="float" office:value="1452" calcext:value-type="float">
            <text:p>1452</text:p>
          </table:table-cell>
          <table:table-cell table:number-columns-repeated="3"/>
          <table:table-cell office:value-type="float" office:value="-132561" calcext:value-type="float">
            <text:p>-132561</text:p>
          </table:table-cell>
          <table:table-cell office:value-type="float" office:value="-63269" calcext:value-type="float">
            <text:p>-63269</text:p>
          </table:table-cell>
          <table:table-cell office:value-type="float" office:value="255145" calcext:value-type="float">
            <text:p>255145</text:p>
          </table:table-cell>
          <table:table-cell office:value-type="float" office:value="399519" calcext:value-type="float">
            <text:p>399519</text:p>
          </table:table-cell>
          <table:table-cell office:value-type="float" office:value="677249" calcext:value-type="float">
            <text:p>677249</text:p>
          </table:table-cell>
          <table:table-cell office:value-type="float" office:value="62433" calcext:value-type="float">
            <text:p>62433</text:p>
          </table:table-cell>
        </table:table-row>
        <table:table-row table:style-name="ro1">
          <table:table-cell office:value-type="float" office:value="1453" calcext:value-type="float">
            <text:p>1453</text:p>
          </table:table-cell>
          <table:table-cell table:number-columns-repeated="3"/>
          <table:table-cell office:value-type="float" office:value="50088" calcext:value-type="float">
            <text:p>50088</text:p>
          </table:table-cell>
          <table:table-cell office:value-type="float" office:value="-7870" calcext:value-type="float">
            <text:p>-7870</text:p>
          </table:table-cell>
          <table:table-cell office:value-type="float" office:value="516640" calcext:value-type="float">
            <text:p>516640</text:p>
          </table:table-cell>
          <table:table-cell office:value-type="float" office:value="501278" calcext:value-type="float">
            <text:p>501278</text:p>
          </table:table-cell>
          <table:table-cell office:value-type="float" office:value="1237882" calcext:value-type="float">
            <text:p>1237882</text:p>
          </table:table-cell>
          <table:table-cell office:value-type="float" office:value="26886" calcext:value-type="float">
            <text:p>26886</text:p>
          </table:table-cell>
        </table:table-row>
        <table:table-row table:style-name="ro1">
          <table:table-cell office:value-type="float" office:value="1454" calcext:value-type="float">
            <text:p>1454</text:p>
          </table:table-cell>
          <table:table-cell table:number-columns-repeated="3"/>
          <table:table-cell office:value-type="float" office:value="91028" calcext:value-type="float">
            <text:p>91028</text:p>
          </table:table-cell>
          <table:table-cell office:value-type="float" office:value="-122056" calcext:value-type="float">
            <text:p>-122056</text:p>
          </table:table-cell>
          <table:table-cell office:value-type="float" office:value="397214" calcext:value-type="float">
            <text:p>397214</text:p>
          </table:table-cell>
          <table:table-cell office:value-type="float" office:value="154200" calcext:value-type="float">
            <text:p>154200</text:p>
          </table:table-cell>
          <table:table-cell office:value-type="float" office:value="784062" calcext:value-type="float">
            <text:p>784062</text:p>
          </table:table-cell>
          <table:table-cell office:value-type="float" office:value="15122" calcext:value-type="float">
            <text:p>15122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table:number-columns-repeated="3"/>
          <table:table-cell office:value-type="float" office:value="-122681" calcext:value-type="float">
            <text:p>-122681</text:p>
          </table:table-cell>
          <table:table-cell office:value-type="float" office:value="-100779" calcext:value-type="float">
            <text:p>-100779</text:p>
          </table:table-cell>
          <table:table-cell office:value-type="float" office:value="463603" calcext:value-type="float">
            <text:p>463603</text:p>
          </table:table-cell>
          <table:table-cell office:value-type="float" office:value="322515" calcext:value-type="float">
            <text:p>322515</text:p>
          </table:table-cell>
          <table:table-cell office:value-type="float" office:value="763555" calcext:value-type="float">
            <text:p>763555</text:p>
          </table:table-cell>
          <table:table-cell office:value-type="float" office:value="-76437" calcext:value-type="float">
            <text:p>-76437</text:p>
          </table:table-cell>
        </table:table-row>
        <table:table-row table:style-name="ro1">
          <table:table-cell office:value-type="float" office:value="1456" calcext:value-type="float">
            <text:p>1456</text:p>
          </table:table-cell>
          <table:table-cell table:number-columns-repeated="3"/>
          <table:table-cell office:value-type="float" office:value="205543" calcext:value-type="float">
            <text:p>205543</text:p>
          </table:table-cell>
          <table:table-cell office:value-type="float" office:value="-135393" calcext:value-type="float">
            <text:p>-135393</text:p>
          </table:table-cell>
          <table:table-cell office:value-type="float" office:value="233781" calcext:value-type="float">
            <text:p>233781</text:p>
          </table:table-cell>
          <table:table-cell office:value-type="float" office:value="363635" calcext:value-type="float">
            <text:p>363635</text:p>
          </table:table-cell>
          <table:table-cell office:value-type="float" office:value="609091" calcext:value-type="float">
            <text:p>609091</text:p>
          </table:table-cell>
          <table:table-cell office:value-type="float" office:value="-118093" calcext:value-type="float">
            <text:p>-118093</text:p>
          </table:table-cell>
        </table:table-row>
        <table:table-row table:style-name="ro1">
          <table:table-cell office:value-type="float" office:value="1457" calcext:value-type="float">
            <text:p>1457</text:p>
          </table:table-cell>
          <table:table-cell table:number-columns-repeated="3"/>
          <table:table-cell office:value-type="float" office:value="309891" calcext:value-type="float">
            <text:p>309891</text:p>
          </table:table-cell>
          <table:table-cell office:value-type="float" office:value="-178637" calcext:value-type="float">
            <text:p>-178637</text:p>
          </table:table-cell>
          <table:table-cell office:value-type="float" office:value="194625" calcext:value-type="float">
            <text:p>194625</text:p>
          </table:table-cell>
          <table:table-cell office:value-type="float" office:value="78171" calcext:value-type="float">
            <text:p>78171</text:p>
          </table:table-cell>
          <table:table-cell office:value-type="float" office:value="448469" calcext:value-type="float">
            <text:p>448469</text:p>
          </table:table-cell>
          <table:table-cell office:value-type="float" office:value="-176211" calcext:value-type="float">
            <text:p>-176211</text:p>
          </table:table-cell>
        </table:table-row>
        <table:table-row table:style-name="ro1">
          <table:table-cell office:value-type="float" office:value="1458" calcext:value-type="float">
            <text:p>1458</text:p>
          </table:table-cell>
          <table:table-cell table:number-columns-repeated="3"/>
          <table:table-cell office:value-type="float" office:value="-77347" calcext:value-type="float">
            <text:p>-77347</text:p>
          </table:table-cell>
          <table:table-cell office:value-type="float" office:value="-191293" calcext:value-type="float">
            <text:p>-191293</text:p>
          </table:table-cell>
          <table:table-cell office:value-type="float" office:value="461157" calcext:value-type="float">
            <text:p>461157</text:p>
          </table:table-cell>
          <table:table-cell office:value-type="float" office:value="458271" calcext:value-type="float">
            <text:p>458271</text:p>
          </table:table-cell>
          <table:table-cell office:value-type="float" office:value="1161111" calcext:value-type="float">
            <text:p>1161111</text:p>
          </table:table-cell>
          <table:table-cell office:value-type="float" office:value="13587" calcext:value-type="float">
            <text:p>13587</text:p>
          </table:table-cell>
        </table:table-row>
        <table:table-row table:style-name="ro1">
          <table:table-cell office:value-type="float" office:value="1459" calcext:value-type="float">
            <text:p>1459</text:p>
          </table:table-cell>
          <table:table-cell table:number-columns-repeated="3"/>
          <table:table-cell office:value-type="float" office:value="12771" calcext:value-type="float">
            <text:p>12771</text:p>
          </table:table-cell>
          <table:table-cell office:value-type="float" office:value="-121599" calcext:value-type="float">
            <text:p>-121599</text:p>
          </table:table-cell>
          <table:table-cell office:value-type="float" office:value="307957" calcext:value-type="float">
            <text:p>307957</text:p>
          </table:table-cell>
          <table:table-cell office:value-type="float" office:value="358945" calcext:value-type="float">
            <text:p>358945</text:p>
          </table:table-cell>
          <table:table-cell office:value-type="float" office:value="762531" calcext:value-type="float">
            <text:p>762531</text:p>
          </table:table-cell>
          <table:table-cell office:value-type="float" office:value="-18305" calcext:value-type="float">
            <text:p>-18305</text:p>
          </table:table-cell>
        </table:table-row>
        <table:table-row table:style-name="ro1">
          <table:table-cell office:value-type="float" office:value="1460" calcext:value-type="float">
            <text:p>1460</text:p>
          </table:table-cell>
          <table:table-cell table:number-columns-repeated="3"/>
          <table:table-cell office:value-type="float" office:value="344676" calcext:value-type="float">
            <text:p>344676</text:p>
          </table:table-cell>
          <table:table-cell office:value-type="float" office:value="126994" calcext:value-type="float">
            <text:p>126994</text:p>
          </table:table-cell>
          <table:table-cell office:value-type="float" office:value="602606" calcext:value-type="float">
            <text:p>602606</text:p>
          </table:table-cell>
          <table:table-cell office:value-type="float" office:value="626044" calcext:value-type="float">
            <text:p>626044</text:p>
          </table:table-cell>
          <table:table-cell office:value-type="float" office:value="1462752" calcext:value-type="float">
            <text:p>1462752</text:p>
          </table:table-cell>
          <table:table-cell office:value-type="float" office:value="17860" calcext:value-type="float">
            <text:p>17860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table:number-columns-repeated="3"/>
          <table:table-cell office:value-type="float" office:value="-431977" calcext:value-type="float">
            <text:p>-431977</text:p>
          </table:table-cell>
          <table:table-cell office:value-type="float" office:value="-215533" calcext:value-type="float">
            <text:p>-215533</text:p>
          </table:table-cell>
          <table:table-cell office:value-type="float" office:value="240847" calcext:value-type="float">
            <text:p>240847</text:p>
          </table:table-cell>
          <table:table-cell office:value-type="float" office:value="211875" calcext:value-type="float">
            <text:p>211875</text:p>
          </table:table-cell>
          <table:table-cell office:value-type="float" office:value="621905" calcext:value-type="float">
            <text:p>621905</text:p>
          </table:table-cell>
          <table:table-cell office:value-type="float" office:value="-15963" calcext:value-type="float">
            <text:p>-15963</text:p>
          </table:table-cell>
        </table:table-row>
        <table:table-row table:style-name="ro1">
          <table:table-cell office:value-type="float" office:value="1462" calcext:value-type="float">
            <text:p>1462</text:p>
          </table:table-cell>
          <table:table-cell table:number-columns-repeated="3"/>
          <table:table-cell office:value-type="float" office:value="-4091" calcext:value-type="float">
            <text:p>-4091</text:p>
          </table:table-cell>
          <table:table-cell office:value-type="float" office:value="-6079" calcext:value-type="float">
            <text:p>-6079</text:p>
          </table:table-cell>
          <table:table-cell office:value-type="float" office:value="368893" calcext:value-type="float">
            <text:p>368893</text:p>
          </table:table-cell>
          <table:table-cell office:value-type="float" office:value="467575" calcext:value-type="float">
            <text:p>467575</text:p>
          </table:table-cell>
          <table:table-cell office:value-type="float" office:value="983861" calcext:value-type="float">
            <text:p>983861</text:p>
          </table:table-cell>
          <table:table-cell office:value-type="float" office:value="-39805" calcext:value-type="float">
            <text:p>-39805</text:p>
          </table:table-cell>
        </table:table-row>
        <table:table-row table:style-name="ro1">
          <table:table-cell office:value-type="float" office:value="1463" calcext:value-type="float">
            <text:p>1463</text:p>
          </table:table-cell>
          <table:table-cell table:number-columns-repeated="3"/>
          <table:table-cell office:value-type="float" office:value="-6171" calcext:value-type="float">
            <text:p>-6171</text:p>
          </table:table-cell>
          <table:table-cell office:value-type="float" office:value="-84221" calcext:value-type="float">
            <text:p>-84221</text:p>
          </table:table-cell>
          <table:table-cell office:value-type="float" office:value="574749" calcext:value-type="float">
            <text:p>574749</text:p>
          </table:table-cell>
          <table:table-cell office:value-type="float" office:value="409923" calcext:value-type="float">
            <text:p>409923</text:p>
          </table:table-cell>
          <table:table-cell office:value-type="float" office:value="1311539" calcext:value-type="float">
            <text:p>1311539</text:p>
          </table:table-cell>
          <table:table-cell office:value-type="float" office:value="-66167" calcext:value-type="float">
            <text:p>-66167</text:p>
          </table:table-cell>
        </table:table-row>
        <table:table-row table:style-name="ro1">
          <table:table-cell office:value-type="float" office:value="1464" calcext:value-type="float">
            <text:p>1464</text:p>
          </table:table-cell>
          <table:table-cell table:number-columns-repeated="3"/>
          <table:table-cell office:value-type="float" office:value="-272899" calcext:value-type="float">
            <text:p>-272899</text:p>
          </table:table-cell>
          <table:table-cell office:value-type="float" office:value="-113243" calcext:value-type="float">
            <text:p>-113243</text:p>
          </table:table-cell>
          <table:table-cell office:value-type="float" office:value="422635" calcext:value-type="float">
            <text:p>422635</text:p>
          </table:table-cell>
          <table:table-cell office:value-type="float" office:value="575765" calcext:value-type="float">
            <text:p>575765</text:p>
          </table:table-cell>
          <table:table-cell office:value-type="float" office:value="1150861" calcext:value-type="float">
            <text:p>1150861</text:p>
          </table:table-cell>
          <table:table-cell office:value-type="float" office:value="-50903" calcext:value-type="float">
            <text:p>-50903</text:p>
          </table:table-cell>
        </table:table-row>
        <table:table-row table:style-name="ro1">
          <table:table-cell office:value-type="float" office:value="1465" calcext:value-type="float">
            <text:p>1465</text:p>
          </table:table-cell>
          <table:table-cell table:number-columns-repeated="3"/>
          <table:table-cell office:value-type="float" office:value="-38344" calcext:value-type="float">
            <text:p>-38344</text:p>
          </table:table-cell>
          <table:table-cell office:value-type="float" office:value="-84978" calcext:value-type="float">
            <text:p>-84978</text:p>
          </table:table-cell>
          <table:table-cell office:value-type="float" office:value="272854" calcext:value-type="float">
            <text:p>272854</text:p>
          </table:table-cell>
          <table:table-cell office:value-type="float" office:value="437070" calcext:value-type="float">
            <text:p>437070</text:p>
          </table:table-cell>
          <table:table-cell office:value-type="float" office:value="762504" calcext:value-type="float">
            <text:p>762504</text:p>
          </table:table-cell>
          <table:table-cell office:value-type="float" office:value="79084" calcext:value-type="float">
            <text:p>79084</text:p>
          </table:table-cell>
        </table:table-row>
        <table:table-row table:style-name="ro1">
          <table:table-cell office:value-type="float" office:value="1466" calcext:value-type="float">
            <text:p>1466</text:p>
          </table:table-cell>
          <table:table-cell table:number-columns-repeated="3"/>
          <table:table-cell office:value-type="float" office:value="-205144" calcext:value-type="float">
            <text:p>-205144</text:p>
          </table:table-cell>
          <table:table-cell office:value-type="float" office:value="-254532" calcext:value-type="float">
            <text:p>-254532</text:p>
          </table:table-cell>
          <table:table-cell office:value-type="float" office:value="275122" calcext:value-type="float">
            <text:p>275122</text:p>
          </table:table-cell>
          <table:table-cell office:value-type="float" office:value="298766" calcext:value-type="float">
            <text:p>298766</text:p>
          </table:table-cell>
          <table:table-cell office:value-type="float" office:value="689740" calcext:value-type="float">
            <text:p>689740</text:p>
          </table:table-cell>
          <table:table-cell office:value-type="float" office:value="-2218" calcext:value-type="float">
            <text:p>-2218</text:p>
          </table:table-cell>
        </table:table-row>
        <table:table-row table:style-name="ro1">
          <table:table-cell office:value-type="float" office:value="1467" calcext:value-type="float">
            <text:p>1467</text:p>
          </table:table-cell>
          <table:table-cell table:number-columns-repeated="3"/>
          <table:table-cell office:value-type="float" office:value="426482" calcext:value-type="float">
            <text:p>426482</text:p>
          </table:table-cell>
          <table:table-cell office:value-type="float" office:value="117300" calcext:value-type="float">
            <text:p>117300</text:p>
          </table:table-cell>
          <table:table-cell office:value-type="float" office:value="361812" calcext:value-type="float">
            <text:p>361812</text:p>
          </table:table-cell>
          <table:table-cell office:value-type="float" office:value="396830" calcext:value-type="float">
            <text:p>396830</text:p>
          </table:table-cell>
          <table:table-cell office:value-type="float" office:value="892406" calcext:value-type="float">
            <text:p>892406</text:p>
          </table:table-cell>
          <table:table-cell office:value-type="float" office:value="-19686" calcext:value-type="float">
            <text:p>-19686</text:p>
          </table:table-cell>
        </table:table-row>
        <table:table-row table:style-name="ro1">
          <table:table-cell office:value-type="float" office:value="1468" calcext:value-type="float">
            <text:p>1468</text:p>
          </table:table-cell>
          <table:table-cell table:number-columns-repeated="3"/>
          <table:table-cell office:value-type="float" office:value="377473" calcext:value-type="float">
            <text:p>377473</text:p>
          </table:table-cell>
          <table:table-cell office:value-type="float" office:value="188425" calcext:value-type="float">
            <text:p>188425</text:p>
          </table:table-cell>
          <table:table-cell office:value-type="float" office:value="509375" calcext:value-type="float">
            <text:p>509375</text:p>
          </table:table-cell>
          <table:table-cell office:value-type="float" office:value="494463" calcext:value-type="float">
            <text:p>494463</text:p>
          </table:table-cell>
          <table:table-cell office:value-type="float" office:value="1148049" calcext:value-type="float">
            <text:p>1148049</text:p>
          </table:table-cell>
          <table:table-cell office:value-type="float" office:value="-23173" calcext:value-type="float">
            <text:p>-23173</text:p>
          </table:table-cell>
        </table:table-row>
        <table:table-row table:style-name="ro1">
          <table:table-cell office:value-type="float" office:value="1469" calcext:value-type="float">
            <text:p>1469</text:p>
          </table:table-cell>
          <table:table-cell table:number-columns-repeated="3"/>
          <table:table-cell office:value-type="float" office:value="-8649" calcext:value-type="float">
            <text:p>-8649</text:p>
          </table:table-cell>
          <table:table-cell office:value-type="float" office:value="-167999" calcext:value-type="float">
            <text:p>-167999</text:p>
          </table:table-cell>
          <table:table-cell office:value-type="float" office:value="369283" calcext:value-type="float">
            <text:p>369283</text:p>
          </table:table-cell>
          <table:table-cell office:value-type="float" office:value="422631" calcext:value-type="float">
            <text:p>422631</text:p>
          </table:table-cell>
          <table:table-cell office:value-type="float" office:value="889377" calcext:value-type="float">
            <text:p>889377</text:p>
          </table:table-cell>
          <table:table-cell office:value-type="float" office:value="13785" calcext:value-type="float">
            <text:p>13785</text:p>
          </table:table-cell>
        </table:table-row>
        <table:table-row table:style-name="ro1">
          <table:table-cell office:value-type="float" office:value="1470" calcext:value-type="float">
            <text:p>1470</text:p>
          </table:table-cell>
          <table:table-cell table:number-columns-repeated="3"/>
          <table:table-cell office:value-type="float" office:value="247746" calcext:value-type="float">
            <text:p>247746</text:p>
          </table:table-cell>
          <table:table-cell office:value-type="float" office:value="90442" calcext:value-type="float">
            <text:p>90442</text:p>
          </table:table-cell>
          <table:table-cell office:value-type="float" office:value="231518" calcext:value-type="float">
            <text:p>231518</text:p>
          </table:table-cell>
          <table:table-cell office:value-type="float" office:value="46518" calcext:value-type="float">
            <text:p>46518</text:p>
          </table:table-cell>
          <table:table-cell office:value-type="float" office:value="458886" calcext:value-type="float">
            <text:p>458886</text:p>
          </table:table-cell>
          <table:table-cell office:value-type="float" office:value="15446" calcext:value-type="float">
            <text:p>15446</text:p>
          </table:table-cell>
        </table:table-row>
        <table:table-row table:style-name="ro1">
          <table:table-cell office:value-type="float" office:value="1471" calcext:value-type="float">
            <text:p>1471</text:p>
          </table:table-cell>
          <table:table-cell table:number-columns-repeated="3"/>
          <table:table-cell office:value-type="float" office:value="-103374" calcext:value-type="float">
            <text:p>-103374</text:p>
          </table:table-cell>
          <table:table-cell office:value-type="float" office:value="-31310" calcext:value-type="float">
            <text:p>-31310</text:p>
          </table:table-cell>
          <table:table-cell office:value-type="float" office:value="659770" calcext:value-type="float">
            <text:p>659770</text:p>
          </table:table-cell>
          <table:table-cell office:value-type="float" office:value="744792" calcext:value-type="float">
            <text:p>744792</text:p>
          </table:table-cell>
          <table:table-cell office:value-type="float" office:value="1661458" calcext:value-type="float">
            <text:p>1661458</text:p>
          </table:table-cell>
          <table:table-cell office:value-type="float" office:value="21888" calcext:value-type="float">
            <text:p>21888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table:number-columns-repeated="3"/>
          <table:table-cell office:value-type="float" office:value="-255624" calcext:value-type="float">
            <text:p>-255624</text:p>
          </table:table-cell>
          <table:table-cell office:value-type="float" office:value="-158062" calcext:value-type="float">
            <text:p>-158062</text:p>
          </table:table-cell>
          <table:table-cell office:value-type="float" office:value="320152" calcext:value-type="float">
            <text:p>320152</text:p>
          </table:table-cell>
          <table:table-cell office:value-type="float" office:value="370106" calcext:value-type="float">
            <text:p>370106</text:p>
          </table:table-cell>
          <table:table-cell office:value-type="float" office:value="800802" calcext:value-type="float">
            <text:p>800802</text:p>
          </table:table-cell>
          <table:table-cell office:value-type="float" office:value="27394" calcext:value-type="float">
            <text:p>27394</text:p>
          </table:table-cell>
        </table:table-row>
        <table:table-row table:style-name="ro1">
          <table:table-cell office:value-type="float" office:value="1473" calcext:value-type="float">
            <text:p>1473</text:p>
          </table:table-cell>
          <table:table-cell table:number-columns-repeated="3"/>
          <table:table-cell office:value-type="float" office:value="67109" calcext:value-type="float">
            <text:p>67109</text:p>
          </table:table-cell>
          <table:table-cell office:value-type="float" office:value="43587" calcext:value-type="float">
            <text:p>43587</text:p>
          </table:table-cell>
          <table:table-cell office:value-type="float" office:value="331587" calcext:value-type="float">
            <text:p>331587</text:p>
          </table:table-cell>
          <table:table-cell office:value-type="float" office:value="393423" calcext:value-type="float">
            <text:p>393423</text:p>
          </table:table-cell>
          <table:table-cell office:value-type="float" office:value="909289" calcext:value-type="float">
            <text:p>909289</text:p>
          </table:table-cell>
          <table:table-cell office:value-type="float" office:value="33919" calcext:value-type="float">
            <text:p>33919</text:p>
          </table:table-cell>
        </table:table-row>
        <table:table-row table:style-name="ro1">
          <table:table-cell office:value-type="float" office:value="1474" calcext:value-type="float">
            <text:p>1474</text:p>
          </table:table-cell>
          <table:table-cell table:number-columns-repeated="3"/>
          <table:table-cell office:value-type="float" office:value="526997" calcext:value-type="float">
            <text:p>526997</text:p>
          </table:table-cell>
          <table:table-cell office:value-type="float" office:value="-46517" calcext:value-type="float">
            <text:p>-46517</text:p>
          </table:table-cell>
          <table:table-cell office:value-type="float" office:value="291575" calcext:value-type="float">
            <text:p>291575</text:p>
          </table:table-cell>
          <table:table-cell office:value-type="float" office:value="296119" calcext:value-type="float">
            <text:p>296119</text:p>
          </table:table-cell>
          <table:table-cell office:value-type="float" office:value="697135" calcext:value-type="float">
            <text:p>697135</text:p>
          </table:table-cell>
          <table:table-cell office:value-type="float" office:value="-64721" calcext:value-type="float">
            <text:p>-64721</text:p>
          </table:table-cell>
        </table:table-row>
        <table:table-row table:style-name="ro1">
          <table:table-cell office:value-type="float" office:value="1475" calcext:value-type="float">
            <text:p>1475</text:p>
          </table:table-cell>
          <table:table-cell table:number-columns-repeated="3"/>
          <table:table-cell office:value-type="float" office:value="21247" calcext:value-type="float">
            <text:p>21247</text:p>
          </table:table-cell>
          <table:table-cell office:value-type="float" office:value="-25957" calcext:value-type="float">
            <text:p>-25957</text:p>
          </table:table-cell>
          <table:table-cell office:value-type="float" office:value="105315" calcext:value-type="float">
            <text:p>105315</text:p>
          </table:table-cell>
          <table:table-cell office:value-type="float" office:value="87331" calcext:value-type="float">
            <text:p>87331</text:p>
          </table:table-cell>
          <table:table-cell office:value-type="float" office:value="222873" calcext:value-type="float">
            <text:p>222873</text:p>
          </table:table-cell>
          <table:table-cell office:value-type="float" office:value="-39721" calcext:value-type="float">
            <text:p>-39721</text:p>
          </table:table-cell>
        </table:table-row>
        <table:table-row table:style-name="ro1">
          <table:table-cell office:value-type="float" office:value="1476" calcext:value-type="float">
            <text:p>1476</text:p>
          </table:table-cell>
          <table:table-cell table:number-columns-repeated="3"/>
          <table:table-cell office:value-type="float" office:value="154264" calcext:value-type="float">
            <text:p>154264</text:p>
          </table:table-cell>
          <table:table-cell office:value-type="float" office:value="1200" calcext:value-type="float">
            <text:p>1200</text:p>
          </table:table-cell>
          <table:table-cell office:value-type="float" office:value="279356" calcext:value-type="float">
            <text:p>279356</text:p>
          </table:table-cell>
          <table:table-cell office:value-type="float" office:value="327956" calcext:value-type="float">
            <text:p>327956</text:p>
          </table:table-cell>
          <table:table-cell office:value-type="float" office:value="731444" calcext:value-type="float">
            <text:p>731444</text:p>
          </table:table-cell>
          <table:table-cell office:value-type="float" office:value="-47096" calcext:value-type="float">
            <text:p>-47096</text:p>
          </table:table-cell>
        </table:table-row>
        <table:table-row table:style-name="ro1">
          <table:table-cell office:value-type="float" office:value="1477" calcext:value-type="float">
            <text:p>1477</text:p>
          </table:table-cell>
          <table:table-cell table:number-columns-repeated="3"/>
          <table:table-cell office:value-type="float" office:value="302247" calcext:value-type="float">
            <text:p>302247</text:p>
          </table:table-cell>
          <table:table-cell office:value-type="float" office:value="67953" calcext:value-type="float">
            <text:p>67953</text:p>
          </table:table-cell>
          <table:table-cell office:value-type="float" office:value="372427" calcext:value-type="float">
            <text:p>372427</text:p>
          </table:table-cell>
          <table:table-cell office:value-type="float" office:value="319449" calcext:value-type="float">
            <text:p>319449</text:p>
          </table:table-cell>
          <table:table-cell office:value-type="float" office:value="847815" calcext:value-type="float">
            <text:p>847815</text:p>
          </table:table-cell>
          <table:table-cell office:value-type="float" office:value="42525" calcext:value-type="float">
            <text:p>42525</text:p>
          </table:table-cell>
        </table:table-row>
        <table:table-row table:style-name="ro1">
          <table:table-cell office:value-type="float" office:value="1478" calcext:value-type="float">
            <text:p>1478</text:p>
          </table:table-cell>
          <table:table-cell table:number-columns-repeated="3"/>
          <table:table-cell office:value-type="float" office:value="93831" calcext:value-type="float">
            <text:p>93831</text:p>
          </table:table-cell>
          <table:table-cell office:value-type="float" office:value="12615" calcext:value-type="float">
            <text:p>12615</text:p>
          </table:table-cell>
          <table:table-cell office:value-type="float" office:value="378729" calcext:value-type="float">
            <text:p>378729</text:p>
          </table:table-cell>
          <table:table-cell office:value-type="float" office:value="406213" calcext:value-type="float">
            <text:p>406213</text:p>
          </table:table-cell>
          <table:table-cell office:value-type="float" office:value="781283" calcext:value-type="float">
            <text:p>781283</text:p>
          </table:table-cell>
          <table:table-cell office:value-type="float" office:value="-122797" calcext:value-type="float">
            <text:p>-122797</text:p>
          </table:table-cell>
        </table:table-row>
        <table:table-row table:style-name="ro1">
          <table:table-cell office:value-type="float" office:value="1479" calcext:value-type="float">
            <text:p>1479</text:p>
          </table:table-cell>
          <table:table-cell table:number-columns-repeated="3"/>
          <table:table-cell office:value-type="float" office:value="-24088" calcext:value-type="float">
            <text:p>-24088</text:p>
          </table:table-cell>
          <table:table-cell office:value-type="float" office:value="33274" calcext:value-type="float">
            <text:p>33274</text:p>
          </table:table-cell>
          <table:table-cell office:value-type="float" office:value="699978" calcext:value-type="float">
            <text:p>699978</text:p>
          </table:table-cell>
          <table:table-cell office:value-type="float" office:value="752432" calcext:value-type="float">
            <text:p>752432</text:p>
          </table:table-cell>
          <table:table-cell office:value-type="float" office:value="1764266" calcext:value-type="float">
            <text:p>1764266</text:p>
          </table:table-cell>
          <table:table-cell office:value-type="float" office:value="-18048" calcext:value-type="float">
            <text:p>-18048</text:p>
          </table:table-cell>
        </table:table-row>
        <table:table-row table:style-name="ro1">
          <table:table-cell office:value-type="float" office:value="1480" calcext:value-type="float">
            <text:p>1480</text:p>
          </table:table-cell>
          <table:table-cell table:number-columns-repeated="3"/>
          <table:table-cell office:value-type="float" office:value="-16952" calcext:value-type="float">
            <text:p>-16952</text:p>
          </table:table-cell>
          <table:table-cell office:value-type="float" office:value="-137450" calcext:value-type="float">
            <text:p>-137450</text:p>
          </table:table-cell>
          <table:table-cell office:value-type="float" office:value="443712" calcext:value-type="float">
            <text:p>443712</text:p>
          </table:table-cell>
          <table:table-cell office:value-type="float" office:value="308766" calcext:value-type="float">
            <text:p>308766</text:p>
          </table:table-cell>
          <table:table-cell office:value-type="float" office:value="1057650" calcext:value-type="float">
            <text:p>1057650</text:p>
          </table:table-cell>
          <table:table-cell office:value-type="float" office:value="58746" calcext:value-type="float">
            <text:p>58746</text:p>
          </table:table-cell>
        </table:table-row>
        <table:table-row table:style-name="ro1">
          <table:table-cell office:value-type="float" office:value="1481" calcext:value-type="float">
            <text:p>1481</text:p>
          </table:table-cell>
          <table:table-cell table:number-columns-repeated="3"/>
          <table:table-cell office:value-type="float" office:value="378202" calcext:value-type="float">
            <text:p>378202</text:p>
          </table:table-cell>
          <table:table-cell office:value-type="float" office:value="120570" calcext:value-type="float">
            <text:p>120570</text:p>
          </table:table-cell>
          <table:table-cell office:value-type="float" office:value="447954" calcext:value-type="float">
            <text:p>447954</text:p>
          </table:table-cell>
          <table:table-cell office:value-type="float" office:value="446688" calcext:value-type="float">
            <text:p>446688</text:p>
          </table:table-cell>
          <table:table-cell office:value-type="float" office:value="1086098" calcext:value-type="float">
            <text:p>1086098</text:p>
          </table:table-cell>
          <table:table-cell office:value-type="float" office:value="-1232" calcext:value-type="float">
            <text:p>-1232</text:p>
          </table:table-cell>
        </table:table-row>
        <table:table-row table:style-name="ro1">
          <table:table-cell office:value-type="float" office:value="1482" calcext:value-type="float">
            <text:p>1482</text:p>
          </table:table-cell>
          <table:table-cell table:number-columns-repeated="3"/>
          <table:table-cell office:value-type="float" office:value="-17736" calcext:value-type="float">
            <text:p>-17736</text:p>
          </table:table-cell>
          <table:table-cell office:value-type="float" office:value="15388" calcext:value-type="float">
            <text:p>15388</text:p>
          </table:table-cell>
          <table:table-cell office:value-type="float" office:value="402576" calcext:value-type="float">
            <text:p>402576</text:p>
          </table:table-cell>
          <table:table-cell office:value-type="float" office:value="209034" calcext:value-type="float">
            <text:p>209034</text:p>
          </table:table-cell>
          <table:table-cell office:value-type="float" office:value="881002" calcext:value-type="float">
            <text:p>881002</text:p>
          </table:table-cell>
          <table:table-cell office:value-type="float" office:value="2796" calcext:value-type="float">
            <text:p>2796</text:p>
          </table:table-cell>
        </table:table-row>
        <table:table-row table:style-name="ro1">
          <table:table-cell office:value-type="float" office:value="1483" calcext:value-type="float">
            <text:p>1483</text:p>
          </table:table-cell>
          <table:table-cell table:number-columns-repeated="3"/>
          <table:table-cell office:value-type="float" office:value="353957" calcext:value-type="float">
            <text:p>353957</text:p>
          </table:table-cell>
          <table:table-cell office:value-type="float" office:value="108875" calcext:value-type="float">
            <text:p>108875</text:p>
          </table:table-cell>
          <table:table-cell office:value-type="float" office:value="625651" calcext:value-type="float">
            <text:p>625651</text:p>
          </table:table-cell>
          <table:table-cell office:value-type="float" office:value="448073" calcext:value-type="float">
            <text:p>448073</text:p>
          </table:table-cell>
          <table:table-cell office:value-type="float" office:value="1374479" calcext:value-type="float">
            <text:p>1374479</text:p>
          </table:table-cell>
          <table:table-cell office:value-type="float" office:value="-41467" calcext:value-type="float">
            <text:p>-41467</text:p>
          </table:table-cell>
        </table:table-row>
        <table:table-row table:style-name="ro1">
          <table:table-cell office:value-type="float" office:value="1484" calcext:value-type="float">
            <text:p>1484</text:p>
          </table:table-cell>
          <table:table-cell table:number-columns-repeated="3"/>
          <table:table-cell office:value-type="float" office:value="-297345" calcext:value-type="float">
            <text:p>-297345</text:p>
          </table:table-cell>
          <table:table-cell office:value-type="float" office:value="-105721" calcext:value-type="float">
            <text:p>-105721</text:p>
          </table:table-cell>
          <table:table-cell office:value-type="float" office:value="316713" calcext:value-type="float">
            <text:p>316713</text:p>
          </table:table-cell>
          <table:table-cell office:value-type="float" office:value="443423" calcext:value-type="float">
            <text:p>443423</text:p>
          </table:table-cell>
          <table:table-cell office:value-type="float" office:value="770893" calcext:value-type="float">
            <text:p>770893</text:p>
          </table:table-cell>
          <table:table-cell office:value-type="float" office:value="-7987" calcext:value-type="float">
            <text:p>-7987</text:p>
          </table:table-cell>
        </table:table-row>
        <table:table-row table:style-name="ro1">
          <table:table-cell office:value-type="float" office:value="1485" calcext:value-type="float">
            <text:p>1485</text:p>
          </table:table-cell>
          <table:table-cell table:number-columns-repeated="3"/>
          <table:table-cell office:value-type="float" office:value="-243986" calcext:value-type="float">
            <text:p>-243986</text:p>
          </table:table-cell>
          <table:table-cell office:value-type="float" office:value="42956" calcext:value-type="float">
            <text:p>42956</text:p>
          </table:table-cell>
          <table:table-cell office:value-type="float" office:value="464160" calcext:value-type="float">
            <text:p>464160</text:p>
          </table:table-cell>
          <table:table-cell office:value-type="float" office:value="248002" calcext:value-type="float">
            <text:p>248002</text:p>
          </table:table-cell>
          <table:table-cell office:value-type="float" office:value="1004142" calcext:value-type="float">
            <text:p>1004142</text:p>
          </table:table-cell>
          <table:table-cell office:value-type="float" office:value="41996" calcext:value-type="float">
            <text:p>41996</text:p>
          </table:table-cell>
        </table:table-row>
        <table:table-row table:style-name="ro1">
          <table:table-cell office:value-type="float" office:value="1486" calcext:value-type="float">
            <text:p>1486</text:p>
          </table:table-cell>
          <table:table-cell table:number-columns-repeated="3"/>
          <table:table-cell office:value-type="float" office:value="137427" calcext:value-type="float">
            <text:p>137427</text:p>
          </table:table-cell>
          <table:table-cell office:value-type="float" office:value="61841" calcext:value-type="float">
            <text:p>61841</text:p>
          </table:table-cell>
          <table:table-cell office:value-type="float" office:value="338637" calcext:value-type="float">
            <text:p>338637</text:p>
          </table:table-cell>
          <table:table-cell office:value-type="float" office:value="462281" calcext:value-type="float">
            <text:p>462281</text:p>
          </table:table-cell>
          <table:table-cell office:value-type="float" office:value="817283" calcext:value-type="float">
            <text:p>817283</text:p>
          </table:table-cell>
          <table:table-cell office:value-type="float" office:value="-58421" calcext:value-type="float">
            <text:p>-58421</text:p>
          </table:table-cell>
        </table:table-row>
        <table:table-row table:style-name="ro1">
          <table:table-cell office:value-type="float" office:value="1487" calcext:value-type="float">
            <text:p>1487</text:p>
          </table:table-cell>
          <table:table-cell table:number-columns-repeated="3"/>
          <table:table-cell office:value-type="float" office:value="46261" calcext:value-type="float">
            <text:p>46261</text:p>
          </table:table-cell>
          <table:table-cell office:value-type="float" office:value="-24141" calcext:value-type="float">
            <text:p>-24141</text:p>
          </table:table-cell>
          <table:table-cell office:value-type="float" office:value="372589" calcext:value-type="float">
            <text:p>372589</text:p>
          </table:table-cell>
          <table:table-cell office:value-type="float" office:value="470823" calcext:value-type="float">
            <text:p>470823</text:p>
          </table:table-cell>
          <table:table-cell office:value-type="float" office:value="950829" calcext:value-type="float">
            <text:p>950829</text:p>
          </table:table-cell>
          <table:table-cell office:value-type="float" office:value="-92983" calcext:value-type="float">
            <text:p>-92983</text:p>
          </table:table-cell>
        </table:table-row>
        <table:table-row table:style-name="ro1">
          <table:table-cell office:value-type="float" office:value="1488" calcext:value-type="float">
            <text:p>1488</text:p>
          </table:table-cell>
          <table:table-cell table:number-columns-repeated="3"/>
          <table:table-cell office:value-type="float" office:value="-55862" calcext:value-type="float">
            <text:p>-55862</text:p>
          </table:table-cell>
          <table:table-cell office:value-type="float" office:value="-46514" calcext:value-type="float">
            <text:p>-46514</text:p>
          </table:table-cell>
          <table:table-cell office:value-type="float" office:value="149158" calcext:value-type="float">
            <text:p>149158</text:p>
          </table:table-cell>
          <table:table-cell office:value-type="float" office:value="159594" calcext:value-type="float">
            <text:p>159594</text:p>
          </table:table-cell>
          <table:table-cell office:value-type="float" office:value="351770" calcext:value-type="float">
            <text:p>351770</text:p>
          </table:table-cell>
          <table:table-cell office:value-type="float" office:value="-9534" calcext:value-type="float">
            <text:p>-9534</text:p>
          </table:table-cell>
        </table:table-row>
        <table:table-row table:style-name="ro1">
          <table:table-cell office:value-type="float" office:value="1489" calcext:value-type="float">
            <text:p>1489</text:p>
          </table:table-cell>
          <table:table-cell table:number-columns-repeated="3"/>
          <table:table-cell office:value-type="float" office:value="33414" calcext:value-type="float">
            <text:p>33414</text:p>
          </table:table-cell>
          <table:table-cell office:value-type="float" office:value="52388" calcext:value-type="float">
            <text:p>52388</text:p>
          </table:table-cell>
          <table:table-cell office:value-type="float" office:value="371672" calcext:value-type="float">
            <text:p>371672</text:p>
          </table:table-cell>
          <table:table-cell office:value-type="float" office:value="363050" calcext:value-type="float">
            <text:p>363050</text:p>
          </table:table-cell>
          <table:table-cell office:value-type="float" office:value="820850" calcext:value-type="float">
            <text:p>820850</text:p>
          </table:table-cell>
          <table:table-cell office:value-type="float" office:value="31608" calcext:value-type="float">
            <text:p>31608</text:p>
          </table:table-cell>
        </table:table-row>
        <table:table-row table:style-name="ro1">
          <table:table-cell office:value-type="float" office:value="1490" calcext:value-type="float">
            <text:p>1490</text:p>
          </table:table-cell>
          <table:table-cell table:number-columns-repeated="3"/>
          <table:table-cell office:value-type="float" office:value="-33168" calcext:value-type="float">
            <text:p>-33168</text:p>
          </table:table-cell>
          <table:table-cell office:value-type="float" office:value="-99116" calcext:value-type="float">
            <text:p>-99116</text:p>
          </table:table-cell>
          <table:table-cell office:value-type="float" office:value="230182" calcext:value-type="float">
            <text:p>230182</text:p>
          </table:table-cell>
          <table:table-cell office:value-type="float" office:value="77362" calcext:value-type="float">
            <text:p>77362</text:p>
          </table:table-cell>
          <table:table-cell office:value-type="float" office:value="329800" calcext:value-type="float">
            <text:p>329800</text:p>
          </table:table-cell>
          <table:table-cell office:value-type="float" office:value="-10778" calcext:value-type="float">
            <text:p>-10778</text:p>
          </table:table-cell>
        </table:table-row>
        <table:table-row table:style-name="ro1">
          <table:table-cell office:value-type="float" office:value="1491" calcext:value-type="float">
            <text:p>1491</text:p>
          </table:table-cell>
          <table:table-cell table:number-columns-repeated="3"/>
          <table:table-cell office:value-type="float" office:value="-70544" calcext:value-type="float">
            <text:p>-70544</text:p>
          </table:table-cell>
          <table:table-cell office:value-type="float" office:value="-123826" calcext:value-type="float">
            <text:p>-123826</text:p>
          </table:table-cell>
          <table:table-cell office:value-type="float" office:value="547928" calcext:value-type="float">
            <text:p>547928</text:p>
          </table:table-cell>
          <table:table-cell office:value-type="float" office:value="864808" calcext:value-type="float">
            <text:p>864808</text:p>
          </table:table-cell>
          <table:table-cell office:value-type="float" office:value="1293854" calcext:value-type="float">
            <text:p>1293854</text:p>
          </table:table-cell>
          <table:table-cell office:value-type="float" office:value="170092" calcext:value-type="float">
            <text:p>170092</text:p>
          </table:table-cell>
        </table:table-row>
        <table:table-row table:style-name="ro1">
          <table:table-cell office:value-type="float" office:value="1492" calcext:value-type="float">
            <text:p>1492</text:p>
          </table:table-cell>
          <table:table-cell table:number-columns-repeated="3"/>
          <table:table-cell office:value-type="float" office:value="-102661" calcext:value-type="float">
            <text:p>-102661</text:p>
          </table:table-cell>
          <table:table-cell office:value-type="float" office:value="-93505" calcext:value-type="float">
            <text:p>-93505</text:p>
          </table:table-cell>
          <table:table-cell office:value-type="float" office:value="320175" calcext:value-type="float">
            <text:p>320175</text:p>
          </table:table-cell>
          <table:table-cell office:value-type="float" office:value="131581" calcext:value-type="float">
            <text:p>131581</text:p>
          </table:table-cell>
          <table:table-cell office:value-type="float" office:value="676025" calcext:value-type="float">
            <text:p>676025</text:p>
          </table:table-cell>
          <table:table-cell office:value-type="float" office:value="74701" calcext:value-type="float">
            <text:p>74701</text:p>
          </table:table-cell>
        </table:table-row>
        <table:table-row table:style-name="ro1">
          <table:table-cell office:value-type="float" office:value="1493" calcext:value-type="float">
            <text:p>1493</text:p>
          </table:table-cell>
          <table:table-cell table:number-columns-repeated="3"/>
          <table:table-cell office:value-type="float" office:value="-42212" calcext:value-type="float">
            <text:p>-42212</text:p>
          </table:table-cell>
          <table:table-cell office:value-type="float" office:value="-29962" calcext:value-type="float">
            <text:p>-29962</text:p>
          </table:table-cell>
          <table:table-cell office:value-type="float" office:value="477690" calcext:value-type="float">
            <text:p>477690</text:p>
          </table:table-cell>
          <table:table-cell office:value-type="float" office:value="561440" calcext:value-type="float">
            <text:p>561440</text:p>
          </table:table-cell>
          <table:table-cell office:value-type="float" office:value="1134816" calcext:value-type="float">
            <text:p>1134816</text:p>
          </table:table-cell>
          <table:table-cell office:value-type="float" office:value="-10780" calcext:value-type="float">
            <text:p>-10780</text:p>
          </table:table-cell>
        </table:table-row>
        <table:table-row table:style-name="ro1">
          <table:table-cell office:value-type="float" office:value="1494" calcext:value-type="float">
            <text:p>1494</text:p>
          </table:table-cell>
          <table:table-cell table:number-columns-repeated="3"/>
          <table:table-cell office:value-type="float" office:value="217033" calcext:value-type="float">
            <text:p>217033</text:p>
          </table:table-cell>
          <table:table-cell office:value-type="float" office:value="43613" calcext:value-type="float">
            <text:p>43613</text:p>
          </table:table-cell>
          <table:table-cell office:value-type="float" office:value="317555" calcext:value-type="float">
            <text:p>317555</text:p>
          </table:table-cell>
          <table:table-cell office:value-type="float" office:value="352155" calcext:value-type="float">
            <text:p>352155</text:p>
          </table:table-cell>
          <table:table-cell office:value-type="float" office:value="722281" calcext:value-type="float">
            <text:p>722281</text:p>
          </table:table-cell>
          <table:table-cell office:value-type="float" office:value="-16031" calcext:value-type="float">
            <text:p>-16031</text:p>
          </table:table-cell>
        </table:table-row>
        <table:table-row table:style-name="ro1">
          <table:table-cell office:value-type="float" office:value="1495" calcext:value-type="float">
            <text:p>1495</text:p>
          </table:table-cell>
          <table:table-cell table:number-columns-repeated="3"/>
          <table:table-cell office:value-type="float" office:value="26989" calcext:value-type="float">
            <text:p>26989</text:p>
          </table:table-cell>
          <table:table-cell office:value-type="float" office:value="-50425" calcext:value-type="float">
            <text:p>-50425</text:p>
          </table:table-cell>
          <table:table-cell office:value-type="float" office:value="609223" calcext:value-type="float">
            <text:p>609223</text:p>
          </table:table-cell>
          <table:table-cell office:value-type="float" office:value="689395" calcext:value-type="float">
            <text:p>689395</text:p>
          </table:table-cell>
          <table:table-cell office:value-type="float" office:value="1512325" calcext:value-type="float">
            <text:p>1512325</text:p>
          </table:table-cell>
          <table:table-cell office:value-type="float" office:value="-35465" calcext:value-type="float">
            <text:p>-35465</text:p>
          </table:table-cell>
        </table:table-row>
        <table:table-row table:style-name="ro1">
          <table:table-cell office:value-type="float" office:value="1496" calcext:value-type="float">
            <text:p>1496</text:p>
          </table:table-cell>
          <table:table-cell table:number-columns-repeated="3"/>
          <table:table-cell office:value-type="float" office:value="-29828" calcext:value-type="float">
            <text:p>-29828</text:p>
          </table:table-cell>
          <table:table-cell office:value-type="float" office:value="-27464" calcext:value-type="float">
            <text:p>-27464</text:p>
          </table:table-cell>
          <table:table-cell office:value-type="float" office:value="122674" calcext:value-type="float">
            <text:p>122674</text:p>
          </table:table-cell>
          <table:table-cell office:value-type="float" office:value="25498" calcext:value-type="float">
            <text:p>25498</text:p>
          </table:table-cell>
          <table:table-cell office:value-type="float" office:value="272848" calcext:value-type="float">
            <text:p>272848</text:p>
          </table:table-cell>
          <table:table-cell office:value-type="float" office:value="40432" calcext:value-type="float">
            <text:p>40432</text:p>
          </table:table-cell>
        </table:table-row>
        <table:table-row table:style-name="ro1">
          <table:table-cell office:value-type="float" office:value="1497" calcext:value-type="float">
            <text:p>1497</text:p>
          </table:table-cell>
          <table:table-cell table:number-columns-repeated="3"/>
          <table:table-cell office:value-type="float" office:value="240488" calcext:value-type="float">
            <text:p>240488</text:p>
          </table:table-cell>
          <table:table-cell office:value-type="float" office:value="87768" calcext:value-type="float">
            <text:p>87768</text:p>
          </table:table-cell>
          <table:table-cell office:value-type="float" office:value="371096" calcext:value-type="float">
            <text:p>371096</text:p>
          </table:table-cell>
          <table:table-cell office:value-type="float" office:value="327902" calcext:value-type="float">
            <text:p>327902</text:p>
          </table:table-cell>
          <table:table-cell office:value-type="float" office:value="886032" calcext:value-type="float">
            <text:p>886032</text:p>
          </table:table-cell>
          <table:table-cell office:value-type="float" office:value="46032" calcext:value-type="float">
            <text:p>46032</text:p>
          </table:table-cell>
        </table:table-row>
        <table:table-row table:style-name="ro1">
          <table:table-cell office:value-type="float" office:value="1498" calcext:value-type="float">
            <text:p>1498</text:p>
          </table:table-cell>
          <table:table-cell table:number-columns-repeated="3"/>
          <table:table-cell office:value-type="float" office:value="35700" calcext:value-type="float">
            <text:p>35700</text:p>
          </table:table-cell>
          <table:table-cell office:value-type="float" office:value="-74902" calcext:value-type="float">
            <text:p>-74902</text:p>
          </table:table-cell>
          <table:table-cell office:value-type="float" office:value="301926" calcext:value-type="float">
            <text:p>301926</text:p>
          </table:table-cell>
          <table:table-cell office:value-type="float" office:value="438060" calcext:value-type="float">
            <text:p>438060</text:p>
          </table:table-cell>
          <table:table-cell office:value-type="float" office:value="735856" calcext:value-type="float">
            <text:p>735856</text:p>
          </table:table-cell>
          <table:table-cell office:value-type="float" office:value="-36374" calcext:value-type="float">
            <text:p>-36374</text:p>
          </table:table-cell>
        </table:table-row>
        <table:table-row table:style-name="ro1">
          <table:table-cell office:value-type="float" office:value="1499" calcext:value-type="float">
            <text:p>1499</text:p>
          </table:table-cell>
          <table:table-cell table:number-columns-repeated="3"/>
          <table:table-cell office:value-type="float" office:value="-74625" calcext:value-type="float">
            <text:p>-74625</text:p>
          </table:table-cell>
          <table:table-cell office:value-type="float" office:value="-61941" calcext:value-type="float">
            <text:p>-61941</text:p>
          </table:table-cell>
          <table:table-cell office:value-type="float" office:value="453495" calcext:value-type="float">
            <text:p>453495</text:p>
          </table:table-cell>
          <table:table-cell office:value-type="float" office:value="594923" calcext:value-type="float">
            <text:p>594923</text:p>
          </table:table-cell>
          <table:table-cell office:value-type="float" office:value="1037523" calcext:value-type="float">
            <text:p>1037523</text:p>
          </table:table-cell>
          <table:table-cell office:value-type="float" office:value="-42397" calcext:value-type="float">
            <text:p>-42397</text:p>
          </table:table-cell>
        </table:table-row>
        <table:table-row table:style-name="ro1">
          <table:table-cell office:value-type="float" office:value="1500" calcext:value-type="float">
            <text:p>1500</text:p>
          </table:table-cell>
          <table:table-cell table:number-columns-repeated="3"/>
          <table:table-cell office:value-type="float" office:value="205999" calcext:value-type="float">
            <text:p>205999</text:p>
          </table:table-cell>
          <table:table-cell office:value-type="float" office:value="110691" calcext:value-type="float">
            <text:p>110691</text:p>
          </table:table-cell>
          <table:table-cell office:value-type="float" office:value="310945" calcext:value-type="float">
            <text:p>310945</text:p>
          </table:table-cell>
          <table:table-cell office:value-type="float" office:value="-39623" calcext:value-type="float">
            <text:p>-39623</text:p>
          </table:table-cell>
          <table:table-cell office:value-type="float" office:value="623951" calcext:value-type="float">
            <text:p>623951</text:p>
          </table:table-cell>
          <table:table-cell office:value-type="float" office:value="116187" calcext:value-type="float">
            <text:p>116187</text:p>
          </table:table-cell>
        </table:table-row>
        <table:table-row table:style-name="ro1">
          <table:table-cell office:value-type="float" office:value="1501" calcext:value-type="float">
            <text:p>1501</text:p>
          </table:table-cell>
          <table:table-cell table:number-columns-repeated="3"/>
          <table:table-cell office:value-type="float" office:value="95006" calcext:value-type="float">
            <text:p>95006</text:p>
          </table:table-cell>
          <table:table-cell office:value-type="float" office:value="-52272" calcext:value-type="float">
            <text:p>-52272</text:p>
          </table:table-cell>
          <table:table-cell office:value-type="float" office:value="675550" calcext:value-type="float">
            <text:p>675550</text:p>
          </table:table-cell>
          <table:table-cell office:value-type="float" office:value="610120" calcext:value-type="float">
            <text:p>610120</text:p>
          </table:table-cell>
          <table:table-cell office:value-type="float" office:value="1522168" calcext:value-type="float">
            <text:p>1522168</text:p>
          </table:table-cell>
          <table:table-cell office:value-type="float" office:value="-54642" calcext:value-type="float">
            <text:p>-54642</text:p>
          </table:table-cell>
        </table:table-row>
        <table:table-row table:style-name="ro1">
          <table:table-cell office:value-type="float" office:value="1502" calcext:value-type="float">
            <text:p>1502</text:p>
          </table:table-cell>
          <table:table-cell table:number-columns-repeated="3"/>
          <table:table-cell office:value-type="float" office:value="149835" calcext:value-type="float">
            <text:p>149835</text:p>
          </table:table-cell>
          <table:table-cell office:value-type="float" office:value="11453" calcext:value-type="float">
            <text:p>11453</text:p>
          </table:table-cell>
          <table:table-cell office:value-type="float" office:value="283237" calcext:value-type="float">
            <text:p>283237</text:p>
          </table:table-cell>
          <table:table-cell office:value-type="float" office:value="393089" calcext:value-type="float">
            <text:p>393089</text:p>
          </table:table-cell>
          <table:table-cell office:value-type="float" office:value="732685" calcext:value-type="float">
            <text:p>732685</text:p>
          </table:table-cell>
          <table:table-cell office:value-type="float" office:value="26663" calcext:value-type="float">
            <text:p>26663</text:p>
          </table:table-cell>
        </table:table-row>
        <table:table-row table:style-name="ro1">
          <table:table-cell office:value-type="float" office:value="1503" calcext:value-type="float">
            <text:p>1503</text:p>
          </table:table-cell>
          <table:table-cell table:number-columns-repeated="3"/>
          <table:table-cell office:value-type="float" office:value="30248" calcext:value-type="float">
            <text:p>30248</text:p>
          </table:table-cell>
          <table:table-cell office:value-type="float" office:value="-84188" calcext:value-type="float">
            <text:p>-84188</text:p>
          </table:table-cell>
          <table:table-cell office:value-type="float" office:value="347802" calcext:value-type="float">
            <text:p>347802</text:p>
          </table:table-cell>
          <table:table-cell office:value-type="float" office:value="217890" calcext:value-type="float">
            <text:p>217890</text:p>
          </table:table-cell>
          <table:table-cell office:value-type="float" office:value="710128" calcext:value-type="float">
            <text:p>710128</text:p>
          </table:table-cell>
          <table:table-cell office:value-type="float" office:value="55048" calcext:value-type="float">
            <text:p>55048</text:p>
          </table:table-cell>
        </table:table-row>
        <table:table-row table:style-name="ro1">
          <table:table-cell office:value-type="float" office:value="1504" calcext:value-type="float">
            <text:p>1504</text:p>
          </table:table-cell>
          <table:table-cell table:number-columns-repeated="3"/>
          <table:table-cell office:value-type="float" office:value="383960" calcext:value-type="float">
            <text:p>383960</text:p>
          </table:table-cell>
          <table:table-cell office:value-type="float" office:value="59708" calcext:value-type="float">
            <text:p>59708</text:p>
          </table:table-cell>
          <table:table-cell office:value-type="float" office:value="388644" calcext:value-type="float">
            <text:p>388644</text:p>
          </table:table-cell>
          <table:table-cell office:value-type="float" office:value="569642" calcext:value-type="float">
            <text:p>569642</text:p>
          </table:table-cell>
          <table:table-cell office:value-type="float" office:value="1063866" calcext:value-type="float">
            <text:p>1063866</text:p>
          </table:table-cell>
          <table:table-cell office:value-type="float" office:value="5846" calcext:value-type="float">
            <text:p>5846</text:p>
          </table:table-cell>
        </table:table-row>
        <table:table-row table:style-name="ro1">
          <table:table-cell office:value-type="float" office:value="1505" calcext:value-type="float">
            <text:p>1505</text:p>
          </table:table-cell>
          <table:table-cell table:number-columns-repeated="3"/>
          <table:table-cell office:value-type="float" office:value="71107" calcext:value-type="float">
            <text:p>71107</text:p>
          </table:table-cell>
          <table:table-cell office:value-type="float" office:value="-33641" calcext:value-type="float">
            <text:p>-33641</text:p>
          </table:table-cell>
          <table:table-cell office:value-type="float" office:value="405953" calcext:value-type="float">
            <text:p>405953</text:p>
          </table:table-cell>
          <table:table-cell office:value-type="float" office:value="380491" calcext:value-type="float">
            <text:p>380491</text:p>
          </table:table-cell>
          <table:table-cell office:value-type="float" office:value="980693" calcext:value-type="float">
            <text:p>980693</text:p>
          </table:table-cell>
          <table:table-cell office:value-type="float" office:value="-88489" calcext:value-type="float">
            <text:p>-88489</text:p>
          </table:table-cell>
        </table:table-row>
        <table:table-row table:style-name="ro1">
          <table:table-cell office:value-type="float" office:value="1506" calcext:value-type="float">
            <text:p>1506</text:p>
          </table:table-cell>
          <table:table-cell table:number-columns-repeated="3"/>
          <table:table-cell office:value-type="float" office:value="-82955" calcext:value-type="float">
            <text:p>-82955</text:p>
          </table:table-cell>
          <table:table-cell office:value-type="float" office:value="-156693" calcext:value-type="float">
            <text:p>-156693</text:p>
          </table:table-cell>
          <table:table-cell office:value-type="float" office:value="341847" calcext:value-type="float">
            <text:p>341847</text:p>
          </table:table-cell>
          <table:table-cell office:value-type="float" office:value="390077" calcext:value-type="float">
            <text:p>390077</text:p>
          </table:table-cell>
          <table:table-cell office:value-type="float" office:value="793017" calcext:value-type="float">
            <text:p>793017</text:p>
          </table:table-cell>
          <table:table-cell office:value-type="float" office:value="61543" calcext:value-type="float">
            <text:p>61543</text:p>
          </table:table-cell>
        </table:table-row>
        <table:table-row table:style-name="ro1">
          <table:table-cell office:value-type="float" office:value="1507" calcext:value-type="float">
            <text:p>1507</text:p>
          </table:table-cell>
          <table:table-cell table:number-columns-repeated="3"/>
          <table:table-cell office:value-type="float" office:value="-320953" calcext:value-type="float">
            <text:p>-320953</text:p>
          </table:table-cell>
          <table:table-cell office:value-type="float" office:value="-330027" calcext:value-type="float">
            <text:p>-330027</text:p>
          </table:table-cell>
          <table:table-cell office:value-type="float" office:value="243771" calcext:value-type="float">
            <text:p>243771</text:p>
          </table:table-cell>
          <table:table-cell office:value-type="float" office:value="184609" calcext:value-type="float">
            <text:p>184609</text:p>
          </table:table-cell>
          <table:table-cell office:value-type="float" office:value="482965" calcext:value-type="float">
            <text:p>482965</text:p>
          </table:table-cell>
          <table:table-cell office:value-type="float" office:value="121561" calcext:value-type="float">
            <text:p>121561</text:p>
          </table:table-cell>
        </table:table-row>
        <table:table-row table:style-name="ro1">
          <table:table-cell office:value-type="float" office:value="1508" calcext:value-type="float">
            <text:p>1508</text:p>
          </table:table-cell>
          <table:table-cell table:number-columns-repeated="3"/>
          <table:table-cell office:value-type="float" office:value="89337" calcext:value-type="float">
            <text:p>89337</text:p>
          </table:table-cell>
          <table:table-cell office:value-type="float" office:value="-88445" calcext:value-type="float">
            <text:p>-88445</text:p>
          </table:table-cell>
          <table:table-cell office:value-type="float" office:value="291321" calcext:value-type="float">
            <text:p>291321</text:p>
          </table:table-cell>
          <table:table-cell office:value-type="float" office:value="231519" calcext:value-type="float">
            <text:p>231519</text:p>
          </table:table-cell>
          <table:table-cell office:value-type="float" office:value="585001" calcext:value-type="float">
            <text:p>585001</text:p>
          </table:table-cell>
          <table:table-cell office:value-type="float" office:value="-44161" calcext:value-type="float">
            <text:p>-44161</text:p>
          </table:table-cell>
        </table:table-row>
        <table:table-row table:style-name="ro1">
          <table:table-cell office:value-type="float" office:value="1509" calcext:value-type="float">
            <text:p>1509</text:p>
          </table:table-cell>
          <table:table-cell table:number-columns-repeated="3"/>
          <table:table-cell office:value-type="float" office:value="-16011" calcext:value-type="float">
            <text:p>-16011</text:p>
          </table:table-cell>
          <table:table-cell office:value-type="float" office:value="139565" calcext:value-type="float">
            <text:p>139565</text:p>
          </table:table-cell>
          <table:table-cell office:value-type="float" office:value="529329" calcext:value-type="float">
            <text:p>529329</text:p>
          </table:table-cell>
          <table:table-cell office:value-type="float" office:value="479831" calcext:value-type="float">
            <text:p>479831</text:p>
          </table:table-cell>
          <table:table-cell office:value-type="float" office:value="1186303" calcext:value-type="float">
            <text:p>1186303</text:p>
          </table:table-cell>
          <table:table-cell office:value-type="float" office:value="-28949" calcext:value-type="float">
            <text:p>-28949</text:p>
          </table:table-cell>
        </table:table-row>
        <table:table-row table:style-name="ro1">
          <table:table-cell office:value-type="float" office:value="1510" calcext:value-type="float">
            <text:p>1510</text:p>
          </table:table-cell>
          <table:table-cell table:number-columns-repeated="3"/>
          <table:table-cell office:value-type="float" office:value="26480" calcext:value-type="float">
            <text:p>26480</text:p>
          </table:table-cell>
          <table:table-cell office:value-type="float" office:value="-34566" calcext:value-type="float">
            <text:p>-34566</text:p>
          </table:table-cell>
          <table:table-cell office:value-type="float" office:value="339178" calcext:value-type="float">
            <text:p>339178</text:p>
          </table:table-cell>
          <table:table-cell office:value-type="float" office:value="280056" calcext:value-type="float">
            <text:p>280056</text:p>
          </table:table-cell>
          <table:table-cell office:value-type="float" office:value="758180" calcext:value-type="float">
            <text:p>758180</text:p>
          </table:table-cell>
          <table:table-cell office:value-type="float" office:value="7288" calcext:value-type="float">
            <text:p>7288</text:p>
          </table:table-cell>
        </table:table-row>
        <table:table-row table:style-name="ro1">
          <table:table-cell office:value-type="float" office:value="1511" calcext:value-type="float">
            <text:p>1511</text:p>
          </table:table-cell>
          <table:table-cell table:number-columns-repeated="3"/>
          <table:table-cell office:value-type="float" office:value="6518" calcext:value-type="float">
            <text:p>6518</text:p>
          </table:table-cell>
          <table:table-cell office:value-type="float" office:value="-88832" calcext:value-type="float">
            <text:p>-88832</text:p>
          </table:table-cell>
          <table:table-cell office:value-type="float" office:value="513692" calcext:value-type="float">
            <text:p>513692</text:p>
          </table:table-cell>
          <table:table-cell office:value-type="float" office:value="766446" calcext:value-type="float">
            <text:p>766446</text:p>
          </table:table-cell>
          <table:table-cell office:value-type="float" office:value="1393594" calcext:value-type="float">
            <text:p>1393594</text:p>
          </table:table-cell>
          <table:table-cell office:value-type="float" office:value="-17264" calcext:value-type="float">
            <text:p>-17264</text:p>
          </table:table-cell>
        </table:table-row>
        <table:table-row table:style-name="ro1">
          <table:table-cell office:value-type="float" office:value="1512" calcext:value-type="float">
            <text:p>1512</text:p>
          </table:table-cell>
          <table:table-cell table:number-columns-repeated="3"/>
          <table:table-cell office:value-type="float" office:value="-54530" calcext:value-type="float">
            <text:p>-54530</text:p>
          </table:table-cell>
          <table:table-cell office:value-type="float" office:value="-63742" calcext:value-type="float">
            <text:p>-63742</text:p>
          </table:table-cell>
          <table:table-cell office:value-type="float" office:value="670634" calcext:value-type="float">
            <text:p>670634</text:p>
          </table:table-cell>
          <table:table-cell office:value-type="float" office:value="852670" calcext:value-type="float">
            <text:p>852670</text:p>
          </table:table-cell>
          <table:table-cell office:value-type="float" office:value="1668998" calcext:value-type="float">
            <text:p>1668998</text:p>
          </table:table-cell>
          <table:table-cell office:value-type="float" office:value="-45448" calcext:value-type="float">
            <text:p>-45448</text:p>
          </table:table-cell>
        </table:table-row>
        <table:table-row table:style-name="ro1">
          <table:table-cell office:value-type="float" office:value="1513" calcext:value-type="float">
            <text:p>1513</text:p>
          </table:table-cell>
          <table:table-cell table:number-columns-repeated="3"/>
          <table:table-cell office:value-type="float" office:value="341777" calcext:value-type="float">
            <text:p>341777</text:p>
          </table:table-cell>
          <table:table-cell office:value-type="float" office:value="137019" calcext:value-type="float">
            <text:p>137019</text:p>
          </table:table-cell>
          <table:table-cell office:value-type="float" office:value="318129" calcext:value-type="float">
            <text:p>318129</text:p>
          </table:table-cell>
          <table:table-cell office:value-type="float" office:value="323365" calcext:value-type="float">
            <text:p>323365</text:p>
          </table:table-cell>
          <table:table-cell office:value-type="float" office:value="741491" calcext:value-type="float">
            <text:p>741491</text:p>
          </table:table-cell>
          <table:table-cell office:value-type="float" office:value="25481" calcext:value-type="float">
            <text:p>25481</text:p>
          </table:table-cell>
        </table:table-row>
        <table:table-row table:style-name="ro1">
          <table:table-cell office:value-type="float" office:value="1514" calcext:value-type="float">
            <text:p>1514</text:p>
          </table:table-cell>
          <table:table-cell table:number-columns-repeated="3"/>
          <table:table-cell office:value-type="float" office:value="136465" calcext:value-type="float">
            <text:p>136465</text:p>
          </table:table-cell>
          <table:table-cell office:value-type="float" office:value="1503" calcext:value-type="float">
            <text:p>1503</text:p>
          </table:table-cell>
          <table:table-cell office:value-type="float" office:value="250427" calcext:value-type="float">
            <text:p>250427</text:p>
          </table:table-cell>
          <table:table-cell office:value-type="float" office:value="453747" calcext:value-type="float">
            <text:p>453747</text:p>
          </table:table-cell>
          <table:table-cell office:value-type="float" office:value="813537" calcext:value-type="float">
            <text:p>813537</text:p>
          </table:table-cell>
          <table:table-cell office:value-type="float" office:value="-125959" calcext:value-type="float">
            <text:p>-125959</text:p>
          </table:table-cell>
        </table:table-row>
        <table:table-row table:style-name="ro1">
          <table:table-cell office:value-type="float" office:value="1515" calcext:value-type="float">
            <text:p>1515</text:p>
          </table:table-cell>
          <table:table-cell table:number-columns-repeated="3"/>
          <table:table-cell office:value-type="float" office:value="37955" calcext:value-type="float">
            <text:p>37955</text:p>
          </table:table-cell>
          <table:table-cell office:value-type="float" office:value="-63129" calcext:value-type="float">
            <text:p>-63129</text:p>
          </table:table-cell>
          <table:table-cell office:value-type="float" office:value="284907" calcext:value-type="float">
            <text:p>284907</text:p>
          </table:table-cell>
          <table:table-cell office:value-type="float" office:value="320315" calcext:value-type="float">
            <text:p>320315</text:p>
          </table:table-cell>
          <table:table-cell office:value-type="float" office:value="681653" calcext:value-type="float">
            <text:p>681653</text:p>
          </table:table-cell>
          <table:table-cell office:value-type="float" office:value="46321" calcext:value-type="float">
            <text:p>46321</text:p>
          </table:table-cell>
        </table:table-row>
        <table:table-row table:style-name="ro1">
          <table:table-cell office:value-type="float" office:value="1516" calcext:value-type="float">
            <text:p>1516</text:p>
          </table:table-cell>
          <table:table-cell table:number-columns-repeated="3"/>
          <table:table-cell office:value-type="float" office:value="43093" calcext:value-type="float">
            <text:p>43093</text:p>
          </table:table-cell>
          <table:table-cell office:value-type="float" office:value="142615" calcext:value-type="float">
            <text:p>142615</text:p>
          </table:table-cell>
          <table:table-cell office:value-type="float" office:value="546907" calcext:value-type="float">
            <text:p>546907</text:p>
          </table:table-cell>
          <table:table-cell office:value-type="float" office:value="525101" calcext:value-type="float">
            <text:p>525101</text:p>
          </table:table-cell>
          <table:table-cell office:value-type="float" office:value="1116117" calcext:value-type="float">
            <text:p>1116117</text:p>
          </table:table-cell>
          <table:table-cell office:value-type="float" office:value="8907" calcext:value-type="float">
            <text:p>8907</text:p>
          </table:table-cell>
        </table:table-row>
        <table:table-row table:style-name="ro1">
          <table:table-cell office:value-type="float" office:value="1517" calcext:value-type="float">
            <text:p>1517</text:p>
          </table:table-cell>
          <table:table-cell table:number-columns-repeated="3"/>
          <table:table-cell office:value-type="float" office:value="-73269" calcext:value-type="float">
            <text:p>-73269</text:p>
          </table:table-cell>
          <table:table-cell office:value-type="float" office:value="-65841" calcext:value-type="float">
            <text:p>-65841</text:p>
          </table:table-cell>
          <table:table-cell office:value-type="float" office:value="119595" calcext:value-type="float">
            <text:p>119595</text:p>
          </table:table-cell>
          <table:table-cell office:value-type="float" office:value="134597" calcext:value-type="float">
            <text:p>134597</text:p>
          </table:table-cell>
          <table:table-cell office:value-type="float" office:value="229987" calcext:value-type="float">
            <text:p>229987</text:p>
          </table:table-cell>
          <table:table-cell office:value-type="float" office:value="52643" calcext:value-type="float">
            <text:p>52643</text:p>
          </table:table-cell>
        </table:table-row>
        <table:table-row table:style-name="ro1">
          <table:table-cell office:value-type="float" office:value="1518" calcext:value-type="float">
            <text:p>1518</text:p>
          </table:table-cell>
          <table:table-cell table:number-columns-repeated="3"/>
          <table:table-cell office:value-type="float" office:value="-83237" calcext:value-type="float">
            <text:p>-83237</text:p>
          </table:table-cell>
          <table:table-cell office:value-type="float" office:value="-85615" calcext:value-type="float">
            <text:p>-85615</text:p>
          </table:table-cell>
          <table:table-cell office:value-type="float" office:value="71959" calcext:value-type="float">
            <text:p>71959</text:p>
          </table:table-cell>
          <table:table-cell office:value-type="float" office:value="82797" calcext:value-type="float">
            <text:p>82797</text:p>
          </table:table-cell>
          <table:table-cell office:value-type="float" office:value="158643" calcext:value-type="float">
            <text:p>158643</text:p>
          </table:table-cell>
          <table:table-cell office:value-type="float" office:value="132595" calcext:value-type="float">
            <text:p>132595</text:p>
          </table:table-cell>
        </table:table-row>
        <table:table-row table:style-name="ro1">
          <table:table-cell office:value-type="float" office:value="1519" calcext:value-type="float">
            <text:p>1519</text:p>
          </table:table-cell>
          <table:table-cell table:number-columns-repeated="3"/>
          <table:table-cell office:value-type="float" office:value="-106774" calcext:value-type="float">
            <text:p>-106774</text:p>
          </table:table-cell>
          <table:table-cell office:value-type="float" office:value="-250858" calcext:value-type="float">
            <text:p>-250858</text:p>
          </table:table-cell>
          <table:table-cell office:value-type="float" office:value="363682" calcext:value-type="float">
            <text:p>363682</text:p>
          </table:table-cell>
          <table:table-cell office:value-type="float" office:value="582526" calcext:value-type="float">
            <text:p>582526</text:p>
          </table:table-cell>
          <table:table-cell office:value-type="float" office:value="877274" calcext:value-type="float">
            <text:p>877274</text:p>
          </table:table-cell>
          <table:table-cell office:value-type="float" office:value="-101998" calcext:value-type="float">
            <text:p>-101998</text:p>
          </table:table-cell>
        </table:table-row>
        <table:table-row table:style-name="ro1">
          <table:table-cell office:value-type="float" office:value="1520" calcext:value-type="float">
            <text:p>1520</text:p>
          </table:table-cell>
          <table:table-cell table:number-columns-repeated="3"/>
          <table:table-cell office:value-type="float" office:value="149907" calcext:value-type="float">
            <text:p>149907</text:p>
          </table:table-cell>
          <table:table-cell office:value-type="float" office:value="-15323" calcext:value-type="float">
            <text:p>-15323</text:p>
          </table:table-cell>
          <table:table-cell office:value-type="float" office:value="379841" calcext:value-type="float">
            <text:p>379841</text:p>
          </table:table-cell>
          <table:table-cell office:value-type="float" office:value="372241" calcext:value-type="float">
            <text:p>372241</text:p>
          </table:table-cell>
          <table:table-cell office:value-type="float" office:value="862405" calcext:value-type="float">
            <text:p>862405</text:p>
          </table:table-cell>
          <table:table-cell office:value-type="float" office:value="48285" calcext:value-type="float">
            <text:p>48285</text:p>
          </table:table-cell>
        </table:table-row>
        <table:table-row table:style-name="ro1">
          <table:table-cell office:value-type="float" office:value="1521" calcext:value-type="float">
            <text:p>1521</text:p>
          </table:table-cell>
          <table:table-cell table:number-columns-repeated="3"/>
          <table:table-cell office:value-type="float" office:value="-10192" calcext:value-type="float">
            <text:p>-10192</text:p>
          </table:table-cell>
          <table:table-cell office:value-type="float" office:value="-152708" calcext:value-type="float">
            <text:p>-152708</text:p>
          </table:table-cell>
          <table:table-cell office:value-type="float" office:value="424446" calcext:value-type="float">
            <text:p>424446</text:p>
          </table:table-cell>
          <table:table-cell office:value-type="float" office:value="479582" calcext:value-type="float">
            <text:p>479582</text:p>
          </table:table-cell>
          <table:table-cell office:value-type="float" office:value="1028268" calcext:value-type="float">
            <text:p>1028268</text:p>
          </table:table-cell>
          <table:table-cell office:value-type="float" office:value="3956" calcext:value-type="float">
            <text:p>3956</text:p>
          </table:table-cell>
        </table:table-row>
        <table:table-row table:style-name="ro1">
          <table:table-cell office:value-type="float" office:value="1522" calcext:value-type="float">
            <text:p>1522</text:p>
          </table:table-cell>
          <table:table-cell table:number-columns-repeated="3"/>
          <table:table-cell office:value-type="float" office:value="34953" calcext:value-type="float">
            <text:p>34953</text:p>
          </table:table-cell>
          <table:table-cell office:value-type="float" office:value="-19195" calcext:value-type="float">
            <text:p>-19195</text:p>
          </table:table-cell>
          <table:table-cell office:value-type="float" office:value="399473" calcext:value-type="float">
            <text:p>399473</text:p>
          </table:table-cell>
          <table:table-cell office:value-type="float" office:value="429605" calcext:value-type="float">
            <text:p>429605</text:p>
          </table:table-cell>
          <table:table-cell office:value-type="float" office:value="847739" calcext:value-type="float">
            <text:p>847739</text:p>
          </table:table-cell>
          <table:table-cell office:value-type="float" office:value="11449" calcext:value-type="float">
            <text:p>11449</text:p>
          </table:table-cell>
        </table:table-row>
        <table:table-row table:style-name="ro1">
          <table:table-cell office:value-type="float" office:value="1523" calcext:value-type="float">
            <text:p>1523</text:p>
          </table:table-cell>
          <table:table-cell table:number-columns-repeated="3"/>
          <table:table-cell office:value-type="float" office:value="408198" calcext:value-type="float">
            <text:p>408198</text:p>
          </table:table-cell>
          <table:table-cell office:value-type="float" office:value="97604" calcext:value-type="float">
            <text:p>97604</text:p>
          </table:table-cell>
          <table:table-cell office:value-type="float" office:value="454552" calcext:value-type="float">
            <text:p>454552</text:p>
          </table:table-cell>
          <table:table-cell office:value-type="float" office:value="475696" calcext:value-type="float">
            <text:p>475696</text:p>
          </table:table-cell>
          <table:table-cell office:value-type="float" office:value="1045200" calcext:value-type="float">
            <text:p>1045200</text:p>
          </table:table-cell>
          <table:table-cell office:value-type="float" office:value="-69326" calcext:value-type="float">
            <text:p>-69326</text:p>
          </table:table-cell>
        </table:table-row>
        <table:table-row table:style-name="ro1">
          <table:table-cell office:value-type="float" office:value="1524" calcext:value-type="float">
            <text:p>1524</text:p>
          </table:table-cell>
          <table:table-cell table:number-columns-repeated="3"/>
          <table:table-cell office:value-type="float" office:value="-35132" calcext:value-type="float">
            <text:p>-35132</text:p>
          </table:table-cell>
          <table:table-cell office:value-type="float" office:value="-45216" calcext:value-type="float">
            <text:p>-45216</text:p>
          </table:table-cell>
          <table:table-cell office:value-type="float" office:value="569858" calcext:value-type="float">
            <text:p>569858</text:p>
          </table:table-cell>
          <table:table-cell office:value-type="float" office:value="691534" calcext:value-type="float">
            <text:p>691534</text:p>
          </table:table-cell>
          <table:table-cell office:value-type="float" office:value="1419878" calcext:value-type="float">
            <text:p>1419878</text:p>
          </table:table-cell>
          <table:table-cell office:value-type="float" office:value="-72950" calcext:value-type="float">
            <text:p>-72950</text:p>
          </table:table-cell>
        </table:table-row>
        <table:table-row table:style-name="ro1">
          <table:table-cell office:value-type="float" office:value="1525" calcext:value-type="float">
            <text:p>1525</text:p>
          </table:table-cell>
          <table:table-cell table:number-columns-repeated="3"/>
          <table:table-cell office:value-type="float" office:value="406395" calcext:value-type="float">
            <text:p>406395</text:p>
          </table:table-cell>
          <table:table-cell office:value-type="float" office:value="-56457" calcext:value-type="float">
            <text:p>-56457</text:p>
          </table:table-cell>
          <table:table-cell office:value-type="float" office:value="275719" calcext:value-type="float">
            <text:p>275719</text:p>
          </table:table-cell>
          <table:table-cell office:value-type="float" office:value="574167" calcext:value-type="float">
            <text:p>574167</text:p>
          </table:table-cell>
          <table:table-cell office:value-type="float" office:value="811733" calcext:value-type="float">
            <text:p>811733</text:p>
          </table:table-cell>
          <table:table-cell office:value-type="float" office:value="-49085" calcext:value-type="float">
            <text:p>-49085</text:p>
          </table:table-cell>
        </table:table-row>
        <table:table-row table:style-name="ro1">
          <table:table-cell office:value-type="float" office:value="1526" calcext:value-type="float">
            <text:p>1526</text:p>
          </table:table-cell>
          <table:table-cell table:number-columns-repeated="3"/>
          <table:table-cell office:value-type="float" office:value="177778" calcext:value-type="float">
            <text:p>177778</text:p>
          </table:table-cell>
          <table:table-cell office:value-type="float" office:value="5856" calcext:value-type="float">
            <text:p>5856</text:p>
          </table:table-cell>
          <table:table-cell office:value-type="float" office:value="337832" calcext:value-type="float">
            <text:p>337832</text:p>
          </table:table-cell>
          <table:table-cell office:value-type="float" office:value="373100" calcext:value-type="float">
            <text:p>373100</text:p>
          </table:table-cell>
          <table:table-cell office:value-type="float" office:value="809722" calcext:value-type="float">
            <text:p>809722</text:p>
          </table:table-cell>
          <table:table-cell office:value-type="float" office:value="-118102" calcext:value-type="float">
            <text:p>-118102</text:p>
          </table:table-cell>
        </table:table-row>
        <table:table-row table:style-name="ro1">
          <table:table-cell office:value-type="float" office:value="1527" calcext:value-type="float">
            <text:p>1527</text:p>
          </table:table-cell>
          <table:table-cell table:number-columns-repeated="3"/>
          <table:table-cell office:value-type="float" office:value="-73206" calcext:value-type="float">
            <text:p>-73206</text:p>
          </table:table-cell>
          <table:table-cell office:value-type="float" office:value="-50860" calcext:value-type="float">
            <text:p>-50860</text:p>
          </table:table-cell>
          <table:table-cell office:value-type="float" office:value="516502" calcext:value-type="float">
            <text:p>516502</text:p>
          </table:table-cell>
          <table:table-cell office:value-type="float" office:value="512182" calcext:value-type="float">
            <text:p>512182</text:p>
          </table:table-cell>
          <table:table-cell office:value-type="float" office:value="1305622" calcext:value-type="float">
            <text:p>1305622</text:p>
          </table:table-cell>
          <table:table-cell office:value-type="float" office:value="-71518" calcext:value-type="float">
            <text:p>-71518</text:p>
          </table:table-cell>
        </table:table-row>
        <table:table-row table:style-name="ro1">
          <table:table-cell office:value-type="float" office:value="1528" calcext:value-type="float">
            <text:p>1528</text:p>
          </table:table-cell>
          <table:table-cell table:number-columns-repeated="3"/>
          <table:table-cell office:value-type="float" office:value="-11607" calcext:value-type="float">
            <text:p>-11607</text:p>
          </table:table-cell>
          <table:table-cell office:value-type="float" office:value="-18209" calcext:value-type="float">
            <text:p>-18209</text:p>
          </table:table-cell>
          <table:table-cell office:value-type="float" office:value="74317" calcext:value-type="float">
            <text:p>74317</text:p>
          </table:table-cell>
          <table:table-cell office:value-type="float" office:value="56173" calcext:value-type="float">
            <text:p>56173</text:p>
          </table:table-cell>
          <table:table-cell office:value-type="float" office:value="144849" calcext:value-type="float">
            <text:p>144849</text:p>
          </table:table-cell>
          <table:table-cell office:value-type="float" office:value="-12531" calcext:value-type="float">
            <text:p>-12531</text:p>
          </table:table-cell>
        </table:table-row>
        <table:table-row table:style-name="ro1">
          <table:table-cell office:value-type="float" office:value="1529" calcext:value-type="float">
            <text:p>1529</text:p>
          </table:table-cell>
          <table:table-cell table:number-columns-repeated="3"/>
          <table:table-cell office:value-type="float" office:value="176979" calcext:value-type="float">
            <text:p>176979</text:p>
          </table:table-cell>
          <table:table-cell office:value-type="float" office:value="-43267" calcext:value-type="float">
            <text:p>-43267</text:p>
          </table:table-cell>
          <table:table-cell office:value-type="float" office:value="298949" calcext:value-type="float">
            <text:p>298949</text:p>
          </table:table-cell>
          <table:table-cell office:value-type="float" office:value="95775" calcext:value-type="float">
            <text:p>95775</text:p>
          </table:table-cell>
          <table:table-cell office:value-type="float" office:value="637445" calcext:value-type="float">
            <text:p>637445</text:p>
          </table:table-cell>
          <table:table-cell office:value-type="float" office:value="-37649" calcext:value-type="float">
            <text:p>-37649</text:p>
          </table:table-cell>
        </table:table-row>
        <table:table-row table:style-name="ro1">
          <table:table-cell office:value-type="float" office:value="1530" calcext:value-type="float">
            <text:p>1530</text:p>
          </table:table-cell>
          <table:table-cell table:number-columns-repeated="3"/>
          <table:table-cell office:value-type="float" office:value="367761" calcext:value-type="float">
            <text:p>367761</text:p>
          </table:table-cell>
          <table:table-cell office:value-type="float" office:value="113371" calcext:value-type="float">
            <text:p>113371</text:p>
          </table:table-cell>
          <table:table-cell office:value-type="float" office:value="185025" calcext:value-type="float">
            <text:p>185025</text:p>
          </table:table-cell>
          <table:table-cell office:value-type="float" office:value="44801" calcext:value-type="float">
            <text:p>44801</text:p>
          </table:table-cell>
          <table:table-cell office:value-type="float" office:value="466915" calcext:value-type="float">
            <text:p>466915</text:p>
          </table:table-cell>
          <table:table-cell office:value-type="float" office:value="4679" calcext:value-type="float">
            <text:p>4679</text:p>
          </table:table-cell>
        </table:table-row>
        <table:table-row table:style-name="ro1">
          <table:table-cell office:value-type="float" office:value="1531" calcext:value-type="float">
            <text:p>1531</text:p>
          </table:table-cell>
          <table:table-cell table:number-columns-repeated="3"/>
          <table:table-cell office:value-type="float" office:value="126277" calcext:value-type="float">
            <text:p>126277</text:p>
          </table:table-cell>
          <table:table-cell office:value-type="float" office:value="-50841" calcext:value-type="float">
            <text:p>-50841</text:p>
          </table:table-cell>
          <table:table-cell office:value-type="float" office:value="570685" calcext:value-type="float">
            <text:p>570685</text:p>
          </table:table-cell>
          <table:table-cell office:value-type="float" office:value="710571" calcext:value-type="float">
            <text:p>710571</text:p>
          </table:table-cell>
          <table:table-cell office:value-type="float" office:value="1451183" calcext:value-type="float">
            <text:p>1451183</text:p>
          </table:table-cell>
          <table:table-cell office:value-type="float" office:value="-92387" calcext:value-type="float">
            <text:p>-92387</text:p>
          </table:table-cell>
        </table:table-row>
        <table:table-row table:style-name="ro1">
          <table:table-cell office:value-type="float" office:value="1532" calcext:value-type="float">
            <text:p>1532</text:p>
          </table:table-cell>
          <table:table-cell table:number-columns-repeated="3"/>
          <table:table-cell office:value-type="float" office:value="-172749" calcext:value-type="float">
            <text:p>-172749</text:p>
          </table:table-cell>
          <table:table-cell office:value-type="float" office:value="-109325" calcext:value-type="float">
            <text:p>-109325</text:p>
          </table:table-cell>
          <table:table-cell office:value-type="float" office:value="118995" calcext:value-type="float">
            <text:p>118995</text:p>
          </table:table-cell>
          <table:table-cell office:value-type="float" office:value="118127" calcext:value-type="float">
            <text:p>118127</text:p>
          </table:table-cell>
          <table:table-cell office:value-type="float" office:value="281479" calcext:value-type="float">
            <text:p>281479</text:p>
          </table:table-cell>
          <table:table-cell office:value-type="float" office:value="72969" calcext:value-type="float">
            <text:p>72969</text:p>
          </table:table-cell>
        </table:table-row>
        <table:table-row table:style-name="ro1">
          <table:table-cell office:value-type="float" office:value="1533" calcext:value-type="float">
            <text:p>1533</text:p>
          </table:table-cell>
          <table:table-cell table:number-columns-repeated="3"/>
          <table:table-cell office:value-type="float" office:value="-358071" calcext:value-type="float">
            <text:p>-358071</text:p>
          </table:table-cell>
          <table:table-cell office:value-type="float" office:value="-267657" calcext:value-type="float">
            <text:p>-267657</text:p>
          </table:table-cell>
          <table:table-cell office:value-type="float" office:value="212453" calcext:value-type="float">
            <text:p>212453</text:p>
          </table:table-cell>
          <table:table-cell office:value-type="float" office:value="194433" calcext:value-type="float">
            <text:p>194433</text:p>
          </table:table-cell>
          <table:table-cell office:value-type="float" office:value="636495" calcext:value-type="float">
            <text:p>636495</text:p>
          </table:table-cell>
          <table:table-cell office:value-type="float" office:value="81003" calcext:value-type="float">
            <text:p>81003</text:p>
          </table:table-cell>
        </table:table-row>
        <table:table-row table:style-name="ro1">
          <table:table-cell office:value-type="float" office:value="1534" calcext:value-type="float">
            <text:p>1534</text:p>
          </table:table-cell>
          <table:table-cell table:number-columns-repeated="3"/>
          <table:table-cell office:value-type="float" office:value="63501" calcext:value-type="float">
            <text:p>63501</text:p>
          </table:table-cell>
          <table:table-cell office:value-type="float" office:value="-188121" calcext:value-type="float">
            <text:p>-188121</text:p>
          </table:table-cell>
          <table:table-cell office:value-type="float" office:value="398189" calcext:value-type="float">
            <text:p>398189</text:p>
          </table:table-cell>
          <table:table-cell office:value-type="float" office:value="598713" calcext:value-type="float">
            <text:p>598713</text:p>
          </table:table-cell>
          <table:table-cell office:value-type="float" office:value="1025765" calcext:value-type="float">
            <text:p>1025765</text:p>
          </table:table-cell>
          <table:table-cell office:value-type="float" office:value="-22135" calcext:value-type="float">
            <text:p>-22135</text:p>
          </table:table-cell>
        </table:table-row>
        <table:table-row table:style-name="ro1">
          <table:table-cell office:value-type="float" office:value="1535" calcext:value-type="float">
            <text:p>1535</text:p>
          </table:table-cell>
          <table:table-cell table:number-columns-repeated="3"/>
          <table:table-cell office:value-type="float" office:value="-10692" calcext:value-type="float">
            <text:p>-10692</text:p>
          </table:table-cell>
          <table:table-cell office:value-type="float" office:value="-6282" calcext:value-type="float">
            <text:p>-6282</text:p>
          </table:table-cell>
          <table:table-cell office:value-type="float" office:value="566770" calcext:value-type="float">
            <text:p>566770</text:p>
          </table:table-cell>
          <table:table-cell office:value-type="float" office:value="775710" calcext:value-type="float">
            <text:p>775710</text:p>
          </table:table-cell>
          <table:table-cell office:value-type="float" office:value="1510474" calcext:value-type="float">
            <text:p>1510474</text:p>
          </table:table-cell>
          <table:table-cell office:value-type="float" office:value="-45400" calcext:value-type="float">
            <text:p>-45400</text:p>
          </table:table-cell>
        </table:table-row>
        <table:table-row table:style-name="ro1">
          <table:table-cell office:value-type="float" office:value="1536" calcext:value-type="float">
            <text:p>1536</text:p>
          </table:table-cell>
          <table:table-cell table:number-columns-repeated="3"/>
          <table:table-cell office:value-type="float" office:value="24075" calcext:value-type="float">
            <text:p>24075</text:p>
          </table:table-cell>
          <table:table-cell office:value-type="float" office:value="1635" calcext:value-type="float">
            <text:p>1635</text:p>
          </table:table-cell>
          <table:table-cell office:value-type="float" office:value="71961" calcext:value-type="float">
            <text:p>71961</text:p>
          </table:table-cell>
          <table:table-cell office:value-type="float" office:value="126237" calcext:value-type="float">
            <text:p>126237</text:p>
          </table:table-cell>
          <table:table-cell office:value-type="float" office:value="198183" calcext:value-type="float">
            <text:p>198183</text:p>
          </table:table-cell>
          <table:table-cell office:value-type="float" office:value="-36967" calcext:value-type="float">
            <text:p>-36967</text:p>
          </table:table-cell>
        </table:table-row>
        <table:table-row table:style-name="ro1">
          <table:table-cell office:value-type="float" office:value="1537" calcext:value-type="float">
            <text:p>1537</text:p>
          </table:table-cell>
          <table:table-cell table:number-columns-repeated="3"/>
          <table:table-cell office:value-type="float" office:value="363159" calcext:value-type="float">
            <text:p>363159</text:p>
          </table:table-cell>
          <table:table-cell office:value-type="float" office:value="-104587" calcext:value-type="float">
            <text:p>-104587</text:p>
          </table:table-cell>
          <table:table-cell office:value-type="float" office:value="460277" calcext:value-type="float">
            <text:p>460277</text:p>
          </table:table-cell>
          <table:table-cell office:value-type="float" office:value="323905" calcext:value-type="float">
            <text:p>323905</text:p>
          </table:table-cell>
          <table:table-cell office:value-type="float" office:value="1100207" calcext:value-type="float">
            <text:p>1100207</text:p>
          </table:table-cell>
          <table:table-cell office:value-type="float" office:value="110479" calcext:value-type="float">
            <text:p>110479</text:p>
          </table:table-cell>
        </table:table-row>
        <table:table-row table:style-name="ro1">
          <table:table-cell office:value-type="float" office:value="1538" calcext:value-type="float">
            <text:p>1538</text:p>
          </table:table-cell>
          <table:table-cell table:number-columns-repeated="3"/>
          <table:table-cell office:value-type="float" office:value="99653" calcext:value-type="float">
            <text:p>99653</text:p>
          </table:table-cell>
          <table:table-cell office:value-type="float" office:value="-180799" calcext:value-type="float">
            <text:p>-180799</text:p>
          </table:table-cell>
          <table:table-cell office:value-type="float" office:value="341997" calcext:value-type="float">
            <text:p>341997</text:p>
          </table:table-cell>
          <table:table-cell office:value-type="float" office:value="396377" calcext:value-type="float">
            <text:p>396377</text:p>
          </table:table-cell>
          <table:table-cell office:value-type="float" office:value="751325" calcext:value-type="float">
            <text:p>751325</text:p>
          </table:table-cell>
          <table:table-cell office:value-type="float" office:value="21901" calcext:value-type="float">
            <text:p>21901</text:p>
          </table:table-cell>
        </table:table-row>
        <table:table-row table:style-name="ro1">
          <table:table-cell office:value-type="float" office:value="1539" calcext:value-type="float">
            <text:p>1539</text:p>
          </table:table-cell>
          <table:table-cell table:number-columns-repeated="3"/>
          <table:table-cell office:value-type="float" office:value="527783" calcext:value-type="float">
            <text:p>527783</text:p>
          </table:table-cell>
          <table:table-cell office:value-type="float" office:value="33355" calcext:value-type="float">
            <text:p>33355</text:p>
          </table:table-cell>
          <table:table-cell office:value-type="float" office:value="434125" calcext:value-type="float">
            <text:p>434125</text:p>
          </table:table-cell>
          <table:table-cell office:value-type="float" office:value="782875" calcext:value-type="float">
            <text:p>782875</text:p>
          </table:table-cell>
          <table:table-cell office:value-type="float" office:value="1230021" calcext:value-type="float">
            <text:p>1230021</text:p>
          </table:table-cell>
          <table:table-cell office:value-type="float" office:value="-5219" calcext:value-type="float">
            <text:p>-5219</text:p>
          </table:table-cell>
        </table:table-row>
        <table:table-row table:style-name="ro1">
          <table:table-cell office:value-type="float" office:value="1540" calcext:value-type="float">
            <text:p>1540</text:p>
          </table:table-cell>
          <table:table-cell table:number-columns-repeated="3"/>
          <table:table-cell office:value-type="float" office:value="-22135" calcext:value-type="float">
            <text:p>-22135</text:p>
          </table:table-cell>
          <table:table-cell office:value-type="float" office:value="276261" calcext:value-type="float">
            <text:p>276261</text:p>
          </table:table-cell>
          <table:table-cell office:value-type="float" office:value="244513" calcext:value-type="float">
            <text:p>244513</text:p>
          </table:table-cell>
          <table:table-cell office:value-type="float" office:value="79077" calcext:value-type="float">
            <text:p>79077</text:p>
          </table:table-cell>
          <table:table-cell office:value-type="float" office:value="600953" calcext:value-type="float">
            <text:p>600953</text:p>
          </table:table-cell>
          <table:table-cell office:value-type="float" office:value="-86235" calcext:value-type="float">
            <text:p>-86235</text:p>
          </table:table-cell>
        </table:table-row>
        <table:table-row table:style-name="ro1">
          <table:table-cell office:value-type="float" office:value="1541" calcext:value-type="float">
            <text:p>1541</text:p>
          </table:table-cell>
          <table:table-cell table:number-columns-repeated="3"/>
          <table:table-cell office:value-type="float" office:value="61531" calcext:value-type="float">
            <text:p>61531</text:p>
          </table:table-cell>
          <table:table-cell office:value-type="float" office:value="-150619" calcext:value-type="float">
            <text:p>-150619</text:p>
          </table:table-cell>
          <table:table-cell office:value-type="float" office:value="571437" calcext:value-type="float">
            <text:p>571437</text:p>
          </table:table-cell>
          <table:table-cell office:value-type="float" office:value="583603" calcext:value-type="float">
            <text:p>583603</text:p>
          </table:table-cell>
          <table:table-cell office:value-type="float" office:value="1211121" calcext:value-type="float">
            <text:p>1211121</text:p>
          </table:table-cell>
          <table:table-cell office:value-type="float" office:value="23025" calcext:value-type="float">
            <text:p>23025</text:p>
          </table:table-cell>
        </table:table-row>
        <table:table-row table:style-name="ro1">
          <table:table-cell office:value-type="float" office:value="1542" calcext:value-type="float">
            <text:p>1542</text:p>
          </table:table-cell>
          <table:table-cell table:number-columns-repeated="3"/>
          <table:table-cell office:value-type="float" office:value="97040" calcext:value-type="float">
            <text:p>97040</text:p>
          </table:table-cell>
          <table:table-cell office:value-type="float" office:value="-119494" calcext:value-type="float">
            <text:p>-119494</text:p>
          </table:table-cell>
          <table:table-cell office:value-type="float" office:value="423986" calcext:value-type="float">
            <text:p>423986</text:p>
          </table:table-cell>
          <table:table-cell office:value-type="float" office:value="646194" calcext:value-type="float">
            <text:p>646194</text:p>
          </table:table-cell>
          <table:table-cell office:value-type="float" office:value="1012062" calcext:value-type="float">
            <text:p>1012062</text:p>
          </table:table-cell>
          <table:table-cell office:value-type="float" office:value="-69018" calcext:value-type="float">
            <text:p>-69018</text:p>
          </table:table-cell>
        </table:table-row>
        <table:table-row table:style-name="ro1">
          <table:table-cell office:value-type="float" office:value="1543" calcext:value-type="float">
            <text:p>1543</text:p>
          </table:table-cell>
          <table:table-cell table:number-columns-repeated="3"/>
          <table:table-cell office:value-type="float" office:value="-126353" calcext:value-type="float">
            <text:p>-126353</text:p>
          </table:table-cell>
          <table:table-cell office:value-type="float" office:value="-98885" calcext:value-type="float">
            <text:p>-98885</text:p>
          </table:table-cell>
          <table:table-cell office:value-type="float" office:value="269119" calcext:value-type="float">
            <text:p>269119</text:p>
          </table:table-cell>
          <table:table-cell office:value-type="float" office:value="259331" calcext:value-type="float">
            <text:p>259331</text:p>
          </table:table-cell>
          <table:table-cell office:value-type="float" office:value="605939" calcext:value-type="float">
            <text:p>605939</text:p>
          </table:table-cell>
          <table:table-cell office:value-type="float" office:value="30281" calcext:value-type="float">
            <text:p>30281</text:p>
          </table:table-cell>
        </table:table-row>
        <table:table-row table:style-name="ro1">
          <table:table-cell office:value-type="float" office:value="1544" calcext:value-type="float">
            <text:p>1544</text:p>
          </table:table-cell>
          <table:table-cell table:number-columns-repeated="3"/>
          <table:table-cell office:value-type="float" office:value="38484" calcext:value-type="float">
            <text:p>38484</text:p>
          </table:table-cell>
          <table:table-cell office:value-type="float" office:value="-97110" calcext:value-type="float">
            <text:p>-97110</text:p>
          </table:table-cell>
          <table:table-cell office:value-type="float" office:value="432742" calcext:value-type="float">
            <text:p>432742</text:p>
          </table:table-cell>
          <table:table-cell office:value-type="float" office:value="511830" calcext:value-type="float">
            <text:p>511830</text:p>
          </table:table-cell>
          <table:table-cell office:value-type="float" office:value="1026042" calcext:value-type="float">
            <text:p>1026042</text:p>
          </table:table-cell>
          <table:table-cell office:value-type="float" office:value="880" calcext:value-type="float">
            <text:p>880</text:p>
          </table:table-cell>
        </table:table-row>
        <table:table-row table:style-name="ro1">
          <table:table-cell office:value-type="float" office:value="1545" calcext:value-type="float">
            <text:p>1545</text:p>
          </table:table-cell>
          <table:table-cell table:number-columns-repeated="3"/>
          <table:table-cell office:value-type="float" office:value="240338" calcext:value-type="float">
            <text:p>240338</text:p>
          </table:table-cell>
          <table:table-cell office:value-type="float" office:value="58218" calcext:value-type="float">
            <text:p>58218</text:p>
          </table:table-cell>
          <table:table-cell office:value-type="float" office:value="362962" calcext:value-type="float">
            <text:p>362962</text:p>
          </table:table-cell>
          <table:table-cell office:value-type="float" office:value="259450" calcext:value-type="float">
            <text:p>259450</text:p>
          </table:table-cell>
          <table:table-cell office:value-type="float" office:value="866714" calcext:value-type="float">
            <text:p>866714</text:p>
          </table:table-cell>
          <table:table-cell office:value-type="float" office:value="50202" calcext:value-type="float">
            <text:p>50202</text:p>
          </table:table-cell>
        </table:table-row>
        <table:table-row table:style-name="ro1">
          <table:table-cell office:value-type="float" office:value="1546" calcext:value-type="float">
            <text:p>1546</text:p>
          </table:table-cell>
          <table:table-cell table:number-columns-repeated="3"/>
          <table:table-cell office:value-type="float" office:value="13851" calcext:value-type="float">
            <text:p>13851</text:p>
          </table:table-cell>
          <table:table-cell office:value-type="float" office:value="-91485" calcext:value-type="float">
            <text:p>-91485</text:p>
          </table:table-cell>
          <table:table-cell office:value-type="float" office:value="574085" calcext:value-type="float">
            <text:p>574085</text:p>
          </table:table-cell>
          <table:table-cell office:value-type="float" office:value="410143" calcext:value-type="float">
            <text:p>410143</text:p>
          </table:table-cell>
          <table:table-cell office:value-type="float" office:value="1275047" calcext:value-type="float">
            <text:p>1275047</text:p>
          </table:table-cell>
          <table:table-cell office:value-type="float" office:value="-373965" calcext:value-type="float">
            <text:p>-373965</text:p>
          </table:table-cell>
        </table:table-row>
        <table:table-row table:style-name="ro1">
          <table:table-cell office:value-type="float" office:value="1547" calcext:value-type="float">
            <text:p>1547</text:p>
          </table:table-cell>
          <table:table-cell table:number-columns-repeated="3"/>
          <table:table-cell office:value-type="float" office:value="175354" calcext:value-type="float">
            <text:p>175354</text:p>
          </table:table-cell>
          <table:table-cell office:value-type="float" office:value="-176230" calcext:value-type="float">
            <text:p>-176230</text:p>
          </table:table-cell>
          <table:table-cell office:value-type="float" office:value="452070" calcext:value-type="float">
            <text:p>452070</text:p>
          </table:table-cell>
          <table:table-cell office:value-type="float" office:value="289196" calcext:value-type="float">
            <text:p>289196</text:p>
          </table:table-cell>
          <table:table-cell office:value-type="float" office:value="783428" calcext:value-type="float">
            <text:p>783428</text:p>
          </table:table-cell>
          <table:table-cell office:value-type="float" office:value="7724" calcext:value-type="float">
            <text:p>7724</text:p>
          </table:table-cell>
        </table:table-row>
        <table:table-row table:style-name="ro1">
          <table:table-cell office:value-type="float" office:value="1548" calcext:value-type="float">
            <text:p>1548</text:p>
          </table:table-cell>
          <table:table-cell table:number-columns-repeated="3"/>
          <table:table-cell office:value-type="float" office:value="217374" calcext:value-type="float">
            <text:p>217374</text:p>
          </table:table-cell>
          <table:table-cell office:value-type="float" office:value="39412" calcext:value-type="float">
            <text:p>39412</text:p>
          </table:table-cell>
          <table:table-cell office:value-type="float" office:value="331638" calcext:value-type="float">
            <text:p>331638</text:p>
          </table:table-cell>
          <table:table-cell office:value-type="float" office:value="297498" calcext:value-type="float">
            <text:p>297498</text:p>
          </table:table-cell>
          <table:table-cell office:value-type="float" office:value="772074" calcext:value-type="float">
            <text:p>772074</text:p>
          </table:table-cell>
          <table:table-cell office:value-type="float" office:value="-1650" calcext:value-type="float">
            <text:p>-1650</text:p>
          </table:table-cell>
        </table:table-row>
        <table:table-row table:style-name="ro1">
          <table:table-cell office:value-type="float" office:value="1549" calcext:value-type="float">
            <text:p>1549</text:p>
          </table:table-cell>
          <table:table-cell table:number-columns-repeated="3"/>
          <table:table-cell office:value-type="float" office:value="545225" calcext:value-type="float">
            <text:p>545225</text:p>
          </table:table-cell>
          <table:table-cell office:value-type="float" office:value="-142413" calcext:value-type="float">
            <text:p>-142413</text:p>
          </table:table-cell>
          <table:table-cell office:value-type="float" office:value="372897" calcext:value-type="float">
            <text:p>372897</text:p>
          </table:table-cell>
          <table:table-cell office:value-type="float" office:value="526761" calcext:value-type="float">
            <text:p>526761</text:p>
          </table:table-cell>
          <table:table-cell office:value-type="float" office:value="959387" calcext:value-type="float">
            <text:p>959387</text:p>
          </table:table-cell>
          <table:table-cell office:value-type="float" office:value="-172723" calcext:value-type="float">
            <text:p>-172723</text:p>
          </table:table-cell>
        </table:table-row>
        <table:table-row table:style-name="ro1">
          <table:table-cell office:value-type="float" office:value="1550" calcext:value-type="float">
            <text:p>1550</text:p>
          </table:table-cell>
          <table:table-cell table:number-columns-repeated="3"/>
          <table:table-cell office:value-type="float" office:value="176603" calcext:value-type="float">
            <text:p>176603</text:p>
          </table:table-cell>
          <table:table-cell office:value-type="float" office:value="-53041" calcext:value-type="float">
            <text:p>-53041</text:p>
          </table:table-cell>
          <table:table-cell office:value-type="float" office:value="542881" calcext:value-type="float">
            <text:p>542881</text:p>
          </table:table-cell>
          <table:table-cell office:value-type="float" office:value="557057" calcext:value-type="float">
            <text:p>557057</text:p>
          </table:table-cell>
          <table:table-cell office:value-type="float" office:value="1219007" calcext:value-type="float">
            <text:p>1219007</text:p>
          </table:table-cell>
          <table:table-cell office:value-type="float" office:value="-23431" calcext:value-type="float">
            <text:p>-23431</text:p>
          </table:table-cell>
        </table:table-row>
        <table:table-row table:style-name="ro1">
          <table:table-cell office:value-type="float" office:value="1551" calcext:value-type="float">
            <text:p>1551</text:p>
          </table:table-cell>
          <table:table-cell table:number-columns-repeated="3"/>
          <table:table-cell office:value-type="float" office:value="264745" calcext:value-type="float">
            <text:p>264745</text:p>
          </table:table-cell>
          <table:table-cell office:value-type="float" office:value="-18289" calcext:value-type="float">
            <text:p>-18289</text:p>
          </table:table-cell>
          <table:table-cell office:value-type="float" office:value="560307" calcext:value-type="float">
            <text:p>560307</text:p>
          </table:table-cell>
          <table:table-cell office:value-type="float" office:value="692657" calcext:value-type="float">
            <text:p>692657</text:p>
          </table:table-cell>
          <table:table-cell office:value-type="float" office:value="1376619" calcext:value-type="float">
            <text:p>1376619</text:p>
          </table:table-cell>
          <table:table-cell office:value-type="float" office:value="18001" calcext:value-type="float">
            <text:p>18001</text:p>
          </table:table-cell>
        </table:table-row>
        <table:table-row table:style-name="ro1">
          <table:table-cell office:value-type="float" office:value="1552" calcext:value-type="float">
            <text:p>1552</text:p>
          </table:table-cell>
          <table:table-cell table:number-columns-repeated="3"/>
          <table:table-cell office:value-type="float" office:value="26862" calcext:value-type="float">
            <text:p>26862</text:p>
          </table:table-cell>
          <table:table-cell office:value-type="float" office:value="-71726" calcext:value-type="float">
            <text:p>-71726</text:p>
          </table:table-cell>
          <table:table-cell office:value-type="float" office:value="195942" calcext:value-type="float">
            <text:p>195942</text:p>
          </table:table-cell>
          <table:table-cell office:value-type="float" office:value="270674" calcext:value-type="float">
            <text:p>270674</text:p>
          </table:table-cell>
          <table:table-cell office:value-type="float" office:value="641860" calcext:value-type="float">
            <text:p>641860</text:p>
          </table:table-cell>
          <table:table-cell office:value-type="float" office:value="-73356" calcext:value-type="float">
            <text:p>-73356</text:p>
          </table:table-cell>
        </table:table-row>
        <table:table-row table:style-name="ro1">
          <table:table-cell office:value-type="float" office:value="1553" calcext:value-type="float">
            <text:p>1553</text:p>
          </table:table-cell>
          <table:table-cell table:number-columns-repeated="3"/>
          <table:table-cell office:value-type="float" office:value="136756" calcext:value-type="float">
            <text:p>136756</text:p>
          </table:table-cell>
          <table:table-cell office:value-type="float" office:value="102412" calcext:value-type="float">
            <text:p>102412</text:p>
          </table:table-cell>
          <table:table-cell office:value-type="float" office:value="268306" calcext:value-type="float">
            <text:p>268306</text:p>
          </table:table-cell>
          <table:table-cell office:value-type="float" office:value="329852" calcext:value-type="float">
            <text:p>329852</text:p>
          </table:table-cell>
          <table:table-cell office:value-type="float" office:value="740744" calcext:value-type="float">
            <text:p>740744</text:p>
          </table:table-cell>
          <table:table-cell office:value-type="float" office:value="-9514" calcext:value-type="float">
            <text:p>-9514</text:p>
          </table:table-cell>
        </table:table-row>
        <table:table-row table:style-name="ro1">
          <table:table-cell office:value-type="float" office:value="1554" calcext:value-type="float">
            <text:p>1554</text:p>
          </table:table-cell>
          <table:table-cell table:number-columns-repeated="3"/>
          <table:table-cell office:value-type="float" office:value="127822" calcext:value-type="float">
            <text:p>127822</text:p>
          </table:table-cell>
          <table:table-cell office:value-type="float" office:value="22234" calcext:value-type="float">
            <text:p>22234</text:p>
          </table:table-cell>
          <table:table-cell office:value-type="float" office:value="649516" calcext:value-type="float">
            <text:p>649516</text:p>
          </table:table-cell>
          <table:table-cell office:value-type="float" office:value="450792" calcext:value-type="float">
            <text:p>450792</text:p>
          </table:table-cell>
          <table:table-cell office:value-type="float" office:value="1252208" calcext:value-type="float">
            <text:p>1252208</text:p>
          </table:table-cell>
          <table:table-cell office:value-type="float" office:value="-51938" calcext:value-type="float">
            <text:p>-51938</text:p>
          </table:table-cell>
        </table:table-row>
        <table:table-row table:style-name="ro1">
          <table:table-cell office:value-type="float" office:value="1555" calcext:value-type="float">
            <text:p>1555</text:p>
          </table:table-cell>
          <table:table-cell table:number-columns-repeated="3"/>
          <table:table-cell office:value-type="float" office:value="3923" calcext:value-type="float">
            <text:p>3923</text:p>
          </table:table-cell>
          <table:table-cell office:value-type="float" office:value="8411" calcext:value-type="float">
            <text:p>8411</text:p>
          </table:table-cell>
          <table:table-cell office:value-type="float" office:value="375493" calcext:value-type="float">
            <text:p>375493</text:p>
          </table:table-cell>
          <table:table-cell office:value-type="float" office:value="309669" calcext:value-type="float">
            <text:p>309669</text:p>
          </table:table-cell>
          <table:table-cell office:value-type="float" office:value="837061" calcext:value-type="float">
            <text:p>837061</text:p>
          </table:table-cell>
          <table:table-cell office:value-type="float" office:value="-38805" calcext:value-type="float">
            <text:p>-38805</text:p>
          </table:table-cell>
        </table:table-row>
        <table:table-row table:style-name="ro1">
          <table:table-cell office:value-type="float" office:value="1556" calcext:value-type="float">
            <text:p>1556</text:p>
          </table:table-cell>
          <table:table-cell table:number-columns-repeated="3"/>
          <table:table-cell office:value-type="float" office:value="148451" calcext:value-type="float">
            <text:p>148451</text:p>
          </table:table-cell>
          <table:table-cell office:value-type="float" office:value="-96753" calcext:value-type="float">
            <text:p>-96753</text:p>
          </table:table-cell>
          <table:table-cell office:value-type="float" office:value="159401" calcext:value-type="float">
            <text:p>159401</text:p>
          </table:table-cell>
          <table:table-cell office:value-type="float" office:value="238843" calcext:value-type="float">
            <text:p>238843</text:p>
          </table:table-cell>
          <table:table-cell office:value-type="float" office:value="404035" calcext:value-type="float">
            <text:p>404035</text:p>
          </table:table-cell>
          <table:table-cell office:value-type="float" office:value="-73327" calcext:value-type="float">
            <text:p>-73327</text:p>
          </table:table-cell>
        </table:table-row>
        <table:table-row table:style-name="ro1">
          <table:table-cell office:value-type="float" office:value="1557" calcext:value-type="float">
            <text:p>1557</text:p>
          </table:table-cell>
          <table:table-cell table:number-columns-repeated="3"/>
          <table:table-cell office:value-type="float" office:value="-20292" calcext:value-type="float">
            <text:p>-20292</text:p>
          </table:table-cell>
          <table:table-cell office:value-type="float" office:value="-25888" calcext:value-type="float">
            <text:p>-25888</text:p>
          </table:table-cell>
          <table:table-cell office:value-type="float" office:value="225072" calcext:value-type="float">
            <text:p>225072</text:p>
          </table:table-cell>
          <table:table-cell office:value-type="float" office:value="117038" calcext:value-type="float">
            <text:p>117038</text:p>
          </table:table-cell>
          <table:table-cell office:value-type="float" office:value="434478" calcext:value-type="float">
            <text:p>434478</text:p>
          </table:table-cell>
          <table:table-cell office:value-type="float" office:value="27906" calcext:value-type="float">
            <text:p>27906</text:p>
          </table:table-cell>
        </table:table-row>
        <table:table-row table:style-name="ro1">
          <table:table-cell office:value-type="float" office:value="1558" calcext:value-type="float">
            <text:p>1558</text:p>
          </table:table-cell>
          <table:table-cell table:number-columns-repeated="3"/>
          <table:table-cell office:value-type="float" office:value="-134723" calcext:value-type="float">
            <text:p>-134723</text:p>
          </table:table-cell>
          <table:table-cell office:value-type="float" office:value="-32161" calcext:value-type="float">
            <text:p>-32161</text:p>
          </table:table-cell>
          <table:table-cell office:value-type="float" office:value="594711" calcext:value-type="float">
            <text:p>594711</text:p>
          </table:table-cell>
          <table:table-cell office:value-type="float" office:value="756361" calcext:value-type="float">
            <text:p>756361</text:p>
          </table:table-cell>
          <table:table-cell office:value-type="float" office:value="1492913" calcext:value-type="float">
            <text:p>1492913</text:p>
          </table:table-cell>
          <table:table-cell office:value-type="float" office:value="29131" calcext:value-type="float">
            <text:p>29131</text:p>
          </table:table-cell>
        </table:table-row>
        <table:table-row table:style-name="ro1">
          <table:table-cell office:value-type="float" office:value="1559" calcext:value-type="float">
            <text:p>1559</text:p>
          </table:table-cell>
          <table:table-cell table:number-columns-repeated="3"/>
          <table:table-cell office:value-type="float" office:value="296119" calcext:value-type="float">
            <text:p>296119</text:p>
          </table:table-cell>
          <table:table-cell office:value-type="float" office:value="-61093" calcext:value-type="float">
            <text:p>-61093</text:p>
          </table:table-cell>
          <table:table-cell office:value-type="float" office:value="487309" calcext:value-type="float">
            <text:p>487309</text:p>
          </table:table-cell>
          <table:table-cell office:value-type="float" office:value="415881" calcext:value-type="float">
            <text:p>415881</text:p>
          </table:table-cell>
          <table:table-cell office:value-type="float" office:value="1071769" calcext:value-type="float">
            <text:p>1071769</text:p>
          </table:table-cell>
          <table:table-cell office:value-type="float" office:value="56859" calcext:value-type="float">
            <text:p>56859</text:p>
          </table:table-cell>
        </table:table-row>
        <table:table-row table:style-name="ro1">
          <table:table-cell office:value-type="float" office:value="1560" calcext:value-type="float">
            <text:p>1560</text:p>
          </table:table-cell>
          <table:table-cell table:number-columns-repeated="3"/>
          <table:table-cell office:value-type="float" office:value="-27270" calcext:value-type="float">
            <text:p>-27270</text:p>
          </table:table-cell>
          <table:table-cell office:value-type="float" office:value="21598" calcext:value-type="float">
            <text:p>21598</text:p>
          </table:table-cell>
          <table:table-cell office:value-type="float" office:value="337020" calcext:value-type="float">
            <text:p>337020</text:p>
          </table:table-cell>
          <table:table-cell office:value-type="float" office:value="173622" calcext:value-type="float">
            <text:p>173622</text:p>
          </table:table-cell>
          <table:table-cell office:value-type="float" office:value="651024" calcext:value-type="float">
            <text:p>651024</text:p>
          </table:table-cell>
          <table:table-cell office:value-type="float" office:value="9242" calcext:value-type="float">
            <text:p>9242</text:p>
          </table:table-cell>
        </table:table-row>
        <table:table-row table:style-name="ro1">
          <table:table-cell office:value-type="float" office:value="1561" calcext:value-type="float">
            <text:p>1561</text:p>
          </table:table-cell>
          <table:table-cell table:number-columns-repeated="3"/>
          <table:table-cell office:value-type="float" office:value="35175" calcext:value-type="float">
            <text:p>35175</text:p>
          </table:table-cell>
          <table:table-cell office:value-type="float" office:value="-119029" calcext:value-type="float">
            <text:p>-119029</text:p>
          </table:table-cell>
          <table:table-cell office:value-type="float" office:value="268491" calcext:value-type="float">
            <text:p>268491</text:p>
          </table:table-cell>
          <table:table-cell office:value-type="float" office:value="290627" calcext:value-type="float">
            <text:p>290627</text:p>
          </table:table-cell>
          <table:table-cell office:value-type="float" office:value="629347" calcext:value-type="float">
            <text:p>629347</text:p>
          </table:table-cell>
          <table:table-cell office:value-type="float" office:value="-71723" calcext:value-type="float">
            <text:p>-71723</text:p>
          </table:table-cell>
        </table:table-row>
        <table:table-row table:style-name="ro1">
          <table:table-cell office:value-type="float" office:value="1562" calcext:value-type="float">
            <text:p>1562</text:p>
          </table:table-cell>
          <table:table-cell table:number-columns-repeated="3"/>
          <table:table-cell office:value-type="float" office:value="497998" calcext:value-type="float">
            <text:p>497998</text:p>
          </table:table-cell>
          <table:table-cell office:value-type="float" office:value="180176" calcext:value-type="float">
            <text:p>180176</text:p>
          </table:table-cell>
          <table:table-cell office:value-type="float" office:value="414058" calcext:value-type="float">
            <text:p>414058</text:p>
          </table:table-cell>
          <table:table-cell office:value-type="float" office:value="814756" calcext:value-type="float">
            <text:p>814756</text:p>
          </table:table-cell>
          <table:table-cell office:value-type="float" office:value="1139786" calcext:value-type="float">
            <text:p>1139786</text:p>
          </table:table-cell>
          <table:table-cell office:value-type="float" office:value="-36882" calcext:value-type="float">
            <text:p>-36882</text:p>
          </table:table-cell>
        </table:table-row>
        <table:table-row table:style-name="ro1">
          <table:table-cell office:value-type="float" office:value="1563" calcext:value-type="float">
            <text:p>1563</text:p>
          </table:table-cell>
          <table:table-cell table:number-columns-repeated="3"/>
          <table:table-cell office:value-type="float" office:value="-114383" calcext:value-type="float">
            <text:p>-114383</text:p>
          </table:table-cell>
          <table:table-cell office:value-type="float" office:value="-71753" calcext:value-type="float">
            <text:p>-71753</text:p>
          </table:table-cell>
          <table:table-cell office:value-type="float" office:value="239389" calcext:value-type="float">
            <text:p>239389</text:p>
          </table:table-cell>
          <table:table-cell office:value-type="float" office:value="454965" calcext:value-type="float">
            <text:p>454965</text:p>
          </table:table-cell>
          <table:table-cell office:value-type="float" office:value="719491" calcext:value-type="float">
            <text:p>719491</text:p>
          </table:table-cell>
          <table:table-cell office:value-type="float" office:value="-23901" calcext:value-type="float">
            <text:p>-23901</text:p>
          </table:table-cell>
        </table:table-row>
        <table:table-row table:style-name="ro1">
          <table:table-cell office:value-type="float" office:value="1564" calcext:value-type="float">
            <text:p>1564</text:p>
          </table:table-cell>
          <table:table-cell table:number-columns-repeated="3"/>
          <table:table-cell office:value-type="float" office:value="31780" calcext:value-type="float">
            <text:p>31780</text:p>
          </table:table-cell>
          <table:table-cell office:value-type="float" office:value="-204258" calcext:value-type="float">
            <text:p>-204258</text:p>
          </table:table-cell>
          <table:table-cell office:value-type="float" office:value="373112" calcext:value-type="float">
            <text:p>373112</text:p>
          </table:table-cell>
          <table:table-cell office:value-type="float" office:value="508990" calcext:value-type="float">
            <text:p>508990</text:p>
          </table:table-cell>
          <table:table-cell office:value-type="float" office:value="1023190" calcext:value-type="float">
            <text:p>1023190</text:p>
          </table:table-cell>
          <table:table-cell office:value-type="float" office:value="28276" calcext:value-type="float">
            <text:p>28276</text:p>
          </table:table-cell>
        </table:table-row>
        <table:table-row table:style-name="ro1">
          <table:table-cell office:value-type="float" office:value="1565" calcext:value-type="float">
            <text:p>1565</text:p>
          </table:table-cell>
          <table:table-cell table:number-columns-repeated="3"/>
          <table:table-cell office:value-type="float" office:value="251658" calcext:value-type="float">
            <text:p>251658</text:p>
          </table:table-cell>
          <table:table-cell office:value-type="float" office:value="54740" calcext:value-type="float">
            <text:p>54740</text:p>
          </table:table-cell>
          <table:table-cell office:value-type="float" office:value="303536" calcext:value-type="float">
            <text:p>303536</text:p>
          </table:table-cell>
          <table:table-cell office:value-type="float" office:value="321142" calcext:value-type="float">
            <text:p>321142</text:p>
          </table:table-cell>
          <table:table-cell office:value-type="float" office:value="844014" calcext:value-type="float">
            <text:p>844014</text:p>
          </table:table-cell>
          <table:table-cell office:value-type="float" office:value="91800" calcext:value-type="float">
            <text:p>91800</text:p>
          </table:table-cell>
        </table:table-row>
        <table:table-row table:style-name="ro1">
          <table:table-cell office:value-type="float" office:value="1566" calcext:value-type="float">
            <text:p>1566</text:p>
          </table:table-cell>
          <table:table-cell table:number-columns-repeated="3"/>
          <table:table-cell office:value-type="float" office:value="532878" calcext:value-type="float">
            <text:p>532878</text:p>
          </table:table-cell>
          <table:table-cell office:value-type="float" office:value="111862" calcext:value-type="float">
            <text:p>111862</text:p>
          </table:table-cell>
          <table:table-cell office:value-type="float" office:value="325522" calcext:value-type="float">
            <text:p>325522</text:p>
          </table:table-cell>
          <table:table-cell office:value-type="float" office:value="373540" calcext:value-type="float">
            <text:p>373540</text:p>
          </table:table-cell>
          <table:table-cell office:value-type="float" office:value="865062" calcext:value-type="float">
            <text:p>865062</text:p>
          </table:table-cell>
          <table:table-cell office:value-type="float" office:value="-48304" calcext:value-type="float">
            <text:p>-48304</text:p>
          </table:table-cell>
        </table:table-row>
        <table:table-row table:style-name="ro1">
          <table:table-cell office:value-type="float" office:value="1567" calcext:value-type="float">
            <text:p>1567</text:p>
          </table:table-cell>
          <table:table-cell table:number-columns-repeated="3"/>
          <table:table-cell office:value-type="float" office:value="-95369" calcext:value-type="float">
            <text:p>-95369</text:p>
          </table:table-cell>
          <table:table-cell office:value-type="float" office:value="-59457" calcext:value-type="float">
            <text:p>-59457</text:p>
          </table:table-cell>
          <table:table-cell office:value-type="float" office:value="310831" calcext:value-type="float">
            <text:p>310831</text:p>
          </table:table-cell>
          <table:table-cell office:value-type="float" office:value="112291" calcext:value-type="float">
            <text:p>112291</text:p>
          </table:table-cell>
          <table:table-cell office:value-type="float" office:value="629673" calcext:value-type="float">
            <text:p>629673</text:p>
          </table:table-cell>
          <table:table-cell office:value-type="float" office:value="-9465" calcext:value-type="float">
            <text:p>-9465</text:p>
          </table:table-cell>
        </table:table-row>
        <table:table-row table:style-name="ro1">
          <table:table-cell office:value-type="float" office:value="1568" calcext:value-type="float">
            <text:p>1568</text:p>
          </table:table-cell>
          <table:table-cell table:number-columns-repeated="3"/>
          <table:table-cell office:value-type="float" office:value="405485" calcext:value-type="float">
            <text:p>405485</text:p>
          </table:table-cell>
          <table:table-cell office:value-type="float" office:value="114377" calcext:value-type="float">
            <text:p>114377</text:p>
          </table:table-cell>
          <table:table-cell office:value-type="float" office:value="406665" calcext:value-type="float">
            <text:p>406665</text:p>
          </table:table-cell>
          <table:table-cell office:value-type="float" office:value="149763" calcext:value-type="float">
            <text:p>149763</text:p>
          </table:table-cell>
          <table:table-cell office:value-type="float" office:value="819051" calcext:value-type="float">
            <text:p>819051</text:p>
          </table:table-cell>
          <table:table-cell office:value-type="float" office:value="-123663" calcext:value-type="float">
            <text:p>-123663</text:p>
          </table:table-cell>
        </table:table-row>
        <table:table-row table:style-name="ro1">
          <table:table-cell office:value-type="float" office:value="1569" calcext:value-type="float">
            <text:p>1569</text:p>
          </table:table-cell>
          <table:table-cell table:number-columns-repeated="3"/>
          <table:table-cell office:value-type="float" office:value="-6904" calcext:value-type="float">
            <text:p>-6904</text:p>
          </table:table-cell>
          <table:table-cell office:value-type="float" office:value="-174978" calcext:value-type="float">
            <text:p>-174978</text:p>
          </table:table-cell>
          <table:table-cell office:value-type="float" office:value="518228" calcext:value-type="float">
            <text:p>518228</text:p>
          </table:table-cell>
          <table:table-cell office:value-type="float" office:value="505484" calcext:value-type="float">
            <text:p>505484</text:p>
          </table:table-cell>
          <table:table-cell office:value-type="float" office:value="1159344" calcext:value-type="float">
            <text:p>1159344</text:p>
          </table:table-cell>
          <table:table-cell office:value-type="float" office:value="12940" calcext:value-type="float">
            <text:p>12940</text:p>
          </table:table-cell>
        </table:table-row>
        <table:table-row table:style-name="ro1">
          <table:table-cell office:value-type="float" office:value="1570" calcext:value-type="float">
            <text:p>1570</text:p>
          </table:table-cell>
          <table:table-cell table:number-columns-repeated="3"/>
          <table:table-cell office:value-type="float" office:value="337995" calcext:value-type="float">
            <text:p>337995</text:p>
          </table:table-cell>
          <table:table-cell office:value-type="float" office:value="133449" calcext:value-type="float">
            <text:p>133449</text:p>
          </table:table-cell>
          <table:table-cell office:value-type="float" office:value="322079" calcext:value-type="float">
            <text:p>322079</text:p>
          </table:table-cell>
          <table:table-cell office:value-type="float" office:value="283361" calcext:value-type="float">
            <text:p>283361</text:p>
          </table:table-cell>
          <table:table-cell office:value-type="float" office:value="765093" calcext:value-type="float">
            <text:p>765093</text:p>
          </table:table-cell>
          <table:table-cell office:value-type="float" office:value="-8007" calcext:value-type="float">
            <text:p>-8007</text:p>
          </table:table-cell>
        </table:table-row>
        <table:table-row table:style-name="ro1">
          <table:table-cell office:value-type="float" office:value="1571" calcext:value-type="float">
            <text:p>1571</text:p>
          </table:table-cell>
          <table:table-cell table:number-columns-repeated="3"/>
          <table:table-cell office:value-type="float" office:value="87789" calcext:value-type="float">
            <text:p>87789</text:p>
          </table:table-cell>
          <table:table-cell office:value-type="float" office:value="199221" calcext:value-type="float">
            <text:p>199221</text:p>
          </table:table-cell>
          <table:table-cell office:value-type="float" office:value="538995" calcext:value-type="float">
            <text:p>538995</text:p>
          </table:table-cell>
          <table:table-cell office:value-type="float" office:value="436273" calcext:value-type="float">
            <text:p>436273</text:p>
          </table:table-cell>
          <table:table-cell office:value-type="float" office:value="1196415" calcext:value-type="float">
            <text:p>1196415</text:p>
          </table:table-cell>
          <table:table-cell office:value-type="float" office:value="-82057" calcext:value-type="float">
            <text:p>-82057</text:p>
          </table:table-cell>
        </table:table-row>
        <table:table-row table:style-name="ro1">
          <table:table-cell office:value-type="float" office:value="1572" calcext:value-type="float">
            <text:p>1572</text:p>
          </table:table-cell>
          <table:table-cell table:number-columns-repeated="3"/>
          <table:table-cell office:value-type="float" office:value="58314" calcext:value-type="float">
            <text:p>58314</text:p>
          </table:table-cell>
          <table:table-cell office:value-type="float" office:value="-79022" calcext:value-type="float">
            <text:p>-79022</text:p>
          </table:table-cell>
          <table:table-cell office:value-type="float" office:value="250478" calcext:value-type="float">
            <text:p>250478</text:p>
          </table:table-cell>
          <table:table-cell office:value-type="float" office:value="170718" calcext:value-type="float">
            <text:p>170718</text:p>
          </table:table-cell>
          <table:table-cell office:value-type="float" office:value="451048" calcext:value-type="float">
            <text:p>451048</text:p>
          </table:table-cell>
          <table:table-cell office:value-type="float" office:value="-100098" calcext:value-type="float">
            <text:p>-100098</text:p>
          </table:table-cell>
        </table:table-row>
        <table:table-row table:style-name="ro1">
          <table:table-cell office:value-type="float" office:value="1573" calcext:value-type="float">
            <text:p>1573</text:p>
          </table:table-cell>
          <table:table-cell table:number-columns-repeated="3"/>
          <table:table-cell office:value-type="float" office:value="-81265" calcext:value-type="float">
            <text:p>-81265</text:p>
          </table:table-cell>
          <table:table-cell office:value-type="float" office:value="-47183" calcext:value-type="float">
            <text:p>-47183</text:p>
          </table:table-cell>
          <table:table-cell office:value-type="float" office:value="259407" calcext:value-type="float">
            <text:p>259407</text:p>
          </table:table-cell>
          <table:table-cell office:value-type="float" office:value="295407" calcext:value-type="float">
            <text:p>295407</text:p>
          </table:table-cell>
          <table:table-cell office:value-type="float" office:value="707815" calcext:value-type="float">
            <text:p>707815</text:p>
          </table:table-cell>
          <table:table-cell office:value-type="float" office:value="85057" calcext:value-type="float">
            <text:p>85057</text:p>
          </table:table-cell>
        </table:table-row>
        <table:table-row table:style-name="ro1">
          <table:table-cell office:value-type="float" office:value="1574" calcext:value-type="float">
            <text:p>1574</text:p>
          </table:table-cell>
          <table:table-cell table:number-columns-repeated="3"/>
          <table:table-cell office:value-type="float" office:value="192723" calcext:value-type="float">
            <text:p>192723</text:p>
          </table:table-cell>
          <table:table-cell office:value-type="float" office:value="50065" calcext:value-type="float">
            <text:p>50065</text:p>
          </table:table-cell>
          <table:table-cell office:value-type="float" office:value="447257" calcext:value-type="float">
            <text:p>447257</text:p>
          </table:table-cell>
          <table:table-cell office:value-type="float" office:value="551847" calcext:value-type="float">
            <text:p>551847</text:p>
          </table:table-cell>
          <table:table-cell office:value-type="float" office:value="1144965" calcext:value-type="float">
            <text:p>1144965</text:p>
          </table:table-cell>
          <table:table-cell office:value-type="float" office:value="28901" calcext:value-type="float">
            <text:p>28901</text:p>
          </table:table-cell>
        </table:table-row>
        <table:table-row table:style-name="ro1">
          <table:table-cell office:value-type="float" office:value="1575" calcext:value-type="float">
            <text:p>1575</text:p>
          </table:table-cell>
          <table:table-cell table:number-columns-repeated="3"/>
          <table:table-cell office:value-type="float" office:value="-68770" calcext:value-type="float">
            <text:p>-68770</text:p>
          </table:table-cell>
          <table:table-cell office:value-type="float" office:value="-99268" calcext:value-type="float">
            <text:p>-99268</text:p>
          </table:table-cell>
          <table:table-cell office:value-type="float" office:value="479130" calcext:value-type="float">
            <text:p>479130</text:p>
          </table:table-cell>
          <table:table-cell office:value-type="float" office:value="257008" calcext:value-type="float">
            <text:p>257008</text:p>
          </table:table-cell>
          <table:table-cell office:value-type="float" office:value="1013966" calcext:value-type="float">
            <text:p>1013966</text:p>
          </table:table-cell>
          <table:table-cell office:value-type="float" office:value="-70106" calcext:value-type="float">
            <text:p>-70106</text:p>
          </table:table-cell>
        </table:table-row>
        <table:table-row table:style-name="ro1">
          <table:table-cell office:value-type="float" office:value="1576" calcext:value-type="float">
            <text:p>1576</text:p>
          </table:table-cell>
          <table:table-cell table:number-columns-repeated="3"/>
          <table:table-cell office:value-type="float" office:value="-37972" calcext:value-type="float">
            <text:p>-37972</text:p>
          </table:table-cell>
          <table:table-cell office:value-type="float" office:value="210930" calcext:value-type="float">
            <text:p>210930</text:p>
          </table:table-cell>
          <table:table-cell office:value-type="float" office:value="333466" calcext:value-type="float">
            <text:p>333466</text:p>
          </table:table-cell>
          <table:table-cell office:value-type="float" office:value="522568" calcext:value-type="float">
            <text:p>522568</text:p>
          </table:table-cell>
          <table:table-cell office:value-type="float" office:value="1002054" calcext:value-type="float">
            <text:p>1002054</text:p>
          </table:table-cell>
          <table:table-cell office:value-type="float" office:value="-45460" calcext:value-type="float">
            <text:p>-45460</text:p>
          </table:table-cell>
        </table:table-row>
        <table:table-row table:style-name="ro1">
          <table:table-cell office:value-type="float" office:value="1577" calcext:value-type="float">
            <text:p>1577</text:p>
          </table:table-cell>
          <table:table-cell table:number-columns-repeated="3"/>
          <table:table-cell office:value-type="float" office:value="-122784" calcext:value-type="float">
            <text:p>-122784</text:p>
          </table:table-cell>
          <table:table-cell office:value-type="float" office:value="9020" calcext:value-type="float">
            <text:p>9020</text:p>
          </table:table-cell>
          <table:table-cell office:value-type="float" office:value="175358" calcext:value-type="float">
            <text:p>175358</text:p>
          </table:table-cell>
          <table:table-cell office:value-type="float" office:value="75678" calcext:value-type="float">
            <text:p>75678</text:p>
          </table:table-cell>
          <table:table-cell office:value-type="float" office:value="327578" calcext:value-type="float">
            <text:p>327578</text:p>
          </table:table-cell>
          <table:table-cell office:value-type="float" office:value="-29994" calcext:value-type="float">
            <text:p>-29994</text:p>
          </table:table-cell>
        </table:table-row>
        <table:table-row table:style-name="ro1">
          <table:table-cell office:value-type="float" office:value="1578" calcext:value-type="float">
            <text:p>1578</text:p>
          </table:table-cell>
          <table:table-cell table:number-columns-repeated="3"/>
          <table:table-cell office:value-type="float" office:value="88351" calcext:value-type="float">
            <text:p>88351</text:p>
          </table:table-cell>
          <table:table-cell office:value-type="float" office:value="26655" calcext:value-type="float">
            <text:p>26655</text:p>
          </table:table-cell>
          <table:table-cell office:value-type="float" office:value="336757" calcext:value-type="float">
            <text:p>336757</text:p>
          </table:table-cell>
          <table:table-cell office:value-type="float" office:value="364531" calcext:value-type="float">
            <text:p>364531</text:p>
          </table:table-cell>
          <table:table-cell office:value-type="float" office:value="855013" calcext:value-type="float">
            <text:p>855013</text:p>
          </table:table-cell>
          <table:table-cell office:value-type="float" office:value="-91915" calcext:value-type="float">
            <text:p>-91915</text:p>
          </table:table-cell>
        </table:table-row>
        <table:table-row table:style-name="ro1">
          <table:table-cell office:value-type="float" office:value="1579" calcext:value-type="float">
            <text:p>1579</text:p>
          </table:table-cell>
          <table:table-cell table:number-columns-repeated="3"/>
          <table:table-cell office:value-type="float" office:value="-85057" calcext:value-type="float">
            <text:p>-85057</text:p>
          </table:table-cell>
          <table:table-cell office:value-type="float" office:value="-64697" calcext:value-type="float">
            <text:p>-64697</text:p>
          </table:table-cell>
          <table:table-cell office:value-type="float" office:value="285775" calcext:value-type="float">
            <text:p>285775</text:p>
          </table:table-cell>
          <table:table-cell office:value-type="float" office:value="295467" calcext:value-type="float">
            <text:p>295467</text:p>
          </table:table-cell>
          <table:table-cell office:value-type="float" office:value="752613" calcext:value-type="float">
            <text:p>752613</text:p>
          </table:table-cell>
          <table:table-cell office:value-type="float" office:value="-13689" calcext:value-type="float">
            <text:p>-13689</text:p>
          </table:table-cell>
        </table:table-row>
        <table:table-row table:style-name="ro1">
          <table:table-cell office:value-type="float" office:value="1580" calcext:value-type="float">
            <text:p>1580</text:p>
          </table:table-cell>
          <table:table-cell table:number-columns-repeated="3"/>
          <table:table-cell office:value-type="float" office:value="233961" calcext:value-type="float">
            <text:p>233961</text:p>
          </table:table-cell>
          <table:table-cell office:value-type="float" office:value="192457" calcext:value-type="float">
            <text:p>192457</text:p>
          </table:table-cell>
          <table:table-cell office:value-type="float" office:value="494209" calcext:value-type="float">
            <text:p>494209</text:p>
          </table:table-cell>
          <table:table-cell office:value-type="float" office:value="405039" calcext:value-type="float">
            <text:p>405039</text:p>
          </table:table-cell>
          <table:table-cell office:value-type="float" office:value="1052513" calcext:value-type="float">
            <text:p>1052513</text:p>
          </table:table-cell>
          <table:table-cell office:value-type="float" office:value="-111425" calcext:value-type="float">
            <text:p>-111425</text:p>
          </table:table-cell>
        </table:table-row>
        <table:table-row table:style-name="ro1">
          <table:table-cell office:value-type="float" office:value="1581" calcext:value-type="float">
            <text:p>1581</text:p>
          </table:table-cell>
          <table:table-cell table:number-columns-repeated="3"/>
          <table:table-cell office:value-type="float" office:value="243825" calcext:value-type="float">
            <text:p>243825</text:p>
          </table:table-cell>
          <table:table-cell office:value-type="float" office:value="131597" calcext:value-type="float">
            <text:p>131597</text:p>
          </table:table-cell>
          <table:table-cell office:value-type="float" office:value="529779" calcext:value-type="float">
            <text:p>529779</text:p>
          </table:table-cell>
          <table:table-cell office:value-type="float" office:value="838717" calcext:value-type="float">
            <text:p>838717</text:p>
          </table:table-cell>
          <table:table-cell office:value-type="float" office:value="1368949" calcext:value-type="float">
            <text:p>1368949</text:p>
          </table:table-cell>
          <table:table-cell office:value-type="float" office:value="-10901" calcext:value-type="float">
            <text:p>-10901</text:p>
          </table:table-cell>
        </table:table-row>
        <table:table-row table:style-name="ro1">
          <table:table-cell office:value-type="float" office:value="1582" calcext:value-type="float">
            <text:p>1582</text:p>
          </table:table-cell>
          <table:table-cell table:number-columns-repeated="3"/>
          <table:table-cell office:value-type="float" office:value="-273585" calcext:value-type="float">
            <text:p>-273585</text:p>
          </table:table-cell>
          <table:table-cell office:value-type="float" office:value="-113511" calcext:value-type="float">
            <text:p>-113511</text:p>
          </table:table-cell>
          <table:table-cell office:value-type="float" office:value="424127" calcext:value-type="float">
            <text:p>424127</text:p>
          </table:table-cell>
          <table:table-cell office:value-type="float" office:value="577629" calcext:value-type="float">
            <text:p>577629</text:p>
          </table:table-cell>
          <table:table-cell office:value-type="float" office:value="1154691" calcext:value-type="float">
            <text:p>1154691</text:p>
          </table:table-cell>
          <table:table-cell office:value-type="float" office:value="-51975" calcext:value-type="float">
            <text:p>-51975</text:p>
          </table:table-cell>
        </table:table-row>
        <table:table-row table:style-name="ro1">
          <table:table-cell office:value-type="float" office:value="1583" calcext:value-type="float">
            <text:p>1583</text:p>
          </table:table-cell>
          <table:table-cell table:number-columns-repeated="3"/>
          <table:table-cell office:value-type="float" office:value="48701" calcext:value-type="float">
            <text:p>48701</text:p>
          </table:table-cell>
          <table:table-cell office:value-type="float" office:value="53139" calcext:value-type="float">
            <text:p>53139</text:p>
          </table:table-cell>
          <table:table-cell office:value-type="float" office:value="260131" calcext:value-type="float">
            <text:p>260131</text:p>
          </table:table-cell>
          <table:table-cell office:value-type="float" office:value="116757" calcext:value-type="float">
            <text:p>116757</text:p>
          </table:table-cell>
          <table:table-cell office:value-type="float" office:value="570243" calcext:value-type="float">
            <text:p>570243</text:p>
          </table:table-cell>
          <table:table-cell office:value-type="float" office:value="72719" calcext:value-type="float">
            <text:p>72719</text:p>
          </table:table-cell>
        </table:table-row>
        <table:table-row table:style-name="ro1">
          <table:table-cell office:value-type="float" office:value="1584" calcext:value-type="float">
            <text:p>1584</text:p>
          </table:table-cell>
          <table:table-cell table:number-columns-repeated="3"/>
          <table:table-cell office:value-type="float" office:value="-121090" calcext:value-type="float">
            <text:p>-121090</text:p>
          </table:table-cell>
          <table:table-cell office:value-type="float" office:value="-151094" calcext:value-type="float">
            <text:p>-151094</text:p>
          </table:table-cell>
          <table:table-cell office:value-type="float" office:value="399552" calcext:value-type="float">
            <text:p>399552</text:p>
          </table:table-cell>
          <table:table-cell office:value-type="float" office:value="346466" calcext:value-type="float">
            <text:p>346466</text:p>
          </table:table-cell>
          <table:table-cell office:value-type="float" office:value="902198" calcext:value-type="float">
            <text:p>902198</text:p>
          </table:table-cell>
          <table:table-cell office:value-type="float" office:value="-85074" calcext:value-type="float">
            <text:p>-85074</text:p>
          </table:table-cell>
        </table:table-row>
        <table:table-row table:style-name="ro1">
          <table:table-cell office:value-type="float" office:value="1585" calcext:value-type="float">
            <text:p>1585</text:p>
          </table:table-cell>
          <table:table-cell table:number-columns-repeated="3"/>
          <table:table-cell office:value-type="float" office:value="148251" calcext:value-type="float">
            <text:p>148251</text:p>
          </table:table-cell>
          <table:table-cell office:value-type="float" office:value="-99419" calcext:value-type="float">
            <text:p>-99419</text:p>
          </table:table-cell>
          <table:table-cell office:value-type="float" office:value="139069" calcext:value-type="float">
            <text:p>139069</text:p>
          </table:table-cell>
          <table:table-cell office:value-type="float" office:value="156851" calcext:value-type="float">
            <text:p>156851</text:p>
          </table:table-cell>
          <table:table-cell office:value-type="float" office:value="607509" calcext:value-type="float">
            <text:p>607509</text:p>
          </table:table-cell>
          <table:table-cell office:value-type="float" office:value="-14481" calcext:value-type="float">
            <text:p>-14481</text:p>
          </table:table-cell>
        </table:table-row>
        <table:table-row table:style-name="ro1">
          <table:table-cell office:value-type="float" office:value="1586" calcext:value-type="float">
            <text:p>1586</text:p>
          </table:table-cell>
          <table:table-cell table:number-columns-repeated="3"/>
          <table:table-cell office:value-type="float" office:value="-29269" calcext:value-type="float">
            <text:p>-29269</text:p>
          </table:table-cell>
          <table:table-cell office:value-type="float" office:value="260359" calcext:value-type="float">
            <text:p>260359</text:p>
          </table:table-cell>
          <table:table-cell office:value-type="float" office:value="119987" calcext:value-type="float">
            <text:p>119987</text:p>
          </table:table-cell>
          <table:table-cell office:value-type="float" office:value="23123" calcext:value-type="float">
            <text:p>23123</text:p>
          </table:table-cell>
          <table:table-cell office:value-type="float" office:value="484757" calcext:value-type="float">
            <text:p>484757</text:p>
          </table:table-cell>
          <table:table-cell office:value-type="float" office:value="-29975" calcext:value-type="float">
            <text:p>-29975</text:p>
          </table:table-cell>
        </table:table-row>
        <table:table-row table:style-name="ro1">
          <table:table-cell office:value-type="float" office:value="1587" calcext:value-type="float">
            <text:p>1587</text:p>
          </table:table-cell>
          <table:table-cell table:number-columns-repeated="3"/>
          <table:table-cell office:value-type="float" office:value="214808" calcext:value-type="float">
            <text:p>214808</text:p>
          </table:table-cell>
          <table:table-cell office:value-type="float" office:value="21300" calcext:value-type="float">
            <text:p>21300</text:p>
          </table:table-cell>
          <table:table-cell office:value-type="float" office:value="361242" calcext:value-type="float">
            <text:p>361242</text:p>
          </table:table-cell>
          <table:table-cell office:value-type="float" office:value="508608" calcext:value-type="float">
            <text:p>508608</text:p>
          </table:table-cell>
          <table:table-cell office:value-type="float" office:value="994640" calcext:value-type="float">
            <text:p>994640</text:p>
          </table:table-cell>
          <table:table-cell office:value-type="float" office:value="-37490" calcext:value-type="float">
            <text:p>-37490</text:p>
          </table:table-cell>
        </table:table-row>
        <table:table-row table:style-name="ro1">
          <table:table-cell office:value-type="float" office:value="1588" calcext:value-type="float">
            <text:p>1588</text:p>
          </table:table-cell>
          <table:table-cell table:number-columns-repeated="3"/>
          <table:table-cell office:value-type="float" office:value="-666" calcext:value-type="float">
            <text:p>-666</text:p>
          </table:table-cell>
          <table:table-cell office:value-type="float" office:value="-65430" calcext:value-type="float">
            <text:p>-65430</text:p>
          </table:table-cell>
          <table:table-cell office:value-type="float" office:value="297806" calcext:value-type="float">
            <text:p>297806</text:p>
          </table:table-cell>
          <table:table-cell office:value-type="float" office:value="336364" calcext:value-type="float">
            <text:p>336364</text:p>
          </table:table-cell>
          <table:table-cell office:value-type="float" office:value="680356" calcext:value-type="float">
            <text:p>680356</text:p>
          </table:table-cell>
          <table:table-cell office:value-type="float" office:value="-40462" calcext:value-type="float">
            <text:p>-40462</text:p>
          </table:table-cell>
        </table:table-row>
        <table:table-row table:style-name="ro1">
          <table:table-cell office:value-type="float" office:value="1589" calcext:value-type="float">
            <text:p>1589</text:p>
          </table:table-cell>
          <table:table-cell table:number-columns-repeated="3"/>
          <table:table-cell office:value-type="float" office:value="184878" calcext:value-type="float">
            <text:p>184878</text:p>
          </table:table-cell>
          <table:table-cell office:value-type="float" office:value="216362" calcext:value-type="float">
            <text:p>216362</text:p>
          </table:table-cell>
          <table:table-cell office:value-type="float" office:value="577730" calcext:value-type="float">
            <text:p>577730</text:p>
          </table:table-cell>
          <table:table-cell office:value-type="float" office:value="755984" calcext:value-type="float">
            <text:p>755984</text:p>
          </table:table-cell>
          <table:table-cell office:value-type="float" office:value="1512358" calcext:value-type="float">
            <text:p>1512358</text:p>
          </table:table-cell>
          <table:table-cell office:value-type="float" office:value="-49850" calcext:value-type="float">
            <text:p>-49850</text:p>
          </table:table-cell>
        </table:table-row>
        <table:table-row table:style-name="ro1">
          <table:table-cell office:value-type="float" office:value="1590" calcext:value-type="float">
            <text:p>1590</text:p>
          </table:table-cell>
          <table:table-cell table:number-columns-repeated="3"/>
          <table:table-cell office:value-type="float" office:value="-32634" calcext:value-type="float">
            <text:p>-32634</text:p>
          </table:table-cell>
          <table:table-cell office:value-type="float" office:value="-91810" calcext:value-type="float">
            <text:p>-91810</text:p>
          </table:table-cell>
          <table:table-cell office:value-type="float" office:value="430862" calcext:value-type="float">
            <text:p>430862</text:p>
          </table:table-cell>
          <table:table-cell office:value-type="float" office:value="195218" calcext:value-type="float">
            <text:p>195218</text:p>
          </table:table-cell>
          <table:table-cell office:value-type="float" office:value="733650" calcext:value-type="float">
            <text:p>733650</text:p>
          </table:table-cell>
          <table:table-cell office:value-type="float" office:value="-66370" calcext:value-type="float">
            <text:p>-66370</text:p>
          </table:table-cell>
        </table:table-row>
        <table:table-row table:style-name="ro1">
          <table:table-cell office:value-type="float" office:value="1591" calcext:value-type="float">
            <text:p>1591</text:p>
          </table:table-cell>
          <table:table-cell table:number-columns-repeated="3"/>
          <table:table-cell office:value-type="float" office:value="142943" calcext:value-type="float">
            <text:p>142943</text:p>
          </table:table-cell>
          <table:table-cell office:value-type="float" office:value="23003" calcext:value-type="float">
            <text:p>23003</text:p>
          </table:table-cell>
          <table:table-cell office:value-type="float" office:value="592431" calcext:value-type="float">
            <text:p>592431</text:p>
          </table:table-cell>
          <table:table-cell office:value-type="float" office:value="654813" calcext:value-type="float">
            <text:p>654813</text:p>
          </table:table-cell>
          <table:table-cell office:value-type="float" office:value="1466235" calcext:value-type="float">
            <text:p>1466235</text:p>
          </table:table-cell>
          <table:table-cell office:value-type="float" office:value="47747" calcext:value-type="float">
            <text:p>47747</text:p>
          </table:table-cell>
        </table:table-row>
        <table:table-row table:style-name="ro1">
          <table:table-cell office:value-type="float" office:value="1592" calcext:value-type="float">
            <text:p>1592</text:p>
          </table:table-cell>
          <table:table-cell table:number-columns-repeated="3"/>
          <table:table-cell office:value-type="float" office:value="-23792" calcext:value-type="float">
            <text:p>-23792</text:p>
          </table:table-cell>
          <table:table-cell office:value-type="float" office:value="-91238" calcext:value-type="float">
            <text:p>-91238</text:p>
          </table:table-cell>
          <table:table-cell office:value-type="float" office:value="351830" calcext:value-type="float">
            <text:p>351830</text:p>
          </table:table-cell>
          <table:table-cell office:value-type="float" office:value="486322" calcext:value-type="float">
            <text:p>486322</text:p>
          </table:table-cell>
          <table:table-cell office:value-type="float" office:value="869544" calcext:value-type="float">
            <text:p>869544</text:p>
          </table:table-cell>
          <table:table-cell office:value-type="float" office:value="-121826" calcext:value-type="float">
            <text:p>-121826</text:p>
          </table:table-cell>
        </table:table-row>
        <table:table-row table:style-name="ro1">
          <table:table-cell office:value-type="float" office:value="1593" calcext:value-type="float">
            <text:p>1593</text:p>
          </table:table-cell>
          <table:table-cell table:number-columns-repeated="3"/>
          <table:table-cell office:value-type="float" office:value="86942" calcext:value-type="float">
            <text:p>86942</text:p>
          </table:table-cell>
          <table:table-cell office:value-type="float" office:value="-81062" calcext:value-type="float">
            <text:p>-81062</text:p>
          </table:table-cell>
          <table:table-cell office:value-type="float" office:value="144192" calcext:value-type="float">
            <text:p>144192</text:p>
          </table:table-cell>
          <table:table-cell office:value-type="float" office:value="19044" calcext:value-type="float">
            <text:p>19044</text:p>
          </table:table-cell>
          <table:table-cell office:value-type="float" office:value="247558" calcext:value-type="float">
            <text:p>247558</text:p>
          </table:table-cell>
          <table:table-cell office:value-type="float" office:value="-30804" calcext:value-type="float">
            <text:p>-30804</text:p>
          </table:table-cell>
        </table:table-row>
        <table:table-row table:style-name="ro1">
          <table:table-cell office:value-type="float" office:value="1594" calcext:value-type="float">
            <text:p>1594</text:p>
          </table:table-cell>
          <table:table-cell table:number-columns-repeated="3"/>
          <table:table-cell office:value-type="float" office:value="112548" calcext:value-type="float">
            <text:p>112548</text:p>
          </table:table-cell>
          <table:table-cell office:value-type="float" office:value="-3276" calcext:value-type="float">
            <text:p>-3276</text:p>
          </table:table-cell>
          <table:table-cell office:value-type="float" office:value="534836" calcext:value-type="float">
            <text:p>534836</text:p>
          </table:table-cell>
          <table:table-cell office:value-type="float" office:value="701060" calcext:value-type="float">
            <text:p>701060</text:p>
          </table:table-cell>
          <table:table-cell office:value-type="float" office:value="1292906" calcext:value-type="float">
            <text:p>1292906</text:p>
          </table:table-cell>
          <table:table-cell office:value-type="float" office:value="-39322" calcext:value-type="float">
            <text:p>-39322</text:p>
          </table:table-cell>
        </table:table-row>
        <table:table-row table:style-name="ro1">
          <table:table-cell office:value-type="float" office:value="1595" calcext:value-type="float">
            <text:p>1595</text:p>
          </table:table-cell>
          <table:table-cell table:number-columns-repeated="3"/>
          <table:table-cell office:value-type="float" office:value="-212648" calcext:value-type="float">
            <text:p>-212648</text:p>
          </table:table-cell>
          <table:table-cell office:value-type="float" office:value="8082" calcext:value-type="float">
            <text:p>8082</text:p>
          </table:table-cell>
          <table:table-cell office:value-type="float" office:value="241574" calcext:value-type="float">
            <text:p>241574</text:p>
          </table:table-cell>
          <table:table-cell office:value-type="float" office:value="289100" calcext:value-type="float">
            <text:p>289100</text:p>
          </table:table-cell>
          <table:table-cell office:value-type="float" office:value="720186" calcext:value-type="float">
            <text:p>720186</text:p>
          </table:table-cell>
          <table:table-cell office:value-type="float" office:value="-5706" calcext:value-type="float">
            <text:p>-5706</text:p>
          </table:table-cell>
        </table:table-row>
        <table:table-row table:style-name="ro1">
          <table:table-cell office:value-type="float" office:value="1596" calcext:value-type="float">
            <text:p>1596</text:p>
          </table:table-cell>
          <table:table-cell table:number-columns-repeated="3"/>
          <table:table-cell office:value-type="float" office:value="437299" calcext:value-type="float">
            <text:p>437299</text:p>
          </table:table-cell>
          <table:table-cell office:value-type="float" office:value="50779" calcext:value-type="float">
            <text:p>50779</text:p>
          </table:table-cell>
          <table:table-cell office:value-type="float" office:value="396087" calcext:value-type="float">
            <text:p>396087</text:p>
          </table:table-cell>
          <table:table-cell office:value-type="float" office:value="415769" calcext:value-type="float">
            <text:p>415769</text:p>
          </table:table-cell>
          <table:table-cell office:value-type="float" office:value="958593" calcext:value-type="float">
            <text:p>958593</text:p>
          </table:table-cell>
          <table:table-cell office:value-type="float" office:value="9711" calcext:value-type="float">
            <text:p>9711</text:p>
          </table:table-cell>
        </table:table-row>
        <table:table-row table:style-name="ro1">
          <table:table-cell office:value-type="float" office:value="1597" calcext:value-type="float">
            <text:p>1597</text:p>
          </table:table-cell>
          <table:table-cell table:number-columns-repeated="3"/>
          <table:table-cell office:value-type="float" office:value="340653" calcext:value-type="float">
            <text:p>340653</text:p>
          </table:table-cell>
          <table:table-cell office:value-type="float" office:value="70751" calcext:value-type="float">
            <text:p>70751</text:p>
          </table:table-cell>
          <table:table-cell office:value-type="float" office:value="314173" calcext:value-type="float">
            <text:p>314173</text:p>
          </table:table-cell>
          <table:table-cell office:value-type="float" office:value="211089" calcext:value-type="float">
            <text:p>211089</text:p>
          </table:table-cell>
          <table:table-cell office:value-type="float" office:value="774505" calcext:value-type="float">
            <text:p>774505</text:p>
          </table:table-cell>
          <table:table-cell office:value-type="float" office:value="24637" calcext:value-type="float">
            <text:p>24637</text:p>
          </table:table-cell>
        </table:table-row>
        <table:table-row table:style-name="ro1">
          <table:table-cell office:value-type="float" office:value="1598" calcext:value-type="float">
            <text:p>1598</text:p>
          </table:table-cell>
          <table:table-cell table:number-columns-repeated="3"/>
          <table:table-cell office:value-type="float" office:value="-175153" calcext:value-type="float">
            <text:p>-175153</text:p>
          </table:table-cell>
          <table:table-cell office:value-type="float" office:value="-247875" calcext:value-type="float">
            <text:p>-247875</text:p>
          </table:table-cell>
          <table:table-cell office:value-type="float" office:value="310681" calcext:value-type="float">
            <text:p>310681</text:p>
          </table:table-cell>
          <table:table-cell office:value-type="float" office:value="441077" calcext:value-type="float">
            <text:p>441077</text:p>
          </table:table-cell>
          <table:table-cell office:value-type="float" office:value="706239" calcext:value-type="float">
            <text:p>706239</text:p>
          </table:table-cell>
          <table:table-cell office:value-type="float" office:value="19743" calcext:value-type="float">
            <text:p>19743</text:p>
          </table:table-cell>
        </table:table-row>
        <table:table-row table:style-name="ro1">
          <table:table-cell office:value-type="float" office:value="1599" calcext:value-type="float">
            <text:p>1599</text:p>
          </table:table-cell>
          <table:table-cell table:number-columns-repeated="3"/>
          <table:table-cell office:value-type="float" office:value="67052" calcext:value-type="float">
            <text:p>67052</text:p>
          </table:table-cell>
          <table:table-cell office:value-type="float" office:value="-118600" calcext:value-type="float">
            <text:p>-118600</text:p>
          </table:table-cell>
          <table:table-cell office:value-type="float" office:value="378028" calcext:value-type="float">
            <text:p>378028</text:p>
          </table:table-cell>
          <table:table-cell office:value-type="float" office:value="442622" calcext:value-type="float">
            <text:p>442622</text:p>
          </table:table-cell>
          <table:table-cell office:value-type="float" office:value="952946" calcext:value-type="float">
            <text:p>952946</text:p>
          </table:table-cell>
          <table:table-cell office:value-type="float" office:value="-40010" calcext:value-type="float">
            <text:p>-40010</text:p>
          </table:table-cell>
        </table:table-row>
        <table:table-row table:style-name="ro1">
          <table:table-cell office:value-type="float" office:value="1600" calcext:value-type="float">
            <text:p>1600</text:p>
          </table:table-cell>
          <table:table-cell table:number-columns-repeated="3"/>
          <table:table-cell office:value-type="float" office:value="29778" calcext:value-type="float">
            <text:p>29778</text:p>
          </table:table-cell>
          <table:table-cell office:value-type="float" office:value="-35548" calcext:value-type="float">
            <text:p>-35548</text:p>
          </table:table-cell>
          <table:table-cell office:value-type="float" office:value="211474" calcext:value-type="float">
            <text:p>211474</text:p>
          </table:table-cell>
          <table:table-cell office:value-type="float" office:value="321946" calcext:value-type="float">
            <text:p>321946</text:p>
          </table:table-cell>
          <table:table-cell office:value-type="float" office:value="550552" calcext:value-type="float">
            <text:p>550552</text:p>
          </table:table-cell>
          <table:table-cell office:value-type="float" office:value="-56506" calcext:value-type="float">
            <text:p>-56506</text:p>
          </table:table-cell>
        </table:table-row>
        <table:table-row table:style-name="ro1">
          <table:table-cell office:value-type="float" office:value="1601" calcext:value-type="float">
            <text:p>1601</text:p>
          </table:table-cell>
          <table:table-cell table:number-columns-repeated="3"/>
          <table:table-cell office:value-type="float" office:value="114153" calcext:value-type="float">
            <text:p>114153</text:p>
          </table:table-cell>
          <table:table-cell office:value-type="float" office:value="-67391" calcext:value-type="float">
            <text:p>-67391</text:p>
          </table:table-cell>
          <table:table-cell office:value-type="float" office:value="313493" calcext:value-type="float">
            <text:p>313493</text:p>
          </table:table-cell>
          <table:table-cell office:value-type="float" office:value="453309" calcext:value-type="float">
            <text:p>453309</text:p>
          </table:table-cell>
          <table:table-cell office:value-type="float" office:value="737345" calcext:value-type="float">
            <text:p>737345</text:p>
          </table:table-cell>
          <table:table-cell office:value-type="float" office:value="-34293" calcext:value-type="float">
            <text:p>-34293</text:p>
          </table:table-cell>
        </table:table-row>
        <table:table-row table:style-name="ro1">
          <table:table-cell office:value-type="float" office:value="1602" calcext:value-type="float">
            <text:p>1602</text:p>
          </table:table-cell>
          <table:table-cell table:number-columns-repeated="3"/>
          <table:table-cell office:value-type="float" office:value="-232784" calcext:value-type="float">
            <text:p>-232784</text:p>
          </table:table-cell>
          <table:table-cell office:value-type="float" office:value="-30936" calcext:value-type="float">
            <text:p>-30936</text:p>
          </table:table-cell>
          <table:table-cell office:value-type="float" office:value="516736" calcext:value-type="float">
            <text:p>516736</text:p>
          </table:table-cell>
          <table:table-cell office:value-type="float" office:value="583750" calcext:value-type="float">
            <text:p>583750</text:p>
          </table:table-cell>
          <table:table-cell office:value-type="float" office:value="1282956" calcext:value-type="float">
            <text:p>1282956</text:p>
          </table:table-cell>
          <table:table-cell office:value-type="float" office:value="-19554" calcext:value-type="float">
            <text:p>-19554</text:p>
          </table:table-cell>
        </table:table-row>
        <table:table-row table:style-name="ro1">
          <table:table-cell office:value-type="float" office:value="1603" calcext:value-type="float">
            <text:p>1603</text:p>
          </table:table-cell>
          <table:table-cell table:number-columns-repeated="3"/>
          <table:table-cell office:value-type="float" office:value="-67434" calcext:value-type="float">
            <text:p>-67434</text:p>
          </table:table-cell>
          <table:table-cell office:value-type="float" office:value="-109656" calcext:value-type="float">
            <text:p>-109656</text:p>
          </table:table-cell>
          <table:table-cell office:value-type="float" office:value="450130" calcext:value-type="float">
            <text:p>450130</text:p>
          </table:table-cell>
          <table:table-cell office:value-type="float" office:value="795408" calcext:value-type="float">
            <text:p>795408</text:p>
          </table:table-cell>
          <table:table-cell office:value-type="float" office:value="1290286" calcext:value-type="float">
            <text:p>1290286</text:p>
          </table:table-cell>
          <table:table-cell office:value-type="float" office:value="47794" calcext:value-type="float">
            <text:p>47794</text:p>
          </table:table-cell>
        </table:table-row>
        <table:table-row table:style-name="ro1">
          <table:table-cell office:value-type="float" office:value="1604" calcext:value-type="float">
            <text:p>1604</text:p>
          </table:table-cell>
          <table:table-cell table:number-columns-repeated="3"/>
          <table:table-cell office:value-type="float" office:value="219744" calcext:value-type="float">
            <text:p>219744</text:p>
          </table:table-cell>
          <table:table-cell office:value-type="float" office:value="388784" calcext:value-type="float">
            <text:p>388784</text:p>
          </table:table-cell>
          <table:table-cell office:value-type="float" office:value="552800" calcext:value-type="float">
            <text:p>552800</text:p>
          </table:table-cell>
          <table:table-cell office:value-type="float" office:value="738158" calcext:value-type="float">
            <text:p>738158</text:p>
          </table:table-cell>
          <table:table-cell office:value-type="float" office:value="1495324" calcext:value-type="float">
            <text:p>1495324</text:p>
          </table:table-cell>
          <table:table-cell office:value-type="float" office:value="-144138" calcext:value-type="float">
            <text:p>-144138</text:p>
          </table:table-cell>
        </table:table-row>
        <table:table-row table:style-name="ro1">
          <table:table-cell office:value-type="float" office:value="1605" calcext:value-type="float">
            <text:p>1605</text:p>
          </table:table-cell>
          <table:table-cell table:number-columns-repeated="3"/>
          <table:table-cell office:value-type="float" office:value="142884" calcext:value-type="float">
            <text:p>142884</text:p>
          </table:table-cell>
          <table:table-cell office:value-type="float" office:value="-121644" calcext:value-type="float">
            <text:p>-121644</text:p>
          </table:table-cell>
          <table:table-cell office:value-type="float" office:value="286168" calcext:value-type="float">
            <text:p>286168</text:p>
          </table:table-cell>
          <table:table-cell office:value-type="float" office:value="251276" calcext:value-type="float">
            <text:p>251276</text:p>
          </table:table-cell>
          <table:table-cell office:value-type="float" office:value="668656" calcext:value-type="float">
            <text:p>668656</text:p>
          </table:table-cell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float" office:value="1606" calcext:value-type="float">
            <text:p>1606</text:p>
          </table:table-cell>
          <table:table-cell table:number-columns-repeated="3"/>
          <table:table-cell office:value-type="float" office:value="435111" calcext:value-type="float">
            <text:p>435111</text:p>
          </table:table-cell>
          <table:table-cell office:value-type="float" office:value="242773" calcext:value-type="float">
            <text:p>242773</text:p>
          </table:table-cell>
          <table:table-cell office:value-type="float" office:value="543101" calcext:value-type="float">
            <text:p>543101</text:p>
          </table:table-cell>
          <table:table-cell office:value-type="float" office:value="533605" calcext:value-type="float">
            <text:p>533605</text:p>
          </table:table-cell>
          <table:table-cell office:value-type="float" office:value="1309093" calcext:value-type="float">
            <text:p>1309093</text:p>
          </table:table-cell>
          <table:table-cell office:value-type="float" office:value="-181397" calcext:value-type="float">
            <text:p>-181397</text:p>
          </table:table-cell>
        </table:table-row>
        <table:table-row table:style-name="ro1">
          <table:table-cell office:value-type="float" office:value="1607" calcext:value-type="float">
            <text:p>1607</text:p>
          </table:table-cell>
          <table:table-cell table:number-columns-repeated="3"/>
          <table:table-cell office:value-type="float" office:value="37600" calcext:value-type="float">
            <text:p>37600</text:p>
          </table:table-cell>
          <table:table-cell office:value-type="float" office:value="5438" calcext:value-type="float">
            <text:p>5438</text:p>
          </table:table-cell>
          <table:table-cell office:value-type="float" office:value="361088" calcext:value-type="float">
            <text:p>361088</text:p>
          </table:table-cell>
          <table:table-cell office:value-type="float" office:value="584712" calcext:value-type="float">
            <text:p>584712</text:p>
          </table:table-cell>
          <table:table-cell office:value-type="float" office:value="1007586" calcext:value-type="float">
            <text:p>1007586</text:p>
          </table:table-cell>
          <table:table-cell office:value-type="float" office:value="-38822" calcext:value-type="float">
            <text:p>-38822</text:p>
          </table:table-cell>
        </table:table-row>
        <table:table-row table:style-name="ro1">
          <table:table-cell office:value-type="float" office:value="1608" calcext:value-type="float">
            <text:p>1608</text:p>
          </table:table-cell>
          <table:table-cell table:number-columns-repeated="3"/>
          <table:table-cell office:value-type="float" office:value="-30195" calcext:value-type="float">
            <text:p>-30195</text:p>
          </table:table-cell>
          <table:table-cell office:value-type="float" office:value="31935" calcext:value-type="float">
            <text:p>31935</text:p>
          </table:table-cell>
          <table:table-cell office:value-type="float" office:value="598987" calcext:value-type="float">
            <text:p>598987</text:p>
          </table:table-cell>
          <table:table-cell office:value-type="float" office:value="606377" calcext:value-type="float">
            <text:p>606377</text:p>
          </table:table-cell>
          <table:table-cell office:value-type="float" office:value="1184051" calcext:value-type="float">
            <text:p>1184051</text:p>
          </table:table-cell>
          <table:table-cell office:value-type="float" office:value="79653" calcext:value-type="float">
            <text:p>79653</text:p>
          </table:table-cell>
        </table:table-row>
        <table:table-row table:style-name="ro1">
          <table:table-cell office:value-type="float" office:value="1609" calcext:value-type="float">
            <text:p>1609</text:p>
          </table:table-cell>
          <table:table-cell table:number-columns-repeated="3"/>
          <table:table-cell office:value-type="float" office:value="-40959" calcext:value-type="float">
            <text:p>-40959</text:p>
          </table:table-cell>
          <table:table-cell office:value-type="float" office:value="-56163" calcext:value-type="float">
            <text:p>-56163</text:p>
          </table:table-cell>
          <table:table-cell office:value-type="float" office:value="249427" calcext:value-type="float">
            <text:p>249427</text:p>
          </table:table-cell>
          <table:table-cell office:value-type="float" office:value="283615" calcext:value-type="float">
            <text:p>283615</text:p>
          </table:table-cell>
          <table:table-cell office:value-type="float" office:value="636855" calcext:value-type="float">
            <text:p>636855</text:p>
          </table:table-cell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float" office:value="1610" calcext:value-type="float">
            <text:p>1610</text:p>
          </table:table-cell>
          <table:table-cell table:number-columns-repeated="3"/>
          <table:table-cell office:value-type="float" office:value="-111091" calcext:value-type="float">
            <text:p>-111091</text:p>
          </table:table-cell>
          <table:table-cell office:value-type="float" office:value="-106517" calcext:value-type="float">
            <text:p>-106517</text:p>
          </table:table-cell>
          <table:table-cell office:value-type="float" office:value="263935" calcext:value-type="float">
            <text:p>263935</text:p>
          </table:table-cell>
          <table:table-cell office:value-type="float" office:value="218979" calcext:value-type="float">
            <text:p>218979</text:p>
          </table:table-cell>
          <table:table-cell office:value-type="float" office:value="643643" calcext:value-type="float">
            <text:p>643643</text:p>
          </table:table-cell>
          <table:table-cell office:value-type="float" office:value="-52213" calcext:value-type="float">
            <text:p>-52213</text:p>
          </table:table-cell>
        </table:table-row>
        <table:table-row table:style-name="ro1">
          <table:table-cell office:value-type="float" office:value="1611" calcext:value-type="float">
            <text:p>1611</text:p>
          </table:table-cell>
          <table:table-cell table:number-columns-repeated="3"/>
          <table:table-cell office:value-type="float" office:value="-176963" calcext:value-type="float">
            <text:p>-176963</text:p>
          </table:table-cell>
          <table:table-cell office:value-type="float" office:value="42971" calcext:value-type="float">
            <text:p>42971</text:p>
          </table:table-cell>
          <table:table-cell office:value-type="float" office:value="372591" calcext:value-type="float">
            <text:p>372591</text:p>
          </table:table-cell>
          <table:table-cell office:value-type="float" office:value="475359" calcext:value-type="float">
            <text:p>475359</text:p>
          </table:table-cell>
          <table:table-cell office:value-type="float" office:value="917483" calcext:value-type="float">
            <text:p>917483</text:p>
          </table:table-cell>
          <table:table-cell office:value-type="float" office:value="53645" calcext:value-type="float">
            <text:p>53645</text:p>
          </table:table-cell>
        </table:table-row>
        <table:table-row table:style-name="ro1">
          <table:table-cell office:value-type="float" office:value="1612" calcext:value-type="float">
            <text:p>1612</text:p>
          </table:table-cell>
          <table:table-cell table:number-columns-repeated="3"/>
          <table:table-cell office:value-type="float" office:value="-100025" calcext:value-type="float">
            <text:p>-100025</text:p>
          </table:table-cell>
          <table:table-cell office:value-type="float" office:value="-50127" calcext:value-type="float">
            <text:p>-50127</text:p>
          </table:table-cell>
          <table:table-cell office:value-type="float" office:value="149657" calcext:value-type="float">
            <text:p>149657</text:p>
          </table:table-cell>
          <table:table-cell office:value-type="float" office:value="36061" calcext:value-type="float">
            <text:p>36061</text:p>
          </table:table-cell>
          <table:table-cell office:value-type="float" office:value="306529" calcext:value-type="float">
            <text:p>306529</text:p>
          </table:table-cell>
          <table:table-cell office:value-type="float" office:value="41119" calcext:value-type="float">
            <text:p>41119</text:p>
          </table:table-cell>
        </table:table-row>
        <table:table-row table:style-name="ro1">
          <table:table-cell office:value-type="float" office:value="1613" calcext:value-type="float">
            <text:p>1613</text:p>
          </table:table-cell>
          <table:table-cell table:number-columns-repeated="3"/>
          <table:table-cell office:value-type="float" office:value="358595" calcext:value-type="float">
            <text:p>358595</text:p>
          </table:table-cell>
          <table:table-cell office:value-type="float" office:value="88691" calcext:value-type="float">
            <text:p>88691</text:p>
          </table:table-cell>
          <table:table-cell office:value-type="float" office:value="331729" calcext:value-type="float">
            <text:p>331729</text:p>
          </table:table-cell>
          <table:table-cell office:value-type="float" office:value="430595" calcext:value-type="float">
            <text:p>430595</text:p>
          </table:table-cell>
          <table:table-cell office:value-type="float" office:value="900521" calcext:value-type="float">
            <text:p>900521</text:p>
          </table:table-cell>
          <table:table-cell office:value-type="float" office:value="9465" calcext:value-type="float">
            <text:p>9465</text:p>
          </table:table-cell>
        </table:table-row>
        <table:table-row table:style-name="ro1">
          <table:table-cell office:value-type="float" office:value="1614" calcext:value-type="float">
            <text:p>1614</text:p>
          </table:table-cell>
          <table:table-cell table:number-columns-repeated="3"/>
          <table:table-cell office:value-type="float" office:value="-157960" calcext:value-type="float">
            <text:p>-157960</text:p>
          </table:table-cell>
          <table:table-cell office:value-type="float" office:value="-66108" calcext:value-type="float">
            <text:p>-66108</text:p>
          </table:table-cell>
          <table:table-cell office:value-type="float" office:value="222068" calcext:value-type="float">
            <text:p>222068</text:p>
          </table:table-cell>
          <table:table-cell office:value-type="float" office:value="245602" calcext:value-type="float">
            <text:p>245602</text:p>
          </table:table-cell>
          <table:table-cell office:value-type="float" office:value="647486" calcext:value-type="float">
            <text:p>647486</text:p>
          </table:table-cell>
          <table:table-cell office:value-type="float" office:value="-95618" calcext:value-type="float">
            <text:p>-95618</text:p>
          </table:table-cell>
        </table:table-row>
        <table:table-row table:style-name="ro1">
          <table:table-cell office:value-type="float" office:value="1615" calcext:value-type="float">
            <text:p>1615</text:p>
          </table:table-cell>
          <table:table-cell table:number-columns-repeated="3"/>
          <table:table-cell office:value-type="float" office:value="47801" calcext:value-type="float">
            <text:p>47801</text:p>
          </table:table-cell>
          <table:table-cell office:value-type="float" office:value="-2561" calcext:value-type="float">
            <text:p>-2561</text:p>
          </table:table-cell>
          <table:table-cell office:value-type="float" office:value="344519" calcext:value-type="float">
            <text:p>344519</text:p>
          </table:table-cell>
          <table:table-cell office:value-type="float" office:value="268597" calcext:value-type="float">
            <text:p>268597</text:p>
          </table:table-cell>
          <table:table-cell office:value-type="float" office:value="776695" calcext:value-type="float">
            <text:p>776695</text:p>
          </table:table-cell>
          <table:table-cell office:value-type="float" office:value="32177" calcext:value-type="float">
            <text:p>32177</text:p>
          </table:table-cell>
        </table:table-row>
        <table:table-row table:style-name="ro1">
          <table:table-cell office:value-type="float" office:value="1616" calcext:value-type="float">
            <text:p>1616</text:p>
          </table:table-cell>
          <table:table-cell table:number-columns-repeated="3"/>
          <table:table-cell office:value-type="float" office:value="484145" calcext:value-type="float">
            <text:p>484145</text:p>
          </table:table-cell>
          <table:table-cell office:value-type="float" office:value="90431" calcext:value-type="float">
            <text:p>90431</text:p>
          </table:table-cell>
          <table:table-cell office:value-type="float" office:value="586169" calcext:value-type="float">
            <text:p>586169</text:p>
          </table:table-cell>
          <table:table-cell office:value-type="float" office:value="562795" calcext:value-type="float">
            <text:p>562795</text:p>
          </table:table-cell>
          <table:table-cell office:value-type="float" office:value="1286921" calcext:value-type="float">
            <text:p>1286921</text:p>
          </table:table-cell>
          <table:table-cell office:value-type="float" office:value="116371" calcext:value-type="float">
            <text:p>116371</text:p>
          </table:table-cell>
        </table:table-row>
        <table:table-row table:style-name="ro1">
          <table:table-cell office:value-type="float" office:value="1617" calcext:value-type="float">
            <text:p>1617</text:p>
          </table:table-cell>
          <table:table-cell table:number-columns-repeated="3"/>
          <table:table-cell office:value-type="float" office:value="294624" calcext:value-type="float">
            <text:p>294624</text:p>
          </table:table-cell>
          <table:table-cell office:value-type="float" office:value="-63336" calcext:value-type="float">
            <text:p>-63336</text:p>
          </table:table-cell>
          <table:table-cell office:value-type="float" office:value="441818" calcext:value-type="float">
            <text:p>441818</text:p>
          </table:table-cell>
          <table:table-cell office:value-type="float" office:value="655394" calcext:value-type="float">
            <text:p>655394</text:p>
          </table:table-cell>
          <table:table-cell office:value-type="float" office:value="1142848" calcext:value-type="float">
            <text:p>1142848</text:p>
          </table:table-cell>
          <table:table-cell office:value-type="float" office:value="136908" calcext:value-type="float">
            <text:p>136908</text:p>
          </table:table-cell>
        </table:table-row>
        <table:table-row table:style-name="ro1">
          <table:table-cell office:value-type="float" office:value="1618" calcext:value-type="float">
            <text:p>1618</text:p>
          </table:table-cell>
          <table:table-cell table:number-columns-repeated="3"/>
          <table:table-cell office:value-type="float" office:value="-63277" calcext:value-type="float">
            <text:p>-63277</text:p>
          </table:table-cell>
          <table:table-cell office:value-type="float" office:value="-114387" calcext:value-type="float">
            <text:p>-114387</text:p>
          </table:table-cell>
          <table:table-cell office:value-type="float" office:value="200897" calcext:value-type="float">
            <text:p>200897</text:p>
          </table:table-cell>
          <table:table-cell office:value-type="float" office:value="127331" calcext:value-type="float">
            <text:p>127331</text:p>
          </table:table-cell>
          <table:table-cell office:value-type="float" office:value="379871" calcext:value-type="float">
            <text:p>379871</text:p>
          </table:table-cell>
          <table:table-cell office:value-type="float" office:value="36841" calcext:value-type="float">
            <text:p>36841</text:p>
          </table:table-cell>
        </table:table-row>
        <table:table-row table:style-name="ro1">
          <table:table-cell office:value-type="float" office:value="1619" calcext:value-type="float">
            <text:p>1619</text:p>
          </table:table-cell>
          <table:table-cell table:number-columns-repeated="3"/>
          <table:table-cell office:value-type="float" office:value="-205077" calcext:value-type="float">
            <text:p>-205077</text:p>
          </table:table-cell>
          <table:table-cell office:value-type="float" office:value="-91525" calcext:value-type="float">
            <text:p>-91525</text:p>
          </table:table-cell>
          <table:table-cell office:value-type="float" office:value="147429" calcext:value-type="float">
            <text:p>147429</text:p>
          </table:table-cell>
          <table:table-cell office:value-type="float" office:value="297331" calcext:value-type="float">
            <text:p>297331</text:p>
          </table:table-cell>
          <table:table-cell office:value-type="float" office:value="543233" calcext:value-type="float">
            <text:p>543233</text:p>
          </table:table-cell>
          <table:table-cell office:value-type="float" office:value="80963" calcext:value-type="float">
            <text:p>80963</text:p>
          </table:table-cell>
        </table:table-row>
        <table:table-row table:style-name="ro1">
          <table:table-cell office:value-type="float" office:value="1620" calcext:value-type="float">
            <text:p>1620</text:p>
          </table:table-cell>
          <table:table-cell table:number-columns-repeated="3"/>
          <table:table-cell office:value-type="float" office:value="-148107" calcext:value-type="float">
            <text:p>-148107</text:p>
          </table:table-cell>
          <table:table-cell office:value-type="float" office:value="-76239" calcext:value-type="float">
            <text:p>-76239</text:p>
          </table:table-cell>
          <table:table-cell office:value-type="float" office:value="668079" calcext:value-type="float">
            <text:p>668079</text:p>
          </table:table-cell>
          <table:table-cell office:value-type="float" office:value="470939" calcext:value-type="float">
            <text:p>470939</text:p>
          </table:table-cell>
          <table:table-cell office:value-type="float" office:value="1443395" calcext:value-type="float">
            <text:p>1443395</text:p>
          </table:table-cell>
          <table:table-cell office:value-type="float" office:value="-54909" calcext:value-type="float">
            <text:p>-54909</text:p>
          </table:table-cell>
        </table:table-row>
        <table:table-row table:style-name="ro1">
          <table:table-cell office:value-type="float" office:value="1621" calcext:value-type="float">
            <text:p>1621</text:p>
          </table:table-cell>
          <table:table-cell table:number-columns-repeated="3"/>
          <table:table-cell office:value-type="float" office:value="359686" calcext:value-type="float">
            <text:p>359686</text:p>
          </table:table-cell>
          <table:table-cell office:value-type="float" office:value="27176" calcext:value-type="float">
            <text:p>27176</text:p>
          </table:table-cell>
          <table:table-cell office:value-type="float" office:value="394970" calcext:value-type="float">
            <text:p>394970</text:p>
          </table:table-cell>
          <table:table-cell office:value-type="float" office:value="472980" calcext:value-type="float">
            <text:p>472980</text:p>
          </table:table-cell>
          <table:table-cell office:value-type="float" office:value="1014196" calcext:value-type="float">
            <text:p>1014196</text:p>
          </table:table-cell>
          <table:table-cell office:value-type="float" office:value="8648" calcext:value-type="float">
            <text:p>8648</text:p>
          </table:table-cell>
        </table:table-row>
        <table:table-row table:style-name="ro1">
          <table:table-cell office:value-type="float" office:value="1622" calcext:value-type="float">
            <text:p>1622</text:p>
          </table:table-cell>
          <table:table-cell table:number-columns-repeated="3"/>
          <table:table-cell office:value-type="float" office:value="-21674" calcext:value-type="float">
            <text:p>-21674</text:p>
          </table:table-cell>
          <table:table-cell office:value-type="float" office:value="-60704" calcext:value-type="float">
            <text:p>-60704</text:p>
          </table:table-cell>
          <table:table-cell office:value-type="float" office:value="260242" calcext:value-type="float">
            <text:p>260242</text:p>
          </table:table-cell>
          <table:table-cell office:value-type="float" office:value="249900" calcext:value-type="float">
            <text:p>249900</text:p>
          </table:table-cell>
          <table:table-cell office:value-type="float" office:value="630188" calcext:value-type="float">
            <text:p>630188</text:p>
          </table:table-cell>
          <table:table-cell office:value-type="float" office:value="184912" calcext:value-type="float">
            <text:p>184912</text:p>
          </table:table-cell>
        </table:table-row>
        <table:table-row table:style-name="ro1">
          <table:table-cell office:value-type="float" office:value="1623" calcext:value-type="float">
            <text:p>1623</text:p>
          </table:table-cell>
          <table:table-cell table:number-columns-repeated="3"/>
          <table:table-cell office:value-type="float" office:value="-376423" calcext:value-type="float">
            <text:p>-376423</text:p>
          </table:table-cell>
          <table:table-cell office:value-type="float" office:value="-120663" calcext:value-type="float">
            <text:p>-120663</text:p>
          </table:table-cell>
          <table:table-cell office:value-type="float" office:value="400613" calcext:value-type="float">
            <text:p>400613</text:p>
          </table:table-cell>
          <table:table-cell office:value-type="float" office:value="468345" calcext:value-type="float">
            <text:p>468345</text:p>
          </table:table-cell>
          <table:table-cell office:value-type="float" office:value="1042797" calcext:value-type="float">
            <text:p>1042797</text:p>
          </table:table-cell>
          <table:table-cell office:value-type="float" office:value="49631" calcext:value-type="float">
            <text:p>49631</text:p>
          </table:table-cell>
        </table:table-row>
        <table:table-row table:style-name="ro1">
          <table:table-cell office:value-type="float" office:value="1624" calcext:value-type="float">
            <text:p>1624</text:p>
          </table:table-cell>
          <table:table-cell table:number-columns-repeated="3"/>
          <table:table-cell office:value-type="float" office:value="-16608" calcext:value-type="float">
            <text:p>-16608</text:p>
          </table:table-cell>
          <table:table-cell office:value-type="float" office:value="-141736" calcext:value-type="float">
            <text:p>-141736</text:p>
          </table:table-cell>
          <table:table-cell office:value-type="float" office:value="407934" calcext:value-type="float">
            <text:p>407934</text:p>
          </table:table-cell>
          <table:table-cell office:value-type="float" office:value="484612" calcext:value-type="float">
            <text:p>484612</text:p>
          </table:table-cell>
          <table:table-cell office:value-type="float" office:value="1131148" calcext:value-type="float">
            <text:p>1131148</text:p>
          </table:table-cell>
          <table:table-cell office:value-type="float" office:value="14454" calcext:value-type="float">
            <text:p>14454</text:p>
          </table:table-cell>
        </table:table-row>
        <table:table-row table:style-name="ro1">
          <table:table-cell office:value-type="float" office:value="1625" calcext:value-type="float">
            <text:p>1625</text:p>
          </table:table-cell>
          <table:table-cell table:number-columns-repeated="3"/>
          <table:table-cell office:value-type="float" office:value="-322445" calcext:value-type="float">
            <text:p>-322445</text:p>
          </table:table-cell>
          <table:table-cell office:value-type="float" office:value="87763" calcext:value-type="float">
            <text:p>87763</text:p>
          </table:table-cell>
          <table:table-cell office:value-type="float" office:value="416437" calcext:value-type="float">
            <text:p>416437</text:p>
          </table:table-cell>
          <table:table-cell office:value-type="float" office:value="163029" calcext:value-type="float">
            <text:p>163029</text:p>
          </table:table-cell>
          <table:table-cell office:value-type="float" office:value="808117" calcext:value-type="float">
            <text:p>808117</text:p>
          </table:table-cell>
          <table:table-cell office:value-type="float" office:value="1109" calcext:value-type="float">
            <text:p>1109</text:p>
          </table:table-cell>
        </table:table-row>
        <table:table-row table:style-name="ro1">
          <table:table-cell office:value-type="float" office:value="1626" calcext:value-type="float">
            <text:p>1626</text:p>
          </table:table-cell>
          <table:table-cell table:number-columns-repeated="3"/>
          <table:table-cell office:value-type="float" office:value="29667" calcext:value-type="float">
            <text:p>29667</text:p>
          </table:table-cell>
          <table:table-cell office:value-type="float" office:value="-124041" calcext:value-type="float">
            <text:p>-124041</text:p>
          </table:table-cell>
          <table:table-cell office:value-type="float" office:value="333815" calcext:value-type="float">
            <text:p>333815</text:p>
          </table:table-cell>
          <table:table-cell office:value-type="float" office:value="578195" calcext:value-type="float">
            <text:p>578195</text:p>
          </table:table-cell>
          <table:table-cell office:value-type="float" office:value="908325" calcext:value-type="float">
            <text:p>908325</text:p>
          </table:table-cell>
          <table:table-cell office:value-type="float" office:value="-6997" calcext:value-type="float">
            <text:p>-6997</text:p>
          </table:table-cell>
        </table:table-row>
        <table:table-row table:style-name="ro1">
          <table:table-cell office:value-type="float" office:value="1627" calcext:value-type="float">
            <text:p>1627</text:p>
          </table:table-cell>
          <table:table-cell table:number-columns-repeated="3"/>
          <table:table-cell office:value-type="float" office:value="-528250" calcext:value-type="float">
            <text:p>-528250</text:p>
          </table:table-cell>
          <table:table-cell office:value-type="float" office:value="-229324" calcext:value-type="float">
            <text:p>-229324</text:p>
          </table:table-cell>
          <table:table-cell office:value-type="float" office:value="489554" calcext:value-type="float">
            <text:p>489554</text:p>
          </table:table-cell>
          <table:table-cell office:value-type="float" office:value="401236" calcext:value-type="float">
            <text:p>401236</text:p>
          </table:table-cell>
          <table:table-cell office:value-type="float" office:value="1215142" calcext:value-type="float">
            <text:p>1215142</text:p>
          </table:table-cell>
          <table:table-cell office:value-type="float" office:value="-30588" calcext:value-type="float">
            <text:p>-30588</text:p>
          </table:table-cell>
        </table:table-row>
        <table:table-row table:style-name="ro1">
          <table:table-cell office:value-type="float" office:value="1628" calcext:value-type="float">
            <text:p>1628</text:p>
          </table:table-cell>
          <table:table-cell table:number-columns-repeated="3"/>
          <table:table-cell office:value-type="float" office:value="-531470" calcext:value-type="float">
            <text:p>-531470</text:p>
          </table:table-cell>
          <table:table-cell office:value-type="float" office:value="-161724" calcext:value-type="float">
            <text:p>-161724</text:p>
          </table:table-cell>
          <table:table-cell office:value-type="float" office:value="466902" calcext:value-type="float">
            <text:p>466902</text:p>
          </table:table-cell>
          <table:table-cell office:value-type="float" office:value="524058" calcext:value-type="float">
            <text:p>524058</text:p>
          </table:table-cell>
          <table:table-cell office:value-type="float" office:value="1086882" calcext:value-type="float">
            <text:p>1086882</text:p>
          </table:table-cell>
          <table:table-cell office:value-type="float" office:value="-18512" calcext:value-type="float">
            <text:p>-18512</text:p>
          </table:table-cell>
        </table:table-row>
        <table:table-row table:style-name="ro1">
          <table:table-cell office:value-type="float" office:value="1629" calcext:value-type="float">
            <text:p>1629</text:p>
          </table:table-cell>
          <table:table-cell table:number-columns-repeated="3"/>
          <table:table-cell office:value-type="float" office:value="56824" calcext:value-type="float">
            <text:p>56824</text:p>
          </table:table-cell>
          <table:table-cell office:value-type="float" office:value="43452" calcext:value-type="float">
            <text:p>43452</text:p>
          </table:table-cell>
          <table:table-cell office:value-type="float" office:value="317358" calcext:value-type="float">
            <text:p>317358</text:p>
          </table:table-cell>
          <table:table-cell office:value-type="float" office:value="377742" calcext:value-type="float">
            <text:p>377742</text:p>
          </table:table-cell>
          <table:table-cell office:value-type="float" office:value="790686" calcext:value-type="float">
            <text:p>790686</text:p>
          </table:table-cell>
          <table:table-cell office:value-type="float" office:value="-140128" calcext:value-type="float">
            <text:p>-140128</text:p>
          </table:table-cell>
        </table:table-row>
        <table:table-row table:style-name="ro1">
          <table:table-cell office:value-type="float" office:value="1630" calcext:value-type="float">
            <text:p>1630</text:p>
          </table:table-cell>
          <table:table-cell table:number-columns-repeated="3"/>
          <table:table-cell office:value-type="float" office:value="145047" calcext:value-type="float">
            <text:p>145047</text:p>
          </table:table-cell>
          <table:table-cell office:value-type="float" office:value="139349" calcext:value-type="float">
            <text:p>139349</text:p>
          </table:table-cell>
          <table:table-cell office:value-type="float" office:value="372465" calcext:value-type="float">
            <text:p>372465</text:p>
          </table:table-cell>
          <table:table-cell office:value-type="float" office:value="501421" calcext:value-type="float">
            <text:p>501421</text:p>
          </table:table-cell>
          <table:table-cell office:value-type="float" office:value="1042089" calcext:value-type="float">
            <text:p>1042089</text:p>
          </table:table-cell>
          <table:table-cell office:value-type="float" office:value="89243" calcext:value-type="float">
            <text:p>89243</text:p>
          </table:table-cell>
        </table:table-row>
        <table:table-row table:style-name="ro1">
          <table:table-cell office:value-type="float" office:value="1631" calcext:value-type="float">
            <text:p>1631</text:p>
          </table:table-cell>
          <table:table-cell table:number-columns-repeated="3"/>
          <table:table-cell office:value-type="float" office:value="-104781" calcext:value-type="float">
            <text:p>-104781</text:p>
          </table:table-cell>
          <table:table-cell office:value-type="float" office:value="68571" calcext:value-type="float">
            <text:p>68571</text:p>
          </table:table-cell>
          <table:table-cell office:value-type="float" office:value="250541" calcext:value-type="float">
            <text:p>250541</text:p>
          </table:table-cell>
          <table:table-cell office:value-type="float" office:value="411341" calcext:value-type="float">
            <text:p>411341</text:p>
          </table:table-cell>
          <table:table-cell office:value-type="float" office:value="935865" calcext:value-type="float">
            <text:p>935865</text:p>
          </table:table-cell>
          <table:table-cell office:value-type="float" office:value="-22691" calcext:value-type="float">
            <text:p>-22691</text:p>
          </table:table-cell>
        </table:table-row>
        <table:table-row table:style-name="ro1">
          <table:table-cell office:value-type="float" office:value="1632" calcext:value-type="float">
            <text:p>1632</text:p>
          </table:table-cell>
          <table:table-cell table:number-columns-repeated="3"/>
          <table:table-cell office:value-type="float" office:value="-326898" calcext:value-type="float">
            <text:p>-326898</text:p>
          </table:table-cell>
          <table:table-cell office:value-type="float" office:value="-195786" calcext:value-type="float">
            <text:p>-195786</text:p>
          </table:table-cell>
          <table:table-cell office:value-type="float" office:value="530910" calcext:value-type="float">
            <text:p>530910</text:p>
          </table:table-cell>
          <table:table-cell office:value-type="float" office:value="496148" calcext:value-type="float">
            <text:p>496148</text:p>
          </table:table-cell>
          <table:table-cell office:value-type="float" office:value="1216022" calcext:value-type="float">
            <text:p>1216022</text:p>
          </table:table-cell>
          <table:table-cell office:value-type="float" office:value="-103580" calcext:value-type="float">
            <text:p>-103580</text:p>
          </table:table-cell>
        </table:table-row>
        <table:table-row table:style-name="ro1">
          <table:table-cell office:value-type="float" office:value="1633" calcext:value-type="float">
            <text:p>1633</text:p>
          </table:table-cell>
          <table:table-cell table:number-columns-repeated="3"/>
          <table:table-cell office:value-type="float" office:value="359906" calcext:value-type="float">
            <text:p>359906</text:p>
          </table:table-cell>
          <table:table-cell office:value-type="float" office:value="127866" calcext:value-type="float">
            <text:p>127866</text:p>
          </table:table-cell>
          <table:table-cell office:value-type="float" office:value="351476" calcext:value-type="float">
            <text:p>351476</text:p>
          </table:table-cell>
          <table:table-cell office:value-type="float" office:value="417376" calcext:value-type="float">
            <text:p>417376</text:p>
          </table:table-cell>
          <table:table-cell office:value-type="float" office:value="887424" calcext:value-type="float">
            <text:p>887424</text:p>
          </table:table-cell>
          <table:table-cell office:value-type="float" office:value="-3768" calcext:value-type="float">
            <text:p>-3768</text:p>
          </table:table-cell>
        </table:table-row>
        <table:table-row table:style-name="ro1">
          <table:table-cell office:value-type="float" office:value="1634" calcext:value-type="float">
            <text:p>1634</text:p>
          </table:table-cell>
          <table:table-cell table:number-columns-repeated="3"/>
          <table:table-cell office:value-type="float" office:value="322259" calcext:value-type="float">
            <text:p>322259</text:p>
          </table:table-cell>
          <table:table-cell office:value-type="float" office:value="2147" calcext:value-type="float">
            <text:p>2147</text:p>
          </table:table-cell>
          <table:table-cell office:value-type="float" office:value="302035" calcext:value-type="float">
            <text:p>302035</text:p>
          </table:table-cell>
          <table:table-cell office:value-type="float" office:value="324221" calcext:value-type="float">
            <text:p>324221</text:p>
          </table:table-cell>
          <table:table-cell office:value-type="float" office:value="745471" calcext:value-type="float">
            <text:p>745471</text:p>
          </table:table-cell>
          <table:table-cell office:value-type="float" office:value="-78329" calcext:value-type="float">
            <text:p>-78329</text:p>
          </table:table-cell>
        </table:table-row>
        <table:table-row table:style-name="ro1">
          <table:table-cell office:value-type="float" office:value="1635" calcext:value-type="float">
            <text:p>1635</text:p>
          </table:table-cell>
          <table:table-cell table:number-columns-repeated="3"/>
          <table:table-cell office:value-type="float" office:value="131932" calcext:value-type="float">
            <text:p>131932</text:p>
          </table:table-cell>
          <table:table-cell office:value-type="float" office:value="7004" calcext:value-type="float">
            <text:p>7004</text:p>
          </table:table-cell>
          <table:table-cell office:value-type="float" office:value="236028" calcext:value-type="float">
            <text:p>236028</text:p>
          </table:table-cell>
          <table:table-cell office:value-type="float" office:value="291012" calcext:value-type="float">
            <text:p>291012</text:p>
          </table:table-cell>
          <table:table-cell office:value-type="float" office:value="575516" calcext:value-type="float">
            <text:p>575516</text:p>
          </table:table-cell>
          <table:table-cell office:value-type="float" office:value="12336" calcext:value-type="float">
            <text:p>12336</text:p>
          </table:table-cell>
        </table:table-row>
        <table:table-row table:style-name="ro1">
          <table:table-cell office:value-type="float" office:value="1636" calcext:value-type="float">
            <text:p>1636</text:p>
          </table:table-cell>
          <table:table-cell table:number-columns-repeated="3"/>
          <table:table-cell office:value-type="float" office:value="-131189" calcext:value-type="float">
            <text:p>-131189</text:p>
          </table:table-cell>
          <table:table-cell office:value-type="float" office:value="-5859" calcext:value-type="float">
            <text:p>-5859</text:p>
          </table:table-cell>
          <table:table-cell office:value-type="float" office:value="492435" calcext:value-type="float">
            <text:p>492435</text:p>
          </table:table-cell>
          <table:table-cell office:value-type="float" office:value="493317" calcext:value-type="float">
            <text:p>493317</text:p>
          </table:table-cell>
          <table:table-cell office:value-type="float" office:value="1267131" calcext:value-type="float">
            <text:p>1267131</text:p>
          </table:table-cell>
          <table:table-cell office:value-type="float" office:value="60291" calcext:value-type="float">
            <text:p>60291</text:p>
          </table:table-cell>
        </table:table-row>
        <table:table-row table:style-name="ro1">
          <table:table-cell office:value-type="float" office:value="1637" calcext:value-type="float">
            <text:p>1637</text:p>
          </table:table-cell>
          <table:table-cell table:number-columns-repeated="3"/>
          <table:table-cell office:value-type="float" office:value="-205409" calcext:value-type="float">
            <text:p>-205409</text:p>
          </table:table-cell>
          <table:table-cell office:value-type="float" office:value="3607" calcext:value-type="float">
            <text:p>3607</text:p>
          </table:table-cell>
          <table:table-cell office:value-type="float" office:value="238015" calcext:value-type="float">
            <text:p>238015</text:p>
          </table:table-cell>
          <table:table-cell office:value-type="float" office:value="73759" calcext:value-type="float">
            <text:p>73759</text:p>
          </table:table-cell>
          <table:table-cell office:value-type="float" office:value="538471" calcext:value-type="float">
            <text:p>538471</text:p>
          </table:table-cell>
          <table:table-cell office:value-type="float" office:value="83189" calcext:value-type="float">
            <text:p>83189</text:p>
          </table:table-cell>
        </table:table-row>
        <table:table-row table:style-name="ro1">
          <table:table-cell office:value-type="float" office:value="1638" calcext:value-type="float">
            <text:p>1638</text:p>
          </table:table-cell>
          <table:table-cell table:number-columns-repeated="3"/>
          <table:table-cell office:value-type="float" office:value="220073" calcext:value-type="float">
            <text:p>220073</text:p>
          </table:table-cell>
          <table:table-cell office:value-type="float" office:value="165413" calcext:value-type="float">
            <text:p>165413</text:p>
          </table:table-cell>
          <table:table-cell office:value-type="float" office:value="357093" calcext:value-type="float">
            <text:p>357093</text:p>
          </table:table-cell>
          <table:table-cell office:value-type="float" office:value="546205" calcext:value-type="float">
            <text:p>546205</text:p>
          </table:table-cell>
          <table:table-cell office:value-type="float" office:value="968993" calcext:value-type="float">
            <text:p>968993</text:p>
          </table:table-cell>
          <table:table-cell office:value-type="float" office:value="-7111" calcext:value-type="float">
            <text:p>-7111</text:p>
          </table:table-cell>
        </table:table-row>
        <table:table-row table:style-name="ro1">
          <table:table-cell office:value-type="float" office:value="1639" calcext:value-type="float">
            <text:p>1639</text:p>
          </table:table-cell>
          <table:table-cell table:number-columns-repeated="3"/>
          <table:table-cell office:value-type="float" office:value="40627" calcext:value-type="float">
            <text:p>40627</text:p>
          </table:table-cell>
          <table:table-cell office:value-type="float" office:value="-29315" calcext:value-type="float">
            <text:p>-29315</text:p>
          </table:table-cell>
          <table:table-cell office:value-type="float" office:value="563361" calcext:value-type="float">
            <text:p>563361</text:p>
          </table:table-cell>
          <table:table-cell office:value-type="float" office:value="522083" calcext:value-type="float">
            <text:p>522083</text:p>
          </table:table-cell>
          <table:table-cell office:value-type="float" office:value="1325785" calcext:value-type="float">
            <text:p>1325785</text:p>
          </table:table-cell>
          <table:table-cell office:value-type="float" office:value="7235" calcext:value-type="float">
            <text:p>7235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table:number-columns-repeated="4"/>
          <table:table-cell table:style-name="ce1" table:formula="of:=MAX([.E1:.E1640])" office:value-type="float" office:value="873199" calcext:value-type="float">
            <text:p>873199</text:p>
          </table:table-cell>
          <table:table-cell table:style-name="ce1" table:formula="of:=MAX([.F1:.F1640])" office:value-type="float" office:value="622312" calcext:value-type="float">
            <text:p>622312</text:p>
          </table:table-cell>
          <table:table-cell table:style-name="ce1" table:formula="of:=MAX([.G1:.G1640])" office:value-type="float" office:value="829780" calcext:value-type="float">
            <text:p>829780</text:p>
          </table:table-cell>
          <table:table-cell table:formula="of:=MAX([.H1:.H1640])" office:value-type="float" office:value="925575" calcext:value-type="float">
            <text:p>925575</text:p>
          </table:table-cell>
          <table:table-cell table:formula="of:=MAX([.I1:.I1640])" office:value-type="float" office:value="1964379" calcext:value-type="float">
            <text:p>1964379</text:p>
          </table:table-cell>
          <table:table-cell table:formula="of:=MAX([.J1:.J1640])" office:value-type="float" office:value="325803" calcext:value-type="float">
            <text:p>325803</text:p>
          </table:table-cell>
        </table:table-row>
        <table:table-row table:style-name="ro1">
          <table:table-cell table:number-columns-repeated="4"/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4"/>
          <table:table-cell table:style-name="ce1" table:formula="of:=MIN([.E1:.E1640])" office:value-type="float" office:value="-692959" calcext:value-type="float">
            <text:p>-692959</text:p>
          </table:table-cell>
          <table:table-cell table:style-name="ce1" table:formula="of:=MIN([.F1:.F1640])" office:value-type="float" office:value="-452769" calcext:value-type="float">
            <text:p>-452769</text:p>
          </table:table-cell>
          <table:table-cell table:style-name="ce1" table:formula="of:=MIN([.G1:.G1640])" office:value-type="float" office:value="41583" calcext:value-type="float">
            <text:p>41583</text:p>
          </table:table-cell>
          <table:table-cell table:formula="of:=MIN([.H1:.H1640])" office:value-type="float" office:value="-228504" calcext:value-type="float">
            <text:p>-228504</text:p>
          </table:table-cell>
          <table:table-cell table:formula="of:=MIN([.I1:.I1640])" office:value-type="float" office:value="68759" calcext:value-type="float">
            <text:p>68759</text:p>
          </table:table-cell>
          <table:table-cell table:formula="of:=MIN([.J1:.J1640])" office:value-type="float" office:value="-373965" calcext:value-type="float">
            <text:p>-373965</text:p>
          </table:table-cell>
        </table:table-row>
        <table:table-row table:style-name="ro1" table:number-rows-repeated="2">
          <table:table-cell table:number-columns-repeated="4"/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4"/>
          <table:table-cell table:style-name="ce1" table:formula="of:=MAX([.E1:.E1326])" office:value-type="float" office:value="590891" calcext:value-type="float">
            <text:p>590891</text:p>
          </table:table-cell>
          <table:table-cell table:style-name="ce1" table:formula="of:=MAX([.F1:.F1326])" office:value-type="float" office:value="622312" calcext:value-type="float">
            <text:p>622312</text:p>
          </table:table-cell>
          <table:table-cell table:style-name="ce1" table:formula="of:=MAX([.G1:.G1326])" office:value-type="float" office:value="829780" calcext:value-type="float">
            <text:p>829780</text:p>
          </table:table-cell>
          <table:table-cell table:formula="of:=MAX([.H1:.H1326])" office:value-type="float" office:value="809218" calcext:value-type="float">
            <text:p>809218</text:p>
          </table:table-cell>
          <table:table-cell table:formula="of:=MAX([.I1:.I1326])" office:value-type="float" office:value="1859316" calcext:value-type="float">
            <text:p>1859316</text:p>
          </table:table-cell>
          <table:table-cell table:formula="of:=MAX([.J1:.J1326])" office:value-type="float" office:value="325803" calcext:value-type="float">
            <text:p>325803</text:p>
          </table:table-cell>
        </table:table-row>
        <table:table-row table:style-name="ro1">
          <table:table-cell table:number-columns-repeated="4"/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4"/>
          <table:table-cell table:style-name="ce1" table:formula="of:=MIN([.E1:.E1326])" office:value-type="float" office:value="-425558" calcext:value-type="float">
            <text:p>-425558</text:p>
          </table:table-cell>
          <table:table-cell table:style-name="ce1" table:formula="of:=MIN([.F1:.F1326])" office:value-type="float" office:value="-394339" calcext:value-type="float">
            <text:p>-394339</text:p>
          </table:table-cell>
          <table:table-cell table:style-name="ce1" table:formula="of:=MIN([.G1:.G1326])" office:value-type="float" office:value="50801" calcext:value-type="float">
            <text:p>50801</text:p>
          </table:table-cell>
          <table:table-cell table:formula="of:=MIN([.H1:.H1326])" office:value-type="float" office:value="-89462" calcext:value-type="float">
            <text:p>-89462</text:p>
          </table:table-cell>
          <table:table-cell table:formula="of:=MIN([.I1:.I1326])" office:value-type="float" office:value="82121" calcext:value-type="float">
            <text:p>82121</text:p>
          </table:table-cell>
          <table:table-cell table:formula="of:=MIN([.J1:.J1326])" office:value-type="float" office:value="-258179" calcext:value-type="float">
            <text:p>-258179</text:p>
          </table:table-cell>
        </table:table-row>
        <table:table-row table:style-name="ro1" table:number-rows-repeated="2">
          <table:table-cell table:number-columns-repeated="4"/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4"/>
          <table:table-cell table:style-name="ce1" table:formula="of:=MAX([.E1327:.E1640])" office:value-type="float" office:value="873199" calcext:value-type="float">
            <text:p>873199</text:p>
          </table:table-cell>
          <table:table-cell table:style-name="ce1" table:formula="of:=MAX([.F1327:.F1640])" office:value-type="float" office:value="438253" calcext:value-type="float">
            <text:p>438253</text:p>
          </table:table-cell>
          <table:table-cell table:style-name="ce1" table:formula="of:=MAX([.G1327:.G1640])" office:value-type="float" office:value="794539" calcext:value-type="float">
            <text:p>794539</text:p>
          </table:table-cell>
          <table:table-cell table:formula="of:=MAX([.H1327:.H1640])" office:value-type="float" office:value="925575" calcext:value-type="float">
            <text:p>925575</text:p>
          </table:table-cell>
          <table:table-cell table:formula="of:=MAX([.I1327:.I1640])" office:value-type="float" office:value="1964379" calcext:value-type="float">
            <text:p>1964379</text:p>
          </table:table-cell>
          <table:table-cell table:formula="of:=MAX([.J1327:.J1640])" office:value-type="float" office:value="209584" calcext:value-type="float">
            <text:p>209584</text:p>
          </table:table-cell>
        </table:table-row>
        <table:table-row table:style-name="ro1">
          <table:table-cell table:number-columns-repeated="4"/>
          <table:table-cell table:style-name="ce1" table:number-columns-repeated="3"/>
          <table:table-cell table:number-columns-repeated="3"/>
        </table:table-row>
        <table:table-row table:style-name="ro1">
          <table:table-cell table:number-columns-repeated="4"/>
          <table:table-cell table:style-name="ce1" table:formula="of:=MIN([.E1327:.E1640])" office:value-type="float" office:value="-692959" calcext:value-type="float">
            <text:p>-692959</text:p>
          </table:table-cell>
          <table:table-cell table:style-name="ce1" table:formula="of:=MIN([.F1327:.F1640])" office:value-type="float" office:value="-452769" calcext:value-type="float">
            <text:p>-452769</text:p>
          </table:table-cell>
          <table:table-cell table:style-name="ce1" table:formula="of:=MIN([.G1327:.G1640])" office:value-type="float" office:value="41583" calcext:value-type="float">
            <text:p>41583</text:p>
          </table:table-cell>
          <table:table-cell table:formula="of:=MIN([.H1327:.H1640])" office:value-type="float" office:value="-228504" calcext:value-type="float">
            <text:p>-228504</text:p>
          </table:table-cell>
          <table:table-cell table:formula="of:=MIN([.I1327:.I1640])" office:value-type="float" office:value="68759" calcext:value-type="float">
            <text:p>68759</text:p>
          </table:table-cell>
          <table:table-cell table:formula="of:=MIN([.J1327:.J1640])" office:value-type="float" office:value="-373965" calcext:value-type="float">
            <text:p>-3739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.00.0000</text:date>, <text:time style:data-style-name="N2" text:time-value="12:16:51.028408009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23T12:38:24.431074004</dc:date>
    <meta:editing-duration>PT16M4S</meta:editing-duration>
    <meta:editing-cycles>3</meta:editing-cycles>
    <meta:generator>LibreOffice/5.1.6.2$Linux_X86_64 LibreOffice_project/10m0$Build-2</meta:generator>
    <meta:document-statistic meta:table-count="1" meta:cell-count="11516" meta:object-count="0"/>
  </office:meta>
</office:document-meta>
</file>